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Halahanivka of Chernihiv ...</text:span>
</text:h>
      <text:p text:style-name="P4">
Authors: liveuamap (Language: en)</text:p>
      <text:p text:style-name="P4">
Time: 2023-05-21T-119:46:00</text:p>
      <text:p text:style-name="P4">
Location: Vovchansk (Latitude:50.11827 Longtitude:37.56775)</text:p>
      <text:p text:style-name="P4">
Videos: []</text:p>
      <text:p text:style-name="P4">
Images: []</text:p>
      <text:p text:style-name="P4">
Tags: ["Russia"]</text:p>
      <text:p text:style-name="P4">
ID: 22564287</text:p>
      <!--METADATA-->
      <text:p text:style-name="P4">
At Sivershchyna and Slobozhanschyna directions Russian army shelledHalahanivka of Chernihiv region and Holyshivske, Volfyne, Kindrativka,Yunakivka, Uhroyidy of Sumy region, also Udy, Kozacha Lopan, Ternova,Hatysche, Vovchansk, Pletenivka, Pokalyane, Nesterne, Budarky, Zemlyanky,Ustynivka and Khatnye of Kharkiv region. Russian aviation conducted airstrikeat Nesterne of Kharkiv region, - General Staff of Armed Forces of Ukraine saysin the morning report</text:p>
      <text:p text:style-name="P4">
News Collection Link: <text:a xlink:type="simple" xlink:href="https://liveuamap.com/en/2023/21-may-at-sivershchyna-and-slobozhanschyna-directions-russian" text:style-name="Internet_20_link" text:visited-style-name="Visited_20_Internet_20_Link">
https://liveuamap.com/en/2023/21-may-at-sivershchyna-and-slobozhanschyna-directions-russian</text:a>
</text:p>
      <text:p text:style-name="P4">
Source: <text:a xlink:type="simple" xlink:href="https://t.me/lumsrc/4853" text:style-name="Internet_20_link" text:visited-style-name="Visited_20_Internet_20_Link">
https://t.me/lumsrc/4853</text:a>
</text:p>
      <!--NEWS-->
      <text:h text:style-name="P10" text:outline-level="1">
<text:span text:style-name="T4">
At Kupiansk direction Russian army shelled Topoli, Fyholivka, Novomlynsk, Dvorichna, Zapadne,...</text:span>
</text:h>
      <text:p text:style-name="P4">
Authors: liveuamap (Language: en)</text:p>
      <text:p text:style-name="P4">
Time: 2023-05-21T-121:46:00</text:p>
      <text:p text:style-name="P4">
Location: Svatove (Latitude:49.46812 Longtitude:37.90575)</text:p>
      <text:p text:style-name="P4">
Videos: []</text:p>
      <text:p text:style-name="P4">
Images: []</text:p>
      <text:p text:style-name="P4">
Tags: ["Russia"]</text:p>
      <text:p text:style-name="P4">
ID: 22564281</text:p>
      <!--METADATA-->
      <text:p text:style-name="P4">
At Kupiansk direction Russian army shelled Topoli, Fyholivka, Novomlynsk,Dvorichna, Zapadne, Masutivka, Kyslivka, Kotlyarivka, Tabayivka of Kharkivregion and Stelmakhivka of Luhansk region. Russian aviation conductedairstrikes at Kyslivka and Kotlyarivka of Kharkiv region, - General Staff ofArmed Forces of Ukraine says in the morning report</text:p>
      <text:p text:style-name="P4">
News Collection Link: <text:a xlink:type="simple" xlink:href="https://liveuamap.com/en/2023/21-may-at-kupiansk-direction-russian-army-shelled-topoli" text:style-name="Internet_20_link" text:visited-style-name="Visited_20_Internet_20_Link">
https://liveuamap.com/en/2023/21-may-at-kupiansk-direction-russian-army-shelled-topoli</text:a>
</text:p>
      <text:p text:style-name="P4">
Source: <text:a xlink:type="simple" xlink:href="https://t.me/lumsrc/4854" text:style-name="Internet_20_link" text:visited-style-name="Visited_20_Internet_20_Link">
https://t.me/lumsrc/4854</text:a>
</text:p>
      <!--NEWS-->
      <text:h text:style-name="P10" text:outline-level="1">
<text:span text:style-name="T4">
At Lyman direction Russian army shelled Makiyivka, Nevske, Bilohorivka of Luhansk region; Tor...</text:span>
</text:h>
      <text:p text:style-name="P4">
Authors: liveuamap (Language: en)</text:p>
      <text:p text:style-name="P4">
Time: 2023-05-21T-123:46:00</text:p>
      <text:p text:style-name="P4">
Location: Luhansk (Latitude:48.9375 Longtitude:37.95811)</text:p>
      <text:p text:style-name="P4">
Videos: []</text:p>
      <text:p text:style-name="P4">
Images: []</text:p>
      <text:p text:style-name="P4">
Tags: ["Russia"]</text:p>
      <text:p text:style-name="P4">
ID: 22564277</text:p>
      <!--METADATA-->
      <text:p text:style-name="P4">
At Lyman direction Russian army shelled Makiyivka, Nevske, Bilohorivka ofLuhansk region; Torske, Verkhnokamyanske and Spirne of Donetsk region. Russianaviation conducted airstrikes at Bilohorivka, Dibrova, Yampil, Spirne, -General Staff of Armed Forces of Ukraine says in the morning report</text:p>
      <text:p text:style-name="P4">
News Collection Link: <text:a xlink:type="simple" xlink:href="https://liveuamap.com/en/2023/21-may-at-lyman-direction-russian-army-shelled-makiyivka" text:style-name="Internet_20_link" text:visited-style-name="Visited_20_Internet_20_Link">
https://liveuamap.com/en/2023/21-may-at-lyman-direction-russian-army-shelled-makiyivka</text:a>
</text:p>
      <text:p text:style-name="P4">
Source: <text:a xlink:type="simple" xlink:href="https://t.me/lumsrc/4855" text:style-name="Internet_20_link" text:visited-style-name="Visited_20_Internet_20_Link">
https://t.me/lumsrc/4855</text:a>
</text:p>
      <!--NEWS-->
      <text:h text:style-name="P10" text:outline-level="1">
<text:span text:style-name="T4">
At Bakhmut direction Russian army shelled Vasukivka, Orikhovo-Vasylivka, Hryhorivka, Bohdaniv...</text:span>
</text:h>
      <text:p text:style-name="P4">
Authors: liveuamap (Language: en)</text:p>
      <text:p text:style-name="P4">
Time: 2023-05-21T-125:46:00</text:p>
      <text:p text:style-name="P4">
Location: Toretsk, Donetsk Oblast (Latitude:48.39126 Longtitude:37.85734)</text:p>
      <text:p text:style-name="P4">
Videos: []</text:p>
      <text:p text:style-name="P4">
Images: []</text:p>
      <text:p text:style-name="P4">
Tags: ["Russia"]</text:p>
      <text:p text:style-name="P4">
ID: 22564271</text:p>
      <!--METADATA-->
      <text:p text:style-name="P4">
At Bakhmut direction Russian army shelled Vasukivka, Orikhovo-Vasylivka,Hryhorivka, Bohdanivka, Bakhmut, Ivanivske, Chasiv Yar, Stupochky,Predtechyne, Bila Hora of Donetsk region. Conducted missile strikes atSlovyansk, Kramatorsk, Druzhkivka. Russian aviation conducted airstrikes atSlovyansk, Druzhkivka, Bakhmut, Ivanivske, Bila Hora, Kurdumivka and Toretsk,- General Staff of Armed Forces of Ukraine says in the morning report</text:p>
      <text:p text:style-name="P4">
News Collection Link: <text:a xlink:type="simple" xlink:href="https://liveuamap.com/en/2023/21-may-at-bakhmut-direction-russian-army-shelled-vasukivka" text:style-name="Internet_20_link" text:visited-style-name="Visited_20_Internet_20_Link">
https://liveuamap.com/en/2023/21-may-at-bakhmut-direction-russian-army-shelled-vasukivka</text:a>
</text:p>
      <text:p text:style-name="P4">
Source: <text:a xlink:type="simple" xlink:href="https://t.me/lumsrc/4856" text:style-name="Internet_20_link" text:visited-style-name="Visited_20_Internet_20_Link">
https://t.me/lumsrc/4856</text:a>
</text:p>
      <!--NEWS-->
      <text:h text:style-name="P10" text:outline-level="1">
<text:span text:style-name="T4">
At Avdiyivka direction Russian army shelled Novokalynove, Berdychi, Stepove, Avdiyivka, Tonen...</text:span>
</text:h>
      <text:p text:style-name="P4">
Authors: liveuamap (Language: en)</text:p>
      <text:p text:style-name="P4">
Time: 2023-05-21T-127:46:00</text:p>
      <text:p text:style-name="P4">
Location: Donetsk Oblast (Latitude:48.05904 Longtitude:37.57238)</text:p>
      <text:p text:style-name="P4">
Videos: []</text:p>
      <text:p text:style-name="P4">
Images: []</text:p>
      <text:p text:style-name="P4">
Tags: ["Russia"]</text:p>
      <text:p text:style-name="P4">
ID: 22564264</text:p>
      <!--METADATA-->
      <text:p text:style-name="P4">
At Avdiyivka direction Russian army shelled Novokalynove, Berdychi, Stepove,Avdiyivka, Tonenke, Pervomayske, Karlivka and Nevelske of Donetsk region.Russian aviation conducted airstrikes at Avdiyivka, - General Staff of ArmedForces of Ukraine says in the morning report</text:p>
      <text:p text:style-name="P4">
News Collection Link: <text:a xlink:type="simple" xlink:href="https://liveuamap.com/en/2023/21-may-at-avdiyivka-direction-russian-army-shelled-novokalynove" text:style-name="Internet_20_link" text:visited-style-name="Visited_20_Internet_20_Link">
https://liveuamap.com/en/2023/21-may-at-avdiyivka-direction-russian-army-shelled-novokalynove</text:a>
</text:p>
      <text:p text:style-name="P4">
Source: <text:a xlink:type="simple" xlink:href="https://t.me/lumsrc/4857" text:style-name="Internet_20_link" text:visited-style-name="Visited_20_Internet_20_Link">
https://t.me/lumsrc/4857</text:a>
</text:p>
      <!--NEWS-->
      <text:h text:style-name="P10" text:outline-level="1">
<text:span text:style-name="T4">
At Maryinka direction Russian army shelled Hostre, Heorhiyivka, Maryinka and Pobyeda of Donet...</text:span>
</text:h>
      <text:p text:style-name="P4">
Authors: liveuamap (Language: en)</text:p>
      <text:p text:style-name="P4">
Time: 2023-05-21T-129:46:00</text:p>
      <text:p text:style-name="P4">
Location: Donets'ka oblast (Latitude:48.01037 Longtitude:37.50114)</text:p>
      <text:p text:style-name="P4">
Videos: []</text:p>
      <text:p text:style-name="P4">
Images: []</text:p>
      <text:p text:style-name="P4">
Tags: ["Russia"]</text:p>
      <text:p text:style-name="P4">
ID: 22564260</text:p>
      <!--METADATA-->
      <text:p text:style-name="P4">
At Maryinka direction Russian army shelled Hostre, Heorhiyivka, Maryinka andPobyeda of Donetsk region. Russian aviation conducted airstrikes atKrasnohorivka and Maryinka, - General Staff of Armed Forces of Ukraine says inthe morning report</text:p>
      <text:p text:style-name="P4">
News Collection Link: <text:a xlink:type="simple" xlink:href="https://liveuamap.com/en/2023/21-may-at-maryinka-direction-russian-army-shelled-hostre" text:style-name="Internet_20_link" text:visited-style-name="Visited_20_Internet_20_Link">
https://liveuamap.com/en/2023/21-may-at-maryinka-direction-russian-army-shelled-hostre</text:a>
</text:p>
      <text:p text:style-name="P4">
Source: <text:a xlink:type="simple" xlink:href="https://t.me/lumsrc/4858" text:style-name="Internet_20_link" text:visited-style-name="Visited_20_Internet_20_Link">
https://t.me/lumsrc/485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1T-132:46:00</text:p>
      <text:p text:style-name="P4">
Location: Donetsk (Latitude:47.85026 Longtitude:37.51282)</text:p>
      <text:p text:style-name="P4">
Videos: []</text:p>
      <text:p text:style-name="P4">
Images: []</text:p>
      <text:p text:style-name="P4">
Tags: ["Russia"]</text:p>
      <text:p text:style-name="P4">
ID: 22564249</text:p>
      <!--METADATA-->
      <text:p text:style-name="P4">
Russian forces conducting offensive actions at Lyman, Bakhmut, Avdiivka andMaryinka directions. Ukrainian military had 53 combat engagements with andRussian forces. Russian forces attempting to advance near Masutivka, Bakhmut,Bila Hora, Novokalynove, Avdiyivka, Syeverne, Maryinka, Novomykhaylivka, -General Staff of Armed Forces of Ukraine says in the morning report</text:p>
      <text:p text:style-name="P4">
News Collection Link: <text:a xlink:type="simple" xlink:href="https://liveuamap.com/en/2023/21-may-russian-forces-conducting-offensive-actions-at-lyman" text:style-name="Internet_20_link" text:visited-style-name="Visited_20_Internet_20_Link">
https://liveuamap.com/en/2023/21-may-russian-forces-conducting-offensive-actions-at-lyman</text:a>
</text:p>
      <text:p text:style-name="P4">
Source: <text:a xlink:type="simple" xlink:href="https://t.me/lumsrc/4861" text:style-name="Internet_20_link" text:visited-style-name="Visited_20_Internet_20_Link">
https://t.me/lumsrc/4861</text:a>
</text:p>
      <!--NEWS-->
      <text:h text:style-name="P10" text:outline-level="1">
<text:span text:style-name="T4">
Dnipro, Dnipropetrovska Oblast(21:11). Red Alert: aerial threat. Sirens sounding. Take cover ...</text:span>
</text:h>
      <text:p text:style-name="P4">
Authors: liveuamap (Language: en)</text:p>
      <text:p text:style-name="P4">
Time: 2023-05-21T15:11:00</text:p>
      <text:p text:style-name="P4">
Location: Dnipro (Latitude:48.4602 Longtitude:35.03988)</text:p>
      <text:p text:style-name="P4">
Videos: []</text:p>
      <text:p text:style-name="P4">
Images: []</text:p>
      <text:p text:style-name="P4">
Tags: ["Europe", "Central and Eastern Europe"]</text:p>
      <text:p text:style-name="P4">
ID: 22564413</text:p>
      <!--METADATA-->
      <text:p text:style-name="P4">
Dnipro, Dnipropetrovska Oblast(21:11). Red Alert: aerial threat. Sirenssounding. Take cover now!</text:p>
      <text:p text:style-name="P4">
News Collection Link: <text:a xlink:type="simple" xlink:href="https://liveuamap.com/en/2023/21-may-dnipro-dnipropetrovska-oblast2111-red-g" text:style-name="Internet_20_link" text:visited-style-name="Visited_20_Internet_20_Link">
https://liveuamap.com/en/2023/21-may-dnipro-dnipropetrovska-oblast2111-red-g</text:a>
</text:p>
      <text:p text:style-name="P4">
Source: <text:a xlink:type="simple" xlink:href="https://t.me/suspilnednipro/15723" text:style-name="Internet_20_link" text:visited-style-name="Visited_20_Internet_20_Link">
https://t.me/suspilnednipro/15723</text:a>
</text:p>
      <!--NEWS-->
      <text:h text:style-name="P10" text:outline-level="1">
<text:span text:style-name="T4">
Kherson, Khersonska Oblast(21:49). Red Alert: aerial threat. Sirens sounding. Take cover now!</text:span>
</text:h>
      <text:p text:style-name="P4">
Authors: liveuamap (Language: en)</text:p>
      <text:p text:style-name="P4">
Time: 2023-05-21T15:51:00</text:p>
      <text:p text:style-name="P4">
Location: Kherson (Latitude:46.65581000 Longtitude:32.61780000)</text:p>
      <text:p text:style-name="P4">
Videos: []</text:p>
      <text:p text:style-name="P4">
Images: []</text:p>
      <text:p text:style-name="P4">
Tags: ["Europe", "Central and Eastern Europe"]</text:p>
      <text:p text:style-name="P4">
ID: 22564416</text:p>
      <!--METADATA-->
      <text:p text:style-name="P4">
Kherson, Khersonska Oblast(21:49). Red Alert: aerial threat. Sirens sounding.Take cover now!</text:p>
      <text:p text:style-name="P4">
News Collection Link: <text:a xlink:type="simple" xlink:href="https://liveuamap.com/en/2023/21-may-kherson-khersonska-oblast2149-red-alerg" text:style-name="Internet_20_link" text:visited-style-name="Visited_20_Internet_20_Link">
https://liveuamap.com/en/2023/21-may-kherson-khersonska-oblast2149-red-alerg</text:a>
</text:p>
      <text:p text:style-name="P4">
Source: <text:a xlink:type="simple" xlink:href="https://t.me/air_alert_ua/46169" text:style-name="Internet_20_link" text:visited-style-name="Visited_20_Internet_20_Link">
https://t.me/air_alert_ua/46169</text:a>
</text:p>
      <!--NEWS-->
      <text:h text:style-name="P10" text:outline-level="1">
<text:span text:style-name="T4">
Drone has dropped an explosive device at the building of administration in Golovchino village...</text:span>
</text:h>
      <text:p text:style-name="P4">
Authors: liveuamap (Language: en)</text:p>
      <text:p text:style-name="P4">
Time: 2023-05-21T17:32:00</text:p>
      <text:p text:style-name="P4">
Location: Belgorod, Belgorodskaya oblast' (Latitude:50.5305 Longtitude:35.81067)</text:p>
      <text:p text:style-name="P4">
Videos: []</text:p>
      <text:p text:style-name="P4">
Images: []</text:p>
      <text:p text:style-name="P4">
Tags: ["Russia", "Central and Eastern Europe"]</text:p>
      <text:p text:style-name="P4">
ID: 22564533</text:p>
      <!--METADATA-->
      <text:p text:style-name="P4">
Drone has dropped an explosive device at the building of administration inGolovchino village of Belgorod region</text:p>
      <text:p text:style-name="P4">
News Collection Link: <text:a xlink:type="simple" xlink:href="https://liveuamap.com/en/2023/21-may-drone-has-dropped-an-explosive-device-at-the-building" text:style-name="Internet_20_link" text:visited-style-name="Visited_20_Internet_20_Link">
https://liveuamap.com/en/2023/21-may-drone-has-dropped-an-explosive-device-at-the-building</text:a>
</text:p>
      <text:p text:style-name="P4">
Source: <text:a xlink:type="simple" xlink:href="https://t.me/breakingmash/44204" text:style-name="Internet_20_link" text:visited-style-name="Visited_20_Internet_20_Link">
https://t.me/breakingmash/44204</text:a>
</text:p>
      <!--NEWS-->
      <text:h text:style-name="P10" text:outline-level="1">
<text:span text:style-name="T4">
Sumska Oblast, Chernihivska Oblast(23:37). Red Alert: aerial threat. Sirens sounding. Take co...</text:span>
</text:h>
      <text:p text:style-name="P4">
Authors: liveuamap (Language: en)</text:p>
      <text:p text:style-name="P4">
Time: 2023-05-21T17:38:00</text:p>
      <text:p text:style-name="P4">
Location: Sumska Oblast (Latitude:51.00000000 Longtitude:34.00000000)</text:p>
      <text:p text:style-name="P4">
Videos: []</text:p>
      <text:p text:style-name="P4">
Images: []</text:p>
      <text:p text:style-name="P4">
Tags: ["Europe", "Central and Eastern Europe"]</text:p>
      <text:p text:style-name="P4">
ID: 22564419</text:p>
      <!--METADATA-->
      <text:p text:style-name="P4">
Sumska Oblast, Chernihivska Oblast(23:37). Red Alert: aerial threat. Sirenssounding. Take cover now!</text:p>
      <text:p text:style-name="P4">
News Collection Link: <text:a xlink:type="simple" xlink:href="https://liveuamap.com/en/2023/21-may-sumska-oblast-chernihivska-oblast2337-g" text:style-name="Internet_20_link" text:visited-style-name="Visited_20_Internet_20_Link">
https://liveuamap.com/en/2023/21-may-sumska-oblast-chernihivska-oblast2337-g</text:a>
</text:p>
      <text:p text:style-name="P4">
Source: <text:a xlink:type="simple" xlink:href="https://t.me/air_alert_ua/46175" text:style-name="Internet_20_link" text:visited-style-name="Visited_20_Internet_20_Link">
https://t.me/air_alert_ua/46175</text:a>
</text:p>
      <!--NEWS-->
      <text:h text:style-name="P10" text:outline-level="1">
<text:span text:style-name="T4">
Zaporizka Oblast(23:40). Red Alert: aerial threat. Sirens sounding. Take cover now!</text:span>
</text:h>
      <text:p text:style-name="P4">
Authors: liveuamap (Language: en)</text:p>
      <text:p text:style-name="P4">
Time: 2023-05-21T17:41:00</text:p>
      <text:p text:style-name="P4">
Location: Zaporizka Oblast (Latitude:47.611641 Longtitude:35.765711)</text:p>
      <text:p text:style-name="P4">
Videos: []</text:p>
      <text:p text:style-name="P4">
Images: []</text:p>
      <text:p text:style-name="P4">
Tags: ["Europe", "Central and Eastern Europe"]</text:p>
      <text:p text:style-name="P4">
ID: 22564420</text:p>
      <!--METADATA-->
      <text:p text:style-name="P4">
Zaporizka Oblast(23:40). Red Alert: aerial threat. Sirens sounding. Take covernow!</text:p>
      <text:p text:style-name="P4">
News Collection Link: <text:a xlink:type="simple" xlink:href="https://liveuamap.com/en/2023/21-may-zaporizka-oblast2340-red-alert-aerial-g" text:style-name="Internet_20_link" text:visited-style-name="Visited_20_Internet_20_Link">
https://liveuamap.com/en/2023/21-may-zaporizka-oblast2340-red-alert-aerial-g</text:a>
</text:p>
      <text:p text:style-name="P4">
Source: <text:a xlink:type="simple" xlink:href="https://t.me/air_alert_ua/46176" text:style-name="Internet_20_link" text:visited-style-name="Visited_20_Internet_20_Link">
https://t.me/air_alert_ua/46176</text:a>
</text:p>
      <!--NEWS-->
      <text:h text:style-name="P10" text:outline-level="1">
<text:span text:style-name="T4">
Dnipro, Dnipropetrovska Oblast(00:13). Red Alert: aerial threat. Sirens sounding. Take cover ...</text:span>
</text:h>
      <text:p text:style-name="P4">
Authors: liveuamap (Language: en)</text:p>
      <text:p text:style-name="P4">
Time: 2023-05-21T18:15:00</text:p>
      <text:p text:style-name="P4">
Location: Dnipro (Latitude:48.45984 Longtitude:35.03841)</text:p>
      <text:p text:style-name="P4">
Videos: []</text:p>
      <text:p text:style-name="P4">
Images: []</text:p>
      <text:p text:style-name="P4">
Tags: ["Europe", "Central and Eastern Europe"]</text:p>
      <text:p text:style-name="P4">
ID: 22564421</text:p>
      <!--METADATA-->
      <text:p text:style-name="P4">
Dnipro, Dnipropetrovska Oblast(00:13). Red Alert: aerial threat. Sirenssounding. Take cover now!</text:p>
      <text:p text:style-name="P4">
News Collection Link: <text:a xlink:type="simple" xlink:href="https://liveuamap.com/en/2023/21-may-dnipro-dnipropetrovska-oblast0013-red-g" text:style-name="Internet_20_link" text:visited-style-name="Visited_20_Internet_20_Link">
https://liveuamap.com/en/2023/21-may-dnipro-dnipropetrovska-oblast0013-red-g</text:a>
</text:p>
      <text:p text:style-name="P4">
Source: <text:a xlink:type="simple" xlink:href="https://t.me/suspilnednipro/15725" text:style-name="Internet_20_link" text:visited-style-name="Visited_20_Internet_20_Link">
https://t.me/suspilnednipro/15725</text:a>
</text:p>
      <!--NEWS-->
      <text:h text:style-name="P10" text:outline-level="1">
<text:span text:style-name="T4">
Poltavska Oblast(00:16). Red Alert: aerial threat. Sirens sounding. Take cover now!</text:span>
</text:h>
      <text:p text:style-name="P4">
Authors: liveuamap (Language: en)</text:p>
      <text:p text:style-name="P4">
Time: 2023-05-21T18:17:00</text:p>
      <text:p text:style-name="P4">
Location: Poltavska Oblast (Latitude:49.47719 Longtitude:33.8196)</text:p>
      <text:p text:style-name="P4">
Videos: []</text:p>
      <text:p text:style-name="P4">
Images: []</text:p>
      <text:p text:style-name="P4">
Tags: ["Europe", "Central and Eastern Europe"]</text:p>
      <text:p text:style-name="P4">
ID: 22564422</text:p>
      <!--METADATA-->
      <text:p text:style-name="P4">
Poltavska Oblast(00:16). Red Alert: aerial threat. Sirens sounding. Take covernow!</text:p>
      <text:p text:style-name="P4">
News Collection Link: <text:a xlink:type="simple" xlink:href="https://liveuamap.com/en/2023/21-may-poltavska-oblast0016-red-alert-aerial-g" text:style-name="Internet_20_link" text:visited-style-name="Visited_20_Internet_20_Link">
https://liveuamap.com/en/2023/21-may-poltavska-oblast0016-red-alert-aerial-g</text:a>
</text:p>
      <text:p text:style-name="P4">
Source: <text:a xlink:type="simple" xlink:href="https://t.me/air_alert_ua/46178" text:style-name="Internet_20_link" text:visited-style-name="Visited_20_Internet_20_Link">
https://t.me/air_alert_ua/46178</text:a>
</text:p>
      <!--NEWS-->
      <text:h text:style-name="P10" text:outline-level="1">
<text:span text:style-name="T4">
Cherkaska Oblast, Kirovohradska Oblast(01:22). Red Alert: aerial threat. Sirens sounding. Tak...</text:span>
</text:h>
      <text:p text:style-name="P4">
Authors: liveuamap (Language: en)</text:p>
      <text:p text:style-name="P4">
Time: 2023-05-21T19:23:00</text:p>
      <text:p text:style-name="P4">
Location: Cherkaska Oblast (Latitude:49.25000000 Longtitude:31.33333000)</text:p>
      <text:p text:style-name="P4">
Videos: []</text:p>
      <text:p text:style-name="P4">
Images: []</text:p>
      <text:p text:style-name="P4">
Tags: ["Europe", "Central and Eastern Europe"]</text:p>
      <text:p text:style-name="P4">
ID: 22564424</text:p>
      <!--METADATA-->
      <text:p text:style-name="P4">
Cherkaska Oblast, Kirovohradska Oblast(01:22). Red Alert: aerial threat.Sirens sounding. Take cover now!</text:p>
      <text:p text:style-name="P4">
News Collection Link: <text:a xlink:type="simple" xlink:href="https://liveuamap.com/en/2023/21-may-cherkaska-oblast-kirovohradska-oblast0g" text:style-name="Internet_20_link" text:visited-style-name="Visited_20_Internet_20_Link">
https://liveuamap.com/en/2023/21-may-cherkaska-oblast-kirovohradska-oblast0g</text:a>
</text:p>
      <text:p text:style-name="P4">
Source: <text:a xlink:type="simple" xlink:href="https://t.me/air_alert_ua/46182" text:style-name="Internet_20_link" text:visited-style-name="Visited_20_Internet_20_Link">
https://t.me/air_alert_ua/46182</text:a>
</text:p>
      <!--NEWS-->
      <text:h text:style-name="P10" text:outline-level="1">
<text:span text:style-name="T4">
Dnipro, Dnipropetrovska Oblast(01:26). Red Alert: aerial threat. Sirens sounding. Take cover ...</text:span>
</text:h>
      <text:p text:style-name="P4">
Authors: liveuamap (Language: en)</text:p>
      <text:p text:style-name="P4">
Time: 2023-05-21T19:27:00</text:p>
      <text:p text:style-name="P4">
Location: Dnipro (Latitude:48.45865 Longtitude:35.03883)</text:p>
      <text:p text:style-name="P4">
Videos: []</text:p>
      <text:p text:style-name="P4">
Images: []</text:p>
      <text:p text:style-name="P4">
Tags: ["Europe", "Central and Eastern Europe"]</text:p>
      <text:p text:style-name="P4">
ID: 22564425</text:p>
      <!--METADATA-->
      <text:p text:style-name="P4">
Dnipro, Dnipropetrovska Oblast(01:26). Red Alert: aerial threat. Sirenssounding. Take cover now!</text:p>
      <text:p text:style-name="P4">
News Collection Link: <text:a xlink:type="simple" xlink:href="https://liveuamap.com/en/2023/21-may-dnipro-dnipropetrovska-oblast0126-red-g" text:style-name="Internet_20_link" text:visited-style-name="Visited_20_Internet_20_Link">
https://liveuamap.com/en/2023/21-may-dnipro-dnipropetrovska-oblast0126-red-g</text:a>
</text:p>
      <text:p text:style-name="P4">
Source: <text:a xlink:type="simple" xlink:href="https://t.me/suspilnednipro/15727" text:style-name="Internet_20_link" text:visited-style-name="Visited_20_Internet_20_Link">
https://t.me/suspilnednipro/15727</text:a>
</text:p>
      <!--NEWS-->
      <text:h text:style-name="P10" text:outline-level="1">
<text:span text:style-name="T4">
Zaporizka Oblast(01:27). Red Alert: aerial threat. Sirens sounding. Take cover now!</text:span>
</text:h>
      <text:p text:style-name="P4">
Authors: liveuamap (Language: en)</text:p>
      <text:p text:style-name="P4">
Time: 2023-05-21T19:28:00</text:p>
      <text:p text:style-name="P4">
Location: Zaporizka Oblast (Latitude:47.612001 Longtitude:35.766441)</text:p>
      <text:p text:style-name="P4">
Videos: []</text:p>
      <text:p text:style-name="P4">
Images: []</text:p>
      <text:p text:style-name="P4">
Tags: ["Europe", "Central and Eastern Europe"]</text:p>
      <text:p text:style-name="P4">
ID: 22564426</text:p>
      <!--METADATA-->
      <text:p text:style-name="P4">
Zaporizka Oblast(01:27). Red Alert: aerial threat. Sirens sounding. Take covernow!</text:p>
      <text:p text:style-name="P4">
News Collection Link: <text:a xlink:type="simple" xlink:href="https://liveuamap.com/en/2023/21-may-zaporizka-oblast0127-red-alert-aerial-g" text:style-name="Internet_20_link" text:visited-style-name="Visited_20_Internet_20_Link">
https://liveuamap.com/en/2023/21-may-zaporizka-oblast0127-red-alert-aerial-g</text:a>
</text:p>
      <text:p text:style-name="P4">
Source: <text:a xlink:type="simple" xlink:href="https://t.me/suspilnezaporizhzhya/13003" text:style-name="Internet_20_link" text:visited-style-name="Visited_20_Internet_20_Link">
https://t.me/suspilnezaporizhzhya/13003</text:a>
</text:p>
      <!--NEWS-->
      <text:h text:style-name="P10" text:outline-level="1">
<text:span text:style-name="T4">
Odeska Oblast, Donetsk Oblast, Kharkiv, Kharkivska Oblast, Kherson, Khersonska Oblast, Mykola...</text:span>
</text:h>
      <text:p text:style-name="P4">
Authors: liveuamap (Language: en)</text:p>
      <text:p text:style-name="P4">
Time: 2023-05-21T19:30:00</text:p>
      <text:p text:style-name="P4">
Location: Odeska Oblast (Latitude:46.7491 Longtitude:30.24937)</text:p>
      <text:p text:style-name="P4">
Videos: []</text:p>
      <text:p text:style-name="P4">
Images: []</text:p>
      <text:p text:style-name="P4">
Tags: ["Europe", "Central and Eastern Europe"]</text:p>
      <text:p text:style-name="P4">
ID: 22564427</text:p>
      <!--METADATA-->
      <text:p text:style-name="P4">
Odeska Oblast, Donetsk Oblast, Kharkiv, Kharkivska Oblast, Kherson, KhersonskaOblast, Mykolaiv, Mykolayivska Oblast(01:29). Red Alert: aerial threat. Sirenssounding. Take cover now!</text:p>
      <text:p text:style-name="P4">
News Collection Link: <text:a xlink:type="simple" xlink:href="https://liveuamap.com/en/2023/21-may-odeska-oblast-donetsk-oblast-kharkiv-kg" text:style-name="Internet_20_link" text:visited-style-name="Visited_20_Internet_20_Link">
https://liveuamap.com/en/2023/21-may-odeska-oblast-donetsk-oblast-kharkiv-kg</text:a>
</text:p>
      <text:p text:style-name="P4">
Source: <text:a xlink:type="simple" xlink:href="https://t.me/air_alert_ua/46189" text:style-name="Internet_20_link" text:visited-style-name="Visited_20_Internet_20_Link">
https://t.me/air_alert_ua/46189</text:a>
</text:p>
      <!--NEWS-->
      <text:h text:style-name="P10" text:outline-level="1">
<text:span text:style-name="T4">
Kyiv(01:43). Red Alert: aerial threat. Sirens sounding. Take cover now!</text:span>
</text:h>
      <text:p text:style-name="P4">
Authors: liveuamap (Language: en)</text:p>
      <text:p text:style-name="P4">
Time: 2023-05-21T19:44:00</text:p>
      <text:p text:style-name="P4">
Location: Kyiv (Latitude:50.44343 Longtitude:30.53022)</text:p>
      <text:p text:style-name="P4">
Videos: []</text:p>
      <text:p text:style-name="P4">
Images: []</text:p>
      <text:p text:style-name="P4">
Tags: ["Europe", "Central and Eastern Europe"]</text:p>
      <text:p text:style-name="P4">
ID: 22564428</text:p>
      <!--METADATA-->
      <text:p text:style-name="P4">
Kyiv(01:43). Red Alert: aerial threat. Sirens sounding. Take cover now!</text:p>
      <text:p text:style-name="P4">
News Collection Link: <text:a xlink:type="simple" xlink:href="https://liveuamap.com/en/2023/21-may-kyiv0143-red-alert-aerial-threat-sireng" text:style-name="Internet_20_link" text:visited-style-name="Visited_20_Internet_20_Link">
https://liveuamap.com/en/2023/21-may-kyiv0143-red-alert-aerial-threat-sireng</text:a>
</text:p>
      <text:p text:style-name="P4">
Source: <text:a xlink:type="simple" xlink:href="https://t.me/suspilnenews/20973" text:style-name="Internet_20_link" text:visited-style-name="Visited_20_Internet_20_Link">
https://t.me/suspilnenews/20973</text:a>
</text:p>
      <!--NEWS-->
      <text:h text:style-name="P10" text:outline-level="1">
<text:span text:style-name="T4">
Zhytomyr, Zhytomyrska Oblast, Kyiv Oblast(01:45). Red Alert: aerial threat. Sirens sounding. ...</text:span>
</text:h>
      <text:p text:style-name="P4">
Authors: liveuamap (Language: en)</text:p>
      <text:p text:style-name="P4">
Time: 2023-05-21T19:45:00</text:p>
      <text:p text:style-name="P4">
Location: Zhytomyr (Latitude:50.26487000 Longtitude:28.67669000)</text:p>
      <text:p text:style-name="P4">
Videos: []</text:p>
      <text:p text:style-name="P4">
Images: []</text:p>
      <text:p text:style-name="P4">
Tags: ["Europe", "Central and Eastern Europe"]</text:p>
      <text:p text:style-name="P4">
ID: 22564429</text:p>
      <!--METADATA-->
      <text:p text:style-name="P4">
Zhytomyr, Zhytomyrska Oblast, Kyiv Oblast(01:45). Red Alert: aerial threat.Sirens sounding. Take cover now!</text:p>
      <text:p text:style-name="P4">
News Collection Link: <text:a xlink:type="simple" xlink:href="https://liveuamap.com/en/2023/21-may-zhytomyr-zhytomyrska-oblast-kyiv-oblasg" text:style-name="Internet_20_link" text:visited-style-name="Visited_20_Internet_20_Link">
https://liveuamap.com/en/2023/21-may-zhytomyr-zhytomyrska-oblast-kyiv-oblasg</text:a>
</text:p>
      <text:p text:style-name="P4">
Source: <text:a xlink:type="simple" xlink:href="https://t.me/air_alert_ua/46192" text:style-name="Internet_20_link" text:visited-style-name="Visited_20_Internet_20_Link">
https://t.me/air_alert_ua/46192</text:a>
</text:p>
      <!--NEWS-->
      <text:h text:style-name="P10" text:outline-level="1">
<text:span text:style-name="T4">
Vinnytska Oblast(01:45). Red Alert: aerial threat. Sirens sounding. Take cover now!</text:span>
</text:h>
      <text:p text:style-name="P4">
Authors: liveuamap (Language: en)</text:p>
      <text:p text:style-name="P4">
Time: 2023-05-21T19:47:00</text:p>
      <text:p text:style-name="P4">
Location: Vinnytska Oblast (Latitude:48.91667000 Longtitude:28.66667000)</text:p>
      <text:p text:style-name="P4">
Videos: []</text:p>
      <text:p text:style-name="P4">
Images: []</text:p>
      <text:p text:style-name="P4">
Tags: ["Europe", "Central and Eastern Europe"]</text:p>
      <text:p text:style-name="P4">
ID: 22564430</text:p>
      <!--METADATA-->
      <text:p text:style-name="P4">
Vinnytska Oblast(01:45). Red Alert: aerial threat. Sirens sounding. Take covernow!</text:p>
      <text:p text:style-name="P4">
News Collection Link: <text:a xlink:type="simple" xlink:href="https://liveuamap.com/en/2023/21-may-vinnytska-oblast0145-red-alert-aerial-g" text:style-name="Internet_20_link" text:visited-style-name="Visited_20_Internet_20_Link">
https://liveuamap.com/en/2023/21-may-vinnytska-oblast0145-red-alert-aerial-g</text:a>
</text:p>
      <text:p text:style-name="P4">
Source: <text:a xlink:type="simple" xlink:href="https://t.me/air_alert_ua/46193" text:style-name="Internet_20_link" text:visited-style-name="Visited_20_Internet_20_Link">
https://t.me/air_alert_ua/46193</text:a>
</text:p>
      <!--NEWS-->
      <text:h text:style-name="P10" text:outline-level="1">
<text:span text:style-name="T4">
Explosions reported in Dnipro</text:span>
</text:h>
      <text:p text:style-name="P4">
Authors: liveuamap (Language: en)</text:p>
      <text:p text:style-name="P4">
Time: 2023-05-21T19:54:29</text:p>
      <text:p text:style-name="P4">
Location: Dnipro (Latitude:48.42237 Longtitude:35.09583)</text:p>
      <text:p text:style-name="P4">
Videos: []</text:p>
      <text:p text:style-name="P4">
Images: []</text:p>
      <text:p text:style-name="P4">
Tags: ["Europe", "Central and Eastern Europe"]</text:p>
      <text:p text:style-name="P4">
ID: 22564431</text:p>
      <!--METADATA-->
      <text:p text:style-name="P4">
Explosions reported in Dnipro</text:p>
      <text:p text:style-name="P4">
News Collection Link: <text:a xlink:type="simple" xlink:href="https://liveuamap.com/en/2023/22-may-explosions-reported-in-dnipro" text:style-name="Internet_20_link" text:visited-style-name="Visited_20_Internet_20_Link">
https://liveuamap.com/en/2023/22-may-explosions-reported-in-dnipro</text:a>
</text:p>
      <text:p text:style-name="P4">
Source: <text:a xlink:type="simple" xlink:href="https://t.me/lachentyt/29520" text:style-name="Internet_20_link" text:visited-style-name="Visited_20_Internet_20_Link">
https://t.me/lachentyt/29520</text:a>
</text:p>
      <!--NEWS-->
      <text:h text:style-name="P10" text:outline-level="1">
<text:span text:style-name="T4">
Multiple powerful explosions in Dnipro city</text:span>
</text:h>
      <text:p text:style-name="P4">
Authors: liveuamap (Language: en)</text:p>
      <text:p text:style-name="P4">
Time: 2023-05-21T20:44:05</text:p>
      <text:p text:style-name="P4">
Location: Dnipro (Latitude:48.43991 Longtitude:35.09342)</text:p>
      <text:p text:style-name="P4">
Videos: []</text:p>
      <text:p text:style-name="P4">
Images: []</text:p>
      <text:p text:style-name="P4">
Tags: ["Europe", "Central and Eastern Europe"]</text:p>
      <text:p text:style-name="P4">
ID: 22564432</text:p>
      <!--METADATA-->
      <text:p text:style-name="P4">
Multiple powerful explosions in Dnipro city</text:p>
      <text:p text:style-name="P4">
News Collection Link: <text:a xlink:type="simple" xlink:href="https://liveuamap.com/en/2023/22-may-multiple-powerful-explosions-in-dnipro-city-" text:style-name="Internet_20_link" text:visited-style-name="Visited_20_Internet_20_Link">
https://liveuamap.com/en/2023/22-may-multiple-powerful-explosions-in-dnipro-city-</text:a>
</text:p>
      <text:p text:style-name="P4">
Source: <text:a xlink:type="simple" xlink:href="https://t.me/lachentyt/29531" text:style-name="Internet_20_link" text:visited-style-name="Visited_20_Internet_20_Link">
https://t.me/lachentyt/29531</text:a>
</text:p>
      <!--NEWS-->
      <text:h text:style-name="P10" text:outline-level="1">
<text:span text:style-name="T4">
Explosions were reported near Kharkiv</text:span>
</text:h>
      <text:p text:style-name="P4">
Authors: liveuamap (Language: en)</text:p>
      <text:p text:style-name="P4">
Time: 2023-05-21T20:45:06</text:p>
      <text:p text:style-name="P4">
Location: Kharkiv (Latitude:50.00873 Longtitude:36.14382)</text:p>
      <text:p text:style-name="P4">
Videos: []</text:p>
      <text:p text:style-name="P4">
Images: []</text:p>
      <text:p text:style-name="P4">
Tags: []</text:p>
      <text:p text:style-name="P4">
ID: 22564433</text:p>
      <!--METADATA-->
      <text:p text:style-name="P4">
Explosions were reported near Kharkiv</text:p>
      <text:p text:style-name="P4">
News Collection Link: <text:a xlink:type="simple" xlink:href="https://liveuamap.com/en/2023/22-may-explosions-were-reported-near-kharkiv" text:style-name="Internet_20_link" text:visited-style-name="Visited_20_Internet_20_Link">
https://liveuamap.com/en/2023/22-may-explosions-were-reported-near-kharkiv</text:a>
</text:p>
      <text:p text:style-name="P4">
Source: <text:a xlink:type="simple" xlink:href="https://t.me/lachentyt/29526" text:style-name="Internet_20_link" text:visited-style-name="Visited_20_Internet_20_Link">
https://t.me/lachentyt/29526</text:a>
</text:p>
      <!--NEWS-->
      <text:h text:style-name="P10" text:outline-level="1">
<text:span text:style-name="T4">
Lviv, Lvivska Oblast, Zakarpattia Oblast, Rivne, Rivnenska Oblast, Ivano-Frankivsk, Ivano-Fra...</text:span>
</text:h>
      <text:p text:style-name="P4">
Authors: liveuamap (Language: en)</text:p>
      <text:p text:style-name="P4">
Time: 2023-05-21T20:48:00</text:p>
      <text:p text:style-name="P4">
Location: Lviv (Latitude:49.83826000 Longtitude:24.02324000)</text:p>
      <text:p text:style-name="P4">
Videos: []</text:p>
      <text:p text:style-name="P4">
Images: []</text:p>
      <text:p text:style-name="P4">
Tags: ["Europe", "Central and Eastern Europe"]</text:p>
      <text:p text:style-name="P4">
ID: 22564434</text:p>
      <!--METADATA-->
      <text:p text:style-name="P4">
Lviv, Lvivska Oblast, Zakarpattia Oblast, Rivne, Rivnenska Oblast, Ivano-Frankivsk, Ivano-Frankivska Oblast, Ternopil, Ternopilska Oblast, ChernivetskaOblast, Volynska Oblast, Khmelnytska Oblast(02:48). Red Alert: aerial threat.Sirens sounding. Take cover now!</text:p>
      <text:p text:style-name="P4">
News Collection Link: <text:a xlink:type="simple" xlink:href="https://liveuamap.com/en/2023/22-may-lviv-lvivska-oblast-zakarpattia-oblastg" text:style-name="Internet_20_link" text:visited-style-name="Visited_20_Internet_20_Link">
https://liveuamap.com/en/2023/22-may-lviv-lvivska-oblast-zakarpattia-oblastg</text:a>
</text:p>
      <text:p text:style-name="P4">
Source: <text:a xlink:type="simple" xlink:href="https://t.me/air_alert_ua/46201" text:style-name="Internet_20_link" text:visited-style-name="Visited_20_Internet_20_Link">
https://t.me/air_alert_ua/46201</text:a>
</text:p>
      <!--NEWS-->
      <text:h text:style-name="P10" text:outline-level="1">
<text:span text:style-name="T4">
Explosions were reported in Zaporizhzhia</text:span>
</text:h>
      <text:p text:style-name="P4">
Authors: liveuamap (Language: en)</text:p>
      <text:p text:style-name="P4">
Time: 2023-05-21T20:49:28</text:p>
      <text:p text:style-name="P4">
Location: Zaporizhzhia, Zaporiz'ka oblast (Latitude:47.81797 Longtitude:35.1384)</text:p>
      <text:p text:style-name="P4">
Videos: []</text:p>
      <text:p text:style-name="P4">
Images: []</text:p>
      <text:p text:style-name="P4">
Tags: ["Europe", "Central and Eastern Europe"]</text:p>
      <text:p text:style-name="P4">
ID: 22564435</text:p>
      <!--METADATA-->
      <text:p text:style-name="P4">
Explosions were reported in Zaporizhzhia</text:p>
      <text:p text:style-name="P4">
News Collection Link: <text:a xlink:type="simple" xlink:href="https://liveuamap.com/en/2023/22-may-explosions-were-reported-in-zaporizhzhia-" text:style-name="Internet_20_link" text:visited-style-name="Visited_20_Internet_20_Link">
https://liveuamap.com/en/2023/22-may-explosions-were-reported-in-zaporizhzhia-</text:a>
</text:p>
      <text:p text:style-name="P4">
Source: <text:a xlink:type="simple" xlink:href="https://t.me/suspilnezaporizhzhya/13004" text:style-name="Internet_20_link" text:visited-style-name="Visited_20_Internet_20_Link">
https://t.me/suspilnezaporizhzhya/13004</text:a>
</text:p>
      <!--NEWS-->
      <text:h text:style-name="P10" text:outline-level="1">
<text:span text:style-name="T4">
Mykolaiv, Mykolayivska Oblast(04:17). Red Alert: aerial threat. Sirens sounding. Take cover now!</text:span>
</text:h>
      <text:p text:style-name="P4">
Authors: liveuamap (Language: en)</text:p>
      <text:p text:style-name="P4">
Time: 2023-05-21T22:18:00</text:p>
      <text:p text:style-name="P4">
Location: Mykolaiv (Latitude:46.94866 Longtitude:32.00639)</text:p>
      <text:p text:style-name="P4">
Videos: []</text:p>
      <text:p text:style-name="P4">
Images: []</text:p>
      <text:p text:style-name="P4">
Tags: ["Europe", "Central and Eastern Europe"]</text:p>
      <text:p text:style-name="P4">
ID: 22564436</text:p>
      <!--METADATA-->
      <text:p text:style-name="P4">
Mykolaiv, Mykolayivska Oblast(04:17). Red Alert: aerial threat. Sirenssounding. Take cover now!</text:p>
      <text:p text:style-name="P4">
News Collection Link: <text:a xlink:type="simple" xlink:href="https://liveuamap.com/en/2023/22-may-mykolaiv-mykolayivska-oblast0417-red-ag" text:style-name="Internet_20_link" text:visited-style-name="Visited_20_Internet_20_Link">
https://liveuamap.com/en/2023/22-may-mykolaiv-mykolayivska-oblast0417-red-ag</text:a>
</text:p>
      <text:p text:style-name="P4">
Source: <text:a xlink:type="simple" xlink:href="https://t.me/air_alert_ua/46222" text:style-name="Internet_20_link" text:visited-style-name="Visited_20_Internet_20_Link">
https://t.me/air_alert_ua/46222</text:a>
</text:p>
      <!--NEWS-->
      <text:h text:style-name="P10" text:outline-level="1">
<text:span text:style-name="T4">
Donetsk Oblast(05:48). Red Alert: aerial threat. Sirens sounding. Take cover now!</text:span>
</text:h>
      <text:p text:style-name="P4">
Authors: liveuamap (Language: en)</text:p>
      <text:p text:style-name="P4">
Time: 2023-05-21T23:50:00</text:p>
      <text:p text:style-name="P4">
Location: Donetsk Oblast (Latitude:48.72682 Longtitude:37.57702)</text:p>
      <text:p text:style-name="P4">
Videos: []</text:p>
      <text:p text:style-name="P4">
Images: []</text:p>
      <text:p text:style-name="P4">
Tags: ["Europe", "Central and Eastern Europe"]</text:p>
      <text:p text:style-name="P4">
ID: 22564439</text:p>
      <!--METADATA-->
      <text:p text:style-name="P4">
Donetsk Oblast(05:48). Red Alert: aerial threat. Sirens sounding. Take covernow!</text:p>
      <text:p text:style-name="P4">
News Collection Link: <text:a xlink:type="simple" xlink:href="https://liveuamap.com/en/2023/22-may-donetsk-oblast0548-red-alert-aerial-thg" text:style-name="Internet_20_link" text:visited-style-name="Visited_20_Internet_20_Link">
https://liveuamap.com/en/2023/22-may-donetsk-oblast0548-red-alert-aerial-thg</text:a>
</text:p>
      <text:p text:style-name="P4">
Source: <text:a xlink:type="simple" xlink:href="https://t.me/air_alert_ua/46229" text:style-name="Internet_20_link" text:visited-style-name="Visited_20_Internet_20_Link">
https://t.me/air_alert_ua/46229</text:a>
</text:p>
      <!--NEWS-->
      <text:h text:style-name="P10" text:outline-level="1">
<text:span text:style-name="T4">
Викрито ще 12 проросійських інтернет-агітаторів</text:span>
</text:h>
      <text:p text:style-name="P4">
Author: ['АРМІЯINFORM']</text:p>
      <text:p text:style-name="P4">
Time: 2023-05-21T39:00:00-04:00</text:p>
      <text:p text:style-name="P4">
Description: Служба безпеки України нейтралізувала підривну діяльність ще 12 проросійських агітато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2738f4f622db6ed17cdf078251a7f80.jpeg" text:style-name="Internet_20_link" text:visited-style-name="Visited_20_Internet_20_Link">
e2738f4f622db6ed17cdf078251a7f80.jpeg</text:a>
']</text:p>
      <text:p text:style-name="P4">
Tags: ['STOPRUSSIA', 'КОЛОБОРАНТИ', 'СБУ']</text:p>
      <text:p text:style-name="P4">
Category: News</text:p>
      <!--METADATA-->
      <text:p text:style-name="P4">
<draw:frame draw:style-name="fr1" draw:name="Image2" text:anchor-type="as-char" svg:width="6.9236in" svg:height="4.615733in" draw:z-index="0">
<draw:image xlink:href="../Images/AРМІЯINFORM/2023-05-21T39-00-00-04-00/e2738f4f622db6ed17cdf078251a7f80.jpeg" xlink:type="simple" xlink:show="embed" xlink:actuate="onLoad" draw:mime-type="image/jpeg"/>
</draw:frame>
</text:p>
      <text:p text:style-name="P4">
Служба безпеки України нейтралізувала підривну діяльність ще 12 проросійськихагітаторів, які поширювали антиукраїнський контент в інтернеті.</text:p>
      <text:p text:style-name="P4">
Так, <text:span text:style-name="T4">
на Полтавщині:</text:span>
</text:p>
      <text:p text:style-name="P4">
За матеріалами СБУ 8 років тюрми загрожує двом ворожим пропагандистам.</text:p>
      <text:p text:style-name="P4">
Один з них — працівник місцевого підприємства критичної інфраструктури, якийпрославляв повномасштабне вторгнення в Україну.</text:p>
      <text:p text:style-name="P4">
Інший фігурант «просував» в інтернеті ідею встановлення в українських містахпам’ятників Кадирову.</text:p>
      <text:p text:style-name="P4">
У <text:span text:style-name="T4">
Дніпропетровській області:</text:span>
</text:p>
      <text:p text:style-name="P4">
викрито колишнього місцевого комерсанта, що героїзував бойовиків ПВК «Вагнер»та виправдовував їхню участь у штурмі українських міст на сході України.</text:p>
      <text:p text:style-name="P4">
Деструктивні «гасла» він поширював через інтернет, а також під час спілкуваннязі знайомими.</text:p>
      <text:p text:style-name="P4">
<text:span text:style-name="T4">
На Донеччині:</text:span>
</text:p>
      <text:p text:style-name="P4">
нейтралізовано цілий «осередок» проросійських інтернет-агітаторів. До ньоговходило 4 мешканців регіону, які вихваляли бойовиків терористичних організацій«л/днр», задіяних на східному фронті.</text:p>
      <text:p text:style-name="P4">
<text:span text:style-name="T4">
У Кіровоградській області:</text:span>
</text:p>
      <text:p text:style-name="P4">
затримано мешканця Онуфрієвського району. У своїх дописах в соцмережі«Одноклассники» він називав «незаконною» деокупацію Херсона.</text:p>
      <text:p text:style-name="P4">
<text:span text:style-name="T4">
У Чернігівській області:</text:span>
</text:p>
      <text:p text:style-name="P4">
повідомлено про підозру ще двом ворожим агітаторам. На власних акаунтах усоцмережах вони розміщували пропагандистські дописи, які підхоплювалиросійські інтернет-групи.</text:p>
      <text:p text:style-name="P4">
Встановлено, що син однієї з фігуранток є російським військовим, з яким вонаперебувала на постійному зв’язку.</text:p>
      <text:p text:style-name="P4">
<text:span text:style-name="T4">
На Рівненщині:</text:span>
</text:p>
      <text:p text:style-name="P4">
задокументовано підривну діяльність двох громадянок рф, що мають посвідки напостійне проживання в Україні.</text:p>
      <text:p text:style-name="P4">
У заборонених соцмережах вони дискредитували українських захисників тасхвалювали злочини російських окупантів з Бурятії проти цивільного населення.</text:p>
      <text:p text:style-name="P4">
За всіма викритими фактами тривають слідчі дії для встановлення всіх обставинзлочинів і притягнення винних до відповідальності,<text:a xlink:type="simple" xlink:href="https://ssu.gov.ua/novyny/sbu-vykryla-shche-12-internetahitatoriv-rf-sered-nykh-ideolohy-vstanovlennia-v-ukraini-pamiatnykiv-kadyrovu" text:style-name="Internet_20_link" text:visited-style-name="Visited_20_Internet_20_Link">
повідомляє</text:a>
 офіційний сайт СБУ.</text:p>
      <text:p text:style-name="P4">
Комплексні заходи проводили співробітники СБУ в Дніпропетровській,Кіровоградській, Чернігівській, Полтавській, Рівненській, Донецькій таЛуганській областях спільно з Національною поліцією за процесуальногокерівництва органів прокуратури.</text:p>
      <text:p text:style-name="P4">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Командування Об’єднаних Сил показало щоденну роботу наших артилеристів</text:span>
</text:h>
      <text:p text:style-name="P4">
Author: ['АРМІЯINFORM']</text:p>
      <text:p text:style-name="P4">
Time: 2023-05-21T40:00:00-04:00</text:p>
      <text:p text:style-name="P4">
Description: Про це йдеться у повідомленні на Facebook-сторінці командування Об’єднаних Сил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Tags: ['STOPRUSSIA', 'АГРЕСІЯ РФ']</text:p>
      <text:p text:style-name="P4">
Category: News</text:p>
      <!--METADATA-->
      <text:p text:style-name="P4">
<draw:frame draw:style-name="fr1" draw:name="Image3" text:anchor-type="as-char" svg:width="6.9236in" svg:height="6.9236in" draw:z-index="0">
<draw:image xlink:href="../Images/AРМІЯINFORM/2023-05-21T40-00-00-04-00/348293397_246370754713112_7598494497122639517_n.jpg" xlink:type="simple" xlink:show="embed" xlink:actuate="onLoad" draw:mime-type="image/jpeg"/>
</draw:frame>
</text:p>
      <text:p text:style-name="P4">
Про це<text:a xlink:type="simple" xlink:href="https://www.facebook.com/JointForcesCommandAFU/posts/pfbid0oJxZWPM9r5QXSAHnqWEyaXBLJQj48PA1qThYekKe7D6cFK9DBzyM5SX1PWfi9AmCl" text:style-name="Internet_20_link" text:visited-style-name="Visited_20_Internet_20_Link">
йдеться</text:a>
у повідомленні на Facebook-сторінці командування Об’єднаних Сил ЗС України:</text:p>
      <text:p text:style-name="P4">
«Щоденна робота артилеристів окремої артилерійської бригади.</text:p>
      <text:p text:style-name="P4">
Разом переможемо!».</text:p>
      <text:p text:style-name="P4">
<text:a xlink:type="simple" xlink:href="https://armyinform.com.ua/wp-content/uploads/2023/05/348337698_787675192974340_6001411078677498988_n.jpg" text:style-name="Internet_20_link" text:visited-style-name="Visited_20_Internet_20_Link">
<draw:frame draw:style-name="fr1" draw:name="Image4" text:anchor-type="as-char" svg:width="6.9236in" svg:height="6.9236in" draw:z-index="0">
<draw:image xlink:href="../Images/AРМІЯINFORM/2023-05-21T40-00-00-04-00/348337698_787675192974340_6001411078677498988_n-150x150.jpg" xlink:type="simple" xlink:show="embed" xlink:actuate="onLoad" draw:mime-type="image/jpeg"/>
</draw:frame>
</text:a>
</text:p>
      <text:p text:style-name="P4">
<text:a xlink:type="simple" xlink:href="https://armyinform.com.ua/wp-content/uploads/2023/05/348435717_1447622512658315_1938809302573123550_n.jpg" text:style-name="Internet_20_link" text:visited-style-name="Visited_20_Internet_20_Link">
<draw:frame draw:style-name="fr1" draw:name="Image5" text:anchor-type="as-char" svg:width="6.9236in" svg:height="6.9236in" draw:z-index="0">
<draw:image xlink:href="../Images/AРМІЯINFORM/2023-05-21T40-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6" text:anchor-type="as-char" svg:width="6.9236in" svg:height="6.9236in" draw:z-index="0">
<draw:image xlink:href="../Images/AРМІЯINFORM/2023-05-21T40-00-00-04-00/348577668_631373631848091_4007575290597131582_n-150x150.jpg" xlink:type="simple" xlink:show="embed" xlink:actuate="onLoad" draw:mime-type="image/jpeg"/>
</draw:frame>
</text:a>
</text:p>
      <text:p text:style-name="P4">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Що робити, якщо близька людина зникла безвісти</text:span>
</text:h>
      <text:p text:style-name="P4">
Author: ['АРМІЯINFORM']</text:p>
      <text:p text:style-name="P4">
Time: 2023-05-21T41:00:00-04:00</text:p>
      <text:p text:style-name="P4">
Description: Про це йдеться на Facebook-сторінці Міністерства з питань реінтеграції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Tags: ['STOPRUSSIA', 'АГРЕСІЯ РФ']</text:p>
      <text:p text:style-name="P4">
Category: News</text:p>
      <!--METADATA-->
      <text:p text:style-name="P4">
<draw:frame draw:style-name="fr1" draw:name="Image7" text:anchor-type="as-char" svg:width="6.9236in" svg:height="4.824884in" draw:z-index="0">
<draw:image xlink:href="../Images/AРМІЯINFORM/2023-05-21T41-00-00-04-00/347223992_1247546455888223_7452590308207034089_n.jpg" xlink:type="simple" xlink:show="embed" xlink:actuate="onLoad" draw:mime-type="image/jpeg"/>
</draw:frame>
</text:p>
      <text:p text:style-name="P4">
Про це<text:a xlink:type="simple" xlink:href="https://www.facebook.com/MReintegration/posts/pfbid02kKXni6HnKjjPpvxezVR6vVfUnjv8rbJew6rMnnoDd2uEKnhSoDSjyooRrXCBf9P8l" text:style-name="Internet_20_link" text:visited-style-name="Visited_20_Internet_20_Link">
йдеться</text:a>
на Facebook-сторінці Міністерства з питань реінтеграції тимчасово окупованихтериторій України:</text:p>
      <text:p text:style-name="P4">
«Офіс Уповноваженого зі зниклих безвісти нагадує, як варто діяти у разі втратизв’язку з рідними під час бойових дій.</text:p>
      <text:p text:style-name="P4">
▪️У такому випадку необхідно повідомити про зникнення людини державниморганам, які займаються їх розшуком. Зокрема, звернутися:</text:p>
      <text:p text:style-name="P4">
• до відділення Національної поліції з відповідною заявою і здати ДНК-матеріали;</text:p>
      <text:p text:style-name="P4">
• до Національного інформаційного бюро на цілодобову гарячу лінію за номером16-48 (для дзвінків з-за кордону +38 (044) 287-81-65) або через чат-боти уTelegram чи Viber;</text:p>
      <text:p text:style-name="P4">
• на гарячу лінію Уповноваженого зі зниклих безвісти: 0 800 339 247. У вихідніможете надсилати повідомлення у Viber і Telegram на номер: (095) 896-04-21.</text:p>
      <text:p text:style-name="P4">
▪️Якщо ваша близька людина — військовослужбовець, також варто звернутися до:</text:p>
      <text:p text:style-name="P4">
• командування військової частини, де особа проходила службу, із запитом щодонадання результатів службового розслідування;</text:p>
      <text:p text:style-name="P4">
• територіального центру комплектування та соціальної підтримки, з якого особубуло призвано на військову службу, щодо надання інформації.</text:p>
      <text:p text:style-name="P4">
Крім того, можна звернутися до Міжнародного Комітету Червоного Хреста заномером: 0 800 300 155».</text:p>
      <text:p text:style-name="P4">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Як морпіхи нищать окупантів</text:span>
</text:h>
      <text:p text:style-name="P4">
Author: ['АРМІЯINFORM']</text:p>
      <text:p text:style-name="P4">
Time: 2023-05-21T42:00:00-04:00</text:p>
      <text:p text:style-name="P4">
Description: Про це йдеться на Facebook-сторінці морської піхоти ВМС ЗСУ:    «Вони справжні с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наFacebook-сторінці морської піхоти ВМС ЗСУ:</text:p>
      <text:p text:style-name="P4">
«Вони справжні сини України, морські піхотинці козацького роду! Після перемогинад російськими окупантами їм не соромно буде дивитись своїм дітям в очі,розповідаючи, як пліч опліч зі своїми побратимами відстояли майбутнє нашоїкраїни. А поки вони докладають чимало зусиль заради перемоги, ризикуючи своїмжиттям щодня!».</text:p>
      <text:p text:style-name="P4">
Source: <text:a xlink:type="simple" xlink:href="https://armyinform.com.ua/2023/05/21/morpihy-pokazaly-yak-nyshhat-okupantiv/" text:style-name="Internet_20_link" text:visited-style-name="Visited_20_Internet_20_Link">
https://armyinform.com.ua/2023/05/21/morpihy-pokazaly-yak-nyshhat-okupantiv/</text:a>
</text:p>
      <!--NEWS-->
      <text:h text:style-name="P10" text:outline-level="1">
<text:span text:style-name="T4">
Отримати кошти на ремонт пошкодженого внаслідок війни житла: стартувала програма єВідновлення</text:span>
</text:h>
      <text:p text:style-name="P4">
Author: ['АРМІЯINFORM']</text:p>
      <text:p text:style-name="P4">
Time: 2023-05-21T43: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8" text:anchor-type="as-char" svg:width="6.9236in" svg:height="4.615733in" draw:z-index="0">
<draw:image xlink:href="../Images/AРМІЯINFORM/2023-05-21T43-00-00-04-00/obstril-harkova-8.jpg" xlink:type="simple" xlink:show="embed" xlink:actuate="onLoad" draw:mime-type="image/jpeg"/>
</draw:frame>
 Ілюстративне фото</text:p>
      <text:p text:style-name="P4">
Про це<text:a xlink:type="simple" xlink:href="https://www.facebook.com/MReintegration/posts/pfbid0igC8Rcwo8RvShZ57mPRsFiST4oHBjNvU2uhyt6YrN6kghUP38Di4VQjy6HNyJT4cl" text:style-name="Internet_20_link" text:visited-style-name="Visited_20_Internet_20_Link">
повідомляє</text:a>
Міністерство з питань реінтеграції тимчасово окупованих територій України:</text:p>
      <text:p text:style-name="P4">
«Для зарахування коштів необхідно відкрити спеціалізований рахунокєВідновлення в одному з банків-учасників програми, роз’яснюють у Міністерствірозвитку громад, територій та інфраструктури України. Наразі це можна зробитидвома способами:</text:p>
      <text:p text:style-name="P4">
— відвідати фізичне відділення банку-партнера та відкрити картку з допомогоюпрацівників установи;</text:p>
      <text:p text:style-name="P4">
— відкрити картку онлайн у мобільному застосунку банку-партнера.</text:p>
      <text:p text:style-name="P4">
Наразі до програми підключені 5 банків: monobank, ПриватБанк, Сенс Банк,А-Банк, ПУМБ. Список банків-партнерів поповнюватиметься в міру їх підключеннядо єВідновлення.</text:p>
      <text:p text:style-name="P4">
Обрати відповідний банк для відкриття картки також можна під час заповненнязаяви на виплату в Дії.</text:p>
      <text:p text:style-name="P4">
▪️Як можна скористатися карткою?</text:p>
      <text:p text:style-name="P4">
У разі ухвалення комісією позитивного рішення кошти будуть зараховані набанківську картку автоматично. Жодних додаткових дій, крім описаних вище,робити не потрібно. Не потрібно повідомляти будь-яку конфіденційну інформаціюспівробітникам банку чи стороннім особам.</text:p>
      <text:p text:style-name="P4">
Нараховані на картку кошти можна витрати лише на будівельні матеріали чипослуги підрядників, які є учасниками програми. Перелік цих компаній можнабуде побачити найближчим часом на сайті єВідновлення.</text:p>
      <text:p text:style-name="P4">
❗️Увага. Кошти з картки єВідновлення не можна зняти готівкою. А такожнеможливо здійснити їх перераховування з поточного рахунка на інші рахунки абопоповнювати баланс картки єВідновлення.</text:p>
      <text:p text:style-name="P4">
Додаткову інформацію щодо програми єВідновлення можна отримати, звернувшись наспеціальну урядову гарячу лінію 1545 (кнопка 2) або через чат-боти Урядовогоконтактного центру в Telegram, Facebook. Також можна звернутися до командипідтримки Дії, надіславши повідомлення в Facebook або Telegram».</text:p>
      <text:p text:style-name="P4">
Source: <text:a xlink:type="simple" xlink:href="https://armyinform.com.ua/2023/05/21/otrymaty-koshty-na-remont-poshkodzhenogo-vnaslidok-vijny-zhytla-startuvala-programa-yevidnovlennya/" text:style-name="Internet_20_link" text:visited-style-name="Visited_20_Internet_20_Link">
https://armyinform.com.ua/2023/05/21/otrymaty-koshty-na-remont-poshkodzhenogo-vnaslidok-vijny-zhytla-startuvala-programa-yevidnovlennya/</text:a>
</text:p>
      <!--NEWS-->
      <text:h text:style-name="P10" text:outline-level="1">
<text:span text:style-name="T4">
Воїни Сил підтримки пройшли триденні курси з тактичної медицини</text:span>
</text:h>
      <text:p text:style-name="P4">
Author: ['АРМІЯINFORM']</text:p>
      <text:p text:style-name="P4">
Time: 2023-05-21T44:00:00-04:00</text:p>
      <text:p text:style-name="P4">
Description: Днями з групою воїнів окремого полку підтримки Командування Сил підтримки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36353_614121830748354_7302270462792038049_n.jpg" text:style-name="Internet_20_link" text:visited-style-name="Visited_20_Internet_20_Link">
347236353_614121830748354_7302270462792038049_n.jpg</text:a>
']</text:p>
      <text:p text:style-name="P4">
Tags: ['STOPRUSSIA', 'АГРЕСІЯ РФ']</text:p>
      <text:p text:style-name="P4">
Category: News</text:p>
      <!--METADATA-->
      <text:p text:style-name="P4">
<draw:frame draw:style-name="fr1" draw:name="Image9" text:anchor-type="as-char" svg:width="6.9236in" svg:height="4.613779in" draw:z-index="0">
<draw:image xlink:href="../Images/AРМІЯINFORM/2023-05-21T44-00-00-04-00/347236353_614121830748354_7302270462792038049_n.jpg" xlink:type="simple" xlink:show="embed" xlink:actuate="onLoad" draw:mime-type="image/jpeg"/>
</draw:frame>
</text:p>
      <text:p text:style-name="P4">
Днями з групою воїнів окремого полку підтримки Командування Сил підтримкиЗбройних Сил України було проведено триденні курси з тактичної медицини, якіпройшли під керівництвом інструкторів Навчально-тренувального Центру тактичноїмедицини «КоЛеСо». Знання правильної послідовності дій та сформовані навичкиможуть врятувати життя під час надання домедичної допомоги при пораненнях убою.</text:p>
      <text:p text:style-name="P4">
Про це<text:a xlink:type="simple" xlink:href="https://www.facebook.com/KSP.ZSU/posts/pfbid02mJ6vSJt94UPYujpLR18ZoeXVE4wNNhqsYEQNuPK5HPcu2tmw2xhXJz8dejcYG532l" text:style-name="Internet_20_link" text:visited-style-name="Visited_20_Internet_20_Link">
повідомляється</text:a>
на Facebook-сторінці командування Сил підтримки ЗСУ.</text:p>
      <text:p text:style-name="P4">
Курс з підготовки інструкторів ASM (All Service Members) — це базовий, першийрівень підготовки за протоколом ТССС (Tactical Сombat Сasualty Сare). Цейпротокол сьогодні в Збройних Силах України є офіційним. Загальна мета TCCCполягає в тому, щоб навчити воїнів ефективно надавати допомогу пораненим убою, водночас запобігаючи додатковим втратам особового складу і є запорукоюуспішного виконання бойового завдання.</text:p>
      <text:p text:style-name="P4">
Одна із засновниць центру тактичної медицини «КоЛеСо», бойовий медик ОльгаОмельчук розповідає:</text:p>
      <text:p text:style-name="P4">
«Ми готуємо інструкторів у військовій частині, яких обираємо середвійськовослужбовців цього військового колективу. Досконало відпрацьовуємо зними перший базовий рівень протоколу, щоб згодом вони навчали іншихвійськовослужбовців. І що найголовніше — кожного тижня тренували особовийсклад своїх підрозділів. Це неможливо забезпечити за допомогою сторонніхінструкторів, які приїжджають на певний час. Кожна військова частина повиннамати власних інструкторів, які будуть здійснювати постійне, системнетренування. Серед усієї групи ми проводимо перший модуль навчання — це тридні, потім ми формуємо програму за якою займаються визначені нами старшігрупи, вони продовжують тренувати майбутніх інструкторів. Коли вони завершатьнавчання, то будуть здійснювати правильну підготовку своїх побратимів длянадання допомоги пораненим на полі бою».</text:p>
      <text:p text:style-name="P4">
Заняття проводились за алгоритмом КоЛеСо — Кров, Легені, Серце (українськаадаптація натівського алгоритму MARCH). Під час тренінгу майбутні інструкториз тактичної медицини отримали теоретичні знання та відпрацювали їх на сучаснихтурнікетах та муляжах, після цього — в умовах, наближених до бойових та знаданням допомоги своїм «пораненим» побратимам. Симуляція вибухів, пострілівта задимлення є невід’ємною частиною навчального процесу інструкторів, тому щоодна справа — підготовка в комфорті навчальних місць, а зовсім інша — зробитивсе правильно в умовах, максимально наближених до бойових.</text:p>
      <text:p text:style-name="P4">
Source: <text:a xlink:type="simple" xlink:href="https://armyinform.com.ua/2023/05/21/voyiny-syl-pidtrymky-projshly-trydenni-kursy-z-taktychnoyi-medyczyny/" text:style-name="Internet_20_link" text:visited-style-name="Visited_20_Internet_20_Link">
https://armyinform.com.ua/2023/05/21/voyiny-syl-pidtrymky-projshly-trydenni-kursy-z-taktychnoyi-medyczyny/</text:a>
</text:p>
      <!--NEWS-->
      <text:h text:style-name="P10" text:outline-level="1">
<text:span text:style-name="T4">
Мінус два «Гіацинти» ворога за пів дня: розрахунок М777 працює на Херсонщині</text:span>
</text:h>
      <text:p text:style-name="P4">
Author: ['АРМІЯINFORM']</text:p>
      <text:p text:style-name="P4">
Time: 2023-05-21T45:00:00-04:00</text:p>
      <text:p text:style-name="P4">
Description: Про це повідомило командування Об’єднаних Сил ЗС України:    «За пів дня розрахунок М77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53752_980432649979075_5112328336899784074_n.jpg" text:style-name="Internet_20_link" text:visited-style-name="Visited_20_Internet_20_Link">
348553752_980432649979075_5112328336899784074_n.jpg</text:a>
', '<text:a xlink:type="simple" xlink:href="https://armyinform.com.ua/wp-content/uploads/2023/05/347129295_3144640855829050_1973233625995449265_n-150x150.jpg" text:style-name="Internet_20_link" text:visited-style-name="Visited_20_Internet_20_Link">
347129295_3144640855829050_1973233625995449265_n-150x150.jpg</text:a>
', '<text:a xlink:type="simple" xlink:href="https://armyinform.com.ua/wp-content/uploads/2023/05/347131816_775415063959797_7408671780884682029_n-150x150.jpg" text:style-name="Internet_20_link" text:visited-style-name="Visited_20_Internet_20_Link">
347131816_775415063959797_7408671780884682029_n-150x150.jpg</text:a>
', '<text:a xlink:type="simple" xlink:href="https://armyinform.com.ua/wp-content/uploads/2023/05/348274221_237787445519294_1248728092844087827_n-150x150.jpg" text:style-name="Internet_20_link" text:visited-style-name="Visited_20_Internet_20_Link">
348274221_237787445519294_1248728092844087827_n-150x150.jpg</text:a>
', '<text:a xlink:type="simple" xlink:href="https://armyinform.com.ua/wp-content/uploads/2023/05/348328544_611258614262236_283534900723945998_n-150x150.jpg" text:style-name="Internet_20_link" text:visited-style-name="Visited_20_Internet_20_Link">
348328544_611258614262236_283534900723945998_n-150x150.jpg</text:a>
', '<text:a xlink:type="simple" xlink:href="https://armyinform.com.ua/wp-content/uploads/2023/05/348435668_1249780002339695_2631229482706562005_n-150x150.jpg" text:style-name="Internet_20_link" text:visited-style-name="Visited_20_Internet_20_Link">
348435668_1249780002339695_2631229482706562005_n-150x150.jpg</text:a>
']</text:p>
      <text:p text:style-name="P4">
Tags: ['STOPRUSSIA', 'АГРЕСІЯ РФ']</text:p>
      <text:p text:style-name="P4">
Category: News</text:p>
      <!--METADATA-->
      <text:p text:style-name="P4">
<draw:frame draw:style-name="fr1" draw:name="Image10" text:anchor-type="as-char" svg:width="6.9236in" svg:height="6.9236in" draw:z-index="0">
<draw:image xlink:href="../Images/AРМІЯINFORM/2023-05-21T45-00-00-04-00/348553752_980432649979075_5112328336899784074_n.jpg" xlink:type="simple" xlink:show="embed" xlink:actuate="onLoad" draw:mime-type="image/jpeg"/>
</draw:frame>
</text:p>
      <text:p text:style-name="P4">
Про це<text:a xlink:type="simple" xlink:href="https://www.facebook.com/JointForcesCommandAFU/posts/pfbid0Eq5ph8Xjdb4NNWdqpyfvBzX9GbzAE2K5qDnB1vQKQ95VBcMXXv1F7jTJo1TFRSaZl" text:style-name="Internet_20_link" text:visited-style-name="Visited_20_Internet_20_Link">
повідомило</text:a>
командування Об’єднаних Сил ЗС України:</text:p>
      <text:p text:style-name="P4">
«За пів дня розрахунок М777 знищив два «Гіацинти» окупантів на Херсонщині.</text:p>
      <text:p text:style-name="P4">
На рахунку цієї гармати з високоточними керованими снарядами M982 Excaliburзнищення великої кількості ворожої артилерії, броньованої техніки та складів збоєприпасами».</text:p>
      <text:p text:style-name="P4">
<text:a xlink:type="simple" xlink:href="https://armyinform.com.ua/wp-content/uploads/2023/05/347129295_3144640855829050_1973233625995449265_n.jpg" text:style-name="Internet_20_link" text:visited-style-name="Visited_20_Internet_20_Link">
<draw:frame draw:style-name="fr1" draw:name="Image11" text:anchor-type="as-char" svg:width="6.9236in" svg:height="6.9236in" draw:z-index="0">
<draw:image xlink:href="../Images/AРМІЯINFORM/2023-05-21T45-00-00-04-00/347129295_3144640855829050_1973233625995449265_n-150x150.jpg" xlink:type="simple" xlink:show="embed" xlink:actuate="onLoad" draw:mime-type="image/jpeg"/>
</draw:frame>
</text:a>
</text:p>
      <text:p text:style-name="P4">
<text:a xlink:type="simple" xlink:href="https://armyinform.com.ua/wp-content/uploads/2023/05/347131816_775415063959797_7408671780884682029_n.jpg" text:style-name="Internet_20_link" text:visited-style-name="Visited_20_Internet_20_Link">
<draw:frame draw:style-name="fr1" draw:name="Image12" text:anchor-type="as-char" svg:width="6.9236in" svg:height="6.9236in" draw:z-index="0">
<draw:image xlink:href="../Images/AРМІЯINFORM/2023-05-21T45-00-00-04-00/347131816_775415063959797_7408671780884682029_n-150x150.jpg" xlink:type="simple" xlink:show="embed" xlink:actuate="onLoad" draw:mime-type="image/jpeg"/>
</draw:frame>
</text:a>
</text:p>
      <text:p text:style-name="P4">
<text:a xlink:type="simple" xlink:href="https://armyinform.com.ua/wp-content/uploads/2023/05/348274221_237787445519294_1248728092844087827_n.jpg" text:style-name="Internet_20_link" text:visited-style-name="Visited_20_Internet_20_Link">
<draw:frame draw:style-name="fr1" draw:name="Image13" text:anchor-type="as-char" svg:width="6.9236in" svg:height="6.9236in" draw:z-index="0">
<draw:image xlink:href="../Images/AРМІЯINFORM/2023-05-21T45-00-00-04-00/348274221_237787445519294_1248728092844087827_n-150x150.jpg" xlink:type="simple" xlink:show="embed" xlink:actuate="onLoad" draw:mime-type="image/jpeg"/>
</draw:frame>
</text:a>
</text:p>
      <text:p text:style-name="P4">
<text:a xlink:type="simple" xlink:href="https://armyinform.com.ua/wp-content/uploads/2023/05/348328544_611258614262236_283534900723945998_n.jpg" text:style-name="Internet_20_link" text:visited-style-name="Visited_20_Internet_20_Link">
<draw:frame draw:style-name="fr1" draw:name="Image14" text:anchor-type="as-char" svg:width="6.9236in" svg:height="6.9236in" draw:z-index="0">
<draw:image xlink:href="../Images/AРМІЯINFORM/2023-05-21T45-00-00-04-00/348328544_611258614262236_283534900723945998_n-150x150.jpg" xlink:type="simple" xlink:show="embed" xlink:actuate="onLoad" draw:mime-type="image/jpeg"/>
</draw:frame>
</text:a>
</text:p>
      <text:p text:style-name="P4">
<text:a xlink:type="simple" xlink:href="https://armyinform.com.ua/wp-content/uploads/2023/05/348435668_1249780002339695_2631229482706562005_n.jpg" text:style-name="Internet_20_link" text:visited-style-name="Visited_20_Internet_20_Link">
<draw:frame draw:style-name="fr1" draw:name="Image15" text:anchor-type="as-char" svg:width="6.9236in" svg:height="6.9236in" draw:z-index="0">
<draw:image xlink:href="../Images/AРМІЯINFORM/2023-05-21T45-00-00-04-00/348435668_1249780002339695_2631229482706562005_n-150x150.jpg" xlink:type="simple" xlink:show="embed" xlink:actuate="onLoad" draw:mime-type="image/jpeg"/>
</draw:frame>
</text:a>
</text:p>
      <text:p text:style-name="P4">
Source: <text:a xlink:type="simple" xlink:href="https://armyinform.com.ua/2023/05/21/za-piv-dnya-rozrahunok-m777-znyshhyv-dva-giaczynty-okupantiv-na-hersonshhyni-2/" text:style-name="Internet_20_link" text:visited-style-name="Visited_20_Internet_20_Link">
https://armyinform.com.ua/2023/05/21/za-piv-dnya-rozrahunok-m777-znyshhyv-dva-giaczynty-okupantiv-na-hersonshhyni-2/</text:a>
</text:p>
      <!--NEWS-->
      <text:h text:style-name="P10" text:outline-level="1">
<text:span text:style-name="T4">
Наша авіація завдала 10 ударів по районах зосередження ворога</text:span>
</text:h>
      <text:p text:style-name="P4">
Author: ['АРМІЯINFORM']</text:p>
      <text:p text:style-name="P4">
Time: 2023-05-21T46:00:00-04:00</text:p>
      <text:p text:style-name="P4">
Description: Авіація Сил оборони за добу завдала 10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icziya_udar-1.jpg" text:style-name="Internet_20_link" text:visited-style-name="Visited_20_Internet_20_Link">
avicziya_udar-1.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16" text:anchor-type="as-char" svg:width="6.9236in" svg:height="4.834981in" draw:z-index="0">
<draw:image xlink:href="../Images/AРМІЯINFORM/2023-05-21T46-00-00-04-00/avicziya_udar-1.jpg" xlink:type="simple" xlink:show="embed" xlink:actuate="onLoad" draw:mime-type="image/jpeg"/>
</draw:frame>
<text:span text:style-name="T4">
🔥 Ситуація щодо російського вторгнення</text:span>
</text:p>
      <text:p text:style-name="P4">
Авіація Сил оборони за добу завдала 10 ударів по районах зосередженняособового складу та військової техніки противника. Також знищено 4 ударних та7 розвідувальних БпЛА різних типів,<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Підрозділи ракетних військ і артилерії уразили 4 райони зосередження озброєннята військової техніки, 1 склад боєприпасів, 4 артилерійських підрозділи навогневих позиціях, 1 засіб протиповітряної оборони та ще 1 важливу цільворога.</text:p>
      <text:p text:style-name="P4">
Source: <text:a xlink:type="simple" xlink:href="https://armyinform.com.ua/2023/05/21/nasha-aviacziya-zavdala-10-udariv-po-rajonah-zoseredzhennya-voroga/" text:style-name="Internet_20_link" text:visited-style-name="Visited_20_Internet_20_Link">
https://armyinform.com.ua/2023/05/21/nasha-aviacziya-zavdala-10-udariv-po-rajonah-zoseredzhennya-voroga/</text:a>
</text:p>
      <!--NEWS-->
      <text:h text:style-name="P10" text:outline-level="1">
<text:span text:style-name="T4">
Бахмут та Мар’їнка залишаються в епіцентрі бойових дій</text:span>
</text:h>
      <text:p text:style-name="P4">
Author: ['АРМІЯINFORM']</text:p>
      <text:p text:style-name="P4">
Time: 2023-05-21T47:00:00-04:00</text:p>
      <text:p text:style-name="P4">
Description: Противник продовжує зосереджувати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xmut-1.jpg" text:style-name="Internet_20_link" text:visited-style-name="Visited_20_Internet_20_Link">
baxmut-1.jpg</text:a>
']</text:p>
      <text:p text:style-name="P4">
Tags: ['STOPRUSSIA', 'АГРЕСІЯ РФ', 'ВТОРГНЕННЯ РФ', 'ГШ ЗСУ']</text:p>
      <text:p text:style-name="P4">
Category: News</text:p>
      <!--METADATA-->
      <text:p text:style-name="P4">
<draw:frame draw:style-name="fr1" draw:name="Image17" text:anchor-type="as-char" svg:width="6.9236in" svg:height="4.615733in" draw:z-index="0">
<draw:image xlink:href="../Images/AРМІЯINFORM/2023-05-21T47-00-00-04-00/baxmut-1.jpg" xlink:type="simple" xlink:show="embed" xlink:actuate="onLoad" draw:mime-type="image/jpeg"/>
</draw:frame>
 <text:span text:style-name="T4">
🔥Ситуація щодо російського вторгнення</text:span>
</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минулої доби відбулось 53 бойових зіткнень на зазначених ділянкахфронту, в епіцентрі бойових дій залишаються Бахмут та Мар’їнка,<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Протягом минулої доби противник завдав 7 ракетних та 70 авіаційних ударів,здійснив 48 обстрілів із реактивних систем залпового вогню по позиціях нашихвійськ та населених пунктах. Постраждали мирні люди, зруйновано та пошкодженоприватні житлові будинки та інша цивільна інфраструктура.</text:p>
      <text:p text:style-name="P4">
Ймовірність завдавання ракетних та авіаційних ударів по всій території Українизалишається високою, адже ворог і надалі застосовує тактику терору.</text:p>
      <text:p text:style-name="P4">
Source: <text:a xlink:type="simple" xlink:href="https://armyinform.com.ua/2023/05/21/bahmut-ta-maryinka-zalyshayutsya-v-epiczentri-bojovyh-dij-3/" text:style-name="Internet_20_link" text:visited-style-name="Visited_20_Internet_20_Link">
https://armyinform.com.ua/2023/05/21/bahmut-ta-maryinka-zalyshayutsya-v-epiczentri-bojovyh-dij-3/</text:a>
</text:p>
      <!--NEWS-->
      <text:h text:style-name="P10" text:outline-level="1">
<text:span text:style-name="T4">
У Японії Глава Української держави провів зустріч із Президентом Індонезії</text:span>
</text:h>
      <text:p text:style-name="P4">
Author: ['АРМІЯINFORM']</text:p>
      <text:p text:style-name="P4">
Time: 2023-05-21T48:00:00-04:00</text:p>
      <text:p text:style-name="P4">
Description: Під час робочого візиту до Японії для участі в саміті «Групи семи»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_vidodo.jpeg" text:style-name="Internet_20_link" text:visited-style-name="Visited_20_Internet_20_Link">
zelenskyj_vidodo.jpeg</text:a>
', '<text:a xlink:type="simple" xlink:href="https://armyinform.com.ua/wp-content/uploads/2023/05/zelenskyj_vidodo-2.jpeg" text:style-name="Internet_20_link" text:visited-style-name="Visited_20_Internet_20_Link">
zelenskyj_vidodo-2.jpeg</text:a>
']</text:p>
      <text:p text:style-name="P4">
Tags: ['STOPRUSSIA', 'ВОЛОДИМИР ЗЕЛЕНСЬКИЙ', 'ДЖОКО ВІДОДО', 'ІНДОНЕЗІЯ', 'ОФІС ПРЕЗИДЕНТА УКРАЇНИ', 'САМІТ G7', 'ЯПОНІЯ']</text:p>
      <text:p text:style-name="P4">
Category: News</text:p>
      <!--METADATA-->
      <text:p text:style-name="P4">
<draw:frame draw:style-name="fr1" draw:name="Image18" text:anchor-type="as-char" svg:width="6.9236in" svg:height="4.617948in" draw:z-index="0">
<draw:image xlink:href="../Images/AРМІЯINFORM/2023-05-21T48-00-00-04-00/zelenskyj_vidodo.jpeg" xlink:type="simple" xlink:show="embed" xlink:actuate="onLoad" draw:mime-type="image/jpeg"/>
</draw:frame>
</text:p>
      <text:p text:style-name="P4">
Під час робочого візиту до Японії для участі в саміті «Групи семи» ПрезидентУкраїни Володимир Зеленський провів переговори з Президентом РеспублікиІндонезія Джоко Відодо.</text:p>
      <text:p text:style-name="P4">
Про це <text:a xlink:type="simple" xlink:href="https://www.president.gov.ua/news/u-yaponiyi-glava-ukrayinskoyi-derzhavi-proviv-zustrich-iz-pr-83049" text:style-name="Internet_20_link" text:visited-style-name="Visited_20_Internet_20_Link">
йдеться</text:a>
 в публікації на сайті ОфісуПрезидента України.</text:p>
      <text:p text:style-name="P4">
Володимир Зеленський поінформував співрозмовника про перебіг бойових дій вУкраїні. Глава Української держави привернув увагу до обстрілів цивільноїінфраструктури нашої країни.</text:p>
      <text:p text:style-name="P4">
<draw:frame draw:style-name="fr1" draw:name="Image19" text:anchor-type="as-char" svg:width="6.9236in" svg:height="4.621503in" draw:z-index="0">
<draw:image xlink:href="../Images/AРМІЯINFORM/2023-05-21T48-00-00-04-00/zelenskyj_vidodo-2.jpeg" xlink:type="simple" xlink:show="embed" xlink:actuate="onLoad" draw:mime-type="image/jpeg"/>
</draw:frame>
</text:p>
      <text:p text:style-name="P4">
Він закликав Президента Індонезії сприяти зусиллям України у поверненнінезаконно депортованих дітей.</text:p>
      <text:p text:style-name="P4">
Джоко Відодо привітав продовження Чорноморської зернової ініціативи. Сторонивідзначили важливість її розширення.</text:p>
      <text:p text:style-name="P4">
Під час зустрічі лідери обговорили реалізацію української формули миру.Володимир Зеленський подякував Президенту Індонезії за запрошення взяти участьу саміті «Групи двадцяти» в листопаді 2022 року, на якому світу булопредставлено українську формулу миру.</text:p>
      <text:p text:style-name="P4">
Президент України також висловив подяку Індонезії за готовність підтриматизусилля з відновлення нашої країни, зокрема у сфері охорони здоров’я.</text:p>
      <text:p text:style-name="P4">
Source: <text:a xlink:type="simple" xlink:href="https://armyinform.com.ua/2023/05/21/u-yaponiyi-glava-ukrayinskoyi-derzhavy-proviv-zustrich-iz-prezydentom-indoneziyi/" text:style-name="Internet_20_link" text:visited-style-name="Visited_20_Internet_20_Link">
https://armyinform.com.ua/2023/05/21/u-yaponiyi-glava-ukrayinskoyi-derzhavy-proviv-zustrich-iz-prezydentom-indoneziyi/</text:a>
</text:p>
      <!--NEWS-->
      <text:h text:style-name="P10" text:outline-level="1">
<text:span text:style-name="T4">
На Північному напрямку ознак наступальних угруповань ворога не виявлено</text:span>
</text:h>
      <text:p text:style-name="P4">
Author: ['АРМІЯINFORM']</text:p>
      <text:p text:style-name="P4">
Time: 2023-05-21T49:00:00-04:00</text:p>
      <text:p text:style-name="P4">
Description: На Волинському та Поліському напрямках оперативна обстановка без суттєвих змін, озна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ezhymo-1.jpg" text:style-name="Internet_20_link" text:visited-style-name="Visited_20_Internet_20_Link">
stezhymo-1.jpg</text:a>
']</text:p>
      <text:p text:style-name="P4">
Tags: ['STOPRUSSIA', 'АГРЕСІЯ РФ', 'ВІЙНА', 'ВТОРГНЕННЯ РФ', 'ГШ ЗСУ', 'ПІВНІЧНИЙ НАПРЯМОК']</text:p>
      <text:p text:style-name="P4">
Category: News</text:p>
      <!--METADATA-->
      <text:p text:style-name="P4">
<draw:frame draw:style-name="fr1" draw:name="Image20" text:anchor-type="as-char" svg:width="6.9236in" svg:height="4.32725in" draw:z-index="0">
<draw:image xlink:href="../Images/AРМІЯINFORM/2023-05-21T49-00-00-04-00/stezhymo-1.jpg" xlink:type="simple" xlink:show="embed" xlink:actuate="onLoad" draw:mime-type="image/jpeg"/>
</draw:frame>
 <text:span text:style-name="T4">
🔥Ситуація щодо російського вторгнення</text:span>
</text:p>
      <text:p text:style-name="P4">
На Волинському та Поліському напрямках оперативна обстановка без суттєвихзмін, ознак формування наступальних угруповань не виявлено,<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На Сіверському та Слобожанському напрямках противник продовжує зберігативійськову присутність у прикордонних з Україною районах. Протягом минулої добизавдав авіаційного удару в районі населеного пункту Нестерне Харківськоїобласті, здійснив мінометні та артилерійські обстріли населених пунктівГалаганівка Чернігівської області та Голишівське, Волфине, Кіндратівка,Юнаківка, Угроїди Сумської області, а також Уди, Козача Лопань, Тернова,Гатище, Вовчанськ, Плетенівка, Покаляне, Нестерне, Бударки, Землянки,Устинівка та Хатнє на Харківщині.</text:p>
      <text:p text:style-name="P4">
Source: <text:a xlink:type="simple" xlink:href="https://armyinform.com.ua/2023/05/21/na-pivnichnomu-napryamku-oznak-nastupalnyh-ugrupovan-voroga-ne-vyyavleno/" text:style-name="Internet_20_link" text:visited-style-name="Visited_20_Internet_20_Link">
https://armyinform.com.ua/2023/05/21/na-pivnichnomu-napryamku-oznak-nastupalnyh-ugrupovan-voroga-ne-vyyavleno/</text:a>
</text:p>
      <!--NEWS-->
      <text:h text:style-name="P10" text:outline-level="1">
<text:span text:style-name="T4">
На тимчасово захоплених територіях окупанти перетворюють на шпиталі навіть дитячі садочки</text:span>
</text:h>
      <text:p text:style-name="P4">
Author: ['АРМІЯINFORM']</text:p>
      <text:p text:style-name="P4">
Time: 2023-05-21T50:00:00-04:00</text:p>
      <text:p text:style-name="P4">
Description: російські окупанти продовжують переобладнувати заклади освіти в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garbnyky.jpg" text:style-name="Internet_20_link" text:visited-style-name="Visited_20_Internet_20_Link">
zagarbnyky.jpg</text:a>
']</text:p>
      <text:p text:style-name="P4">
Tags: ['STOPRUSSIA', 'АГРЕСІЯ РФ', 'ВІЙНА', 'ВТОРГНЕННЯ РФ', 'ГШ ЗСУ']</text:p>
      <text:p text:style-name="P4">
Category: News</text:p>
      <!--METADATA-->
      <text:p text:style-name="P4">
<draw:frame draw:style-name="fr1" draw:name="Image21" text:anchor-type="as-char" svg:width="6.9236in" svg:height="3.883237in" draw:z-index="0">
<draw:image xlink:href="../Images/AРМІЯINFORM/2023-05-21T50-00-00-04-00/zagarbnyky.jpg" xlink:type="simple" xlink:show="embed" xlink:actuate="onLoad" draw:mime-type="image/jpeg"/>
</draw:frame>
 <text:span text:style-name="T4">
🔥Ситуація щодо російського вторгнення</text:span>
</text:p>
      <text:p text:style-name="P4">
російські окупанти продовжують переобладнувати заклади освіти в тимчасовоокупованих населених пунктах України під військові медичні установи. Зокрема,загальноосвітню школу в селищі Азов Запорізької області та дошкільнийнавчальний заклад у селищі Гладківка Херсонської області, загарбникиперетворили в польові шпиталі. На лікуванні там перебувають близько 50окупантів з пораненнями різного ступеня тяжкості,<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Source: <text:a xlink:type="simple" xlink:href="https://armyinform.com.ua/2023/05/21/na-tymchasovo-zahoplenyh-terytoriyah-okupanty-peretvoryuyut-na-shpytali-navit-dytyachi-sadochky/" text:style-name="Internet_20_link" text:visited-style-name="Visited_20_Internet_20_Link">
https://armyinform.com.ua/2023/05/21/na-tymchasovo-zahoplenyh-terytoriyah-okupanty-peretvoryuyut-na-shpytali-navit-dytyachi-sadochky/</text:a>
</text:p>
      <!--NEWS-->
      <text:h text:style-name="P10" text:outline-level="1">
<text:span text:style-name="T4">
Нам потрібне глобальне лідерство демократії — виступ Президента Володимира Зеленського на сесії саміту країн «Великої сімки» та України</text:span>
</text:h>
      <text:p text:style-name="P4">
Author: ['АРМІЯINFORM']</text:p>
      <text:p text:style-name="P4">
Time: 2023-05-21T51:00:00-04:00</text:p>
      <text:p text:style-name="P4">
Description: Пане Кішідо, пане Прем’єр-міністре, дякую вам за запрошення відвідати саміт.  Дорог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7-2.jpeg" text:style-name="Internet_20_link" text:visited-style-name="Visited_20_Internet_20_Link">
g7-2.jpeg</text:a>
', '<text:a xlink:type="simple" xlink:href="https://armyinform.com.ua/wp-content/uploads/2023/05/g7-1.jpeg" text:style-name="Internet_20_link" text:visited-style-name="Visited_20_Internet_20_Link">
g7-1.jpeg</text:a>
', '<text:a xlink:type="simple" xlink:href="https://armyinform.com.ua/wp-content/uploads/2023/05/g7.jpeg" text:style-name="Internet_20_link" text:visited-style-name="Visited_20_Internet_20_Link">
g7.jpeg</text:a>
']</text:p>
      <text:p text:style-name="P4">
Tags: ['G7', 'STOPRUSSIA', 'ВИСТУП ПРЕЗИДЕНТА УКРАЇНИ', 'ВОЛОДИМИР ЗЕЛЕНСЬКИЙ', 'ОФІС ПРЕЗИДЕНТА УКРАЇНИ', 'ПРЕЗИДЕНТ УКРАЇНИ']</text:p>
      <text:p text:style-name="P4">
Category: News</text:p>
      <!--METADATA-->
      <text:p text:style-name="P4">
<draw:frame draw:style-name="fr1" draw:name="Image22" text:anchor-type="as-char" svg:width="6.9236in" svg:height="4.612849in" draw:z-index="0">
<draw:image xlink:href="../Images/AРМІЯINFORM/2023-05-21T51-00-00-04-00/g7-2.jpeg" xlink:type="simple" xlink:show="embed" xlink:actuate="onLoad" draw:mime-type="image/jpeg"/>
</draw:frame>
</text:p>
      <text:p text:style-name="P4">
Пане Кішідо, пане Прем’єр-міністре, дякую вам за запрошення відвідати саміт.</text:p>
      <text:p text:style-name="P4">
Дорогі колеги!</text:p>
      <text:p text:style-name="P4">
За час цієї війни Україна шість разів брала участь у зустрічах «Групи семи»,але онлайн. Зараз — момент для особистої подяки.</text:p>
      <text:p text:style-name="P4">
Ми разом із вами та всіма нашими союзниками й партнерами досягли такого рівняспівпраці, який забезпечує, щоб на демократію, на міжнародне право, на свободузважали.</text:p>
      <text:p text:style-name="P4">
У світі були намагання ігнорувати й зневажати те, що ми цінуємо. Але зараз ценеможливо. Зараз наша сила зростає. І кожен, хто може забажати агресії протидемократичної країни, бачить, якою буде відповідь. І що більше ми з вамиспівпрацюємо, то менша вірогідність, що хтось іще у світі піде божевільнимшляхом Росії. Але чи достатньо цього?</text:p>
      <text:p text:style-name="P4">
Демократія потребує більшого. Я вважаю, нам потрібне очевидне глобальнелідерство демократії. Це головне, що ми забезпечуємо нашою співпрацею.</text:p>
      <text:p text:style-name="P4">
<draw:frame draw:style-name="fr1" draw:name="Image23" text:anchor-type="as-char" svg:width="6.9236in" svg:height="4.612849in" draw:z-index="0">
<draw:image xlink:href="../Images/AРМІЯINFORM/2023-05-21T51-00-00-04-00/g7-1.jpeg" xlink:type="simple" xlink:show="embed" xlink:actuate="onLoad" draw:mime-type="image/jpeg"/>
</draw:frame>
</text:p>
      <text:p text:style-name="P4">
Наведу кілька прикладів.</text:p>
      <text:p text:style-name="P4">
Багато років ми чули, ніби Росія може безкарно атакувати будь-яку країнугіперзвуковими ракетами, яких ніби не збити. Росія хотіла, щоб ми злякались ів певний момент зрадили свої цінності. Що ж, із цим покінчено. «Петріоти» вруках українців показали, на що здатна демократія.</text:p>
      <text:p text:style-name="P4">
Ми з вами разом довели, що питання не в тому, скільки ракет є в нашогоспільного ворога, а в тому, скільки систем ППО є в нас. «Петріоти», «Айріс-Т»,«Насамси», «Кроталі», «Самп-Т» — вони дають захист життя у наших містах і цимстворюють глобальний бренд безпеки для демократії.</text:p>
      <text:p text:style-name="P4">
Коли таких систем ППО в Україні буде достатньо для того, щоб захистити всінаші міста, світ бачитиме, який повітряний щит здатна створити демократія. Мивирішуємо, якою буде безпека неба, а не наш ворог.</text:p>
      <text:p text:style-name="P4">
Я дякую вам, шановні лідери, які допомогли Україні з ППО! Разом ми врятуваливід російських ракет уже тисячі й тисячі життів українців.</text:p>
      <text:p text:style-name="P4">
Я вдячний і за рішення про тренування наших пілотів на сучасних винищувачах.</text:p>
      <text:p text:style-name="P4">
Повітряний щит може бути повноцінним лише тоді, коли наземні системи ППОдоповнюються сучасними літаками у повітрі. Зараз ми виходимо на шлях усуненнярозриву в можливостях.</text:p>
      <text:p text:style-name="P4">
Коли наші пілоти знатимуть F-16 і коли в нашому небі з’являться ці машини, цематиме значення не лише для України. Це буде історичний момент для всієїархітектури безпеки у Європі та світі.</text:p>
      <text:p text:style-name="P4">
<draw:frame draw:style-name="fr1" draw:name="Image24" text:anchor-type="as-char" svg:width="6.9236in" svg:height="4.613521in" draw:z-index="0">
<draw:image xlink:href="../Images/AРМІЯINFORM/2023-05-21T51-00-00-04-00/g7.jpeg" xlink:type="simple" xlink:show="embed" xlink:actuate="onLoad" draw:mime-type="image/jpeg"/>
</draw:frame>
</text:p>
      <text:p text:style-name="P4">
Дорогі колеги!</text:p>
      <text:p text:style-name="P4">
Майже за 15 місяців повномасштабної війни ми спільно з вами ухвалили сотнібезпекових рішень. Це формування коаліцій оборонної підтримки, санкції протиагресора, захист ринків, зокрема енергетики та продовольчого ринку, захистфінансової стійкості України.</text:p>
      <text:p text:style-name="P4">
Кожне рішення для захисту України та свободи гарантує збереження міжнародногопорядку, заснованого на правилах. Як із цеглинок зростає будинок, так і знаших із вами рішень зростає свобода — ми її гарантуємо. Ми, демократії.</text:p>
      <text:p text:style-name="P4">
І наша відповідь, по суті, є основою для обов’язкових правил запобіганняагресії.</text:p>
      <text:p text:style-name="P4">
Україна наголошує на принципі превентивної безпеки. Ось чому наші пропозиціїщодо пакету гарантій безпеки для України — коли вони запрацюють — станутьмиротворчим чинником. І не лише для нас.</text:p>
      <text:p text:style-name="P4">
У світі є «безпекові парасольки». І вони мають відкритися, коли небо почорніє.Але як це буде та чи вистоїть свобода в час, поки «безпекова парасолька»розширюватиметься на нового союзника?</text:p>
      <text:p text:style-name="P4">
Так само, як наші з вами дії протягом цієї війни врятували міжнародне право тасвободу, наші гарантії безпеки працюватимуть на недопущення трагедії війни.Вони працюватимуть, щоб зупинити потенційного агресора.</text:p>
      <text:p text:style-name="P4">
Україна хотіла б, щоб наші команди розставили крапки над «і» у справі гарантійбезпеки до Вільнюса — саміту, на який очікує євроатлантика.</text:p>
      <text:p text:style-name="P4">
Дякую вам, пане Президенте Байдене, що ви наповнюєте змістом глобальний брендбезпеки для демократії! Дякую за лідерство, за зброю, за рішення протренування пілотів. Я вірю, що крила нашої спільної свободи будуть очевиднонайміцнішими у світі! Дякую обом партіям Конгресу і вашій, пане Президенте,команді та всім волелюбним американським серцям.</text:p>
      <text:p text:style-name="P4">
Дякую тобі, Олафе, пане канцлере, за твою рішучість, яка змінює історію накористь демократії, за довготривалу оборонну та фінансову підтримку України,яка дає стійкість усій нашій вільній Європі. Дякую твоїм колегам в уряді,дякую Бундестагу й усьому народу Німеччини.</text:p>
      <text:p text:style-name="P4">
Дякую тобі, Ріші, пане Премʼєр-міністре, за твою енергію, яка додає нам більшдалекоглядних і більш далекобійних можливостей. Вірю, що твоє лідерстводопоможе дати очевидну силу праву, коли разом із нашими партнерами створимотрибунал щодо агресії Росії. Дякую твоїм колегам-міністрам, британськомупарламенту і всьому британському народу.</text:p>
      <text:p text:style-name="P4">
Дякую тобі, Еммануелю, пане Президенте, за те, що ти бережеш цінностіРеспубліки й що підтримка Францією України є проявом поваги до свободинародів, до рівності в міжнародних відносинах, до братерства між людьми.Дякую, Франціє!</text:p>
      <text:p text:style-name="P4">
Дякую Джорджі Мелоні за те, що сила її характеру додає сили нам усім. Дякуюіталійському уряду, парламенту та всім італійцям, які підтримують захист нашихлюдей.</text:p>
      <text:p text:style-name="P4">
Дякую тобі, Джастіне, пане Премʼєр-міністре, за вміння бути першим у багатьохпитаннях і за те, що в кожному питанні ми знаходимо спільну мову. Дуже важливодовести до результатів нашу спільну роботу у розмінуванні в Україні, цесправді зберігає життя. Дякую всьому політичному класу та всьому народуКанади, який так цінує мир.</text:p>
      <text:p text:style-name="P4">
Дякую тобі, Шарлю, дякую тобі, Урсуло, за те, що під вашим керівництвомєвроінституції стали більше ніж інституціями. Колись говорили, що ЄС — цебюрократія. Ви доводите, що наше об’єднання тримається не на бюрократії, а наспільних цінностях, які дають нам сильний курс!</text:p>
      <text:p text:style-name="P4">
Дякую вам, Фуміо, пане Прем’єр-міністре, за очевидне лідерство Японії в Азії узахисті міжнародного права, дякую за всебічну підтримку з боку вашої держави йваших людей.</text:p>
      <text:p text:style-name="P4">
Дорогі колеги!</text:p>
      <text:p text:style-name="P4">
Нас об’єднує ще один принцип — раціональність. Ми завжди діємо практично,захищаючи наші цінності. І очевидним вираженням раціональності є українськаформула миру. Я дякую вам за підтримку нашої формули.</text:p>
      <text:p text:style-name="P4">
Напередодні я був на саміті Ліги арабських держав, і ми робимо все, щобобʼєднати увесь світ навколо формули миру — навколо мирного саміту, який дастьпоштовх реалізації формули.</text:p>
      <text:p text:style-name="P4">
Хотілося б у межах наших зустрічей сьогодні обговорити кроки з реалізаціїформули та деталі організації мирного саміту.</text:p>
      <text:p text:style-name="P4">
Дякую.</text:p>
      <text:p text:style-name="P4">
Source: <text:a xlink:type="simple" xlink:href="https://armyinform.com.ua/2023/05/21/nam-potribne-globalne-liderstvo-demokratiyi-vystup-prezydenta-volodymyra-zelenskogo-na-sesiyi-samitu-krayin-velykoyi-simky-ta-ukrayiny/" text:style-name="Internet_20_link" text:visited-style-name="Visited_20_Internet_20_Link">
https://armyinform.com.ua/2023/05/21/nam-potribne-globalne-liderstvo-demokratiyi-vystup-prezydenta-volodymyra-zelenskogo-na-sesiyi-samitu-krayin-velykoyi-simky-ta-ukrayiny/</text:a>
</text:p>
      <!--NEWS-->
      <text:h text:style-name="P10" text:outline-level="1">
<text:span text:style-name="T4">
Сили оборони за добу ліквідували 730 окупантів та знищили 84 одиниці ворожого озброєння</text:span>
</text:h>
      <text:p text:style-name="P4">
Author: ['АРМІЯINFORM']</text:p>
      <text:p text:style-name="P4">
Time: 2023-05-21T52:00:00-04:00</text:p>
      <text:p text:style-name="P4">
Description: Загальні бойові втрати противника з 24.02.22 по 21.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_21-05-2023-scaled.jpg" text:style-name="Internet_20_link" text:visited-style-name="Visited_20_Internet_20_Link">
vtraty_21-05-2023-scaled.jpg</text:a>
']</text:p>
      <text:p text:style-name="P4">
Tags: ['STOPRUSSIA', 'АГРЕСІЯ РФ', 'ВІЙНА', 'ВТОРГНЕННЯ РФ', 'ВТРАТИ ВОРОГА', 'ГШ ЗСУ']</text:p>
      <text:p text:style-name="P4">
Category: News</text:p>
      <!--METADATA-->
      <text:p text:style-name="P4">
<draw:frame draw:style-name="fr1" draw:name="Image25" text:anchor-type="as-char" svg:width="6.9236in" svg:height="6.912061in" draw:z-index="0">
<draw:image xlink:href="../Images/AРМІЯINFORM/2023-05-21T52-00-00-04-00/vtraty_21-05-2023-scaled.jpg" xlink:type="simple" xlink:show="embed" xlink:actuate="onLoad" draw:mime-type="image/jpeg"/>
</draw:frame>
</text:p>
      <text:p text:style-name="P4">
Загальні бойові втрати противника з 24.02.22 по 21.05.23 орієнтовностановлять:</text:p>
      <ul>
        <li>
<text:span text:style-name="T4">
особового складу ‒</text:span>
 203160 (+730) осіб ліквідовано  * <text:span text:style-name="T4">
танків ‒</text:span>
 3783 (+2)  * <text:span text:style-name="T4">
бойових броньованих машин ‒</text:span>
 7398 (+16)  * <text:span text:style-name="T4">
артилерійських систем ‒</text:span>
 3258 (+29)  * <text:span text:style-name="T4">
РСЗВ ‒</text:span>
 564 (0)  * <text:span text:style-name="T4">
засоби ППО ‒</text:span>
 327 (+2)  * <text:span text:style-name="T4">
літаків ‒</text:span>
 308 (0)  * <text:span text:style-name="T4">
гелікоптерів ‒</text:span>
 294 (0)  * <text:span text:style-name="T4">
БПЛА оперативно-тактичного рівня ‒</text:span>
 2822 (+21)  * <text:span text:style-name="T4">
крилаті ракети ‒</text:span>
 1011 (0)  * <text:span text:style-name="T4">
кораблі / катери ‒</text:span>
 18 (0)  * <text:span text:style-name="T4">
автомобільної техніки та автоцистерн ‒</text:span>
 6115 (+12)  * <text:span text:style-name="T4">
спеціальна техніка ‒</text:span>
 425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1.05.23.</text:p>
      <text:p text:style-name="P4">
Source: <text:a xlink:type="simple" xlink:href="https://armyinform.com.ua/2023/05/21/syly-oborony-za-dobu-likviduvaly-730-okupantiv-ta-znyshhyly-84-odynyczi-vorozhogo-ozbroyennya/" text:style-name="Internet_20_link" text:visited-style-name="Visited_20_Internet_20_Link">
https://armyinform.com.ua/2023/05/21/syly-oborony-za-dobu-likviduvaly-730-okupantiv-ta-znyshhyly-84-odynyczi-vorozhogo-ozbroyennya/</text:a>
</text:p>
      <!--NEWS-->
      <text:h text:style-name="P10" text:outline-level="1">
<text:span text:style-name="T4">
Виступ Володимира Зеленського на робочій сесії саміту «Назустріч мирному, стабільному та процвітаючому світу» за участю країн G7, України та партнерів</text:span>
</text:h>
      <text:p text:style-name="P4">
Author: ['АРМІЯINFORM']</text:p>
      <text:p text:style-name="P4">
Time: 2023-05-21T53:00:00-04:00</text:p>
      <text:p text:style-name="P4">
Description: Пане Прем’єр-міністре Кішідо!    Дорогі лідери!    Усі ми маємо шанс стати співавто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861b75f55a77d6a9cc8d50009867a4f_1684641971_extra_large.jpeg" text:style-name="Internet_20_link" text:visited-style-name="Visited_20_Internet_20_Link">
f861b75f55a77d6a9cc8d50009867a4f_1684641971_extra_large.jpeg</text:a>
']</text:p>
      <text:p text:style-name="P4">
Tags: ['STOPRUSSIA', 'АГРЕСІЯ РФ', 'ВІЙНА', 'ВОЛОДИМИР ЗЕЛЕНСЬКИЙ', 'ВТОРГНЕННЯ РФ', 'КРАЇН G7', 'ОФІС ПРЕЗИДЕНТА УКРАЇНИ']</text:p>
      <text:p text:style-name="P4">
Category: News</text:p>
      <!--METADATA-->
      <text:p text:style-name="P4">
<draw:frame draw:style-name="fr1" draw:name="Image26" text:anchor-type="as-char" svg:width="6.9236in" svg:height="4.617948in" draw:z-index="0">
<draw:image xlink:href="../Images/AРМІЯINFORM/2023-05-21T53-00-00-04-00/f861b75f55a77d6a9cc8d50009867a4f_1684641971_extra_large.jpeg" xlink:type="simple" xlink:show="embed" xlink:actuate="onLoad" draw:mime-type="image/jpeg"/>
</draw:frame>
</text:p>
      <text:p text:style-name="P4">
<text:span text:style-name="T4">
Пане Прем’єр-міністре Кішідо!</text:span>
</text:p>
      <text:p text:style-name="P4">
<text:span text:style-name="T4">
Дорогі лідери!</text:span>
</text:p>
      <text:p text:style-name="P4">
Усі ми маємо шанс стати співавторами миру. Цей мир буде не для однієї країни,як і ця війна несе шкоду не лише Україні. Статут ООН і порядок, заснований направилах, був зруйнований.</text:p>
      <text:p text:style-name="P4">
Кожен у світі відчув деструктивні наслідки російської агресії. Хтосьпостраждав від шалених стрибків цін на продовольство чи енергоресурси. Хтосьбачить, що у разі катастрофи на окупованій Росією атомній станції вітер донесерадіоактивне забруднення до його землі. Хтось знає, що якщо Росії вдастьсязалишити собі вкрадену українську територію, то й по його землю прийдеагресивний сусід.</text:p>
      <text:p text:style-name="P4">
Наш світ великий, але всі ми в ньому — разом. І це наша спільна справа — мир.</text:p>
      <text:p text:style-name="P4">
Свого часу, до 24 лютого, Україна провела з Росією понад 180 раундівпереговорів — 183 — у різних форматах щодо припинення агресії. У тихпереговорах були поважні міжнародні посередники, і вони бачили, що Росія нешукає миру.</text:p>
      <text:p text:style-name="P4">
Перемир’я не працювало. Воно тривало сім років, і за цей час загинули тисячілюдей. Зараз нічого не змінилось, окрім того, що ми, захищаючись, значнопослабили Росію. Зараз вона відверто шукає заморозки війни. Не заради спокою,а заради того, щоб виграти трохи часу, наростити сили й ударити знову.</text:p>
      <text:p text:style-name="P4">
Той, хто став на шлях терору, сам із нього не сходить.</text:p>
      <text:p text:style-name="P4">
Ось чому потрібні наша формула миру та міжнародне право. Україна запропонувалаформулу миру світові. Поки російські загарбники залишаються на нашій землі,ніхто не сяде за стіл переговорів із Росією. Колонізатор має піти геть. Алесвіт має силу, достатню для того, щоб крок за кроком змусити Росію відновитимир. Ми довели це.</text:p>
      <text:p text:style-name="P4">
Як приклад — продовольча безпека. Це один із пунктів нашої формули миру.</text:p>
      <text:p text:style-name="P4">
Коли Росія заблокувала наше море, ми знайшли вихід. Ми домовилися з ООН іТуреччиною створити коридор для експорту продовольства, щоб ніхто у світі нестраждав від голоду чи дефіциту їжі.</text:p>
      <text:p text:style-name="P4">
Разом ми стабілізували ринки. Отже, ми дали світу елемент миру. І за аналогієюце може спрацювати й щодо кожного іншого пункту формули миру, починаючи відрадіаційної — що є дуже небезпечним — та енергетичної безпеки й закінчуючивідновленням повної сили Статуту ООН та нашої територіальної цілісності, щобули порушені Росією.</text:p>
      <text:p text:style-name="P4">
Ми розробили формулу миру так, щоб кожен її пункт був підтриманий резолюціямиООН. Так, щоб кожен у світі міг обрати собі той пункт, який здатен допомогтиреалізувати.</text:p>
      <text:p text:style-name="P4">
До речі, я хотів сказати вам, що всі ці пункти базуються на цих резолюціях, івсі ваші країни в різні роки підтримували й голосували за ці резолюції. Ядумаю, що це дуже важливо.</text:p>
      <text:p text:style-name="P4">
Від Японії до арабських країн, від Європи до Латинської Америки — ми знаходимопідтримку для формули миру. І ми продовжуємо цю роботу.</text:p>
      <text:p text:style-name="P4">
Скоро — 500 днів повномасштабної війни, вже в липні це буде. І це символічнийпроміжок часу, хороший місяць, щоб зібрати саміт формули миру — саміт світовоїбільшості. Саміт усіх, хто поважає чесність і хоче закінчити цю війну. Язапрошую вас приєднатися до спільних зусиль!</text:p>
      <text:p text:style-name="P4">
Навіть якщо нас розділяє відстань, нас об’єднує спільне розуміння: ви бзахищалися, якби у ваш дім вдерлися, якби ворог прийшов до ваших воріт ідепортував ваших дітей, ви б не здалися колонізаторам, ви б об’єдналися всімсвітом, ви б боролися, як боремося ми.</text:p>
      <text:p text:style-name="P4">
<text:span text:style-name="T4">
Дякую!</text:span>
</text:p>
      <text:p text:style-name="P4">
Source: <text:a xlink:type="simple" xlink:href="https://armyinform.com.ua/2023/05/21/vystup-volodymyra-zelenskogo-na-robochij-sesiyi-samitu-nazustrich-myrnomu-stabilnomu-ta-proczvitayuchomu-svitu-za-uchastyu-krayin-g7-ukrayiny-ta-partneriv/" text:style-name="Internet_20_link" text:visited-style-name="Visited_20_Internet_20_Link">
https://armyinform.com.ua/2023/05/21/vystup-volodymyra-zelenskogo-na-robochij-sesiyi-samitu-nazustrich-myrnomu-stabilnomu-ta-proczvitayuchomu-svitu-za-uchastyu-krayin-g7-ukrayiny-ta-partneriv/</text:a>
</text:p>
      <!--NEWS-->
      <text:h text:style-name="P10" text:outline-level="1">
<text:span text:style-name="T4">
Незабаром — літні канікули. Де цього року безплатно або на пільгових умовах зможуть відпочити діти військовослужбовців</text:span>
</text:h>
      <text:p text:style-name="P4">
Author: ['Володимир Поліщук']</text:p>
      <text:p text:style-name="P4">
Time: 2023-05-21T89:00:00-04:00</text:p>
      <text:p text:style-name="P4">
Description: Незабаром — літні канікули. Міністерство освіти встановило, що цього року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9b7d4b3-d0dd-4d73-823d-4ed6cd2faf09-scaled.jpg" text:style-name="Internet_20_link" text:visited-style-name="Visited_20_Internet_20_Link">
a9b7d4b3-d0dd-4d73-823d-4ed6cd2faf09-scaled.jpg</text:a>
']</text:p>
      <text:p text:style-name="P4">
Tags: ['ВІДПОЧИНОК', 'ДІТИ УЧАСНИКІВ АТО', 'СОЦІАЛЬНИЙ ЗАХИСТ']</text:p>
      <text:p text:style-name="P4">
Category: News</text:p>
      <!--METADATA-->
      <text:p text:style-name="P4">
<draw:frame draw:style-name="fr1" draw:name="Image27" text:anchor-type="as-char" svg:width="6.9236in" svg:height="4.604194in" draw:z-index="0">
<draw:image xlink:href="../Images/AРМІЯINFORM/2023-05-21T89-00-00-04-00/a9b7d4b3-d0dd-4d73-823d-4ed6cd2faf09-scaled.jpg" xlink:type="simple" xlink:show="embed" xlink:actuate="onLoad" draw:mime-type="image/jpeg"/>
</draw:frame>
 Фотоз сайту edik-camp.com</text:p>
      <text:p text:style-name="P4">
<text:span text:style-name="T4">
Незабаром — літні канікули. Міністерство освіти встановило, що цього рокувони розпочнуться 25 травня і триватимуть до 1 вересня.</text:span>
</text:p>
      <text:p text:style-name="P4">
<text:span text:style-name="T4">
І хоча кількість дитячих таборів в Україні у зв’язку із російською агресієюта окупацією частини її території суттєво зменшилася, наші діти все ж матимутьможливість відпочити і оздоровитися. Кореспондент АрміяInform спробувавз’ясувати, які дитячі табори цього літа безплатно або на пільгових умовахприйматимуть дітей військовослужбовців.</text:span>
</text:p>
      <text:h text:style-name="P12" text:outline-level="3">
<text:span text:style-name="T4">
<text:span text:style-name="T4">
Літні табори, безплатні для дітей військовослужбовців</text:span>
</text:span>
</text:h>
      <text:p text:style-name="P4">
<text:a xlink:type="simple" xlink:href="https://www.enableme.com.ua/ua/article/bezkostovni-litni-tabori-dla-ditej-u-2023-roci-9944" text:style-name="Internet_20_link" text:visited-style-name="Visited_20_Internet_20_Link">
Перелік</text:a>
 безплатних літніх таборів для дітей у 2023 році надає<text:a xlink:type="simple" xlink:href="http://enableme.com.ua/" text:style-name="Internet_20_link" text:visited-style-name="Visited_20_Internet_20_Link">
enableme.com.ua</text:a>
.</text:p>
      <text:p text:style-name="P4">
У 2023 році кілька організацій відкрили набір у пільгові дитячі літні таборидля реабілітації та відпочинку дітей. У цій статті ви зможете знайтиінформацію про умови отримання безплатного відпочинку, а також контактнуінформацію організаторів таборів.</text:p>
      <text:h text:style-name="P12" text:outline-level="3">
<text:span text:style-name="T4">
<text:span text:style-name="T4">
Ukrainian Gen Camp</text:span>
</text:span>
</text:h>
      <text:p text:style-name="P4">
З 17 квітня у Карпатах почав роботу Gen.Camp — оздоровчо-освітній табір дляпсихологічної реабілітації дітей з гарячих точок України. Це безплатнаініціатива, яку фінансує фундація Олени Зеленської.</text:p>
      <text:p text:style-name="P4">
Участь у таборі безплатна, реабілітація проводиться за кошти українськихмеценатів.</text:p>
      <text:p text:style-name="P4">
Хто може стати учасником Gen.Camp?</text:p>
      <text:p text:style-name="P4">
Діти віком 7-11 років, які мають яскраво виражені ознаки психологічної травми,спричиненої війною, та потребують якнайшвидшої допомоги.</text:p>
      <text:h text:style-name="P12" text:outline-level="3">
<text:span text:style-name="T4">
<text:span text:style-name="T4">
Літній безплатний реабілітаційний табір «Небокрай»</text:span>
</text:span>
</text:h>
      <text:p text:style-name="P4">
Безплатний реабілітаційний табір для дітей був створений за ініціативи КАД«Небокрай», та проводиться за підтримки Благодійної Організації «БФ СЯГАЙНЕБЕС», а також благодійників — фізичних та юридичних осіб як в Україні, так іза її межами.</text:p>
      <text:p text:style-name="P4">
Мета проєкту — надання безплатного відпочинку та створення сприятливих умовдля швидкої реабілітації дітей, що постраждали від збройної агресії російськоїфедерації в Україні.</text:p>
      <text:p text:style-name="P4">
Табір відбудеться влітку 2023 року на Закарпатті в Україні, в дві зміни. Першазміна 1-16 липня, друга зміна 15-30 серпня 2023 року. Кількість дітей на зміні— до 60 дітей. Зміна триває 14 днів.</text:p>
      <text:p text:style-name="P4">
З дітьми будуть працювати професійні дитячі психологи, кемплідери-аніматори,спортивні інструктори та педагоги. Розроблена та відпрацьована активнадозвільна програма, мета якої швидко переключити свідомість дітей і повернутиїх до умов мирного життя.</text:p>
      <text:p text:style-name="P4">
Хто може отримати відпочинок у таборі «Небокрай»?</text:p>
      <text:p text:style-name="P4">
Ви можете подати заявку на безплатну реабілітацію та відпочинок дитини віком9-16 років, якщо з 24 лютого 2022 року вона ще не проходила реабілітацію втаборі «Небокрай».</text:p>
      <text:p text:style-name="P4">
Табір приймає дітей, що втратили близьких внаслідок військових дій, котріперебували в окупації, знаходилися під щільними інтенсивними обстрілами,втратили житло.</text:p>
      <text:p text:style-name="P4">
Безплатно відпочиватимуть також діти, чиї батьки/батько воюють в зоні активнихбойових дій. Якщо у Вас виникли питання щодо табору можна зв’язатися з<text:a xlink:type="simple" xlink:href="https://www.facebook.com/nebokray.club" text:style-name="Internet_20_link" text:visited-style-name="Visited_20_Internet_20_Link">
організаторами</text:a>
 за телефонами+38(095)277-75-72, +38(096)065-65-04, або надіслати питання на адресу <text:a xlink:type="simple" xlink:href="https://armyinform.com.ua/cdn-cgi/l/email-protection#e6888384898d94879fc8858a9384a6818b878f8ac885898b" text:style-name="Internet_20_link" text:visited-style-name="Visited_20_Internet_20_Link">
[emailprotected]com</text:a>
</text:p>
      <text:h text:style-name="P12" text:outline-level="3">
<text:span text:style-name="T4">
<text:span text:style-name="T4">
Табір Ранчо «Едельвейс»</text:span>
</text:span>
</text:h>
      <text:p text:style-name="P4">
За 2022 рік табір Ранчо «Едельвейс» у Карпатах прийняв 358 дитини безплатно. У2023 році табір продовжує повертати дитинство маленьким українцям.</text:p>
      <text:p text:style-name="P4">
Хто може отримати безплатний відпочинок у таборі Ранчо «Едельвейс»?</text:p>
      <text:p text:style-name="P4">
Улітку 2023 пільговий статус для відпочинку дітей за благодійні коштинадається: дітям, які втратили одного або двох батьків внаслідок російськоїагресії; дітям військовослужбовців, які в цей момент захищають країну в зонібойових дій; дітям, які мають статус ВПО та з об’єктивних причин не можутьповернутися додому (зруйноване житло, окупована територія або зона бойовихдій).</text:p>
      <text:p text:style-name="P4">
Пільговий статус не надається дітям, які вже відпочивали у таборі заблагодійні кошти у 2022-2023 роках. <text:span text:style-name="T4">
Для запису у лист очікування необхіднонадати:</text:span>
</text:p>
      <ul>
        <li>
прізвище та ім’я дитини;  * дату народження;  * місто, інформація про трансфер (Київ/Дніпро/Одеса/Львів);  * ПІБ одного з батьків, номер телефону з Вайбером;  * е-mail одного з батьків;  * скан-копію документа, що підтверджує пільговий статус.</li>
      </ul>
      <text:p text:style-name="P4">
Source: <text:a xlink:type="simple" xlink:href="https://armyinform.com.ua/2023/05/21/nezabarom-litni-kanikuly-de-czogo-roku-bezkoshtovno-abo-na-pilgovyh-umovah-zmozhut-vidpochyty-dity-vijskovosluzhbovcziv/" text:style-name="Internet_20_link" text:visited-style-name="Visited_20_Internet_20_Link">
https://armyinform.com.ua/2023/05/21/nezabarom-litni-kanikuly-de-czogo-roku-bezkoshtovno-abo-na-pilgovyh-umovah-zmozhut-vidpochyty-dity-vijskovosluzhbovcziv/</text:a>
</text:p>
      <!--NEWS-->
      <text:h text:style-name="P10" text:outline-level="1">
<text:span text:style-name="T4">
Втрати ворога за тиждень — 4280 окупантів та 542 одиниць озброєння та військової техніки</text:span>
</text:h>
      <text:p text:style-name="P4">
Author: ['АРМІЯINFORM']</text:p>
      <text:p text:style-name="P4">
Time: 2023-05-21T93:00:00-04:00</text:p>
      <text:p text:style-name="P4">
Description: Про це у своєму Telegram-каналі написав Перший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e9dfc8e-0c31-46e2-80bd-d9b03ecf74b1.jpg" text:style-name="Internet_20_link" text:visited-style-name="Visited_20_Internet_20_Link">
ee9dfc8e-0c31-46e2-80bd-d9b03ecf74b1.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28" text:anchor-type="as-char" svg:width="6.9236in" svg:height="5.014077in" draw:z-index="0">
<draw:image xlink:href="../Images/AРМІЯINFORM/2023-05-21T93-00-00-04-00/ee9dfc8e-0c31-46e2-80bd-d9b03ecf74b1.jpg" xlink:type="simple" xlink:show="embed" xlink:actuate="onLoad" draw:mime-type="image/jpeg"/>
</draw:frame>
</text:p>
      <text:p text:style-name="P4">
Про це у своєму Telegram-каналі <text:a xlink:type="simple" xlink:href="https://t.me/Pavliuk_KSV/4273" text:style-name="Internet_20_link" text:visited-style-name="Visited_20_Internet_20_Link">
написав</text:a>
Перший заступник Міністра оборони України генерал-лейтенант Олександр Павлюк.</text:p>
      <text:p text:style-name="P4">
<text:span text:style-name="T4">
Втрати ворога за тиждень:</text:span>
</text:p>
      <ul>
        <li>
4280 знищених окупантів,  * 542 одиниць озброєння та військової техніки</li>
      </ul>
      <text:p text:style-name="P4">
<text:span text:style-name="T4">
За тиждень з 15 по 21 травня Силами оборони України знищено близько 4280осіб особового складу противника.</text:span>
</text:p>
      <text:p text:style-name="P4">
<text:span text:style-name="T4">
Суттєвих втрат зазнали озброєння/військова техніка російських військ:</text:span>
</text:p>
      <ul>
        <li>
27 танків  * 73 бойових броньованих машини  * 142 артилерійських системи  * 2 РСЗВ  * 13 установок ППО  * 97 одиниць автотехніки  * 21 одиниця спецтехніки</li>
      </ul>
      <text:p text:style-name="P4">
Окрім цього нашими захисниками збито 41 ворожу ракету та 126 БпЛА.</text:p>
      <text:p text:style-name="P4">
Тримаємо темп! Разом до Перемоги!</text:p>
      <text:p text:style-name="P4">
Source: <text:a xlink:type="simple" xlink:href="https://armyinform.com.ua/2023/05/21/vtraty-voroga-za-tyzhden-4280-osib-ta-542-odynycz-ozbroyennya-ta-vijskovoyi-tehniky/" text:style-name="Internet_20_link" text:visited-style-name="Visited_20_Internet_20_Link">
https://armyinform.com.ua/2023/05/21/vtraty-voroga-za-tyzhden-4280-osib-ta-542-odynycz-ozbroyennya-ta-vijskovoyi-tehniky/</text:a>
</text:p>
      <!--NEWS-->
      <text:h text:style-name="P10" text:outline-level="1">
<text:span text:style-name="T4">
На Сумщині оголошують евакуацію із окремих населених пунктів Охтирської громади</text:span>
</text:h>
      <text:p text:style-name="P4">
Authors: Ukrinform (Person)</text:p>
      <text:p text:style-name="P4">
Publisher: Укринформ (Organization)</text:p>
      <text:p text:style-name="P4">
Published Time: 2023-05-22T-120:44:00+03:00</text:p>
      <text:p text:style-name="P4">
Modified Time: 2023-05-22T17:44:00+03:00</text:p>
      <text:p text:style-name="P4">
Description: На Сумщині оголошують евакуацію цивільних громадян із окремих населених пунктів Охтирської громади. — Укрінформ.</text:p>
      <text:p text:style-name="P4">
Images: ['<text:a xlink:type="simple" xlink:href="https://static.ukrinform.com/photos/2022_05/thumb_files/630_360_1653289692-302.jpg" text:style-name="Internet_20_link" text:visited-style-name="Visited_20_Internet_20_Link">
630_360_16532...</text:a>
']</text:p>
      <text:p text:style-name="P4">
Tags: ['Евакуація', 'Обстріл', 'Сумщина', 'Війна з Росією']</text:p>
      <text:p text:style-name="P4">
Type: Article</text:p>
      <!--METADATA-->
      <text:p text:style-name="P4">
<draw:frame draw:style-name="fr1" draw:name="Image29" text:anchor-type="as-char" svg:width="6.9236in" svg:height="3.956343in" draw:z-index="0">
<draw:image xlink:href="../Images/yкринформ/2023-05-22T-120-44-00-03-00/630_360_1653289692-302.jpg" xlink:type="simple" xlink:show="embed" xlink:actuate="onLoad" draw:mime-type="image/jpeg"/>
</draw:frame>
 НаСумщині оголошують евакуацію цивільних громадян із окремих населених пунктівОхтирської громади.</text:p>
      <text:p text:style-name="P4">
Про це повідомили у <text:a xlink:type="simple" xlink:href="http://t.me/Sumy_news_ODA/16338" text:style-name="Internet_20_link" text:visited-style-name="Visited_20_Internet_20_Link">
 </text:a>
 Сумської ОВА, передаєУкрінформ.</text:p>
      <text:p text:style-name="P4">
"Ворог значно підвищив вогневий вплив на територію окремих прикордонних громадОхтирського району. З метою недопущення загибелі людей в цих громадахздійснюються заходи щодо убезпечення жителів, в тому числі перевезеннябажаючих в безпечні місця", – йдеться у повідомленні.</text:p>
      <text:p text:style-name="P4">
Як повідомляється, засобами транспорту ці громади забезпечені.</text:p>
      <text:p text:style-name="P4">
<text:span text:style-name="T4">
Читайте також:</text:span>
 <text:a xlink:type="simple" xlink:href="https://www.ukrinform.ua/rubric-regions/3703630-na-dnipropetrovsini-organizuvali-19-evakuacijnih-rejsiv.html" text:style-name="Internet_20_link" text:visited-style-name="Visited_20_Internet_20_Link">
 <text:span text:style-name="T4">
евакуацій</text:span>
 </text:a>
</text:p>
      <text:p text:style-name="P4">
Також в ОВА зазначили, що на місці наразі перебувають керівництво районноївійськової адміністрації, представники <text:a xlink:type="simple" xlink:href="https://www.ukrinform.ua/tag-policia" text:style-name="Internet_20_link" text:visited-style-name="Visited_20_Internet_20_Link">
 </text:a>
 .</text:p>
      <text:p text:style-name="P4">
У військовій адміністрації наголосили, що ситуація в області контрольована.</text:p>
      <text:p text:style-name="P4">
Громадян просять зберігати спокій і користуватися тільки офіційними джереламиінформації, в жодному разі не розповсюджувати чутки та фейки.</text:p>
      <text:p text:style-name="P4">
<text:span text:style-name="T4">
Читайте також:</text:span>
 <text:a xlink:type="simple" xlink:href="https://www.ukrinform.ua/rubric-ato/3711487-vijska-rf-trici-obstrilali-prikordonna-cernigivsini-i-sumsini.html" text:style-name="Internet_20_link" text:visited-style-name="Visited_20_Internet_20_Link">
 <text:span text:style-name="T4">
Сумщині</text:span>
 </text:a>
</text:p>
      <text:p text:style-name="P4">
Як повідомлялося, упродовж 21 травня російські агресори <text:a xlink:type="simple" xlink:href="https://www.ukrinform.ua/rubric-ato/3712365-vorog-za-den-obstrilav-sim-gromad-sumsini-poskodzeni-zitlovi-budinki.html" text:style-name="Internet_20_link" text:visited-style-name="Visited_20_Internet_20_Link">
</text:a>
 .</text:p>
      <text:p text:style-name="P4">
Source: <text:a xlink:type="simple" xlink:href="https://www.ukrinform.ua/rubric-regions/3712699-na-sumsini-ogolosuut-evakuaciu-iz-okremih-naselenih-punktiv-ohtirskoi-gromadi.html" text:style-name="Internet_20_link" text:visited-style-name="Visited_20_Internet_20_Link">
https://www.ukrinform.ua/rubric-regions/3712699-na-sumsini-ogolosuut-evakuaciu-iz-okremih-naselenih-punktiv-ohtirskoi-gromadi.html</text:a>
</text:p>
      <!--NEWS-->
      <text:h text:style-name="P10" text:outline-level="1">
<text:span text:style-name="T4">
Сили спецоперацій знищили спостережний комплекс РФ, який виявляв техніку й бійців ЗСУ</text:span>
</text:h>
      <text:p text:style-name="P4">
Authors: Ukrinform (Person)</text:p>
      <text:p text:style-name="P4">
Publisher: Укринформ (Organization)</text:p>
      <text:p text:style-name="P4">
Published Time: 2023-05-22T-124:41:00+03:00</text:p>
      <text:p text:style-name="P4">
Modified Time: 2023-05-22T17:41:00+03:00</text:p>
      <text:p text:style-name="P4">
Description: Бійці Сил спеціальних операцій Збройних сил України за допомогою ударного дрона знищили російський оптико-електронний комплекс "Іронія", призначений для спостереження та збирання інформації про різні об’єкти. — Укрінформ.</text:p>
      <text:p text:style-name="P4">
Images: ['<text:a xlink:type="simple" xlink:href="https://static.ukrinform.com/photos/2023_05/thumb_files/630_360_1684766484-610.png" text:style-name="Internet_20_link" text:visited-style-name="Visited_20_Internet_20_Link">
630_360_16847...</text:a>
']</text:p>
      <text:p text:style-name="P4">
Tags: ['Безпілотник', 'ССО', 'Війна з Росією']</text:p>
      <text:p text:style-name="P4">
Type: Article</text:p>
      <!--METADATA-->
      <text:p text:style-name="P4">
<draw:frame draw:style-name="fr1" draw:name="Image30" text:anchor-type="as-char" svg:width="6.9236in" svg:height="3.956343in" draw:z-index="0">
<draw:image xlink:href="../Images/yкринформ/2023-05-22T-124-41-00-03-00/630_360_1684766484-610.png" xlink:type="simple" xlink:show="embed" xlink:actuate="onLoad" draw:mime-type="image/png"/>
</draw:frame>
 БійціСил спеціальних операцій Збройних сил України за допомогою ударного дроназнищили російський оптико-електронний комплекс "Іронія", призначений дляспостереження та збирання інформації про різні об’єкти.</text:p>
      <text:p text:style-name="P4">
Як передає Укрінформ, про це пресслужба Сил спецоперацій повідомила в <text:a xlink:type="simple" xlink:href="http://t.me/ukr_sof/562" text:style-name="Internet_20_link" text:visited-style-name="Visited_20_Internet_20_Link">
</text:a>
 .</text:p>
      <text:p text:style-name="P4">
Комплекс був встановлений загарбниками на одній з операційних ділянок. За йогодопомогою вони збирали інформацію про дії Сил оборони України та виявлялитехніку й особовий склад ЗСУ.</text:p>
      <text:p text:style-name="P4">
Тепловізор і далекомір, якими оснащені такі комплекси, а також функціявідеозйомки дозволяли ворогу вести цілодобове спостереження та вчаснореагувати на дії українських підрозділів.</text:p>
      <text:p text:style-name="P4">
_Відео:<text:a xlink:type="simple" xlink:href="https://t.me/ukr_sof/562" text:style-name="Internet_20_link" text:visited-style-name="Visited_20_Internet_20_Link">
 </text:a>
 _</text:p>
      <text:p text:style-name="P4">
"Група ССО України з допомогою ударного дрона відпрацювала по ворожомукомплексу і знищила його, позбавивши противника важливого елементу розвідки.Під час роботи воїнів ССО їх прикриття забезпечували дружні підрозділи Силоборони України", — зазначили в пресслужбі.</text:p>
      <text:p text:style-name="P4">
<text:span text:style-name="T4">
Читайте також:</text:span>
 <text:a xlink:type="simple" xlink:href="https://www.ukrinform.ua/rubric-ato/3708202-sili-specoperacij-znisili-dvi-rosijskih-sau-na-hersonskomu-napramku.html" text:style-name="Internet_20_link" text:visited-style-name="Visited_20_Internet_20_Link">
 <text:span text:style-name="T4">
Сили</text:span>
 <text:span text:style-name="T4">
спецоперацій</text:span>
</text:a>
</text:p>
      <text:p text:style-name="P4">
Як повідомляв Укрінформ, у ході розв'язаної проти України повномасштабноївійни <text:a xlink:type="simple" xlink:href="https://www.ukrinform.ua/rubric-ato/3712403-sili-oboroni-za-dobu-znisili-720-zagarbnikiv-i-litak.html" text:style-name="Internet_20_link" text:visited-style-name="Visited_20_Internet_20_Link">
 </text:a>
 близько 203 тисяч 880 своїх військових ітисячі одиниць бойової техніки.</text:p>
      <text:p text:style-name="P4">
<text:span text:style-name="T5">
Фото: Ірина Назарчук/RFE/RL</text:span>
</text:p>
      <text:p text:style-name="P4">
Source: <text:a xlink:type="simple" xlink:href="https://www.ukrinform.ua/rubric-ato/3712696-sili-specoperacij-znisili-spostereznij-kompleks-rf-akij-viavlav-tehniku-j-osobovij-sklad-zsu.html" text:style-name="Internet_20_link" text:visited-style-name="Visited_20_Internet_20_Link">
https://www.ukrinform.ua/rubric-ato/3712696-sili-specoperacij-znisili-spostereznij-kompleks-rf-akij-viavlav-tehniku-j-osobovij-sklad-zsu.html</text:a>
</text:p>
      <!--NEWS-->
      <text:h text:style-name="P10" text:outline-level="1">
<text:span text:style-name="T4">
Парламентська асамблея НАТО визнала злочини Росії проти України геноцидом</text:span>
</text:h>
      <text:p text:style-name="P4">
Authors: Ukrinform (Person)</text:p>
      <text:p text:style-name="P4">
Publisher: Укринформ (Organization)</text:p>
      <text:p text:style-name="P4">
Published Time: 2023-05-22T-155:53:00+03:00</text:p>
      <text:p text:style-name="P4">
Modified Time: 2023-05-22T15:53:00+03:00</text:p>
      <text:p text:style-name="P4">
Description: Парламентська асамблея НАТО визнала злочини Російської Федерації проти України геноцидом, а терористичний режим в РФ - рашизмом. — Укрінформ.</text:p>
      <text:p text:style-name="P4">
Images: ['<text:a xlink:type="simple" xlink:href="https://static.ukrinform.com/photos/2023_01/thumb_files/630_360_1673940630-969.jpg" text:style-name="Internet_20_link" text:visited-style-name="Visited_20_Internet_20_Link">
630_360_16739...</text:a>
']</text:p>
      <text:p text:style-name="P4">
Tags: ['Геноцид', 'НАТО', 'Війна з Росією', 'Рашизм']</text:p>
      <text:p text:style-name="P4">
Type: Article</text:p>
      <!--METADATA-->
      <text:p text:style-name="P4">
<draw:frame draw:style-name="fr1" draw:name="Image31" text:anchor-type="as-char" svg:width="6.9236in" svg:height="3.956343in" draw:z-index="0">
<draw:image xlink:href="../Images/yкринформ/2023-05-22T-155-53-00-03-00/630_360_1673940630-969.jpg" xlink:type="simple" xlink:show="embed" xlink:actuate="onLoad" draw:mime-type="image/jpeg"/>
</draw:frame>
Парламентська асамблея НАТО визнала злочини Російської Федерації проти Українигеноцидом, а терористичний режим в РФ - рашизмом.</text:p>
      <text:p text:style-name="P4">
Про це повідомив голова української делегації в ПА НАТО Єгор Чернєв у <text:a xlink:type="simple" xlink:href="http://m.facebook.com/story.php" text:style-name="Internet_20_link" text:visited-style-name="Visited_20_Internet_20_Link">
</text:a>
, передає Укрінформ.</text:p>
      <text:p text:style-name="P4">
«Парламентська асамблея НАТО визнала злочини Росії проти України геноцидом, атерористичний режим в рф - рашизмом. Одностайно», - написав народний депутат.</text:p>
      <text:p text:style-name="P4">
За його словами, ПА НАТО також закликала уряди країн-членів відкрито оголоситина саміті у Вільнюсі про те, що Україна стане членом Альянсу і погодитинаступні конкретні кроки для вступу України до <text:a xlink:type="simple" xlink:href="https://www.ukrinform.ua/tag-nato" text:style-name="Internet_20_link" text:visited-style-name="Visited_20_Internet_20_Link">
</text:a>
 .</text:p>
      <text:p text:style-name="P4">
<text:span text:style-name="T4">
Читайте також:</text:span>
 <text:a xlink:type="simple" xlink:href="https://www.ukrinform.ua/rubric-polytics/3703692-rada-zvernulas-do-svitu-iz-zaklikom-zasuditi-rasizm-ta-viznati-rf-derzavouteroristom.html" text:style-name="Internet_20_link" text:visited-style-name="Visited_20_Internet_20_Link">
 <text:span text:style-name="T4">
рашизм</text:span>
 </text:a>
</text:p>
      <text:p text:style-name="P4">
«Це наша дипломатична перемога. Всі наші ключові побажання щодо фінальноготексту декларації враховані», - переконаний політик.</text:p>
      <text:p text:style-name="P4">
Чернєв зазначив, що в тексті декларації йдеться про підтримку міжнародноготрибуналу, допомогу Україні до перемоги і після неї, засудження ідеологіїрашизму, відновлення територіальної цілісності, а також про санкції, репараціїта "план Маршалла".</text:p>
      <text:p text:style-name="P4">
<text:span text:style-name="T4">
Читайте також:</text:span>
 <text:a xlink:type="simple" xlink:href="https://www.ukrinform.ua/rubric-ato/3701763-zelenskij-viroki-za-genocid-budut-ak-i-za-vsi-insi-zlocini-rosii-proti-ukraini.html" text:style-name="Internet_20_link" text:visited-style-name="Visited_20_Internet_20_Link">
 <text:span text:style-name="T4">
геноцид</text:span>
 </text:a>
</text:p>
      <text:p text:style-name="P4">
«Фундамент до саміту НАТО у Вільнюсі закладений. Парламентарії країн Альянсусвою позицію висловили. Тепер справа за урядами», - резюмував головаукраїнської делегації в ПА НАТО.</text:p>
      <text:p text:style-name="P4">
Як повідомлялося, саміт НАТО відбудеться у Вільнюсі 11-12 липня.</text:p>
      <text:p text:style-name="P4">
Source: <text:a xlink:type="simple" xlink:href="https://www.ukrinform.ua/rubric-polytics/3712643-parlamentska-asamblea-nato-viznala-zlocini-rosii-proti-ukraini-genocidom.html" text:style-name="Internet_20_link" text:visited-style-name="Visited_20_Internet_20_Link">
https://www.ukrinform.ua/rubric-polytics/3712643-parlamentska-asamblea-nato-viznala-zlocini-rosii-proti-ukraini-genocidom.html</text:a>
</text:p>
      <!--NEWS-->
      <text:h text:style-name="P10" text:outline-level="1">
<text:span text:style-name="T4">
Poltavska Oblast(16:30). Red Alert: aerial threat. Sirens sounding. Take cover now!</text:span>
</text:h>
      <text:p text:style-name="P4">
Authors: liveuamap (Language: en)</text:p>
      <text:p text:style-name="P4">
Time: 2023-05-22T-16:31:00</text:p>
      <text:p text:style-name="P4">
Location: Poltavska Oblast (Latitude:49.47606 Longtitude:33.81817)</text:p>
      <text:p text:style-name="P4">
Videos: []</text:p>
      <text:p text:style-name="P4">
Images: []</text:p>
      <text:p text:style-name="P4">
Tags: ["Europe", "Central and Eastern Europe"]</text:p>
      <text:p text:style-name="P4">
ID: 22564629</text:p>
      <!--METADATA-->
      <text:p text:style-name="P4">
Poltavska Oblast(16:30). Red Alert: aerial threat. Sirens sounding. Take covernow!</text:p>
      <text:p text:style-name="P4">
News Collection Link: <text:a xlink:type="simple" xlink:href="https://liveuamap.com/en/2023/22-may-poltavska-oblast1630-red-alert-aerial-g" text:style-name="Internet_20_link" text:visited-style-name="Visited_20_Internet_20_Link">
https://liveuamap.com/en/2023/22-may-poltavska-oblast1630-red-alert-aerial-g</text:a>
</text:p>
      <text:p text:style-name="P4">
Source: <text:a xlink:type="simple" xlink:href="https://t.me/suspilnepoltava/11269" text:style-name="Internet_20_link" text:visited-style-name="Visited_20_Internet_20_Link">
https://t.me/suspilnepoltava/11269</text:a>
</text:p>
      <!--NEWS-->
      <text:h text:style-name="P10" text:outline-level="1">
<text:span text:style-name="T4">
Серія А: «Ювентус» оштрафували зняттям очок</text:span>
</text:h>
      <text:p text:style-name="P4">
Authors: Ukrinform (Person)</text:p>
      <text:p text:style-name="P4">
Publisher: Укринформ (Organization)</text:p>
      <text:p text:style-name="P4">
Published Time: 2023-05-22T-16:46:03+03:00</text:p>
      <text:p text:style-name="P4">
Modified Time: 2023-05-22T23:46:03+03:00</text:p>
      <text:p text:style-name="P4">
Description: Після нового слухання у справі про фінансові махінації у футбольному клубі «Ювентус» Федеральний апеляційний суд Італії ухвалив рішення оштрафувати туринців на 10 очок у турнірній таблиці Серії A. — Укрінформ.</text:p>
      <text:p text:style-name="P4">
Images: ['<text:a xlink:type="simple" xlink:href="https://static.ukrinform.com/photos/2023_05/thumb_files/630_360_1684788316-960.jpg" text:style-name="Internet_20_link" text:visited-style-name="Visited_20_Internet_20_Link">
630_360_16847...</text:a>
']</text:p>
      <text:p text:style-name="P4">
Tags: None</text:p>
      <text:p text:style-name="P4">
Type: Article</text:p>
      <!--METADATA-->
      <text:p text:style-name="P4">
<draw:frame draw:style-name="fr1" draw:name="Image32" text:anchor-type="as-char" svg:width="6.9236in" svg:height="3.956343in" draw:z-index="0">
<draw:image xlink:href="../Images/yкринформ/2023-05-22T-16-46-03-03-00/630_360_1684788316-960.jpg" xlink:type="simple" xlink:show="embed" xlink:actuate="onLoad" draw:mime-type="image/jpeg"/>
</draw:frame>
 Післянового слухання у справі про фінансові махінації у футбольному клубі «Ювентус»Федеральний апеляційний суд Італії ухвалив рішення оштрафувати туринців на 10очок у турнірній таблиці Серії A.</text:p>
      <text:p text:style-name="P4">
Як повідомляє <text:a xlink:type="simple" xlink:href="https://www.gazzetta.it/" text:style-name="Internet_20_link" text:visited-style-name="Visited_20_Internet_20_Link">
 </text:a>
 La Gazzeta DelloSport, після нового рішення про штраф для «Ювентуса» в 10 очок відбулися зміниу турнірній таблиці, передає Укрінформ.</text:p>
      <text:p text:style-name="P4">
Римський «Лаціо» з другого місця достроково гарантував собі путівку до Лігичемпіонів УЄФА, а туринський клуб опустився на 7-му позицію, ризикуючизалишитися без єврокубків наступного сезону.</text:p>
      <text:p text:style-name="P4">
<text:span text:style-name="T4">
Читайте також:</text:span>
 <text:a xlink:type="simple" xlink:href="https://www.ukrinform.ua/rubric-sports/3712493-futbolnij-vidbirkovij-matc-evro2024-italia-ukraina-projde-v-milani.html" text:style-name="Internet_20_link" text:visited-style-name="Visited_20_Internet_20_Link">
 <text:span text:style-name="T4">
Футбол</text:span>
 </text:a>
</text:p>
      <text:p text:style-name="P4">
Зазначимо, що сьогодні «Ювентус» на виїзді програв «Емполі» (1:4).</text:p>
      <text:p text:style-name="P4">
Фото: Getty Images.</text:p>
      <text:p text:style-name="P4">
Source: <text:a xlink:type="simple" xlink:href="https://www.ukrinform.ua/rubric-sports/3712814-seria-a-uventus-ostrafuvali-znattam-ocok.html" text:style-name="Internet_20_link" text:visited-style-name="Visited_20_Internet_20_Link">
https://www.ukrinform.ua/rubric-sports/3712814-seria-a-uventus-ostrafuvali-znattam-ocok.html</text:a>
</text:p>
      <!--NEWS-->
      <text:h text:style-name="P10" text:outline-level="1">
<text:span text:style-name="T4">
Держспецзв’язку попереджає про шпигунську активність хакерів щодо України та шести країн</text:span>
</text:h>
      <text:p text:style-name="P4">
Authors: Ukrinform (Person)</text:p>
      <text:p text:style-name="P4">
Publisher: Укринформ (Organization)</text:p>
      <text:p text:style-name="P4">
Published Time: 2023-05-22T-18:46:00+03:00</text:p>
      <text:p text:style-name="P4">
Modified Time: 2023-05-22T23:46:00+03:00</text:p>
      <text:p text:style-name="P4">
Description: Фахівці урядової команди реагування на комп'ютерні надзвичайні події України CERT-UA виявили шпигунську активність хакерів стосовно організацій України, Казахстану, Киргизстану, Монголії, Ізраїлю, Ірану та Індії. — Укрінформ.</text:p>
      <text:p text:style-name="P4">
Images: ['<text:a xlink:type="simple" xlink:href="https://static.ukrinform.com/photos/2022_01/thumb_files/630_360_1642582753-405.jpg" text:style-name="Internet_20_link" text:visited-style-name="Visited_20_Internet_20_Link">
630_360_16425...</text:a>
']</text:p>
      <text:p text:style-name="P4">
Tags: ['Кібератака', 'Україна', "Держспецзв'язку", 'Хакери']</text:p>
      <text:p text:style-name="P4">
Type: Article</text:p>
      <!--METADATA-->
      <text:p text:style-name="P4">
<draw:frame draw:style-name="fr1" draw:name="Image33" text:anchor-type="as-char" svg:width="6.9236in" svg:height="3.951463in" draw:z-index="0">
<draw:image xlink:href="../Images/yкринформ/2023-05-22T-18-46-00-03-00/630_360_1642582753-405.jpg" xlink:type="simple" xlink:show="embed" xlink:actuate="onLoad" draw:mime-type="image/jpeg"/>
</draw:frame>
 Фахівціурядової команди реагування на комп'ютерні надзвичайні події України CERT-UAвиявили шпигунську активність хакерів стосовно організацій України,Казахстану, Киргизстану, Монголії, Ізраїлю, Ірану та Індії.</text:p>
      <text:p text:style-name="P4">
Як передає Укрінформ, про це повідомляє <text:a xlink:type="simple" xlink:href="https://cip.gov.ua/ua/news/viyavlena-shpigunska-aktivnist-khakeriv-stosovno-organizacii-ukrayini-kazakhstanu-kirgizstanu-mongoliyi-izrayilyu-iranu-ta-indiyi-doslidzhennya-cert-ua" text:style-name="Internet_20_link" text:visited-style-name="Visited_20_Internet_20_Link">
</text:a>
 .</text:p>
      <text:p text:style-name="P4">
«Фахівці урядової команди реагування на комп'ютерні надзвичайні події УкраїниCERT-UA, яка діє при Держспецзв’язку, вжили заходів із виявлення та реагуванняна <text:a xlink:type="simple" xlink:href="https://www.ukrinform.ua/tag-kiberataka" text:style-name="Internet_20_link" text:visited-style-name="Visited_20_Internet_20_Link">
 </text:a>
 в інформаційно-комунікаційнійсистемі одного з державних органів України», - йдеться у повідомленні.</text:p>
      <text:p text:style-name="P4">
Зазначається, що 18 та 20 квітня 2023 року на електронну адресу відомства зофіційної поштової скриньки Посольства Таджикистану в Україні (вірогідно,скомпрометованої) надійшли небезпечні електронні листи. Один із них містивдодаток у вигляді документа з макросом, а другий - посилання на той самийдокумент. Завантаження документа та активація макроса призводять, зокрема, довстановлення на пристроях програм-шпигунів.</text:p>
      <text:p text:style-name="P4">
«Додаткове вивчення інфраструктури та пов'язаних файлів дозволило фахівцямзробити висновок про те, що серед об'єктів, які цікавлять злочинну групу, єорганізації з Монголії, Киргизстану, Казахстану, Ізраїлю, Ірану, Індії», -додали в Держспецзв’язку.</text:p>
      <text:p text:style-name="P4">
<text:span text:style-name="T4">
Читайте також:</text:span>
 <text:a xlink:type="simple" xlink:href="https://www.ukrinform.ua/rubric-technology/3712173-rosijski-hakeri-zdijsnili-podvijnu-kiberataku-proti-ministerstva-i-zmi-ukraini-derzspeczvazku.html" text:style-name="Internet_20_link" text:visited-style-name="Visited_20_Internet_20_Link">
 <text:span text:style-name="T4">
хакер</text:span>
 </text:a>
</text:p>
      <text:p text:style-name="P4">
Як повідомлялося, росіяни шукають нових методів для отриманнянесанкціонованого доступу до інформаційних систем організацій та громадянУкраїни, зокрема, з <text:a xlink:type="simple" xlink:href="https://www.ukrinform.ua/rubric-technology/3712715-rosiani-vikoristovuut-piratski-programi-dla-dostupu-do-pristroiv-ukrainciv.html" text:style-name="Internet_20_link" text:visited-style-name="Visited_20_Internet_20_Link">
 </text:a>
 .</text:p>
      <text:p text:style-name="P4">
Source: <text:a xlink:type="simple" xlink:href="https://www.ukrinform.ua/rubric-technology/3712711-derzspeczvazku-poperedzae-pro-spigunsku-aktivnist-hakeriv-sodo-ukraini-ta-sesti-krain.html" text:style-name="Internet_20_link" text:visited-style-name="Visited_20_Internet_20_Link">
https://www.ukrinform.ua/rubric-technology/3712711-derzspeczvazku-poperedzae-pro-spigunsku-aktivnist-hakeriv-sodo-ukraini-ta-sesti-krain.html</text:a>
</text:p>
      <!--NEWS-->
      <text:h text:style-name="P10" text:outline-level="1">
<text:span text:style-name="T4">
У Києві та низці областей - відбій повітряної тривоги</text:span>
</text:h>
      <text:p text:style-name="P4">
Authors: Ukrinform (Person)</text:p>
      <text:p text:style-name="P4">
Publisher: Укринформ (Organization)</text:p>
      <text:p text:style-name="P4">
Published Time: 2023-05-22T-20:25:00+03:00</text:p>
      <text:p text:style-name="P4">
Modified Time: 2023-05-22T23:25:00+03:00</text:p>
      <text:p text:style-name="P4">
Description: У Києві та ряді областей оголосили відбій повітряної тривоги. — Укрінформ.</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787022-823.png" text:style-name="Internet_20_link" text:visited-style-name="Visited_20_Internet_20_Link">
1684787022-82...</text:a>
']</text:p>
      <text:p text:style-name="P4">
Tags: ['Війна з Росією', 'Повітряна тривога']</text:p>
      <text:p text:style-name="P4">
Type: Article</text:p>
      <!--METADATA-->
      <text:p text:style-name="P4">
<draw:frame draw:style-name="fr1" draw:name="Image34" text:anchor-type="as-char" svg:width="6.9236in" svg:height="3.956343in" draw:z-index="0">
<draw:image xlink:href="../Images/yкринформ/2023-05-22T-20-25-00-03-00/630_360_1677573461-244.jpg" xlink:type="simple" xlink:show="embed" xlink:actuate="onLoad" draw:mime-type="image/jpeg"/>
</draw:frame>
 У Києвіта ряді областей оголосили відбій повітряної тривоги.</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draw:frame draw:style-name="fr1" draw:name="Image35" text:anchor-type="as-char" svg:width="6.9236in" svg:height="3.89773in" draw:z-index="0">
<draw:image xlink:href="../Images/yкринформ/2023-05-22T-20-25-00-03-00/1684787022-823.png" xlink:type="simple" xlink:show="embed" xlink:actuate="onLoad" draw:mime-type="image/png"/>
</draw:frame>
</text:p>
      <text:p text:style-name="P4">
Наразі режим <text:a xlink:type="simple" xlink:href="https://www.ukrinform.ua/tag-povitrana-trivoga" text:style-name="Internet_20_link" text:visited-style-name="Visited_20_Internet_20_Link">
 </text:a>
 зберігаєтьсяу Сумській, Запорізькій, Донецькій і Луганській областях, а також АРК Крим.</text:p>
      <text:p text:style-name="P4">
<text:span text:style-name="T4">
Читайте також:</text:span>
 <text:a xlink:type="simple" xlink:href="https://www.ukrinform.ua/rubric-ato/3712437-vorog-prodovzue-sprobi-visnaziti-nasu-ppo-gumenuk.html" text:style-name="Internet_20_link" text:visited-style-name="Visited_20_Internet_20_Link">
 <text:span text:style-name="T4">
ППО</text:span>
 </text:a>
</text:p>
      <text:p text:style-name="P4">
Як повідомляв Укрінформ, речник Повітряних сил ЗСУ Юрій Ігнат заявив <text:a xlink:type="simple" xlink:href="https://www.ukrinform.ua/rubric-ato/3712539-ignat-pro-f16-dostatno-mati-zasobi-abi-vorozi-litaki-ne-nablizalisa-do-kordoniv-ukraini.html" text:style-name="Internet_20_link" text:visited-style-name="Visited_20_Internet_20_Link">
</text:a>
 , що Україніне обов’язково збивати повітряні цілі над територією Росії, достатньо матизасоби, які відіб’ють бажання російської авіації наближатися до кордонівУкраїни.</text:p>
      <text:p text:style-name="P4">
Source: <text:a xlink:type="simple" xlink:href="https://www.ukrinform.ua/rubric-ato/3712811-u-kievi-ta-nizci-oblastej-vidbij-povitranoi-trivogi.html" text:style-name="Internet_20_link" text:visited-style-name="Visited_20_Internet_20_Link">
https://www.ukrinform.ua/rubric-ato/3712811-u-kievi-ta-nizci-oblastej-vidbij-povitranoi-trivogi.html</text:a>
</text:p>
      <!--NEWS-->
      <text:h text:style-name="P10" text:outline-level="1">
<text:span text:style-name="T4">
Болгарія не відкладає планів будівництва АЕС з російськими ядерними реакторами</text:span>
</text:h>
      <text:p text:style-name="P4">
Authors: Ukrinform (Person)</text:p>
      <text:p text:style-name="P4">
Publisher: Укринформ (Organization)</text:p>
      <text:p text:style-name="P4">
Published Time: 2023-05-22T-22:19:00+03:00</text:p>
      <text:p text:style-name="P4">
Modified Time: 2023-05-22T23:19:00+03:00</text:p>
      <text:p text:style-name="P4">
Description: Болгарія не відкладає планів будівництва другої атомної електростанції на березі Дунаю з російськими ядерними реакторами, які вона придбала у країни-агресора шість років тому. — Укрінформ.</text:p>
      <text:p text:style-name="P4">
Images: ['<text:a xlink:type="simple" xlink:href="https://static.ukrinform.com/photos/2023_05/thumb_files/630_360_1684767335-815.jpg" text:style-name="Internet_20_link" text:visited-style-name="Visited_20_Internet_20_Link">
630_360_16847...</text:a>
']</text:p>
      <text:p text:style-name="P4">
Tags: ['АЕС', 'Болгарія', 'Росія', 'Атомна енергетика']</text:p>
      <text:p text:style-name="P4">
Type: Article</text:p>
      <!--METADATA-->
      <text:p text:style-name="P4">
<draw:frame draw:style-name="fr1" draw:name="Image36" text:anchor-type="as-char" svg:width="6.9236in" svg:height="3.956343in" draw:z-index="0">
<draw:image xlink:href="../Images/yкринформ/2023-05-22T-22-19-00-03-00/630_360_1684767335-815.jpg" xlink:type="simple" xlink:show="embed" xlink:actuate="onLoad" draw:mime-type="image/jpeg"/>
</draw:frame>
 Болгаріяне відкладає планів будівництва другої атомної електростанції на березі Дунаюз російськими ядерними реакторами, які вона придбала у країни-агресора шістьроків тому.</text:p>
      <text:p text:style-name="P4">
Як передає Укрінформ, про це повідомляє <text:a xlink:type="simple" xlink:href="https://www.euractiv.com/section/politics/news/bulgaria-banks-on-western-technology-to-use-its-russian-nuclear-reactors/" text:style-name="Internet_20_link" text:visited-style-name="Visited_20_Internet_20_Link">
</text:a>
 .</text:p>
      <text:p text:style-name="P4">
Уряд Болгарії має намір доручити французькій компанії «EDF» проаналізуватидоцільність завершення проєкту будівництва <text:a xlink:type="simple" xlink:href="https://www.ukrinform.ua/tag-aes" text:style-name="Internet_20_link" text:visited-style-name="Visited_20_Internet_20_Link">
 </text:a>
 у місті Белене, який стартував 40 років тому і вже кілька разівзаморожувався різними урядами.</text:p>
      <text:p text:style-name="P4">
Болгарія замовила два російські ядерні реактори для проєкту в Белене шістьроків тому, але після початку повномасштабного вторгнення Росії в Українуучасть російських компаній у завершенні проєкту стала неможливою.</text:p>
      <text:p text:style-name="P4">
Альтернативою є побудова двох нових американських атомних реакторів на місцінині діючої АЕС у місті Козлодуй.</text:p>
      <text:p text:style-name="P4">
Тимчасовий уряд, призначений президентом Болгарії Руменом Радевим, хоче, щобпарламент вирішив, чи продовжувати ядерний проєкт у Белене, чи шукати покупцівна російське обладнання.</text:p>
      <text:p text:style-name="P4">
Водночас Міністерство енергетики Болгарії очікує пропозицій від компанії «EDF»щодо умов і ціни добудови проєкту з російськими реакторами без участі Росії.</text:p>
      <text:p text:style-name="P4">
<text:span text:style-name="T4">
Читайте також:</text:span>
 <text:a xlink:type="simple" xlink:href="https://www.ukrinform.ua/rubric-world/3680258-tri-kraini-es-blokuut-sankcii-proti-rosijskogo-atomu-zmi.html" text:style-name="Internet_20_link" text:visited-style-name="Visited_20_Internet_20_Link">
 </text:a>
</text:p>
      <text:p text:style-name="P4">
Країна також очікує пропозиції від американської компанії «Westinghouse» щодозведення нових реакторів на АЕС у Козлодуї.</text:p>
      <text:p text:style-name="P4">
Міністр енергетики Росен Христов 19 травня повідомив, що державні інвестиціїБолгарії в проєкт АЕС становили 1,25 мільярда євро.</text:p>
      <text:p text:style-name="P4">
«Ми маємо активи на 1,25 мільярда євро, за обслуговування яких ми платимокілька мільйонів на рік, і Болгарії давно пора ухвалити рішення щодо важливогостратегічного активу», – сказав Христов.</text:p>
      <text:p text:style-name="P4">
Як повідомляв <text:a xlink:type="simple" xlink:href="https://www.ukrinform.ua/rubric-economy/3681804-francia-planue-modernizuvati-ta-rozvivati-vlasnu-atomnu-energetiku.html" text:style-name="Internet_20_link" text:visited-style-name="Visited_20_Internet_20_Link">
 </text:a>
 , Франціяпланує модернізувати та розвивати власну атомну енергетику.</text:p>
      <text:p text:style-name="P4">
<text:span text:style-name="T5">
Фото: Shutterstock/Penka Todorova Vitkova</text:span>
</text:p>
      <text:p text:style-name="P4">
Source: <text:a xlink:type="simple" xlink:href="https://www.ukrinform.ua/rubric-economy/3712703-bolgaria-ne-vidkladae-planiv-budivnictva-aes-z-rosijskimi-adernimi-reaktorami.html" text:style-name="Internet_20_link" text:visited-style-name="Visited_20_Internet_20_Link">
https://www.ukrinform.ua/rubric-economy/3712703-bolgaria-ne-vidkladae-planiv-budivnictva-aes-z-rosijskimi-adernimi-reaktorami.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22T-24:09:00+03:00</text:p>
      <text:p text:style-name="P4">
Modified Time: 2023-05-22T23:09:00+03:00</text:p>
      <text:p text:style-name="P4">
Description: У Києві та низці областей України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786168-935.png" text:style-name="Internet_20_link" text:visited-style-name="Visited_20_Internet_20_Link">
1684786168-93...</text:a>
']</text:p>
      <text:p text:style-name="P4">
Tags: ['Війна з Росією', 'Повітряна тривога']</text:p>
      <text:p text:style-name="P4">
Type: Article</text:p>
      <!--METADATA-->
      <text:p text:style-name="P4">
<draw:frame draw:style-name="fr1" draw:name="Image37" text:anchor-type="as-char" svg:width="6.9236in" svg:height="3.956343in" draw:z-index="0">
<draw:image xlink:href="../Images/yкринформ/2023-05-22T-24-09-00-03-00/630_360_1645871571-868.jpg" xlink:type="simple" xlink:show="embed" xlink:actuate="onLoad" draw:mime-type="image/jpeg"/>
</draw:frame>
 У Києвіта низці областей України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Наразі тривогу оголошено у Києві, Київській, Чернігівській, Полтавській,Сумській, Харківській, Дніпропетровській, Донецькій, Запорізькій, Луганській,Одеській, Миколаївській і Херсонській областях.</text:p>
      <text:p text:style-name="P4">
<draw:frame draw:style-name="fr1" draw:name="Image38" text:anchor-type="as-char" svg:width="6.9236in" svg:height="3.89773in" draw:z-index="0">
<draw:image xlink:href="../Images/yкринформ/2023-05-22T-24-09-00-03-00/1684786168-935.png" xlink:type="simple" xlink:show="embed" xlink:actuate="onLoad" draw:mime-type="image/png"/>
</draw:frame>
</text:p>
      <text:p text:style-name="P4">
Моніторингові ТГ-канали повідомляють, що <text:a xlink:type="simple" xlink:href="https://www.ukrinform.ua/tag-povitrana-trivoga" text:style-name="Internet_20_link" text:visited-style-name="Visited_20_Internet_20_Link">
 </text:a>
 оголощено через загрозу атаки ворожих дронів.</text:p>
      <text:p text:style-name="P4">
<text:span text:style-name="T4">
Читайте також:</text:span>
 <text:a xlink:type="simple" xlink:href="https://www.ukrinform.ua/rubric-ato/3712534-pidgotovkou-ukrainskih-pilotiv-na-f16-zahid-posilae-signal-putinu-solc.html" text:style-name="Internet_20_link" text:visited-style-name="Visited_20_Internet_20_Link">
 </text:a>
</text:p>
      <text:p text:style-name="P4">
Раніше в інтерв’ю Укрінформу командувач Об’єднаних сил Збройних Сил України,генерал-лейтенант Сергій Наєв повідомив, що <text:a xlink:type="simple" xlink:href="https://www.ukrinform.ua/rubric-ato/3712570-mobilni-grupi-ppo-pracuut-na-riznih-napramkah-naev.html" text:style-name="Internet_20_link" text:visited-style-name="Visited_20_Internet_20_Link">
</text:a>
 несуть бойове чергування не лише поблизу Києва, ай виконують завдання на інших напрямках.</text:p>
      <text:p text:style-name="P4">
Source: <text:a xlink:type="simple" xlink:href="https://www.ukrinform.ua/rubric-ato/3712810-ukrainou-siritsa-povitrana-trivoga.html" text:style-name="Internet_20_link" text:visited-style-name="Visited_20_Internet_20_Link">
https://www.ukrinform.ua/rubric-ato/3712810-ukrainou-siritsa-povitrana-trivoga.html</text:a>
</text:p>
      <!--NEWS-->
      <text:h text:style-name="P10" text:outline-level="1">
<text:span text:style-name="T4">
Ворог за добу 12 разів обстріляв прикордоння Сумщини - є поранений</text:span>
</text:h>
      <text:p text:style-name="P4">
Authors: Ukrinform (Person)</text:p>
      <text:p text:style-name="P4">
Publisher: Укринформ (Organization)</text:p>
      <text:p text:style-name="P4">
Published Time: 2023-05-22T-26:05:00+03:00</text:p>
      <text:p text:style-name="P4">
Modified Time: 2023-05-22T23:05:00+03:00</text:p>
      <text:p text:style-name="P4">
Description: Російська армія протягом дня 12 разів обстріляла прикордонні громади Сумської області, спричинивши 80 вибухів, ворожим вогнем поранений мирний житель.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39" text:anchor-type="as-char" svg:width="6.9236in" svg:height="3.956343in" draw:z-index="0">
<draw:image xlink:href="../Images/yкринформ/2023-05-22T-26-05-00-03-00/630_360_1640330796-210.jpeg" xlink:type="simple" xlink:show="embed" xlink:actuate="onLoad" draw:mime-type="image/jpeg"/>
</draw:frame>
Російська армія протягом дня 12 разів обстріляла прикордонні громади Сумськоїобласті, спричинивши 80 вибухів, ворожим вогнем поранений мирний житель.</text:p>
      <text:p text:style-name="P4">
Як передає Укрінформ, про це Сумська обласна військова адміністраціяповідомила в <text:a xlink:type="simple" xlink:href="https://t.me/Sumy_news_ODA/16340" text:style-name="Internet_20_link" text:visited-style-name="Visited_20_Internet_20_Link">
 </text:a>
 .</text:p>
      <text:p text:style-name="P4">
Так, 13 вибухів пролунали на території Великописарівської громади – загарбникивдарили по ній з артилерії.</text:p>
      <text:p text:style-name="P4">
Уламкове поранення внаслідок <text:a xlink:type="simple" xlink:href="https://www.ukrinform.ua/tag-obstril" text:style-name="Internet_20_link" text:visited-style-name="Visited_20_Internet_20_Link">
 </text:a>
 діставцивільний. Постраждалий був доправлений до медичного закладу. Пошкоджень такожзазнали приватний будинок, автомобіль, господарча споруда і паркан.</text:p>
      <text:p text:style-name="P4">
По цій же громаді росіяни завдали мінометного удару – пролунали дев'ятьвибухів.</text:p>
      <text:p text:style-name="P4">
З мінометів ворог обстріляв також Білопільську громаду, унаслідок чоговідбулися 12 вибухів. Її ж територію російські війська атакували зі станковихгранатометів (АГС) – зафіксовані 34 вибухи.</text:p>
      <text:p text:style-name="P4">
Новослобідська громада зазнала від загарбників удару трьома ракетами.</text:p>
      <text:p text:style-name="P4">
<text:span text:style-name="T4">
Читайте також:</text:span>
 <text:a xlink:type="simple" xlink:href="https://www.ukrinform.ua/rubric-ato/3712785-vijska-rf-za-den-dvici-obstrilali-nikopolskij-rajon.html" text:style-name="Internet_20_link" text:visited-style-name="Visited_20_Internet_20_Link">
 <text:span text:style-name="T4">
обстріл</text:span>
 </text:a>
</text:p>
      <text:p text:style-name="P4">
По Миропільській громаді за допомогою безпілотника ворог здійснив скиданнявибухового пристрою (ВОГ) – пролунав один вибух.</text:p>
      <text:p text:style-name="P4">
Юнаківську громаду росіяни обстріляли з артилерії, унаслідок чого пролуналивісім вибухів.</text:p>
      <text:p text:style-name="P4">
Як повідомляв <text:a xlink:type="simple" xlink:href="https://www.ukrinform.ua/rubric-ato/3712365-vorog-za-den-obstrilav-sim-gromad-sumsini-poskodzeni-zitlovi-budinki.html" text:style-name="Internet_20_link" text:visited-style-name="Visited_20_Internet_20_Link">
 </text:a>
 , 21 травняросійські війська обстріляли сім громад Сумської області, пошкодивши житловібудинки.</text:p>
      <text:p text:style-name="P4">
Source: <text:a xlink:type="simple" xlink:href="https://www.ukrinform.ua/rubric-ato/3712809-vorog-za-dobu-12-raziv-obstrilav-prikordonna-sumsini-e-poranenij.html" text:style-name="Internet_20_link" text:visited-style-name="Visited_20_Internet_20_Link">
https://www.ukrinform.ua/rubric-ato/3712809-vorog-za-dobu-12-raziv-obstrilav-prikordonna-sumsini-e-poranenij.html</text:a>
</text:p>
      <!--NEWS-->
      <text:h text:style-name="P10" text:outline-level="1">
<text:span text:style-name="T4">
Штати офіційно підтвердили невдалі спроби «Вагнера» переправити зброю через Малі</text:span>
</text:h>
      <text:p text:style-name="P4">
Authors: Ukrinform (Person)</text:p>
      <text:p text:style-name="P4">
Publisher: Укринформ (Organization)</text:p>
      <text:p text:style-name="P4">
Published Time: 2023-05-22T-29:57:00+03:00</text:p>
      <text:p text:style-name="P4">
Modified Time: 2023-05-22T22:57:00+03:00</text:p>
      <text:p text:style-name="P4">
Description: Державний департамент США підтвердив, що російська ПВК «Вагнер» намагалася реалізувати схему переправлення зброї через Малі для її використання у війні проти України. — Укрінформ.</text:p>
      <text:p text:style-name="P4">
Images: ['<text:a xlink:type="simple" xlink:href="https://static.ukrinform.com/photos/2021_03/thumb_files/630_360_1615804184-969.jpg" text:style-name="Internet_20_link" text:visited-style-name="Visited_20_Internet_20_Link">
630_360_16158...</text:a>
']</text:p>
      <text:p text:style-name="P4">
Tags: ['Малі', 'США', 'Зброя', 'Держдеп', 'Російські військові', 'ПВК "Вагнера"', 'Війна з Росією']</text:p>
      <text:p text:style-name="P4">
Type: Article</text:p>
      <!--METADATA-->
      <text:p text:style-name="P4">
<draw:frame draw:style-name="fr1" draw:name="Image40" text:anchor-type="as-char" svg:width="6.9236in" svg:height="3.956343in" draw:z-index="0">
<draw:image xlink:href="../Images/yкринформ/2023-05-22T-29-57-00-03-00/630_360_1615804184-969.jpg" xlink:type="simple" xlink:show="embed" xlink:actuate="onLoad" draw:mime-type="image/jpeg"/>
</draw:frame>
 Державнийдепартамент США підтвердив, що російська ПВК «Вагнер» намагалася реалізуватисхему переправлення зброї через Малі для її використання у війні протиУкраїни.</text:p>
      <text:p text:style-name="P4">
Про це заявив у понеділок речник Держдепу Метью Міллер, передає власнийкореспондент Укрінформу.</text:p>
      <text:p text:style-name="P4">
«Ми вважаємо, що <text:a xlink:type="simple" xlink:href="https://www.ukrinform.ua/tag-pvk-vagnera" text:style-name="Internet_20_link" text:visited-style-name="Visited_20_Internet_20_Link">
 </text:a>
 намагаєтьсяприховати свої зусилля з придбання військового обладнання з метою використанняйого в Україні, в тому числі через треті країни, де вони мають бази»,-зауважив представник зовнішньополітичного відомства США.</text:p>
      <text:p text:style-name="P4">
Він підтвердив, що Держдеп має інформацію про спроби ПВК «Вагнер» переправитивійськові вантажі через Малі, щоби допомогти силам РФ у війні проти України.Причому, для цього використовуються фальшиві документи для проведеннятранзакцій.</text:p>
      <text:p text:style-name="P4">
«Існують ознаки того, що «Вагнер» намагався придбати військові системи уіноземних постачальників та відправити цю зброю через Малі, використавши її яктретю сторону. Ми поки не бачили жодних ознак того, що ці поставки булизавершені або виконані, однак ми уважно стежимо за ситуацією»,- зазначивпредставник Держдепу.</text:p>
      <text:p text:style-name="P4">
Міллер нагадав, що Сполучені Штати запровадили санкції проти цілого спискуорганізацій і осіб на багатьох континентах, причетних, у тому числі, до схемПВК «Вагнер».</text:p>
      <text:p text:style-name="P4">
<text:span text:style-name="T4">
Читайте також:</text:span>
 <text:a xlink:type="simple" xlink:href="https://www.ukrinform.ua/rubric-world/3707177-parlament-francii-zaklikav-es-viznati-pvk-vagner-teroristicnou-organizacieu.html" text:style-name="Internet_20_link" text:visited-style-name="Visited_20_Internet_20_Link">
 <text:span text:style-name="T4">
вагнер</text:span>
 </text:a>
</text:p>
      <text:p text:style-name="P4">
Як повідомляв Укрінформ, минулого тижня Сполучені Штати в координації із G7 таіншими міжнародними партнерами <text:a xlink:type="simple" xlink:href="https://www.ukrinform.ua/rubric-world/3711568-urad-ssa-ogolosiv-pro-kompleksni-sankcii-proti-sotni-fizicnih-osib-ta-organizacij-v-rf.html" text:style-name="Internet_20_link" text:visited-style-name="Visited_20_Internet_20_Link">
 </text:a>
 та економічних покарань проти Росії. США додалидо списку обмежень близько 300 осіб та організацій із РФ та інших країн, якідопомагали кремлівському режиму обходити раніше введені санкції США, союзниківта партнерів.</text:p>
      <text:p text:style-name="P4">
Source: <text:a xlink:type="simple" xlink:href="https://www.ukrinform.ua/rubric-ato/3712807-ssa-oficijno-pidtverdili-nevdali-sprobi-vagnera-perepraviti-zbrou-cerez-mali.html" text:style-name="Internet_20_link" text:visited-style-name="Visited_20_Internet_20_Link">
https://www.ukrinform.ua/rubric-ato/3712807-ssa-oficijno-pidtverdili-nevdali-sprobi-vagnera-perepraviti-zbrou-cerez-mali.html</text:a>
</text:p>
      <!--NEWS-->
      <text:h text:style-name="P10" text:outline-level="1">
<text:span text:style-name="T4">
Україна і Марокко проведуть переговори про спрощення торгівлі та візового режиму — МЗС</text:span>
</text:h>
      <text:p text:style-name="P4">
Authors: Ukrinform (Person)</text:p>
      <text:p text:style-name="P4">
Publisher: Укринформ (Organization)</text:p>
      <text:p text:style-name="P4">
Published Time: 2023-05-22T-31:53:00+03:00</text:p>
      <text:p text:style-name="P4">
Modified Time: 2023-05-22T22:53:00+03:00</text:p>
      <text:p text:style-name="P4">
Description: Україна та Марокко проведуть переговори щодо спрощення торгівлі, щоб збільшити її обсяги, визначити перспективні напрями економічної взаємодії та пожвавити прямі контакти бізнесу. — Укрінформ.</text:p>
      <text:p text:style-name="P4">
Images: ['<text:a xlink:type="simple" xlink:href="https://static.ukrinform.com/photos/2023_05/thumb_files/630_360_1684785093-714.jpeg" text:style-name="Internet_20_link" text:visited-style-name="Visited_20_Internet_20_Link">
630_360_16847...</text:a>
', '<text:a xlink:type="simple" xlink:href="https://static.ukrinform.com/photos/2023_05/1684785093-277.jpeg" text:style-name="Internet_20_link" text:visited-style-name="Visited_20_Internet_20_Link">
1684785093-27...</text:a>
', '<text:a xlink:type="simple" xlink:href="https://static.ukrinform.com/photos/2023_05/1684785093-914.jpeg" text:style-name="Internet_20_link" text:visited-style-name="Visited_20_Internet_20_Link">
1684785093-91...</text:a>
', '<text:a xlink:type="simple" xlink:href="https://static.ukrinform.com/photos/2023_05/1684785092-675.jpeg" text:style-name="Internet_20_link" text:visited-style-name="Visited_20_Internet_20_Link">
1684785092-67...</text:a>
', '<text:a xlink:type="simple" xlink:href="https://static.ukrinform.com/photos/2023_05/1684785092-606.jpeg" text:style-name="Internet_20_link" text:visited-style-name="Visited_20_Internet_20_Link">
1684785092-60...</text:a>
']</text:p>
      <text:p text:style-name="P4">
Tags: ['Марокко', 'Торгівля', 'Україна', 'Віза']</text:p>
      <text:p text:style-name="P4">
Type: Article</text:p>
      <!--METADATA-->
      <text:p text:style-name="P4">
<draw:frame draw:style-name="fr1" draw:name="Image41" text:anchor-type="as-char" svg:width="6.9236in" svg:height="3.956343in" draw:z-index="0">
<draw:image xlink:href="../Images/yкринформ/2023-05-22T-31-53-00-03-00/630_360_1684785093-714.jpeg" xlink:type="simple" xlink:show="embed" xlink:actuate="onLoad" draw:mime-type="image/jpeg"/>
</draw:frame>
 Україната Марокко проведуть переговори щодо спрощення торгівлі, щоб збільшити їїобсяги, визначити перспективні напрями економічної взаємодії та пожвавитипрямі контакти бізнесу.</text:p>
      <text:p text:style-name="P4">
Відповідна домовленість досягнута міністрами закордонних справ України таМарокко Дмитром Кулебою і Нассером Бурітою, передає Укрінформ з посиланням на<text:a xlink:type="simple" xlink:href="https://mfa.gov.ua/news/dmitro-kuleba-ukrayina-ta-marokko-domovilisya-provesti-peregovori-pro-sproshchennya-torgivli-ta-vizovogo-rezhimu" text:style-name="Internet_20_link" text:visited-style-name="Visited_20_Internet_20_Link">
 </text:a>
 .</text:p>
      <text:p text:style-name="P4">
Також очільники дипломатій домовилися про переговори щодо спрощення візовогорежиму між Україною і Марокко.</text:p>
      <text:p text:style-name="P4">
<draw:frame draw:style-name="fr1" draw:name="Image42" text:anchor-type="as-char" svg:width="6.9236in" svg:height="4.60941in" draw:z-index="0">
<draw:image xlink:href="../Images/yкринформ/2023-05-22T-31-53-00-03-00/1684785093-277.jpeg" xlink:type="simple" xlink:show="embed" xlink:actuate="onLoad" draw:mime-type="image/jpeg"/>
</draw:frame>
</text:p>
      <text:p text:style-name="P4">
Зустріч міністрів відбулася в межах другого турне глави українського МЗСкраїнами Африки.</text:p>
      <text:p text:style-name="P4">
<draw:frame draw:style-name="fr1" draw:name="Image43" text:anchor-type="as-char" svg:width="6.9236in" svg:height="4.60941in" draw:z-index="0">
<draw:image xlink:href="../Images/yкринформ/2023-05-22T-31-53-00-03-00/1684785093-914.jpeg" xlink:type="simple" xlink:show="embed" xlink:actuate="onLoad" draw:mime-type="image/jpeg"/>
</draw:frame>
</text:p>
      <text:p text:style-name="P4">
Як зауважив Кулеба, Україну та <text:a xlink:type="simple" xlink:href="https://www.ukrinform.ua/tag-marokko" text:style-name="Internet_20_link" text:visited-style-name="Visited_20_Internet_20_Link">
 </text:a>
об’єднує багаторічна історія дружби і взаємної поваги.</text:p>
      <text:p text:style-name="P4">
<draw:frame draw:style-name="fr1" draw:name="Image44" text:anchor-type="as-char" svg:width="6.9236in" svg:height="4.60941in" draw:z-index="0">
<draw:image xlink:href="../Images/yкринформ/2023-05-22T-31-53-00-03-00/1684785092-675.jpeg" xlink:type="simple" xlink:show="embed" xlink:actuate="onLoad" draw:mime-type="image/jpeg"/>
</draw:frame>
</text:p>
      <text:p text:style-name="P4">
«Марокко підтримує суверенітет і територіальну цілісність України.Марокканська студентська спільнота є однією із найбільших іноземних спільнот вУкраїні. Українська пшениця є однією із традиційних складових марокканськогохлібу. Сьогодні ми відкрили двері, які ведуть до нових можливостей для нашихдержав, бізнесу та громадян», — наголосив він.</text:p>
      <text:p text:style-name="P4">
<draw:frame draw:style-name="fr1" draw:name="Image45" text:anchor-type="as-char" svg:width="6.9236in" svg:height="4.60941in" draw:z-index="0">
<draw:image xlink:href="../Images/yкринформ/2023-05-22T-31-53-00-03-00/1684785092-606.jpeg" xlink:type="simple" xlink:show="embed" xlink:actuate="onLoad" draw:mime-type="image/jpeg"/>
</draw:frame>
</text:p>
      <text:p text:style-name="P4">
Глава української дипломатії поінформував Буріту про ситуацію на фронті тазусилля Сил оборони України щодо відбиття російських атак і визволенняукраїнських територій від загарбників.</text:p>
      <text:p text:style-name="P4">
Окрему увагу дипломати приділили формулі миру Президента України ВолодимираЗеленського. Міністр наголосив, що війна приносить нестабільність, якуособливо гостро відчувають у країнах Африки.</text:p>
      <text:p text:style-name="P4">
Кулеба запросив Марокко приєднатися до втілення української мирної формули. Зайого словами, це буде справжній внесок у мир не лише в Україні, але й наАфриканському континенті.</text:p>
      <text:p text:style-name="P4">
Очільники МЗС обговорили продовольчу безпеку в Африці, констатувавшинеобхідність подальшої безперешкодної роботи Чорноморської зерновоїініціативи, що відіграє важливу роль у постачанні продовольства на глобальніринки. У цьому контексті марокканська сторона представила можливості Мароккояк воріт до Африки.</text:p>
      <text:p text:style-name="P4">
Окремою темою переговорів стала співпраця у сфері освіти. Як повідомляється,міністерства України та Марокко нині працюють над вирішенням проблемних питаньмарокканських студентів, які змушені були виїхати з України черезповномасштабну російську агресію.</text:p>
      <text:p text:style-name="P4">
За підсумками переговорів міністри підписали меморандум про співпрацю міжДипломатичною академією України імені Геннадія Удовенка та Марокканськоюдипломатичною академією.</text:p>
      <text:p text:style-name="P4">
Під час зустрічі Буріта підтвердив намір Марокко відновити роботу посольства вКиєві.</text:p>
      <text:p text:style-name="P4">
<text:span text:style-name="T4">
Читайте також:</text:span>
 <text:a xlink:type="simple" xlink:href="https://www.ukrinform.ua/rubric-polytics/3712782-mirotvorca-misia-afrikanskih-lideriv-kuleba-vkazav-na-vazlivu-detal.html" text:style-name="Internet_20_link" text:visited-style-name="Visited_20_Internet_20_Link">
 <text:span text:style-name="T4">
Кулеба</text:span>
 </text:a>
</text:p>
      <text:p text:style-name="P4">
Кулеба зі свого боку запросив колегу здійснити візит в Україну. Також вінзаявив про розробку для Марокко унікального курсу на тему воєнної дипломатіїта боротьби з фейками.</text:p>
      <text:p text:style-name="P4">
«З часу мого першого турне Африкою МЗС України провів тренінги для понад 200африканських дипломатів із 16 країн. Це була перша така спроба і величезнаісторія успіху. Ми домовилися про розробку унікального курсу для Марокко, вякому ми поділимося досвідом української воєнної дипломатії, стратегічнихкомунікацій, боротьби із фейками і пропагандою, а також публічної дипломатії.Це буде нашим практичним внеском в зміцнення стійкості країн Африканськогоконтиненту», — зазначив міністр.</text:p>
      <text:p text:style-name="P4">
У межах робочого візиту Кулеба відвідав Мавзолей Мохаммеда V, де віддав шанусуверенам-засновникам сучасної Марокканської держави і народу Марокко.</text:p>
      <text:p text:style-name="P4">
Як повідомляв Укрінформ, голова МЗС розпочав друге турне країнами Африки таперший в історії двосторонніх відносин <text:a xlink:type="simple" xlink:href="https://www.ukrinform.ua/rubric-polytics/3712498-kuleba-pribuv-u-marokko.html" text:style-name="Internet_20_link" text:visited-style-name="Visited_20_Internet_20_Link">
 </text:a>
 .</text:p>
      <text:p text:style-name="P4">
<text:span text:style-name="T5">
Фото: mfa.gov.ua</text:span>
</text:p>
      <text:p text:style-name="P4">
Source: <text:a xlink:type="simple" xlink:href="https://www.ukrinform.ua/rubric-polytics/3712806-ukraina-i-marokko-provedut-peregovori-pro-sprosenna-torgivli-ta-vizovogo-rezimu-mzs.html" text:style-name="Internet_20_link" text:visited-style-name="Visited_20_Internet_20_Link">
https://www.ukrinform.ua/rubric-polytics/3712806-ukraina-i-marokko-provedut-peregovori-pro-sprosenna-torgivli-ta-vizovogo-rezimu-mzs.html</text:a>
</text:p>
      <!--NEWS-->
      <text:h text:style-name="P10" text:outline-level="1">
<text:span text:style-name="T4">
США не припинять тиск на Росію для звільнення своїх громадян - Держдеп</text:span>
</text:h>
      <text:p text:style-name="P4">
Authors: Ukrinform (Person)</text:p>
      <text:p text:style-name="P4">
Publisher: Укринформ (Organization)</text:p>
      <text:p text:style-name="P4">
Published Time: 2023-05-22T-33:37:25+03:00</text:p>
      <text:p text:style-name="P4">
Modified Time: 2023-05-22T22:37:25+03:00</text:p>
      <text:p text:style-name="P4">
Description: Вашингтон продовжить тиснути на Москву для звільнення незаконно затриманих кремлівською владою громадян США Пола Вілана й Евана Гершковича. — Укрінформ.</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708-745.jpg" text:style-name="Internet_20_link" text:visited-style-name="Visited_20_Internet_20_Link">
1684781708-74...</text:a>
']</text:p>
      <text:p text:style-name="P4">
Tags: ['США', 'Журналіст', 'Держдеп', 'Росія', 'The Wall Street Journal ']</text:p>
      <text:p text:style-name="P4">
Type: Article</text:p>
      <!--METADATA-->
      <text:p text:style-name="P4">
<draw:frame draw:style-name="fr1" draw:name="Image46" text:anchor-type="as-char" svg:width="6.9236in" svg:height="3.956343in" draw:z-index="0">
<draw:image xlink:href="../Images/yкринформ/2023-05-22T-33-37-25-03-00/630_360_1521097272-9495.jpg" xlink:type="simple" xlink:show="embed" xlink:actuate="onLoad" draw:mime-type="image/jpeg"/>
</draw:frame>
Вашингтон продовжить тиснути на Москву для звільнення незаконно затриманихкремлівською владою громадян США Пола Вілана й Евана Гершковича.</text:p>
      <text:p text:style-name="P4">
З такою заявою виступив у понеділок речник Держдепартаменту США Метью Міллер,передає власний кореспондент Укрінформу.</text:p>
      <text:p text:style-name="P4">
<draw:frame draw:style-name="fr1" draw:name="Image47" text:anchor-type="as-char" svg:width="6.9236in" svg:height="4.615733in" draw:z-index="0">
<draw:image xlink:href="../Images/yкринформ/2023-05-22T-33-37-25-03-00/1684781708-745.jpg" xlink:type="simple" xlink:show="embed" xlink:actuate="onLoad" draw:mime-type="image/jpeg"/>
</draw:frame>
</text:p>
      <text:p text:style-name="P4">
«Держсекретар (Блінкен – ред.) продовжує над цим працювати, інші люди в ційбудівлі (Державному департаменті США – ред.), інші люди в нашому уряді,продовжують займатися цим»,- зазначив Міллер у коментарі щодо зусиль длявизволення з Росії двох громадян <text:a xlink:type="simple" xlink:href="https://www.ukrinform.ua/tag-ssa" text:style-name="Internet_20_link" text:visited-style-name="Visited_20_Internet_20_Link">
 </text:a>
 .</text:p>
      <text:p text:style-name="P4">
Він наголосив, що минулого тижня росіяни вдруге відмовили Евану Гершковичу вконсульському візиті, порушивши зобов’язання країни згідно з консульськимиконвенціями.</text:p>
      <text:p text:style-name="P4">
«Ми продовжимо тиснути на них (на російську сторону – ред.)»,- наголосивпредставник Держдепартаменту США.</text:p>
      <text:p text:style-name="P4">
<text:span text:style-name="T4">
Читайте також:</text:span>
 <text:a xlink:type="simple" xlink:href="https://www.ukrinform.ua/rubric-world/3709921-u-rosii-zatrimali-kolisnogo-spivrobitnika-posolstva-ssa.html" text:style-name="Internet_20_link" text:visited-style-name="Visited_20_Internet_20_Link">
 </text:a>
</text:p>
      <text:p text:style-name="P4">
Як повідомляв Укрінформ, російська влада затримала Пола Вілана в грудні 2018року. Його звинуватили у шпигунстві та ув’язнили на 16 років. Віланкатегорично заперечує звинувачення.</text:p>
      <text:p text:style-name="P4">
Репортер WSJ <text:a xlink:type="simple" xlink:href="https://www.ukrinform.ua/rubric-world/3689361-u-rosii-za-spigunstvo-zatrimali-zurnalista-the-wall-street-journal.html" text:style-name="Internet_20_link" text:visited-style-name="Visited_20_Internet_20_Link">
 </text:a>
 у рф 29 березня2023 року під час журналістського відрядження до Єкатеринбурга. Він ставпершим представником американського ЗМІ, <text:a xlink:type="simple" xlink:href="https://www.ukrinform.ua/rubric-world/3689560-sprava-pro-spigunstvo-sud-u-moskvi-zaarestuvav-zurnalista-wsj-gerskovica.html" text:style-name="Internet_20_link" text:visited-style-name="Visited_20_Internet_20_Link">
 </text:a>
 російською владою.</text:p>
      <text:p text:style-name="P4">
Source: <text:a xlink:type="simple" xlink:href="https://www.ukrinform.ua/rubric-world/3712803-ssa-ne-pripinat-tisk-na-rosiu-dla-zvilnenna-svoih-gromadan-derzdep.html" text:style-name="Internet_20_link" text:visited-style-name="Visited_20_Internet_20_Link">
https://www.ukrinform.ua/rubric-world/3712803-ssa-ne-pripinat-tisk-na-rosiu-dla-zvilnenna-svoih-gromadan-derzdep.html</text:a>
</text:p>
      <!--NEWS-->
      <text:h text:style-name="P10" text:outline-level="1">
<text:span text:style-name="T4">
Рішення Росії порушити кримінальну справу проти МКС є неповагою до міжнародного права – ЄС</text:span>
</text:h>
      <text:p text:style-name="P4">
Authors: Ukrinform (Person)</text:p>
      <text:p text:style-name="P4">
Publisher: Укринформ (Organization)</text:p>
      <text:p text:style-name="P4">
Published Time: 2023-05-22T-35:35:00+03:00</text:p>
      <text:p text:style-name="P4">
Modified Time: 2023-05-22T22:35:00+03:00</text:p>
      <text:p text:style-name="P4">
Description: Євросоюз рішуче засудив російське рішення порушити кримінальну справу проти прокурора та трьох суддів Міжнародного кримінального суду, які були долучені до розслідування злочинів під час російської агресивної війни проти України. — Укрінформ.</text:p>
      <text:p text:style-name="P4">
Images: ['<text:a xlink:type="simple" xlink:href="https://static.ukrinform.com/photos/2019_12/thumb_files/630_360_1576564425-641.jpg" text:style-name="Internet_20_link" text:visited-style-name="Visited_20_Internet_20_Link">
630_360_15765...</text:a>
']</text:p>
      <text:p text:style-name="P4">
Tags: ['Євросоюз', 'Міжнародний кримінальний суд', 'Війна з Росією']</text:p>
      <text:p text:style-name="P4">
Type: Article</text:p>
      <!--METADATA-->
      <text:p text:style-name="P4">
<draw:frame draw:style-name="fr1" draw:name="Image48" text:anchor-type="as-char" svg:width="6.9236in" svg:height="3.956343in" draw:z-index="0">
<draw:image xlink:href="../Images/yкринформ/2023-05-22T-35-35-00-03-00/630_360_1576564425-641.jpg" xlink:type="simple" xlink:show="embed" xlink:actuate="onLoad" draw:mime-type="image/jpeg"/>
</draw:frame>
 Євросоюзрішуче засудив російське рішення порушити кримінальну справу проти прокурората трьох суддів Міжнародного кримінального суду, які були долучені дорозслідування злочинів під час російської агресивної війни проти України.</text:p>
      <text:p text:style-name="P4">
Як повідомляє Укрінформ, про це йдеться у заяві високого представника ЄСЖозепа Борреля, повний текст якої оприлюднений на <text:a xlink:type="simple" xlink:href="https://www.eeas.europa.eu/eeas/russia-statement-high-representative-threats-against-international-criminal-court-0_en" text:style-name="Internet_20_link" text:visited-style-name="Visited_20_Internet_20_Link">
</text:a>
.</text:p>
      <text:p text:style-name="P4">
«Європейський союз засуджує кримінальне провадження, що було ініційовано <text:a xlink:type="simple" xlink:href="https://www.ukrinform.ua/tag-rosia" text:style-name="Internet_20_link" text:visited-style-name="Visited_20_Internet_20_Link">
</text:a>
 владою проти прокурора та суддівМіжнародного кримінального суду. Будь-які російські дії проти мандату МКС таспроби залякати тих, хто залучені до розслідування міжнародних злочинів, щобули скоєні в Україні, є політично мотивованими, безпідставними,невиправданими та неприйнятними. Вони є подальшим свідченням кремлівськоїнеповаги до міжнародних правил та міжнародного права», - наголошується удокументі.</text:p>
      <text:p text:style-name="P4">
ЄС підтвердив повну підтримку діяльності МКС, який є незалежною танеупередженою судовою інституцією, якій довіряють більше 120 країн з усіхрегіонів світу, і яка забезпечує відповідальність за найтяжчі злочини.</text:p>
      <text:p text:style-name="P4">
«Ми твердо стоїмо поряд із Судом, та залишаємося готовими захищати йогоспівробітників від будь-якого зовнішнього втручання у хід правосуддя таспрямованого на підрив міжнародної системи кримінального правосуддя. Мизакликаємо всі країни-члени захищати принципи та цінності, які викладені уРимському статуті, та залишатися об’єднаними у боротьбі проти безкарності», -наголосив Жозеп Боррель.</text:p>
      <text:p text:style-name="P4">
<text:span text:style-name="T4">
Читайте також:</text:span>
 <text:a xlink:type="simple" xlink:href="https://www.ukrinform.ua/rubric-world/3711994-u-mks-vidreaguvali-na-ogolosenna-moskvou-v-rozsuk-prokurora-sudu.html" text:style-name="Internet_20_link" text:visited-style-name="Visited_20_Internet_20_Link">
 <text:span text:style-name="T4">
МКС</text:span>
 </text:a>
</text:p>
      <text:p text:style-name="P4">
Як вже повідомлялося, вчора <text:a xlink:type="simple" xlink:href="https://www.ukrinform.ua/rubric-world/3712256-order-na-arest-putina-slidkom-rf-zaocno-predaviv-zvinuvacenna-prokuroru-i-suddi-mks.html" text:style-name="Internet_20_link" text:visited-style-name="Visited_20_Internet_20_Link">
 </text:a>
 , які видали ордер на арешт президента РФВолодимира Путіна та російського дитячого омбудсмена Марії Львової-Бєлової.</text:p>
      <text:p text:style-name="P4">
Source: <text:a xlink:type="simple" xlink:href="https://www.ukrinform.ua/rubric-world/3712804-risenna-rosii-porusiti-kriminalnu-spravu-proti-mks-e-nepovagou-do-miznarodnogo-prava-es.html" text:style-name="Internet_20_link" text:visited-style-name="Visited_20_Internet_20_Link">
https://www.ukrinform.ua/rubric-world/3712804-risenna-rosii-porusiti-kriminalnu-spravu-proti-mks-e-nepovagou-do-miznarodnogo-prava-es.html</text:a>
</text:p>
      <!--NEWS-->
      <text:h text:style-name="P10" text:outline-level="1">
<text:span text:style-name="T4">
У Києві провели благодійний показ фільму про депортацію кримських татар</text:span>
</text:h>
      <text:p text:style-name="P4">
Authors: Ukrinform (Person)</text:p>
      <text:p text:style-name="P4">
Publisher: Укринформ (Organization)</text:p>
      <text:p text:style-name="P4">
Published Time: 2023-05-22T-37:28:00+03:00</text:p>
      <text:p text:style-name="P4">
Modified Time: 2023-05-22T22:28:00+03:00</text:p>
      <text:p text:style-name="P4">
Description: ГО "КримSOS" організувала благодійний показ документального фільму «1944. Крим. Депортація», зібрані кошти спрямують на підтримку 251 окремої бригади територіальної оборони ЗСУ. — Укрінформ.</text:p>
      <text:p text:style-name="P4">
Images: ['<text:a xlink:type="simple" xlink:href="https://static.ukrinform.com/photos/2021_08/thumb_files/630_360_1630171870-547.jpeg" text:style-name="Internet_20_link" text:visited-style-name="Visited_20_Internet_20_Link">
630_360_16301...</text:a>
']</text:p>
      <text:p text:style-name="P4">
Tags: ['Депортація', 'Кіно', 'Кримські татари', 'Благодійність']</text:p>
      <text:p text:style-name="P4">
Type: Article</text:p>
      <!--METADATA-->
      <text:p text:style-name="P4">
<draw:frame draw:style-name="fr1" draw:name="Image49" text:anchor-type="as-char" svg:width="6.9236in" svg:height="3.956343in" draw:z-index="0">
<draw:image xlink:href="../Images/yкринформ/2023-05-22T-37-28-00-03-00/630_360_1630171870-547.jpeg" xlink:type="simple" xlink:show="embed" xlink:actuate="onLoad" draw:mime-type="image/jpeg"/>
</draw:frame>
 ГО"КримSOS" організувала благодійний показ документального фільму «1944. Крим.Депортація», зібрані кошти спрямують на підтримку 251 окремої бригадитериторіальної оборони ЗСУ.</text:p>
      <text:p text:style-name="P4">
Про це повідомляє кореспондент Укрінформу.</text:p>
      <text:p text:style-name="P4">
"Це не просто історії про депортацію. Ці люди є свідками злочину, який так іне було покарано. Тому важливо ці історії знати, важливо їх документувати. <text:a xlink:type="simple" xlink:href="https://www.ukrinform.ua/tag-kino" text:style-name="Internet_20_link" text:visited-style-name="Visited_20_Internet_20_Link">
</text:a>
 вийшла дуже емоційною, чутливою, вонапояснює, що таке депортація і що вона робила з людиною", - зауважиласценаристка Мавілє Халіл.</text:p>
      <text:p text:style-name="P4">
За її словами, прем'єра стрічки відбулася ще у 2019 році, однак вона й досіподорожує фестивалями. Фільм здобув нагороди в Туреччині, Греції, Індії.</text:p>
      <text:p text:style-name="P4">
«1944. Крим. Депортація» має три основні лінії: троє літніх людей пригадують,як о п'ятій годині ранку їм дали 15 хвилин на збори та вивезли - кого на Урал,кого в Узбекистан. На той час їм було по 10-12 років.</text:p>
      <text:p text:style-name="P4">
У фільмі також є елементи анімації. В її основу лягли картини одного з героївстрічки Садиха Аджи-Селіма, який через малюнки задокументував події під часдепортації: як діти росіян кидали камінням по вагонах, у яких перевозиликримських татар, і кричали "зрадники", як із друзями доводилося жебракувати іяк на них спускали собак.</text:p>
      <text:p text:style-name="P4">
Історик Мартін-Олександр Кислий, зауважив, що депортація 1944 року стерла зпам'яті кримських татар всі попередні травми та трагедії, які випали на долюцього народу, зокрема Голодомор, який також був у Криму у 1932-1933 роках.</text:p>
      <text:p text:style-name="P4">
Водночас аналітик КримSOS Євгеній Ярошенко підкреслив, що найбільш влучноописує трагедію кримськотатарського народу термін "сюргюн", що у перекладіозначає "вигнання".</text:p>
      <text:p text:style-name="P4">
"Як на мене, можна було б започаткувати дискурс щодо більш коректноїтермінологічної оцінки цих подій", - сказав він.</text:p>
      <text:p text:style-name="P4">
<text:span text:style-name="T4">
Читайте також:</text:span>
 <text:a xlink:type="simple" xlink:href="https://www.ukrinform.ua/rubric-crimea/3710829-mzs-ukraini-zaklikae-svit-viznati-genocidom-deportaciu-krimskih-tatar-u-1944-roci.html" text:style-name="Internet_20_link" text:visited-style-name="Visited_20_Internet_20_Link">
 <text:span text:style-name="T4">
депортацію</text:span>
 <text:span text:style-name="T4">
кримських</text:span>
 <text:span text:style-name="T4">
татар</text:span>
</text:a>
</text:p>
      <text:p text:style-name="P4">
Під час показу всі охочі могли внести донати на запасні батареї для 251окремої бригади територіальної оборони ЗСУ, куди входить найбільше кримськихтатар.</text:p>
      <text:p text:style-name="P4">
Фільм має версії кримськотатарською та українською мовами. Першу озвучив акторі режисер Ахтем Сеітаблаєв, а другу - актор Андрій Самінін. Режисерами фільмустали Фатіма Осман та Юнус Паша. До написання сценарію долучилися ІменеДжарарова й Зері Бєкірова.</text:p>
      <text:p text:style-name="P4">
Депортація кримських татар розпочалася 18 травня 1944 року й тривала допочатку червня (перша і найбільша хвиля закінчилася 20 травня).</text:p>
      <text:p text:style-name="P4">
<text:span text:style-name="T5">
Фото: credo</text:span>
</text:p>
      <text:p text:style-name="P4">
Source: <text:a xlink:type="simple" xlink:href="https://www.ukrinform.ua/rubric-crimea/3712802-u-kievi-proveli-blagodijnij-pokaz-filmu-pro-deportaciu-krimskih-tatar.html" text:style-name="Internet_20_link" text:visited-style-name="Visited_20_Internet_20_Link">
https://www.ukrinform.ua/rubric-crimea/3712802-u-kievi-proveli-blagodijnij-pokaz-filmu-pro-deportaciu-krimskih-tatar.html</text:a>
</text:p>
      <!--NEWS-->
      <text:h text:style-name="P10" text:outline-level="1">
<text:span text:style-name="T4">
Сім українських каратистів виступлять на Європейських іграх у Польщі</text:span>
</text:h>
      <text:p text:style-name="P4">
Authors: Ukrinform (Person)</text:p>
      <text:p text:style-name="P4">
Publisher: Укринформ (Organization)</text:p>
      <text:p text:style-name="P4">
Published Time: 2023-05-22T-39:21:09+03:00</text:p>
      <text:p text:style-name="P4">
Modified Time: 2023-05-22T22:21:09+03:00</text:p>
      <text:p text:style-name="P4">
Description: У Кракові (Польща) 9 червня стартують III Європейські ігри. — Укрінформ.</text:p>
      <text:p text:style-name="P4">
Images: ['<text:a xlink:type="simple" xlink:href="https://static.ukrinform.com/photos/2023_05/thumb_files/630_360_1684782948-301.jpg" text:style-name="Internet_20_link" text:visited-style-name="Visited_20_Internet_20_Link">
630_360_16847...</text:a>
']</text:p>
      <text:p text:style-name="P4">
Tags: ['карате', 'Європейські ігри']</text:p>
      <text:p text:style-name="P4">
Type: Article</text:p>
      <!--METADATA-->
      <text:p text:style-name="P4">
<draw:frame draw:style-name="fr1" draw:name="Image50" text:anchor-type="as-char" svg:width="6.9236in" svg:height="3.956343in" draw:z-index="0">
<draw:image xlink:href="../Images/yкринформ/2023-05-22T-39-21-09-03-00/630_360_1684782948-301.jpg" xlink:type="simple" xlink:show="embed" xlink:actuate="onLoad" draw:mime-type="image/jpeg"/>
</draw:frame>
 У Кракові(Польща) 9 червня стартують III Європейські ігри.</text:p>
      <text:p text:style-name="P4">
Спортсмнени розіграють 253 медалі у 30 видах спорту, передає Укрінформ.</text:p>
      <text:p text:style-name="P4">
За інформацією <text:a xlink:type="simple" xlink:href="https://xsport.ua/ru/karate_s/news/na-evropeyskikh-igrakh-vystupyat-chetvero-ukrainskikh-karatistov_8799481/" text:style-name="Internet_20_link" text:visited-style-name="Visited_20_Internet_20_Link">
 </text:a>
 , на змаганнях з карате,зокрема, виступатимуть сім українських представників.</text:p>
      <text:p text:style-name="P4">
До складу збірної України увійшли: Микита Філіпів (вагова категорія до 60 кг),Андрій Заплітний (75 кг), Валерій Чоботар (84 кг), Катерина Крива (50 кг),Анжеліка Терлюга (55 кг), Аніта Серегіна (61 кг) та Галина Мельник (68 кг).</text:p>
      <text:p text:style-name="P4">
<text:span text:style-name="T4">
Читайте також:</text:span>
 <text:a xlink:type="simple" xlink:href="https://www.ukrinform.ua/rubric-sports/3712632-miznarodna-federacia-gimnastiki-prodovzila-vidstoronenna-rosian-i-bilorusiv.html" text:style-name="Internet_20_link" text:visited-style-name="Visited_20_Internet_20_Link">
 </text:a>
</text:p>
      <text:p text:style-name="P4">
Європейські ігри-2023 триватимуть до 25 червня.</text:p>
      <text:p text:style-name="P4">
На фото: Анжеліка Терлюга (НОК України).</text:p>
      <text:p text:style-name="P4">
Source: <text:a xlink:type="simple" xlink:href="https://www.ukrinform.ua/rubric-sports/3712799-sim-ukrainskih-karatistiv-vistuplat-na-evropejskih-igrah-u-polsi.html" text:style-name="Internet_20_link" text:visited-style-name="Visited_20_Internet_20_Link">
https://www.ukrinform.ua/rubric-sports/3712799-sim-ukrainskih-karatistiv-vistuplat-na-evropejskih-igrah-u-polsi.html</text:a>
</text:p>
      <!--NEWS-->
      <text:h text:style-name="P10" text:outline-level="1">
<text:span text:style-name="T4">
Держдеп: Забезпечення України F-16 є пріоритетом для США</text:span>
</text:h>
      <text:p text:style-name="P4">
Authors: Ukrinform (Person)</text:p>
      <text:p text:style-name="P4">
Publisher: Укринформ (Organization)</text:p>
      <text:p text:style-name="P4">
Published Time: 2023-05-22T-41:15:00+03:00</text:p>
      <text:p text:style-name="P4">
Modified Time: 2023-05-22T22:15:00+03:00</text:p>
      <text:p text:style-name="P4">
Description: Сполучені Штати вважають пріоритетним завданням забезпечити Україну літаками F-16, і це почне реалізовуватися у взаємодії із союзниками й партнерами вже упродовж ближчих місяців. — Укрінформ.</text:p>
      <text:p text:style-name="P4">
Images: ['<text:a xlink:type="simple" xlink:href="https://static.ukrinform.com/photos/2023_05/thumb_files/630_360_1684274785-884.jpg" text:style-name="Internet_20_link" text:visited-style-name="Visited_20_Internet_20_Link">
630_360_16842...</text:a>
', '<text:a xlink:type="simple" xlink:href="https://static.ukrinform.com/photos/2023_05/1684781236-953.jpg" text:style-name="Internet_20_link" text:visited-style-name="Visited_20_Internet_20_Link">
1684781236-95...</text:a>
']</text:p>
      <text:p text:style-name="P4">
Tags: ['США', 'Держдеп', 'Повітряні сили ЗСУ', 'Винищувач', 'Війна з Росією', 'F-16']</text:p>
      <text:p text:style-name="P4">
Type: Article</text:p>
      <!--METADATA-->
      <text:p text:style-name="P4">
<draw:frame draw:style-name="fr1" draw:name="Image51" text:anchor-type="as-char" svg:width="6.9236in" svg:height="3.953152in" draw:z-index="0">
<draw:image xlink:href="../Images/yкринформ/2023-05-22T-41-15-00-03-00/630_360_1684274785-884.jpg" xlink:type="simple" xlink:show="embed" xlink:actuate="onLoad" draw:mime-type="image/jpeg"/>
</draw:frame>
 СполученіШтати вважають пріоритетним завданням забезпечити Україну літаками F-16, і цепочне реалізовуватися у взаємодії із союзниками й партнерами вже упродовжближчих місяців.</text:p>
      <text:p text:style-name="P4">
Про це заявив у понеділок під час пресбрифінгу в Вашингтоні речникДерждепартаменту США Метью Міллер, передає власний кореспондент Укрінформу.</text:p>
      <text:p text:style-name="P4">
<draw:frame draw:style-name="fr1" draw:name="Image52" text:anchor-type="as-char" svg:width="6.9236in" svg:height="4.615733in" draw:z-index="0">
<draw:image xlink:href="../Images/yкринформ/2023-05-22T-41-15-00-03-00/1684781236-953.jpg" xlink:type="simple" xlink:show="embed" xlink:actuate="onLoad" draw:mime-type="image/jpeg"/>
</draw:frame>
</text:p>
      <text:p text:style-name="P4">
«Отже, стосовно нашої позиці про надання Україні F-16, президент (Байден –ред.) чітко наголосив, що ми розпочнемо навчання українських військовихпілотувати F-16. І ми будемо працювати з нашими союзниками та партнерами надзабезпеченням України <text:a xlink:type="simple" xlink:href="https://www.ukrinform.ua/tag-litak" text:style-name="Internet_20_link" text:visited-style-name="Visited_20_Internet_20_Link">
 </text:a>
 F-16», -підкреслив Міллер.</text:p>
      <text:p text:style-name="P4">
Він зазначив, що поки не оголошуватиме, коли і як це станеться, або з якихкраїн надходитимуть винищувачі.</text:p>
      <text:p text:style-name="P4">
<text:span text:style-name="T4">
Читайте також:</text:span>
 <text:a xlink:type="simple" xlink:href="https://www.ukrinform.ua/rubric-ato/3712539-ignat-pro-f16-dostatno-mati-zasobi-abi-vorozi-litaki-ne-nablizalisa-do-kordoniv-ukraini.html" text:style-name="Internet_20_link" text:visited-style-name="Visited_20_Internet_20_Link">
 </text:a>
</text:p>
      <text:p text:style-name="P4">
«Але це є пріоритетом для нас, і ми почнемо це впроваджувати ближчимимісяцями»,- наголосив представник Держдепартаменту США.</text:p>
      <text:p text:style-name="P4">
Як повідомляв Укрінформ, Речник командування Повітряних сил ЗСУ Юрій Ігнатминулого тижня заявив, що Україна може отримати від міжнародних партнерів напершому етапі кілька десятків літаків F-16.</text:p>
      <text:p text:style-name="P4">
<text:span text:style-name="T5">
Фото: Ezra Acayan/Getty Images</text:span>
</text:p>
      <text:p text:style-name="P4">
Source: <text:a xlink:type="simple" xlink:href="https://www.ukrinform.ua/rubric-ato/3712798-derzdep-zabezpecenna-ukraini-f16-e-prioritetom-dla-ssa.html" text:style-name="Internet_20_link" text:visited-style-name="Visited_20_Internet_20_Link">
https://www.ukrinform.ua/rubric-ato/3712798-derzdep-zabezpecenna-ukraini-f16-e-prioritetom-dla-ssa.html</text:a>
</text:p>
      <!--NEWS-->
      <text:h text:style-name="P10" text:outline-level="1">
<text:span text:style-name="T4">
Трюдо і Макрон обговорили оборонні потреби і повоєнну відбудову України</text:span>
</text:h>
      <text:p text:style-name="P4">
Authors: Ukrinform (Person)</text:p>
      <text:p text:style-name="P4">
Publisher: Укринформ (Organization)</text:p>
      <text:p text:style-name="P4">
Published Time: 2023-05-22T-43:04:00+03:00</text:p>
      <text:p text:style-name="P4">
Modified Time: 2023-05-22T22:04:00+03:00</text:p>
      <text:p text:style-name="P4">
Description: Прем’єр-міністр Канади Джастін Трюдо і президент Франції Еммануель Макрон під час розмови наголосили на необхідності трансатлантичної єдності для забезпечення оборонних потреб України і її повоєнної відбудови. — Укрінформ.</text:p>
      <text:p text:style-name="P4">
Images: ['<text:a xlink:type="simple" xlink:href="https://static.ukrinform.com/photos/2017_07/thumb_files/630_360_1499480965-1104.jpg" text:style-name="Internet_20_link" text:visited-style-name="Visited_20_Internet_20_Link">
630_360_14994...</text:a>
']</text:p>
      <text:p text:style-name="P4">
Tags: ['Макрон', 'Трюдо', 'Україна', 'Війна з Росією']</text:p>
      <text:p text:style-name="P4">
Type: Article</text:p>
      <!--METADATA-->
      <text:p text:style-name="P4">
<draw:frame draw:style-name="fr1" draw:name="Image53" text:anchor-type="as-char" svg:width="6.9236in" svg:height="3.956343in" draw:z-index="0">
<draw:image xlink:href="../Images/yкринформ/2023-05-22T-43-04-00-03-00/630_360_1499480965-1104.jpg" xlink:type="simple" xlink:show="embed" xlink:actuate="onLoad" draw:mime-type="image/jpeg"/>
</draw:frame>
 Прем’єр-міністр Канади Джастін Трюдо і президент Франції Еммануель Макрон під часрозмови наголосили на необхідності трансатлантичної єдності для забезпеченняоборонних потреб України і її повоєнної відбудови.</text:p>
      <text:p text:style-name="P4">
Про це повідомили в офісі глави канадського уряду, передає кореспондентУкрінформу.</text:p>
      <text:p text:style-name="P4">
“Прем’єр-міністр та президент наголосили на важливості подальшоїтрансатлантичної єдності у підтримці оборони <text:a xlink:type="simple" xlink:href="https://www.ukrinform.ua/tag-ukraina" text:style-name="Internet_20_link" text:visited-style-name="Visited_20_Internet_20_Link">
 </text:a>
 та її довготермінових потреб у відбудові”, - зазначили в офісі Трюдо.</text:p>
      <text:p text:style-name="P4">
За його інформацією, співрозмовники зобов’язалися притягнути Росію довідповідальності за її жорстоку агресію та підтримати тих, хто найбільшепостраждав від наслідків російської агресії.</text:p>
      <text:p text:style-name="P4">
<text:span text:style-name="T4">
Читайте також:</text:span>
 <text:a xlink:type="simple" xlink:href="https://www.ukrinform.ua/rubric-polytics/3706974-kanada-ta-es-prodovzat-vijskovu-pidtrimku-ukraini-trudo.html" text:style-name="Internet_20_link" text:visited-style-name="Visited_20_Internet_20_Link">
 <text:span text:style-name="T4">
Трюдо</text:span>
 </text:a>
</text:p>
      <text:p text:style-name="P4">
Під час розмови також була порушена тема боротьби з дезінформацією на рівніG7.</text:p>
      <text:p text:style-name="P4">
Як повідомлялося, у Японії 21 травня завершився саміт Групи семи, однією зключових тем якого була війна Росії проти України.</text:p>
      <text:p text:style-name="P4">
Source: <text:a xlink:type="simple" xlink:href="https://www.ukrinform.ua/rubric-polytics/3712797-trudo-i-makron-obgovorili-oboronni-potrebi-i-povoennu-vidbudovu-ukraini.html" text:style-name="Internet_20_link" text:visited-style-name="Visited_20_Internet_20_Link">
https://www.ukrinform.ua/rubric-polytics/3712797-trudo-i-makron-obgovorili-oboronni-potrebi-i-povoennu-vidbudovu-ukraini.html</text:a>
</text:p>
      <!--NEWS-->
      <text:h text:style-name="P10" text:outline-level="1">
<text:span text:style-name="T4">
У Британії розгорівся скандал навколо міністра внутрішніх справ</text:span>
</text:h>
      <text:p text:style-name="P4">
Authors: Ukrinform (Person)</text:p>
      <text:p text:style-name="P4">
Publisher: Укринформ (Organization)</text:p>
      <text:p text:style-name="P4">
Published Time: 2023-05-22T-46:58:00+03:00</text:p>
      <text:p text:style-name="P4">
Modified Time: 2023-05-22T21:58:00+03:00</text:p>
      <text:p text:style-name="P4">
Description: Прем'єр-міністр Великої Британії Ріші Сунак має проконсультуватися зі своїм радником з етики щодо ситуації з міністром внутрішніх справ Суеллою Браверман, яка потрапила у скандал через торішню історію зі штрафом за перевищення швидкості. — Укрінформ.</text:p>
      <text:p text:style-name="P4">
Images: ['<text:a xlink:type="simple" xlink:href="https://static.ukrinform.com/photos/2023_05/thumb_files/630_360_1684775431-139.jpg" text:style-name="Internet_20_link" text:visited-style-name="Visited_20_Internet_20_Link">
630_360_16847...</text:a>
']</text:p>
      <text:p text:style-name="P4">
Tags: ['Британія', 'Скандал', 'Уряд']</text:p>
      <text:p text:style-name="P4">
Type: Article</text:p>
      <!--METADATA-->
      <text:p text:style-name="P4">
<draw:frame draw:style-name="fr1" draw:name="Image54" text:anchor-type="as-char" svg:width="6.9236in" svg:height="3.956343in" draw:z-index="0">
<draw:image xlink:href="../Images/yкринформ/2023-05-22T-46-58-00-03-00/630_360_1684775431-139.jpg" xlink:type="simple" xlink:show="embed" xlink:actuate="onLoad" draw:mime-type="image/jpeg"/>
</draw:frame>
 Прем'єр-міністр Великої Британії Ріші Сунак має проконсультуватися зі своїм радником зетики щодо ситуації з міністром внутрішніх справ Суеллою Браверман, якапотрапила у скандал через торішню історію зі штрафом за перевищення швидкості.</text:p>
      <text:p text:style-name="P4">
Про це повідомляє <text:a xlink:type="simple" xlink:href="https://t.me/khersonskaODA/6057" text:style-name="Internet_20_link" text:visited-style-name="Visited_20_Internet_20_Link">
 </text:a>
 , передає Укрінформ.</text:p>
      <text:p text:style-name="P4">
У 2022 році міністра внутрішніх справ викрили у перевищенні швидкості.Браверман загрожувала втрата трьох балів у водійських правах та штраф абопроходження курсу водіння.</text:p>
      <text:p text:style-name="P4">
Тоді вона запитала державну службу про організацію індивідуального курсу,посилаючись на занепокоєння безпеки щодо проведення курсу в групі. Але їйсказали, що це не справа державної служби.</text:p>
      <text:p text:style-name="P4">
Колишній високопоставлений державний службовець Філіп Райкрофт сказав, що діїБраверман були «справжньою помилкою».</text:p>
      <text:p text:style-name="P4">
Лідер лейбористів сер Кейр Стармер заявив, що це виглядало так, ніби тут “малимісце недоречні дії”.</text:p>
      <text:p text:style-name="P4">
В уряді заперечують, що дії Браверман порушили Міністерський кодекс. Однакпрем'єр-міністр Ріші Сунак звернувся до свого консультанта з етики.</text:p>
      <text:p text:style-name="P4">
<text:span text:style-name="T4">
Читайте також:</text:span>
 <text:a xlink:type="simple" xlink:href="https://www.ukrinform.ua/rubric-world/3707379-u-ssa-visunuli-oficijni-obvinuvacenna-skandalnomu-kongresmenu-santosu.html" text:style-name="Internet_20_link" text:visited-style-name="Visited_20_Internet_20_Link">
 <text:span text:style-name="T4">
скандал</text:span>
 </text:a>
</text:p>
      <text:p text:style-name="P4">
Міністерський кодекс вимагає від міністрів гарантувати, що між їхнімидержавними обов’язками та приватними інтересами «не виникне конфлікту».</text:p>
      <text:p text:style-name="P4">
Водночас <text:a xlink:type="simple" xlink:href="https://www.bloomberg.com/news/articles/2023-05-21/sunak-returns-from-g-7-to-cabinet-scandal-migration-disputes" text:style-name="Internet_20_link" text:visited-style-name="Visited_20_Internet_20_Link">
 </text:a>
повідомляє, що скандал розгортається у час, коли уряд готується до публікаціїданих про міграцію, що, як очікується, підтвердять рекордний припливіммігрантів минулого року.</text:p>
      <text:p text:style-name="P4">
Браверман, яка контролює питання імміграції, минулого тижня виступила зкритичною промовою з цього приводу, що було розцінено як спробу позиціонуватисебе як потенційну наступницю Ріші Сунака.</text:p>
      <text:p text:style-name="P4">
Source: <text:a xlink:type="simple" xlink:href="https://www.ukrinform.ua/rubric-world/3712763-u-britanii-rozgorivsa-skandal-navkolo-ministra-vnutrisnih-sprav.html" text:style-name="Internet_20_link" text:visited-style-name="Visited_20_Internet_20_Link">
https://www.ukrinform.ua/rubric-world/3712763-u-britanii-rozgorivsa-skandal-navkolo-ministra-vnutrisnih-sprav.html</text:a>
</text:p>
      <!--NEWS-->
      <text:h text:style-name="P10" text:outline-level="1">
<text:span text:style-name="T4">
ЗСУ за добу вдалось просунутись до 400 метрів під Бахмутом – Череватий</text:span>
</text:h>
      <text:p text:style-name="P4">
Authors: Ukrinform (Person)</text:p>
      <text:p text:style-name="P4">
Publisher: Укринформ (Organization)</text:p>
      <text:p text:style-name="P4">
Published Time: 2023-05-22T-48:54:41+03:00</text:p>
      <text:p text:style-name="P4">
Modified Time: 2023-05-22T21:54:41+03:00</text:p>
      <text:p text:style-name="P4">
Description: Збройним силам України за добу вдалось просунутись під Бахмутом на різних ділянках від 200 до 400 метрів. — Укрінформ.</text:p>
      <text:p text:style-name="P4">
Images: ['<text:a xlink:type="simple" xlink:href="https://static.ukrinform.com/photos/2023_05/thumb_files/630_360_1683216390-801.jpg" text:style-name="Internet_20_link" text:visited-style-name="Visited_20_Internet_20_Link">
630_360_16832...</text:a>
']</text:p>
      <text:p text:style-name="P4">
Tags: ['Бахмут', 'Війна з Росією', 'Єдині новини']</text:p>
      <text:p text:style-name="P4">
Type: Article</text:p>
      <!--METADATA-->
      <text:p text:style-name="P4">
<draw:frame draw:style-name="fr1" draw:name="Image55" text:anchor-type="as-char" svg:width="6.9236in" svg:height="3.956343in" draw:z-index="0">
<draw:image xlink:href="../Images/yкринформ/2023-05-22T-48-54-41-03-00/630_360_1683216390-801.jpg" xlink:type="simple" xlink:show="embed" xlink:actuate="onLoad" draw:mime-type="image/jpeg"/>
</draw:frame>
 Збройнимсилам України за добу вдалось просунутись під Бахмутом на різних ділянках від200 до 400 метрів.</text:p>
      <text:p text:style-name="P4">
Про це повідомив речник Східного угруповання військ Збройних сил УкраїниСергій Череватий у ефірі телемарафону «Єдині новини», передає Укрінформ.</text:p>
      <text:p text:style-name="P4">
«Ворог намагається захопити Бахмут. Це для нього пріоритетна ціль», - зазначиввін.</text:p>
      <text:p text:style-name="P4">
Череватий заявив, що російські війська намагаються захопити південно-західнучастину Бахмута, де Сили оборони України утримують низку будівель іфортифікаційних споруд.</text:p>
      <text:p text:style-name="P4">
<text:span text:style-name="T4">
Читайте також:</text:span>
 <text:a xlink:type="simple" xlink:href="https://www.ukrinform.ua/rubric-ato/3712745-na-pati-napramkah-frontu-vidbulisa-25-zitknen-boi-za-bahmut-trivaut.html" text:style-name="Internet_20_link" text:visited-style-name="Visited_20_Internet_20_Link">
 <text:span text:style-name="T4">
Бахмут</text:span>
 </text:a>
</text:p>
      <text:p text:style-name="P4">
«Водночас на флангах наші підрозділи намагаються тиснути на ворога і, поможливості, в рамках нашої оборонної операції контратакувати його. Зокрема, зацю добу вдалося на різних ділянках від 200 до 400 метрів просунутися», - додавречник.</text:p>
      <text:p text:style-name="P4">
Як повідомляв Укрінформ, російські війська зосереджують зусилля на спробахвийти на кордони Донецької та Луганської областей. На Бахмутському напрямку <text:a xlink:type="simple" xlink:href="https://www.ukrinform.ua/rubric-ato/3712556-vorog-ne-kontrolue-bahmut-povnistu-jdut-boi-malar.html" text:style-name="Internet_20_link" text:visited-style-name="Visited_20_Internet_20_Link">
</text:a>
 .</text:p>
      <text:p text:style-name="P4">
<text:span text:style-name="T5">
Фото: Генштаб ЗСУ</text:span>
</text:p>
      <text:p text:style-name="P4">
Source: <text:a xlink:type="simple" xlink:href="https://www.ukrinform.ua/rubric-ato/3712795-zsu-za-dobu-vdalos-prosunutis-do-400-metriv-pid-bahmutom-cerevatij.html" text:style-name="Internet_20_link" text:visited-style-name="Visited_20_Internet_20_Link">
https://www.ukrinform.ua/rubric-ato/3712795-zsu-za-dobu-vdalos-prosunutis-do-400-metriv-pid-bahmutom-cerevatij.html</text:a>
</text:p>
      <!--NEWS-->
      <text:h text:style-name="P10" text:outline-level="1">
<text:span text:style-name="T4">
At Sivershchyna and Slobozhanschyna directions Russian army shelled Mykolayivka of Chernihiv ...</text:span>
</text:h>
      <text:p text:style-name="P4">
Authors: liveuamap (Language: en)</text:p>
      <text:p text:style-name="P4">
Time: 2023-05-22T-50:04:00</text:p>
      <text:p text:style-name="P4">
Location: Vovchansk (Latitude:50.38729 Longtitude:37.42287)</text:p>
      <text:p text:style-name="P4">
Videos: []</text:p>
      <text:p text:style-name="P4">
Images: []</text:p>
      <text:p text:style-name="P4">
Tags: ["Russia"]</text:p>
      <text:p text:style-name="P4">
ID: 22564583</text:p>
      <!--METADATA-->
      <text:p text:style-name="P4">
At Sivershchyna and Slobozhanschyna directions Russian army shelledMykolayivka of Chernihiv region; Prohres, Studenok, Bilokopytove, Vovkivka,Volfyne, Zapsillya and Mykhaylivka of Sumy region, also Udy, Hraniv, Zelene,Starytsya, Ohirtseve, Hatysche, Pletenivka, Vovchansk, Nesterne and Budarky ofKharkiv region, - General Staff of Armed Forces of Ukraine says in the morningreport</text:p>
      <text:p text:style-name="P4">
News Collection Link: <text:a xlink:type="simple" xlink:href="https://liveuamap.com/en/2023/22-may-at-sivershchyna-and-slobozhanschyna-directions-russian" text:style-name="Internet_20_link" text:visited-style-name="Visited_20_Internet_20_Link">
https://liveuamap.com/en/2023/22-may-at-sivershchyna-and-slobozhanschyna-directions-russian</text:a>
</text:p>
      <text:p text:style-name="P4">
Source: <text:a xlink:type="simple" xlink:href="https://t.me/lumsrc/4863" text:style-name="Internet_20_link" text:visited-style-name="Visited_20_Internet_20_Link">
https://t.me/lumsrc/4863</text:a>
</text:p>
      <!--NEWS-->
      <text:h text:style-name="P10" text:outline-level="1">
<text:span text:style-name="T4">
США розглядатимуть усі способи притягнення Росії до відповідальності - Держдеп</text:span>
</text:h>
      <text:p text:style-name="P4">
Authors: Ukrinform (Person)</text:p>
      <text:p text:style-name="P4">
Publisher: Укринформ (Organization)</text:p>
      <text:p text:style-name="P4">
Published Time: 2023-05-22T-50:42:00+03:00</text:p>
      <text:p text:style-name="P4">
Modified Time: 2023-05-22T21:42:00+03:00</text:p>
      <text:p text:style-name="P4">
Description: Адміністрація США налаштована розглянути всі можливі способи, щоби підтримати Україну й притягти Росію до відповідальності за її агресію. — Укрінформ.</text:p>
      <text:p text:style-name="P4">
Images: ['<text:a xlink:type="simple" xlink:href="https://static.ukrinform.com/photos/2018_02/thumb_files/630_360_1517552325-3537.jpg" text:style-name="Internet_20_link" text:visited-style-name="Visited_20_Internet_20_Link">
630_360_15175...</text:a>
', '<text:a xlink:type="simple" xlink:href="https://static.ukrinform.com/photos/2023_05/1684781237-329.jpg" text:style-name="Internet_20_link" text:visited-style-name="Visited_20_Internet_20_Link">
1684781237-32...</text:a>
']</text:p>
      <text:p text:style-name="P4">
Tags: ['США', 'Держдеп', 'Росія', 'Воєнні злочини', 'Війна з Росією']</text:p>
      <text:p text:style-name="P4">
Type: Article</text:p>
      <!--METADATA-->
      <text:p text:style-name="P4">
<draw:frame draw:style-name="fr1" draw:name="Image56" text:anchor-type="as-char" svg:width="6.9236in" svg:height="3.956343in" draw:z-index="0">
<draw:image xlink:href="../Images/yкринформ/2023-05-22T-50-42-00-03-00/630_360_1517552325-3537.jpg" xlink:type="simple" xlink:show="embed" xlink:actuate="onLoad" draw:mime-type="image/jpeg"/>
</draw:frame>
Адміністрація США налаштована розглянути всі можливі способи, щоби підтриматиУкраїну й притягти Росію до відповідальності за її агресію.</text:p>
      <text:p text:style-name="P4">
Про це заявив у понеділок речник Держдепартаменту США Метью Міллер, передаєкореспондент Укрінформу.</text:p>
      <text:p text:style-name="P4">
<draw:frame draw:style-name="fr1" draw:name="Image57" text:anchor-type="as-char" svg:width="6.9236in" svg:height="4.615733in" draw:z-index="0">
<draw:image xlink:href="../Images/yкринформ/2023-05-22T-50-42-00-03-00/1684781237-329.jpg" xlink:type="simple" xlink:show="embed" xlink:actuate="onLoad" draw:mime-type="image/jpeg"/>
</draw:frame>
</text:p>
      <text:p text:style-name="P4">
«Ми розглядатимемо всі способи, за допомогою яких ми зможемо притягти Росію довідповідальності за її дії. Найважливішим із якних є подальша підтримка нашихукраїнських партнерів, щоби вони могли дати відсіч російським військам, яківторглися в країну», - зауважив представник Держдепу.</text:p>
      <text:p text:style-name="P4">
Водночас він зазначив, що Сполучені Штати досі не визнали Росію державою-спонсором тероризму через те, що зараз такий крок матиме «контрпродуктивніпобічні ефекти». Зокрема, це позбавить гуманітарні організації можливостідоправляти допомогу в регіон.</text:p>
      <text:p text:style-name="P4">
«Але я скажу, що ми надалі притягуватимемо Росію до відповідальності задопомогою низки інших кроків», - зауважив представник зовнішньополітичноговідомства США.</text:p>
      <text:p text:style-name="P4">
<text:span text:style-name="T4">
Читайте також:</text:span>
 <text:a xlink:type="simple" xlink:href="https://www.ukrinform.ua/rubric-polytics/3712643-parlamentska-asamblea-nato-viznala-zlocini-rosii-proti-ukraini-genocidom.html" text:style-name="Internet_20_link" text:visited-style-name="Visited_20_Internet_20_Link">
 </text:a>
</text:p>
      <text:p text:style-name="P4">
Він уточнив, що має на увазі поставки зброї й обладнання в Україну, а такожзапровадження санкцій та заходів експортного контролю.</text:p>
      <text:p text:style-name="P4">
Як повідомляв Укрінформ, минулого тижня державний секретар США Ентоні Блінкенпід час слухань у Сенаті не виключив можливості визнання Росії <text:a xlink:type="simple" xlink:href="https://www.ukrinform.ua/rubric-world/3710218-blinken-ne-viklucae-mozlivosti-viznanna-rosii-derzavousponsorom-terorizmu.html" text:style-name="Internet_20_link" text:visited-style-name="Visited_20_Internet_20_Link">
</text:a>
</text:p>
      <text:p text:style-name="P4">
Source: <text:a xlink:type="simple" xlink:href="https://www.ukrinform.ua/rubric-polytics/3712794-ssa-rozgladatimut-usi-sposobi-pritagnenna-rosii-do-vidpovidalnosti-derzdep.html" text:style-name="Internet_20_link" text:visited-style-name="Visited_20_Internet_20_Link">
https://www.ukrinform.ua/rubric-polytics/3712794-ssa-rozgladatimut-usi-sposobi-pritagnenna-rosii-do-vidpovidalnosti-derzdep.html</text:a>
</text:p>
      <!--NEWS-->
      <text:h text:style-name="P10" text:outline-level="1">
<text:span text:style-name="T4">
At Kupiansk direction Russian army shelled Kamyanka, Kolodyazne, Krasne Pershe, Petro-Ivanivk...</text:span>
</text:h>
      <text:p text:style-name="P4">
Authors: liveuamap (Language: en)</text:p>
      <text:p text:style-name="P4">
Time: 2023-05-22T-52:04:00</text:p>
      <text:p text:style-name="P4">
Location: Svatove (Latitude:49.46511 Longtitude:37.91227)</text:p>
      <text:p text:style-name="P4">
Videos: []</text:p>
      <text:p text:style-name="P4">
Images: []</text:p>
      <text:p text:style-name="P4">
Tags: ["Russia"]</text:p>
      <text:p text:style-name="P4">
ID: 22564582</text:p>
      <!--METADATA-->
      <text:p text:style-name="P4">
At Kupiansk direction Russian army shelled Kamyanka, Kolodyazne, KrasnePershe, Petro-Ivanivka, Fyholivka, Novomlynsk, Zapadne, Monachynivka,Masutivka, Tabayivka, Berestove of Kharkiv region and Stelmakhivka of Luhanskregion, - General Staff of Armed Forces of Ukraine says in the morning report</text:p>
      <text:p text:style-name="P4">
News Collection Link: <text:a xlink:type="simple" xlink:href="https://liveuamap.com/en/2023/22-may-at-kupiansk-direction-russian-army-shelled-kamyanka" text:style-name="Internet_20_link" text:visited-style-name="Visited_20_Internet_20_Link">
https://liveuamap.com/en/2023/22-may-at-kupiansk-direction-russian-army-shelled-kamyanka</text:a>
</text:p>
      <text:p text:style-name="P4">
Source: <text:a xlink:type="simple" xlink:href="https://t.me/lumsrc/4864" text:style-name="Internet_20_link" text:visited-style-name="Visited_20_Internet_20_Link">
https://t.me/lumsrc/4864</text:a>
</text:p>
      <!--NEWS-->
      <text:h text:style-name="P10" text:outline-level="1">
<text:span text:style-name="T4">
Шмигаль сказав, скільки газу має бути у сховищах на початок опалювального сезону</text:span>
</text:h>
      <text:p text:style-name="P4">
Authors: Ukrinform (Person)</text:p>
      <text:p text:style-name="P4">
Publisher: Укринформ (Organization)</text:p>
      <text:p text:style-name="P4">
Published Time: 2023-05-22T-52:36:47+03:00</text:p>
      <text:p text:style-name="P4">
Modified Time: 2023-05-22T21:36:47+03:00</text:p>
      <text:p text:style-name="P4">
Description: На початок осінньо-зимового періоду запас газу в українських сховищах має становити понад 14 мільярдів кубометрів. — Укрінформ.</text:p>
      <text:p text:style-name="P4">
Images: ['<text:a xlink:type="simple" xlink:href="https://static.ukrinform.com/photos/2023_05/thumb_files/630_360_1684780551-929.png" text:style-name="Internet_20_link" text:visited-style-name="Visited_20_Internet_20_Link">
630_360_16847...</text:a>
']</text:p>
      <text:p text:style-name="P4">
Tags: ['Газ', 'Опалювальний сезон', 'Шмигаль']</text:p>
      <text:p text:style-name="P4">
Type: Article</text:p>
      <!--METADATA-->
      <text:p text:style-name="P4">
<draw:frame draw:style-name="fr1" draw:name="Image58" text:anchor-type="as-char" svg:width="6.9236in" svg:height="3.956343in" draw:z-index="0">
<draw:image xlink:href="../Images/yкринформ/2023-05-22T-52-36-47-03-00/630_360_1684780551-929.png" xlink:type="simple" xlink:show="embed" xlink:actuate="onLoad" draw:mime-type="image/png"/>
</draw:frame>
 Напочаток осінньо-зимового періоду запас газу в українських сховищах маєстановити понад 14 мільярдів кубометрів.</text:p>
      <text:p text:style-name="P4">
Про це Прем'єр-міністр України Денис Шмигаль написав у <text:a xlink:type="simple" xlink:href="https://t.me/Denys_Smyhal/5273" text:style-name="Internet_20_link" text:visited-style-name="Visited_20_Internet_20_Link">
</text:a>
 за результатами засідання Антикризовогоенергетичного штабу, передає Укрінформ.</text:p>
      <text:p text:style-name="P4">
«Головна тема — старт підготовки до наступного опалювального сезону.Визначили, що на початок осінньо-зимового періоду запас <text:a xlink:type="simple" xlink:href="https://www.ukrinform.ua/tag-gaz" text:style-name="Internet_20_link" text:visited-style-name="Visited_20_Internet_20_Link">
</text:a>
 у сховищах має становити понад 14мільярдів кубометрів. Наша стратегічна мета - мінімізувати імпорт газу вУкраїну за рахунок збільшення власного газовидобутку», - зазначив Шмигаль.</text:p>
      <text:p text:style-name="P4">
За його словами, на засіданні Антикризового енергетичного штабу такожобговорювалася ситуація в електроенергетиці. Шмигаль зауважив, що було данодоручення збільшити можливості експорту-імпорту електроенергії з ЄС.</text:p>
      <text:p text:style-name="P4">
«З усіма присутніми енергетичними підприємствами погодили план відновлення допочатку опалювального сезону 1710 МВт генеруючих потужностей», - наголосиввін.</text:p>
      <text:p text:style-name="P4">
<text:span text:style-name="T4">
Читайте також:</text:span>
 <text:a xlink:type="simple" xlink:href="https://www.ukrinform.ua/rubric-economy/3711462-ne-prosto-remontuemo-smigal-rozpoviv-pro-pidgotovku-do-novogo-opaluvalnogo-sezonu.html" text:style-name="Internet_20_link" text:visited-style-name="Visited_20_Internet_20_Link">
 <text:span text:style-name="T4">
Шмигаль</text:span>
 </text:a>
</text:p>
      <text:p text:style-name="P4">
Прем'єр-міністр повідомив, що Міністерство енергетики та Міністерствоінфраструктури отримали завдання забезпечити роботу щодо захисту відросійських дронів і ракет генеруючих потужностей та систем розподілу.</text:p>
      <text:p text:style-name="P4">
На засіданні також розглянуто пропозицію з децентралізації енергомережі,зокрема залучення громад до розбудови розосередженої генерації, зазначивШмигаль.</text:p>
      <text:p text:style-name="P4">
Як повідомляв Укрінформ, <text:a xlink:type="simple" xlink:href="https://www.ukrinform.ua/rubric-economy/3709149-v-opaluvalnij-sezon-ukraina-zajde-zi-znacno-mensim-zapasom-micnosti-dtek.html" text:style-name="Internet_20_link" text:visited-style-name="Visited_20_Internet_20_Link">
 </text:a>
 висловив думку, що у наступний опалювальний сезонукраїнська енергосистема зайде зі значно меншим запасом міцності. Потрібносуттєво пришвидшити темпи ремонтних робіт, аби не повернутися до відключеньелектроенергії.</text:p>
      <text:p text:style-name="P4">
<text:span text:style-name="T5">
Фото: Денис Шмигаль, Телеграм</text:span>
</text:p>
      <text:p text:style-name="P4">
Source: <text:a xlink:type="simple" xlink:href="https://www.ukrinform.ua/rubric-economy/3712793-smigal-skazav-skilki-gazu-mae-buti-u-shovisah-na-pocatok-opaluvalnogo-sezonu.html" text:style-name="Internet_20_link" text:visited-style-name="Visited_20_Internet_20_Link">
https://www.ukrinform.ua/rubric-economy/3712793-smigal-skazav-skilki-gazu-mae-buti-u-shovisah-na-pocatok-opaluvalnogo-sezonu.html</text:a>
</text:p>
      <!--NEWS-->
      <text:h text:style-name="P10" text:outline-level="1">
<text:span text:style-name="T4">
At Lyman direction Russian army shelled Makiyivka, Nevske and Bilohorivka of Luhansk region a...</text:span>
</text:h>
      <text:p text:style-name="P4">
Authors: liveuamap (Language: en)</text:p>
      <text:p text:style-name="P4">
Time: 2023-05-22T-54:04:00</text:p>
      <text:p text:style-name="P4">
Location: Lyman (Latitude:49.15117 Longtitude:37.97922)</text:p>
      <text:p text:style-name="P4">
Videos: []</text:p>
      <text:p text:style-name="P4">
Images: []</text:p>
      <text:p text:style-name="P4">
Tags: ["Russia"]</text:p>
      <text:p text:style-name="P4">
ID: 22564579</text:p>
      <!--METADATA-->
      <text:p text:style-name="P4">
At Lyman direction Russian army shelled Makiyivka, Nevske and Bilohorivka ofLuhansk region and Torske, Verkhnokamyanske and Spirne of Donetsk region.Russian aviation conducted airstrikes at Nevske, - General Staff of ArmedForces of Ukraine says in the morning report</text:p>
      <text:p text:style-name="P4">
News Collection Link: <text:a xlink:type="simple" xlink:href="https://liveuamap.com/en/2023/22-may-at-lyman-direction-russian-army-shelled-makiyivka" text:style-name="Internet_20_link" text:visited-style-name="Visited_20_Internet_20_Link">
https://liveuamap.com/en/2023/22-may-at-lyman-direction-russian-army-shelled-makiyivka</text:a>
</text:p>
      <text:p text:style-name="P4">
Source: <text:a xlink:type="simple" xlink:href="https://t.me/lumsrc/4865" text:style-name="Internet_20_link" text:visited-style-name="Visited_20_Internet_20_Link">
https://t.me/lumsrc/4865</text:a>
</text:p>
      <!--NEWS-->
      <text:h text:style-name="P10" text:outline-level="1">
<text:span text:style-name="T4">
В окупованому Севастополі пролунали вибухи — ЗМІ</text:span>
</text:h>
      <text:p text:style-name="P4">
Authors: Ukrinform (Person)</text:p>
      <text:p text:style-name="P4">
Publisher: Укринформ (Organization)</text:p>
      <text:p text:style-name="P4">
Published Time: 2023-05-22T-54:33:00+03:00</text:p>
      <text:p text:style-name="P4">
Modified Time: 2023-05-22T21:33:00+03:00</text:p>
      <text:p text:style-name="P4">
Description: У тимчасово окупованому Севастополі пролунали гучні вибухи, місцеві повідомляють про роботу протиповітряної оборони РФ.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Криму', 'Севастополь', 'Вибух', 'Війна з Росією']</text:p>
      <text:p text:style-name="P4">
Type: Article</text:p>
      <!--METADATA-->
      <text:p text:style-name="P4">
<draw:frame draw:style-name="fr1" draw:name="Image59" text:anchor-type="as-char" svg:width="6.9236in" svg:height="3.956343in" draw:z-index="0">
<draw:image xlink:href="../Images/yкринформ/2023-05-22T-54-33-00-03-00/630_360_1669987737-966.jpg" xlink:type="simple" xlink:show="embed" xlink:actuate="onLoad" draw:mime-type="image/jpeg"/>
</draw:frame>
 Утимчасово окупованому Севастополі пролунали гучні вибухи, місцеві повідомляютьпро роботу протиповітряної оборони РФ.</text:p>
      <text:p text:style-name="P4">
Як передає Укрінформ, про це видання "Крим.Реалії" повідомило в <text:a xlink:type="simple" xlink:href="https://t.me/krymrealii/22585" text:style-name="Internet_20_link" text:visited-style-name="Visited_20_Internet_20_Link">
</text:a>
 .</text:p>
      <text:p text:style-name="P4">
Коментарі від російської псевдовлади та військових щодо <text:a xlink:type="simple" xlink:href="https://www.ukrinform.ua/tag-vibuh" text:style-name="Internet_20_link" text:visited-style-name="Visited_20_Internet_20_Link">
</text:a>
 не надходили.</text:p>
      <text:p text:style-name="P4">
<text:span text:style-name="T4">
Читайте також:</text:span>
 <text:a xlink:type="simple" xlink:href="https://www.ukrinform.ua/rubric-regions/3712519-unoci-v-mariupoli-prolunali-sonajmense-dva-vibuhi-andrusenko.html" text:style-name="Internet_20_link" text:visited-style-name="Visited_20_Internet_20_Link">
 <text:span text:style-name="T4">
вибух</text:span>
 </text:a>
</text:p>
      <text:p text:style-name="P4">
Як повідомляв <text:a xlink:type="simple" xlink:href="https://www.ukrinform.ua/rubric-crimea/3711030-u-sevastopoli-prolunali-vibuhi-socmerezi.html" text:style-name="Internet_20_link" text:visited-style-name="Visited_20_Internet_20_Link">
 </text:a>
 , попередньогоразу про вибухи в Севастополі повідомлялося 18 травня.</text:p>
      <text:p text:style-name="P4">
Source: <text:a xlink:type="simple" xlink:href="https://www.ukrinform.ua/rubric-crimea/3712792-v-okupovanomu-sevastopoli-prolunali-vibuhi-zmi.html" text:style-name="Internet_20_link" text:visited-style-name="Visited_20_Internet_20_Link">
https://www.ukrinform.ua/rubric-crimea/3712792-v-okupovanomu-sevastopoli-prolunali-vibuhi-zmi.html</text:a>
</text:p>
      <!--NEWS-->
      <text:h text:style-name="P10" text:outline-level="1">
<text:span text:style-name="T4">
At Bakhmut direction Russian army shelled Vasukivka, Orikhovo-Vasylivka, Markove, Ivanivske, ...</text:span>
</text:h>
      <text:p text:style-name="P4">
Authors: liveuamap (Language: en)</text:p>
      <text:p text:style-name="P4">
Time: 2023-05-22T-56:04:00</text:p>
      <text:p text:style-name="P4">
Location: Bakhmut (Latitude:48.58353 Longtitude:37.96274)</text:p>
      <text:p text:style-name="P4">
Videos: []</text:p>
      <text:p text:style-name="P4">
Images: []</text:p>
      <text:p text:style-name="P4">
Tags: ["Russia"]</text:p>
      <text:p text:style-name="P4">
ID: 22564578</text:p>
      <!--METADATA-->
      <text:p text:style-name="P4">
At Bakhmut direction Russian army shelled Vasukivka, Orikhovo-Vasylivka,Markove, Ivanivske, Stupochky, Bila Hora, Toretsk and New York of Donetskregion. Russian aviation conducted airstrikes at Bakhmut and Ivanivske, -General Staff of Armed Forces of Ukraine says in the morning report</text:p>
      <text:p text:style-name="P4">
News Collection Link: <text:a xlink:type="simple" xlink:href="https://liveuamap.com/en/2023/22-may-at-bakhmut-direction-russian-army-shelled-vasukivka" text:style-name="Internet_20_link" text:visited-style-name="Visited_20_Internet_20_Link">
https://liveuamap.com/en/2023/22-may-at-bakhmut-direction-russian-army-shelled-vasukivka</text:a>
</text:p>
      <text:p text:style-name="P4">
Source: <text:a xlink:type="simple" xlink:href="https://t.me/lumsrc/4866" text:style-name="Internet_20_link" text:visited-style-name="Visited_20_Internet_20_Link">
https://t.me/lumsrc/4866</text:a>
</text:p>
      <!--NEWS-->
      <text:h text:style-name="P10" text:outline-level="1">
<text:span text:style-name="T4">
У Нігерії відкрили найбільший в Африці нафтопереробний завод</text:span>
</text:h>
      <text:p text:style-name="P4">
Authors: Ukrinform (Person)</text:p>
      <text:p text:style-name="P4">
Publisher: Укринформ (Organization)</text:p>
      <text:p text:style-name="P4">
Published Time: 2023-05-22T-56:24:00+03:00</text:p>
      <text:p text:style-name="P4">
Modified Time: 2023-05-22T21:24:00+03:00</text:p>
      <text:p text:style-name="P4">
Description: У Нігерії відкрили найбільший в Африці нафтопереробний завод Dangote, який має допомогти у подоланні хронічного дефіциту пального в країні. — Укрінформ.</text:p>
      <text:p text:style-name="P4">
Images: ['<text:a xlink:type="simple" xlink:href="https://static.ukrinform.com/photos/2023_05/thumb_files/630_360_1684779511-447.jpg" text:style-name="Internet_20_link" text:visited-style-name="Visited_20_Internet_20_Link">
630_360_16847...</text:a>
']</text:p>
      <text:p text:style-name="P4">
Tags: ['Африка', 'нафта', 'Нігерія']</text:p>
      <text:p text:style-name="P4">
Type: Article</text:p>
      <!--METADATA-->
      <text:p text:style-name="P4">
<draw:frame draw:style-name="fr1" draw:name="Image60" text:anchor-type="as-char" svg:width="6.9236in" svg:height="3.956343in" draw:z-index="0">
<draw:image xlink:href="../Images/yкринформ/2023-05-22T-56-24-00-03-00/630_360_1684779511-447.jpg" xlink:type="simple" xlink:show="embed" xlink:actuate="onLoad" draw:mime-type="image/jpeg"/>
</draw:frame>
 У Нігеріївідкрили найбільший в Африці нафтопереробний завод Dangote, який має допомогтиу подоланні хронічного дефіциту пального в країні.</text:p>
      <text:p text:style-name="P4">
Про це повідомляє <text:a xlink:type="simple" xlink:href="https://www.bbc.com/news/world-africa-65671554" text:style-name="Internet_20_link" text:visited-style-name="Visited_20_Internet_20_Link">
 </text:a>
, передає Укрінформ.</text:p>
      <text:p text:style-name="P4">
Як зазначається, Нігерія є великим виробником <text:a xlink:type="simple" xlink:href="https://www.ukrinform.ua/tag-nafta" text:style-name="Internet_20_link" text:visited-style-name="Visited_20_Internet_20_Link">
</text:a>
 , але більша її частина експортується,натомість країна змушена імпортувати очищене пальне і часто стикається здефіцитом пального.</text:p>
      <text:p text:style-name="P4">
Цю проблему має вирішити нафтопереробний завод, який належить найбагатшійлюдині Африки Аліко Данготе. Вартість заводу становить 19 мільярдів доларів,його будівництво тривало майже 7 років.</text:p>
      <text:p text:style-name="P4">
<text:span text:style-name="T4">
Читайте також:</text:span>
 <text:a xlink:type="simple" xlink:href="https://www.ukrinform.ua/rubric-economy/3709834-borrel-zaklikav-es-obmeziti-import-indijskogo-palnogo-vigotovlenogo-iz-rosijskoi-nafti.html" text:style-name="Internet_20_link" text:visited-style-name="Visited_20_Internet_20_Link">
 </text:a>
</text:p>
      <text:p text:style-name="P4">
Планується, що підприємство зможе виробляти близько 650 тис. барелівнафтопродуктів на день - цього більш ніж достатньо для забезпечення потребкраїни. Комплекс також включає електростанцію, глибоководний порт і завод звиробництва добрив.</text:p>
      <text:p text:style-name="P4">
Як повідомляв Укрінформ, країни Північної Африки суттєво збільшили імпортнафти й нафтопродуктів з Росії.</text:p>
      <text:p text:style-name="P4">
<text:span text:style-name="T5">
Фото: NIGERIA PRESIDENCY</text:span>
</text:p>
      <text:p text:style-name="P4">
Source: <text:a xlink:type="simple" xlink:href="https://www.ukrinform.ua/rubric-economy/3712791-u-nigerii-vidkrili-najbilsij-v-africi-naftopererobnij-zavod.html" text:style-name="Internet_20_link" text:visited-style-name="Visited_20_Internet_20_Link">
https://www.ukrinform.ua/rubric-economy/3712791-u-nigerii-vidkrili-najbilsij-v-africi-naftopererobnij-zavod.html</text:a>
</text:p>
      <!--NEWS-->
      <text:h text:style-name="P10" text:outline-level="1">
<text:span text:style-name="T4">
At Avdiyivka direction Russian army shelled Novokalynove, Berdychi, Stepove, Avdiyivka, Syeve...</text:span>
</text:h>
      <text:p text:style-name="P4">
Authors: liveuamap (Language: en)</text:p>
      <text:p text:style-name="P4">
Time: 2023-05-22T-58:04:00</text:p>
      <text:p text:style-name="P4">
Location: Donetsk Oblast (Latitude:48.0564 Longtitude:37.5765)</text:p>
      <text:p text:style-name="P4">
Videos: []</text:p>
      <text:p text:style-name="P4">
Images: []</text:p>
      <text:p text:style-name="P4">
Tags: ["Russia"]</text:p>
      <text:p text:style-name="P4">
ID: 22564577</text:p>
      <!--METADATA-->
      <text:p text:style-name="P4">
At Avdiyivka direction Russian army shelled Novokalynove, Berdychi, Stepove,Avdiyivka, Syeverne, Pervomayske, Karlivka and Nevelske of Donetsk region.Russian aviation conducted airstrikes at Avdiyivka, - General Staff of ArmedForces of Ukraine says in the morning report</text:p>
      <text:p text:style-name="P4">
News Collection Link: <text:a xlink:type="simple" xlink:href="https://liveuamap.com/en/2023/22-may-at-avdiyivka-direction-russian-army-shelled-novokalynove" text:style-name="Internet_20_link" text:visited-style-name="Visited_20_Internet_20_Link">
https://liveuamap.com/en/2023/22-may-at-avdiyivka-direction-russian-army-shelled-novokalynove</text:a>
</text:p>
      <text:p text:style-name="P4">
Source: <text:a xlink:type="simple" xlink:href="https://t.me/lumsrc/4867" text:style-name="Internet_20_link" text:visited-style-name="Visited_20_Internet_20_Link">
https://t.me/lumsrc/4867</text:a>
</text:p>
      <!--NEWS-->
      <text:h text:style-name="P10" text:outline-level="1">
<text:span text:style-name="T4">
Ястремська пробилася до другого кола кваліфікації «Ролан Гаррос» у Парижі</text:span>
</text:h>
      <text:p text:style-name="P4">
Authors: Ukrinform (Person)</text:p>
      <text:p text:style-name="P4">
Publisher: Укринформ (Organization)</text:p>
      <text:p text:style-name="P4">
Published Time: 2023-05-22T-58:20:16+03:00</text:p>
      <text:p text:style-name="P4">
Modified Time: 2023-05-22T21:20:16+03:00</text:p>
      <text:p text:style-name="P4">
Description: Даяна Ястремська вийшла до півфіналу відбору другого у сезоні турніру серії Grand Slam Відкритого чемпіонату Франції з тенісу («Ролан Гаррос»). — Укрінформ.</text:p>
      <text:p text:style-name="P4">
Images: ['<text:a xlink:type="simple" xlink:href="https://static.ukrinform.com/photos/2023_05/thumb_files/630_360_1684779582-161.jpg" text:style-name="Internet_20_link" text:visited-style-name="Visited_20_Internet_20_Link">
630_360_16847...</text:a>
']</text:p>
      <text:p text:style-name="P4">
Tags: ['Теніс', 'Даяна Ястремська']</text:p>
      <text:p text:style-name="P4">
Type: Article</text:p>
      <!--METADATA-->
      <text:p text:style-name="P4">
<draw:frame draw:style-name="fr1" draw:name="Image61" text:anchor-type="as-char" svg:width="6.9236in" svg:height="3.956343in" draw:z-index="0">
<draw:image xlink:href="../Images/yкринформ/2023-05-22T-58-20-16-03-00/630_360_1684779582-161.jpg" xlink:type="simple" xlink:show="embed" xlink:actuate="onLoad" draw:mime-type="image/jpeg"/>
</draw:frame>
 ДаянаЯстремська вийшла до півфіналу відбору другого у сезоні турніру серії GrandSlam Відкритого чемпіонату Франції з тенісу («Ролан Гаррос»).</text:p>
      <text:p text:style-name="P4">
У першому колі кваліфікації Ястремська за 1 годину 45 хвилин взяла гору надрумункою Александрою Каданцу-Ігнатик - 7:5, 6:3, передає Укрінформ.</text:p>
      <text:p text:style-name="P4">
За вихід у фінал відбору Ястремська зустрінеться з американкою Сакією Вікері,яка у свою чергу здобула вольову перемогу над іспанкою Марією Бассольс - 2:6,7:6 (7:1), 6:0.</text:p>
      <text:p text:style-name="P4">
<text:span text:style-name="T4">
Читайте також:</text:span>
 <text:a xlink:type="simple" xlink:href="https://www.ukrinform.ua/rubric-sports/3712485-kalinina-stala-sostou-ukrainkou-u-top25-odinocnogo-rejtingu-wta.html" text:style-name="Internet_20_link" text:visited-style-name="Visited_20_Internet_20_Link">
 </text:a>
</text:p>
      <text:p text:style-name="P4">
«Ролан Гаррос» у Парижі триватиме до 11 червня.</text:p>
      <text:p text:style-name="P4">
Фото: btu.org.</text:p>
      <text:p text:style-name="P4">
Source: <text:a xlink:type="simple" xlink:href="https://www.ukrinform.ua/rubric-sports/3712790-astremska-probilasa-do-drugogo-kola-kvalifikacii-rolan-garros-u-parizi.html" text:style-name="Internet_20_link" text:visited-style-name="Visited_20_Internet_20_Link">
https://www.ukrinform.ua/rubric-sports/3712790-astremska-probilasa-do-drugogo-kola-kvalifikacii-rolan-garros-u-parizi.html</text:a>
</text:p>
      <!--NEWS-->
      <text:h text:style-name="P10" text:outline-level="1">
<text:span text:style-name="T4">
At Maryinka direction Russian army shelled Heorhiyivka, Pobyeda and Novomykhaylivka of Donets...</text:span>
</text:h>
      <text:p text:style-name="P4">
Authors: liveuamap (Language: en)</text:p>
      <text:p text:style-name="P4">
Time: 2023-05-22T-60:04:00</text:p>
      <text:p text:style-name="P4">
Location: Marinka, Donetsk Oblast (Latitude:47.94176 Longtitude:37.49102)</text:p>
      <text:p text:style-name="P4">
Videos: []</text:p>
      <text:p text:style-name="P4">
Images: []</text:p>
      <text:p text:style-name="P4">
Tags: ["Russia"]</text:p>
      <text:p text:style-name="P4">
ID: 22564576</text:p>
      <!--METADATA-->
      <text:p text:style-name="P4">
At Maryinka direction Russian army shelled Heorhiyivka, Pobyeda andNovomykhaylivka of Donetsk region. Russian aviation conducted airstrikes atMaryinka and Novomykhaylivka, - General Staff of Armed Forces of Ukraine saysin the morning report</text:p>
      <text:p text:style-name="P4">
News Collection Link: <text:a xlink:type="simple" xlink:href="https://liveuamap.com/en/2023/22-may-at-maryinka-direction-russian-army-shelled-heorhiyivka" text:style-name="Internet_20_link" text:visited-style-name="Visited_20_Internet_20_Link">
https://liveuamap.com/en/2023/22-may-at-maryinka-direction-russian-army-shelled-heorhiyivka</text:a>
</text:p>
      <text:p text:style-name="P4">
Source: <text:a xlink:type="simple" xlink:href="https://t.me/lumsrc/4868" text:style-name="Internet_20_link" text:visited-style-name="Visited_20_Internet_20_Link">
https://t.me/lumsrc/4868</text:a>
</text:p>
      <!--NEWS-->
      <text:h text:style-name="P10" text:outline-level="1">
<text:span text:style-name="T4">
У центрі уваги - обхід санкцій: Рада міністрів ЄС обговорила 11 пакет проти Росії</text:span>
</text:h>
      <text:p text:style-name="P4">
Authors: Ukrinform (Person)</text:p>
      <text:p text:style-name="P4">
Publisher: Укринформ (Organization)</text:p>
      <text:p text:style-name="P4">
Published Time: 2023-05-22T-60:12:53+03:00</text:p>
      <text:p text:style-name="P4">
Modified Time: 2023-05-22T21:12:53+03:00</text:p>
      <text:p text:style-name="P4">
Description: Європейський Союз рішуче налаштований забезпечити ефективність економічних санкцій проти Росії та унеможливити їх обхід за допомогою третіх країн, і ці зусилля будуть в основі 11-го пакета санкцій.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Антиросійські санкції', 'Євросоюз', 'Боррель']</text:p>
      <text:p text:style-name="P4">
Type: Article</text:p>
      <!--METADATA-->
      <text:p text:style-name="P4">
<draw:frame draw:style-name="fr1" draw:name="Image62" text:anchor-type="as-char" svg:width="6.9236in" svg:height="3.956343in" draw:z-index="0">
<draw:image xlink:href="../Images/yкринформ/2023-05-22T-60-12-53-03-00/630_360_1667561515-584.jpg" xlink:type="simple" xlink:show="embed" xlink:actuate="onLoad" draw:mime-type="image/jpeg"/>
</draw:frame>
Європейський Союз рішуче налаштований забезпечити ефективність економічнихсанкцій проти Росії та унеможливити їх обхід за допомогою третіх країн, і цізусилля будуть в основі 11-го пакета санкцій.</text:p>
      <text:p text:style-name="P4">
Про це заявив високий представник ЄС Жозеп Боррель на пресконференції запідсумками Ради міністрів ЄС із закордонних справ, повідомляє кореспондентУкрінформу.</text:p>
      <text:p text:style-name="P4">
«Ми обговорили 11-ий пакет санкцій. Його фокус буде саме на оминанні санкцій,що відбувається в певних місцях. Ми маємо покласти цьому край», - сказав <text:a xlink:type="simple" xlink:href="https://www.ukrinform.ua/tag-zozep-borrel" text:style-name="Internet_20_link" text:visited-style-name="Visited_20_Internet_20_Link">
</text:a>
 .</text:p>
      <text:p text:style-name="P4">
За його словами, ЄС проводить аналіз товарних потоків після запровадженнясанкцій проти РФ, зокрема показники експорту ЄС до деяких країн, що межують зРосією.</text:p>
      <text:p text:style-name="P4">
«Наприклад, ми зменшили наш експорт автомобілів на російському напрямку на 80відсотків. Водночас ми збільшили експорт автомобілів до деяких країн СередньоїАзії майже на 300 відсотків. Дещо дивний інтерес до європейських автомобілів удеяких сусідів Росії. І не безглуздою ідеєю буде уявити, що ці автомобілі булиімпортовані, а потім реекспортовані. Якщо це так – це буде в обхід санкцій», -підкреслив високий представник ЄС.</text:p>
      <text:p text:style-name="P4">
<text:span text:style-name="T4">
Читайте також:</text:span>
 <text:a xlink:type="simple" xlink:href="https://www.ukrinform.ua/rubric-polytics/3712784-borrel-ne-mozna-staviti-znak-rivnosti-miz-agresorom-i-jogo-zertvou.html" text:style-name="Internet_20_link" text:visited-style-name="Visited_20_Internet_20_Link">
 <text:span text:style-name="T4">
Боррель</text:span>
 </text:a>
</text:p>
      <text:p text:style-name="P4">
Ще один приклад, який він навів, - різке збільшення попиту на російську нафтув Індії, на яку зараз припадає 36 відсотків російського нафтового експорту, тазростання у кілька разів експорту продукції індійських нафтопереробнихпідприємств до Європейського Союзу.</text:p>
      <text:p text:style-name="P4">
«У випадку з Індією я чітко заявив: те, що вона купує російську нафту, єзаконним, це нормально. Ми зовсім не звинувачуємо у цьому уряд Індії. Нашісанкції не є екстериторіальними. Наші компанії були зобов’язані виконуватинаші рішення, але ми не можемо нав’язувати свою волю уряду Індії абоіндійським компаніям. Якщо завдяки нашим граничним обмеженням цін на російськунафту Індія може купувати її дешевше - це добре, росіяни отримають меншегрошей», - сказав Боррель.</text:p>
      <text:p text:style-name="P4">
<text:span text:style-name="T4">
Читайте також:</text:span>
 <text:a xlink:type="simple" xlink:href="https://www.ukrinform.ua/rubric-world/3712777-borrel-zaklikav-priskoriti-dostavku-vijskovoi-dopomogi-ukraini.html" text:style-name="Internet_20_link" text:visited-style-name="Visited_20_Internet_20_Link">
 <text:span text:style-name="T4">
Боррель</text:span>
 </text:a>
</text:p>
      <text:p text:style-name="P4">
Водночас він зауважив, що експорт індійських продуктів нафтопереробки в Європузбільшився майже у сім разів. «Я не звинувачую індійський експорт – вониможуть робити все, що хочуть... Ми імпортуємо продукти, що створюються зросійської нафти, це зрозуміло. Це той випадок, який ми маємо вивчити зпогляду оминання санкцій і визначити, що можемо зробити», - додав Боррель.</text:p>
      <text:p text:style-name="P4">
Як повідомлялося, Рад міністрів ЄС із закордонних справ сьогодні розглянуланайважливіші питання зовнішньої політики ЄС, зокрема продовження військовоїдопомоги Україні. Завтра Рада міністрів ЄС продовжить обговорення питаньоборони й безпеки, а в середу проведе дискусії щодо торговельної політики ЄС.</text:p>
      <text:p text:style-name="P4">
Source: <text:a xlink:type="simple" xlink:href="https://www.ukrinform.ua/rubric-world/3712788-u-centri-uvagi-obhid-sankcij-rada-ministriv-es-obgovorila-11-paket-proti-rosii.html" text:style-name="Internet_20_link" text:visited-style-name="Visited_20_Internet_20_Link">
https://www.ukrinform.ua/rubric-world/3712788-u-centri-uvagi-obhid-sankcij-rada-ministriv-es-obgovorila-11-paket-proti-rosii.html</text:a>
</text:p>
      <!--NEWS-->
      <text:h text:style-name="P10" text:outline-level="1">
<text:span text:style-name="T4">
Литва стала частіше відмовляти росіянам та білорусам у посвідці на проживання</text:span>
</text:h>
      <text:p text:style-name="P4">
Authors: Ukrinform (Person)</text:p>
      <text:p text:style-name="P4">
Publisher: Укринформ (Organization)</text:p>
      <text:p text:style-name="P4">
Published Time: 2023-05-22T-62:03:00+03:00</text:p>
      <text:p text:style-name="P4">
Modified Time: 2023-05-22T21:03:00+03:00</text:p>
      <text:p text:style-name="P4">
Description: Цьогоріч 309 білорусів та 38 росіян не отримали посвідку на проживання у Литві через загрозу національній безпеці країни. — Укрінформ.</text:p>
      <text:p text:style-name="P4">
Images: ['<text:a xlink:type="simple" xlink:href="https://static.ukrinform.com/photos/2019_05/thumb_files/630_360_1557316245-702.jpg" text:style-name="Internet_20_link" text:visited-style-name="Visited_20_Internet_20_Link">
630_360_15573...</text:a>
']</text:p>
      <text:p text:style-name="P4">
Tags: ['Білорусь', 'Литва', 'Росія']</text:p>
      <text:p text:style-name="P4">
Type: Article</text:p>
      <!--METADATA-->
      <text:p text:style-name="P4">
<draw:frame draw:style-name="fr1" draw:name="Image63" text:anchor-type="as-char" svg:width="6.9236in" svg:height="3.949857in" draw:z-index="0">
<draw:image xlink:href="../Images/yкринформ/2023-05-22T-62-03-00-03-00/630_360_1557316245-702.jpg" xlink:type="simple" xlink:show="embed" xlink:actuate="onLoad" draw:mime-type="image/jpeg"/>
</draw:frame>
 Цьогоріч309 білорусів та 38 росіян не отримали посвідку на проживання у Литві череззагрозу національній безпеці країни.</text:p>
      <text:p text:style-name="P4">
Як передає Укрінформ, про це повідомила очільниця Департаменту міграції ЛитвиЕвеліна Гудзінскайте, яку цитує <text:a xlink:type="simple" xlink:href="http://www.delfi.lt/ru/news/live/iz-litvy-vysylayut-vse-bolshe-rossiyan-i-belorusov-ranshe-takaya-prichina-byla-redkoj.d" text:style-name="Internet_20_link" text:visited-style-name="Visited_20_Internet_20_Link">
 </text:a>
 .</text:p>
      <text:p text:style-name="P4">
"Були й такі, яким посвідку на проживання не видали з інших причин, але більшачастина іноземців все ж не отримала її через загрозу безпеці", – зазначилавона.</text:p>
      <text:p text:style-name="P4">
Зазначається, що до цього числа входять і ті білоруси та росіяни, які давноживуть у Литві.</text:p>
      <text:p text:style-name="P4">
За словами Гудзінскайте, раніше така причина відмови була рідкісною. Торік, уперший рік війни в Україні, у посвідці на проживання у Литві відмовили 163громадянам різних країн з різних причин (з них лише 32 через загрозу безпеці).</text:p>
      <text:p text:style-name="P4">
"Зростання значне, – сказала очільниця Департаменту. Саме через війну ДМпосилив контроль.</text:p>
      <text:p text:style-name="P4">
Зазначається, що зараз громадяни РФ та РБ заповнюють спеціальну анкету, в якійвони повинні розповісти про свою працю в минулому, про зв'язки зправоохоронними та силовими структурами, є питання про війну, про те, коговони підтримують у цій війні.</text:p>
      <text:p text:style-name="P4">
За словами голови департаменту, попри те, що позиція <text:a xlink:type="simple" xlink:href="https://www.ukrinform.ua/tag-litva" text:style-name="Internet_20_link" text:visited-style-name="Visited_20_Internet_20_Link">
</text:a>
 щодо війни недвозначна та добре відома,щомісяця кілька десятків людей в анкеті вказують, що підтримують Москву та їїмотиви.</text:p>
      <text:p text:style-name="P4">
"Треба мати на увазі, що раніше не було війни, не було й посиленої перевірки.Зараз ситуація змінилася, загроза збільшилася, тому й оцінка загрозпосилилася", – сказала Гудзінскайте.</text:p>
      <text:p text:style-name="P4">
<text:span text:style-name="T4">
Читайте також:</text:span>
 <text:a xlink:type="simple" xlink:href="https://www.ukrinform.ua/rubric-world/3712537-evrosouz-mae-dijti-zgodi-sodo-novih-sankcij-proti-bilorusi-mzs-litvi.html" text:style-name="Internet_20_link" text:visited-style-name="Visited_20_Internet_20_Link">
 <text:span text:style-name="T4">
Литви</text:span>
 </text:a>
</text:p>
      <text:p text:style-name="P4">
Як повідомляв Укрінформ, литовський парламент поклав відповідальність задепортації на Комуністичну партію Литви та наголосив на зв'язку зі злочинамигеноциду, які вчиняються нині Росією в Україні.</text:p>
      <text:p text:style-name="P4">
Source: <text:a xlink:type="simple" xlink:href="https://www.ukrinform.ua/rubric-world/3712580-litva-stala-castise-vidmovlati-rosianam-ta-bilorusam-u-posvidci-na-prozivanna.html" text:style-name="Internet_20_link" text:visited-style-name="Visited_20_Internet_20_Link">
https://www.ukrinform.ua/rubric-world/3712580-litva-stala-castise-vidmovlati-rosianam-ta-bilorusam-u-posvidci-na-prozivanna.html</text:a>
</text:p>
      <!--NEWS-->
      <text:h text:style-name="P10" text:outline-level="1">
<text:span text:style-name="T4">
At Shakhtarske direction Russian army shelled Vodyane and Vuhledar. Russian aviation conducte...</text:span>
</text:h>
      <text:p text:style-name="P4">
Authors: liveuamap (Language: en)</text:p>
      <text:p text:style-name="P4">
Time: 2023-05-22T-62:04:00</text:p>
      <text:p text:style-name="P4">
Location: Velyka Novosilka (Latitude:47.84104 Longtitude:36.83355)</text:p>
      <text:p text:style-name="P4">
Videos: []</text:p>
      <text:p text:style-name="P4">
Images: []</text:p>
      <text:p text:style-name="P4">
Tags: ["Russia"]</text:p>
      <text:p text:style-name="P4">
ID: 22564575</text:p>
      <!--METADATA-->
      <text:p text:style-name="P4">
At Shakhtarske direction Russian army shelled Vodyane and Vuhledar. Russianaviation conducted airstrikes at Vodyane, Vuhledar, Prechystivka, Zolota Nyvaand Velyka Novosilka, - General Staff of Armed Forces of Ukraine says in themorning report</text:p>
      <text:p text:style-name="P4">
News Collection Link: <text:a xlink:type="simple" xlink:href="https://liveuamap.com/en/2023/22-may-at-shakhtarske-direction-russian-army-shelled-vodyane" text:style-name="Internet_20_link" text:visited-style-name="Visited_20_Internet_20_Link">
https://liveuamap.com/en/2023/22-may-at-shakhtarske-direction-russian-army-shelled-vodyane</text:a>
</text:p>
      <text:p text:style-name="P4">
Source: <text:a xlink:type="simple" xlink:href="https://t.me/lumsrc/4869" text:style-name="Internet_20_link" text:visited-style-name="Visited_20_Internet_20_Link">
https://t.me/lumsrc/4869</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22T-65:58:00+03:00</text:p>
      <text:p text:style-name="P4">
Modified Time: 2023-05-22T20:58: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64" text:anchor-type="as-char" svg:width="6.9236in" svg:height="3.956343in" draw:z-index="0">
<draw:image xlink:href="../Images/yкринформ/2023-05-22T-65-58-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Боррель: Не можна ставити знак рівності між агресором і його жертвою</text:span>
</text:h>
      <text:p text:style-name="P4">
Authors: Ukrinform (Person)</text:p>
      <text:p text:style-name="P4">
Publisher: Укринформ (Organization)</text:p>
      <text:p text:style-name="P4">
Published Time: 2023-05-22T-67:52:00+03:00</text:p>
      <text:p text:style-name="P4">
Modified Time: 2023-05-22T20:52:00+03:00</text:p>
      <text:p text:style-name="P4">
Description: Високий представник ЄС Жозеп Боррель наголосив на неприпустимості ставити на один рівень агресора-Росію і Україну, яка є жертвою цієї агресії, адже такий підхід не може принести справедливого миру. — Укрінформ.</text:p>
      <text:p text:style-name="P4">
Images: ['<text:a xlink:type="simple" xlink:href="https://static.ukrinform.com/photos/2020_05/thumb_files/630_360_1590751797-126.jpg" text:style-name="Internet_20_link" text:visited-style-name="Visited_20_Internet_20_Link">
630_360_15907...</text:a>
']</text:p>
      <text:p text:style-name="P4">
Tags: ['Україна', 'Боррель', 'Війна з Росією']</text:p>
      <text:p text:style-name="P4">
Type: Article</text:p>
      <!--METADATA-->
      <text:p text:style-name="P4">
<draw:frame draw:style-name="fr1" draw:name="Image65" text:anchor-type="as-char" svg:width="6.9236in" svg:height="3.956343in" draw:z-index="0">
<draw:image xlink:href="../Images/yкринформ/2023-05-22T-67-52-00-03-00/630_360_1590751797-126.jpg" xlink:type="simple" xlink:show="embed" xlink:actuate="onLoad" draw:mime-type="image/jpeg"/>
</draw:frame>
 Високийпредставник ЄС Жозеп Боррель наголосив на неприпустимості ставити на одинрівень агресора-Росію і Україну, яка є жертвою цієї агресії, адже такий підхідне може принести справедливого миру.</text:p>
      <text:p text:style-name="P4">
Про це він заявив у Брюсселі під час пресконференції за підсумками Радиміністрів ЄС із закордонних справ, повідомляє кореспондент Укрінформу.</text:p>
      <text:p text:style-name="P4">
"Той, хто дійсно зацікавлений у мирі, не може ставити агресора та жертвуагресії на один рівень. Я передав це послання всім лідерам у світі, особливотим, які говорять, що дуже зацікавлені у мирі, але продовжують ставити знакрівності між агресором та його жертвою. Такий підхід не може принести миру,який буде справедливим, та не може забезпечити українському народу дотриманняйого прав", - наголосив Боррель.</text:p>
      <text:p text:style-name="P4">
За його словами, всі прагнуть, аби війна завершилася.</text:p>
      <text:p text:style-name="P4">
"Єдиний, хто хоче продовжувати цю війну – це Путін. І ніхто не хоче мирубільше за Україну. Саме тому ми підтримуємо ініціативу Президента Зеленськогощодо справедливого миру", - сказав високий представник ЄС.</text:p>
      <text:p text:style-name="P4">
<text:span text:style-name="T4">
Читайте також:</text:span>
 <text:a xlink:type="simple" xlink:href="https://www.ukrinform.ua/rubric-world/3712777-borrel-zaklikav-priskoriti-dostavku-vijskovoi-dopomogi-ukraini.html" text:style-name="Internet_20_link" text:visited-style-name="Visited_20_Internet_20_Link">
 <text:span text:style-name="T4">
Боррель</text:span>
 </text:a>
</text:p>
      <text:p text:style-name="P4">
Як повідомлялося, сьогодні Рада міністрів <text:a xlink:type="simple" xlink:href="https://www.ukrinform.ua/tag-evrosouz" text:style-name="Internet_20_link" text:visited-style-name="Visited_20_Internet_20_Link">
 </text:a>
 із закордонних справ розглянула найважливіші питання зовнішньоїполітики ЄС, зокрема продовження військової допомоги Україні. Завтра Радаміністрів ЄС продовжить обговорення питань оборони і безпеки, а в середупроведе дискусії навколо торговельної політики ЄС.</text:p>
      <text:p text:style-name="P4">
<text:span text:style-name="T5">
Фото: Ministerio de Asuntos Exteriores y de Cooperación</text:span>
</text:p>
      <text:p text:style-name="P4">
Source: <text:a xlink:type="simple" xlink:href="https://www.ukrinform.ua/rubric-polytics/3712784-borrel-ne-mozna-staviti-znak-rivnosti-miz-agresorom-i-jogo-zertvou.html" text:style-name="Internet_20_link" text:visited-style-name="Visited_20_Internet_20_Link">
https://www.ukrinform.ua/rubric-polytics/3712784-borrel-ne-mozna-staviti-znak-rivnosti-miz-agresorom-i-jogo-zertvou.html</text:a>
</text:p>
      <!--NEWS-->
      <text:h text:style-name="P10" text:outline-level="1">
<text:span text:style-name="T4">
Артилеристи знищили колону російської техніки на Донеччині</text:span>
</text:h>
      <text:p text:style-name="P4">
Authors: Ukrinform (Person)</text:p>
      <text:p text:style-name="P4">
Publisher: Укринформ (Organization)</text:p>
      <text:p text:style-name="P4">
Published Time: 2023-05-22T-69:51:00+03:00</text:p>
      <text:p text:style-name="P4">
Modified Time: 2023-05-22T20:51:00+03:00</text:p>
      <text:p text:style-name="P4">
Description: У Донецькій області артилеристи знищили колону російської військової техніки, яка налічувала близько 10 одиниць. — Укрінформ.</text:p>
      <text:p text:style-name="P4">
Images: ['<text:a xlink:type="simple" xlink:href="https://static.ukrinform.com/photos/2022_09/thumb_files/630_360_1662870255-229.jpg" text:style-name="Internet_20_link" text:visited-style-name="Visited_20_Internet_20_Link">
630_360_16628...</text:a>
']</text:p>
      <text:p text:style-name="P4">
Tags: ['Донеччина', 'ЗСУ', 'Війна з Росією']</text:p>
      <text:p text:style-name="P4">
Type: Article</text:p>
      <!--METADATA-->
      <text:p text:style-name="P4">
<draw:frame draw:style-name="fr1" draw:name="Image66" text:anchor-type="as-char" svg:width="6.9236in" svg:height="3.956343in" draw:z-index="0">
<draw:image xlink:href="../Images/yкринформ/2023-05-22T-69-51-00-03-00/630_360_1662870255-229.jpg" xlink:type="simple" xlink:show="embed" xlink:actuate="onLoad" draw:mime-type="image/jpeg"/>
</draw:frame>
 УДонецькій області артилеристи знищили колону російської військової техніки,яка налічувала близько 10 одиниць.</text:p>
      <text:p text:style-name="P4">
Як передає Укрінформ, про це 28-ма окрема механізована бригада імені ЛицарівЗимового походу повідомляє у <text:a xlink:type="simple" xlink:href="https://www.facebook.com/watch/" text:style-name="Internet_20_link" text:visited-style-name="Visited_20_Internet_20_Link">
</text:a>
 .</text:p>
      <text:p text:style-name="P4">
“Артилеристи 28-ї ОМБр знищили колону окупантів. Щонайменше 10 одиниць технікиворога тепер прикрашають поля <text:a xlink:type="simple" xlink:href="https://www.ukrinform.ua/tag-doneccina" text:style-name="Internet_20_link" text:visited-style-name="Visited_20_Internet_20_Link">
 </text:a>
 ”, -ідеться в повідомленні.</text:p>
      <text:p text:style-name="P4">
Як повідомляв Укрінформ, Сили оборони України з 24 лютого 2022 року по 22травня 2023 року <text:a xlink:type="simple" xlink:href="https://www.ukrinform.ua/rubric-ato/3712403-sili-oboroni-za-dobu-znisili-720-zagarbnikiv-i-litak.html" text:style-name="Internet_20_link" text:visited-style-name="Visited_20_Internet_20_Link">
 </text:a>
 близько 203 тисяч 880 російськихзагарбників.</text:p>
      <text:p text:style-name="P4">
Source: <text:a xlink:type="simple" xlink:href="https://www.ukrinform.ua/rubric-ato/3712611-artileristi-znisili-kolonu-rosijskoi-tehniki-na-doneccini.html" text:style-name="Internet_20_link" text:visited-style-name="Visited_20_Internet_20_Link">
https://www.ukrinform.ua/rubric-ato/3712611-artileristi-znisili-kolonu-rosijskoi-tehniki-na-doneccini.html</text:a>
</text:p>
      <!--NEWS-->
      <text:h text:style-name="P10" text:outline-level="1">
<text:span text:style-name="T4">
Donetsk Oblast(07:13). Red Alert: aerial threat. Sirens sounding. Take cover now!</text:span>
</text:h>
      <text:p text:style-name="P4">
Authors: liveuamap (Language: en)</text:p>
      <text:p text:style-name="P4">
Time: 2023-05-22T01:15:00</text:p>
      <text:p text:style-name="P4">
Location: Donetsk Oblast (Latitude:48.72619 Longtitude:37.57847)</text:p>
      <text:p text:style-name="P4">
Videos: []</text:p>
      <text:p text:style-name="P4">
Images: []</text:p>
      <text:p text:style-name="P4">
Tags: ["Europe", "Central and Eastern Europe"]</text:p>
      <text:p text:style-name="P4">
ID: 22564441</text:p>
      <!--METADATA-->
      <text:p text:style-name="P4">
Donetsk Oblast(07:13). Red Alert: aerial threat. Sirens sounding. Take covernow!</text:p>
      <text:p text:style-name="P4">
News Collection Link: <text:a xlink:type="simple" xlink:href="https://liveuamap.com/en/2023/22-may-donetsk-oblast0713-red-alert-aerial-thg" text:style-name="Internet_20_link" text:visited-style-name="Visited_20_Internet_20_Link">
https://liveuamap.com/en/2023/22-may-donetsk-oblast0713-red-alert-aerial-thg</text:a>
</text:p>
      <text:p text:style-name="P4">
Source: <text:a xlink:type="simple" xlink:href="https://t.me/air_alert_ua/46231" text:style-name="Internet_20_link" text:visited-style-name="Visited_20_Internet_20_Link">
https://t.me/air_alert_ua/46231</text:a>
</text:p>
      <!--NEWS-->
      <text:h text:style-name="P10" text:outline-level="1">
<text:span text:style-name="T4">
Ukrainian air defense destroyed 20 Russian UAVs, 4 cruise missiles and one Su-35 fighter</text:span>
</text:h>
      <text:p text:style-name="P4">
Authors: liveuamap (Language: en)</text:p>
      <text:p text:style-name="P4">
Time: 2023-05-22T01:43:28</text:p>
      <text:p text:style-name="P4">
Location: Dnipro (Latitude:48.41952 Longtitude:35.09789)</text:p>
      <text:p text:style-name="P4">
Videos: []</text:p>
      <text:p text:style-name="P4">
Images: ["<text:a xlink:type="simple" xlink:href="https://liveuamap.com/pics/2023/05/22/22564458_0.jpg" text:style-name="Internet_20_link" text:visited-style-name="Visited_20_Internet_20_Link">
22564458_0.jpg</text:a>
"]</text:p>
      <text:p text:style-name="P4">
Tags: []</text:p>
      <text:p text:style-name="P4">
ID: 22564458</text:p>
      <!--METADATA-->
      <text:p text:style-name="P4">
Ukrainian air defense destroyed 20 Russian UAVs, 4 cruise missiles and oneSu-35 fighter</text:p>
      <text:p text:style-name="P4">
<draw:frame draw:style-name="fr1" draw:name="Image67" text:anchor-type="as-char" svg:width="6.9236in" svg:height="6.9236in" draw:z-index="0">
<draw:image xlink:href="../Images/liveuamap/2023-05-22T01-43-28/22564458_0.jpg" xlink:type="simple" xlink:show="embed" xlink:actuate="onLoad" draw:mime-type="image/jpeg"/>
</draw:frame>
</text:p>
      <text:p text:style-name="P4">
News Collection Link: <text:a xlink:type="simple" xlink:href="https://liveuamap.com/en/2023/22-may-ukrainian-air-defense-destroyed-20-russian-uavs-4" text:style-name="Internet_20_link" text:visited-style-name="Visited_20_Internet_20_Link">
https://liveuamap.com/en/2023/22-may-ukrainian-air-defense-destroyed-20-russian-uavs-4</text:a>
</text:p>
      <text:p text:style-name="P4">
Source: <text:a xlink:type="simple" xlink:href="https://t.me/dneproperatyv/63368" text:style-name="Internet_20_link" text:visited-style-name="Visited_20_Internet_20_Link">
https://t.me/dneproperatyv/63368</text:a>
</text:p>
      <!--NEWS-->
      <text:h text:style-name="P10" text:outline-level="1">
<text:span text:style-name="T4">
EMERCOM rescuers base was destroyed in Russian attack on Dnipro city overnight, 3 buildings a...</text:span>
</text:h>
      <text:p text:style-name="P4">
Authors: liveuamap (Language: en)</text:p>
      <text:p text:style-name="P4">
Time: 2023-05-22T02:43:47</text:p>
      <text:p text:style-name="P4">
Location: Dnipro (Latitude:48.44327 Longtitude:35.04072)</text:p>
      <text:p text:style-name="P4">
Videos: []</text:p>
      <text:p text:style-name="P4">
Images: ["<text:a xlink:type="simple" xlink:href="https://liveuamap.com/pics/2023/05/22/22564530_0.jpg" text:style-name="Internet_20_link" text:visited-style-name="Visited_20_Internet_20_Link">
22564530_0.jpg</text:a>
", "<text:a xlink:type="simple" xlink:href="https://liveuamap.com/pics/2023/05/22/22564530_2.jpg" text:style-name="Internet_20_link" text:visited-style-name="Visited_20_Internet_20_Link">
22564530_2.jpg</text:a>
"]</text:p>
      <text:p text:style-name="P4">
Tags: ["Europe", "Central and Eastern Europe"]</text:p>
      <text:p text:style-name="P4">
ID: 22564530</text:p>
      <!--METADATA-->
      <text:p text:style-name="P4">
EMERCOM rescuers base was destroyed in Russian attack on Dnipro cityovernight, 3 buildings and over 20 rescue vehicles</text:p>
      <text:p text:style-name="P4">
<draw:frame draw:style-name="fr1" draw:name="Image68" text:anchor-type="as-char" svg:width="6.9236in" svg:height="4.612849in" draw:z-index="0">
<draw:image xlink:href="../Images/liveuamap/2023-05-22T02-43-47/22564530_0.jpg" xlink:type="simple" xlink:show="embed" xlink:actuate="onLoad" draw:mime-type="image/jpeg"/>
</draw:frame>
<draw:frame draw:style-name="fr1" draw:name="Image69" text:anchor-type="as-char" svg:width="6.9236in" svg:height="4.612849in" draw:z-index="0">
<draw:image xlink:href="../Images/liveuamap/2023-05-22T02-43-47/22564530_2.jpg" xlink:type="simple" xlink:show="embed" xlink:actuate="onLoad" draw:mime-type="image/jpeg"/>
</draw:frame>
</text:p>
      <text:p text:style-name="P4">
News Collection Link: <text:a xlink:type="simple" xlink:href="https://liveuamap.com/en/2023/22-may-emercom-rescuers-base-was-destroyed-in-russian-attack" text:style-name="Internet_20_link" text:visited-style-name="Visited_20_Internet_20_Link">
https://liveuamap.com/en/2023/22-may-emercom-rescuers-base-was-destroyed-in-russian-attack</text:a>
</text:p>
      <text:p text:style-name="P4">
Source: <text:a xlink:type="simple" xlink:href="https://t.me/info_zp/36175" text:style-name="Internet_20_link" text:visited-style-name="Visited_20_Internet_20_Link">
https://t.me/info_zp/36175</text:a>
</text:p>
      <!--NEWS-->
      <text:h text:style-name="P10" text:outline-level="1">
<text:span text:style-name="T4">
Zaporizhzhia Nuclear Power Plant was disconnected from the grid after shelling damaged Dnipro...</text:span>
</text:h>
      <text:p text:style-name="P4">
Authors: liveuamap (Language: en)</text:p>
      <text:p text:style-name="P4">
Time: 2023-05-22T02:48:38</text:p>
      <text:p text:style-name="P4">
Location: Enerhodar,Zaporiz'ka oblast (Latitude:47.57001 Longtitude:34.61517)</text:p>
      <text:p text:style-name="P4">
Videos: []</text:p>
      <text:p text:style-name="P4">
Images: ["<text:a xlink:type="simple" xlink:href="https://liveuamap.com/pics/2023/05/22/22564531_0.jpg" text:style-name="Internet_20_link" text:visited-style-name="Visited_20_Internet_20_Link">
22564531_0.jpg</text:a>
"]</text:p>
      <text:p text:style-name="P4">
Tags: ["Energy", "Central and Eastern Europe"]</text:p>
      <text:p text:style-name="P4">
ID: 22564531</text:p>
      <!--METADATA-->
      <text:p text:style-name="P4">
Zaporizhzhia Nuclear Power Plant was disconnected from the grid after shellingdamaged Dniprovska 750kV powerline</text:p>
      <text:p text:style-name="P4">
<draw:frame draw:style-name="fr1" draw:name="Image70" text:anchor-type="as-char" svg:width="6.9236in" svg:height="5.123464in" draw:z-index="0">
<draw:image xlink:href="../Images/liveuamap/2023-05-22T02-48-38/22564531_0.jpg" xlink:type="simple" xlink:show="embed" xlink:actuate="onLoad" draw:mime-type="image/jpeg"/>
</draw:frame>
</text:p>
      <text:p text:style-name="P4">
News Collection Link: <text:a xlink:type="simple" xlink:href="https://liveuamap.com/en/2023/22-may-zaporizhzhia-nuclear-power-plant-was-disconnected" text:style-name="Internet_20_link" text:visited-style-name="Visited_20_Internet_20_Link">
https://liveuamap.com/en/2023/22-may-zaporizhzhia-nuclear-power-plant-was-disconnected</text:a>
</text:p>
      <text:p text:style-name="P4">
Source: <text:a xlink:type="simple" xlink:href="https://t.me/info_zp/36174" text:style-name="Internet_20_link" text:visited-style-name="Visited_20_Internet_20_Link">
https://t.me/info_zp/36174</text:a>
</text:p>
      <!--NEWS-->
      <text:h text:style-name="P10" text:outline-level="1">
<text:span text:style-name="T4">
Fire and explosions reported in Zamostye village of Belgorod region</text:span>
</text:h>
      <text:p text:style-name="P4">
Authors: liveuamap (Language: en)</text:p>
      <text:p text:style-name="P4">
Time: 2023-05-22T03:56:00</text:p>
      <text:p text:style-name="P4">
Location: Grayvoron (Latitude:50.50573 Longtitude:35.6666)</text:p>
      <text:p text:style-name="P4">
Videos: []</text:p>
      <text:p text:style-name="P4">
Images: ["<text:a xlink:type="simple" xlink:href="https://liveuamap.com/pics/2023/05/22/22564535_0.jpg" text:style-name="Internet_20_link" text:visited-style-name="Visited_20_Internet_20_Link">
22564535_0.jpg</text:a>
", "<text:a xlink:type="simple" xlink:href="https://liveuamap.com/pics/2023/05/22/22564535_1.jpg" text:style-name="Internet_20_link" text:visited-style-name="Visited_20_Internet_20_Link">
22564535_1.jpg</text:a>
"]</text:p>
      <text:p text:style-name="P4">
Tags: ["Russia", "Central and Eastern Europe"]</text:p>
      <text:p text:style-name="P4">
ID: 22564535</text:p>
      <!--METADATA-->
      <text:p text:style-name="P4">
Fire and explosions reported in Zamostye village of Belgorod region</text:p>
      <text:p text:style-name="P4">
<draw:frame draw:style-name="fr1" draw:name="Image71" text:anchor-type="as-char" svg:width="6.9236in" svg:height="6.67262in" draw:z-index="0">
<draw:image xlink:href="../Images/liveuamap/2023-05-22T03-56-00/22564535_0.jpg" xlink:type="simple" xlink:show="embed" xlink:actuate="onLoad" draw:mime-type="image/jpeg"/>
</draw:frame>
<draw:frame draw:style-name="fr1" draw:name="Image72" text:anchor-type="as-char" svg:width="6.9236in" svg:height="4.171469in" draw:z-index="0">
<draw:image xlink:href="../Images/liveuamap/2023-05-22T03-56-00/22564535_1.jpg" xlink:type="simple" xlink:show="embed" xlink:actuate="onLoad" draw:mime-type="image/jpeg"/>
</draw:frame>
</text:p>
      <text:p text:style-name="P4">
News Collection Link: <text:a xlink:type="simple" xlink:href="https://liveuamap.com/en/2023/22-may-fire-and-explosions-reported-in-zamostye-village-of" text:style-name="Internet_20_link" text:visited-style-name="Visited_20_Internet_20_Link">
https://liveuamap.com/en/2023/22-may-fire-and-explosions-reported-in-zamostye-village-of</text:a>
</text:p>
      <text:p text:style-name="P4">
Source: <text:a xlink:type="simple" xlink:href="https://t.me/Tsaplienko/32273" text:style-name="Internet_20_link" text:visited-style-name="Visited_20_Internet_20_Link">
https://t.me/Tsaplienko/32273</text:a>
</text:p>
      <!--NEWS-->
      <text:h text:style-name="P10" text:outline-level="1">
<text:span text:style-name="T4">
7 wounded in Synelnykovo district of Dnipropetrovsk region as result of Russian attack overnight</text:span>
</text:h>
      <text:p text:style-name="P4">
Authors: liveuamap (Language: en)</text:p>
      <text:p text:style-name="P4">
Time: 2023-05-22T04:02:49</text:p>
      <text:p text:style-name="P4">
Location: Synelnykove (Latitude:48.40322 Longtitude:35.27641)</text:p>
      <text:p text:style-name="P4">
Videos: []</text:p>
      <text:p text:style-name="P4">
Images: []</text:p>
      <text:p text:style-name="P4">
Tags: ["Europe", "Central and Eastern Europe"]</text:p>
      <text:p text:style-name="P4">
ID: 22564534</text:p>
      <!--METADATA-->
      <text:p text:style-name="P4">
7 wounded in Synelnykovo district of Dnipropetrovsk region as result ofRussian attack overnight</text:p>
      <text:p text:style-name="P4">
News Collection Link: <text:a xlink:type="simple" xlink:href="https://liveuamap.com/en/2023/22-may-7-wounded-in-synelnykovo-district-of-dnipropetrovsk" text:style-name="Internet_20_link" text:visited-style-name="Visited_20_Internet_20_Link">
https://liveuamap.com/en/2023/22-may-7-wounded-in-synelnykovo-district-of-dnipropetrovsk</text:a>
</text:p>
      <text:p text:style-name="P4">
Source: <text:a xlink:type="simple" xlink:href="https://t.me/hyevuy_dnepr/52663" text:style-name="Internet_20_link" text:visited-style-name="Visited_20_Internet_20_Link">
https://t.me/hyevuy_dnepr/52663</text:a>
</text:p>
      <!--NEWS-->
      <text:h text:style-name="P10" text:outline-level="1">
<text:span text:style-name="T4">
Russian army shelling Kupiansk in Kharkiv region</text:span>
</text:h>
      <text:p text:style-name="P4">
Authors: liveuamap (Language: en)</text:p>
      <text:p text:style-name="P4">
Time: 2023-05-22T04:07:18</text:p>
      <text:p text:style-name="P4">
Location: Kupyansk, Kharkiv (Latitude:49.70442 Longtitude:37.60161)</text:p>
      <text:p text:style-name="P4">
Videos: []</text:p>
      <text:p text:style-name="P4">
Images: []</text:p>
      <text:p text:style-name="P4">
Tags: ["Russia"]</text:p>
      <text:p text:style-name="P4">
ID: 22564539</text:p>
      <!--METADATA-->
      <text:p text:style-name="P4">
Russian army shelling Kupiansk in Kharkiv region</text:p>
      <text:p text:style-name="P4">
News Collection Link: <text:a xlink:type="simple" xlink:href="https://liveuamap.com/en/2023/22-may-russian-army-shelling-kupiansk-in-kharkiv-region" text:style-name="Internet_20_link" text:visited-style-name="Visited_20_Internet_20_Link">
https://liveuamap.com/en/2023/22-may-russian-army-shelling-kupiansk-in-kharkiv-region</text:a>
</text:p>
      <text:p text:style-name="P4">
Source: <text:a xlink:type="simple" xlink:href="https://t.me/kharkivlife/61166" text:style-name="Internet_20_link" text:visited-style-name="Visited_20_Internet_20_Link">
https://t.me/kharkivlife/61166</text:a>
</text:p>
      <!--NEWS-->
      <text:h text:style-name="P10" text:outline-level="1">
<text:span text:style-name="T4">
Shelling is reported in the villages of Novostroevka-Pervaya, Kozinka, Bezymeno, Dobroe, Glot...</text:span>
</text:h>
      <text:p text:style-name="P4">
Authors: liveuamap (Language: en)</text:p>
      <text:p text:style-name="P4">
Time: 2023-05-22T04:10:55</text:p>
      <text:p text:style-name="P4">
Location: Grayvoron (Latitude:50.52076 Longtitude:35.69097)</text:p>
      <text:p text:style-name="P4">
Videos: []</text:p>
      <text:p text:style-name="P4">
Images: []</text:p>
      <text:p text:style-name="P4">
Tags: ["Russia", "Central and Eastern Europe"]</text:p>
      <text:p text:style-name="P4">
ID: 22564540</text:p>
      <!--METADATA-->
      <text:p text:style-name="P4">
Shelling is reported in the villages of Novostroevka-Pervaya, Kozinka,Bezymeno, Dobroe, Glotovo and Golovchino, Graivoronsky district, Belgorodregion. One person died</text:p>
      <text:p text:style-name="P4">
News Collection Link: <text:a xlink:type="simple" xlink:href="https://liveuamap.com/en/2023/22-may-shelling-is-reported-in-the-villages-of-novostroevkapervaya" text:style-name="Internet_20_link" text:visited-style-name="Visited_20_Internet_20_Link">
https://liveuamap.com/en/2023/22-may-shelling-is-reported-in-the-villages-of-novostroevkapervaya</text:a>
</text:p>
      <text:p text:style-name="P4">
Source: <text:a xlink:type="simple" xlink:href="https://t.me/breakingmash/44210" text:style-name="Internet_20_link" text:visited-style-name="Visited_20_Internet_20_Link">
https://t.me/breakingmash/44210</text:a>
</text:p>
      <!--NEWS-->
      <text:h text:style-name="P10" text:outline-level="1">
<text:span text:style-name="T4">
Explosions in Yenakieve this morning</text:span>
</text:h>
      <text:p text:style-name="P4">
Authors: liveuamap (Language: en)</text:p>
      <text:p text:style-name="P4">
Time: 2023-05-22T04:14:20</text:p>
      <text:p text:style-name="P4">
Location: Yenakiieve,Donetsk Oblast (Latitude:48.23222 Longtitude:38.22109)</text:p>
      <text:p text:style-name="P4">
Videos: []</text:p>
      <text:p text:style-name="P4">
Images: ["<text:a xlink:type="simple" xlink:href="https://liveuamap.com/pics/2023/05/22/22564543_0.jpg" text:style-name="Internet_20_link" text:visited-style-name="Visited_20_Internet_20_Link">
22564543_0.jpg</text:a>
", "<text:a xlink:type="simple" xlink:href="https://liveuamap.com/pics/2023/05/22/22564543_1.jpg" text:style-name="Internet_20_link" text:visited-style-name="Visited_20_Internet_20_Link">
22564543_1.jpg</text:a>
"]</text:p>
      <text:p text:style-name="P4">
Tags: ["Minsk Monitor", "Europe"]</text:p>
      <text:p text:style-name="P4">
ID: 22564543</text:p>
      <!--METADATA-->
      <text:p text:style-name="P4">
Explosions in Yenakieve this morning</text:p>
      <text:p text:style-name="P4">
<draw:frame draw:style-name="fr1" draw:name="Image73" text:anchor-type="as-char" svg:width="6.9236in" svg:height="9.300358in" draw:z-index="0">
<draw:image xlink:href="../Images/liveuamap/2023-05-22T04-14-20/22564543_0.jpg" xlink:type="simple" xlink:show="embed" xlink:actuate="onLoad" draw:mime-type="image/jpeg"/>
</draw:frame>
<draw:frame draw:style-name="fr1" draw:name="Image74" text:anchor-type="as-char" svg:width="6.9236in" svg:height="9.231467in" draw:z-index="0">
<draw:image xlink:href="../Images/liveuamap/2023-05-22T04-14-20/22564543_1.jpg" xlink:type="simple" xlink:show="embed" xlink:actuate="onLoad" draw:mime-type="image/jpeg"/>
</draw:frame>
</text:p>
      <text:p text:style-name="P4">
News Collection Link: <text:a xlink:type="simple" xlink:href="https://liveuamap.com/en/2023/22-may-explosions-in-yenakieve-this-morning" text:style-name="Internet_20_link" text:visited-style-name="Visited_20_Internet_20_Link">
https://liveuamap.com/en/2023/22-may-explosions-in-yenakieve-this-morning</text:a>
</text:p>
      <text:p text:style-name="P4">
Source: <text:a xlink:type="simple" xlink:href="https://t.me/itsdonetsk/75877" text:style-name="Internet_20_link" text:visited-style-name="Visited_20_Internet_20_Link">
https://t.me/itsdonetsk/75877</text:a>
</text:p>
      <!--NEWS-->
      <text:h text:style-name="P10" text:outline-level="1">
<text:span text:style-name="T4">
Border post was reportedly destroyed in Belgorod region</text:span>
</text:h>
      <text:p text:style-name="P4">
Authors: liveuamap (Language: en)</text:p>
      <text:p text:style-name="P4">
Time: 2023-05-22T04:15:18</text:p>
      <text:p text:style-name="P4">
Location: Belgorod, Belgorodskaya oblast' (Latitude:50.43324 Longtitude:35.59373)</text:p>
      <text:p text:style-name="P4">
Videos: []</text:p>
      <text:p text:style-name="P4">
Images: ["<text:a xlink:type="simple" xlink:href="https://liveuamap.com/pics/2023/05/22/22564544_0.jpg" text:style-name="Internet_20_link" text:visited-style-name="Visited_20_Internet_20_Link">
22564544_0.jpg</text:a>
"]</text:p>
      <text:p text:style-name="P4">
Tags: ["Russia", "Central and Eastern Europe"]</text:p>
      <text:p text:style-name="P4">
ID: 22564544</text:p>
      <!--METADATA-->
      <text:p text:style-name="P4">
Border post was reportedly destroyed in Belgorod region</text:p>
      <text:p text:style-name="P4">
<draw:frame draw:style-name="fr1" draw:name="Image75" text:anchor-type="as-char" svg:width="6.9236in" svg:height="4.231089in" draw:z-index="0">
<draw:image xlink:href="../Images/liveuamap/2023-05-22T04-15-18/22564544_0.jpg" xlink:type="simple" xlink:show="embed" xlink:actuate="onLoad" draw:mime-type="image/jpeg"/>
</draw:frame>
</text:p>
      <text:p text:style-name="P4">
News Collection Link: <text:a xlink:type="simple" xlink:href="https://liveuamap.com/en/2023/22-may-border-post-was-reportedly-destroyed-in-belgorod-region" text:style-name="Internet_20_link" text:visited-style-name="Visited_20_Internet_20_Link">
https://liveuamap.com/en/2023/22-may-border-post-was-reportedly-destroyed-in-belgorod-region</text:a>
</text:p>
      <text:p text:style-name="P4">
Source: <text:a xlink:type="simple" xlink:href="https://t.me/operativnoZSU/97387" text:style-name="Internet_20_link" text:visited-style-name="Visited_20_Internet_20_Link">
https://t.me/operativnoZSU/97387</text:a>
</text:p>
      <!--NEWS-->
      <text:h text:style-name="P10" text:outline-level="1">
<text:span text:style-name="T4">
Donetsk Oblast(10:45). Red Alert: aerial threat. Sirens sounding. Take cover now!</text:span>
</text:h>
      <text:p text:style-name="P4">
Authors: liveuamap (Language: en)</text:p>
      <text:p text:style-name="P4">
Time: 2023-05-22T04:48:00</text:p>
      <text:p text:style-name="P4">
Location: Donetsk Oblast (Latitude:48.72657 Longtitude:37.57718)</text:p>
      <text:p text:style-name="P4">
Videos: []</text:p>
      <text:p text:style-name="P4">
Images: []</text:p>
      <text:p text:style-name="P4">
Tags: ["Europe", "Central and Eastern Europe"]</text:p>
      <text:p text:style-name="P4">
ID: 22564565</text:p>
      <!--METADATA-->
      <text:p text:style-name="P4">
Donetsk Oblast(10:45). Red Alert: aerial threat. Sirens sounding. Take covernow!</text:p>
      <text:p text:style-name="P4">
News Collection Link: <text:a xlink:type="simple" xlink:href="https://liveuamap.com/en/2023/22-may-donetsk-oblast1045-red-alert-aerial-thg" text:style-name="Internet_20_link" text:visited-style-name="Visited_20_Internet_20_Link">
https://liveuamap.com/en/2023/22-may-donetsk-oblast1045-red-alert-aerial-thg</text:a>
</text:p>
      <text:p text:style-name="P4">
Source: <text:a xlink:type="simple" xlink:href="https://t.me/air_alert_ua/46235" text:style-name="Internet_20_link" text:visited-style-name="Visited_20_Internet_20_Link">
https://t.me/air_alert_ua/46235</text:a>
</text:p>
      <!--NEWS-->
      <text:h text:style-name="P10" text:outline-level="1">
<text:span text:style-name="T4">
Russian army conducted 6 missile strikes, 52 airstrikes and 65 shelling with MLRS. Used S-300...</text:span>
</text:h>
      <text:p text:style-name="P4">
Authors: liveuamap (Language: en)</text:p>
      <text:p text:style-name="P4">
Time: 2023-05-22T05:04:00</text:p>
      <text:p text:style-name="P4">
Location: Lyman (Latitude:48.98334 Longtitude:37.8234)</text:p>
      <text:p text:style-name="P4">
Videos: []</text:p>
      <text:p text:style-name="P4">
Images: []</text:p>
      <text:p text:style-name="P4">
Tags: ["Russia"]</text:p>
      <text:p text:style-name="P4">
ID: 22564584</text:p>
      <!--METADATA-->
      <text:p text:style-name="P4">
Russian army conducted 6 missile strikes, 52 airstrikes and 65 shelling withMLRS. Used S-300 missile system against Lyman, Slovyansk and Kostyantynivka, -General Staff of Armed Forces of Ukraine says in the morning report</text:p>
      <text:p text:style-name="P4">
News Collection Link: <text:a xlink:type="simple" xlink:href="https://liveuamap.com/en/2023/22-may-russian-army-conducted-6-missile-strikes-52-airstrikes" text:style-name="Internet_20_link" text:visited-style-name="Visited_20_Internet_20_Link">
https://liveuamap.com/en/2023/22-may-russian-army-conducted-6-missile-strikes-52-airstrikes</text:a>
</text:p>
      <text:p text:style-name="P4">
Source: <text:a xlink:type="simple" xlink:href="https://t.me/lumsrc/4862" text:style-name="Internet_20_link" text:visited-style-name="Visited_20_Internet_20_Link">
https://t.me/lumsrc/4862</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2T05:09:33</text:p>
      <text:p text:style-name="P4">
Location: Donetsk (Latitude:48.0884 Longtitude:37.59951)</text:p>
      <text:p text:style-name="P4">
Videos: []</text:p>
      <text:p text:style-name="P4">
Images: []</text:p>
      <text:p text:style-name="P4">
Tags: []</text:p>
      <text:p text:style-name="P4">
ID: 22564573</text:p>
      <!--METADATA-->
      <text:p text:style-name="P4">
None</text:p>
      <text:p text:style-name="P4">
News Collection Link: <text:a xlink:type="simple" xlink:href="https://liveuamap.com/en/2023/22-may-russian-forces-conducting-offensive-actions-at-lyman" text:style-name="Internet_20_link" text:visited-style-name="Visited_20_Internet_20_Link">
https://liveuamap.com/en/2023/22-may-russian-forces-conducting-offensive-actions-at-lyman</text:a>
</text:p>
      <text:p text:style-name="P4">
Source: <text:a xlink:type="simple" xlink:href="https://liveuamap.com/en/2023/22-may-russian-forces-conducting-offensive-actions-at-lyman" text:style-name="Internet_20_link" text:visited-style-name="Visited_20_Internet_20_Link">
https://liveuamap.com/en/2023/22-may-russian-forces-conducting-offensive-actions-at-lyman</text:a>
</text:p>
      <!--NEWS-->
      <text:h text:style-name="P10" text:outline-level="1">
<text:span text:style-name="T4">
Clashes reported at the border near Dronovka village of Belgorod region</text:span>
</text:h>
      <text:p text:style-name="P4">
Authors: liveuamap (Language: en)</text:p>
      <text:p text:style-name="P4">
Time: 2023-05-22T05:36:28</text:p>
      <text:p text:style-name="P4">
Location: Belgorod, Belgorodskaya oblast' (Latitude:50.63335 Longtitude:35.40928)</text:p>
      <text:p text:style-name="P4">
Videos: []</text:p>
      <text:p text:style-name="P4">
Images: ["<text:a xlink:type="simple" xlink:href="https://liveuamap.com/pics/2023/05/22/22564586_0.jpg" text:style-name="Internet_20_link" text:visited-style-name="Visited_20_Internet_20_Link">
22564586_0.jpg</text:a>
"]</text:p>
      <text:p text:style-name="P4">
Tags: ["Russia", "Europe"]</text:p>
      <text:p text:style-name="P4">
ID: 22564586</text:p>
      <!--METADATA-->
      <text:p text:style-name="P4">
Clashes reported at the border near Dronovka village of Belgorod region</text:p>
      <text:p text:style-name="P4">
<draw:frame draw:style-name="fr1" draw:name="Image76" text:anchor-type="as-char" svg:width="6.9236in" svg:height="4.693359in" draw:z-index="0">
<draw:image xlink:href="../Images/liveuamap/2023-05-22T05-36-28/22564586_0.jpg" xlink:type="simple" xlink:show="embed" xlink:actuate="onLoad" draw:mime-type="image/jpeg"/>
</draw:frame>
</text:p>
      <text:p text:style-name="P4">
News Collection Link: <text:a xlink:type="simple" xlink:href="https://liveuamap.com/en/2023/22-may-clashes-reported-at-the-border-near-dronovka-village" text:style-name="Internet_20_link" text:visited-style-name="Visited_20_Internet_20_Link">
https://liveuamap.com/en/2023/22-may-clashes-reported-at-the-border-near-dronovka-village</text:a>
</text:p>
      <text:p text:style-name="P4">
Source: <text:a xlink:type="simple" xlink:href="https://t.me/shot_shot/51723" text:style-name="Internet_20_link" text:visited-style-name="Visited_20_Internet_20_Link">
https://t.me/shot_shot/51723</text:a>
</text:p>
      <!--NEWS-->
      <text:h text:style-name="P10" text:outline-level="1">
<text:span text:style-name="T4">
A drone has dropped an explosive device and crashed in Novaya Tavolzhanka village of Belgorod...</text:span>
</text:h>
      <text:p text:style-name="P4">
Authors: liveuamap (Language: en)</text:p>
      <text:p text:style-name="P4">
Time: 2023-05-22T05:39:12</text:p>
      <text:p text:style-name="P4">
Location: Belgorod, Belgorodskaya oblast' (Latitude:50.35132 Longtitude:36.82656)</text:p>
      <text:p text:style-name="P4">
Videos: []</text:p>
      <text:p text:style-name="P4">
Images: ["<text:a xlink:type="simple" xlink:href="https://liveuamap.com/pics/2023/05/22/22564588_0.jpg" text:style-name="Internet_20_link" text:visited-style-name="Visited_20_Internet_20_Link">
22564588_0.jpg</text:a>
", "<text:a xlink:type="simple" xlink:href="https://liveuamap.com/pics/2023/05/22/22564588_1.jpg" text:style-name="Internet_20_link" text:visited-style-name="Visited_20_Internet_20_Link">
22564588_1.jpg</text:a>
"]</text:p>
      <text:p text:style-name="P4">
Tags: ["Russia", "Central and Eastern Europe"]</text:p>
      <text:p text:style-name="P4">
ID: 22564588</text:p>
      <!--METADATA-->
      <text:p text:style-name="P4">
A drone has dropped an explosive device and crashed in Novaya Tavolzhankavillage of Belgorod region</text:p>
      <text:p text:style-name="P4">
<draw:frame draw:style-name="fr1" draw:name="Image77" text:anchor-type="as-char" svg:width="6.9236in" svg:height="6.9236in" draw:z-index="0">
<draw:image xlink:href="../Images/liveuamap/2023-05-22T05-39-12/22564588_0.jpg" xlink:type="simple" xlink:show="embed" xlink:actuate="onLoad" draw:mime-type="image/jpeg"/>
</draw:frame>
<draw:frame draw:style-name="fr1" draw:name="Image78" text:anchor-type="as-char" svg:width="6.9236in" svg:height="6.9236in" draw:z-index="0">
<draw:image xlink:href="../Images/liveuamap/2023-05-22T05-39-12/22564588_1.jpg" xlink:type="simple" xlink:show="embed" xlink:actuate="onLoad" draw:mime-type="image/jpeg"/>
</draw:frame>
</text:p>
      <text:p text:style-name="P4">
News Collection Link: <text:a xlink:type="simple" xlink:href="https://liveuamap.com/en/2023/22-may-a-drone-has-dropped-an-explosive-device-and-crashed" text:style-name="Internet_20_link" text:visited-style-name="Visited_20_Internet_20_Link">
https://liveuamap.com/en/2023/22-may-a-drone-has-dropped-an-explosive-device-and-crashed</text:a>
</text:p>
      <text:p text:style-name="P4">
Source: <text:a xlink:type="simple" xlink:href="https://t.me/breakingmash/44213" text:style-name="Internet_20_link" text:visited-style-name="Visited_20_Internet_20_Link">
https://t.me/breakingmash/44213</text:a>
</text:p>
      <!--NEWS-->
      <text:h text:style-name="P10" text:outline-level="1">
<text:span text:style-name="T4">
Zaporizka Oblast(11:47). Red Alert: aerial threat. Sirens sounding. Take cover now!</text:span>
</text:h>
      <text:p text:style-name="P4">
Authors: liveuamap (Language: en)</text:p>
      <text:p text:style-name="P4">
Time: 2023-05-22T05:48:00</text:p>
      <text:p text:style-name="P4">
Location: Zaporizka Oblast (Latitude:47.612021 Longtitude:35.765261)</text:p>
      <text:p text:style-name="P4">
Videos: []</text:p>
      <text:p text:style-name="P4">
Images: []</text:p>
      <text:p text:style-name="P4">
Tags: ["Europe", "Central and Eastern Europe"]</text:p>
      <text:p text:style-name="P4">
ID: 22564589</text:p>
      <!--METADATA-->
      <text:p text:style-name="P4">
Zaporizka Oblast(11:47). Red Alert: aerial threat. Sirens sounding. Take covernow!</text:p>
      <text:p text:style-name="P4">
News Collection Link: <text:a xlink:type="simple" xlink:href="https://liveuamap.com/en/2023/22-may-zaporizka-oblast1147-red-alert-aerial-g" text:style-name="Internet_20_link" text:visited-style-name="Visited_20_Internet_20_Link">
https://liveuamap.com/en/2023/22-may-zaporizka-oblast1147-red-alert-aerial-g</text:a>
</text:p>
      <text:p text:style-name="P4">
Source: <text:a xlink:type="simple" xlink:href="https://t.me/air_alert_ua/46236" text:style-name="Internet_20_link" text:visited-style-name="Visited_20_Internet_20_Link">
https://t.me/air_alert_ua/46236</text:a>
</text:p>
      <!--NEWS-->
      <text:h text:style-name="P10" text:outline-level="1">
<text:span text:style-name="T4">
Sumska Oblast, Kharkiv, Kharkivska Oblast(11:52). Red Alert: aerial threat. Sirens sounding. ...</text:span>
</text:h>
      <text:p text:style-name="P4">
Authors: liveuamap (Language: en)</text:p>
      <text:p text:style-name="P4">
Time: 2023-05-22T05:53:00</text:p>
      <text:p text:style-name="P4">
Location: Sumska Oblast (Latitude:51.00003 Longtitude:33.99945)</text:p>
      <text:p text:style-name="P4">
Videos: []</text:p>
      <text:p text:style-name="P4">
Images: []</text:p>
      <text:p text:style-name="P4">
Tags: ["Europe", "Central and Eastern Europe"]</text:p>
      <text:p text:style-name="P4">
ID: 22564592</text:p>
      <!--METADATA-->
      <text:p text:style-name="P4">
Sumska Oblast, Kharkiv, Kharkivska Oblast(11:52). Red Alert: aerial threat.Sirens sounding. Take cover now!</text:p>
      <text:p text:style-name="P4">
News Collection Link: <text:a xlink:type="simple" xlink:href="https://liveuamap.com/en/2023/22-may-sumska-oblast-kharkiv-kharkivska-oblasg" text:style-name="Internet_20_link" text:visited-style-name="Visited_20_Internet_20_Link">
https://liveuamap.com/en/2023/22-may-sumska-oblast-kharkiv-kharkivska-oblasg</text:a>
</text:p>
      <text:p text:style-name="P4">
Source: <text:a xlink:type="simple" xlink:href="https://t.me/air_alert_ua/46238" text:style-name="Internet_20_link" text:visited-style-name="Visited_20_Internet_20_Link">
https://t.me/air_alert_ua/46238</text:a>
</text:p>
      <!--NEWS-->
      <text:h text:style-name="P10" text:outline-level="1">
<text:span text:style-name="T4">
Ukrenergo: power supply has been restored at Zaporizhzhia Nuclear power plant</text:span>
</text:h>
      <text:p text:style-name="P4">
Authors: liveuamap (Language: en)</text:p>
      <text:p text:style-name="P4">
Time: 2023-05-22T05:58:30</text:p>
      <text:p text:style-name="P4">
Location: Enerhodar,Zaporiz'ka oblast (Latitude:47.5756 Longtitude:34.59526)</text:p>
      <text:p text:style-name="P4">
Videos: []</text:p>
      <text:p text:style-name="P4">
Images: ["<text:a xlink:type="simple" xlink:href="https://liveuamap.com/pics/2023/05/22/22564596_0.jpg" text:style-name="Internet_20_link" text:visited-style-name="Visited_20_Internet_20_Link">
22564596_0.jpg</text:a>
"]</text:p>
      <text:p text:style-name="P4">
Tags: ["Energy", "Central and Eastern Europe"]</text:p>
      <text:p text:style-name="P4">
ID: 22564596</text:p>
      <!--METADATA-->
      <text:p text:style-name="P4">
Ukrenergo: power supply has been restored at Zaporizhzhia Nuclear power plant</text:p>
      <text:p text:style-name="P4">
<draw:frame draw:style-name="fr1" draw:name="Image79" text:anchor-type="as-char" svg:width="6.9236in" svg:height="6.9236in" draw:z-index="0">
<draw:image xlink:href="../Images/liveuamap/2023-05-22T05-58-30/22564596_0.jpg" xlink:type="simple" xlink:show="embed" xlink:actuate="onLoad" draw:mime-type="image/jpeg"/>
</draw:frame>
</text:p>
      <text:p text:style-name="P4">
News Collection Link: <text:a xlink:type="simple" xlink:href="https://liveuamap.com/en/2023/22-may-ukrenergo-power-supply-has-been-restored-at-zaporizhzhia" text:style-name="Internet_20_link" text:visited-style-name="Visited_20_Internet_20_Link">
https://liveuamap.com/en/2023/22-may-ukrenergo-power-supply-has-been-restored-at-zaporizhzhia</text:a>
</text:p>
      <text:p text:style-name="P4">
Source: <text:a xlink:type="simple" xlink:href="https://t.me/Ukrenergo/2100" text:style-name="Internet_20_link" text:visited-style-name="Visited_20_Internet_20_Link">
https://t.me/Ukrenergo/2100</text:a>
</text:p>
      <!--NEWS-->
      <text:h text:style-name="P10" text:outline-level="1">
<text:span text:style-name="T4">
Missile launches from Belgorod</text:span>
</text:h>
      <text:p text:style-name="P4">
Authors: liveuamap (Language: en)</text:p>
      <text:p text:style-name="P4">
Time: 2023-05-22T05:59:42</text:p>
      <text:p text:style-name="P4">
Location: Belgorod (Latitude:50.6413 Longtitude:36.60067)</text:p>
      <text:p text:style-name="P4">
Videos: []</text:p>
      <text:p text:style-name="P4">
Images: ["<text:a xlink:type="simple" xlink:href="https://liveuamap.com/pics/2023/05/22/22564597_0.jpg" text:style-name="Internet_20_link" text:visited-style-name="Visited_20_Internet_20_Link">
22564597_0.jpg</text:a>
"]</text:p>
      <text:p text:style-name="P4">
Tags: ["Russia", "Central and Eastern Europe"]</text:p>
      <text:p text:style-name="P4">
ID: 22564597</text:p>
      <!--METADATA-->
      <text:p text:style-name="P4">
Missile launches from Belgorod</text:p>
      <text:p text:style-name="P4">
<draw:frame draw:style-name="fr1" draw:name="Image80" text:anchor-type="as-char" svg:width="6.9236in" svg:height="7.901398in" draw:z-index="0">
<draw:image xlink:href="../Images/liveuamap/2023-05-22T05-59-42/22564597_0.jpg" xlink:type="simple" xlink:show="embed" xlink:actuate="onLoad" draw:mime-type="image/jpeg"/>
</draw:frame>
</text:p>
      <text:p text:style-name="P4">
News Collection Link: <text:a xlink:type="simple" xlink:href="https://liveuamap.com/en/2023/22-may-missile-launches-from-belgorod" text:style-name="Internet_20_link" text:visited-style-name="Visited_20_Internet_20_Link">
https://liveuamap.com/en/2023/22-may-missile-launches-from-belgorod</text:a>
</text:p>
      <text:p text:style-name="P4">
Source: <text:a xlink:type="simple" xlink:href="https://t.me/itsdonetsk/75892" text:style-name="Internet_20_link" text:visited-style-name="Visited_20_Internet_20_Link">
https://t.me/itsdonetsk/75892</text:a>
</text:p>
      <!--NEWS-->
      <text:h text:style-name="P10" text:outline-level="1">
<text:span text:style-name="T4">
1 person killed as result of shelling in Stanislav of Kherson region</text:span>
</text:h>
      <text:p text:style-name="P4">
Authors: liveuamap (Language: en)</text:p>
      <text:p text:style-name="P4">
Time: 2023-05-22T06:48:52</text:p>
      <text:p text:style-name="P4">
Location: Kherson, Khersons'ka oblast (Latitude:46.56866 Longtitude:32.15029)</text:p>
      <text:p text:style-name="P4">
Videos: []</text:p>
      <text:p text:style-name="P4">
Images: []</text:p>
      <text:p text:style-name="P4">
Tags: ["Europe", "Central and Eastern Europe"]</text:p>
      <text:p text:style-name="P4">
ID: 22564602</text:p>
      <!--METADATA-->
      <text:p text:style-name="P4">
1 person killed as result of shelling in Stanislav of Kherson region</text:p>
      <text:p text:style-name="P4">
News Collection Link: <text:a xlink:type="simple" xlink:href="https://liveuamap.com/en/2023/22-may-1-person-killed-as-result-of-shelling-in-stanislav" text:style-name="Internet_20_link" text:visited-style-name="Visited_20_Internet_20_Link">
https://liveuamap.com/en/2023/22-may-1-person-killed-as-result-of-shelling-in-stanislav</text:a>
</text:p>
      <text:p text:style-name="P4">
Source: <text:a xlink:type="simple" xlink:href="https://t.me/babel/32641" text:style-name="Internet_20_link" text:visited-style-name="Visited_20_Internet_20_Link">
https://t.me/babel/32641</text:a>
</text:p>
      <!--NEWS-->
      <text:h text:style-name="P10" text:outline-level="1">
<text:span text:style-name="T4">
Governor of Belgorod region says saboteur group has entered Grayvoron district, FSB border gu...</text:span>
</text:h>
      <text:p text:style-name="P4">
Authors: liveuamap (Language: en)</text:p>
      <text:p text:style-name="P4">
Time: 2023-05-22T07:29:01</text:p>
      <text:p text:style-name="P4">
Location: Belgorod, Belgorodskaya oblast' (Latitude:50.45357 Longtitude:35.59673)</text:p>
      <text:p text:style-name="P4">
Videos: []</text:p>
      <text:p text:style-name="P4">
Images: []</text:p>
      <text:p text:style-name="P4">
Tags: ["Europe", "Central and Eastern Europe"]</text:p>
      <text:p text:style-name="P4">
ID: 22564605</text:p>
      <!--METADATA-->
      <text:p text:style-name="P4">
Governor of Belgorod region says saboteur group has entered Grayvorondistrict, FSB border guards, Russian armed forces and Rosguard are takingmeasures</text:p>
      <text:p text:style-name="P4">
News Collection Link: <text:a xlink:type="simple" xlink:href="https://liveuamap.com/en/2023/22-may-governor-of-belgorod-region-says-saboteur-group-has" text:style-name="Internet_20_link" text:visited-style-name="Visited_20_Internet_20_Link">
https://liveuamap.com/en/2023/22-may-governor-of-belgorod-region-says-saboteur-group-has</text:a>
</text:p>
      <text:p text:style-name="P4">
Source: <text:a xlink:type="simple" xlink:href="https://t.me/bazabazon/17841" text:style-name="Internet_20_link" text:visited-style-name="Visited_20_Internet_20_Link">
https://t.me/bazabazon/17841</text:a>
</text:p>
      <!--NEWS-->
      <text:h text:style-name="P10" text:outline-level="1">
<text:span text:style-name="T4">
Legion "Freedom of Russia" and RDK(Russian Volunteers corps) claimed control over Kozinka vil...</text:span>
</text:h>
      <text:p text:style-name="P4">
Authors: liveuamap (Language: en)</text:p>
      <text:p text:style-name="P4">
Time: 2023-05-22T07:32:11</text:p>
      <text:p text:style-name="P4">
Location: Belgorod, Belgorodskaya oblast' (Latitude:50.45477 Longtitude:35.59261)</text:p>
      <text:p text:style-name="P4">
Videos: []</text:p>
      <text:p text:style-name="P4">
Images: []</text:p>
      <text:p text:style-name="P4">
Tags: ["Russia"]</text:p>
      <text:p text:style-name="P4">
ID: 22564606</text:p>
      <!--METADATA-->
      <text:p text:style-name="P4">
Legion "Freedom of Russia" and RDK(Russian Volunteers corps) claimed controlover Kozinka village of Grayvoron district of Belgorod region</text:p>
      <text:p text:style-name="P4">
News Collection Link: <text:a xlink:type="simple" xlink:href="https://liveuamap.com/en/2023/22-may-legion-freedom-of-russia-and-rdkrussian-volunteers" text:style-name="Internet_20_link" text:visited-style-name="Visited_20_Internet_20_Link">
https://liveuamap.com/en/2023/22-may-legion-freedom-of-russia-and-rdkrussian-volunteers</text:a>
</text:p>
      <text:p text:style-name="P4">
Source: <text:a xlink:type="simple" xlink:href="https://t.me/legionoffreedom/785" text:style-name="Internet_20_link" text:visited-style-name="Visited_20_Internet_20_Link">
https://t.me/legionoffreedom/785</text:a>
</text:p>
      <!--NEWS-->
      <text:h text:style-name="P10" text:outline-level="1">
<text:span text:style-name="T4">
Sumska Oblast, Kharkiv, Kharkivska Oblast(13:37). Red Alert: aerial threat. Sirens sounding. ...</text:span>
</text:h>
      <text:p text:style-name="P4">
Authors: liveuamap (Language: en)</text:p>
      <text:p text:style-name="P4">
Time: 2023-05-22T07:38:00</text:p>
      <text:p text:style-name="P4">
Location: Sumska Oblast (Latitude:50.99892 Longtitude:34.00007)</text:p>
      <text:p text:style-name="P4">
Videos: []</text:p>
      <text:p text:style-name="P4">
Images: []</text:p>
      <text:p text:style-name="P4">
Tags: ["Europe", "Central and Eastern Europe"]</text:p>
      <text:p text:style-name="P4">
ID: 22564607</text:p>
      <!--METADATA-->
      <text:p text:style-name="P4">
Sumska Oblast, Kharkiv, Kharkivska Oblast(13:37). Red Alert: aerial threat.Sirens sounding. Take cover now!</text:p>
      <text:p text:style-name="P4">
News Collection Link: <text:a xlink:type="simple" xlink:href="https://liveuamap.com/en/2023/22-may-sumska-oblast-kharkiv-kharkivska-oblasg-2207" text:style-name="Internet_20_link" text:visited-style-name="Visited_20_Internet_20_Link">
https://liveuamap.com/en/2023/22-may-sumska-oblast-kharkiv-kharkivska-oblasg-2207</text:a>
</text:p>
      <text:p text:style-name="P4">
Source: <text:a xlink:type="simple" xlink:href="https://t.me/air_alert_ua/46244" text:style-name="Internet_20_link" text:visited-style-name="Visited_20_Internet_20_Link">
https://t.me/air_alert_ua/46244</text:a>
</text:p>
      <!--NEWS-->
      <text:h text:style-name="P10" text:outline-level="1">
<text:span text:style-name="T4">
Suspected saboteurs infiltration reported from the Gora-Podal town near Grayvoron</text:span>
</text:h>
      <text:p text:style-name="P4">
Authors: liveuamap (Language: en)</text:p>
      <text:p text:style-name="P4">
Time: 2023-05-22T07:40:05</text:p>
      <text:p text:style-name="P4">
Location: Grayvoron (Latitude:50.4763 Longtitude:35.64789)</text:p>
      <text:p text:style-name="P4">
Videos: []</text:p>
      <text:p text:style-name="P4">
Images: []</text:p>
      <text:p text:style-name="P4">
Tags: ["Russia", "Central and Eastern Europe"]</text:p>
      <text:p text:style-name="P4">
ID: 22564608</text:p>
      <!--METADATA-->
      <text:p text:style-name="P4">
Suspected saboteurs infiltration reported from the Gora-Podal town nearGrayvoron</text:p>
      <text:p text:style-name="P4">
News Collection Link: <text:a xlink:type="simple" xlink:href="https://liveuamap.com/en/2023/22-may-suspected-saboteurs-infiltration-reported-from-the" text:style-name="Internet_20_link" text:visited-style-name="Visited_20_Internet_20_Link">
https://liveuamap.com/en/2023/22-may-suspected-saboteurs-infiltration-reported-from-the</text:a>
</text:p>
      <text:p text:style-name="P4">
Source: <text:a xlink:type="simple" xlink:href="https://t.me/bbbelgorod/6064" text:style-name="Internet_20_link" text:visited-style-name="Visited_20_Internet_20_Link">
https://t.me/bbbelgorod/6064</text:a>
</text:p>
      <!--NEWS-->
      <text:h text:style-name="P10" text:outline-level="1">
<text:span text:style-name="T4">
Fire and explosions near Kramatorsk</text:span>
</text:h>
      <text:p text:style-name="P4">
Authors: liveuamap (Language: en)</text:p>
      <text:p text:style-name="P4">
Time: 2023-05-22T07:44:31</text:p>
      <text:p text:style-name="P4">
Location: Donetsk Oblast (Latitude:48.72676 Longtitude:37.55436)</text:p>
      <text:p text:style-name="P4">
Videos: []</text:p>
      <text:p text:style-name="P4">
Images: ["<text:a xlink:type="simple" xlink:href="https://liveuamap.com/pics/2023/05/22/22564609_0.jpg" text:style-name="Internet_20_link" text:visited-style-name="Visited_20_Internet_20_Link">
22564609_0.jpg</text:a>
", "<text:a xlink:type="simple" xlink:href="https://liveuamap.com/pics/2023/05/22/22564609_1.jpg" text:style-name="Internet_20_link" text:visited-style-name="Visited_20_Internet_20_Link">
22564609_1.jpg</text:a>
", "<text:a xlink:type="simple" xlink:href="https://liveuamap.com/pics/2023/05/22/22564609_2.jpg" text:style-name="Internet_20_link" text:visited-style-name="Visited_20_Internet_20_Link">
22564609_2.jpg</text:a>
", "<text:a xlink:type="simple" xlink:href="https://liveuamap.com/pics/2023/05/22/22564609_3.jpg" text:style-name="Internet_20_link" text:visited-style-name="Visited_20_Internet_20_Link">
22564609_3.jpg</text:a>
", "<text:a xlink:type="simple" xlink:href="https://liveuamap.com/pics/2023/05/22/22564609_4.jpg" text:style-name="Internet_20_link" text:visited-style-name="Visited_20_Internet_20_Link">
22564609_4.jpg</text:a>
"]</text:p>
      <text:p text:style-name="P4">
Tags: ["Europe", "Central and Eastern Europe"]</text:p>
      <text:p text:style-name="P4">
ID: 22564609</text:p>
      <!--METADATA-->
      <text:p text:style-name="P4">
Fire and explosions near Kramatorsk</text:p>
      <text:p text:style-name="P4">
<draw:frame draw:style-name="fr1" draw:name="Image81" text:anchor-type="as-char" svg:width="6.9236in" svg:height="6.9236in" draw:z-index="0">
<draw:image xlink:href="../Images/liveuamap/2023-05-22T07-44-31/22564609_0.jpg" xlink:type="simple" xlink:show="embed" xlink:actuate="onLoad" draw:mime-type="image/jpeg"/>
</draw:frame>
<draw:frame draw:style-name="fr1" draw:name="Image82" text:anchor-type="as-char" svg:width="6.9236in" svg:height="6.9236in" draw:z-index="0">
<draw:image xlink:href="../Images/liveuamap/2023-05-22T07-44-31/22564609_1.jpg" xlink:type="simple" xlink:show="embed" xlink:actuate="onLoad" draw:mime-type="image/jpeg"/>
</draw:frame>
<draw:frame draw:style-name="fr1" draw:name="Image83" text:anchor-type="as-char" svg:width="6.9236in" svg:height="6.9236in" draw:z-index="0">
<draw:image xlink:href="../Images/liveuamap/2023-05-22T07-44-31/22564609_2.jpg" xlink:type="simple" xlink:show="embed" xlink:actuate="onLoad" draw:mime-type="image/jpeg"/>
</draw:frame>
<draw:frame draw:style-name="fr1" draw:name="Image84" text:anchor-type="as-char" svg:width="6.9236in" svg:height="6.9236in" draw:z-index="0">
<draw:image xlink:href="../Images/liveuamap/2023-05-22T07-44-31/22564609_3.jpg" xlink:type="simple" xlink:show="embed" xlink:actuate="onLoad" draw:mime-type="image/jpeg"/>
</draw:frame>
<draw:frame draw:style-name="fr1" draw:name="Image85" text:anchor-type="as-char" svg:width="6.9236in" svg:height="6.9236in" draw:z-index="0">
<draw:image xlink:href="../Images/liveuamap/2023-05-22T07-44-31/22564609_4.jpg" xlink:type="simple" xlink:show="embed" xlink:actuate="onLoad" draw:mime-type="image/jpeg"/>
</draw:frame>
</text:p>
      <text:p text:style-name="P4">
News Collection Link: <text:a xlink:type="simple" xlink:href="https://liveuamap.com/en/2023/22-may-fire-and-explosions-near-kramatorsk" text:style-name="Internet_20_link" text:visited-style-name="Visited_20_Internet_20_Link">
https://liveuamap.com/en/2023/22-may-fire-and-explosions-near-kramatorsk</text:a>
</text:p>
      <text:p text:style-name="P4">
Source: <text:a xlink:type="simple" xlink:href="https://t.me/itsdonetsk/75929" text:style-name="Internet_20_link" text:visited-style-name="Visited_20_Internet_20_Link">
https://t.me/itsdonetsk/75929</text:a>
</text:p>
      <!--NEWS-->
      <text:h text:style-name="P10" text:outline-level="1">
<text:span text:style-name="T4">
Russian media report partial evacuation of civilians from Kozinka village of Grayvoron district</text:span>
</text:h>
      <text:p text:style-name="P4">
Authors: liveuamap (Language: en)</text:p>
      <text:p text:style-name="P4">
Time: 2023-05-22T08:01:29</text:p>
      <text:p text:style-name="P4">
Location: Belgorod, Belgorodskaya oblast' (Latitude:50.45193 Longtitude:35.5957)</text:p>
      <text:p text:style-name="P4">
Videos: []</text:p>
      <text:p text:style-name="P4">
Images: []</text:p>
      <text:p text:style-name="P4">
Tags: ["Russia", "Europe"]</text:p>
      <text:p text:style-name="P4">
ID: 22564610</text:p>
      <!--METADATA-->
      <text:p text:style-name="P4">
Russian media report partial evacuation of civilians from Kozinka village ofGrayvoron district</text:p>
      <text:p text:style-name="P4">
News Collection Link: <text:a xlink:type="simple" xlink:href="https://liveuamap.com/en/2023/22-may-russian-media-report-partial-evacuation-of-civilians" text:style-name="Internet_20_link" text:visited-style-name="Visited_20_Internet_20_Link">
https://liveuamap.com/en/2023/22-may-russian-media-report-partial-evacuation-of-civilians</text:a>
</text:p>
      <text:p text:style-name="P4">
Source: <text:a xlink:type="simple" xlink:href="https://t.me/shot_shot/51738" text:style-name="Internet_20_link" text:visited-style-name="Visited_20_Internet_20_Link">
https://t.me/shot_shot/51738</text:a>
</text:p>
      <!--NEWS-->
      <text:h text:style-name="P10" text:outline-level="1">
<text:span text:style-name="T4">
Russian Ministry of Defense claims attack on Dnipro airfield overnight</text:span>
</text:h>
      <text:p text:style-name="P4">
Authors: liveuamap (Language: en)</text:p>
      <text:p text:style-name="P4">
Time: 2023-05-22T08:09:15</text:p>
      <text:p text:style-name="P4">
Location: Moskva, Moscow (Latitude:55.7498 Longtitude:37.6029)</text:p>
      <text:p text:style-name="P4">
Videos: []</text:p>
      <text:p text:style-name="P4">
Images: []</text:p>
      <text:p text:style-name="P4">
Tags: ["Central and Eastern Europe", "Russia"]</text:p>
      <text:p text:style-name="P4">
ID: 22564611</text:p>
      <!--METADATA-->
      <text:p text:style-name="P4">
Russian Ministry of Defense claims attack on Dnipro airfield overnight</text:p>
      <text:p text:style-name="P4">
News Collection Link: <text:a xlink:type="simple" xlink:href="https://liveuamap.com/en/2023/22-may-russian-ministry-of-defense-claims-attack-on-dnipro" text:style-name="Internet_20_link" text:visited-style-name="Visited_20_Internet_20_Link">
https://liveuamap.com/en/2023/22-may-russian-ministry-of-defense-claims-attack-on-dnipro</text:a>
</text:p>
      <text:p text:style-name="P4">
Source: <text:a xlink:type="simple" xlink:href="https://t.me/readovkanews/59319" text:style-name="Internet_20_link" text:visited-style-name="Visited_20_Internet_20_Link">
https://t.me/readovkanews/59319</text:a>
</text:p>
      <!--NEWS-->
      <text:h text:style-name="P10" text:outline-level="1">
<text:span text:style-name="T4">
Kremlin's spokesperson said Putin was informed about infiltration of saboteurs in Belgorod re...</text:span>
</text:h>
      <text:p text:style-name="P4">
Authors: liveuamap (Language: en)</text:p>
      <text:p text:style-name="P4">
Time: 2023-05-22T08:33:19</text:p>
      <text:p text:style-name="P4">
Location: Moskva, Moscow (Latitude:55.75091 Longtitude:37.62066)</text:p>
      <text:p text:style-name="P4">
Videos: []</text:p>
      <text:p text:style-name="P4">
Images: []</text:p>
      <text:p text:style-name="P4">
Tags: ["Russia"]</text:p>
      <text:p text:style-name="P4">
ID: 22564612</text:p>
      <!--METADATA-->
      <text:p text:style-name="P4">
Kremlin's spokesperson said Putin was informed about infiltration of saboteursin Belgorod region</text:p>
      <text:p text:style-name="P4">
News Collection Link: <text:a xlink:type="simple" xlink:href="https://liveuamap.com/en/2023/22-may-kremlins-spokesperson-said-putin-was-informed-about" text:style-name="Internet_20_link" text:visited-style-name="Visited_20_Internet_20_Link">
https://liveuamap.com/en/2023/22-may-kremlins-spokesperson-said-putin-was-informed-about</text:a>
</text:p>
      <text:p text:style-name="P4">
Source: <text:a xlink:type="simple" xlink:href="https://t.me/interfaxonline/32408" text:style-name="Internet_20_link" text:visited-style-name="Visited_20_Internet_20_Link">
https://t.me/interfaxonline/32408</text:a>
</text:p>
      <!--NEWS-->
      <text:h text:style-name="P10" text:outline-level="1">
<text:span text:style-name="T4">
Damage in Gora-Podol town of Belgorod region as result of clashes with saboteur group</text:span>
</text:h>
      <text:p text:style-name="P4">
Authors: liveuamap (Language: en)</text:p>
      <text:p text:style-name="P4">
Time: 2023-05-22T08:41:49</text:p>
      <text:p text:style-name="P4">
Location: Grayvoron (Latitude:50.47608 Longtitude:35.64703)</text:p>
      <text:p text:style-name="P4">
Videos: []</text:p>
      <text:p text:style-name="P4">
Images: ["<text:a xlink:type="simple" xlink:href="https://liveuamap.com/pics/2023/05/22/22564613_0.jpg" text:style-name="Internet_20_link" text:visited-style-name="Visited_20_Internet_20_Link">
22564613_0.jpg</text:a>
"]</text:p>
      <text:p text:style-name="P4">
Tags: ["Russia", "Central and Eastern Europe"]</text:p>
      <text:p text:style-name="P4">
ID: 22564613</text:p>
      <!--METADATA-->
      <text:p text:style-name="P4">
Damage in Gora-Podol town of Belgorod region as result of clashes withsaboteur group</text:p>
      <text:p text:style-name="P4">
<draw:frame draw:style-name="fr1" draw:name="Image86" text:anchor-type="as-char" svg:width="6.9236in" svg:height="5.1927in" draw:z-index="0">
<draw:image xlink:href="../Images/liveuamap/2023-05-22T08-41-49/22564613_0.jpg" xlink:type="simple" xlink:show="embed" xlink:actuate="onLoad" draw:mime-type="image/jpeg"/>
</draw:frame>
</text:p>
      <text:p text:style-name="P4">
News Collection Link: <text:a xlink:type="simple" xlink:href="https://liveuamap.com/en/2023/22-may-damage-in-gorapodol-town-of-belgorod-region-as-result" text:style-name="Internet_20_link" text:visited-style-name="Visited_20_Internet_20_Link">
https://liveuamap.com/en/2023/22-may-damage-in-gorapodol-town-of-belgorod-region-as-result</text:a>
</text:p>
      <text:p text:style-name="P4">
Source: <text:a xlink:type="simple" xlink:href="https://t.me/bazabazon/17849" text:style-name="Internet_20_link" text:visited-style-name="Visited_20_Internet_20_Link">
https://t.me/bazabazon/17849</text:a>
</text:p>
      <!--NEWS-->
      <text:h text:style-name="P10" text:outline-level="1">
<text:span text:style-name="T4">
Kharkiv, Kharkivska Oblast(14:57). Red Alert: aerial threat. Sirens sounding. Take cover now!</text:span>
</text:h>
      <text:p text:style-name="P4">
Authors: liveuamap (Language: en)</text:p>
      <text:p text:style-name="P4">
Time: 2023-05-22T08:59:00</text:p>
      <text:p text:style-name="P4">
Location: Kharkiv (Latitude:49.98007 Longtitude:36.25209)</text:p>
      <text:p text:style-name="P4">
Videos: []</text:p>
      <text:p text:style-name="P4">
Images: []</text:p>
      <text:p text:style-name="P4">
Tags: ["Europe", "Central and Eastern Europe"]</text:p>
      <text:p text:style-name="P4">
ID: 22564614</text:p>
      <!--METADATA-->
      <text:p text:style-name="P4">
Kharkiv, Kharkivska Oblast(14:57). Red Alert: aerial threat. Sirens sounding.Take cover now!</text:p>
      <text:p text:style-name="P4">
News Collection Link: <text:a xlink:type="simple" xlink:href="https://liveuamap.com/en/2023/22-may-kharkiv-kharkivska-oblast1457-red-alerg" text:style-name="Internet_20_link" text:visited-style-name="Visited_20_Internet_20_Link">
https://liveuamap.com/en/2023/22-may-kharkiv-kharkivska-oblast1457-red-alerg</text:a>
</text:p>
      <text:p text:style-name="P4">
Source: <text:a xlink:type="simple" xlink:href="https://t.me/air_alert_ua/46249" text:style-name="Internet_20_link" text:visited-style-name="Visited_20_Internet_20_Link">
https://t.me/air_alert_ua/46249</text:a>
</text:p>
      <!--NEWS-->
      <text:h text:style-name="P10" text:outline-level="1">
<text:span text:style-name="T4">
Explosions reported in Kharkiv. Head of regional administration urges population to take shel...</text:span>
</text:h>
      <text:p text:style-name="P4">
Authors: liveuamap (Language: en)</text:p>
      <text:p text:style-name="P4">
Time: 2023-05-22T09:05:03</text:p>
      <text:p text:style-name="P4">
Location: Kharkiv,Kharkivs'ka oblast (Latitude:50.02197 Longtitude:36.30638)</text:p>
      <text:p text:style-name="P4">
Videos: []</text:p>
      <text:p text:style-name="P4">
Images: []</text:p>
      <text:p text:style-name="P4">
Tags: ["Europe", "Central and Eastern Europe"]</text:p>
      <text:p text:style-name="P4">
ID: 22564615</text:p>
      <!--METADATA-->
      <text:p text:style-name="P4">
Explosions reported in Kharkiv. Head of regional administration urgespopulation to take shelters</text:p>
      <text:p text:style-name="P4">
News Collection Link: <text:a xlink:type="simple" xlink:href="https://liveuamap.com/en/2023/22-may-explosions-reported-in-kharkiv-head-of-regional-administration" text:style-name="Internet_20_link" text:visited-style-name="Visited_20_Internet_20_Link">
https://liveuamap.com/en/2023/22-may-explosions-reported-in-kharkiv-head-of-regional-administration</text:a>
</text:p>
      <text:p text:style-name="P4">
Source: <text:a xlink:type="simple" xlink:href="https://t.me/synegubov/6261" text:style-name="Internet_20_link" text:visited-style-name="Visited_20_Internet_20_Link">
https://t.me/synegubov/6261</text:a>
</text:p>
      <!--NEWS-->
      <text:h text:style-name="P10" text:outline-level="1">
<text:span text:style-name="T4">
Russian Mi-8 helicopter reportedly crashed near Prokhorovka village of Belgorod region</text:span>
</text:h>
      <text:p text:style-name="P4">
Authors: liveuamap (Language: en)</text:p>
      <text:p text:style-name="P4">
Time: 2023-05-22T09:08:31</text:p>
      <text:p text:style-name="P4">
Location: Prokhorovka (Latitude:51.02088 Longtitude:36.72987)</text:p>
      <text:p text:style-name="P4">
Videos: []</text:p>
      <text:p text:style-name="P4">
Images: []</text:p>
      <text:p text:style-name="P4">
Tags: ["Central and Eastern Europe", "Russia"]</text:p>
      <text:p text:style-name="P4">
ID: 22564616</text:p>
      <!--METADATA-->
      <text:p text:style-name="P4">
Russian Mi-8 helicopter reportedly crashed near Prokhorovka village ofBelgorod region</text:p>
      <text:p text:style-name="P4">
News Collection Link: <text:a xlink:type="simple" xlink:href="https://liveuamap.com/en/2023/22-may-russian-mi8-helicopter-reportedly-crashed-near-prokhorovka" text:style-name="Internet_20_link" text:visited-style-name="Visited_20_Internet_20_Link">
https://liveuamap.com/en/2023/22-may-russian-mi8-helicopter-reportedly-crashed-near-prokhorovka</text:a>
</text:p>
      <text:p text:style-name="P4">
Source: <text:a xlink:type="simple" xlink:href="https://t.me/bazabazon/17851" text:style-name="Internet_20_link" text:visited-style-name="Visited_20_Internet_20_Link">
https://t.me/bazabazon/17851</text:a>
</text:p>
      <!--NEWS-->
      <text:h text:style-name="P10" text:outline-level="1">
<text:span text:style-name="T4">
Poltavska Oblast(15:10). Red Alert: aerial threat. Sirens sounding. Take cover now!</text:span>
</text:h>
      <text:p text:style-name="P4">
Authors: liveuamap (Language: en)</text:p>
      <text:p text:style-name="P4">
Time: 2023-05-22T09:10:00</text:p>
      <text:p text:style-name="P4">
Location: Poltavska Oblast (Latitude:49.47586 Longtitude:33.81982)</text:p>
      <text:p text:style-name="P4">
Videos: []</text:p>
      <text:p text:style-name="P4">
Images: []</text:p>
      <text:p text:style-name="P4">
Tags: ["Europe", "Central and Eastern Europe"]</text:p>
      <text:p text:style-name="P4">
ID: 22564618</text:p>
      <!--METADATA-->
      <text:p text:style-name="P4">
Poltavska Oblast(15:10). Red Alert: aerial threat. Sirens sounding. Take covernow!</text:p>
      <text:p text:style-name="P4">
News Collection Link: <text:a xlink:type="simple" xlink:href="https://liveuamap.com/en/2023/22-may-poltavska-oblast1510-red-alert-aerial-g" text:style-name="Internet_20_link" text:visited-style-name="Visited_20_Internet_20_Link">
https://liveuamap.com/en/2023/22-may-poltavska-oblast1510-red-alert-aerial-g</text:a>
</text:p>
      <text:p text:style-name="P4">
Source: <text:a xlink:type="simple" xlink:href="https://t.me/air_alert_ua/46250" text:style-name="Internet_20_link" text:visited-style-name="Visited_20_Internet_20_Link">
https://t.me/air_alert_ua/46250</text:a>
</text:p>
      <!--NEWS-->
      <text:h text:style-name="P10" text:outline-level="1">
<text:span text:style-name="T4">
Police in Belgorod region declared high readiness, all policemen are being called in</text:span>
</text:h>
      <text:p text:style-name="P4">
Authors: liveuamap (Language: en)</text:p>
      <text:p text:style-name="P4">
Time: 2023-05-22T09:10:16</text:p>
      <text:p text:style-name="P4">
Location: Belgorod, Belgorodskaya oblast' (Latitude:50.59686 Longtitude:36.58773)</text:p>
      <text:p text:style-name="P4">
Videos: []</text:p>
      <text:p text:style-name="P4">
Images: []</text:p>
      <text:p text:style-name="P4">
Tags: ["Russia", "Central and Eastern Europe"]</text:p>
      <text:p text:style-name="P4">
ID: 22564617</text:p>
      <!--METADATA-->
      <text:p text:style-name="P4">
Police in Belgorod region declared high readiness, all policemen are beingcalled in</text:p>
      <text:p text:style-name="P4">
News Collection Link: <text:a xlink:type="simple" xlink:href="https://liveuamap.com/en/2023/22-may-police-in-belgorod-region-declared-high-readiness" text:style-name="Internet_20_link" text:visited-style-name="Visited_20_Internet_20_Link">
https://liveuamap.com/en/2023/22-may-police-in-belgorod-region-declared-high-readiness</text:a>
</text:p>
      <text:p text:style-name="P4">
Source: <text:a xlink:type="simple" xlink:href="https://t.me/bazabazon/17852" text:style-name="Internet_20_link" text:visited-style-name="Visited_20_Internet_20_Link">
https://t.me/bazabazon/17852</text:a>
</text:p>
      <!--NEWS-->
      <text:h text:style-name="P10" text:outline-level="1">
<text:span text:style-name="T4">
Zaporizka Oblast(15:10). Red Alert: aerial threat. Sirens sounding. Take cover now!</text:span>
</text:h>
      <text:p text:style-name="P4">
Authors: liveuamap (Language: en)</text:p>
      <text:p text:style-name="P4">
Time: 2023-05-22T09:11:00</text:p>
      <text:p text:style-name="P4">
Location: Zaporizka Oblast (Latitude:47.612331 Longtitude:35.766481)</text:p>
      <text:p text:style-name="P4">
Videos: []</text:p>
      <text:p text:style-name="P4">
Images: []</text:p>
      <text:p text:style-name="P4">
Tags: ["Europe", "Central and Eastern Europe"]</text:p>
      <text:p text:style-name="P4">
ID: 22564619</text:p>
      <!--METADATA-->
      <text:p text:style-name="P4">
Zaporizka Oblast(15:10). Red Alert: aerial threat. Sirens sounding. Take covernow!</text:p>
      <text:p text:style-name="P4">
News Collection Link: <text:a xlink:type="simple" xlink:href="https://liveuamap.com/en/2023/22-may-zaporizka-oblast1510-red-alert-aerial-g" text:style-name="Internet_20_link" text:visited-style-name="Visited_20_Internet_20_Link">
https://liveuamap.com/en/2023/22-may-zaporizka-oblast1510-red-alert-aerial-g</text:a>
</text:p>
      <text:p text:style-name="P4">
Source: <text:a xlink:type="simple" xlink:href="https://t.me/suspilnezaporizhzhya/13015" text:style-name="Internet_20_link" text:visited-style-name="Visited_20_Internet_20_Link">
https://t.me/suspilnezaporizhzhya/13015</text:a>
</text:p>
      <!--NEWS-->
      <text:h text:style-name="P10" text:outline-level="1">
<text:span text:style-name="T4">
Donetsk Oblast, Sumska Oblast, Chernihivska Oblast, Dnipro, Dnipropetrovska Oblast, Kirovohra...</text:span>
</text:h>
      <text:p text:style-name="P4">
Authors: liveuamap (Language: en)</text:p>
      <text:p text:style-name="P4">
Time: 2023-05-22T09:12:00</text:p>
      <text:p text:style-name="P4">
Location: Donetsk Oblast (Latitude:48.727 Longtitude:37.577)</text:p>
      <text:p text:style-name="P4">
Videos: []</text:p>
      <text:p text:style-name="P4">
Images: []</text:p>
      <text:p text:style-name="P4">
Tags: ["Europe", "Central and Eastern Europe"]</text:p>
      <text:p text:style-name="P4">
ID: 22564620</text:p>
      <!--METADATA-->
      <text:p text:style-name="P4">
Donetsk Oblast, Sumska Oblast, Chernihivska Oblast, Dnipro, DnipropetrovskaOblast, Kirovohradska Oblast, Cherkaska Oblast(15:11). Red Alert: aerialthreat. Sirens sounding. Take cover now!</text:p>
      <text:p text:style-name="P4">
News Collection Link: <text:a xlink:type="simple" xlink:href="https://liveuamap.com/en/2023/22-may-donetsk-oblast-sumska-oblast-chernihivg" text:style-name="Internet_20_link" text:visited-style-name="Visited_20_Internet_20_Link">
https://liveuamap.com/en/2023/22-may-donetsk-oblast-sumska-oblast-chernihivg</text:a>
</text:p>
      <text:p text:style-name="P4">
Source: <text:a xlink:type="simple" xlink:href="https://t.me/air_alert_ua/46257" text:style-name="Internet_20_link" text:visited-style-name="Visited_20_Internet_20_Link">
https://t.me/air_alert_ua/46257</text:a>
</text:p>
      <!--NEWS-->
      <text:h text:style-name="P10" text:outline-level="1">
<text:span text:style-name="T4">
Local authorities preparing to evacuate Grayvoron and nearby villages</text:span>
</text:h>
      <text:p text:style-name="P4">
Authors: liveuamap (Language: en)</text:p>
      <text:p text:style-name="P4">
Time: 2023-05-22T09:35:47</text:p>
      <text:p text:style-name="P4">
Location: Grayvoron (Latitude:50.48247 Longtitude:35.66853)</text:p>
      <text:p text:style-name="P4">
Videos: []</text:p>
      <text:p text:style-name="P4">
Images: []</text:p>
      <text:p text:style-name="P4">
Tags: ["Russia", "Central and Eastern Europe"]</text:p>
      <text:p text:style-name="P4">
ID: 22564622</text:p>
      <!--METADATA-->
      <text:p text:style-name="P4">
Local authorities preparing to evacuate Grayvoron and nearby villages</text:p>
      <text:p text:style-name="P4">
News Collection Link: <text:a xlink:type="simple" xlink:href="https://liveuamap.com/en/2023/22-may-local-authorities-preparing-to-evacuate-grayvoron" text:style-name="Internet_20_link" text:visited-style-name="Visited_20_Internet_20_Link">
https://liveuamap.com/en/2023/22-may-local-authorities-preparing-to-evacuate-grayvoron</text:a>
</text:p>
      <text:p text:style-name="P4">
Source: <text:a xlink:type="simple" xlink:href="https://t.me/bbbreaking/156041" text:style-name="Internet_20_link" text:visited-style-name="Visited_20_Internet_20_Link">
https://t.me/bbbreaking/156041</text:a>
</text:p>
      <!--NEWS-->
      <text:h text:style-name="P10" text:outline-level="1">
<text:span text:style-name="T4">
The deputy head of the administration of the city of Grayvoron was wounded during the shellin...</text:span>
</text:h>
      <text:p text:style-name="P4">
Authors: liveuamap (Language: en)</text:p>
      <text:p text:style-name="P4">
Time: 2023-05-22T09:40:43</text:p>
      <text:p text:style-name="P4">
Location: Grayvoron (Latitude:50.48274 Longtitude:35.6696)</text:p>
      <text:p text:style-name="P4">
Videos: []</text:p>
      <text:p text:style-name="P4">
Images: []</text:p>
      <text:p text:style-name="P4">
Tags: []</text:p>
      <text:p text:style-name="P4">
ID: 22564623</text:p>
      <!--METADATA-->
      <text:p text:style-name="P4">
None</text:p>
      <text:p text:style-name="P4">
News Collection Link: <text:a xlink:type="simple" xlink:href="https://liveuamap.com/en/2023/22-may-the-deputy-head-of-the-administration-of-the-city" text:style-name="Internet_20_link" text:visited-style-name="Visited_20_Internet_20_Link">
https://liveuamap.com/en/2023/22-may-the-deputy-head-of-the-administration-of-the-city</text:a>
</text:p>
      <text:p text:style-name="P4">
Source: <text:a xlink:type="simple" xlink:href="https://liveuamap.com/en/2023/22-may-the-deputy-head-of-the-administration-of-the-city" text:style-name="Internet_20_link" text:visited-style-name="Visited_20_Internet_20_Link">
https://liveuamap.com/en/2023/22-may-the-deputy-head-of-the-administration-of-the-city</text:a>
</text:p>
      <!--NEWS-->
      <text:h text:style-name="P10" text:outline-level="1">
<text:span text:style-name="T4">
10 years old boy wounded as result of shelling in Izium town overnight</text:span>
</text:h>
      <text:p text:style-name="P4">
Authors: liveuamap (Language: en)</text:p>
      <text:p text:style-name="P4">
Time: 2023-05-22T10:02:26</text:p>
      <text:p text:style-name="P4">
Location: Izium,Kharkiv Oblast (Latitude:49.19081 Longtitude:37.28017)</text:p>
      <text:p text:style-name="P4">
Videos: []</text:p>
      <text:p text:style-name="P4">
Images: []</text:p>
      <text:p text:style-name="P4">
Tags: ["Europe", "Central and Eastern Europe"]</text:p>
      <text:p text:style-name="P4">
ID: 22564626</text:p>
      <!--METADATA-->
      <text:p text:style-name="P4">
10 years old boy wounded as result of shelling in Izium town overnight</text:p>
      <text:p text:style-name="P4">
News Collection Link: <text:a xlink:type="simple" xlink:href="https://liveuamap.com/en/2023/22-may-10-years-old-boy-wounded-as-result-of-shelling-in" text:style-name="Internet_20_link" text:visited-style-name="Visited_20_Internet_20_Link">
https://liveuamap.com/en/2023/22-may-10-years-old-boy-wounded-as-result-of-shelling-in</text:a>
</text:p>
      <text:p text:style-name="P4">
Source: <text:a xlink:type="simple" xlink:href="https://t.me/suspilnekharkiv/25097" text:style-name="Internet_20_link" text:visited-style-name="Visited_20_Internet_20_Link">
https://t.me/suspilnekharkiv/25097</text:a>
</text:p>
      <!--NEWS-->
      <text:h text:style-name="P10" text:outline-level="1">
<text:span text:style-name="T4">
Dnipro, Dnipropetrovska Oblast(16:30). Red Alert: aerial threat. Sirens sounding. Take cover ...</text:span>
</text:h>
      <text:p text:style-name="P4">
Authors: liveuamap (Language: en)</text:p>
      <text:p text:style-name="P4">
Time: 2023-05-22T10:31:00</text:p>
      <text:p text:style-name="P4">
Location: Dnipro (Latitude:48.45916 Longtitude:35.03908)</text:p>
      <text:p text:style-name="P4">
Videos: []</text:p>
      <text:p text:style-name="P4">
Images: []</text:p>
      <text:p text:style-name="P4">
Tags: ["Europe", "Central and Eastern Europe"]</text:p>
      <text:p text:style-name="P4">
ID: 22564630</text:p>
      <!--METADATA-->
      <text:p text:style-name="P4">
Dnipro, Dnipropetrovska Oblast(16:30). Red Alert: aerial threat. Sirenssounding. Take cover now!</text:p>
      <text:p text:style-name="P4">
News Collection Link: <text:a xlink:type="simple" xlink:href="https://liveuamap.com/en/2023/22-may-dnipro-dnipropetrovska-oblast1630-red-g" text:style-name="Internet_20_link" text:visited-style-name="Visited_20_Internet_20_Link">
https://liveuamap.com/en/2023/22-may-dnipro-dnipropetrovska-oblast1630-red-g</text:a>
</text:p>
      <text:p text:style-name="P4">
Source: <text:a xlink:type="simple" xlink:href="https://t.me/suspilnednipro/15764" text:style-name="Internet_20_link" text:visited-style-name="Visited_20_Internet_20_Link">
https://t.me/suspilnednipro/15764</text:a>
</text:p>
      <!--NEWS-->
      <text:h text:style-name="P10" text:outline-level="1">
<text:span text:style-name="T4">
Kirovohradska Oblast, Sumska Oblast, Kharkiv, Kharkivska Oblast, Zaporizka Oblast, Donetsk Ob...</text:span>
</text:h>
      <text:p text:style-name="P4">
Authors: liveuamap (Language: en)</text:p>
      <text:p text:style-name="P4">
Time: 2023-05-22T10:32:00</text:p>
      <text:p text:style-name="P4">
Location: Kirovohradska Oblast (Latitude:48.50012 Longtitude:31.99947)</text:p>
      <text:p text:style-name="P4">
Videos: []</text:p>
      <text:p text:style-name="P4">
Images: []</text:p>
      <text:p text:style-name="P4">
Tags: ["Europe", "Central and Eastern Europe"]</text:p>
      <text:p text:style-name="P4">
ID: 22564631</text:p>
      <!--METADATA-->
      <text:p text:style-name="P4">
Kirovohradska Oblast, Sumska Oblast, Kharkiv, Kharkivska Oblast, ZaporizkaOblast, Donetsk Oblast(16:31). Red Alert: aerial threat. Sirens sounding. Takecover now!</text:p>
      <text:p text:style-name="P4">
News Collection Link: <text:a xlink:type="simple" xlink:href="https://liveuamap.com/en/2023/22-may-kirovohradska-oblast-sumska-oblast-khag" text:style-name="Internet_20_link" text:visited-style-name="Visited_20_Internet_20_Link">
https://liveuamap.com/en/2023/22-may-kirovohradska-oblast-sumska-oblast-khag</text:a>
</text:p>
      <text:p text:style-name="P4">
Source: <text:a xlink:type="simple" xlink:href="https://t.me/air_alert_ua/46273" text:style-name="Internet_20_link" text:visited-style-name="Visited_20_Internet_20_Link">
https://t.me/air_alert_ua/46273</text:a>
</text:p>
      <!--NEWS-->
      <text:h text:style-name="P10" text:outline-level="1">
<text:span text:style-name="T4">
Drone was shot down in Belgorod district</text:span>
</text:h>
      <text:p text:style-name="P4">
Authors: liveuamap (Language: en)</text:p>
      <text:p text:style-name="P4">
Time: 2023-05-22T10:33:52</text:p>
      <text:p text:style-name="P4">
Location: Belgorod, Belgorodskaya oblast' (Latitude:50.59501 Longtitude:36.61623)</text:p>
      <text:p text:style-name="P4">
Videos: []</text:p>
      <text:p text:style-name="P4">
Images: []</text:p>
      <text:p text:style-name="P4">
Tags: ["Central and Eastern Europe", "Russia"]</text:p>
      <text:p text:style-name="P4">
ID: 22564633</text:p>
      <!--METADATA-->
      <text:p text:style-name="P4">
Drone was shot down in Belgorod district</text:p>
      <text:p text:style-name="P4">
News Collection Link: <text:a xlink:type="simple" xlink:href="https://liveuamap.com/en/2023/22-may-drone-was-shot-down-in-belgorod-district" text:style-name="Internet_20_link" text:visited-style-name="Visited_20_Internet_20_Link">
https://liveuamap.com/en/2023/22-may-drone-was-shot-down-in-belgorod-district</text:a>
</text:p>
      <text:p text:style-name="P4">
Source: <text:a xlink:type="simple" xlink:href="https://t.me/rusbrief/119267" text:style-name="Internet_20_link" text:visited-style-name="Visited_20_Internet_20_Link">
https://t.me/rusbrief/119267</text:a>
</text:p>
      <!--NEWS-->
      <text:h text:style-name="P10" text:outline-level="1">
<text:span text:style-name="T4">
Chernihivska Oblast, Cherkaska Oblast(16:42). Red Alert: aerial threat. Sirens sounding. Take...</text:span>
</text:h>
      <text:p text:style-name="P4">
Authors: liveuamap (Language: en)</text:p>
      <text:p text:style-name="P4">
Time: 2023-05-22T10:43:00</text:p>
      <text:p text:style-name="P4">
Location: Chernihivska Oblast (Latitude:51.33333000 Longtitude:32.00000000)</text:p>
      <text:p text:style-name="P4">
Videos: []</text:p>
      <text:p text:style-name="P4">
Images: []</text:p>
      <text:p text:style-name="P4">
Tags: ["Europe", "Central and Eastern Europe"]</text:p>
      <text:p text:style-name="P4">
ID: 22564634</text:p>
      <!--METADATA-->
      <text:p text:style-name="P4">
Chernihivska Oblast, Cherkaska Oblast(16:42). Red Alert: aerial threat. Sirenssounding. Take cover now!</text:p>
      <text:p text:style-name="P4">
News Collection Link: <text:a xlink:type="simple" xlink:href="https://liveuamap.com/en/2023/22-may-chernihivska-oblast-cherkaska-oblast16g" text:style-name="Internet_20_link" text:visited-style-name="Visited_20_Internet_20_Link">
https://liveuamap.com/en/2023/22-may-chernihivska-oblast-cherkaska-oblast16g</text:a>
</text:p>
      <text:p text:style-name="P4">
Source: <text:a xlink:type="simple" xlink:href="https://t.me/air_alert_ua/46275" text:style-name="Internet_20_link" text:visited-style-name="Visited_20_Internet_20_Link">
https://t.me/air_alert_ua/46275</text:a>
</text:p>
      <!--NEWS-->
      <text:h text:style-name="P10" text:outline-level="1">
<text:span text:style-name="T4">
Fighting sounds were reported at Mokraya Orlovka village of Belgorod region</text:span>
</text:h>
      <text:p text:style-name="P4">
Authors: liveuamap (Language: en)</text:p>
      <text:p text:style-name="P4">
Time: 2023-05-22T11:01:55</text:p>
      <text:p text:style-name="P4">
Location: Grayvoron, Belgorod (Latitude:50.5191 Longtitude:35.52)</text:p>
      <text:p text:style-name="P4">
Videos: []</text:p>
      <text:p text:style-name="P4">
Images: []</text:p>
      <text:p text:style-name="P4">
Tags: ["Russia", "Central and Eastern Europe"]</text:p>
      <text:p text:style-name="P4">
ID: 22564635</text:p>
      <!--METADATA-->
      <text:p text:style-name="P4">
Fighting sounds were reported at Mokraya Orlovka village of Belgorod region</text:p>
      <text:p text:style-name="P4">
News Collection Link: <text:a xlink:type="simple" xlink:href="https://liveuamap.com/en/2023/22-may-fighting-sounds-were-reported-at-mokraya-orlovka-village" text:style-name="Internet_20_link" text:visited-style-name="Visited_20_Internet_20_Link">
https://liveuamap.com/en/2023/22-may-fighting-sounds-were-reported-at-mokraya-orlovka-village</text:a>
</text:p>
      <text:p text:style-name="P4">
Source: <text:a xlink:type="simple" xlink:href="https://t.me/breakingmash/44227" text:style-name="Internet_20_link" text:visited-style-name="Visited_20_Internet_20_Link">
https://t.me/breakingmash/44227</text:a>
</text:p>
      <!--NEWS-->
      <text:h text:style-name="P10" text:outline-level="1">
<text:span text:style-name="T4">
Governor of Belgorod region Gladkov declared "counter-terrorism operation regime" in the region</text:span>
</text:h>
      <text:p text:style-name="P4">
Authors: liveuamap (Language: en)</text:p>
      <text:p text:style-name="P4">
Time: 2023-05-22T11:10:32</text:p>
      <text:p text:style-name="P4">
Location: Belgorod, Belgorodskaya oblast' (Latitude:50.58662 Longtitude:36.58344)</text:p>
      <text:p text:style-name="P4">
Videos: []</text:p>
      <text:p text:style-name="P4">
Images: []</text:p>
      <text:p text:style-name="P4">
Tags: ["Russia", "Central and Eastern Europe"]</text:p>
      <text:p text:style-name="P4">
ID: 22564636</text:p>
      <!--METADATA-->
      <text:p text:style-name="P4">
Governor of Belgorod region Gladkov declared "counter-terrorism operationregime" in the region</text:p>
      <text:p text:style-name="P4">
News Collection Link: <text:a xlink:type="simple" xlink:href="https://liveuamap.com/en/2023/22-may-governor-of-belgorod-region-gladkov-declared-counterterrorism" text:style-name="Internet_20_link" text:visited-style-name="Visited_20_Internet_20_Link">
https://liveuamap.com/en/2023/22-may-governor-of-belgorod-region-gladkov-declared-counterterrorism</text:a>
</text:p>
      <text:p text:style-name="P4">
Source: <text:a xlink:type="simple" xlink:href="https://t.me/vestifmplus/44062" text:style-name="Internet_20_link" text:visited-style-name="Visited_20_Internet_20_Link">
https://t.me/vestifmplus/44062</text:a>
</text:p>
      <!--NEWS-->
      <text:h text:style-name="P10" text:outline-level="1">
<text:span text:style-name="T4">
Residential house destroyed as result of shelling in Solovyovka village of Briansk region</text:span>
</text:h>
      <text:p text:style-name="P4">
Authors: liveuamap (Language: en)</text:p>
      <text:p text:style-name="P4">
Time: 2023-05-22T11:31:39</text:p>
      <text:p text:style-name="P4">
Location: Klimove (Latitude:52.19498 Longtitude:32.18299)</text:p>
      <text:p text:style-name="P4">
Videos: []</text:p>
      <text:p text:style-name="P4">
Images: []</text:p>
      <text:p text:style-name="P4">
Tags: ["Russia", "Central and Eastern Europe"]</text:p>
      <text:p text:style-name="P4">
ID: 22564638</text:p>
      <!--METADATA-->
      <text:p text:style-name="P4">
Residential house destroyed as result of shelling in Solovyovka village ofBriansk region</text:p>
      <text:p text:style-name="P4">
News Collection Link: <text:a xlink:type="simple" xlink:href="https://liveuamap.com/en/2023/22-may-residential-house-destroyed-as-result-of-shelling" text:style-name="Internet_20_link" text:visited-style-name="Visited_20_Internet_20_Link">
https://liveuamap.com/en/2023/22-may-residential-house-destroyed-as-result-of-shelling</text:a>
</text:p>
      <text:p text:style-name="P4">
Source: <text:a xlink:type="simple" xlink:href="https://t.me/bbbreaking/156057" text:style-name="Internet_20_link" text:visited-style-name="Visited_20_Internet_20_Link">
https://t.me/bbbreaking/156057</text:a>
</text:p>
      <!--NEWS-->
      <text:h text:style-name="P10" text:outline-level="1">
<text:span text:style-name="T4">
Сlashes continue in Glotovo and Kozinka village of Grayvoron district of Belgorod region</text:span>
</text:h>
      <text:p text:style-name="P4">
Authors: liveuamap (Language: en)</text:p>
      <text:p text:style-name="P4">
Time: 2023-05-22T11:32:43</text:p>
      <text:p text:style-name="P4">
Location: Belgorod, Belgorodskaya oblast' (Latitude:50.45576 Longtitude:35.58969)</text:p>
      <text:p text:style-name="P4">
Videos: []</text:p>
      <text:p text:style-name="P4">
Images: []</text:p>
      <text:p text:style-name="P4">
Tags: ["Russia", "Central and Eastern Europe"]</text:p>
      <text:p text:style-name="P4">
ID: 22564639</text:p>
      <!--METADATA-->
      <text:p text:style-name="P4">
Сlashes continue in Glotovo and Kozinka village of Grayvoron district ofBelgorod region</text:p>
      <text:p text:style-name="P4">
News Collection Link: <text:a xlink:type="simple" xlink:href="https://liveuamap.com/en/2023/22-may-lashes-continue-in-glotovo-and-kozinka-village-of" text:style-name="Internet_20_link" text:visited-style-name="Visited_20_Internet_20_Link">
https://liveuamap.com/en/2023/22-may-lashes-continue-in-glotovo-and-kozinka-village-of</text:a>
</text:p>
      <text:p text:style-name="P4">
Source: <text:a xlink:type="simple" xlink:href="https://t.me/bazabazon/17860" text:style-name="Internet_20_link" text:visited-style-name="Visited_20_Internet_20_Link">
https://t.me/bazabazon/17860</text:a>
</text:p>
      <!--NEWS-->
      <text:h text:style-name="P10" text:outline-level="1">
<text:span text:style-name="T4">
Sumska Oblast, Kharkiv, Kharkivska Oblast(17:55). Red Alert: aerial threat. Sirens sounding. ...</text:span>
</text:h>
      <text:p text:style-name="P4">
Authors: liveuamap (Language: en)</text:p>
      <text:p text:style-name="P4">
Time: 2023-05-22T11:55:00</text:p>
      <text:p text:style-name="P4">
Location: Sumska Oblast (Latitude:51.00111 Longtitude:33.99974)</text:p>
      <text:p text:style-name="P4">
Videos: []</text:p>
      <text:p text:style-name="P4">
Images: []</text:p>
      <text:p text:style-name="P4">
Tags: ["Europe", "Central and Eastern Europe"]</text:p>
      <text:p text:style-name="P4">
ID: 22564640</text:p>
      <!--METADATA-->
      <text:p text:style-name="P4">
Sumska Oblast, Kharkiv, Kharkivska Oblast(17:55). Red Alert: aerial threat.Sirens sounding. Take cover now!</text:p>
      <text:p text:style-name="P4">
News Collection Link: <text:a xlink:type="simple" xlink:href="https://liveuamap.com/en/2023/22-may-sumska-oblast-kharkiv-kharkivska-oblasg-3416" text:style-name="Internet_20_link" text:visited-style-name="Visited_20_Internet_20_Link">
https://liveuamap.com/en/2023/22-may-sumska-oblast-kharkiv-kharkivska-oblasg-3416</text:a>
</text:p>
      <text:p text:style-name="P4">
Source: <text:a xlink:type="simple" xlink:href="https://t.me/air_alert_ua/46286" text:style-name="Internet_20_link" text:visited-style-name="Visited_20_Internet_20_Link">
https://t.me/air_alert_ua/46286</text:a>
</text:p>
      <!--NEWS-->
      <text:h text:style-name="P10" text:outline-level="1">
<text:span text:style-name="T4">
Donetsk Oblast(19:03). Red Alert: aerial threat. Sirens sounding. Take cover now!</text:span>
</text:h>
      <text:p text:style-name="P4">
Authors: liveuamap (Language: en)</text:p>
      <text:p text:style-name="P4">
Time: 2023-05-22T13:04:00</text:p>
      <text:p text:style-name="P4">
Location: Donetsk Oblast (Latitude:48.72626 Longtitude:37.57706)</text:p>
      <text:p text:style-name="P4">
Videos: []</text:p>
      <text:p text:style-name="P4">
Images: []</text:p>
      <text:p text:style-name="P4">
Tags: ["Europe", "Central and Eastern Europe"]</text:p>
      <text:p text:style-name="P4">
ID: 22564641</text:p>
      <!--METADATA-->
      <text:p text:style-name="P4">
Donetsk Oblast(19:03). Red Alert: aerial threat. Sirens sounding. Take covernow!</text:p>
      <text:p text:style-name="P4">
News Collection Link: <text:a xlink:type="simple" xlink:href="https://liveuamap.com/en/2023/22-may-donetsk-oblast1903-red-alert-aerial-thg" text:style-name="Internet_20_link" text:visited-style-name="Visited_20_Internet_20_Link">
https://liveuamap.com/en/2023/22-may-donetsk-oblast1903-red-alert-aerial-thg</text:a>
</text:p>
      <text:p text:style-name="P4">
Source: <text:a xlink:type="simple" xlink:href="https://t.me/air_alert_ua/46291" text:style-name="Internet_20_link" text:visited-style-name="Visited_20_Internet_20_Link">
https://t.me/air_alert_ua/46291</text:a>
</text:p>
      <!--NEWS-->
      <text:h text:style-name="P10" text:outline-level="1">
<text:span text:style-name="T4">
Театр імені Лесі Українки поїде з гастролями до Ірландії</text:span>
</text:h>
      <text:p text:style-name="P4">
Authors: Ukrinform (Person)</text:p>
      <text:p text:style-name="P4">
Publisher: Укринформ (Organization)</text:p>
      <text:p text:style-name="P4">
Published Time: 2023-05-22T13:25:31+03:00</text:p>
      <text:p text:style-name="P4">
Modified Time: 2023-05-22T13:25:31+03:00</text:p>
      <text:p text:style-name="P4">
Description: Національний академічний драмтеатр ім. Лесі Українки з 20 по 24 червня перебуватиме з гастролями в Національному театрі Ірландії (Abbey Theatre), де презентуватиме виставу «Переклади» Браяна Фріла. — Укрінформ.</text:p>
      <text:p text:style-name="P4">
Images: ['<text:a xlink:type="simple" xlink:href="https://static.ukrinform.com/photos/2019_10/thumb_files/630_360_1570781252-271.jpg" text:style-name="Internet_20_link" text:visited-style-name="Visited_20_Internet_20_Link">
630_360_15707...</text:a>
']</text:p>
      <text:p text:style-name="P4">
Tags: ['Ірландія', 'Театр', 'Гастролі']</text:p>
      <text:p text:style-name="P4">
Type: Article</text:p>
      <!--METADATA-->
      <text:p text:style-name="P4">
<draw:frame draw:style-name="fr1" draw:name="Image87" text:anchor-type="as-char" svg:width="6.9236in" svg:height="3.956343in" draw:z-index="0">
<draw:image xlink:href="../Images/yкринформ/2023-05-22T13-25-31-03-00/630_360_1570781252-271.jpg" xlink:type="simple" xlink:show="embed" xlink:actuate="onLoad" draw:mime-type="image/jpeg"/>
</draw:frame>
Національний академічний драмтеатр ім. Лесі Українки з 20 по 24 червняперебуватиме з гастролями в Національному театрі Ірландії (Abbey Theatre), депрезентуватиме виставу «Переклади» Браяна Фріла.</text:p>
      <text:p text:style-name="P4">
Про це повідомляє <text:a xlink:type="simple" xlink:href="http://mkip.gov.ua/news/9189.html" text:style-name="Internet_20_link" text:visited-style-name="Visited_20_Internet_20_Link">
 </text:a>
 Міністерства культурита інформаційної політики, передає Укрінформ.</text:p>
      <text:p text:style-name="P4">
«У цій постановці, яка виконується українською мовою з англійськимисубтитрами, можна спостерігати захоплюючу наполегливість народу, якийнамагається зберегти свою культуру навіть у найважчих обставинах», - йдеться вповідомленні.</text:p>
      <text:p text:style-name="P4">
Водночас режисер-постановник вистави Кирило Кашліков зауважив, що вистава«Переклади» є історією про людей, які живуть в епоху глобальних змін. У межахпостановки глядачі побачать, як ці зміни впливають на долю кожної людини та нажиття суспільства. У п'єсі порушуються теми вибору, честі й гідності, кохання.</text:p>
      <text:p text:style-name="P4">
Як зауважують у відомстві, квитки на виставу коштуватимуть від €13 до €45.Також для людей, переміщених через війну, квитки доступні за €5.</text:p>
      <text:p text:style-name="P4">
<text:span text:style-name="T4">
Читайте також:</text:span>
 <text:a xlink:type="simple" xlink:href="https://www.ukrinform.ua/rubric-culture/3712546-lvivska-opera-predstavila-novu-interpretaciu-zaporozca-za-dunaem.html" text:style-name="Internet_20_link" text:visited-style-name="Visited_20_Internet_20_Link">
 <text:span text:style-name="T4">
опера</text:span>
 </text:a>
</text:p>
      <text:p text:style-name="P4">
Як повідомляв Укрінформ, Національний театр імені Марії Заньковецької <text:a xlink:type="simple" xlink:href="https://www.ukrinform.ua/rubric-culture/3710512-artisti-teatru-zankoveckoi-na-gastrolah-u-britanii-zibrali-grosi-dla-vijskovih-medikiv.html" text:style-name="Internet_20_link" text:visited-style-name="Visited_20_Internet_20_Link">
</text:a>
 ВеликоїБританії та Ірландії. Зібрані під час гастролей кошти будуть переданівійськовим медикам з Львівської області для придбання "швидкої".</text:p>
      <text:p text:style-name="P4">
Source: <text:a xlink:type="simple" xlink:href="https://www.ukrinform.ua/rubric-culture/3712558-teatr-imeni-lesi-ukrainki-poide-z-gastrolami-do-irlandii.html" text:style-name="Internet_20_link" text:visited-style-name="Visited_20_Internet_20_Link">
https://www.ukrinform.ua/rubric-culture/3712558-teatr-imeni-lesi-ukrainki-poide-z-gastrolami-do-irlandii.html</text:a>
</text:p>
      <!--NEWS-->
      <text:h text:style-name="P10" text:outline-level="1">
<text:span text:style-name="T4">
Russian army shelled Marhanets and Chervonohryhorivka communities of Nikopol district of Dnip...</text:span>
</text:h>
      <text:p text:style-name="P4">
Authors: liveuamap (Language: en)</text:p>
      <text:p text:style-name="P4">
Time: 2023-05-22T13:31:00</text:p>
      <text:p text:style-name="P4">
Location: Zaporizhia (Latitude:47.62329 Longtitude:34.53526)</text:p>
      <text:p text:style-name="P4">
Videos: []</text:p>
      <text:p text:style-name="P4">
Images: []</text:p>
      <text:p text:style-name="P4">
Tags: ["Europe", "Central and Eastern Europe"]</text:p>
      <text:p text:style-name="P4">
ID: 22564648</text:p>
      <!--METADATA-->
      <text:p text:style-name="P4">
Russian army shelled Marhanets and Chervonohryhorivka communities of Nikopoldistrict of Dnipropetrovsk region</text:p>
      <text:p text:style-name="P4">
News Collection Link: <text:a xlink:type="simple" xlink:href="https://liveuamap.com/en/2023/22-may-russian-army-shelled-marhanets-and-chervonohryhorivka" text:style-name="Internet_20_link" text:visited-style-name="Visited_20_Internet_20_Link">
https://liveuamap.com/en/2023/22-may-russian-army-shelled-marhanets-and-chervonohryhorivka</text:a>
</text:p>
      <text:p text:style-name="P4">
Source: <text:a xlink:type="simple" xlink:href="https://t.me/dneproperatyv/63450" text:style-name="Internet_20_link" text:visited-style-name="Visited_20_Internet_20_Link">
https://t.me/dneproperatyv/63450</text:a>
</text:p>
      <!--NEWS-->
      <text:h text:style-name="P10" text:outline-level="1">
<text:span text:style-name="T4">
Zaporizka Oblast(19:42). Red Alert: aerial threat. Sirens sounding. Take cover now!</text:span>
</text:h>
      <text:p text:style-name="P4">
Authors: liveuamap (Language: en)</text:p>
      <text:p text:style-name="P4">
Time: 2023-05-22T13:43:00</text:p>
      <text:p text:style-name="P4">
Location: Zaporizka Oblast (Latitude:47.610811 Longtitude:35.766491)</text:p>
      <text:p text:style-name="P4">
Videos: []</text:p>
      <text:p text:style-name="P4">
Images: []</text:p>
      <text:p text:style-name="P4">
Tags: ["Europe", "Central and Eastern Europe"]</text:p>
      <text:p text:style-name="P4">
ID: 22564645</text:p>
      <!--METADATA-->
      <text:p text:style-name="P4">
Zaporizka Oblast(19:42). Red Alert: aerial threat. Sirens sounding. Take covernow!</text:p>
      <text:p text:style-name="P4">
News Collection Link: <text:a xlink:type="simple" xlink:href="https://liveuamap.com/en/2023/22-may-zaporizka-oblast1942-red-alert-aerial-g" text:style-name="Internet_20_link" text:visited-style-name="Visited_20_Internet_20_Link">
https://liveuamap.com/en/2023/22-may-zaporizka-oblast1942-red-alert-aerial-g</text:a>
</text:p>
      <text:p text:style-name="P4">
Source: <text:a xlink:type="simple" xlink:href="https://t.me/air_alert_ua/46294" text:style-name="Internet_20_link" text:visited-style-name="Visited_20_Internet_20_Link">
https://t.me/air_alert_ua/46294</text:a>
</text:p>
      <!--NEWS-->
      <text:h text:style-name="P10" text:outline-level="1">
<text:span text:style-name="T4">
Kherson, Khersonska Oblast(19:52). Red Alert: aerial threat. Sirens sounding. Take cover now!</text:span>
</text:h>
      <text:p text:style-name="P4">
Authors: liveuamap (Language: en)</text:p>
      <text:p text:style-name="P4">
Time: 2023-05-22T13:52:00</text:p>
      <text:p text:style-name="P4">
Location: Kherson (Latitude:46.65633 Longtitude:32.61688)</text:p>
      <text:p text:style-name="P4">
Videos: []</text:p>
      <text:p text:style-name="P4">
Images: []</text:p>
      <text:p text:style-name="P4">
Tags: ["Europe", "Central and Eastern Europe"]</text:p>
      <text:p text:style-name="P4">
ID: 22564646</text:p>
      <!--METADATA-->
      <text:p text:style-name="P4">
Kherson, Khersonska Oblast(19:52). Red Alert: aerial threat. Sirens sounding.Take cover now!</text:p>
      <text:p text:style-name="P4">
News Collection Link: <text:a xlink:type="simple" xlink:href="https://liveuamap.com/en/2023/22-may-kherson-khersonska-oblast1952-red-alerg" text:style-name="Internet_20_link" text:visited-style-name="Visited_20_Internet_20_Link">
https://liveuamap.com/en/2023/22-may-kherson-khersonska-oblast1952-red-alerg</text:a>
</text:p>
      <text:p text:style-name="P4">
Source: <text:a xlink:type="simple" xlink:href="https://t.me/air_alert_ua/46295" text:style-name="Internet_20_link" text:visited-style-name="Visited_20_Internet_20_Link">
https://t.me/air_alert_ua/46295</text:a>
</text:p>
      <!--NEWS-->
      <text:h text:style-name="P10" text:outline-level="1">
<text:span text:style-name="T4">
Kharkiv, Kharkivska Oblast(20:40). Red Alert: aerial threat. Sirens sounding. Take cover now!</text:span>
</text:h>
      <text:p text:style-name="P4">
Authors: liveuamap (Language: en)</text:p>
      <text:p text:style-name="P4">
Time: 2023-05-22T14:41:00</text:p>
      <text:p text:style-name="P4">
Location: Kharkiv (Latitude:49.98081000 Longtitude:36.25272000)</text:p>
      <text:p text:style-name="P4">
Videos: []</text:p>
      <text:p text:style-name="P4">
Images: []</text:p>
      <text:p text:style-name="P4">
Tags: ["Europe", "Central and Eastern Europe"]</text:p>
      <text:p text:style-name="P4">
ID: 22564669</text:p>
      <!--METADATA-->
      <text:p text:style-name="P4">
Kharkiv, Kharkivska Oblast(20:40). Red Alert: aerial threat. Sirens sounding.Take cover now!</text:p>
      <text:p text:style-name="P4">
News Collection Link: <text:a xlink:type="simple" xlink:href="https://liveuamap.com/en/2023/22-may-kharkiv-kharkivska-oblast2040-red-alerg" text:style-name="Internet_20_link" text:visited-style-name="Visited_20_Internet_20_Link">
https://liveuamap.com/en/2023/22-may-kharkiv-kharkivska-oblast2040-red-alerg</text:a>
</text:p>
      <text:p text:style-name="P4">
Source: <text:a xlink:type="simple" xlink:href="https://t.me/air_alert_ua/46298" text:style-name="Internet_20_link" text:visited-style-name="Visited_20_Internet_20_Link">
https://t.me/air_alert_ua/46298</text:a>
</text:p>
      <!--NEWS-->
      <text:h text:style-name="P10" text:outline-level="1">
<text:span text:style-name="T4">
На Донеччині українські захисники збили ворожий Мі-24 із ПЗРК «Ігла»</text:span>
</text:h>
      <text:p text:style-name="P4">
Authors: Ukrinform (Person)</text:p>
      <text:p text:style-name="P4">
Publisher: Укринформ (Organization)</text:p>
      <text:p text:style-name="P4">
Published Time: 2023-05-22T15:13:00+03:00</text:p>
      <text:p text:style-name="P4">
Modified Time: 2023-05-22T15:13:00+03:00</text:p>
      <text:p text:style-name="P4">
Description: У Донецькій області український військовий пострілом із ПЗРК "Ігла" знищив російський гвинтокрил Мі-24. — Укрінформ.</text:p>
      <text:p text:style-name="P4">
Images: ['<text:a xlink:type="simple" xlink:href="https://static.ukrinform.com/photos/2023_05/thumb_files/630_360_1684757604-605.jpg" text:style-name="Internet_20_link" text:visited-style-name="Visited_20_Internet_20_Link">
630_360_16847...</text:a>
']</text:p>
      <text:p text:style-name="P4">
Tags: ['Донеччина', 'Вертоліт', 'Війна з Росією']</text:p>
      <text:p text:style-name="P4">
Type: Article</text:p>
      <!--METADATA-->
      <text:p text:style-name="P4">
<draw:frame draw:style-name="fr1" draw:name="Image88" text:anchor-type="as-char" svg:width="6.9236in" svg:height="3.956343in" draw:z-index="0">
<draw:image xlink:href="../Images/yкринформ/2023-05-22T15-13-00-03-00/630_360_1684757604-605.jpg" xlink:type="simple" xlink:show="embed" xlink:actuate="onLoad" draw:mime-type="image/jpeg"/>
</draw:frame>
 УДонецькій області український військовий пострілом із ПЗРК "Ігла" знищивросійський гвинтокрил Мі-24.</text:p>
      <text:p text:style-name="P4">
Як передає Укрінформ, про це 24-та окрема механізована бригада імені короляДанила повідомляє у <text:a xlink:type="simple" xlink:href="https://www.facebook.com/24th.brigade/posts/pfbid02r9DAeSrEMyyopP6NbdunMjBzygUNeT8kZ7fjHYTbCFf7MnXbDeG3UipyKqpz2zQ5l" text:style-name="Internet_20_link" text:visited-style-name="Visited_20_Internet_20_Link">
</text:a>
.</text:p>
      <text:p text:style-name="P4">
“Сьогодні силами та засобами королівської бригади був ліквідований ворожийударний вертоліт Мі-24. "Крокодил" противника намагався здійснити вогневеураження селища Нью-Йорк, що на Донеччині, коли влучним пострілом з ПЗРК"Ігла" був зупинений стрільцем-зенітником зенітного ракетно-артилерійськогодивізіону 24 ОМБр імені короля Данила, - ідеться в повідомленні.</text:p>
      <text:p text:style-name="P4">
Ворожий гелікоптер після влучання впав на території, підконтрольній ворогу,поблизу тимчасово захопленої Горлівки.</text:p>
      <text:p text:style-name="P4">
<text:span text:style-name="T4">
Читайте також:</text:span>
 <text:a xlink:type="simple" xlink:href="https://www.ukrinform.ua/rubric-ato/3711624-ignat-pro-zbitta-rosijskogo-litaka-sistemou-patriot-mi-pro-ce-ne-ogolosuvali.html" text:style-name="Internet_20_link" text:visited-style-name="Visited_20_Internet_20_Link">
 </text:a>
</text:p>
      <text:p text:style-name="P4">
Як повідомляв Укрінформ, у <text:a xlink:type="simple" xlink:href="https://www.ukrinform.ua/tag-doneccina" text:style-name="Internet_20_link" text:visited-style-name="Visited_20_Internet_20_Link">
 </text:a>
артилеристи знищили колону російської військової техніки, яка налічувалаблизько 10 одиниць.</text:p>
      <text:p text:style-name="P4">
Source: <text:a xlink:type="simple" xlink:href="https://www.ukrinform.ua/rubric-ato/3712616-na-doneccini-ukrainski-zahisniki-zbili-vorozij-mi24-iz-pzrk-igla.html" text:style-name="Internet_20_link" text:visited-style-name="Visited_20_Internet_20_Link">
https://www.ukrinform.ua/rubric-ato/3712616-na-doneccini-ukrainski-zahisniki-zbili-vorozij-mi24-iz-pzrk-igla.html</text:a>
</text:p>
      <!--NEWS-->
      <text:h text:style-name="P10" text:outline-level="1">
<text:span text:style-name="T4">
Проблем із літньою формою для військових немає – Міноборони формує резерв на зиму</text:span>
</text:h>
      <text:p text:style-name="P4">
Authors: Ukrinform (Person)</text:p>
      <text:p text:style-name="P4">
Publisher: Укринформ (Organization)</text:p>
      <text:p text:style-name="P4">
Published Time: 2023-05-22T15:13:35+03:00</text:p>
      <text:p text:style-name="P4">
Modified Time: 2023-05-22T15:13:35+03:00</text:p>
      <text:p text:style-name="P4">
Description: Міністерство оборони здійснює всі необхідні заходи із забезпечення військовослужбовців літньою військовою формою, процес відбувається планово. — Укрінформ.</text:p>
      <text:p text:style-name="P4">
Images: ['<text:a xlink:type="simple" xlink:href="https://static.ukrinform.com/photos/2023_05/thumb_files/630_360_1684757420-514.jpg" text:style-name="Internet_20_link" text:visited-style-name="Visited_20_Internet_20_Link">
630_360_16847...</text:a>
']</text:p>
      <text:p text:style-name="P4">
Tags: ['Міноборони', 'ЗСУ', 'Військова форма']</text:p>
      <text:p text:style-name="P4">
Type: Article</text:p>
      <!--METADATA-->
      <text:p text:style-name="P4">
<draw:frame draw:style-name="fr1" draw:name="Image89" text:anchor-type="as-char" svg:width="6.9236in" svg:height="3.956343in" draw:z-index="0">
<draw:image xlink:href="../Images/yкринформ/2023-05-22T15-13-35-03-00/630_360_1684757420-514.jpg" xlink:type="simple" xlink:show="embed" xlink:actuate="onLoad" draw:mime-type="image/jpeg"/>
</draw:frame>
Міністерство оборони здійснює всі необхідні заходи із забезпеченнявійськовослужбовців літньою військовою формою, процес відбувається планово.</text:p>
      <text:p text:style-name="P4">
Про це повідомила заступниця міністра оборони Ганна Маляр у <text:a xlink:type="simple" xlink:href="https://t.me/annamaliar/780" text:style-name="Internet_20_link" text:visited-style-name="Visited_20_Internet_20_Link">
</text:a>
 , передає Укрінформ.</text:p>
      <text:p text:style-name="P4">
"Процес відбувається планово, відповідно до норм забезпечення речовим майном <text:a xlink:type="simple" xlink:href="https://www.ukrinform.ua/tag-vijskovi" text:style-name="Internet_20_link" text:visited-style-name="Visited_20_Internet_20_Link">
</text:a>
 ЗСУ. Для всіх предметів речовогомайна встановлено строки їх експлуатації з урахуванням умов ведення бойовихдій", - написала посадовець.</text:p>
      <text:p text:style-name="P4">
За її словами, зараз поставки літньої форми одягу надходять до прийомок уплановому порядку й належними темпами.</text:p>
      <text:p text:style-name="P4">
<text:span text:style-name="T4">
Читайте також:</text:span>
 <text:a xlink:type="simple" xlink:href="https://www.ukrinform.ua/rubric-society/3708558-zmini-pravil-oboronnih-zakupivel-zabezpecuut-dodatkovu-prozorist-minekonomiki.html" text:style-name="Internet_20_link" text:visited-style-name="Visited_20_Internet_20_Link">
 </text:a>
</text:p>
      <text:p text:style-name="P4">
Заступниця міністра запевнила, що закупленої у 2023 році форми і залишків відпопередніх періодів достатньо для забезпечення необхідної кількостівійськовослужбовців та створення резервів.</text:p>
      <text:p text:style-name="P4">
"Міноборони уже укладає нові контракти на закупівлю речового майна зимовоїноменклатури", - додала Маляр.</text:p>
      <text:p text:style-name="P4">
Як повідомляв Укрінформ, нові зразки жіночої літньої польової форми проходятьпроцес тестування.</text:p>
      <text:p text:style-name="P4">
Source: <text:a xlink:type="simple" xlink:href="https://www.ukrinform.ua/rubric-ato/3712615-problem-iz-litnou-formou-dla-vijskovih-nemae-minoboroni-formue-rezerv-na-zimu.html" text:style-name="Internet_20_link" text:visited-style-name="Visited_20_Internet_20_Link">
https://www.ukrinform.ua/rubric-ato/3712615-problem-iz-litnou-formou-dla-vijskovih-nemae-minoboroni-formue-rezerv-na-zimu.html</text:a>
</text:p>
      <!--NEWS-->
      <text:h text:style-name="P10" text:outline-level="1">
<text:span text:style-name="T4">
Скульптури малюків-засновників Києва одягли у костюми персонажів Конан Дойля</text:span>
</text:h>
      <text:p text:style-name="P4">
Authors: Ukrinform (Person)</text:p>
      <text:p text:style-name="P4">
Publisher: Укринформ (Organization)</text:p>
      <text:p text:style-name="P4">
Published Time: 2023-05-22T15:13:41+03:00</text:p>
      <text:p text:style-name="P4">
Modified Time: 2023-05-22T15:13:41+03:00</text:p>
      <text:p text:style-name="P4">
Description: У столиці на Поштовій площі скульптури малюків-засновників Києва - Кия, Щека, Хорива та їхньої сестри Либідь - одягнули у костюми персонажів англійського письменника, автора детективів Артура Конан Дойля. — Укрінформ.</text:p>
      <text:p text:style-name="P4">
Images: ['<text:a xlink:type="simple" xlink:href="https://static.ukrinform.com/photos/2023_05/thumb_files/630_360_1684757284-866.jpg" text:style-name="Internet_20_link" text:visited-style-name="Visited_20_Internet_20_Link">
630_360_16847...</text:a>
', '<text:a xlink:type="simple" xlink:href="https://static.ukrinform.com/photos/2023_05/1684757278-229.jpg" text:style-name="Internet_20_link" text:visited-style-name="Visited_20_Internet_20_Link">
1684757278-22...</text:a>
', '<text:a xlink:type="simple" xlink:href="https://static.ukrinform.com/photos/2023_05/1684757273-664.jpg" text:style-name="Internet_20_link" text:visited-style-name="Visited_20_Internet_20_Link">
1684757273-66...</text:a>
', '<text:a xlink:type="simple" xlink:href="https://static.ukrinform.com/photos/2023_05/1684757374-756.jpg" text:style-name="Internet_20_link" text:visited-style-name="Visited_20_Internet_20_Link">
1684757374-75...</text:a>
', '<text:a xlink:type="simple" xlink:href="https://static.ukrinform.com/photos/2023_05/1684757299-844.jpg" text:style-name="Internet_20_link" text:visited-style-name="Visited_20_Internet_20_Link">
1684757299-84...</text:a>
', '<text:a xlink:type="simple" xlink:href="https://static.ukrinform.com/photos/2023_05/1684757290-193.jpg" text:style-name="Internet_20_link" text:visited-style-name="Visited_20_Internet_20_Link">
1684757290-19...</text:a>
']</text:p>
      <text:p text:style-name="P4">
Tags: ['Скульптура', 'Київ', 'Шерлок Холмс']</text:p>
      <text:p text:style-name="P4">
Type: Article</text:p>
      <!--METADATA-->
      <text:p text:style-name="P4">
<draw:frame draw:style-name="fr1" draw:name="Image90" text:anchor-type="as-char" svg:width="6.9236in" svg:height="3.956343in" draw:z-index="0">
<draw:image xlink:href="../Images/yкринформ/2023-05-22T15-13-41-03-00/630_360_1684757284-866.jpg" xlink:type="simple" xlink:show="embed" xlink:actuate="onLoad" draw:mime-type="image/jpeg"/>
</draw:frame>
 У столиціна Поштовій площі скульптури малюків-засновників Києва - Кия, Щека, Хорива таїхньої сестри Либідь - одягнули у костюми персонажів англійського письменника,автора детективів Артура Конан Дойля.</text:p>
      <text:p text:style-name="P4">
Як передає Укрінформ, про це автор скульптурної композиції Володимир Журавельповідомив у <text:a xlink:type="simple" xlink:href="http://www.facebook.com/volodymyr.zhuravel/posts/pfbid02yvMh1ffDTTNAtuMEv9TuBjTFQR7qyAy8hkwwsiM6PRs7pSJdHkrwrMqw38qRSMeCl" text:style-name="Internet_20_link" text:visited-style-name="Visited_20_Internet_20_Link">
</text:a>
.</text:p>
      <text:p text:style-name="P4">
<draw:frame draw:style-name="fr1" draw:name="Image91" text:anchor-type="as-char" svg:width="6.9236in" svg:height="5.1927in" draw:z-index="0">
<draw:image xlink:href="../Images/yкринформ/2023-05-22T15-13-41-03-00/1684757278-229.jpg" xlink:type="simple" xlink:show="embed" xlink:actuate="onLoad" draw:mime-type="image/jpeg"/>
</draw:frame>
</text:p>
      <text:p text:style-name="P4">
“Шерлок Холмс, доктор Ватсон і інспектор Лестрейд прибули до Києва, щобзробити свій вклад для пришвидшення арешту воєнного злочинця, міжнародноготерориста “пу” і його зграї. Всіх з днем народження Артура Конан Дойля!”, -написав він.</text:p>
      <text:p text:style-name="P4">
<draw:frame draw:style-name="fr1" draw:name="Image92" text:anchor-type="as-char" svg:width="6.9236in" svg:height="9.231467in" draw:z-index="0">
<draw:image xlink:href="../Images/yкринформ/2023-05-22T15-13-41-03-00/1684757273-664.jpg" xlink:type="simple" xlink:show="embed" xlink:actuate="onLoad" draw:mime-type="image/jpeg"/>
</draw:frame>
</text:p>
      <text:p text:style-name="P4">
<draw:frame draw:style-name="fr1" draw:name="Image93" text:anchor-type="as-char" svg:width="6.9236in" svg:height="9.231467in" draw:z-index="0">
<draw:image xlink:href="../Images/yкринформ/2023-05-22T15-13-41-03-00/1684757374-756.jpg" xlink:type="simple" xlink:show="embed" xlink:actuate="onLoad" draw:mime-type="image/jpeg"/>
</draw:frame>
<draw:frame draw:style-name="fr1" draw:name="Image94" text:anchor-type="as-char" svg:width="6.9236in" svg:height="9.231467in" draw:z-index="0">
<draw:image xlink:href="../Images/yкринформ/2023-05-22T15-13-41-03-00/1684757299-844.jpg" xlink:type="simple" xlink:show="embed" xlink:actuate="onLoad" draw:mime-type="image/jpeg"/>
</draw:frame>
</text:p>
      <text:p text:style-name="P4">
Як додав Журавель, скульптуру Либідь одягли у костюм місіс Мері Морстен -дружини доктора Ватсона.</text:p>
      <text:p text:style-name="P4">
<draw:frame draw:style-name="fr1" draw:name="Image95" text:anchor-type="as-char" svg:width="6.9236in" svg:height="9.231467in" draw:z-index="0">
<draw:image xlink:href="../Images/yкринформ/2023-05-22T15-13-41-03-00/1684757290-193.jpg" xlink:type="simple" xlink:show="embed" xlink:actuate="onLoad" draw:mime-type="image/jpeg"/>
</draw:frame>
</text:p>
      <text:p text:style-name="P4">
Допомагала у створенні костюмів для малюків-засновників Києва дружина автораскульптур Катерина Журавель.</text:p>
      <text:p text:style-name="P4">
<text:span text:style-name="T4">
Читайте також:</text:span>
 <text:a xlink:type="simple" xlink:href="https://www.ukrinform.ua/rubric-kyiv/3521471-skulpturi-malukivzasnovnikiv-kieva-odagli-u-policejsku-formu.html" text:style-name="Internet_20_link" text:visited-style-name="Visited_20_Internet_20_Link">
 <text:span text:style-name="T4">
малюків</text:span>
 <text:span text:style-name="T4">
засновників</text:span>
</text:a>
</text:p>
      <text:p text:style-name="P4">
Як повідомляв Укрінформ, у квітні скульптури <text:a xlink:type="simple" xlink:href="https://www.ukrinform.ua/rubric-kyiv/3696638-skulpturi-malukivzasnovnikiv-kieva-perevdagli-do-velikodna.html" text:style-name="Internet_20_link" text:visited-style-name="Visited_20_Internet_20_Link">
</text:a>
до Великодня одягли у костюми захисника, янгола, козака, а також у вишиванку.</text:p>
      <text:p text:style-name="P4">
Source: <text:a xlink:type="simple" xlink:href="https://www.ukrinform.ua/rubric-kyiv/3712617-skulpturi-malukivzasnovnikiv-kieva-odagli-u-kostumi-personaziv-konan-dojla.html" text:style-name="Internet_20_link" text:visited-style-name="Visited_20_Internet_20_Link">
https://www.ukrinform.ua/rubric-kyiv/3712617-skulpturi-malukivzasnovnikiv-kieva-odagli-u-kostumi-personaziv-konan-dojla.html</text:a>
</text:p>
      <!--NEWS-->
      <text:h text:style-name="P10" text:outline-level="1">
<text:span text:style-name="T4">
У Запоріжжі за кошти місцевого бюджету планують відновити чотири багатоповерхівки</text:span>
</text:h>
      <text:p text:style-name="P4">
Authors: Ukrinform (Person)</text:p>
      <text:p text:style-name="P4">
Publisher: Укринформ (Organization)</text:p>
      <text:p text:style-name="P4">
Published Time: 2023-05-22T15:18:27+03:00</text:p>
      <text:p text:style-name="P4">
Modified Time: 2023-05-22T15:18:27+03:00</text:p>
      <text:p text:style-name="P4">
Description: У Запоріжжі внаслідок ворожих атак постраждало 11 будинків, з яких 4 будуть відновлювати за кошти місцевого бюджету. — Укрінформ.</text:p>
      <text:p text:style-name="P4">
Images: ['<text:a xlink:type="simple" xlink:href="https://static.ukrinform.com/photos/2023_03/thumb_files/630_360_1679486243-225.jpg" text:style-name="Internet_20_link" text:visited-style-name="Visited_20_Internet_20_Link">
630_360_16794...</text:a>
']</text:p>
      <text:p text:style-name="P4">
Tags: ['Будинок', 'Запоріжжя', 'Відбудова']</text:p>
      <text:p text:style-name="P4">
Type: Article</text:p>
      <!--METADATA-->
      <text:p text:style-name="P4">
<draw:frame draw:style-name="fr1" draw:name="Image96" text:anchor-type="as-char" svg:width="6.9236in" svg:height="3.956343in" draw:z-index="0">
<draw:image xlink:href="../Images/yкринформ/2023-05-22T15-18-27-03-00/630_360_1679486243-225.jpg" xlink:type="simple" xlink:show="embed" xlink:actuate="onLoad" draw:mime-type="image/jpeg"/>
</draw:frame>
 УЗапоріжжі внаслідок ворожих атак постраждало 11 будинків, з яких 4 будутьвідновлювати за кошти місцевого бюджету.</text:p>
      <text:p text:style-name="P4">
Про це під час пресконференції сказав голова Запорізької ОВА Юрій Малашко,передає кореспондент Укрінформу.</text:p>
      <text:p text:style-name="P4">
"Зроблено 4 проєктно-кошторисні документації, ще 7 - знаходиться наекспертизі. По чотирьох домівках вже є розуміння, що вони будутьвідновлюватися за кошти місцевого <text:a xlink:type="simple" xlink:href="https://www.ukrinform.ua/tag-budzet" text:style-name="Internet_20_link" text:visited-style-name="Visited_20_Internet_20_Link">
 </text:a>
 .По 7 - ОВА надала інформацію до Мінінфраструктури, щоби з державного бюджетубули виділені кошти на відновлення", - сказав Малашко.</text:p>
      <text:p text:style-name="P4">
За його словами, на сьогодні вже внесено в реєстр по відновленню будівництваблизько 6631 об'єкт. Це здебільшого об'єкти цивільної інфраструктури, в томучислі близько 4500 приватних будинків.</text:p>
      <text:p text:style-name="P4">
<text:span text:style-name="T4">
Читайте також:</text:span>
 <text:a xlink:type="simple" xlink:href="https://www.ukrinform.ua/rubric-regions/3711894-na-zaporizzi-vnaslidok-nicnoi-ataki-poskodzeni-87-budinkiv.html" text:style-name="Internet_20_link" text:visited-style-name="Visited_20_Internet_20_Link">
 <text:span text:style-name="T4">
Запоріжжі</text:span>
 </text:a>
</text:p>
      <text:p text:style-name="P4">
Власникам цього житла буде надана допомога на відновлення або ж ваучер накупівлю нового житла.</text:p>
      <text:p text:style-name="P4">
Зазначалося також, що в області зареєстровано 213 000 ВПО. Останнім часом людистали активніше виїжджати з населених пунктів, що на лінії розмежування.</text:p>
      <text:p text:style-name="P4">
Як повідомлялося, протягом минулої доби ворогом <text:a xlink:type="simple" xlink:href="https://www.ukrinform.ua/rubric-ato/3712428-rosiani-za-dobu-75-raziv-atakuvali-zaporizku-oblast-strilali-z-aviacii-ta-artilerii.html" text:style-name="Internet_20_link" text:visited-style-name="Visited_20_Internet_20_Link">
</text:a>
 . Окупантивдарили авіацією по Новоданилівці, двічі атакували з БПЛА Степове, з РСЗВ -Гуляйполе та Преображенку, нанесли 70 артударів по Новоандріївці, МалійТокмачці, Червоному, Малинівці, Степовому та Кам'янському.</text:p>
      <text:p text:style-name="P4">
Source: <text:a xlink:type="simple" xlink:href="https://www.ukrinform.ua/rubric-vidbudova/3712619-u-zaporizzi-za-kosti-miscevogo-budzetu-planuut-vidnoviti-cotiri-bagatopoverhivki.html" text:style-name="Internet_20_link" text:visited-style-name="Visited_20_Internet_20_Link">
https://www.ukrinform.ua/rubric-vidbudova/3712619-u-zaporizzi-za-kosti-miscevogo-budzetu-planuut-vidnoviti-cotiri-bagatopoverhivki.html</text:a>
</text:p>
      <!--NEWS-->
      <text:h text:style-name="P10" text:outline-level="1">
<text:span text:style-name="T4">
На Миколаївщині запустили першу чергу Тилігульської вітроелектростанції</text:span>
</text:h>
      <text:p text:style-name="P4">
Authors: Ukrinform (Person)</text:p>
      <text:p text:style-name="P4">
Publisher: Укринформ (Organization)</text:p>
      <text:p text:style-name="P4">
Published Time: 2023-05-22T15:29:00+03:00</text:p>
      <text:p text:style-name="P4">
Modified Time: 2023-05-22T15:29:00+03:00</text:p>
      <text:p text:style-name="P4">
Description: </text:p>
      <text:p text:style-name="P4">
На Миколаївщині запустили першу чергу Тилігульської вітроелектростанції (ВЕС) потужністю в 114 МВт. — Укрінформ.</text:p>
      <text:p text:style-name="P4">
Images: ['<text:a xlink:type="simple" xlink:href="https://static.ukrinform.com/photos/2023_05/thumb_files/630_360_1684782793-4298.jpeg" text:style-name="Internet_20_link" text:visited-style-name="Visited_20_Internet_20_Link">
630_360_16847...</text:a>
', '<text:a xlink:type="simple" xlink:href="https://static.ukrinform.com/photos/2023_05/thumb_files/630_360_1684782794-8271.jpeg" text:style-name="Internet_20_link" text:visited-style-name="Visited_20_Internet_20_Link">
630_360_16847...</text:a>
', '<text:a xlink:type="simple" xlink:href="https://static.ukrinform.com/photos/2023_05/thumb_files/630_360_1684782793-4122.jpeg" text:style-name="Internet_20_link" text:visited-style-name="Visited_20_Internet_20_Link">
630_360_16847...</text:a>
', '<text:a xlink:type="simple" xlink:href="https://static.ukrinform.com/photos/2023_05/thumb_files/630_360_1684782793-4155.jpeg" text:style-name="Internet_20_link" text:visited-style-name="Visited_20_Internet_20_Link">
630_360_16847...</text:a>
', '<text:a xlink:type="simple" xlink:href="https://static.ukrinform.com/photos/2023_05/thumb_files/630_360_1684782793-8302.jpeg" text:style-name="Internet_20_link" text:visited-style-name="Visited_20_Internet_20_Link">
630_360_16847...</text:a>
', '<text:a xlink:type="simple" xlink:href="https://static.ukrinform.com/photos/2023_05/thumb_files/630_360_1684782793-3054.jpeg" text:style-name="Internet_20_link" text:visited-style-name="Visited_20_Internet_20_Link">
630_360_16847...</text:a>
', '<text:a xlink:type="simple" xlink:href="https://static.ukrinform.com/photos/2023_05/thumb_files/630_360_1684782793-4410.jpeg" text:style-name="Internet_20_link" text:visited-style-name="Visited_20_Internet_20_Link">
630_360_16847...</text:a>
', '<text:a xlink:type="simple" xlink:href="https://static.ukrinform.com/photos/2023_05/thumb_files/630_360_1684782794-8333.jpeg" text:style-name="Internet_20_link" text:visited-style-name="Visited_20_Internet_20_Link">
630_360_16847...</text:a>
', '<text:a xlink:type="simple" xlink:href="https://static.ukrinform.com/photos/2023_05/thumb_files/630_360_1684782794-7155.jpeg" text:style-name="Internet_20_link" text:visited-style-name="Visited_20_Internet_20_Link">
630_360_16847...</text:a>
', '<text:a xlink:type="simple" xlink:href="https://static.ukrinform.com/photos/2023_05/thumb_files/630_360_1684782794-7242.jpeg" text:style-name="Internet_20_link" text:visited-style-name="Visited_20_Internet_20_Link">
630_360_16847...</text:a>
', '<text:a xlink:type="simple" xlink:href="https://static.ukrinform.com/photos/2023_05/thumb_files/630_360_1684782794-2328.jpeg" text:style-name="Internet_20_link" text:visited-style-name="Visited_20_Internet_20_Link">
630_360_16847...</text:a>
', '<text:a xlink:type="simple" xlink:href="https://static.ukrinform.com/photos/2023_05/thumb_files/630_360_1684782794-2052.jpeg" text:style-name="Internet_20_link" text:visited-style-name="Visited_20_Internet_20_Link">
630_360_16847...</text:a>
', '<text:a xlink:type="simple" xlink:href="https://static.ukrinform.com/photos/2023_05/thumb_files/630_360_1684782795-5440.jpeg" text:style-name="Internet_20_link" text:visited-style-name="Visited_20_Internet_20_Link">
630_360_16847...</text:a>
', '<text:a xlink:type="simple" xlink:href="https://static.ukrinform.com/photos/2023_05/thumb_files/630_360_1684782795-6011.jpeg" text:style-name="Internet_20_link" text:visited-style-name="Visited_20_Internet_20_Link">
630_360_16847...</text:a>
', '<text:a xlink:type="simple" xlink:href="https://static.ukrinform.com/photos/2023_05/thumb_files/630_360_1684782795-7809.jpeg" text:style-name="Internet_20_link" text:visited-style-name="Visited_20_Internet_20_Link">
630_360_16847...</text:a>
', '<text:a xlink:type="simple" xlink:href="https://static.ukrinform.com/photos/2023_05/thumb_files/630_360_1684782795-6000.jpeg" text:style-name="Internet_20_link" text:visited-style-name="Visited_20_Internet_20_Link">
630_360_16847...</text:a>
', '<text:a xlink:type="simple" xlink:href="https://static.ukrinform.com/photos/2023_05/thumb_files/630_360_1684782796-8965.jpeg" text:style-name="Internet_20_link" text:visited-style-name="Visited_20_Internet_20_Link">
630_360_16847...</text:a>
']</text:p>
      <text:p text:style-name="P4">
Tags: ['Електроенергія', 'Миколаївщина', 'Вітроелектростанція']</text:p>
      <text:p text:style-name="P4">
Type: Article</text:p>
      <!--METADATA-->
      <text:p text:style-name="P4">
<draw:frame draw:style-name="fr1" draw:name="Image97" text:anchor-type="as-char" svg:width="6.9236in" svg:height="3.956343in" draw:z-index="0">
<draw:image xlink:href="../Images/yкринформ/2023-05-22T15-29-00-03-00/630_360_1684782793-4298.jpeg" xlink:type="simple" xlink:show="embed" xlink:actuate="onLoad" draw:mime-type="image/jpeg"/>
</draw:frame>
 НаМиколаївщині запустили першу чергу Тилігульської вітроелектростанції (ВЕС)потужністю в 114 МВт.</text:p>
      <text:p text:style-name="P4">
Про це на своїй сторінці у <text:a xlink:type="simple" xlink:href="https://www.facebook.com/anna.zamazeeva/posts/pfbid0bgb1ZP92qvxK7DzN3tkNvNLSdZn4L3xXGWmdBZ2ygdbjPcLfKYsJTCAvGjkD4JcLl" text:style-name="Internet_20_link" text:visited-style-name="Visited_20_Internet_20_Link">
</text:a>
написала голова Державного агентства з енергоефективності та енергозбереженняУкраїни Ганна Замазєєва, передає Укрінформ.</text:p>
      <text:p text:style-name="P4">
«19 вітрових турбін, 390 млн кВт/год електроенергії на рік, забезпеченняенергією 200 000 домогосподарств мінус 400 000 тонн викидів CO2 на рік. Церезультат запуску лише першої черги Тилігульської ВЕС потужністю в 114 МВт», -написала Замазєєва.</text:p>
      <text:p text:style-name="P4">
Вона зазначила, що їй особливо приємно було бути присутньою на станції під часпершого пуску, адже пам’ятає, з чого все починалося.</text:p>
      <text:p text:style-name="P4">
«Два роки тому, будучи головою Миколаївської обласної ради я особисто бралаучасть в укладанні меморандуму про старт проєкту і соціально-економічнийрозвиток регіону. Потім – справжня партнерська взаємодія між відповідальнимбізнесом та громадами регіону. І ось сьогодні маємо результат», - наголосилаголова Держагентства з енергоефективності та енергозбереження України.</text:p>
      <text:p text:style-name="P4">
<text:span text:style-name="T4">
Читайте також:</text:span>
 <text:a xlink:type="simple" xlink:href="https://www.ukrinform.ua/rubric-economy/3688838-na-timcasovo-okupovanih-teritoriah-znahodatsa-dvi-tretini-vitroelektrostancij-ekspert.html" text:style-name="Internet_20_link" text:visited-style-name="Visited_20_Internet_20_Link">
 </text:a>
</text:p>
      <text:p text:style-name="P4">
На її думку, цей результат стає ще вагомішим, оскільки 13 із запущених 19вітрогенераторів були встановлені під час воєнного стану після вторгненняРосії.</text:p>
      <text:p text:style-name="P4">
<draw:frame draw:style-name="fr1" draw:name="Image98" text:anchor-type="as-char" svg:width="6.9236in" svg:height="3.956343in" draw:z-index="0">
<draw:image xlink:href="../Images/yкринформ/2023-05-22T15-29-00-03-00/630_360_1684782794-8271.jpeg" xlink:type="simple" xlink:show="embed" xlink:actuate="onLoad" draw:mime-type="image/jpeg"/>
</draw:frame>
 НаМиколаївщині запустили першу чергу Тилігульської вітроелектростанції / Фото:Ніна Ляшонок, Укрінформ  <text:a xlink:type="simple" xlink:href="https://static.ukrinform.com/photos/2023_05/1684782794-8271.jpeg" text:style-name="Internet_20_link" text:visited-style-name="Visited_20_Internet_20_Link">
<draw:frame draw:style-name="fr1" draw:name="Image99" text:anchor-type="as-char" svg:width="6.9236in" svg:height="3.956343in" draw:z-index="0">
<draw:image xlink:href="../Images/yкринформ/2023-05-22T15-29-00-03-00/630_360_1684782794-8271.jpeg" xlink:type="simple" xlink:show="embed" xlink:actuate="onLoad" draw:mime-type="image/jpeg"/>
</draw:frame>
</text:a>
 <text:a xlink:type="simple" xlink:href="https://static.ukrinform.com/photos/2023_05/1684782793-4298.jpeg" text:style-name="Internet_20_link" text:visited-style-name="Visited_20_Internet_20_Link">
<draw:frame draw:style-name="fr1" draw:name="Image100" text:anchor-type="as-char" svg:width="6.9236in" svg:height="3.956343in" draw:z-index="0">
<draw:image xlink:href="../Images/yкринформ/2023-05-22T15-29-00-03-00/630_360_1684782793-4298.jpeg" xlink:type="simple" xlink:show="embed" xlink:actuate="onLoad" draw:mime-type="image/jpeg"/>
</draw:frame>
</text:a>
 <text:a xlink:type="simple" xlink:href="https://static.ukrinform.com/photos/2023_05/1684782793-4122.jpeg" text:style-name="Internet_20_link" text:visited-style-name="Visited_20_Internet_20_Link">
<draw:frame draw:style-name="fr1" draw:name="Image101" text:anchor-type="as-char" svg:width="6.9236in" svg:height="3.956343in" draw:z-index="0">
<draw:image xlink:href="../Images/yкринформ/2023-05-22T15-29-00-03-00/630_360_1684782793-4122.jpeg" xlink:type="simple" xlink:show="embed" xlink:actuate="onLoad" draw:mime-type="image/jpeg"/>
</draw:frame>
</text:a>
 <text:a xlink:type="simple" xlink:href="https://static.ukrinform.com/photos/2023_05/1684782793-4155.jpeg" text:style-name="Internet_20_link" text:visited-style-name="Visited_20_Internet_20_Link">
<draw:frame draw:style-name="fr1" draw:name="Image102" text:anchor-type="as-char" svg:width="6.9236in" svg:height="3.956343in" draw:z-index="0">
<draw:image xlink:href="../Images/yкринформ/2023-05-22T15-29-00-03-00/630_360_1684782793-4155.jpeg" xlink:type="simple" xlink:show="embed" xlink:actuate="onLoad" draw:mime-type="image/jpeg"/>
</draw:frame>
</text:a>
 <text:a xlink:type="simple" xlink:href="https://static.ukrinform.com/photos/2023_05/1684782793-8302.jpeg" text:style-name="Internet_20_link" text:visited-style-name="Visited_20_Internet_20_Link">
<draw:frame draw:style-name="fr1" draw:name="Image103" text:anchor-type="as-char" svg:width="6.9236in" svg:height="3.956343in" draw:z-index="0">
<draw:image xlink:href="../Images/yкринформ/2023-05-22T15-29-00-03-00/630_360_1684782793-8302.jpeg" xlink:type="simple" xlink:show="embed" xlink:actuate="onLoad" draw:mime-type="image/jpeg"/>
</draw:frame>
</text:a>
 <text:a xlink:type="simple" xlink:href="https://static.ukrinform.com/photos/2023_05/1684782793-3054.jpeg" text:style-name="Internet_20_link" text:visited-style-name="Visited_20_Internet_20_Link">
<draw:frame draw:style-name="fr1" draw:name="Image104" text:anchor-type="as-char" svg:width="6.9236in" svg:height="3.956343in" draw:z-index="0">
<draw:image xlink:href="../Images/yкринформ/2023-05-22T15-29-00-03-00/630_360_1684782793-3054.jpeg" xlink:type="simple" xlink:show="embed" xlink:actuate="onLoad" draw:mime-type="image/jpeg"/>
</draw:frame>
</text:a>
 <text:a xlink:type="simple" xlink:href="https://static.ukrinform.com/photos/2023_05/1684782793-4410.jpeg" text:style-name="Internet_20_link" text:visited-style-name="Visited_20_Internet_20_Link">
<draw:frame draw:style-name="fr1" draw:name="Image105" text:anchor-type="as-char" svg:width="6.9236in" svg:height="3.956343in" draw:z-index="0">
<draw:image xlink:href="../Images/yкринформ/2023-05-22T15-29-00-03-00/630_360_1684782793-4410.jpeg" xlink:type="simple" xlink:show="embed" xlink:actuate="onLoad" draw:mime-type="image/jpeg"/>
</draw:frame>
</text:a>
 <text:a xlink:type="simple" xlink:href="https://static.ukrinform.com/photos/2023_05/1684782794-8333.jpeg" text:style-name="Internet_20_link" text:visited-style-name="Visited_20_Internet_20_Link">
<draw:frame draw:style-name="fr1" draw:name="Image106" text:anchor-type="as-char" svg:width="6.9236in" svg:height="3.956343in" draw:z-index="0">
<draw:image xlink:href="../Images/yкринформ/2023-05-22T15-29-00-03-00/630_360_1684782794-8333.jpeg" xlink:type="simple" xlink:show="embed" xlink:actuate="onLoad" draw:mime-type="image/jpeg"/>
</draw:frame>
</text:a>
 <text:a xlink:type="simple" xlink:href="https://static.ukrinform.com/photos/2023_05/1684782794-7155.jpeg" text:style-name="Internet_20_link" text:visited-style-name="Visited_20_Internet_20_Link">
<draw:frame draw:style-name="fr1" draw:name="Image107" text:anchor-type="as-char" svg:width="6.9236in" svg:height="3.956343in" draw:z-index="0">
<draw:image xlink:href="../Images/yкринформ/2023-05-22T15-29-00-03-00/630_360_1684782794-7155.jpeg" xlink:type="simple" xlink:show="embed" xlink:actuate="onLoad" draw:mime-type="image/jpeg"/>
</draw:frame>
</text:a>
 <text:a xlink:type="simple" xlink:href="https://static.ukrinform.com/photos/2023_05/1684782794-7242.jpeg" text:style-name="Internet_20_link" text:visited-style-name="Visited_20_Internet_20_Link">
<draw:frame draw:style-name="fr1" draw:name="Image108" text:anchor-type="as-char" svg:width="6.9236in" svg:height="3.956343in" draw:z-index="0">
<draw:image xlink:href="../Images/yкринформ/2023-05-22T15-29-00-03-00/630_360_1684782794-7242.jpeg" xlink:type="simple" xlink:show="embed" xlink:actuate="onLoad" draw:mime-type="image/jpeg"/>
</draw:frame>
</text:a>
 <text:a xlink:type="simple" xlink:href="https://static.ukrinform.com/photos/2023_05/1684782794-2328.jpeg" text:style-name="Internet_20_link" text:visited-style-name="Visited_20_Internet_20_Link">
<draw:frame draw:style-name="fr1" draw:name="Image109" text:anchor-type="as-char" svg:width="6.9236in" svg:height="3.956343in" draw:z-index="0">
<draw:image xlink:href="../Images/yкринформ/2023-05-22T15-29-00-03-00/630_360_1684782794-2328.jpeg" xlink:type="simple" xlink:show="embed" xlink:actuate="onLoad" draw:mime-type="image/jpeg"/>
</draw:frame>
</text:a>
 <text:a xlink:type="simple" xlink:href="https://static.ukrinform.com/photos/2023_05/1684782794-2052.jpeg" text:style-name="Internet_20_link" text:visited-style-name="Visited_20_Internet_20_Link">
<draw:frame draw:style-name="fr1" draw:name="Image110" text:anchor-type="as-char" svg:width="6.9236in" svg:height="3.956343in" draw:z-index="0">
<draw:image xlink:href="../Images/yкринформ/2023-05-22T15-29-00-03-00/630_360_1684782794-2052.jpeg" xlink:type="simple" xlink:show="embed" xlink:actuate="onLoad" draw:mime-type="image/jpeg"/>
</draw:frame>
</text:a>
 <text:a xlink:type="simple" xlink:href="https://static.ukrinform.com/photos/2023_05/1684782795-5440.jpeg" text:style-name="Internet_20_link" text:visited-style-name="Visited_20_Internet_20_Link">
<draw:frame draw:style-name="fr1" draw:name="Image111" text:anchor-type="as-char" svg:width="6.9236in" svg:height="3.956343in" draw:z-index="0">
<draw:image xlink:href="../Images/yкринформ/2023-05-22T15-29-00-03-00/630_360_1684782795-5440.jpeg" xlink:type="simple" xlink:show="embed" xlink:actuate="onLoad" draw:mime-type="image/jpeg"/>
</draw:frame>
</text:a>
 <text:a xlink:type="simple" xlink:href="https://static.ukrinform.com/photos/2023_05/1684782795-6011.jpeg" text:style-name="Internet_20_link" text:visited-style-name="Visited_20_Internet_20_Link">
<draw:frame draw:style-name="fr1" draw:name="Image112" text:anchor-type="as-char" svg:width="6.9236in" svg:height="3.956343in" draw:z-index="0">
<draw:image xlink:href="../Images/yкринформ/2023-05-22T15-29-00-03-00/630_360_1684782795-6011.jpeg" xlink:type="simple" xlink:show="embed" xlink:actuate="onLoad" draw:mime-type="image/jpeg"/>
</draw:frame>
</text:a>
 <text:a xlink:type="simple" xlink:href="https://static.ukrinform.com/photos/2023_05/1684782795-7809.jpeg" text:style-name="Internet_20_link" text:visited-style-name="Visited_20_Internet_20_Link">
<draw:frame draw:style-name="fr1" draw:name="Image113" text:anchor-type="as-char" svg:width="6.9236in" svg:height="3.956343in" draw:z-index="0">
<draw:image xlink:href="../Images/yкринформ/2023-05-22T15-29-00-03-00/630_360_1684782795-7809.jpeg" xlink:type="simple" xlink:show="embed" xlink:actuate="onLoad" draw:mime-type="image/jpeg"/>
</draw:frame>
</text:a>
 <text:a xlink:type="simple" xlink:href="https://static.ukrinform.com/photos/2023_05/1684782795-6000.jpeg" text:style-name="Internet_20_link" text:visited-style-name="Visited_20_Internet_20_Link">
<draw:frame draw:style-name="fr1" draw:name="Image114" text:anchor-type="as-char" svg:width="6.9236in" svg:height="3.956343in" draw:z-index="0">
<draw:image xlink:href="../Images/yкринформ/2023-05-22T15-29-00-03-00/630_360_1684782795-6000.jpeg" xlink:type="simple" xlink:show="embed" xlink:actuate="onLoad" draw:mime-type="image/jpeg"/>
</draw:frame>
</text:a>
 <text:a xlink:type="simple" xlink:href="https://static.ukrinform.com/photos/2023_05/1684782796-8965.jpeg" text:style-name="Internet_20_link" text:visited-style-name="Visited_20_Internet_20_Link">
<draw:frame draw:style-name="fr1" draw:name="Image115" text:anchor-type="as-char" svg:width="6.9236in" svg:height="3.956343in" draw:z-index="0">
<draw:image xlink:href="../Images/yкринформ/2023-05-22T15-29-00-03-00/630_360_1684782796-8965.jpeg" xlink:type="simple" xlink:show="embed" xlink:actuate="onLoad" draw:mime-type="image/jpeg"/>
</draw:frame>
</text:a>
</text:p>
      <text:p text:style-name="P4">
А в майбутньому, додала Замазєєва, після того, як будуть добудовані усі чотиризаплановані черги, Україна, окрім електрогенерації, отримає ще й скороченнявикидів CO2 на 1,7 млн тонн на рік.</text:p>
      <text:p text:style-name="P4">
Як повідомлялося, на <text:a xlink:type="simple" xlink:href="https://www.ukrinform.ua/tag-mikolaivsina" text:style-name="Internet_20_link" text:visited-style-name="Visited_20_Internet_20_Link">
 </text:a>
 в межахбудівництва Тилігульської вітроелектростанції буде реалізовано низкусоціальних проєктів для місцевих громад.</text:p>
      <text:p text:style-name="P4">
Зокрема це реконструкція системи опалення і газопостачання Березанськоїцентральної районної лікарні, систем водопостачання в селах Краснопілля іАнатолівка, ремонт фельдшерського пункту в селі Анатолівці.</text:p>
      <text:p text:style-name="P4">
Source: <text:a xlink:type="simple" xlink:href="https://www.ukrinform.ua/rubric-economy/3712627-na-mikolaivsini-zapustili-persu-cergu-tiligulskoi-vitroelektrostancii.html" text:style-name="Internet_20_link" text:visited-style-name="Visited_20_Internet_20_Link">
https://www.ukrinform.ua/rubric-economy/3712627-na-mikolaivsini-zapustili-persu-cergu-tiligulskoi-vitroelektrostancii.html</text:a>
</text:p>
      <!--NEWS-->
      <text:h text:style-name="P10" text:outline-level="1">
<text:span text:style-name="T4">
Для нового пакету санкцій ЄС проти Росії перешкод немає, є технічні питання - глава МЗС Австрії</text:span>
</text:h>
      <text:p text:style-name="P4">
Authors: Ukrinform (Person)</text:p>
      <text:p text:style-name="P4">
Publisher: Укринформ (Organization)</text:p>
      <text:p text:style-name="P4">
Published Time: 2023-05-22T15:31:23+03:00</text:p>
      <text:p text:style-name="P4">
Modified Time: 2023-05-22T15:31:23+03:00</text:p>
      <text:p text:style-name="P4">
Description: Великих перешкод для ухвалення 11-го пакету санкцій Євросоюз проти Росії через її напад на Україну немає, але ще потрібно прояснити багато технічних питань. — Укрінформ.</text:p>
      <text:p text:style-name="P4">
Images: ['<text:a xlink:type="simple" xlink:href="https://static.ukrinform.com/photos/2023_04/thumb_files/630_360_1681917131-909.jpg" text:style-name="Internet_20_link" text:visited-style-name="Visited_20_Internet_20_Link">
630_360_16819...</text:a>
']</text:p>
      <text:p text:style-name="P4">
Tags: ['Антиросійські санкції', 'Австрія', 'Євросоюз', 'Шалленберг']</text:p>
      <text:p text:style-name="P4">
Type: Article</text:p>
      <!--METADATA-->
      <text:p text:style-name="P4">
<draw:frame draw:style-name="fr1" draw:name="Image116" text:anchor-type="as-char" svg:width="6.9236in" svg:height="3.956343in" draw:z-index="0">
<draw:image xlink:href="../Images/yкринформ/2023-05-22T15-31-23-03-00/630_360_1681917131-909.jpg" xlink:type="simple" xlink:show="embed" xlink:actuate="onLoad" draw:mime-type="image/jpeg"/>
</draw:frame>
 Великихперешкод для ухвалення 11-го пакету санкцій Євросоюз проти Росії через їїнапад на Україну немає, але ще потрібно прояснити багато технічних питань.</text:p>
      <text:p text:style-name="P4">
Як передає кореспондент Укрінформу, про це заявив журналістам глава МЗСАвстрії Александер Шалленберг перед початком засідання Ради міністрів ЄС іззакордонних справ у Брюсселі.</text:p>
      <text:p text:style-name="P4">
"Ми прийняли спільно та одноголосно вже 10 пакетів санкцій у рамках сильногофронту ЄС. І ми також зможемо прийняти й цей 11-й пакет, я не бачу в цьомупроблеми. Але так, ще є багато технічних питань, які потрібно прояснити", -сказав він.</text:p>
      <text:p text:style-name="P4">
<text:span text:style-name="T4">
Читайте також:</text:span>
 <text:a xlink:type="simple" xlink:href="https://www.ukrinform.ua/rubric-economy/3697199-berlin-namagaetsa-zapobigti-obhodu-antirosijskih-sankcij.html" text:style-name="Internet_20_link" text:visited-style-name="Visited_20_Internet_20_Link">
 <text:span text:style-name="T4">
антиросійсь</text:span>
 </text:a>
</text:p>
      <text:p text:style-name="P4">
За словами Шалленберга, новий пакет <text:a xlink:type="simple" xlink:href="https://www.ukrinform.ua/tag-antirosijski-sankcii" text:style-name="Internet_20_link" text:visited-style-name="Visited_20_Internet_20_Link">
 </text:a>
 необхідний для того, щоб "закрити лазівки" дляцілеспрямованого обходу вже існуючих санкцій окремими країнами чи компаніями."Коли є якісь конкретні компанії, які свідомо їх обходять, то ми маємопротидіяти, адже це ослаблює наші санкції", - сказав він.</text:p>
      <text:p text:style-name="P4">
Водночас, глава МЗС Австрії вказав на те, що все потрібно зробити бездоганно зправової точки зору для уникнення майбутніх судових позовів, але також щоб непідігравати кремлівським наративам про нібито порушення верховенства права уЄвропі.</text:p>
      <text:p text:style-name="P4">
Як повідомлялося, у понеділок у Брюсселі розпочинається Рада міністрів ЄС іззакордонних справ, яка розгляне найважливіші питання зовнішньої політики ЄС.</text:p>
      <text:p text:style-name="P4">
<text:span text:style-name="T4">
Читайте також:</text:span>
 <text:a xlink:type="simple" xlink:href="https://www.ukrinform.ua/rubric-world/3699502-kipr-zamoroziv-rahunki-osib-aki-dopomagali-rosijskim-oligarham-obhoditi-sankcii.html" text:style-name="Internet_20_link" text:visited-style-name="Visited_20_Internet_20_Link">
 <text:span text:style-name="T4">
Кіпр</text:span>
 <text:span text:style-name="T4">
заморозив</text:span>
 </text:a>
</text:p>
      <text:p text:style-name="P4">
Перед зустріччю високий представник ЄС Жозеп Боррель повідомив, що міністризакордонних справ говоритимуть також про новий транш військової допомоги дляУкраїни та запровадження нових санкцій проти Росії, а також про імплементаціюполітичних рішень G7, які були ухвалені в Хіросімі.</text:p>
      <text:p text:style-name="P4">
Source: <text:a xlink:type="simple" xlink:href="https://www.ukrinform.ua/rubric-world/3712629-dla-novogo-paketu-sankcij-es-proti-rosii-pereskod-nemae-e-tehnicni-pitanna-glava-mzs-avstrii.html" text:style-name="Internet_20_link" text:visited-style-name="Visited_20_Internet_20_Link">
https://www.ukrinform.ua/rubric-world/3712629-dla-novogo-paketu-sankcij-es-proti-rosii-pereskod-nemae-e-tehnicni-pitanna-glava-mzs-avstrii.html</text:a>
</text:p>
      <!--NEWS-->
      <text:h text:style-name="P10" text:outline-level="1">
<text:span text:style-name="T4">
У Вінниці вшанували пам'ять бійців КОРДу, загиблих рід час ракетного удару на Запоріжжі</text:span>
</text:h>
      <text:p text:style-name="P4">
Authors: Ukrinform (Person)</text:p>
      <text:p text:style-name="P4">
Publisher: Укринформ (Organization)</text:p>
      <text:p text:style-name="P4">
Published Time: 2023-05-22T15:32:00+03:00</text:p>
      <text:p text:style-name="P4">
Modified Time: 2023-05-22T15:32:00+03:00</text:p>
      <text:p text:style-name="P4">
Description: У Вінниці у понеділок, 22 травня, вшанували пам'ять дев'яти бійців КОРДу, загиблих рік тому під час ворожого ракетного удару на Запоріжжі. — Укрінформ.</text:p>
      <text:p text:style-name="P4">
Images: ['<text:a xlink:type="simple" xlink:href="https://static.ukrinform.com/photos/2023_05/thumb_files/630_360_1684758639-641.jpg" text:style-name="Internet_20_link" text:visited-style-name="Visited_20_Internet_20_Link">
630_360_16847...</text:a>
']</text:p>
      <text:p text:style-name="P4">
Tags: ["Пам'ять", 'Вінниця', 'Загибель', 'Війна з Росією']</text:p>
      <text:p text:style-name="P4">
Type: Article</text:p>
      <!--METADATA-->
      <text:p text:style-name="P4">
<draw:frame draw:style-name="fr1" draw:name="Image117" text:anchor-type="as-char" svg:width="6.9236in" svg:height="3.956343in" draw:z-index="0">
<draw:image xlink:href="../Images/yкринформ/2023-05-22T15-32-00-03-00/630_360_1684758639-641.jpg" xlink:type="simple" xlink:show="embed" xlink:actuate="onLoad" draw:mime-type="image/jpeg"/>
</draw:frame>
 У Вінниціу понеділок, 22 травня, вшанували пам'ять дев'яти бійців КОРДу, загиблих ріктому під час ворожого ракетного удару на Запоріжжі.</text:p>
      <text:p text:style-name="P4">
Про це повідомляє кореспондент Укрінформу.</text:p>
      <text:p text:style-name="P4">
Меморіальні заходи відбулися на Сабарівському кладовищі, де поховані загибліправоохоронці. Участь у мітингу-реквіємі на вшанування їх пам'яті узяли родиниполеглих спецпризначенців, їхні колеги та друзі, представники влади.</text:p>
      <text:p text:style-name="P4">
«Рік, як <text:a xlink:type="simple" xlink:href="https://www.ukrinform.ua/tag-vinniccina" text:style-name="Internet_20_link" text:visited-style-name="Visited_20_Internet_20_Link">
 </text:a>
 та Україна втратила 9Героїв, наших спецпризначенців. Вони з честю й гідністю виконували складнізавдання у зоні активних бойових дій. Вони були справжніми професіоналами.Вони були кращими з кращих. Вони віддали життя за свободу України, за щасливеі мирне життя наших дітей. Але війна, на жаль, продовжується... Пам'ятаємонаших Героїв. Вони назавжди в наших серцях», - написав у <text:a xlink:type="simple" xlink:href="https://t.me/vinnytskaODA/9931" text:style-name="Internet_20_link" text:visited-style-name="Visited_20_Internet_20_Link">
</text:a>
 начальник Вінницької ОВА Сергій Борзов.</text:p>
      <text:p text:style-name="P4">
<text:span text:style-name="T4">
Читайте також:</text:span>
 <text:a xlink:type="simple" xlink:href="https://www.ukrinform.ua/rubric-society/3709662-tkacenko-vsanuvav-pamat-francuzkogo-zurnalista-ubitogo-rosianami-pid-bahmutom.html" text:style-name="Internet_20_link" text:visited-style-name="Visited_20_Internet_20_Link">
 <text:span text:style-name="T4">
вшанували</text:span>
 <text:span text:style-name="T4">
пам</text:span>
 <text:span text:style-name="T4">
ять</text:span>
</text:a>
</text:p>
      <text:p text:style-name="P4">
Як повідомлялось, у ніч з 21 на 22 травня 2022 року росія завдала підступногоракетного удару по Запоріжжю. Тієї ночі загинули 23 бійці <text:a xlink:type="simple" xlink:href="https://www.facebook.com/SafariPolice" text:style-name="Internet_20_link" text:visited-style-name="Visited_20_Internet_20_Link">
</text:a>
 НПУ з багатьох областей України. Серед них і дев'ятеро вінничан:полковник поліції Михайло Зайцев, підполковник поліції Ігор Подзігун, майориполіції Дмитро Клименко та Богдан Щербань, капітани поліції Віталій Антощук,Богдан Булега і Віталій Олійник, а також старші лейтенанти поліції ІгорБондарчук та Артур Турляк.</text:p>
      <text:p text:style-name="P4">
На початку повномасштабного вторгнення вони були серед перших добровольців,які прийшли в полк, щоб боронити Україну.</text:p>
      <text:p text:style-name="P4">
<text:span text:style-name="T5">
Фото: Сергій Борзов / Телеграм</text:span>
</text:p>
      <text:p text:style-name="P4">
Source: <text:a xlink:type="simple" xlink:href="https://www.ukrinform.ua/rubric-regions/3712630-u-vinnici-vsanuvali-pamat-bijciv-kordu-zagiblih-rid-cas-raketnogo-udaru-na-zaporizzi.html" text:style-name="Internet_20_link" text:visited-style-name="Visited_20_Internet_20_Link">
https://www.ukrinform.ua/rubric-regions/3712630-u-vinnici-vsanuvali-pamat-bijciv-kordu-zagiblih-rid-cas-raketnogo-udaru-na-zaporizzi.html</text:a>
</text:p>
      <!--NEWS-->
      <text:h text:style-name="P10" text:outline-level="1">
<text:span text:style-name="T4">
Все готово, щоб порти Миколаєва приєдналися до «зернового коридору» - Кім</text:span>
</text:h>
      <text:p text:style-name="P4">
Authors: Ukrinform (Person)</text:p>
      <text:p text:style-name="P4">
Publisher: Укринформ (Organization)</text:p>
      <text:p text:style-name="P4">
Published Time: 2023-05-22T15:33:00+03:00</text:p>
      <text:p text:style-name="P4">
Modified Time: 2023-05-22T15:33:00+03:00</text:p>
      <text:p text:style-name="P4">
Description: Начальник Миколаївської обласної військової адміністрації Віталій Кім заявив, що наразі немає офіційних даних щодо приєднання портів міста Миколаєва до «зернового коридору». — Укрінформ.</text:p>
      <text:p text:style-name="P4">
Images: ['<text:a xlink:type="simple" xlink:href="https://static.ukrinform.com/photos/2023_05/thumb_files/630_360_1684756537-798.jpg" text:style-name="Internet_20_link" text:visited-style-name="Visited_20_Internet_20_Link">
630_360_16847...</text:a>
']</text:p>
      <text:p text:style-name="P4">
Tags: ['Миколаїв', 'Віталій Кім', 'зерновий коридор']</text:p>
      <text:p text:style-name="P4">
Type: Article</text:p>
      <!--METADATA-->
      <text:p text:style-name="P4">
<draw:frame draw:style-name="fr1" draw:name="Image118" text:anchor-type="as-char" svg:width="6.9236in" svg:height="3.956343in" draw:z-index="0">
<draw:image xlink:href="../Images/yкринформ/2023-05-22T15-33-00-03-00/630_360_1684756537-798.jpg" xlink:type="simple" xlink:show="embed" xlink:actuate="onLoad" draw:mime-type="image/jpeg"/>
</draw:frame>
 НачальникМиколаївської обласної військової адміністрації Віталій Кім заявив, що наразінемає офіційних даних щодо приєднання портів міста Миколаєва до «зерновогокоридору».</text:p>
      <text:p text:style-name="P4">
Про це він сказав на брифінгу у Медіацентрі Україна - Укрінформ, передаєкореспондент Укрінформу.</text:p>
      <text:p text:style-name="P4">
«Наразі немає офіційних даних щодо приєднання миколаївських портів до«зернового коридору». Над цим усі працюють, але підтвердити цю інформацію я неможу. Це залежить від політичних рішень», - сказав Кім.</text:p>
      <text:p text:style-name="P4">
За його словами, все готово для того, щоб судна – як українські, так ііноземні - виходили з портів Миколаєва. Але через загрозу обстрілівзагарбниками з Кінбурнської коси це питання наразі на паузі. Кім нагадав, щоколи останнього разу намагалися вивести баржі «Нібулона», їх обстріляли.</text:p>
      <text:p text:style-name="P4">
<text:span text:style-name="T4">
Читайте також:</text:span>
 <text:a xlink:type="simple" xlink:href="https://www.ukrinform.ua/rubric-economy/3711442-v-ukraini-se-zalisilos-blizko-10-miljoniv-tonn-zerna-na-eksport.html" text:style-name="Internet_20_link" text:visited-style-name="Visited_20_Internet_20_Link">
 </text:a>
</text:p>
      <text:p text:style-name="P4">
Як повідомляв Укрінформ, у жовтні 2022 року в районі Очакова загарбникиобстріляли дві баржі компанії «Нібулон». Двоє працівників загинуло.</text:p>
      <text:p text:style-name="P4">
17 травня президент Туреччини Реджеп Тайїп Ердоган заявив, що дію «зерновоїугоди» продовжено на два місяці, до 18 липня 2023 року. За його словами,російська сторона пообіцяла не перешкоджати заходу турецьких суден у порти"Миколаїв" та "Ольвія".</text:p>
      <text:p text:style-name="P4">
Україна, Організація Об’єднаних Націй і Туреччина 18 березня 2023 рокудомовились про продовження «Ініціативи з безпечного транспортуванняагропродукції через Чорне море». Дія угоди була продовжена на 120 днів, протев росії заявляли, що угода діятиме до 18 травня 2023 року.</text:p>
      <text:p text:style-name="P4">
Починаючи з квітня 2023 року російська сторона постійно блокувала виконання"зернової угоди". Зокрема, з 8 по 14 травня, за даними Українського клубуаграрного бізнесу, жодне судно не пройшло інспекцію на вхід до морських портівУкраїни та жодне судно не було зареєстроване для огляду на вхід.</text:p>
      <text:p text:style-name="P4">
Віцепрем’єр-міністр з відновлення – міністр розвитку громад, територій таінфраструктури Олександр Кубраков заявив, що у межах угоди Україна вжеекспортувала 30,4 млн т агропродукції.</text:p>
      <text:p text:style-name="P4">
Source: <text:a xlink:type="simple" xlink:href="https://www.ukrinform.ua/rubric-regions/3712631-vse-gotovo-sob-porti-mikolaeva-priednalisa-do-zernovogo-koridoru-kim.html" text:style-name="Internet_20_link" text:visited-style-name="Visited_20_Internet_20_Link">
https://www.ukrinform.ua/rubric-regions/3712631-vse-gotovo-sob-porti-mikolaeva-priednalisa-do-zernovogo-koridoru-kim.html</text:a>
</text:p>
      <!--NEWS-->
      <text:h text:style-name="P10" text:outline-level="1">
<text:span text:style-name="T4">
Міжнародна федерація гімнастики продовжила відсторонення росіян і білорусів</text:span>
</text:h>
      <text:p text:style-name="P4">
Authors: Ukrinform (Person)</text:p>
      <text:p text:style-name="P4">
Publisher: Укринформ (Organization)</text:p>
      <text:p text:style-name="P4">
Published Time: 2023-05-22T15:34:15+03:00</text:p>
      <text:p text:style-name="P4">
Modified Time: 2023-05-22T15:34:15+03:00</text:p>
      <text:p text:style-name="P4">
Description: В найближчому майбутньому федерація планує допустити представників країн-агресорів виступати на міжнародних змаганнях у нейтральному статусі. — Укрінформ.</text:p>
      <text:p text:style-name="P4">
Images: ['<text:a xlink:type="simple" xlink:href="https://static.ukrinform.com/photos/2023_05/thumb_files/630_360_1684758795-590.jpg" text:style-name="Internet_20_link" text:visited-style-name="Visited_20_Internet_20_Link">
630_360_16847...</text:a>
']</text:p>
      <text:p text:style-name="P4">
Tags: ['Гімнастика']</text:p>
      <text:p text:style-name="P4">
Type: Article</text:p>
      <!--METADATA-->
      <text:p text:style-name="P4">
<draw:frame draw:style-name="fr1" draw:name="Image119" text:anchor-type="as-char" svg:width="6.9236in" svg:height="3.956343in" draw:z-index="0">
<draw:image xlink:href="../Images/yкринформ/2023-05-22T15-34-15-03-00/630_360_1684758795-590.jpg" xlink:type="simple" xlink:show="embed" xlink:actuate="onLoad" draw:mime-type="image/jpeg"/>
</draw:frame>
 Внайближчому майбутньому федерація планує допустити представників країн-агресорів виступати на міжнародних змаганнях у нейтральному статусі.</text:p>
      <text:p text:style-name="P4">
Президент Міжнародної федерації гімнастики (FIG) Морінарі Ватанабе <text:a xlink:type="simple" xlink:href="https://www.insidethegames.biz/articles/1137223/morinari-watanabe-russia-belarus-fig" text:style-name="Internet_20_link" text:visited-style-name="Visited_20_Internet_20_Link">
</text:a>
 , що організація продовжила відсторонення росіян і білорусів,оскільки їм необхідно визначити критерії нейтралітету, передає Укрінформ.</text:p>
      <text:p text:style-name="P4">
«У нас є вісім дисциплін, всі мають різне управління, і ми повинні знайтикритерії нейтральності, які підходять для всіх восьми. Ми не можемо визначитикритерії нейтралітету на наступний день, тому нам потрібен час. Якщо сьогодніми щось сьогодні вирішимо, а завтра приймемо інше рішення, це не добре дляспортсменів. Тому через два місяці ми вирішимо, які ідеальні умовинейтралітету», - сказав Ватанабе.</text:p>
      <text:p text:style-name="P4">
<text:span text:style-name="T4">
Читайте також:</text:span>
 <text:a xlink:type="simple" xlink:href="https://www.ukrinform.ua/rubric-sports/3712168-onoprienko-vigrala-zoloto-cempionatu-evropi-z-hudoznoi-gimnastiki.html" text:style-name="Internet_20_link" text:visited-style-name="Visited_20_Internet_20_Link">
 <text:span text:style-name="T4">
Онопрієнко</text:span>
 </text:a>
</text:p>
      <text:p text:style-name="P4">
Як повідомляв Укрінформ, українська гімнастка Вікторія Онопрієнко вигралавправу з обручем на ЧЄ.</text:p>
      <text:p text:style-name="P4">
Фото: Getty Images</text:p>
      <text:p text:style-name="P4">
Source: <text:a xlink:type="simple" xlink:href="https://www.ukrinform.ua/rubric-sports/3712632-miznarodna-federacia-gimnastiki-prodovzila-vidstoronenna-rosian-i-bilorusiv.html" text:style-name="Internet_20_link" text:visited-style-name="Visited_20_Internet_20_Link">
https://www.ukrinform.ua/rubric-sports/3712632-miznarodna-federacia-gimnastiki-prodovzila-vidstoronenna-rosian-i-bilorusiv.html</text:a>
</text:p>
      <!--NEWS-->
      <text:h text:style-name="P10" text:outline-level="1">
<text:span text:style-name="T4">
Лише за останній місяць пошуковцям вдалося знайти 50 тіл зниклих безвісти українців</text:span>
</text:h>
      <text:p text:style-name="P4">
Authors: Ukrinform (Person)</text:p>
      <text:p text:style-name="P4">
Publisher: Укринформ (Organization)</text:p>
      <text:p text:style-name="P4">
Published Time: 2023-05-22T15:36:19+03:00</text:p>
      <text:p text:style-name="P4">
Modified Time: 2023-05-22T15:36:19+03:00</text:p>
      <text:p text:style-name="P4">
Description: Лише за останній місяць пошуковим групам уповноваженого з питань осіб, зниклих безвісти за особливих обставин, вдалося знайти 50 тіл зниклих безвісти українців. — Укрінформ.</text:p>
      <text:p text:style-name="P4">
Images: ['<text:a xlink:type="simple" xlink:href="https://static.ukrinform.com/photos/2023_05/thumb_files/630_360_1684758917-920.jpg" text:style-name="Internet_20_link" text:visited-style-name="Visited_20_Internet_20_Link">
630_360_16847...</text:a>
']</text:p>
      <text:p text:style-name="P4">
Tags: ['Україна', 'Зниклі безвісти', 'Війна з Росією']</text:p>
      <text:p text:style-name="P4">
Type: Article</text:p>
      <!--METADATA-->
      <text:p text:style-name="P4">
<draw:frame draw:style-name="fr1" draw:name="Image120" text:anchor-type="as-char" svg:width="6.9236in" svg:height="3.956343in" draw:z-index="0">
<draw:image xlink:href="../Images/yкринформ/2023-05-22T15-36-19-03-00/630_360_1684758917-920.jpg" xlink:type="simple" xlink:show="embed" xlink:actuate="onLoad" draw:mime-type="image/jpeg"/>
</draw:frame>
 Лише заостанній місяць пошуковим групам уповноваженого з питань осіб, зниклихбезвісти за особливих обставин, вдалося знайти 50 тіл зниклих безвістиукраїнців.</text:p>
      <text:p text:style-name="P4">
Про це уповноважений з питань осіб, зниклих безвісти, Олег Котенко повідомив у<text:a xlink:type="simple" xlink:href="https://t.me/Oleg_Kotenko_Patriot/139" text:style-name="Internet_20_link" text:visited-style-name="Visited_20_Internet_20_Link">
 </text:a>
 й оприлюднив світлини, які надавкомандир пошукових груп у Донецькій, Луганській та Харківській областяхОлексій Юков.</text:p>
      <text:p text:style-name="P4">
«Кадри були зроблені на звільнених територіях під час відпрацювання локаційімовірних поховань. Лише за останній місяць пошуковцям вдалося піднятип’ятдесят тіл», - зазначив уповноважений.</text:p>
      <text:p text:style-name="P4">
Котенко закликав усіх, кому відомо про ймовірні місця поховання, повідомлятина гарячі лінії уповноваженого в будні за телефоном: 0 800 339 247, у вихідніможна надсилати повідомлення у Вайбер і Телеграм за номером: (095) 896-04-21.</text:p>
      <text:p text:style-name="P4">
<text:span text:style-name="T4">
Читайте також:</text:span>
 <text:a xlink:type="simple" xlink:href="https://www.ukrinform.ua/rubric-ato/3712041-v-ukraini-stvorili-interaktivnu-mapu-misc-de-znikali-bezvisti-vijskovi.html" text:style-name="Internet_20_link" text:visited-style-name="Visited_20_Internet_20_Link">
 <text:span text:style-name="T4">
безвісти</text:span>
 </text:a>
</text:p>
      <text:p text:style-name="P4">
Як повідомляв Укрінформ, <text:a xlink:type="simple" xlink:href="https://www.ukrinform.ua/rubric-society/3704754-ofis-upovnovazenogo-z-pitan-zniklih-bezvisti-rozsukue-ponad-7-tisac-ludej.html" text:style-name="Internet_20_link" text:visited-style-name="Visited_20_Internet_20_Link">
 </text:a>
 о з питань осіб, зниклих безвісти за особливихобставин, нині розшукує понад 7 тисяч людей.</text:p>
      <text:p text:style-name="P4">
Source: <text:a xlink:type="simple" xlink:href="https://www.ukrinform.ua/rubric-ato/3712634-lise-za-ostannij-misac-posukovcam-vdalosa-znajti-50-til-zniklih-bezvisti-ukrainciv.html" text:style-name="Internet_20_link" text:visited-style-name="Visited_20_Internet_20_Link">
https://www.ukrinform.ua/rubric-ato/3712634-lise-za-ostannij-misac-posukovcam-vdalosa-znajti-50-til-zniklih-bezvisti-ukrainciv.html</text:a>
</text:p>
      <!--NEWS-->
      <text:h text:style-name="P10" text:outline-level="1">
<text:span text:style-name="T4">
СБУ затримала жительку Донеччини, яка «зливала» росіянам дані про ППО в районі Бахмута</text:span>
</text:h>
      <text:p text:style-name="P4">
Authors: Ukrinform (Person)</text:p>
      <text:p text:style-name="P4">
Publisher: Укринформ (Organization)</text:p>
      <text:p text:style-name="P4">
Published Time: 2023-05-22T15:39:00+03:00</text:p>
      <text:p text:style-name="P4">
Modified Time: 2023-05-22T15:39:00+03:00</text:p>
      <text:p text:style-name="P4">
Description: Служба безпеки України у Донецькій області затримала інформаторку, яка збирала для російських загарбників розвідувальні дані про місця базування системи протиповітряної оборони та переміщення Сил оборони на Бахмутському напрямку. — Укрінформ.</text:p>
      <text:p text:style-name="P4">
Images: ['<text:a xlink:type="simple" xlink:href="https://static.ukrinform.com/photos/2023_05/thumb_files/630_360_1684757560-809.jpg" text:style-name="Internet_20_link" text:visited-style-name="Visited_20_Internet_20_Link">
630_360_16847...</text:a>
']</text:p>
      <text:p text:style-name="P4">
Tags: ['Бахмут', 'СБУ', 'Війна з Росією', 'ППО']</text:p>
      <text:p text:style-name="P4">
Type: Article</text:p>
      <!--METADATA-->
      <text:p text:style-name="P4">
<draw:frame draw:style-name="fr1" draw:name="Image121" text:anchor-type="as-char" svg:width="6.9236in" svg:height="3.956343in" draw:z-index="0">
<draw:image xlink:href="../Images/yкринформ/2023-05-22T15-39-00-03-00/630_360_1684757560-809.jpg" xlink:type="simple" xlink:show="embed" xlink:actuate="onLoad" draw:mime-type="image/jpeg"/>
</draw:frame>
 Службабезпеки України у Донецькій області затримала інформаторку, яка збирала дляросійських загарбників розвідувальні дані про місця базування системипротиповітряної оборони та переміщення Сил оборони на Бахмутському напрямку.</text:p>
      <text:p text:style-name="P4">
Як передає Укрінформ, про це СБУ повідомляє у <text:a xlink:type="simple" xlink:href="https://t.me/SBUkr/8385" text:style-name="Internet_20_link" text:visited-style-name="Visited_20_Internet_20_Link">
</text:a>
.</text:p>
      <text:p text:style-name="P4">
Передусім жінка намагалась встановити координати вогневих позицій,фортифікаційних споруд та системи ППО.</text:p>
      <text:p text:style-name="P4">
Співробітники <text:a xlink:type="simple" xlink:href="https://www.ukrinform.ua/tag-sbu" text:style-name="Internet_20_link" text:visited-style-name="Visited_20_Internet_20_Link">
 </text:a>
 затримали фігурантку підчас виконання нею ворожого завдання. У неї виявили мобільний телефон, якийжінка використовувала для передачі агресору закритих відомостей.</text:p>
      <text:p text:style-name="P4">
За даними слідства, ворожою інформаторкою є жителька Олексіїво-Дружківки. Вонабула активною користувачкою забороненої соцмережі «Одноклассники», в якійпоширювала антиукраїнські дописи.</text:p>
      <text:p text:style-name="P4">
Там на неї вийшов зв’язковий російської спецслужби та у січні цього рокузапропонував долучитися до розвідувально-підривної діяльності проти України.</text:p>
      <text:p text:style-name="P4">
Для збору розвідданих жінка виходила на місцевість і приховано спостерігала запідрозділами українських військ.</text:p>
      <text:p text:style-name="P4">
Також вона «в темну» використовувала своїх сусідів і знайомих, в якихрозпитувала інформацію про пересування колон військової техніки Сил оборони.</text:p>
      <text:p text:style-name="P4">
Отримані відомості зловмисниця надсилала ворогу через месенджер у виглядітекстових повідомлень із зазначенням геолокацій українських об’єктів.</text:p>
      <text:p text:style-name="P4">
<text:span text:style-name="T4">
Читайте також:</text:span>
 <text:a xlink:type="simple" xlink:href="https://www.ukrinform.ua/rubric-regions/3709712-sbu-zatrimala-zitelku-harkivsini-zlivala-dani-pro-zsu-sinu-v-rosiu.html" text:style-name="Internet_20_link" text:visited-style-name="Visited_20_Internet_20_Link">
 <text:span text:style-name="T4">
зливала</text:span>
 </text:a>
</text:p>
      <text:p text:style-name="P4">
Слідчі СБУ повідомили затриманій про підозру за ч. 7 ст. 111-1 Кримінальногокодексу України (колабораційна діяльність).</text:p>
      <text:p text:style-name="P4">
Жінка перебуває під вартою. Їй загрожує до 15 років тюрми.</text:p>
      <text:p text:style-name="P4">
Як повідомляв <text:a xlink:type="simple" xlink:href="https://www.ukrinform.ua/rubric-society/3705195-zdavav-rosianam-pozicii-ppo-odesitu-dali-15-rokiv-vaznici.html" text:style-name="Internet_20_link" text:visited-style-name="Visited_20_Internet_20_Link">
 </text:a>
 , жителя Одеси, якийпередавав російським загарбникам дані про Сили оборони та коригував ворожіракетні удари по регіону, засудили до 15 років позбавлення волі.</text:p>
      <text:p text:style-name="P4">
Source: <text:a xlink:type="simple" xlink:href="https://www.ukrinform.ua/rubric-regions/3712618-sbu-zatrimala-zitelku-doneccini-aka-peredavala-rosianam-dani-pro-ppo-v-rajoni-bahmuta.html" text:style-name="Internet_20_link" text:visited-style-name="Visited_20_Internet_20_Link">
https://www.ukrinform.ua/rubric-regions/3712618-sbu-zatrimala-zitelku-doneccini-aka-peredavala-rosianam-dani-pro-ppo-v-rajoni-bahmuta.html</text:a>
</text:p>
      <!--NEWS-->
      <text:h text:style-name="P10" text:outline-level="1">
<text:span text:style-name="T4">
Zaporizka Oblast(21:44). Red Alert: aerial threat. Sirens sounding. Take cover now!</text:span>
</text:h>
      <text:p text:style-name="P4">
Authors: liveuamap (Language: en)</text:p>
      <text:p text:style-name="P4">
Time: 2023-05-22T15:46:00</text:p>
      <text:p text:style-name="P4">
Location: Zaporizka Oblast (Latitude:47.612131 Longtitude:35.765101)</text:p>
      <text:p text:style-name="P4">
Videos: []</text:p>
      <text:p text:style-name="P4">
Images: []</text:p>
      <text:p text:style-name="P4">
Tags: ["Europe", "Central and Eastern Europe"]</text:p>
      <text:p text:style-name="P4">
ID: 22564707</text:p>
      <!--METADATA-->
      <text:p text:style-name="P4">
Zaporizka Oblast(21:44). Red Alert: aerial threat. Sirens sounding. Take covernow!</text:p>
      <text:p text:style-name="P4">
News Collection Link: <text:a xlink:type="simple" xlink:href="https://liveuamap.com/en/2023/22-may-zaporizka-oblast2144-red-alert-aerial-g" text:style-name="Internet_20_link" text:visited-style-name="Visited_20_Internet_20_Link">
https://liveuamap.com/en/2023/22-may-zaporizka-oblast2144-red-alert-aerial-g</text:a>
</text:p>
      <text:p text:style-name="P4">
Source: <text:a xlink:type="simple" xlink:href="https://t.me/air_alert_ua/46302" text:style-name="Internet_20_link" text:visited-style-name="Visited_20_Internet_20_Link">
https://t.me/air_alert_ua/46302</text:a>
</text:p>
      <!--NEWS-->
      <text:h text:style-name="P10" text:outline-level="1">
<text:span text:style-name="T4">
На Хмельниччині ще дев'ять парафій перейшли до ПЦУ</text:span>
</text:h>
      <text:p text:style-name="P4">
Authors: Ukrinform (Person)</text:p>
      <text:p text:style-name="P4">
Publisher: Укринформ (Organization)</text:p>
      <text:p text:style-name="P4">
Published Time: 2023-05-22T15:53:00+03:00</text:p>
      <text:p text:style-name="P4">
Modified Time: 2023-05-22T15:53:00+03:00</text:p>
      <text:p text:style-name="P4">
Description: На Хмельниччині зареєстрували статути ще 9 парафій Православної церкви України, які раніше підпорядковувалися УПЦ московського патріархату. — Укрінформ.</text:p>
      <text:p text:style-name="P4">
Images: ['<text:a xlink:type="simple" xlink:href="https://static.ukrinform.com/photos/2023_04/thumb_files/630_360_1680620828-572.jpg" text:style-name="Internet_20_link" text:visited-style-name="Visited_20_Internet_20_Link">
630_360_16806...</text:a>
']</text:p>
      <text:p text:style-name="P4">
Tags: ['Хмельниччина', 'УПЦ МП', 'Православна церква України']</text:p>
      <text:p text:style-name="P4">
Type: Article</text:p>
      <!--METADATA-->
      <text:p text:style-name="P4">
<draw:frame draw:style-name="fr1" draw:name="Image122" text:anchor-type="as-char" svg:width="6.9236in" svg:height="3.956343in" draw:z-index="0">
<draw:image xlink:href="../Images/yкринформ/2023-05-22T15-53-00-03-00/630_360_1680620828-572.jpg" xlink:type="simple" xlink:show="embed" xlink:actuate="onLoad" draw:mime-type="image/jpeg"/>
</draw:frame>
 НаХмельниччині зареєстрували статути ще 9 парафій Православної церкви України,які раніше підпорядковувалися УПЦ московського патріархату.</text:p>
      <text:p text:style-name="P4">
Як передає Укрінформ, про це в <text:a xlink:type="simple" xlink:href="https://t.me/khmelnytskaODA/1670" text:style-name="Internet_20_link" text:visited-style-name="Visited_20_Internet_20_Link">
 </text:a>
повідомила Хмельницька ОВА.</text:p>
      <text:p text:style-name="P4">
«Упродовж тижня зареєстровано 9 статутів релігійних громад УПЦ, які перейшли в<text:a xlink:type="simple" xlink:href="https://www.ukrinform.ua/tag-pravoslavna-cerkva-ukraini" text:style-name="Internet_20_link" text:visited-style-name="Visited_20_Internet_20_Link">
 </text:a>
 », - йдеться уповідомленні.</text:p>
      <text:p text:style-name="P4">
Загалом із початку повномасштабної війни в області зареєстровано статути 198релігійних громад УПЦ московського патріархату в новій редакції, 169 з якихперейшли в ПЦУ та 29 – в незалежні православні громади.</text:p>
      <text:p text:style-name="P4">
<text:span text:style-name="T4">
Читайте також:</text:span>
 <text:a xlink:type="simple" xlink:href="https://www.ukrinform.ua/rubric-society/3708049-v-pcu-pereviratimut-svasennikiv-aki-perehodat-z-moskovskogo-patriarhatu-epifanij.html" text:style-name="Internet_20_link" text:visited-style-name="Visited_20_Internet_20_Link">
 </text:a>
</text:p>
      <text:p text:style-name="P4">
Як повідомляв <text:a xlink:type="simple" xlink:href="https://www.ukrinform.ua/rubric-regions/3691444-hmelnicka-oblrada-zaboronila-dialnist-upc-mp-na-teritorii-oblasti.html" text:style-name="Internet_20_link" text:visited-style-name="Visited_20_Internet_20_Link">
 </text:a>
 , Хмельницькаобласна рада ухвалила рішення про заборону діяльності УПЦ московськогопатріархату на території області.</text:p>
      <text:p text:style-name="P4">
Source: <text:a xlink:type="simple" xlink:href="https://www.ukrinform.ua/rubric-regions/3712642-na-hmelniccini-se-devat-parafij-perejsli-do-pcu.html" text:style-name="Internet_20_link" text:visited-style-name="Visited_20_Internet_20_Link">
https://www.ukrinform.ua/rubric-regions/3712642-na-hmelniccini-se-devat-parafij-perejsli-do-pcu.html</text:a>
</text:p>
      <!--NEWS-->
      <text:h text:style-name="P10" text:outline-level="1">
<text:span text:style-name="T4">
Польща готує звіт про відшкодування Росією збитків, завданих Радянським Союзом</text:span>
</text:h>
      <text:p text:style-name="P4">
Authors: Ukrinform (Person)</text:p>
      <text:p text:style-name="P4">
Publisher: Укринформ (Organization)</text:p>
      <text:p text:style-name="P4">
Published Time: 2023-05-22T15:54:56+03:00</text:p>
      <text:p text:style-name="P4">
Modified Time: 2023-05-22T15:54:56+03:00</text:p>
      <text:p text:style-name="P4">
Description: Інститут військових справ Польщі працює над звітом, в якому буде задокументовано усі збитки, завдані країні з боку СРСР, на кшталт того, який нещодавно Варшава підготувала стосовно Німеччини за втрати в роки Другої світової війни. — Укрінформ.</text:p>
      <text:p text:style-name="P4">
Images: ['<text:a xlink:type="simple" xlink:href="https://static.ukrinform.com/photos/2017_08/thumb_files/630_360_1502114127-8860.jpg" text:style-name="Internet_20_link" text:visited-style-name="Visited_20_Internet_20_Link">
630_360_15021...</text:a>
']</text:p>
      <text:p text:style-name="P4">
Tags: ['Польща', 'Росія', 'Репарації', 'СРСР']</text:p>
      <text:p text:style-name="P4">
Type: Article</text:p>
      <!--METADATA-->
      <text:p text:style-name="P4">
<draw:frame draw:style-name="fr1" draw:name="Image123" text:anchor-type="as-char" svg:width="6.9236in" svg:height="3.956343in" draw:z-index="0">
<draw:image xlink:href="../Images/yкринформ/2023-05-22T15-54-56-03-00/630_360_1502114127-8860.jpg" xlink:type="simple" xlink:show="embed" xlink:actuate="onLoad" draw:mime-type="image/jpeg"/>
</draw:frame>
 Інститутвійськових справ Польщі працює над звітом, в якому буде задокументовано усізбитки, завдані країні з боку СРСР, на кшталт того, який нещодавно Варшавапідготувала стосовно Німеччини за втрати в роки Другої світової війни.</text:p>
      <text:p text:style-name="P4">
Про це в ефірі <text:a xlink:type="simple" xlink:href="http://www.tvp.info/70017536/mularczyk-powstanie-raport-o-reparacjach-od-rosji" text:style-name="Internet_20_link" text:visited-style-name="Visited_20_Internet_20_Link">
 </text:a>
 заявив заступник глави МЗС Польщі Аркадіуш Мулярчик,передає Укрінформ.</text:p>
      <text:p text:style-name="P4">
"Над таким рапортом працює Інститут військових справ. Це має бути серйознедослідження, яке показує як весь аспект окупації, так і демонтаж (підприємств– ред.) із західних територій, пізнішу експлуатацію польської держави,невигідні вугільні контракти. Ми над цим працюємо, і такий звіт будестворений", – заявив Мулярчик.</text:p>
      <text:p text:style-name="P4">
Раніше представники польської влади неодноразово заявляли, що Варшава плануєвимагати від Росії схожу компенсацію за окупацію країни, як і від Німеччини.Зокрема, на початку травня про це в інтерв'ю Financial Times говорив головаБюро міжнародної політики при президентові <text:a xlink:type="simple" xlink:href="https://www.ukrinform.ua/tag-polsa" text:style-name="Internet_20_link" text:visited-style-name="Visited_20_Internet_20_Link">
 </text:a>
 Марцін Пшидач.</text:p>
      <text:p text:style-name="P4">
<text:span text:style-name="T4">
Читайте також:</text:span>
 <text:a xlink:type="simple" xlink:href="https://www.ukrinform.ua/rubric-world/3646606-varsava-ne-viznae-vidmovu-berlina-vesti-peregovori-pro-voenni-reparacii.html" text:style-name="Internet_20_link" text:visited-style-name="Visited_20_Internet_20_Link">
 <text:span text:style-name="T4">
репарації</text:span>
 </text:a>
</text:p>
      <text:p text:style-name="P4">
Як повідомляв Укрінформ, торік у вересні у Варшаві <text:a xlink:type="simple" xlink:href="https://www.ukrinform.ua/rubric-world/3562525-polsa-vimagatime-vid-nimeccini-ponad-15-triljona-reparacij.html" text:style-name="Internet_20_link" text:visited-style-name="Visited_20_Internet_20_Link">
</text:a>
 , згідно з яким Берлін маєвиплатити Польщі за спричинені людські та матеріальні втрати під час Другоїсвітової війни відшкодування на суму понад 6,2 трлн злотих (понад 1,5 трлндол. за курсом станом на 2021 рік). У жовтні Мулярчика було призначенозаступником глави МЗС Польщі, головним завданням якого є переконання Берліната міжнародної спільноти щодо необхідності виплати Німеччиною репарацій Польщіза завдані в роки війни збитки.</text:p>
      <text:p text:style-name="P4">
Своєю чергою 21 травня голова Держдуми Росії Вячеслав Володін написав уТелеграмі, що Польща повинна виплатити Росії понад 750 млрд дол. запіслявоєнне відновлення і розвиток РП.</text:p>
      <text:p text:style-name="P4">
Source: <text:a xlink:type="simple" xlink:href="https://www.ukrinform.ua/rubric-world/3712644-polsa-gotue-zvit-pro-vidskoduvanna-rosieu-zbitkiv-zavdanih-radanskim-souzom.html" text:style-name="Internet_20_link" text:visited-style-name="Visited_20_Internet_20_Link">
https://www.ukrinform.ua/rubric-world/3712644-polsa-gotue-zvit-pro-vidskoduvanna-rosieu-zbitkiv-zavdanih-radanskim-souzom.html</text:a>
</text:p>
      <!--NEWS-->
      <text:h text:style-name="P10" text:outline-level="1">
<text:span text:style-name="T4">
У Дрездені триває виставка українського мистецтва 1912-2023 років</text:span>
</text:h>
      <text:p text:style-name="P4">
Authors: Ukrinform (Person)</text:p>
      <text:p text:style-name="P4">
Publisher: Укринформ (Organization)</text:p>
      <text:p text:style-name="P4">
Published Time: 2023-05-22T15:56:35+03:00</text:p>
      <text:p text:style-name="P4">
Modified Time: 2023-05-22T15:56:35+03:00</text:p>
      <text:p text:style-name="P4">
Description: </text:p>
      <text:p text:style-name="P4">
У Дрездені відкрилася виставка «Калейдоскоп історій. Українське мистецтво 1912-2023», де презентували зразки живопису, скульптури, відео, а також архіви близько 50 художників. — Укрінформ.</text:p>
      <text:p text:style-name="P4">
Images: ['<text:a xlink:type="simple" xlink:href="https://static.ukrinform.com/photos/2023_05/thumb_files/630_360_1684760047-615.jpg" text:style-name="Internet_20_link" text:visited-style-name="Visited_20_Internet_20_Link">
630_360_16847...</text:a>
']</text:p>
      <text:p text:style-name="P4">
Tags: ['Німеччина', 'Виставка', 'Мистецтво', 'МКІП ']</text:p>
      <text:p text:style-name="P4">
Type: Article</text:p>
      <!--METADATA-->
      <text:p text:style-name="P4">
<draw:frame draw:style-name="fr1" draw:name="Image124" text:anchor-type="as-char" svg:width="6.9236in" svg:height="3.956343in" draw:z-index="0">
<draw:image xlink:href="../Images/yкринформ/2023-05-22T15-56-35-03-00/630_360_1684760047-615.jpg" xlink:type="simple" xlink:show="embed" xlink:actuate="onLoad" draw:mime-type="image/jpeg"/>
</draw:frame>
 У Дрезденівідкрилася виставка «Калейдоскоп історій. Українське мистецтво 1912-2023», депрезентували зразки живопису, скульптури, відео, а також архіви близько 50художників.</text:p>
      <text:p text:style-name="P4">
Про це повідомив міністр культури та інформаційної політики Олександр Ткаченков <text:a xlink:type="simple" xlink:href="https://t.me/otkachenkokyiv/3613" text:style-name="Internet_20_link" text:visited-style-name="Visited_20_Internet_20_Link">
 </text:a>
 , передає Укрінформ.</text:p>
      <text:p text:style-name="P4">
«Українське мистецтво крокує світом та знайомить його з нашою багатоюкультурою. Так, в Дрездені відкрилась виставка «Калейдоскоп історій.Українське мистецтво 1912-2023»...Живопис, скульптура, фотографія, інсталяції,відео, графіка та архіви близько 50 художників і художниць з 6 травня по 10вересня 2023 року буде представлено в Альбертінум Державних художніх зібраньДрездена (SKD)», - написав він.</text:p>
      <text:p text:style-name="P4">
<text:span text:style-name="T4">
Читайте також:</text:span>
 <text:a xlink:type="simple" xlink:href="https://www.ukrinform.ua/rubric-diaspora/3712533-u-toronto-prohodit-vistavka-ukrainskogo-mitca-oleksandra-gutiri.html" text:style-name="Internet_20_link" text:visited-style-name="Visited_20_Internet_20_Link">
 <text:span text:style-name="T4">
виставка</text:span>
 </text:a>
</text:p>
      <text:p text:style-name="P4">
Також очільник МКІП зазначив, що це перша подібна виставка, яку відкрили вНімеччині. У Дрездені представлено експонати з приватних колекцій таукраїнських музеїв, зокрема, Національного художнього музею, Одеськогохудожнього музею, Національного музею українського народного декоративного <text:a xlink:type="simple" xlink:href="https://www.ukrinform.ua/tag-mistectvo" text:style-name="Internet_20_link" text:visited-style-name="Visited_20_Internet_20_Link">
</text:a>
 , Stedley Art Foundation, Фондуродини Марії Примаченко, Довженко-Центру та ГО «Музей сучасного мистецтва».Також виставку доповнюють експонати з Art Collection Telekom і АртотекиНімецького Бундестаґу.</text:p>
      <text:p text:style-name="P4">
Як повідомляв Укрінформ, <text:a xlink:type="simple" xlink:href="https://www.ukrinform.ua/rubric-culture/3710402-na-vistavciaukcioni-u-varsavi-predstavili-kartini-i-vijskovi-trofei-z-ukraini.html" text:style-name="Internet_20_link" text:visited-style-name="Visited_20_Internet_20_Link">
 </text:a>
 , на якій були представлені картини українськоїхудожниці Юлії Ангелюк і військові трофеї з різних куточків України.</text:p>
      <text:p text:style-name="P4">
Source: <text:a xlink:type="simple" xlink:href="https://www.ukrinform.ua/rubric-culture/3712645-u-drezdeni-trivae-vistavka-ukrainskogo-mistectva-19122023-rokiv.html" text:style-name="Internet_20_link" text:visited-style-name="Visited_20_Internet_20_Link">
https://www.ukrinform.ua/rubric-culture/3712645-u-drezdeni-trivae-vistavka-ukrainskogo-mistectva-19122023-rokiv.html</text:a>
</text:p>
      <!--NEWS-->
      <text:h text:style-name="P10" text:outline-level="1">
<text:span text:style-name="T4">
Kharkiv, Kharkivska Oblast, Donetsk Oblast(21:56). Red Alert: aerial threat. Sirens sounding....</text:span>
</text:h>
      <text:p text:style-name="P4">
Authors: liveuamap (Language: en)</text:p>
      <text:p text:style-name="P4">
Time: 2023-05-22T15:57:00</text:p>
      <text:p text:style-name="P4">
Location: Kharkiv (Latitude:49.98133 Longtitude:36.25148)</text:p>
      <text:p text:style-name="P4">
Videos: []</text:p>
      <text:p text:style-name="P4">
Images: []</text:p>
      <text:p text:style-name="P4">
Tags: ["Europe", "Central and Eastern Europe"]</text:p>
      <text:p text:style-name="P4">
ID: 22564711</text:p>
      <!--METADATA-->
      <text:p text:style-name="P4">
Kharkiv, Kharkivska Oblast, Donetsk Oblast(21:56). Red Alert: aerial threat.Sirens sounding. Take cover now!</text:p>
      <text:p text:style-name="P4">
News Collection Link: <text:a xlink:type="simple" xlink:href="https://liveuamap.com/en/2023/22-may-kharkiv-kharkivska-oblast-donetsk-oblag" text:style-name="Internet_20_link" text:visited-style-name="Visited_20_Internet_20_Link">
https://liveuamap.com/en/2023/22-may-kharkiv-kharkivska-oblast-donetsk-oblag</text:a>
</text:p>
      <text:p text:style-name="P4">
Source: <text:a xlink:type="simple" xlink:href="https://t.me/air_alert_ua/46304" text:style-name="Internet_20_link" text:visited-style-name="Visited_20_Internet_20_Link">
https://t.me/air_alert_ua/46304</text:a>
</text:p>
      <!--NEWS-->
      <text:h text:style-name="P10" text:outline-level="1">
<text:span text:style-name="T4">
На деокупованій Снігурівщині поновлює роботу завод компанії Agrofusion</text:span>
</text:h>
      <text:p text:style-name="P4">
Authors: Ukrinform (Person)</text:p>
      <text:p text:style-name="P4">
Publisher: Укринформ (Organization)</text:p>
      <text:p text:style-name="P4">
Published Time: 2023-05-22T15:58:00+03:00</text:p>
      <text:p text:style-name="P4">
Modified Time: 2023-05-22T15:58:00+03:00</text:p>
      <text:p text:style-name="P4">
Description: На деокупованій Снігурівщині (Миколаївщина) відновлює роботу завод компанії Agrofusion. — Укрінформ.</text:p>
      <text:p text:style-name="P4">
Images: ['<text:a xlink:type="simple" xlink:href="https://static.ukrinform.com/photos/2023_05/thumb_files/630_360_1684760391-175.jpg" text:style-name="Internet_20_link" text:visited-style-name="Visited_20_Internet_20_Link">
630_360_16847...</text:a>
', '<text:a xlink:type="simple" xlink:href="https://static.ukrinform.com/photos/2023_05/1684760128-647.jpg" text:style-name="Internet_20_link" text:visited-style-name="Visited_20_Internet_20_Link">
1684760128-64...</text:a>
']</text:p>
      <text:p text:style-name="P4">
Tags: ['Миколаївщина', 'Завод', 'Відбудова', 'Agrofusion']</text:p>
      <text:p text:style-name="P4">
Type: Article</text:p>
      <!--METADATA-->
      <text:p text:style-name="P4">
<draw:frame draw:style-name="fr1" draw:name="Image125" text:anchor-type="as-char" svg:width="6.9236in" svg:height="3.956343in" draw:z-index="0">
<draw:image xlink:href="../Images/yкринформ/2023-05-22T15-58-00-03-00/630_360_1684760391-175.jpg" xlink:type="simple" xlink:show="embed" xlink:actuate="onLoad" draw:mime-type="image/jpeg"/>
</draw:frame>
 Надеокупованій Снігурівщині (Миколаївщина) відновлює роботу завод компаніїAgrofusion.</text:p>
      <text:p text:style-name="P4">
Про це сказав голова обласної військової адміністрації Віталій Кім на брифінгув Медіацентрі Україна - Укрінформ 22 травня.</text:p>
      <text:p text:style-name="P4">
«Так, завод Agrofusion на Снігурівщині відновлює роботу, досить швидкимитемпами, там вже розмінували поля. Крім того, компанія розмістила в іншомумісці свої потужності, де вже вирощує розсаду. До осені очікується повневідновлення цього <text:a xlink:type="simple" xlink:href="https://www.ukrinform.ua/tag-zavod" text:style-name="Internet_20_link" text:visited-style-name="Visited_20_Internet_20_Link">
 </text:a>
 , а на наступний рікпланується навіть нарощування виробництва», - сказав Кім.</text:p>
      <text:p text:style-name="P4">
<draw:frame draw:style-name="fr1" draw:name="Image126" text:anchor-type="as-char" svg:width="6.9236in" svg:height="4.615733in" draw:z-index="0">
<draw:image xlink:href="../Images/yкринформ/2023-05-22T15-58-00-03-00/1684760128-647.jpg" xlink:type="simple" xlink:show="embed" xlink:actuate="onLoad" draw:mime-type="image/jpeg"/>
</draw:frame>
</text:p>
      <text:p text:style-name="P4">
Також, за його словами, наразі на Миколаївщині запрацювали такі великіпідприємства як фірма PepsiCo, пивзавод «Янтар» та фірма «Нібулон». Найближчимчасом ще п’ять підприємств розглядають відновлення роботи в області.</text:p>
      <text:p text:style-name="P4">
<text:span text:style-name="T4">
Читайте також:</text:span>
 <text:a xlink:type="simple" xlink:href="https://www.ukrinform.ua/rubric-vidbudova/3682073-u-snigurivci-na-mikolaivsini-startuvav-britanskij-proekt-vidnovlenna-poskodzenogo-zitla.html" text:style-name="Internet_20_link" text:visited-style-name="Visited_20_Internet_20_Link">
 <text:span text:style-name="T4">
Снігурівці</text:span>
 </text:a>
</text:p>
      <text:p text:style-name="P4">
Agrofusion — це українська вертикально-інтегрована група компаній, яказаймається виробництвом та переробкою томатів.</text:p>
      <text:p text:style-name="P4">
Як повідомлялося, наразі немає офіційних даних щодо приєднання миколаївськихпортів до зернового коридору.</text:p>
      <text:p text:style-name="P4">
Source: <text:a xlink:type="simple" xlink:href="https://www.ukrinform.ua/rubric-vidbudova/3712647-na-deokupovanij-snigurivsini-ponovlue-robotu-zavod-kompanii-agrofusion.html" text:style-name="Internet_20_link" text:visited-style-name="Visited_20_Internet_20_Link">
https://www.ukrinform.ua/rubric-vidbudova/3712647-na-deokupovanij-snigurivsini-ponovlue-robotu-zavod-kompanii-agrofusion.html</text:a>
</text:p>
      <!--NEWS-->
      <text:h text:style-name="P10" text:outline-level="1">
<text:span text:style-name="T4">
Poltavska Oblast(22:04). Red Alert: aerial threat. Sirens sounding. Take cover now!</text:span>
</text:h>
      <text:p text:style-name="P4">
Authors: liveuamap (Language: en)</text:p>
      <text:p text:style-name="P4">
Time: 2023-05-22T16:04:00</text:p>
      <text:p text:style-name="P4">
Location: Poltavska Oblast (Latitude:49.47705000 Longtitude:33.81866000)</text:p>
      <text:p text:style-name="P4">
Videos: []</text:p>
      <text:p text:style-name="P4">
Images: []</text:p>
      <text:p text:style-name="P4">
Tags: ["Europe", "Central and Eastern Europe"]</text:p>
      <text:p text:style-name="P4">
ID: 22564713</text:p>
      <!--METADATA-->
      <text:p text:style-name="P4">
Poltavska Oblast(22:04). Red Alert: aerial threat. Sirens sounding. Take covernow!</text:p>
      <text:p text:style-name="P4">
News Collection Link: <text:a xlink:type="simple" xlink:href="https://liveuamap.com/en/2023/22-may-poltavska-oblast2204-red-alert-aerial-g" text:style-name="Internet_20_link" text:visited-style-name="Visited_20_Internet_20_Link">
https://liveuamap.com/en/2023/22-may-poltavska-oblast2204-red-alert-aerial-g</text:a>
</text:p>
      <text:p text:style-name="P4">
Source: <text:a xlink:type="simple" xlink:href="https://t.me/suspilnepoltava/11272" text:style-name="Internet_20_link" text:visited-style-name="Visited_20_Internet_20_Link">
https://t.me/suspilnepoltava/11272</text:a>
</text:p>
      <!--NEWS-->
      <text:h text:style-name="P10" text:outline-level="1">
<text:span text:style-name="T4">
Dnipro, Dnipropetrovska Oblast, Chernihivska Oblast, Kyiv Oblast, Mykolaiv, Mykolayivska Obla...</text:span>
</text:h>
      <text:p text:style-name="P4">
Authors: liveuamap (Language: en)</text:p>
      <text:p text:style-name="P4">
Time: 2023-05-22T16:06:00</text:p>
      <text:p text:style-name="P4">
Location: Dnipro (Latitude:48.45930000 Longtitude:35.03865000)</text:p>
      <text:p text:style-name="P4">
Videos: []</text:p>
      <text:p text:style-name="P4">
Images: []</text:p>
      <text:p text:style-name="P4">
Tags: ["Europe", "Central and Eastern Europe"]</text:p>
      <text:p text:style-name="P4">
ID: 22564714</text:p>
      <!--METADATA-->
      <text:p text:style-name="P4">
Dnipro, Dnipropetrovska Oblast, Chernihivska Oblast, Kyiv Oblast, Mykolaiv,Mykolayivska Oblast(22:05). Red Alert: aerial threat. Sirens sounding. Takecover now!</text:p>
      <text:p text:style-name="P4">
News Collection Link: <text:a xlink:type="simple" xlink:href="https://liveuamap.com/en/2023/22-may-dnipro-dnipropetrovska-oblast-chernihig" text:style-name="Internet_20_link" text:visited-style-name="Visited_20_Internet_20_Link">
https://liveuamap.com/en/2023/22-may-dnipro-dnipropetrovska-oblast-chernihig</text:a>
</text:p>
      <text:p text:style-name="P4">
Source: <text:a xlink:type="simple" xlink:href="https://t.me/air_alert_ua/46310" text:style-name="Internet_20_link" text:visited-style-name="Visited_20_Internet_20_Link">
https://t.me/air_alert_ua/46310</text:a>
</text:p>
      <!--NEWS-->
      <text:h text:style-name="P10" text:outline-level="1">
<text:span text:style-name="T4">
Кочергін вдруге у сезоні відзначився дублем у чемпіонаті Польщі</text:span>
</text:h>
      <text:p text:style-name="P4">
Authors: Ukrinform (Person)</text:p>
      <text:p text:style-name="P4">
Publisher: Укринформ (Organization)</text:p>
      <text:p text:style-name="P4">
Published Time: 2023-05-22T16:06:38+03:00</text:p>
      <text:p text:style-name="P4">
Modified Time: 2023-05-22T16:06:38+03:00</text:p>
      <text:p text:style-name="P4">
Description: Гравець встановив особистий рекорд за голами на рівні національних першостей. — Укрінформ.</text:p>
      <text:p text:style-name="P4">
Images: ['<text:a xlink:type="simple" xlink:href="https://static.ukrinform.com/photos/2023_05/thumb_files/630_360_1684760289-374.jpg" text:style-name="Internet_20_link" text:visited-style-name="Visited_20_Internet_20_Link">
630_360_16847...</text:a>
']</text:p>
      <text:p text:style-name="P4">
Tags: ['Футбол']</text:p>
      <text:p text:style-name="P4">
Type: Article</text:p>
      <!--METADATA-->
      <text:p text:style-name="P4">
<draw:frame draw:style-name="fr1" draw:name="Image127" text:anchor-type="as-char" svg:width="6.9236in" svg:height="3.956343in" draw:z-index="0">
<draw:image xlink:href="../Images/yкринформ/2023-05-22T16-06-38-03-00/630_360_1684760289-374.jpg" xlink:type="simple" xlink:show="embed" xlink:actuate="onLoad" draw:mime-type="image/jpeg"/>
</draw:frame>
 Гравецьвстановив особистий рекорд за голами на рівні національних першостей.</text:p>
      <text:p text:style-name="P4">
Український півзахисник Владислав Кочергін вдруге в сезоні відзначився дублему складі «Ракува», це сталося у матчі 33-го туру чемпіонату Польщі проти«Вісли» із Плоцька, передає Укрінформ.</text:p>
      <text:p text:style-name="P4">
Для «Вісли» гра проти «Ракува» мала турнірне значення в контексті боротьби зазбереження прописки у чемпіонаті. Саме гравці цієї команди відзначились на10-й хвилині зустрічі.</text:p>
      <text:p text:style-name="P4">
«Ракув» програвав до 81-ї хвилини, коли Кочергін забив свій перший гол уматчі. Через чотири хвилини після цього українець відзначився вдруге тавстановив фінальний рахунок у матчі – 2:1.</text:p>
      <text:p text:style-name="P4">
Це восьмий гол українського футболіста у Екстраклясі, відтак, гравецьвстановив особистий рекорд за голами у національному чемпіонаті. Попереднійнайкращий результат гравець показав у сезоні 2019/20, коли забив за «Зорю» сімголів в УПЛ.</text:p>
      <text:p text:style-name="P4">
<text:span text:style-name="T4">
Читайте також:</text:span>
 <text:a xlink:type="simple" xlink:href="https://www.ukrinform.ua/rubric-sports/3706059-ukrainec-kocergin-u-skladi-rakuva-stav-cempionom-polsi.html" text:style-name="Internet_20_link" text:visited-style-name="Visited_20_Internet_20_Link">
 <text:span text:style-name="T4">
Кочергін</text:span>
 </text:a>
</text:p>
      <text:p text:style-name="P4">
Як повідомляв Укрінформ, до завершення чемпіонату «Ракув» зіграє ще один матчу Естраклясі, у суботу, 27 травня, команда Кочергіна зіграє на своєму поліпроти «Заглембє» із Любіна.</text:p>
      <text:p text:style-name="P4">
Фото: Getty Images</text:p>
      <text:p text:style-name="P4">
Source: <text:a xlink:type="simple" xlink:href="https://www.ukrinform.ua/rubric-sports/3712650-kocergin-vdruge-u-sezoni-vidznacivsa-dublem-u-cempionati-polsi.html" text:style-name="Internet_20_link" text:visited-style-name="Visited_20_Internet_20_Link">
https://www.ukrinform.ua/rubric-sports/3712650-kocergin-vdruge-u-sezoni-vidznacivsa-dublem-u-cempionati-polsi.html</text:a>
</text:p>
      <!--NEWS-->
      <text:h text:style-name="P10" text:outline-level="1">
<text:span text:style-name="T4">
Odeska Oblast, Sumska Oblast, Kherson, Khersonska Oblast(22:07). Red Alert: aerial threat. Si...</text:span>
</text:h>
      <text:p text:style-name="P4">
Authors: liveuamap (Language: en)</text:p>
      <text:p text:style-name="P4">
Time: 2023-05-22T16:08:00</text:p>
      <text:p text:style-name="P4">
Location: Odeska Oblast (Latitude:46.75000000 Longtitude:30.25000000)</text:p>
      <text:p text:style-name="P4">
Videos: []</text:p>
      <text:p text:style-name="P4">
Images: []</text:p>
      <text:p text:style-name="P4">
Tags: ["Europe", "Central and Eastern Europe"]</text:p>
      <text:p text:style-name="P4">
ID: 22564715</text:p>
      <!--METADATA-->
      <text:p text:style-name="P4">
Odeska Oblast, Sumska Oblast, Kherson, Khersonska Oblast(22:07). Red Alert:aerial threat. Sirens sounding. Take cover now!</text:p>
      <text:p text:style-name="P4">
News Collection Link: <text:a xlink:type="simple" xlink:href="https://liveuamap.com/en/2023/22-may-odeska-oblast-sumska-oblast-kherson-khg" text:style-name="Internet_20_link" text:visited-style-name="Visited_20_Internet_20_Link">
https://liveuamap.com/en/2023/22-may-odeska-oblast-sumska-oblast-kherson-khg</text:a>
</text:p>
      <text:p text:style-name="P4">
Source: <text:a xlink:type="simple" xlink:href="https://t.me/air_alert_ua/46313" text:style-name="Internet_20_link" text:visited-style-name="Visited_20_Internet_20_Link">
https://t.me/air_alert_ua/46313</text:a>
</text:p>
      <!--NEWS-->
      <text:h text:style-name="P10" text:outline-level="1">
<text:span text:style-name="T4">
Ведення вогню вночі: як тренуються у Британії українські військові</text:span>
</text:h>
      <text:p text:style-name="P4">
Authors: Ukrinform (Person)</text:p>
      <text:p text:style-name="P4">
Publisher: Укринформ (Organization)</text:p>
      <text:p text:style-name="P4">
Published Time: 2023-05-22T16:09:37+03:00</text:p>
      <text:p text:style-name="P4">
Modified Time: 2023-05-22T16:09:37+03:00</text:p>
      <text:p text:style-name="P4">
Description: У Великій Британії норвезькі інструктори відпрацьовують з українськими військовими заняття з ведення вогню зі стрілецької зброї в умовах обмеженої видимості та вночі в оборонному та наступальному бою у складі відділення.   — Укрінформ.</text:p>
      <text:p text:style-name="P4">
Images: ['<text:a xlink:type="simple" xlink:href="https://static.ukrinform.com/photos/2023_05/thumb_files/630_360_1684760380-2145.jpeg" text:style-name="Internet_20_link" text:visited-style-name="Visited_20_Internet_20_Link">
630_360_16847...</text:a>
', '<text:a xlink:type="simple" xlink:href="https://static.ukrinform.com/photos/2023_05/thumb_files/630_360_1684760379-3570.jpeg" text:style-name="Internet_20_link" text:visited-style-name="Visited_20_Internet_20_Link">
630_360_16847...</text:a>
', '<text:a xlink:type="simple" xlink:href="https://static.ukrinform.com/photos/2023_05/thumb_files/630_360_1684760379-7047.jpeg" text:style-name="Internet_20_link" text:visited-style-name="Visited_20_Internet_20_Link">
630_360_16847...</text:a>
', '<text:a xlink:type="simple" xlink:href="https://static.ukrinform.com/photos/2023_05/thumb_files/630_360_1684760379-3298.jpeg" text:style-name="Internet_20_link" text:visited-style-name="Visited_20_Internet_20_Link">
630_360_16847...</text:a>
', '<text:a xlink:type="simple" xlink:href="https://static.ukrinform.com/photos/2023_05/thumb_files/630_360_1684760379-8409.jpeg" text:style-name="Internet_20_link" text:visited-style-name="Visited_20_Internet_20_Link">
630_360_16847...</text:a>
', '<text:a xlink:type="simple" xlink:href="https://static.ukrinform.com/photos/2023_05/thumb_files/630_360_1684760379-9771.jpeg" text:style-name="Internet_20_link" text:visited-style-name="Visited_20_Internet_20_Link">
630_360_16847...</text:a>
', '<text:a xlink:type="simple" xlink:href="https://static.ukrinform.com/photos/2023_05/thumb_files/630_360_1684760379-7343.jpeg" text:style-name="Internet_20_link" text:visited-style-name="Visited_20_Internet_20_Link">
630_360_16847...</text:a>
', '<text:a xlink:type="simple" xlink:href="https://static.ukrinform.com/photos/2023_05/thumb_files/630_360_1684760380-8601.jpeg" text:style-name="Internet_20_link" text:visited-style-name="Visited_20_Internet_20_Link">
630_360_16847...</text:a>
', '<text:a xlink:type="simple" xlink:href="https://static.ukrinform.com/photos/2023_05/thumb_files/630_360_1684760380-7119.jpeg" text:style-name="Internet_20_link" text:visited-style-name="Visited_20_Internet_20_Link">
630_360_16847...</text:a>
', '<text:a xlink:type="simple" xlink:href="https://static.ukrinform.com/photos/2023_05/thumb_files/630_360_1684760380-7186.jpeg" text:style-name="Internet_20_link" text:visited-style-name="Visited_20_Internet_20_Link">
630_360_16847...</text:a>
', '<text:a xlink:type="simple" xlink:href="https://static.ukrinform.com/photos/2023_05/thumb_files/630_360_1684760380-2889.jpeg" text:style-name="Internet_20_link" text:visited-style-name="Visited_20_Internet_20_Link">
630_360_16847...</text:a>
', '<text:a xlink:type="simple" xlink:href="https://static.ukrinform.com/photos/2023_05/thumb_files/630_360_1684760380-3368.jpeg" text:style-name="Internet_20_link" text:visited-style-name="Visited_20_Internet_20_Link">
630_360_16847...</text:a>
', '<text:a xlink:type="simple" xlink:href="https://static.ukrinform.com/photos/2023_05/thumb_files/630_360_1684760380-3614.jpeg" text:style-name="Internet_20_link" text:visited-style-name="Visited_20_Internet_20_Link">
630_360_16847...</text:a>
', '<text:a xlink:type="simple" xlink:href="https://static.ukrinform.com/photos/2023_05/thumb_files/630_360_1684760381-3196.jpeg" text:style-name="Internet_20_link" text:visited-style-name="Visited_20_Internet_20_Link">
630_360_16847...</text:a>
']</text:p>
      <text:p text:style-name="P4">
Tags: ['Британія', 'ЗСУ', 'Військові навчання']</text:p>
      <text:p text:style-name="P4">
Type: Article</text:p>
      <!--METADATA-->
      <text:p text:style-name="P4">
<draw:frame draw:style-name="fr1" draw:name="Image128" text:anchor-type="as-char" svg:width="6.9236in" svg:height="3.956343in" draw:z-index="0">
<draw:image xlink:href="../Images/yкринформ/2023-05-22T16-09-37-03-00/630_360_1684760380-2145.jpeg" xlink:type="simple" xlink:show="embed" xlink:actuate="onLoad" draw:mime-type="image/jpeg"/>
</draw:frame>
 УВеликій Британії норвезькі інструктори відпрацьовують з українськимивійськовими заняття з ведення вогню зі стрілецької зброї в умовах обмеженоївидимості та вночі в оборонному та наступальному бою у складі відділення.</text:p>
      <text:p text:style-name="P4">
Як передає Укрінформ, про це Генеральний штаб Збройних сил України повідомляєу <text:a xlink:type="simple" xlink:href="https://www.facebook.com/GeneralStaff.ua/posts/pfbid0ij9CdZbusbJzaDD7DG5hyy3yCMjuNokBHpmXMykkcAG558CxGoiKBnam1ysdDXGDl" text:style-name="Internet_20_link" text:visited-style-name="Visited_20_Internet_20_Link">
</text:a>
й оприлюднює відповідні фото.</text:p>
      <text:p text:style-name="P4">
«Ця підготовка дає змогу вдосконалити набуті бойові навички для підвищенняособистої безпеки та безпеки підрозділу під час різних сценаріїв дій Збройнихсил України, щоб військовослужбовці могли вправно використовувати необхіднітактичні знання для захисту України», - зазначають у Генштабі.</text:p>
      <text:p text:style-name="P4">
Під експертним керівництвом інструкторів Збройних сил <text:a xlink:type="simple" xlink:href="https://www.ukrinform.ua/tag-norvegia" text:style-name="Internet_20_link" text:visited-style-name="Visited_20_Internet_20_Link">
</text:a>
 новобранці ЗСУ стали підготовленішимидо бойових умов.</text:p>
      <text:p text:style-name="P4">
<draw:frame draw:style-name="fr1" draw:name="Image129" text:anchor-type="as-char" svg:width="6.9236in" svg:height="3.956343in" draw:z-index="0">
<draw:image xlink:href="../Images/yкринформ/2023-05-22T16-09-37-03-00/630_360_1684760379-3570.jpeg" xlink:type="simple" xlink:show="embed" xlink:actuate="onLoad" draw:mime-type="image/jpeg"/>
</draw:frame>
 УБританії українські військові під керівництвом норвезьких інструкторіввідпрацьовують ведення вогню при обмеженій видимості / Фото: Генштаб ЗСУ  <text:a xlink:type="simple" xlink:href="https://static.ukrinform.com/photos/2023_05/1684760379-3570.jpeg" text:style-name="Internet_20_link" text:visited-style-name="Visited_20_Internet_20_Link">
<draw:frame draw:style-name="fr1" draw:name="Image130" text:anchor-type="as-char" svg:width="6.9236in" svg:height="3.956343in" draw:z-index="0">
<draw:image xlink:href="../Images/yкринформ/2023-05-22T16-09-37-03-00/630_360_1684760379-3570.jpeg" xlink:type="simple" xlink:show="embed" xlink:actuate="onLoad" draw:mime-type="image/jpeg"/>
</draw:frame>
</text:a>
 <text:a xlink:type="simple" xlink:href="https://static.ukrinform.com/photos/2023_05/1684760379-7047.jpeg" text:style-name="Internet_20_link" text:visited-style-name="Visited_20_Internet_20_Link">
<draw:frame draw:style-name="fr1" draw:name="Image131" text:anchor-type="as-char" svg:width="6.9236in" svg:height="3.956343in" draw:z-index="0">
<draw:image xlink:href="../Images/yкринформ/2023-05-22T16-09-37-03-00/630_360_1684760379-7047.jpeg" xlink:type="simple" xlink:show="embed" xlink:actuate="onLoad" draw:mime-type="image/jpeg"/>
</draw:frame>
</text:a>
 <text:a xlink:type="simple" xlink:href="https://static.ukrinform.com/photos/2023_05/1684760379-3298.jpeg" text:style-name="Internet_20_link" text:visited-style-name="Visited_20_Internet_20_Link">
<draw:frame draw:style-name="fr1" draw:name="Image132" text:anchor-type="as-char" svg:width="6.9236in" svg:height="3.956343in" draw:z-index="0">
<draw:image xlink:href="../Images/yкринформ/2023-05-22T16-09-37-03-00/630_360_1684760379-3298.jpeg" xlink:type="simple" xlink:show="embed" xlink:actuate="onLoad" draw:mime-type="image/jpeg"/>
</draw:frame>
</text:a>
 <text:a xlink:type="simple" xlink:href="https://static.ukrinform.com/photos/2023_05/1684760379-8409.jpeg" text:style-name="Internet_20_link" text:visited-style-name="Visited_20_Internet_20_Link">
<draw:frame draw:style-name="fr1" draw:name="Image133" text:anchor-type="as-char" svg:width="6.9236in" svg:height="3.956343in" draw:z-index="0">
<draw:image xlink:href="../Images/yкринформ/2023-05-22T16-09-37-03-00/630_360_1684760379-8409.jpeg" xlink:type="simple" xlink:show="embed" xlink:actuate="onLoad" draw:mime-type="image/jpeg"/>
</draw:frame>
</text:a>
 <text:a xlink:type="simple" xlink:href="https://static.ukrinform.com/photos/2023_05/1684760379-9771.jpeg" text:style-name="Internet_20_link" text:visited-style-name="Visited_20_Internet_20_Link">
<draw:frame draw:style-name="fr1" draw:name="Image134" text:anchor-type="as-char" svg:width="6.9236in" svg:height="3.956343in" draw:z-index="0">
<draw:image xlink:href="../Images/yкринформ/2023-05-22T16-09-37-03-00/630_360_1684760379-9771.jpeg" xlink:type="simple" xlink:show="embed" xlink:actuate="onLoad" draw:mime-type="image/jpeg"/>
</draw:frame>
</text:a>
 <text:a xlink:type="simple" xlink:href="https://static.ukrinform.com/photos/2023_05/1684760379-7343.jpeg" text:style-name="Internet_20_link" text:visited-style-name="Visited_20_Internet_20_Link">
<draw:frame draw:style-name="fr1" draw:name="Image135" text:anchor-type="as-char" svg:width="6.9236in" svg:height="3.956343in" draw:z-index="0">
<draw:image xlink:href="../Images/yкринформ/2023-05-22T16-09-37-03-00/630_360_1684760379-7343.jpeg" xlink:type="simple" xlink:show="embed" xlink:actuate="onLoad" draw:mime-type="image/jpeg"/>
</draw:frame>
</text:a>
 <text:a xlink:type="simple" xlink:href="https://static.ukrinform.com/photos/2023_05/1684760380-8601.jpeg" text:style-name="Internet_20_link" text:visited-style-name="Visited_20_Internet_20_Link">
<draw:frame draw:style-name="fr1" draw:name="Image136" text:anchor-type="as-char" svg:width="6.9236in" svg:height="3.956343in" draw:z-index="0">
<draw:image xlink:href="../Images/yкринформ/2023-05-22T16-09-37-03-00/630_360_1684760380-8601.jpeg" xlink:type="simple" xlink:show="embed" xlink:actuate="onLoad" draw:mime-type="image/jpeg"/>
</draw:frame>
</text:a>
 <text:a xlink:type="simple" xlink:href="https://static.ukrinform.com/photos/2023_05/1684760380-2145.jpeg" text:style-name="Internet_20_link" text:visited-style-name="Visited_20_Internet_20_Link">
<draw:frame draw:style-name="fr1" draw:name="Image137" text:anchor-type="as-char" svg:width="6.9236in" svg:height="3.956343in" draw:z-index="0">
<draw:image xlink:href="../Images/yкринформ/2023-05-22T16-09-37-03-00/630_360_1684760380-2145.jpeg" xlink:type="simple" xlink:show="embed" xlink:actuate="onLoad" draw:mime-type="image/jpeg"/>
</draw:frame>
</text:a>
 <text:a xlink:type="simple" xlink:href="https://static.ukrinform.com/photos/2023_05/1684760380-7119.jpeg" text:style-name="Internet_20_link" text:visited-style-name="Visited_20_Internet_20_Link">
<draw:frame draw:style-name="fr1" draw:name="Image138" text:anchor-type="as-char" svg:width="6.9236in" svg:height="3.956343in" draw:z-index="0">
<draw:image xlink:href="../Images/yкринформ/2023-05-22T16-09-37-03-00/630_360_1684760380-7119.jpeg" xlink:type="simple" xlink:show="embed" xlink:actuate="onLoad" draw:mime-type="image/jpeg"/>
</draw:frame>
</text:a>
 <text:a xlink:type="simple" xlink:href="https://static.ukrinform.com/photos/2023_05/1684760380-7186.jpeg" text:style-name="Internet_20_link" text:visited-style-name="Visited_20_Internet_20_Link">
<draw:frame draw:style-name="fr1" draw:name="Image139" text:anchor-type="as-char" svg:width="6.9236in" svg:height="3.956343in" draw:z-index="0">
<draw:image xlink:href="../Images/yкринформ/2023-05-22T16-09-37-03-00/630_360_1684760380-7186.jpeg" xlink:type="simple" xlink:show="embed" xlink:actuate="onLoad" draw:mime-type="image/jpeg"/>
</draw:frame>
</text:a>
 <text:a xlink:type="simple" xlink:href="https://static.ukrinform.com/photos/2023_05/1684760380-2889.jpeg" text:style-name="Internet_20_link" text:visited-style-name="Visited_20_Internet_20_Link">
<draw:frame draw:style-name="fr1" draw:name="Image140" text:anchor-type="as-char" svg:width="6.9236in" svg:height="3.956343in" draw:z-index="0">
<draw:image xlink:href="../Images/yкринформ/2023-05-22T16-09-37-03-00/630_360_1684760380-2889.jpeg" xlink:type="simple" xlink:show="embed" xlink:actuate="onLoad" draw:mime-type="image/jpeg"/>
</draw:frame>
</text:a>
 <text:a xlink:type="simple" xlink:href="https://static.ukrinform.com/photos/2023_05/1684760380-3368.jpeg" text:style-name="Internet_20_link" text:visited-style-name="Visited_20_Internet_20_Link">
<draw:frame draw:style-name="fr1" draw:name="Image141" text:anchor-type="as-char" svg:width="6.9236in" svg:height="3.956343in" draw:z-index="0">
<draw:image xlink:href="../Images/yкринформ/2023-05-22T16-09-37-03-00/630_360_1684760380-3368.jpeg" xlink:type="simple" xlink:show="embed" xlink:actuate="onLoad" draw:mime-type="image/jpeg"/>
</draw:frame>
</text:a>
 <text:a xlink:type="simple" xlink:href="https://static.ukrinform.com/photos/2023_05/1684760380-3614.jpeg" text:style-name="Internet_20_link" text:visited-style-name="Visited_20_Internet_20_Link">
<draw:frame draw:style-name="fr1" draw:name="Image142" text:anchor-type="as-char" svg:width="6.9236in" svg:height="3.956343in" draw:z-index="0">
<draw:image xlink:href="../Images/yкринформ/2023-05-22T16-09-37-03-00/630_360_1684760380-3614.jpeg" xlink:type="simple" xlink:show="embed" xlink:actuate="onLoad" draw:mime-type="image/jpeg"/>
</draw:frame>
</text:a>
 <text:a xlink:type="simple" xlink:href="https://static.ukrinform.com/photos/2023_05/1684760381-3196.jpeg" text:style-name="Internet_20_link" text:visited-style-name="Visited_20_Internet_20_Link">
<draw:frame draw:style-name="fr1" draw:name="Image143" text:anchor-type="as-char" svg:width="6.9236in" svg:height="3.956343in" draw:z-index="0">
<draw:image xlink:href="../Images/yкринформ/2023-05-22T16-09-37-03-00/630_360_1684760381-3196.jpeg" xlink:type="simple" xlink:show="embed" xlink:actuate="onLoad" draw:mime-type="image/jpeg"/>
</draw:frame>
</text:a>
</text:p>
      <text:p text:style-name="P4">
Прибувши до Сполученого Королівства в 2022 році, контингентвійськовослужбовців Збройних сил Королівства Норвегії бере участь у програміпідготовки українських новобранців "Інтерфлекс" під керівництвом ВеликоїБританії разом із іншими країнами-партнерами.</text:p>
      <text:p text:style-name="P4">
<text:span text:style-name="T4">
Читайте також:</text:span>
 <text:a xlink:type="simple" xlink:href="https://www.ukrinform.ua/rubric-ato/3708325-svedski-instruktori-u-britanii-vcat-vijskovih-zsu-vesti-pozicijni-boi.html" text:style-name="Internet_20_link" text:visited-style-name="Visited_20_Internet_20_Link">
 <text:span text:style-name="T4">
інструктори</text:span>
 </text:a>
</text:p>
      <text:p text:style-name="P4">
Як повідомляв Укрінформ, у Великій Британії норвезькі інструктори навчаютьукраїнських новобранців <text:a xlink:type="simple" xlink:href="https://www.ukrinform.ua/rubric-ato/3701011-instruktori-z-norvegii-navcaut-ukrainskih-novobranciv-zahopluvati-okopi.html" text:style-name="Internet_20_link" text:visited-style-name="Visited_20_Internet_20_Link">
 </text:a>
 , зокрема - захоплювати та утримати окопи.</text:p>
      <text:p text:style-name="P4">
Source: <text:a xlink:type="simple" xlink:href="https://www.ukrinform.ua/rubric-ato/3712651-vedenna-vognu-vnoci-ak-trenuutsa-u-britanii-ukrainski-vijskovi.html" text:style-name="Internet_20_link" text:visited-style-name="Visited_20_Internet_20_Link">
https://www.ukrinform.ua/rubric-ato/3712651-vedenna-vognu-vnoci-ak-trenuutsa-u-britanii-ukrainski-vijskovi.html</text:a>
</text:p>
      <!--NEWS-->
      <text:h text:style-name="P10" text:outline-level="1">
<text:span text:style-name="T4">
Росіяни викрадають кримчан і «шиють» їм підрив залізниці - Лубінець</text:span>
</text:h>
      <text:p text:style-name="P4">
Authors: Ukrinform (Person)</text:p>
      <text:p text:style-name="P4">
Publisher: Укринформ (Organization)</text:p>
      <text:p text:style-name="P4">
Published Time: 2023-05-22T16:10:18+03:00</text:p>
      <text:p text:style-name="P4">
Modified Time: 2023-05-22T16:10:18+03:00</text:p>
      <text:p text:style-name="P4">
Description: Російські загарбники викрадають кримчан у пошуках винних у підриві залізниці у Сімферопольському районі Криму. — Укрінформ.</text:p>
      <text:p text:style-name="P4">
Images: ['<text:a xlink:type="simple" xlink:href="https://static.ukrinform.com/photos/2022_05/thumb_files/630_360_1652075100-633.jpg" text:style-name="Internet_20_link" text:visited-style-name="Visited_20_Internet_20_Link">
630_360_16520...</text:a>
', '<text:a xlink:type="simple" xlink:href="https://static.ukrinform.com/photos/2023_05/1684489902-348.jpg" text:style-name="Internet_20_link" text:visited-style-name="Visited_20_Internet_20_Link">
1684489902-34...</text:a>
']</text:p>
      <text:p text:style-name="P4">
Tags: ['Кримські татари', 'Окупація Криму', 'Викрадення людей']</text:p>
      <text:p text:style-name="P4">
Type: Article</text:p>
      <!--METADATA-->
      <text:p text:style-name="P4">
<draw:frame draw:style-name="fr1" draw:name="Image144" text:anchor-type="as-char" svg:width="6.9236in" svg:height="3.956343in" draw:z-index="0">
<draw:image xlink:href="../Images/yкринформ/2023-05-22T16-10-18-03-00/630_360_1652075100-633.jpg" xlink:type="simple" xlink:show="embed" xlink:actuate="onLoad" draw:mime-type="image/jpeg"/>
</draw:frame>
 Російськізагарбники викрадають кримчан у пошуках винних у підриві залізниці уСімферопольському районі Криму.</text:p>
      <text:p text:style-name="P4">
Як передає Укрінформ, про це Уповноважений Верховної Ради України з правлюдини Дмитро Лубінець заявив у <text:a xlink:type="simple" xlink:href="https://t.me/dmytro_lubinetzs/2507" text:style-name="Internet_20_link" text:visited-style-name="Visited_20_Internet_20_Link">
 </text:a>
 .</text:p>
      <text:p text:style-name="P4">
“З початку окупації Криму в лютому 2014 року права громадян Українисистематично порушуються з боку РФ. Викрадення людей, незаконніпереслідування, сфабриковані справи, позбавлення права на справедливий суд –це злочини, за які Росія має понести покарання”, - зазначив Лубінець.</text:p>
      <text:p text:style-name="P4">
<text:span text:style-name="T4">
Читайте також:</text:span>
 <text:a xlink:type="simple" xlink:href="https://www.ukrinform.ua/rubric-crimea/3711342-siloviki-v-krimu-zmusuvali-ziznatisa-v-pidrivi-zaliznici-krimskogo-tatarina-pravozahisniki.html" text:style-name="Internet_20_link" text:visited-style-name="Visited_20_Internet_20_Link">
 <text:span text:style-name="T4">
залізниц</text:span>
 </text:a>
</text:p>
      <text:p text:style-name="P4">
Так, неподалік селища Кіровське у ніч на 19 травня співробітники російськоїДПС затримали 29-річного <text:a xlink:type="simple" xlink:href="https://www.ukrinform.ua/tag-krimski-tatari" text:style-name="Internet_20_link" text:visited-style-name="Visited_20_Internet_20_Link">
 </text:a>
Мамбета Асан-Уста. Вони нібито повезли чоловіка до відділу МВС РФ, аби скластиадміністративний протокол про відсутність страхування та обіцяли повернутийого до машини, яка залишилась на дорозі.</text:p>
      <text:p text:style-name="P4">
<draw:frame draw:style-name="fr1" draw:name="Image145" text:anchor-type="as-char" svg:width="6.9236in" svg:height="5.1927in" draw:z-index="0">
<draw:image xlink:href="../Images/yкринформ/2023-05-22T16-10-18-03-00/1684489902-348.jpg" xlink:type="simple" xlink:show="embed" xlink:actuate="onLoad" draw:mime-type="image/jpeg"/>
</draw:frame>
</text:p>
      <text:p text:style-name="P4">
<text:span text:style-name="T5">
Фото: Кримська солідарність</text:span>
</text:p>
      <text:p text:style-name="P4">
Водночас, за словами Лубінця, росіяни не зробили цього, а вивели Мамбета черезслужбовий вихід, де на нього чекав мікроавтобус “Фольксваген” та люди увійськовій формі й масках. Вони накинулися на чоловіка, зв’язали та силоміцьпосадили в машину.</text:p>
      <text:p text:style-name="P4">
За версією викраденого, його відвезли до Сімферополя, де у невідомомуприміщенні почали допит з приводу зв’язків чоловіка з Україною та пошкодженнязалізниці у селі Чистеньке Сімферопольського району. Там вранці 18 травняпролунав вибух, через що кілька вагонів із зерном зійшли з рейок. Окупантиобвинуватили Україну в цьому інциденті.</text:p>
      <text:p text:style-name="P4">
Люди у військовій формі надалі погрожували розправою кримському татарину,схиляючи його підписати невідомі документи та вимагаючи, щоб він пройшовполіграф.</text:p>
      <text:p text:style-name="P4">
Як наголосив омбудсмен, "станом на сьогодні 181 особа незаконно утримується вКриму та Росії за політично та/або релігійно мотивованими справами".</text:p>
      <text:p text:style-name="P4">
<text:span text:style-name="T4">
Читайте також:</text:span>
 <text:a xlink:type="simple" xlink:href="https://www.ukrinform.ua/rubric-crimea/3711306-na-zaliznicni-kolii-u-krimu-vpav-bezpilotnik-zmi.html" text:style-name="Internet_20_link" text:visited-style-name="Visited_20_Internet_20_Link">
 </text:a>
</text:p>
      <text:p text:style-name="P4">
Відповідно до норм міжнародного права, Росія зобов’язана негайно припинити цізлочини, підкреслив Лубінець.</text:p>
      <text:p text:style-name="P4">
Як повідомляв Укрінформ, лідер кримськотатарського народу <text:a xlink:type="simple" xlink:href="https://www.ukrinform.ua/rubric-crimea/3700888-dzemilev-krimskotatarskij-nacii-zagrozue-znisenna-akso-pivostriv-zalisitsa-pid-okupacieu.html" text:style-name="Internet_20_link" text:visited-style-name="Visited_20_Internet_20_Link">
</text:a>
 заявив,що кримськотатарській нації загрожує повне знищення, якщо Крим залишиться підросійською окупацією.</text:p>
      <text:p text:style-name="P4">
Source: <text:a xlink:type="simple" xlink:href="https://www.ukrinform.ua/rubric-crimea/3712652-rosiani-vikradaut-krimcan-i-siut-im-pidriv-zaliznici-lubinec.html" text:style-name="Internet_20_link" text:visited-style-name="Visited_20_Internet_20_Link">
https://www.ukrinform.ua/rubric-crimea/3712652-rosiani-vikradaut-krimcan-i-siut-im-pidriv-zaliznici-lubinec.html</text:a>
</text:p>
      <!--NEWS-->
      <text:h text:style-name="P10" text:outline-level="1">
<text:span text:style-name="T4">
Євросоюз ввів додаткові санкції за порушення прав людини в Ірані</text:span>
</text:h>
      <text:p text:style-name="P4">
Authors: Ukrinform (Person)</text:p>
      <text:p text:style-name="P4">
Publisher: Укринформ (Organization)</text:p>
      <text:p text:style-name="P4">
Published Time: 2023-05-22T16:15:00+03:00</text:p>
      <text:p text:style-name="P4">
Modified Time: 2023-05-22T16:15:00+03:00</text:p>
      <text:p text:style-name="P4">
Description: Європейський Союз запровадив санкції проти п`яти осіб і двох організацій, відповідальних за серйозні порушення прав людини в Ірані. — Укрінформ.</text:p>
      <text:p text:style-name="P4">
Images: ['<text:a xlink:type="simple" xlink:href="https://static.ukrinform.com/photos/2018_08/thumb_files/630_360_1533655881-2549.jpg" text:style-name="Internet_20_link" text:visited-style-name="Visited_20_Internet_20_Link">
630_360_15336...</text:a>
']</text:p>
      <text:p text:style-name="P4">
Tags: ['Євросоюз', 'Іран', 'Права людини', 'Санкції']</text:p>
      <text:p text:style-name="P4">
Type: Article</text:p>
      <!--METADATA-->
      <text:p text:style-name="P4">
<draw:frame draw:style-name="fr1" draw:name="Image146" text:anchor-type="as-char" svg:width="6.9236in" svg:height="3.956343in" draw:z-index="0">
<draw:image xlink:href="../Images/yкринформ/2023-05-22T16-15-00-03-00/630_360_1533655881-2549.jpg" xlink:type="simple" xlink:show="embed" xlink:actuate="onLoad" draw:mime-type="image/jpeg"/>
</draw:frame>
Європейський Союз запровадив санкції проти п`яти осіб і двох організацій,відповідальних за серйозні порушення прав людини в Ірані.</text:p>
      <text:p text:style-name="P4">
Як передає Укрінформ, про це йдеться у <text:a xlink:type="simple" xlink:href="https://www.consilium.europa.eu/en/press/press-releases/2023/05/22/iran-five-individuals-and-two-entities-targeted-by-eu-s-eighth-package-of-sanctions-for-human-rights-violations/" text:style-name="Internet_20_link" text:visited-style-name="Visited_20_Internet_20_Link">
</text:a>
 .</text:p>
      <text:p text:style-name="P4">
Зазначається, що, зокрема, до санкційного списку потрапив командир підрозділуТегеранської поліції правоохоронних сил <text:a xlink:type="simple" xlink:href="https://www.ukrinform.ua/tag-iran" text:style-name="Internet_20_link" text:visited-style-name="Visited_20_Internet_20_Link">
 </text:a>
(LEF) і людина, пов’язана зі «справою Мар’ям Арвін» – юристки, яка опиниласяза ґратами через свою правозахисну діяльність і згодом померла.</text:p>
      <text:p text:style-name="P4">
Також санкції ввели проти речника іранської поліції та секретаря Вищої радикіберпростору Ірану (SCC), органу, відповідального за репресії вкіберпросторі.</text:p>
      <text:p text:style-name="P4">
Крім цього, під санкції потрапив фонд IRGC — це орган, відповідальний зауправління інвестиціями «Корпусу вартових ісламської революції» та спрямуваннягрошей на жорстокі репресії режиму та Студентську організацію Basij (SBO).Остання діє як насильницька армія в університетських містечках, де студентивлаштували протести восени 2022 року, а згодом стали жертвами репресій ісерйозних порушень прав людини, таких як викрадення та тортури.</text:p>
      <text:p text:style-name="P4">
Загалом обмежувальні заходи ЄС застосовано до 216 фізичних та 37 юридичнихосіб. Вони включають заморожування активів, заборону на в’їзд до ЄС і заборонунадавати кошти тим, хто є у підсанкційному списку. Також діє заборона наекспорт до Ірану обладнання, яке може використовуватися для внутрішніхрепресій, і обладнання для моніторингу телекомунікацій.</text:p>
      <text:p text:style-name="P4">
Європейський Союз висловлює свою підтримку фундаментальним прагненням народуІрану до майбутнього, де його права людини та основні свободи поважаються тазахищаються.</text:p>
      <text:p text:style-name="P4">
<text:span text:style-name="T4">
Читайте також:</text:span>
 <text:a xlink:type="simple" xlink:href="https://www.ukrinform.ua/rubric-world/3701734-ssa-zaprovadili-sankcii-proti-rf-ta-iranu-cerez-nezakonni-aresti-amerikanciv.html" text:style-name="Internet_20_link" text:visited-style-name="Visited_20_Internet_20_Link">
 <text:span text:style-name="T4">
санкції</text:span>
 <text:span text:style-name="T4">
проти</text:span>
 <text:span text:style-name="T4">
Ірану</text:span>
</text:a>
</text:p>
      <text:p text:style-name="P4">
ЄС закликає Іран припинити практику винесення та виконання смертних вироківпротестувальникам, скасувати винесені смертні вироки, а також забезпечитиналежну правову процедуру для всіх затриманих. ЄС також закликає Іранприпинити практику затримання іноземних цивільних осіб з метою отриманняполітичної вигоди.</text:p>
      <text:p text:style-name="P4">
Сьогоднішній пакет санкцій слідує за попередніми сімома, прийнятими Радою ЄС17 жовтня, 14 листопада та 12 грудня 2022 року, а також 23 січня, 20 лютого,20 березня та 24 квітня 2023 року.</text:p>
      <text:p text:style-name="P4">
Як повідомлялося, протести в Ірані спалахнули восени минулого року післясмерті 22-річної Махси Аміні, яка загинула після затримання поліцією моралі. Уп'ятницю в Ірані стратили трьох чоловіків, обвинувачених у вбивстві трьохсиловиків під час торішніх антиурядових протестів.</text:p>
      <text:p text:style-name="P4">
Source: <text:a xlink:type="simple" xlink:href="https://www.ukrinform.ua/rubric-world/3712653-es-vviv-dodatkovi-sankcii-za-porusenna-prav-ludini-v-irani.html" text:style-name="Internet_20_link" text:visited-style-name="Visited_20_Internet_20_Link">
https://www.ukrinform.ua/rubric-world/3712653-es-vviv-dodatkovi-sankcii-za-porusenna-prav-ludini-v-irani.html</text:a>
</text:p>
      <!--NEWS-->
      <text:h text:style-name="P10" text:outline-level="1">
<text:span text:style-name="T4">
Стефанчук закликав Швецію передати Україні винищувачі Gripen</text:span>
</text:h>
      <text:p text:style-name="P4">
Authors: Ukrinform (Person)</text:p>
      <text:p text:style-name="P4">
Publisher: Укринформ (Organization)</text:p>
      <text:p text:style-name="P4">
Published Time: 2023-05-22T16:16:57+03:00</text:p>
      <text:p text:style-name="P4">
Modified Time: 2023-05-22T16:16:57+03:00</text:p>
      <text:p text:style-name="P4">
Description: Голова Верховної Ради Руслан Стефанчук у ході робочого візиту до Швеції закликав розглянути можливість передачі Україні винищувачів Gripen. — Укрінформ.</text:p>
      <text:p text:style-name="P4">
Images: ['<text:a xlink:type="simple" xlink:href="https://static.ukrinform.com/photos/2023_05/thumb_files/630_360_1684761159-361.jpg" text:style-name="Internet_20_link" text:visited-style-name="Visited_20_Internet_20_Link">
630_360_16847...</text:a>
', '<text:a xlink:type="simple" xlink:href="https://static.ukrinform.com/photos/2023_05/1684761154-919.jpg" text:style-name="Internet_20_link" text:visited-style-name="Visited_20_Internet_20_Link">
1684761154-91...</text:a>
']</text:p>
      <text:p text:style-name="P4">
Tags: ['Літак', 'Швеція', 'Стефанчук']</text:p>
      <text:p text:style-name="P4">
Type: Article</text:p>
      <!--METADATA-->
      <text:p text:style-name="P4">
<draw:frame draw:style-name="fr1" draw:name="Image147" text:anchor-type="as-char" svg:width="6.9236in" svg:height="3.956343in" draw:z-index="0">
<draw:image xlink:href="../Images/yкринформ/2023-05-22T16-16-57-03-00/630_360_1684761159-361.jpg" xlink:type="simple" xlink:show="embed" xlink:actuate="onLoad" draw:mime-type="image/jpeg"/>
</draw:frame>
 ГоловаВерховної Ради Руслан Стефанчук у ході робочого візиту до Швеції закликаврозглянути можливість передачі Україні винищувачів Gripen.</text:p>
      <text:p text:style-name="P4">
Про це він повідомив у <text:a xlink:type="simple" xlink:href="http://www.facebook.com/stefanchuk.official/posts/pfbid02t6Tk3r9cvMmiwMvS4RhVp9s1DWqmKo7Jzz6qpfkQ4T6qB6Wvvxyymp5GQxDo9LRtl" text:style-name="Internet_20_link" text:visited-style-name="Visited_20_Internet_20_Link">
</text:a>
, передає Укрінформ.</text:p>
      <text:p text:style-name="P4">
За словами Стефанчука, найважливішим нині для України є продовження оборонноїпідтримки.</text:p>
      <text:p text:style-name="P4">
"Сьогодні один із головних меседжів до наших партнерів та союзників — цепрохання надати Україні крила майбутньої перемоги", — наголосив він.</text:p>
      <text:p text:style-name="P4">
Так, у ході робочого візиту до <text:a xlink:type="simple" xlink:href="https://www.ukrinform.ua/tag-svecia" text:style-name="Internet_20_link" text:visited-style-name="Visited_20_Internet_20_Link">
 </text:a>
Стефанчук зустрівся з державним секретарем Міністерства закордонних справ ЯномКнутссоном.</text:p>
      <text:p text:style-name="P4">
<draw:frame draw:style-name="fr1" draw:name="Image148" text:anchor-type="as-char" svg:width="6.9236in" svg:height="4.615733in" draw:z-index="0">
<draw:image xlink:href="../Images/yкринформ/2023-05-22T16-16-57-03-00/1684761154-919.jpg" xlink:type="simple" xlink:show="embed" xlink:actuate="onLoad" draw:mime-type="image/jpeg"/>
</draw:frame>
</text:p>
      <text:p text:style-name="P4">
Під час зустрічі Голова ВР подякував Швеції за всебічну допомогу Україні,говорив про літаки четвертого покоління та винищувачі Gripen.</text:p>
      <text:p text:style-name="P4">
Також сторони обговорили шлях України до повноцінного членства у ЄвропейськомуСоюзі. Зокрема, Стефанчук поінформував держсекретаря про виконання відповіднихрекомендацій Єврокомісії й нагадав, що Україна розраховує розпочати перемовинипро повноцінне членство до кінця поточного року.</text:p>
      <text:p text:style-name="P4">
Голова ВР обговорив із Кнутссоном також притягнення Російської Федерації довідповідальності.</text:p>
      <text:p text:style-name="P4">
"Розраховую на подальшу ефективну взаємодію зі Швецією у коаліції Core Groupзадля створення спецтрибуналу щодо злочину агресії проти України", — зазначивСтефанчук.</text:p>
      <text:p text:style-name="P4">
<text:span text:style-name="T4">
Читайте також:</text:span>
 <text:a xlink:type="simple" xlink:href="https://www.ukrinform.ua/rubric-ato/3712539-ignat-pro-f16-dostatno-mati-zasobi-abi-vorozi-litaki-ne-nablizalisa-do-kordoniv-ukraini.html" text:style-name="Internet_20_link" text:visited-style-name="Visited_20_Internet_20_Link">
 </text:a>
</text:p>
      <text:p text:style-name="P4">
Як повідомляв Укрінформ, члени делегації Комітету у закордонних справахРиксдагу Королівства Швеція після пережитої у Києві ракетої атаки росіянрекомендуватимуть своїм урядові і парламенту нові заходи на підтримку України.</text:p>
      <text:p text:style-name="P4">
Source: <text:a xlink:type="simple" xlink:href="https://www.ukrinform.ua/rubric-polytics/3712655-stefancuk-zaklikav-sveciu-peredati-ukraini-vinisuvaci-gripen.html" text:style-name="Internet_20_link" text:visited-style-name="Visited_20_Internet_20_Link">
https://www.ukrinform.ua/rubric-polytics/3712655-stefancuk-zaklikav-sveciu-peredati-ukraini-vinisuvaci-gripen.html</text:a>
</text:p>
      <!--NEWS-->
      <text:h text:style-name="P10" text:outline-level="1">
<text:span text:style-name="T4">
ВООЗ не запрошуватиме Тайвань на щорічну асамблею</text:span>
</text:h>
      <text:p text:style-name="P4">
Authors: Ukrinform (Person)</text:p>
      <text:p text:style-name="P4">
Publisher: Укринформ (Organization)</text:p>
      <text:p text:style-name="P4">
Published Time: 2023-05-22T16:18:00+03:00</text:p>
      <text:p text:style-name="P4">
Modified Time: 2023-05-22T16:18:00+03:00</text:p>
      <text:p text:style-name="P4">
Description: Тайвань не запрошуватимуть на щорічну асамблею Всесвітньої організації охорони здоров’я, що відбудеться 21-30 травня. — Укрінформ.</text:p>
      <text:p text:style-name="P4">
Images: ['<text:a xlink:type="simple" xlink:href="https://static.ukrinform.com/photos/2020_06/thumb_files/630_360_1593280668-741.jpg" text:style-name="Internet_20_link" text:visited-style-name="Visited_20_Internet_20_Link">
630_360_15932...</text:a>
']</text:p>
      <text:p text:style-name="P4">
Tags: ['Китай', 'Пакистан', 'Тайвань', 'ВООЗ']</text:p>
      <text:p text:style-name="P4">
Type: Article</text:p>
      <!--METADATA-->
      <text:p text:style-name="P4">
<draw:frame draw:style-name="fr1" draw:name="Image149" text:anchor-type="as-char" svg:width="6.9236in" svg:height="3.956343in" draw:z-index="0">
<draw:image xlink:href="../Images/yкринформ/2023-05-22T16-18-00-03-00/630_360_1593280668-741.jpg" xlink:type="simple" xlink:show="embed" xlink:actuate="onLoad" draw:mime-type="image/jpeg"/>
</draw:frame>
 Тайвань незапрошуватимуть на щорічну асамблею Всесвітньої організації охорони здоров’я,що відбудеться 21-30 травня.</text:p>
      <text:p text:style-name="P4">
Про це повідомляє <text:a xlink:type="simple" xlink:href="https://www.reuters.com/world/asia-pacific/taiwan-excluded-who-annual-assembly-following-chinese-opposition-2023-05-22/" text:style-name="Internet_20_link" text:visited-style-name="Visited_20_Internet_20_Link">
 </text:a>
, передає Укрінформ.</text:p>
      <text:p text:style-name="P4">
Раніше Китай і Пакистан закликали членів організації відмовитися відзапрошення Тайваню.</text:p>
      <text:p text:style-name="P4">
Своєю чергою Тайвань заявив, що блокування КНР його участі в глобальнихорганах є «ганебним» і що Пекін не має права виступати від імені острова.</text:p>
      <text:p text:style-name="P4">
«Тільки демократично обраний уряд Тайваню може представляти 23 мільйони людей<text:a xlink:type="simple" xlink:href="https://www.ukrinform.ua/tag-tajvan" text:style-name="Internet_20_link" text:visited-style-name="Visited_20_Internet_20_Link">
 </text:a>
 у ВООЗ та інших міжнароднихорганізаціях і захищати здоров’я та права тайванського народу», – заявили вМЗС Тайваню.</text:p>
      <text:p text:style-name="P4">
Натомість Китай привітав таке рішення ВООЗ. У заяві МЗС КНР сказано, що це"повною мірою свідчить про те, що принцип «єдиного Китаю» є прагненням народуі тенденцією в міжнародному співтоваристві".</text:p>
      <text:p text:style-name="P4">
Утім, Тайваню дозволено відвідувати деякі технічні засідання ВООЗ.</text:p>
      <text:p text:style-name="P4">
<text:span text:style-name="T4">
Читайте також:</text:span>
 <text:a xlink:type="simple" xlink:href="https://www.ukrinform.ua/rubric-world/3712036-pekin-oburivsa-zaklikom-samitu-g7-do-miru-z-tajvanem.html" text:style-name="Internet_20_link" text:visited-style-name="Visited_20_Internet_20_Link">
 <text:span text:style-name="T4">
Тайване</text:span>
 </text:a>
</text:p>
      <text:p text:style-name="P4">
Як повідомляв <text:a xlink:type="simple" xlink:href="https://www.ukrinform.ua/rubric-world/3706999-ssa-zaklikaut-vooz-zaprositi-tajvan-na-travnevu-zustric-blinken.html" text:style-name="Internet_20_link" text:visited-style-name="Visited_20_Internet_20_Link">
 </text:a>
 , держсекретар СШАЕнтоні Блінкен заявив, що Сполучені Штати закликають ВООЗ запросити Тайваньузяти участь як спостерігач у щорічній зустрічі в Женеві 21-30 травня.</text:p>
      <text:p text:style-name="P4">
Тайвань із 2009 по 2016 рік брав участь в асамблеях ВООЗ як спостерігач. Післяприходу до влади на Тайвані політичної сили президента Цай Інвень і посиленнякурсу на незалежність Китай заблокував продовження цього статусу.</text:p>
      <text:p text:style-name="P4">
Source: <text:a xlink:type="simple" xlink:href="https://www.ukrinform.ua/rubric-world/3712657-vooz-ne-zaprosuvatime-tajvan-na-soricnu-asambleu.html" text:style-name="Internet_20_link" text:visited-style-name="Visited_20_Internet_20_Link">
https://www.ukrinform.ua/rubric-world/3712657-vooz-ne-zaprosuvatime-tajvan-na-soricnu-asambleu.html</text:a>
</text:p>
      <!--NEWS-->
      <text:h text:style-name="P10" text:outline-level="1">
<text:span text:style-name="T4">
У більшості областей України переважатиме надзвичайна пожежна небезпека</text:span>
</text:h>
      <text:p text:style-name="P4">
Authors: Ukrinform (Person)</text:p>
      <text:p text:style-name="P4">
Publisher: Укринформ (Organization)</text:p>
      <text:p text:style-name="P4">
Published Time: 2023-05-22T16:23:00+03:00</text:p>
      <text:p text:style-name="P4">
Modified Time: 2023-05-22T16:23:00+03:00</text:p>
      <text:p text:style-name="P4">
Description: У більшості областей України 23-25 травня переважатиме надзвичайна пожежна небезпека.   — Укрінформ.</text:p>
      <text:p text:style-name="P4">
Images: ['<text:a xlink:type="simple" xlink:href="https://static.ukrinform.com/photos/2022_08/thumb_files/630_360_1660222525-605.jpg" text:style-name="Internet_20_link" text:visited-style-name="Visited_20_Internet_20_Link">
630_360_16602...</text:a>
']</text:p>
      <text:p text:style-name="P4">
Tags: ['ДСНС', 'Пожежа', 'Україна', 'Пожежна небезпека']</text:p>
      <text:p text:style-name="P4">
Type: Article</text:p>
      <!--METADATA-->
      <text:p text:style-name="P4">
<draw:frame draw:style-name="fr1" draw:name="Image150" text:anchor-type="as-char" svg:width="6.9236in" svg:height="3.956343in" draw:z-index="0">
<draw:image xlink:href="../Images/yкринформ/2023-05-22T16-23-00-03-00/630_360_1660222525-605.jpg" xlink:type="simple" xlink:show="embed" xlink:actuate="onLoad" draw:mime-type="image/jpeg"/>
</draw:frame>
 Убільшості областей України 23-25 травня переважатиме надзвичайна пожежнанебезпека.</text:p>
      <text:p text:style-name="P4">
Як передає Укрінформ, про це Державна служба з надзвичайних ситуаційповідомляє у <text:a xlink:type="simple" xlink:href="https://www.facebook.com/MNS.GOV.UA/posts/pfbid02SGRggcoxdtDrZSAwyawSKxwh2E8MowJqqxwPfWmmM8JZRfL83XKjwG66HbaNFcYpl" text:style-name="Internet_20_link" text:visited-style-name="Visited_20_Internet_20_Link">
</text:a>
.</text:p>
      <text:p text:style-name="P4">
«Український гідрометеорологічний центр інформує, що 23-25 травня в Україні,крім Львівської, Івано-Франківської, Закарпатської областей, буде надзвичайнийрівень <text:a xlink:type="simple" xlink:href="https://www.ukrinform.ua/tag-pozeza" text:style-name="Internet_20_link" text:visited-style-name="Visited_20_Internet_20_Link">
 </text:a>
 небезпеки», - ідеться уповідомленні.</text:p>
      <text:p text:style-name="P4">
У ДСНС закликають громадян не провокувати загоряння на відкритих територіях.</text:p>
      <text:p text:style-name="P4">
<text:span text:style-name="T4">
Читайте також:</text:span>
 <text:a xlink:type="simple" xlink:href="https://www.ukrinform.ua/rubric-regions/3712150-na-cernigivsini-cerez-obstrili-blizko-tizna-gorit-lis.html" text:style-name="Internet_20_link" text:visited-style-name="Visited_20_Internet_20_Link">
 </text:a>
</text:p>
      <text:p text:style-name="P4">
Як повідомляв Укрінформ, у ДСНС радять громадянам компостувати суху траву, ане випалювати її, тому що у дуже багатьох випадках випалювання сухостоюпризводить до пожеж і травмувань людей.</text:p>
      <text:p text:style-name="P4">
<text:span text:style-name="T5">
Фото: ДСНС</text:span>
</text:p>
      <text:p text:style-name="P4">
Source: <text:a xlink:type="simple" xlink:href="https://www.ukrinform.ua/rubric-regions/3712658-u-bilsosti-oblastej-ukraini-perevazatime-nadzvicajna-pozezna-nebezpeka.html" text:style-name="Internet_20_link" text:visited-style-name="Visited_20_Internet_20_Link">
https://www.ukrinform.ua/rubric-regions/3712658-u-bilsosti-oblastej-ukraini-perevazatime-nadzvicajna-pozezna-nebezpeka.html</text:a>
</text:p>
      <!--NEWS-->
      <text:h text:style-name="P10" text:outline-level="1">
<text:span text:style-name="T4">
Алієв заявив, що підписання мирної угоди між Азербайджаном та Вірменією неминуче</text:span>
</text:h>
      <text:p text:style-name="P4">
Authors: Ukrinform (Person)</text:p>
      <text:p text:style-name="P4">
Publisher: Укринформ (Organization)</text:p>
      <text:p text:style-name="P4">
Published Time: 2023-05-22T16:24:30+03:00</text:p>
      <text:p text:style-name="P4">
Modified Time: 2023-05-22T16:24:30+03:00</text:p>
      <text:p text:style-name="P4">
Description: Підписання мирної угоди між Азербайджаном та Вірменією неминуче. — Укрінформ.</text:p>
      <text:p text:style-name="P4">
Images: ['<text:a xlink:type="simple" xlink:href="https://static.ukrinform.com/photos/2023_05/thumb_files/630_360_1684761557-917.jpg" text:style-name="Internet_20_link" text:visited-style-name="Visited_20_Internet_20_Link">
630_360_16847...</text:a>
']</text:p>
      <text:p text:style-name="P4">
Tags: ['Алієв', 'Азербайджан', 'Переговори', 'Вірменія']</text:p>
      <text:p text:style-name="P4">
Type: Article</text:p>
      <!--METADATA-->
      <text:p text:style-name="P4">
<draw:frame draw:style-name="fr1" draw:name="Image151" text:anchor-type="as-char" svg:width="6.9236in" svg:height="3.956343in" draw:z-index="0">
<draw:image xlink:href="../Images/yкринформ/2023-05-22T16-24-30-03-00/630_360_1684761557-917.jpg" xlink:type="simple" xlink:show="embed" xlink:actuate="onLoad" draw:mime-type="image/jpeg"/>
</draw:frame>
 Підписаннямирної угоди між Азербайджаном та Вірменією неминуче.</text:p>
      <text:p text:style-name="P4">
Про це заявив президент Азербайджану Ільхам Алієв у спільній заяві для преси зпрезидентом Литви Гітанасом Науседою у Вільнюсі 22 травня, передає Укрінформіз посиланням на <text:a xlink:type="simple" xlink:href="http://azertag.az/ru/xeber/2625947" text:style-name="Internet_20_link" text:visited-style-name="Visited_20_Internet_20_Link">
 </text:a>
 .</text:p>
      <text:p text:style-name="P4">
«Я поінформував Президента Литви про мирні переговори між <text:a xlink:type="simple" xlink:href="https://www.ukrinform.ua/tag-azerbajdzan" text:style-name="Internet_20_link" text:visited-style-name="Visited_20_Internet_20_Link">
</text:a>
 та Вірменією. Ми сподіваємося, щопроведення мирних переговорів зрештою принесе на Кавказ довгостроковий мир… Мивважаємо, що підписання мирної угоди неминуче і намагаємося зі свого бокудокладати конструктивних зусиль для досягнення цієї мети», - заявив Алієв.</text:p>
      <text:p text:style-name="P4">
Він додав, що ця мирна угода має відповідати міжнародним нормам та принципам.</text:p>
      <text:p text:style-name="P4">
<text:span text:style-name="T4">
Читайте також:</text:span>
 <text:a xlink:type="simple" xlink:href="https://www.ukrinform.ua/rubric-world/3712610-premer-virmenii-ne-viklucae-so-kraina-moze-vijti-z-odkb.html" text:style-name="Internet_20_link" text:visited-style-name="Visited_20_Internet_20_Link">
 </text:a>
</text:p>
      <text:p text:style-name="P4">
Як повідомляв Укрінформ, раніше прем'єр-міністр Вірменії Нікол Пашинян <text:a xlink:type="simple" xlink:href="https://www.ukrinform.ua/rubric-world/3712601-pasinan-zaaviv-so-virmenia-ta-azerbajdzan-provodat-intensivni-mirni-peregovori.html" text:style-name="Internet_20_link" text:visited-style-name="Visited_20_Internet_20_Link">
</text:a>
 , що між Вірменією таАзербайджаном проходять інтенсивні переговори щодо визнання територіальноїцілісності одне одного.</text:p>
      <text:p text:style-name="P4">
Фото: azertag.az</text:p>
      <text:p text:style-name="P4">
Source: <text:a xlink:type="simple" xlink:href="https://www.ukrinform.ua/rubric-world/3712659-aliev-zaaviv-so-pidpisanna-mirnoi-ugodi-miz-azerbajdzanom-ta-virmenieu-neminuce.html" text:style-name="Internet_20_link" text:visited-style-name="Visited_20_Internet_20_Link">
https://www.ukrinform.ua/rubric-world/3712659-aliev-zaaviv-so-pidpisanna-mirnoi-ugodi-miz-azerbajdzanom-ta-virmenieu-neminuce.html</text:a>
</text:p>
      <!--NEWS-->
      <text:h text:style-name="P10" text:outline-level="1">
<text:span text:style-name="T4">
Штучний інтелект у військових цілях: Ізраїль прагне стати «наддержавою»</text:span>
</text:h>
      <text:p text:style-name="P4">
Authors: Ukrinform (Person)</text:p>
      <text:p text:style-name="P4">
Publisher: Укринформ (Organization)</text:p>
      <text:p text:style-name="P4">
Published Time: 2023-05-22T16:29:00+03:00</text:p>
      <text:p text:style-name="P4">
Modified Time: 2023-05-22T16:29:00+03:00</text:p>
      <text:p text:style-name="P4">
Description: Ізраїль прагне використати свої технологічні досягнення, щоб стати «наддержавою» у застосуванні штучного інтелекту (ШІ), у т.ч. і у військових цілях. — Укрінформ.</text:p>
      <text:p text:style-name="P4">
Images: ['<text:a xlink:type="simple" xlink:href="https://static.ukrinform.com/photos/2018_06/thumb_files/630_360_1528650363-6726.jpg" text:style-name="Internet_20_link" text:visited-style-name="Visited_20_Internet_20_Link">
630_360_15286...</text:a>
']</text:p>
      <text:p text:style-name="P4">
Tags: ['Ізраїль', 'Технології', 'Військова техніка', 'Штучний інтелект']</text:p>
      <text:p text:style-name="P4">
Type: Article</text:p>
      <!--METADATA-->
      <text:p text:style-name="P4">
<draw:frame draw:style-name="fr1" draw:name="Image152" text:anchor-type="as-char" svg:width="6.9236in" svg:height="3.956343in" draw:z-index="0">
<draw:image xlink:href="../Images/yкринформ/2023-05-22T16-29-00-03-00/630_360_1528650363-6726.jpg" xlink:type="simple" xlink:show="embed" xlink:actuate="onLoad" draw:mime-type="image/jpeg"/>
</draw:frame>
 Ізраїльпрагне використати свої технологічні досягнення, щоб стати «наддержавою» узастосуванні штучного інтелекту (ШІ), у т.ч. і у військових цілях.</text:p>
      <text:p text:style-name="P4">
Про це заявив генеральний директор Міністерства оборони Ізраїлю, передаєУкрінформ із посиланням на <text:a xlink:type="simple" xlink:href="https://www.reuters.com/world/middle-east/israel-aims-be-ai-superpower-advance-autonomous-warfare-2023-05-22/" text:style-name="Internet_20_link" text:visited-style-name="Visited_20_Internet_20_Link">
 </text:a>
 .</text:p>
      <text:p text:style-name="P4">
"Кроки, спрямовані на використання швидкого розвитку <text:a xlink:type="simple" xlink:href="https://www.ukrinform.ua/tag-stucnij-intelekt" text:style-name="Internet_20_link" text:visited-style-name="Visited_20_Internet_20_Link">
</text:a>
 , включають створенняспеціальної організації з військової робототехніки в міністерстві і рекордновисокий бюджет на відповідні дослідження і розробки в цьому році", - повідомивгенерал армії у відставці Еяль Замір.</text:p>
      <text:p text:style-name="P4">
Він назвав GPT (генеративний попередньо навчений трансформатор) і AGI (штучнийзагальний інтелект) сферами глибоких досліджень, над якими працюють цивільнііндустрії ШІ і які з часом можуть мати військове застосування.</text:p>
      <text:p text:style-name="P4">
"Є люди, які вважають ШІ наступною революцією, що змінить обличчя війни наполі бою", - сказав Замір на Herzliya Conference.</text:p>
      <text:p text:style-name="P4">
<text:span text:style-name="T4">
Читайте також:</text:span>
 <text:a xlink:type="simple" xlink:href="https://www.ukrinform.ua/rubric-technology/3504661-v-izraili-rozrobili-radar-zdatnij-baciti-kriz-stini.html" text:style-name="Internet_20_link" text:visited-style-name="Visited_20_Internet_20_Link">
 <text:span text:style-name="T4">
Ізраїлі</text:span>
 <text:span text:style-name="T4">
розробили</text:span>
 <text:span text:style-name="T4">
радар</text:span>
 <text:span text:style-name="T4">
здатний</text:span>
<text:span text:style-name="T4">
бачити</text:span>
 <text:span text:style-name="T4">
крізь</text:span>
 <text:span text:style-name="T4">
стіни</text:span>
 </text:a>
</text:p>
      <text:p text:style-name="P4">
Еяль пояснив досягнення Ізраїлю в кібернетичній війні, яка, як вважається,була використана проти іранських ядерних об'єктів, "правильним і своєчаснимвизначенням оборонних, економічних, національних і міжнародних вимірів".</text:p>
      <text:p text:style-name="P4">
За його словами, їх "місія полягає в тому, щоб перетворити Ізраїль нанаддержаву в галузі ШІ і стати на чолі дуже обмеженої кількості світовихдержав, які входять до цього клубу".</text:p>
      <text:p text:style-name="P4">
Як повідомляв <text:a xlink:type="simple" xlink:href="https://www.ukrinform.ua/rubric-technology/3711800-g7-zaklikae-prijnati-miznarodni-tehnicni-standarti-dla-stucnogo-intelektu.html" text:style-name="Internet_20_link" text:visited-style-name="Visited_20_Internet_20_Link">
 </text:a>
 , лідери країн "Групи семи" (G7) в суботу закликалидо розробки і прийняття міжнародних технічних стандартів для надійностіштучного інтелекту.</text:p>
      <text:p text:style-name="P4">
Source: <text:a xlink:type="simple" xlink:href="https://www.ukrinform.ua/rubric-technology/3712662-stucnij-intelekt-u-vijskovih-cilah-izrail-pragne-stati-nadderzavou.html" text:style-name="Internet_20_link" text:visited-style-name="Visited_20_Internet_20_Link">
https://www.ukrinform.ua/rubric-technology/3712662-stucnij-intelekt-u-vijskovih-cilah-izrail-pragne-stati-nadderzavou.html</text:a>
</text:p>
      <!--NEWS-->
      <text:h text:style-name="P10" text:outline-level="1">
<text:span text:style-name="T4">
Глава МЗС Австрії: «Мирний план» Китаю спрямований на згладжування кутів</text:span>
</text:h>
      <text:p text:style-name="P4">
Authors: Ukrinform (Person)</text:p>
      <text:p text:style-name="P4">
Publisher: Укринформ (Organization)</text:p>
      <text:p text:style-name="P4">
Published Time: 2023-05-22T16:32:57+03:00</text:p>
      <text:p text:style-name="P4">
Modified Time: 2023-05-22T16:32:57+03:00</text:p>
      <text:p text:style-name="P4">
Description: Пропозиція Китаю щодо мирного врегулювання в Україні спрямована на "згладжування кутів" і не містить визнання ведення Росією агресивної війни щодо України. — Укрінформ.</text:p>
      <text:p text:style-name="P4">
Images: ['<text:a xlink:type="simple" xlink:href="https://static.ukrinform.com/photos/2023_04/thumb_files/630_360_1681917131-478.jpg" text:style-name="Internet_20_link" text:visited-style-name="Visited_20_Internet_20_Link">
630_360_16819...</text:a>
']</text:p>
      <text:p text:style-name="P4">
Tags: ['Австрія', 'Китай', 'Війна з Росією']</text:p>
      <text:p text:style-name="P4">
Type: Article</text:p>
      <!--METADATA-->
      <text:p text:style-name="P4">
<draw:frame draw:style-name="fr1" draw:name="Image153" text:anchor-type="as-char" svg:width="6.9236in" svg:height="3.956343in" draw:z-index="0">
<draw:image xlink:href="../Images/yкринформ/2023-05-22T16-32-57-03-00/630_360_1681917131-478.jpg" xlink:type="simple" xlink:show="embed" xlink:actuate="onLoad" draw:mime-type="image/jpeg"/>
</draw:frame>
 ПропозиціяКитаю щодо мирного врегулювання в Україні спрямована на "згладжування кутів" іне містить визнання ведення Росією агресивної війни щодо України.</text:p>
      <text:p text:style-name="P4">
Про це заявив журналістам міністр закордонних справ Австрії АлександерШалленберг перед початком засідання Ради міністрів ЄС із закордонних справ уБрюсселі, передає кореспондент Укрінформу.</text:p>
      <text:p text:style-name="P4">
" <text:a xlink:type="simple" xlink:href="https://www.ukrinform.ua/tag-kitaj" text:style-name="Internet_20_link" text:visited-style-name="Visited_20_Internet_20_Link">
 </text:a>
 як постійний член РБ ООН маєособливу відповідальність. Але китайський документ спрямований на згладжуваннякутів, бо в одній частині вони повністю за повагу до територіальної цілісностіта повагу суверенітету кожної країн, але вони не готові розглядати агресивнувійну Росії як те, чим вона є – агресивною війною", - сказав Шалленберг.</text:p>
      <text:p text:style-name="P4">
<text:span text:style-name="T4">
Читайте також:</text:span>
 <text:a xlink:type="simple" xlink:href="https://www.ukrinform.ua/rubric-polytics/3711440-es-zaklikav-kitaj-tisnuti-na-rosiu-sob-vona-pripinila-vijnu-proti-ukraini.html" text:style-name="Internet_20_link" text:visited-style-name="Visited_20_Internet_20_Link">
 <text:span text:style-name="T4">
Китай</text:span>
 </text:a>
</text:p>
      <text:p text:style-name="P4">
Натепер він не вбачає можливості для дипломатичного врегулювання. "Я такожхочу побачити ситуацію, коли є місце для дипломатії. Але зараз ми не там. Щоми зараз бачимо, так це те, що російська агресія триває. І є один простийфакт: все у руках Путіна – він може закінчити війну завтра. Якщо Зеленськийзупиниться – Україна зникне. Тому тут дуже велика різниця", - наголосив главаМЗС Австрії.</text:p>
      <text:p text:style-name="P4">
<text:span text:style-name="T4">
Читайте також:</text:span>
 <text:a xlink:type="simple" xlink:href="https://www.ukrinform.ua/rubric-polytics/3711431-u-derzdepi-ssa-prokomentuvali-mirotvorci-potugi-kitau.html" text:style-name="Internet_20_link" text:visited-style-name="Visited_20_Internet_20_Link">
 <text:span text:style-name="T4">
Китаю</text:span>
 </text:a>
</text:p>
      <text:p text:style-name="P4">
Як повідомлялося, 6 квітня голова КНР Сі Цзіньпін на зустрічі з президентомЄвропейської комісії Урсулою фон дер Ляєн та президентом Франції ЕммануелемМакроном наголосив, що <text:a xlink:type="simple" xlink:href="https://www.ukrinform.ua/rubric-polytics/3692591-pozicia-kitau-sodo-ukraini-zvoditsa-do-pidtrimki-peregovoriv-pro-mir-si-czinpin.html" text:style-name="Internet_20_link" text:visited-style-name="Visited_20_Internet_20_Link">
 </text:a>
 .</text:p>
      <text:p text:style-name="P4">
Source: <text:a xlink:type="simple" xlink:href="https://www.ukrinform.ua/rubric-world/3712663-glava-mzs-avstrii-mirnij-plan-kitau-spramovanij-na-zgladzuvanna-kutiv.html" text:style-name="Internet_20_link" text:visited-style-name="Visited_20_Internet_20_Link">
https://www.ukrinform.ua/rubric-world/3712663-glava-mzs-avstrii-mirnij-plan-kitau-spramovanij-na-zgladzuvanna-kutiv.html</text:a>
</text:p>
      <!--NEWS-->
      <text:h text:style-name="P10" text:outline-level="1">
<text:span text:style-name="T4">
АРМА шукає управителів для шести готелів та санаторіїв</text:span>
</text:h>
      <text:p text:style-name="P4">
Authors: Ukrinform (Person)</text:p>
      <text:p text:style-name="P4">
Publisher: Укринформ (Organization)</text:p>
      <text:p text:style-name="P4">
Published Time: 2023-05-22T16:35:00+03:00</text:p>
      <text:p text:style-name="P4">
Modified Time: 2023-05-22T16:35:00+03:00</text:p>
      <text:p text:style-name="P4">
Description: Національне агентство з питань виявлення, розшуку та управління активами, одержаними від корупційних та інших злочинів оголосило конкурси з відбору управителів для 6 арештованих готелів та санаторіїв. — Укрінформ.</text:p>
      <text:p text:style-name="P4">
Images: ['<text:a xlink:type="simple" xlink:href="https://static.ukrinform.com/photos/2023_05/thumb_files/630_360_1684762290-234.jpg" text:style-name="Internet_20_link" text:visited-style-name="Visited_20_Internet_20_Link">
630_360_16847...</text:a>
']</text:p>
      <text:p text:style-name="P4">
Tags: ['Конкурс', 'Президент-Готель', 'АРМА', 'Пансіонат']</text:p>
      <text:p text:style-name="P4">
Type: Article</text:p>
      <!--METADATA-->
      <text:p text:style-name="P4">
<draw:frame draw:style-name="fr1" draw:name="Image154" text:anchor-type="as-char" svg:width="6.9236in" svg:height="3.956343in" draw:z-index="0">
<draw:image xlink:href="../Images/yкринформ/2023-05-22T16-35-00-03-00/630_360_1684762290-234.jpg" xlink:type="simple" xlink:show="embed" xlink:actuate="onLoad" draw:mime-type="image/jpeg"/>
</draw:frame>
Національне агентство з питань виявлення, розшуку та управління активами,одержаними від корупційних та інших злочинів оголосило конкурси з відборууправителів для 6 арештованих готелів та санаторіїв.</text:p>
      <text:p text:style-name="P4">
Як передає Укрінформ, про це повідомляє <text:a xlink:type="simple" xlink:href="https://arma.gov.ua/news/typical/shukaemo-upraviteliv-dlya-6-areshtovanih-goteliv-ta-sanatoriiv-z-nomernim-fondom-dlya-viyskovoslujbovtsiv-ta-pereselentsiv" text:style-name="Internet_20_link" text:visited-style-name="Visited_20_Internet_20_Link">
</text:a>
 .</text:p>
      <text:p text:style-name="P4">
Зазначається, що агентство шукає управителів для готелю «Дружба» у Києві,пансіонату «Шацькі озера» у Волинській області, туристичного комплексу«Прикарпаття» в Івано-Франківську, лікувально-оздоровчого комплексу«Карпатські зорі» в Івано-Франківській області, готельно-ресторанногокомплексу «Турист» у Рівному та бази відпочинку «Сонячна» у Полтавськійобласті.</text:p>
      <text:p text:style-name="P4">
Управляти цими активами можуть як приватні, так і державні або комунальніпідприємства, які займаються господарською діяльністю за відповідним профілем,мають необхідні ресурси та запропонують найбільш вигідні цінові умови.</text:p>
      <text:p text:style-name="P4">
Один з головних пунктів програми управління кожного учасника <text:a xlink:type="simple" xlink:href="https://www.ukrinform.ua/tag-konkurs" text:style-name="Internet_20_link" text:visited-style-name="Visited_20_Internet_20_Link">
</text:a>
 – відсоток загальної площі об’єктанерухомості, який управитель надаватиме для зазначених соціальних цілей.Відтак, чим вищу частку номерного фонду або квадратних метрів для внутрішньопереміщених осіб та військовослужбовців запропонує потенційний управитель, тимбільш конкурентною буде його пропозиція.</text:p>
      <text:p text:style-name="P4">
<text:span text:style-name="T4">
Читайте також:</text:span>
 <text:a xlink:type="simple" xlink:href="https://www.ukrinform.ua/rubric-economy/3710537-arma-pererahuvala-derzavi-majze-90-miljoniv-aki-nalezali-rosijskomu-oligarhu.html" text:style-name="Internet_20_link" text:visited-style-name="Visited_20_Internet_20_Link">
 <text:span text:style-name="T4">
АРМА</text:span>
 </text:a>
</text:p>
      <text:p text:style-name="P4">
Як повідомлялося, на конкурси з пошуку нових управителів з обов’язковимрозміщенням на частині таких об’єктів ВПО загалом має бути передано 5 готелів,24 санаторії та нежитлові приміщення у різних регіонах України, якіперебувають у розпорядженні АРМА.</text:p>
      <text:p text:style-name="P4">
<text:span text:style-name="T5">
Фото: пансіонат «Шацькі озера» / Фейсбук</text:span>
</text:p>
      <text:p text:style-name="P4">
Source: <text:a xlink:type="simple" xlink:href="https://www.ukrinform.ua/rubric-economy/3712664-arma-sukae-upraviteliv-dla-sesti-goteliv-ta-sanatoriiv.html" text:style-name="Internet_20_link" text:visited-style-name="Visited_20_Internet_20_Link">
https://www.ukrinform.ua/rubric-economy/3712664-arma-sukae-upraviteliv-dla-sesti-goteliv-ta-sanatoriiv.html</text:a>
</text:p>
      <!--NEWS-->
      <text:h text:style-name="P10" text:outline-level="1">
<text:span text:style-name="T4">
Лідери ЄС і Кореї заявили про підтримку України і закликали Росію негайно вивести війська</text:span>
</text:h>
      <text:p text:style-name="P4">
Authors: Ukrinform (Person)</text:p>
      <text:p text:style-name="P4">
Publisher: Укринформ (Organization)</text:p>
      <text:p text:style-name="P4">
Published Time: 2023-05-22T16:37:50+03:00</text:p>
      <text:p text:style-name="P4">
Modified Time: 2023-05-22T16:37:50+03:00</text:p>
      <text:p text:style-name="P4">
Description: Лідери ЄС та Південної Кореї закликали Росію негайно вивести війська з усієї території України і заявили про готовність підтримувати Київ стільки, скільки буде потрібно. — Укрінформ.</text:p>
      <text:p text:style-name="P4">
Images: ['<text:a xlink:type="simple" xlink:href="https://static.ukrinform.com/photos/2023_05/thumb_files/630_360_1684762460-368.jpeg" text:style-name="Internet_20_link" text:visited-style-name="Visited_20_Internet_20_Link">
630_360_16847...</text:a>
']</text:p>
      <text:p text:style-name="P4">
Tags: ['Євросоюз', 'Корея', 'Україна', 'Росія']</text:p>
      <text:p text:style-name="P4">
Type: Article</text:p>
      <!--METADATA-->
      <text:p text:style-name="P4">
<draw:frame draw:style-name="fr1" draw:name="Image155" text:anchor-type="as-char" svg:width="6.9236in" svg:height="3.956343in" draw:z-index="0">
<draw:image xlink:href="../Images/yкринформ/2023-05-22T16-37-50-03-00/630_360_1684762460-368.jpeg" xlink:type="simple" xlink:show="embed" xlink:actuate="onLoad" draw:mime-type="image/jpeg"/>
</draw:frame>
 Лідери ЄСта Південної Кореї закликали Росію негайно вивести війська з усієї територіїУкраїни і заявили про готовність підтримувати Київ стільки, скільки будепотрібно.</text:p>
      <text:p text:style-name="P4">
Про це йдеться у <text:a xlink:type="simple" xlink:href="http://ec.europa.eu/commission/presscorner/detail/en/statement_23_2863" text:style-name="Internet_20_link" text:visited-style-name="Visited_20_Internet_20_Link">
</text:a>
президента Європейської ради Шарля Мішеля, голови Єврокомісії Урсули фон дерЛяєн та президента Республіки Корея Юн Сок Йоля за підсумками саміту, щовідбувся в Сеулі 22 травня, передає Укрінформ.</text:p>
      <text:p text:style-name="P4">
«Ми, лідери Європейського Союзу та Республіки Корея… підтверджуємо рішучезасудження російської агресивної війни проти України, яка є грубим порушеннямміжнародного права», - йдеться у документі.</text:p>
      <text:p text:style-name="P4">
Сторони підтвердили зобов’язання щодо дотримання Хартії ООН, висловилинепохитну підтримку незалежності, суверенітету та територіальної цілісностіУкраїни в межах її міжнародно визнаних кордонів та її невід’ємне право насамооборону проти російської агресії.</text:p>
      <text:p text:style-name="P4">
« <text:a xlink:type="simple" xlink:href="https://www.ukrinform.ua/tag-rosia" text:style-name="Internet_20_link" text:visited-style-name="Visited_20_Internet_20_Link">
 </text:a>
 має припинити свою агресію танегайно, повністю та безумовно вивести всі свої війська з усієї територіїУкраїни в межах її міжнародно визнаних кордонів. Міжнародне гуманітарне право,включаючи правила поводження з військовополоненими, а також міжнародні правалюдини, мають дотримуватися», - наголосили учасники саміту.</text:p>
      <text:p text:style-name="P4">
Вони висловили підтримку зусиллям із забезпечення відповідальності за воєннізлочини та інші порушення міжнародного права, вчинені Росією проти України, тапідтвердили підтримку роботи Міжнародного кримінального суду.</text:p>
      <text:p text:style-name="P4">
«Ми погодилися продовжити та посилити колективний тиск на Росію, зокремашляхом запровадження відповідних обмежувальних заходів. Ми віддані підтримцівідновлення та відбудови України та рішучі щодо готовності підтримуватиУкраїну так довго, як це буде необхідно. Ми обговорили шляхи збільшенняпідтримки України з метою забезпечення її фінансових, матеріальних, безпековихта гуманітарних потреб», - йдеться у документі.</text:p>
      <text:p text:style-name="P4">
За словами лідерів ЄС і Кореї, весь світ нині стикається із загрозами для мирута безпеки, зокрема через наслідки загарбницької війни РФ проти України,ядерні та ракетні програми КНДР тощо. Серед інших дестабілізуючих чинниківвони згадали повільні темпи відновлення після глобальної пандемії, кліматичнізміни, погіршення продовольчої та енергетичної безпеки.</text:p>
      <text:p text:style-name="P4">
Сторони погодилися працювати над вирішенням цих проблем та розширюватистратегічне співробітництво.</text:p>
      <text:p text:style-name="P4">
<text:span text:style-name="T4">
Читайте також:</text:span>
 <text:a xlink:type="simple" xlink:href="https://www.ukrinform.ua/rubric-world/3711805-rosia-ne-moze-zaproponuvati-globalnomu-pivdnu-nicogo-krim-zbroi-ta-najmanciv-fon-der-laen.html" text:style-name="Internet_20_link" text:visited-style-name="Visited_20_Internet_20_Link">
 <text:span text:style-name="T4">
Ляєн</text:span>
 </text:a>
</text:p>
      <text:p text:style-name="P4">
Як повідомлялося, після участі в саміті Групи семи у японській Хіросіміпрезидент Євроради Шарль Мішель та голова Єврокомісії Урсула фон дер Ляєнвідбули до Сеула, де відбувся саміт ЄС-Республіка Корея. Учасники заходурозглянули широке коло двосторонніх відносин, включаючи проблеми безпеки,розвиток двостороннього співробітництва й торгівлі, співпрацю для досягненняЦілей сталого розвитку ООН.</text:p>
      <text:p text:style-name="P4">
Фото: EPA/UPG</text:p>
      <text:p text:style-name="P4">
Source: <text:a xlink:type="simple" xlink:href="https://www.ukrinform.ua/rubric-world/3712665-lideri-es-i-korei-zaavili-pro-pidtrimku-ukraini-i-zaklikali-rosiu-negajno-vivesti-vijska.html" text:style-name="Internet_20_link" text:visited-style-name="Visited_20_Internet_20_Link">
https://www.ukrinform.ua/rubric-world/3712665-lideri-es-i-korei-zaavili-pro-pidtrimku-ukraini-i-zaklikali-rosiu-negajno-vivesti-vijska.html</text:a>
</text:p>
      <!--NEWS-->
      <text:h text:style-name="P10" text:outline-level="1">
<text:span text:style-name="T4">
«Барселона» уперше з 2021 року зазнала поразки у жіночому чемпіонаті Іспанії з футболу</text:span>
</text:h>
      <text:p text:style-name="P4">
Authors: Ukrinform (Person)</text:p>
      <text:p text:style-name="P4">
Publisher: Укринформ (Organization)</text:p>
      <text:p text:style-name="P4">
Published Time: 2023-05-22T16:38:45+03:00</text:p>
      <text:p text:style-name="P4">
Modified Time: 2023-05-22T16:38:45+03:00</text:p>
      <text:p text:style-name="P4">
Description: Команда перервала серію з 64 матчів без поразок. — Укрінформ.</text:p>
      <text:p text:style-name="P4">
Images: ['<text:a xlink:type="simple" xlink:href="https://static.ukrinform.com/photos/2023_05/thumb_files/630_360_1684762651-776.jpg" text:style-name="Internet_20_link" text:visited-style-name="Visited_20_Internet_20_Link">
630_360_16847...</text:a>
']</text:p>
      <text:p text:style-name="P4">
Tags: ['Барселона', 'Футбол']</text:p>
      <text:p text:style-name="P4">
Type: Article</text:p>
      <!--METADATA-->
      <text:p text:style-name="P4">
<draw:frame draw:style-name="fr1" draw:name="Image156" text:anchor-type="as-char" svg:width="6.9236in" svg:height="3.956343in" draw:z-index="0">
<draw:image xlink:href="../Images/yкринформ/2023-05-22T16-38-45-03-00/630_360_1684762651-776.jpg" xlink:type="simple" xlink:show="embed" xlink:actuate="onLoad" draw:mime-type="image/jpeg"/>
</draw:frame>
 Командаперервала серію з 64 матчів без поразок.</text:p>
      <text:p text:style-name="P4">
«Барселона» у чемпіонаті Іспанії з футболу серед жіночих команд перервалабезпрограшну серію, яка тривала майже два роки, це сталося у останньому матчінаціональної першості проти «Мадрид КФФ», передає Укрінформ.</text:p>
      <text:p text:style-name="P4">
Перед заключним поєдинком чемпіонату Іспанії у Мадриді «Барселона» непрогравала 64 матчі. Востаннє каталонські гравчині поступалися у національнійпершості ще 1 червня 2021 року, коли програли на виїзді з рахунком 3:4«Атлетіко Мадрид».</text:p>
      <text:p text:style-name="P4">
Наступна поразка жіночої команди «Барселони» також трапилася в Мадриді. У30-му турі чемпіонату Іспанії підопічні Джонатана Хіральдеса двічі пропустилиу першому таймі, на що відповіли одним голом Алексії Путельяс у другійполовині зустрічі.</text:p>
      <text:p text:style-name="P4">
Поступившись на виїзді «Мадрид КФФ», «Барселона» вперше програла за 65 матчів.Серія команди тривала 719 днів.</text:p>
      <text:p text:style-name="P4">
Попри поразку в заключному турі «Барселона» у підсумковій таблиці на 10 очоквипередила найближчих конкренток із «Реала». За 30 матчів сезону командинабрали 85 та 75 очок відповідно.</text:p>
      <text:p text:style-name="P4">
<text:span text:style-name="T4">
Читайте також:</text:span>
 <text:a xlink:type="simple" xlink:href="https://www.ukrinform.ua/rubric-sports/3707917-zinoca-komanda-barseloni-perervala-istoricnu-seriu-peremog-u-nacionalnih-cempionatah.html" text:style-name="Internet_20_link" text:visited-style-name="Visited_20_Internet_20_Link">
 <text:span text:style-name="T4">
Барселони</text:span>
 </text:a>
</text:p>
      <text:p text:style-name="P4">
Як повідомляв Укрінформ, каталонські гравчині вийшли до фіналу Ліги чемпіонів,де зіграють проти «Вольфсбурга» 3 червня.</text:p>
      <text:p text:style-name="P4">
Фото: Getty Images</text:p>
      <text:p text:style-name="P4">
Source: <text:a xlink:type="simple" xlink:href="https://www.ukrinform.ua/rubric-sports/3712667-barselona-uperse-z-2021-roku-zaznala-porazki-u-zinocomu-cempionati-ispanii-z-futbolu.html" text:style-name="Internet_20_link" text:visited-style-name="Visited_20_Internet_20_Link">
https://www.ukrinform.ua/rubric-sports/3712667-barselona-uperse-z-2021-roku-zaznala-porazki-u-zinocomu-cempionati-ispanii-z-futbolu.html</text:a>
</text:p>
      <!--NEWS-->
      <text:h text:style-name="P10" text:outline-level="1">
<text:span text:style-name="T4">
Drone has dropped an explosive device on administration building in Borisovka village of Belg...</text:span>
</text:h>
      <text:p text:style-name="P4">
Authors: liveuamap (Language: en)</text:p>
      <text:p text:style-name="P4">
Time: 2023-05-22T16:41:38</text:p>
      <text:p text:style-name="P4">
Location: Belgorod, Belgorodskaya oblast' (Latitude:50.5935 Longtitude:36.01284)</text:p>
      <text:p text:style-name="P4">
Videos: []</text:p>
      <text:p text:style-name="P4">
Images: []</text:p>
      <text:p text:style-name="P4">
Tags: ["Russia"]</text:p>
      <text:p text:style-name="P4">
ID: 22564716</text:p>
      <!--METADATA-->
      <text:p text:style-name="P4">
Drone has dropped an explosive device on administration building in Borisovkavillage of Belgorod region</text:p>
      <text:p text:style-name="P4">
News Collection Link: <text:a xlink:type="simple" xlink:href="https://liveuamap.com/en/2023/22-may-drone-has-dropped-an-explosive-device-on-administration" text:style-name="Internet_20_link" text:visited-style-name="Visited_20_Internet_20_Link">
https://liveuamap.com/en/2023/22-may-drone-has-dropped-an-explosive-device-on-administration</text:a>
</text:p>
      <text:p text:style-name="P4">
Source: <text:a xlink:type="simple" xlink:href="https://t.me/bazabazon/17864" text:style-name="Internet_20_link" text:visited-style-name="Visited_20_Internet_20_Link">
https://t.me/bazabazon/17864</text:a>
</text:p>
      <!--NEWS-->
      <text:h text:style-name="P10" text:outline-level="1">
<text:span text:style-name="T4">
Космічний корабель Crew Dragon з екіпажем туристів зістикувався з МКС</text:span>
</text:h>
      <text:p text:style-name="P4">
Authors: Ukrinform (Person)</text:p>
      <text:p text:style-name="P4">
Publisher: Укринформ (Organization)</text:p>
      <text:p text:style-name="P4">
Published Time: 2023-05-22T16:45:00+03:00</text:p>
      <text:p text:style-name="P4">
Modified Time: 2023-05-22T16:45:00+03:00</text:p>
      <text:p text:style-name="P4">
Description: Космічний корабель Crew Dragon компанії SpaceX із екіпажем комерційних туристів зістикувався з Міжнародною космічною станцією (МКС). — Укрінформ.</text:p>
      <text:p text:style-name="P4">
Images: ['<text:a xlink:type="simple" xlink:href="https://static.ukrinform.com/photos/2023_05/thumb_files/630_360_1684763123-750.png" text:style-name="Internet_20_link" text:visited-style-name="Visited_20_Internet_20_Link">
630_360_16847...</text:a>
']</text:p>
      <text:p text:style-name="P4">
Tags: ['SpaceX', 'Crew Dragon', 'МКС']</text:p>
      <text:p text:style-name="P4">
Type: Article</text:p>
      <!--METADATA-->
      <text:p text:style-name="P4">
<draw:frame draw:style-name="fr1" draw:name="Image157" text:anchor-type="as-char" svg:width="6.9236in" svg:height="3.956343in" draw:z-index="0">
<draw:image xlink:href="../Images/yкринформ/2023-05-22T16-45-00-03-00/630_360_1684763123-750.png" xlink:type="simple" xlink:show="embed" xlink:actuate="onLoad" draw:mime-type="image/png"/>
</draw:frame>
 Космічнийкорабель Crew Dragon компанії SpaceX із екіпажем комерційних туристівзістикувався з Міжнародною космічною станцією (МКС).</text:p>
      <text:p text:style-name="P4">
Про це у понеділок повідомила SpaceX у <text:a xlink:type="simple" xlink:href="http://twitter.com/SpaceX/status/1660634827367006208" text:style-name="Internet_20_link" text:visited-style-name="Visited_20_Internet_20_Link">
</text:a>
 , передає Укрінформ.</text:p>
      <text:p text:style-name="P4">
«Стикування підтверджено!», - йдеться у дописі.</text:p>
      <text:p text:style-name="P4">
Екіпаж тиждень перебуватиме на борту МКС.</text:p>
      <text:p text:style-name="P4">
<text:span text:style-name="T4">
Читайте також:</text:span>
 <text:a xlink:type="simple" xlink:href="https://www.ukrinform.ua/rubric-technology/3701434-rozsliduut-vpliv-avarii-na-dovkilla-spacex-zaboronili-provoditi-zapuski-starship.html" text:style-name="Internet_20_link" text:visited-style-name="Visited_20_Internet_20_Link">
 <text:span text:style-name="T4">
SpaceX</text:span>
 </text:a>
</text:p>
      <text:p text:style-name="P4">
Як повідомляв Укрінформ, компанія SpaceX відправила зі штату Флорида наМіжнародну космічну станцію туристів.</text:p>
      <text:p text:style-name="P4">
До складу екіпажу увійшли колишня астронавтка NASA, а нині співробітниця Axiom- 63-річна Пеггі Вітсон, яка очолила команду AX-2, американський бізнесменДжон Шоффнер, дослідниця у галузі онкології Райана Барнаві та колишнійвійськовий пілот Алі Аль-Карні із Саудівської Аравії.</text:p>
      <text:p text:style-name="Quotations">

<text:p text:style-name="P4">
Watch live as the Ax-2 astronauts check-in from orbit <text:a xlink:type="simple" xlink:href="https://t.co/c9VZYmlO7J" text:style-name="Internet_20_link" text:visited-style-name="Visited_20_Internet_20_Link">
&gt;
 </text:a>
&gt;
&gt;
 — SpaceX (@SpaceX) <text:a xlink:type="simple" xlink:href="https://twitter.com/SpaceX/status/1660443677343248387" text:style-name="Internet_20_link" text:visited-style-name="Visited_20_Internet_20_Link">
&gt;
 </text:a>
</text:p>

<text:p text:style-name="P4">
First Falcon 9 LZ-1 landing for a human spaceflight mission <text:a xlink:type="simple" xlink:href="https://t.co/2stzJoA7cX" text:style-name="Internet_20_link" text:visited-style-name="Visited_20_Internet_20_Link">
&gt;
 </text:a>
&gt;
&gt;
 — SpaceX (@SpaceX) <text:a xlink:type="simple" xlink:href="https://twitter.com/SpaceX/status/1660454558110453760" text:style-name="Internet_20_link" text:visited-style-name="Visited_20_Internet_20_Link">
&gt;
 </text:a>
</text:p>

<text:p text:style-name="P4">
Ax-2 is go for launch <text:a xlink:type="simple" xlink:href="https://t.co/GJZDES7HN4" text:style-name="Internet_20_link" text:visited-style-name="Visited_20_Internet_20_Link">
 </text:a>
&gt;
&gt;
 — SpaceX (@SpaceX) <text:a xlink:type="simple" xlink:href="https://twitter.com/SpaceX/status/1660388229835792384" text:style-name="Internet_20_link" text:visited-style-name="Visited_20_Internet_20_Link">
&gt;
 </text:a>
</text:p>

</text:p>
      <text:p text:style-name="P4">
Місія AX-2 (друга приватна місія на Міжнародну космічну станцію) є однією знизки місій, які, як сподіваються Axiom Space і <text:a xlink:type="simple" xlink:href="https://www.ukrinform.ua/tag-nasa" text:style-name="Internet_20_link" text:visited-style-name="Visited_20_Internet_20_Link">
</text:a>
 , продовжать стимулювати участьприватного сектору в космічних польотах, особливо на низькій навколоземнійорбіті, де знаходиться космічна станція.</text:p>
      <text:p text:style-name="P4">
Source: <text:a xlink:type="simple" xlink:href="https://www.ukrinform.ua/rubric-technology/3712669-kosmicnij-korabel-crew-dragon-z-ekipazem-turistiv-zistikuvavsa-z-mks.html" text:style-name="Internet_20_link" text:visited-style-name="Visited_20_Internet_20_Link">
https://www.ukrinform.ua/rubric-technology/3712669-kosmicnij-korabel-crew-dragon-z-ekipazem-turistiv-zistikuvavsa-z-mks.html</text:a>
</text:p>
      <!--NEWS-->
      <text:h text:style-name="P10" text:outline-level="1">
<text:span text:style-name="T4">
Створення «смуги безпеки»: у ГУР прокоментували події у Бєлгородській області Росії</text:span>
</text:h>
      <text:p text:style-name="P4">
Authors: Ukrinform (Person)</text:p>
      <text:p text:style-name="P4">
Publisher: Укринформ (Organization)</text:p>
      <text:p text:style-name="P4">
Published Time: 2023-05-22T16:49:00+03:00</text:p>
      <text:p text:style-name="P4">
Modified Time: 2023-05-22T16:49:00+03:00</text:p>
      <text:p text:style-name="P4">
Description: У Головному управлінні розвідки України розповіли, що у Бєлгородській області Росії проводиться операція для створення “смуги безпеки” для захисту цивільних українців, але виключно за участі громадян Росії. — Укрінформ.</text:p>
      <text:p text:style-name="P4">
Images: ['<text:a xlink:type="simple" xlink:href="https://static.ukrinform.com/photos/2023_05/thumb_files/630_360_1684763216-374.jpeg" text:style-name="Internet_20_link" text:visited-style-name="Visited_20_Internet_20_Link">
630_360_16847...</text:a>
']</text:p>
      <text:p text:style-name="P4">
Tags: ['Розвідка', 'Росія', 'Бєлгород']</text:p>
      <text:p text:style-name="P4">
Type: Article</text:p>
      <!--METADATA-->
      <text:p text:style-name="P4">
<draw:frame draw:style-name="fr1" draw:name="Image158" text:anchor-type="as-char" svg:width="6.9236in" svg:height="3.956343in" draw:z-index="0">
<draw:image xlink:href="../Images/yкринформ/2023-05-22T16-49-00-03-00/630_360_1684763216-374.jpeg" xlink:type="simple" xlink:show="embed" xlink:actuate="onLoad" draw:mime-type="image/jpeg"/>
</draw:frame>
 УГоловному управлінні розвідки України розповіли, що у Бєлгородській областіРосії проводиться операція для створення “смуги безпеки” для захисту цивільнихукраїнців, але виключно за участі громадян Росії.</text:p>
      <text:p text:style-name="P4">
Про це у коментарі “ <text:a xlink:type="simple" xlink:href="http://suspilne.media/483544-u-belgorodskij-oblasti-zaavili-pro-proriv-ukrainskoi-drg-so-vidomo/" text:style-name="Internet_20_link" text:visited-style-name="Visited_20_Internet_20_Link">
 </text:a>
 ” заявив представник ГУР АндрійЮсов, передає Укрінформ.</text:p>
      <text:p text:style-name="P4">
"Так, сьогодні "Русский добровольческий корпус" та "Легион Свобода России",які складаються з громадян <text:a xlink:type="simple" xlink:href="https://www.ukrinform.ua/tag-rosia" text:style-name="Internet_20_link" text:visited-style-name="Visited_20_Internet_20_Link">
 </text:a>
 , розпочалиоперацію зі звільнення територій Білгородщини від так званого режиму Путіна івідсування супротивника з метою створення певної смуги безпеки для захистуукраїнського цивільного населення", — сказав Юсов.</text:p>
      <text:p text:style-name="P4">
Він зазначив, що наразі управління розвідки не коментуватиме безпосередньоплани цієї операції. Але, як уточнив речник ГУР, завданням і результатом (цієїоперації - ред.) має стати підвищення безпеки і захист українського мирногонаселення від терористичних атак та обстрілів з боку терористичних угруповань.</text:p>
      <text:p text:style-name="P4">
Юсов заявив, що наразі інформація про постраждалих уточнюється.</text:p>
      <text:p text:style-name="P4">
“Єдине, що - представники РДК і легіону “Свобода Росії” наголошують на тому,що їх заходи не становлять загрози для цивільного населення, мирних громадян іметою є відсування терористичних угруповань від кордону і звільнення територіївід режиму Путіна”, - поінформував представник ГУР.</text:p>
      <text:p text:style-name="P4">
<text:span text:style-name="T4">
Читайте також:</text:span>
 <text:a xlink:type="simple" xlink:href="https://www.ukrinform.ua/rubric-ato/3449454-bijci-legionu-svoboda-rosii-kazut-so-vin-stvorenij-dla-borotbi-z-rezimom-putina.html" text:style-name="Internet_20_link" text:visited-style-name="Visited_20_Internet_20_Link">
 </text:a>
</text:p>
      <text:p text:style-name="P4">
Раніше ЗМІ поінформували, що у понеділок у Бєлгородській області пролуналивибухи, а згодом в українських та російських медіа з'явилась інформація проприхід на цю територію російських добровольців.</text:p>
      <text:p text:style-name="P4">
Видання <text:a xlink:type="simple" xlink:href="https://meduza.io/feature/2023/05/22/v-belgorodskuyu-oblast-voshla-diversionnaya-gruppa-vsu-zayavil-gubernator-regiona-ukrainskaya-razvedka-utverzhdaet-chto-eto-oppozitsionno-nastroennye-grazhdane-rossii" text:style-name="Internet_20_link" text:visited-style-name="Visited_20_Internet_20_Link">
 </text:a>
зазначає, що вранці 22 травня у телеграм-каналі легіону "Свобода Росії"з'явилося звернення до росіян зі словами "Легіон" повертається додому".</text:p>
      <text:p text:style-name="P4">
"Мешканці прикордонних регіонів! Залишайтеся вдома, не чиніть опору і небійтеся: ми вам не вороги", - заявили у легіоні.</text:p>
      <text:p text:style-name="P4">
Також опубліковані фото біло-синьо-білих прапорів "над визволеними містами".</text:p>
      <text:p text:style-name="P4">
Близько 14:00 легіон повідомив, що спільно з "Російським добровольчимкорпусом" (РДК) "повністю визволив" населений пункт Козинка Бєлгородськоїобласті, а до міста Грайворон "зайшли передові загони".</text:p>
      <text:p text:style-name="P4">
Пізніше підрозділ заявив, що "Гору-Поділ пройдено".</text:p>
      <text:p text:style-name="P4">
На Телеграм-каналі РДК також з'явилося кілька відео, в яких стверджується, щобійці підрозділу перебувають на території Росії.</text:p>
      <text:p text:style-name="P4">
За словами речника президента РФ Дмитра Пєскова, якого цитують <text:a xlink:type="simple" xlink:href="https://www.interfax.ru/russia/902606" text:style-name="Internet_20_link" text:visited-style-name="Visited_20_Internet_20_Link">
</text:a>
 , президенту РФ Володимиру Путіну вжедоповіли про “спробу прориву”. Він назвав події в Бєлгородській області“українською диверсією”, мета якої - “відвернути увагу від Бахмутськогонапрямку”. Пєсков сказав, що російські сили намагаються знищити “диверсантів”.</text:p>
      <text:p text:style-name="P4">
<text:span text:style-name="T5">
Фото: Легіон "Свобода Росії"</text:span>
</text:p>
      <text:p text:style-name="P4">
Source: <text:a xlink:type="simple" xlink:href="https://www.ukrinform.ua/rubric-ato/3712670-stvorenna-smugi-bezpeki-u-gur-prokomentuvali-podii-u-belgorodskij-oblasti-rosii.html" text:style-name="Internet_20_link" text:visited-style-name="Visited_20_Internet_20_Link">
https://www.ukrinform.ua/rubric-ato/3712670-stvorenna-smugi-bezpeki-u-gur-prokomentuvali-podii-u-belgorodskij-oblasti-rosii.html</text:a>
</text:p>
      <!--NEWS-->
      <text:h text:style-name="P10" text:outline-level="1">
<text:span text:style-name="T4">
Загарбники завдають ударів - у Харкові чути вибухи</text:span>
</text:h>
      <text:p text:style-name="P4">
Authors: Ukrinform (Person)</text:p>
      <text:p text:style-name="P4">
Publisher: Укринформ (Organization)</text:p>
      <text:p text:style-name="P4">
Published Time: 2023-05-22T16:53:00+03:00</text:p>
      <text:p text:style-name="P4">
Modified Time: 2023-05-22T16:53:00+03:00</text:p>
      <text:p text:style-name="P4">
Description: Росіяни знову завдають ударів - у Харкові чути два вибухи. Попередньо, за межами міст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Вибух', 'Харків', 'Війна з Росією']</text:p>
      <text:p text:style-name="P4">
Type: Article</text:p>
      <!--METADATA-->
      <text:p text:style-name="P4">
<draw:frame draw:style-name="fr1" draw:name="Image159" text:anchor-type="as-char" svg:width="6.9236in" svg:height="3.956343in" draw:z-index="0">
<draw:image xlink:href="../Images/yкринформ/2023-05-22T16-53-00-03-00/630_360_1538997483-946.jpg" xlink:type="simple" xlink:show="embed" xlink:actuate="onLoad" draw:mime-type="image/jpeg"/>
</draw:frame>
 Росіянизнову завдають ударів - у Харкові чути два вибухи. Попередньо, за межамиміста.</text:p>
      <text:p text:style-name="P4">
Про це повідомив у <text:a xlink:type="simple" xlink:href="http://t.me/synegubov/6261" text:style-name="Internet_20_link" text:visited-style-name="Visited_20_Internet_20_Link">
 </text:a>
 начальник Харківської ОВАОлег Синєгубов, передає Укрінформ.</text:p>
      <text:p text:style-name="P4">
“Увага! Жителі Харкова і області, окупанти знову завдають ударів! Не ігноруйтесигналів тривоги. Залишайтеся в укриттях!”, - наголосив Синєгубов.</text:p>
      <text:p text:style-name="P4">
<text:span text:style-name="T4">
Читайте також:</text:span>
 <text:a xlink:type="simple" xlink:href="https://www.ukrinform.ua/rubric-regions/3712587-na-hersonsini-vid-vorozogo-snaradu-zaginuv-civilnij-akij-remontuvav-svij-budinok.html" text:style-name="Internet_20_link" text:visited-style-name="Visited_20_Internet_20_Link">
 </text:a>
</text:p>
      <text:p text:style-name="P4">
Як повідомляв Укрінформ, російські війська минулої доби, 21 травня, атакувалинаселені пункти у трьох районах <text:a xlink:type="simple" xlink:href="https://www.ukrinform.ua/tag-harkivsina" text:style-name="Internet_20_link" text:visited-style-name="Visited_20_Internet_20_Link">
 </text:a>
- Харківському, Куп'янському та Чугуївському. Ворожими обстрілами булипошкоджені житлові будинки, господарчі споруди та будівлі двох баз відпочинку.На власному подвір'ї на невідомому боєприпасі підірвався 61-річний чоловік,його госпіталізували. Загалом росармія за добу здійснила атаки на 10 областейУкраїни, застосовуючи ракети, ударні безпілотники, авіацію, важку артилерію.</text:p>
      <text:p text:style-name="P4">
Source: <text:a xlink:type="simple" xlink:href="https://www.ukrinform.ua/rubric-ato/3712673-zagarbniki-zavdaut-udariv-u-harkovi-cuti-vibuhi.html" text:style-name="Internet_20_link" text:visited-style-name="Visited_20_Internet_20_Link">
https://www.ukrinform.ua/rubric-ato/3712673-zagarbniki-zavdaut-udariv-u-harkovi-cuti-vibuhi.html</text:a>
</text:p>
      <!--NEWS-->
      <text:h text:style-name="P10" text:outline-level="1">
<text:span text:style-name="T4">
Митрополиту УПЦ МП з Буковини оголосили підозру у розпалюванні релігійної ворожнечі</text:span>
</text:h>
      <text:p text:style-name="P4">
Authors: Ukrinform (Person)</text:p>
      <text:p text:style-name="P4">
Publisher: Укринформ (Organization)</text:p>
      <text:p text:style-name="P4">
Published Time: 2023-05-22T17:02:00+03:00</text:p>
      <text:p text:style-name="P4">
Modified Time: 2023-05-22T17:02:00+03:00</text:p>
      <text:p text:style-name="P4">
Description: Служба безпеки України і Національна поліція викрили настоятеля Свято-Вознесенського чоловічого монастиря Чернівецько-Буковинської єпархії Української православної церкви московського патріархату на розпалюванні міжрелігійної ворожнечі. — Укрінформ.</text:p>
      <text:p text:style-name="P4">
Images: ['<text:a xlink:type="simple" xlink:href="https://static.ukrinform.com/photos/2023_05/thumb_files/630_360_1684764258-613.jpg" text:style-name="Internet_20_link" text:visited-style-name="Visited_20_Internet_20_Link">
630_360_16847...</text:a>
']</text:p>
      <text:p text:style-name="P4">
Tags: ['Підозра', 'СБУ', 'УПЦ МП']</text:p>
      <text:p text:style-name="P4">
Type: Article</text:p>
      <!--METADATA-->
      <text:p text:style-name="P4">
<draw:frame draw:style-name="fr1" draw:name="Image160" text:anchor-type="as-char" svg:width="6.9236in" svg:height="3.956343in" draw:z-index="0">
<draw:image xlink:href="../Images/yкринформ/2023-05-22T17-02-00-03-00/630_360_1684764258-613.jpg" xlink:type="simple" xlink:show="embed" xlink:actuate="onLoad" draw:mime-type="image/jpeg"/>
</draw:frame>
 Службабезпеки України і Національна поліція викрили настоятеля Свято-Вознесенськогочоловічого монастиря Чернівецько-Буковинської єпархії Української православноїцеркви московського патріархату на розпалюванні міжрелігійної ворожнечі.</text:p>
      <text:p text:style-name="P4">
Як передає Укрінформ, про це СБУ повідомляє у <text:a xlink:type="simple" xlink:href="http://t.me/SBUkr/8388" text:style-name="Internet_20_link" text:visited-style-name="Visited_20_Internet_20_Link">
 </text:a>
</text:p>
      <text:p text:style-name="P4">
«Під час літургій він зневажливо висловлювався щодо Православної церквиУкраїни, називаючи її «церквою антихриста» і «сатанинською». Тим самим вінображав релігійні почуття вірян і провокував загострення внутрішньоїобстановки в регіоні», – ідеться у повідомленні.</text:p>
      <text:p text:style-name="P4">
Ініційована <text:a xlink:type="simple" xlink:href="https://www.ukrinform.ua/tag-sbu" text:style-name="Internet_20_link" text:visited-style-name="Visited_20_Internet_20_Link">
 </text:a>
 лінгвістична експертизапідтвердила факти злочинної діяльності клірика.</text:p>
      <text:p text:style-name="P4">
За матеріалами СБУ, фігуранту повідомили про підозру за ч. 1 ст. 161Кримінального кодексу України (порушення рівноправності громадян залежно відїх расової, національної, регіональної належності, релігійних переконань,інвалідності та за іншими ознаками).</text:p>
      <text:p text:style-name="P4">
Вирішується питання щодо обрання запобіжного заходу.</text:p>
      <text:p text:style-name="P4">
Триває розслідування для встановлення всіх обставин злочину.</text:p>
      <text:p text:style-name="P4">
<text:span text:style-name="T4">
Читайте також:</text:span>
 <text:a xlink:type="simple" xlink:href="https://www.ukrinform.ua/rubric-regions/3711203-sbu-vikrila-klirika-upc-mp-akij-dopomagav-zagarbnikam-v-izumi.html" text:style-name="Internet_20_link" text:visited-style-name="Visited_20_Internet_20_Link">
 <text:span text:style-name="T4">
УПЦ</text:span>
 </text:a>
</text:p>
      <text:p text:style-name="P4">
Як повідомляв Укрінформ, <text:a xlink:type="simple" xlink:href="https://www.ukrinform.ua/rubric-regions/3708270-sud-vinis-viroki-u-spravi-eksmitropolita-j-sekretara-kirovogradskoi-eparhii-upc-mp.html" text:style-name="Internet_20_link" text:visited-style-name="Visited_20_Internet_20_Link">
 </text:a>
 визнав колишнього митрополитаКіровоградського та Новомиргородського Іоасафа і секретаря Кіровоградськоїєпархії УПЦ МП Романа Кондратюка винними у розпалюванні релігійної ворожнечі.Їм призначили покарання у вигляді трьох років ув'язнення з іспитовим терміномна два роки.</text:p>
      <text:p text:style-name="P4">
<text:span text:style-name="T5">
Фото: hromadske.radio</text:span>
</text:p>
      <text:p text:style-name="P4">
Source: <text:a xlink:type="simple" xlink:href="https://www.ukrinform.ua/rubric-society/3712679-mitropolitu-upc-mp-z-bukovini-ogolosili-pidozru-u-rozpaluvanni-religijnoi-vorozneci.html" text:style-name="Internet_20_link" text:visited-style-name="Visited_20_Internet_20_Link">
https://www.ukrinform.ua/rubric-society/3712679-mitropolitu-upc-mp-z-bukovini-ogolosili-pidozru-u-rozpaluvanni-religijnoi-vorozneci.html</text:a>
</text:p>
      <!--NEWS-->
      <text:h text:style-name="P10" text:outline-level="1">
<text:span text:style-name="T4">
Україна не має стосунку до подій у Бєлгородській області РФ - Подоляк</text:span>
</text:h>
      <text:p text:style-name="P4">
Authors: Ukrinform (Person)</text:p>
      <text:p text:style-name="P4">
Publisher: Укринформ (Organization)</text:p>
      <text:p text:style-name="P4">
Published Time: 2023-05-22T17:04:00+03:00</text:p>
      <text:p text:style-name="P4">
Modified Time: 2023-05-22T17:04:00+03:00</text:p>
      <text:p text:style-name="P4">
Description: Україна із цікавістю спостерігає за подіями в Бєлгородській області Російської Федерації, вивчає ситуацію, проте не має до неї безпосереднього стосунку.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Росія', 'Подоляк', 'Бєлгород']</text:p>
      <text:p text:style-name="P4">
Type: Article</text:p>
      <!--METADATA-->
      <text:p text:style-name="P4">
<draw:frame draw:style-name="fr1" draw:name="Image161" text:anchor-type="as-char" svg:width="6.9236in" svg:height="3.956343in" draw:z-index="0">
<draw:image xlink:href="../Images/yкринформ/2023-05-22T17-04-00-03-00/630_360_1669378255-230.jpg" xlink:type="simple" xlink:show="embed" xlink:actuate="onLoad" draw:mime-type="image/jpeg"/>
</draw:frame>
 Україна ізцікавістю спостерігає за подіями в Бєлгородській області Російської Федерації,вивчає ситуацію, проте не має до неї безпосереднього стосунку.</text:p>
      <text:p text:style-name="P4">
Про це зазначив радник керівника Офісу Президента Михайло Подоляк у <text:a xlink:type="simple" xlink:href="https://twitter.com/Podolyak_M/status/1660630277289308162" text:style-name="Internet_20_link" text:visited-style-name="Visited_20_Internet_20_Link">
</text:a>
 , передаєУкрінформ.</text:p>
      <text:p text:style-name="P4">
"Єдиною рушійною політичною силою в тоталітарній країні закручених гайокзавжди неминуче стає партизанський рух зі зброєю в руках. Україна із цікавістюспостерігає за подіями в Бєлгородській області <text:a xlink:type="simple" xlink:href="https://www.ukrinform.ua/tag-rosia" text:style-name="Internet_20_link" text:visited-style-name="Visited_20_Internet_20_Link">
</text:a>
 та вивчає ситуацію, утім не має до неїбезпосереднього стосунку. Як відомо, танки продаються в будь-якому російськомувійськторзі, а підпільні партизанські загони складаються все-таки з громадянРосії", - зазначив Подоляк.</text:p>
      <text:p text:style-name="P4">
Раніше ЗМІ поінформували, що у понеділок у Бєлгородській області пролуналивибухи, а згодом в українських та російських медіа з'явилась інформація проприхід на цю територію російських добровольців.</text:p>
      <text:p text:style-name="P4">
<text:span text:style-name="T4">
Читайте також:</text:span>
 <text:a xlink:type="simple" xlink:href="https://www.ukrinform.ua/rubric-ato/3712670-stvorenna-smugi-bezpeki-u-gur-prokomentuvali-podii-u-belgorodskij-oblasti-rosii.html" text:style-name="Internet_20_link" text:visited-style-name="Visited_20_Internet_20_Link">
 </text:a>
</text:p>
      <text:p text:style-name="P4">
У соцмережах з'явилися заяви "Русского добровольческого корпуса" і легіону"Свобода Росіі" про "звільнення" населених пунктів Козинка і Гора-Подол уБєлгородській області РФ.</text:p>
      <text:p text:style-name="P4">
За словами речника президента РФ Дмитра Пєскова, якого цитують <text:a xlink:type="simple" xlink:href="https://www.interfax.ru/russia/902606" text:style-name="Internet_20_link" text:visited-style-name="Visited_20_Internet_20_Link">
</text:a>
 , президенту РФ Володимиру Путіну вжедоповіли про “спробу прориву”. Він назвав події в Бєлгородській області“українською диверсією”, мета якої - “відвернути увагу від Бахмутськогонапрямку”. Пєсков сказав, що російські сили намагаються знищити “диверсантів”.</text:p>
      <text:p text:style-name="P4">
Source: <text:a xlink:type="simple" xlink:href="https://www.ukrinform.ua/rubric-ato/3712678-ukraina-ne-mae-stosunku-do-podij-u-belgorodskij-oblasti-rf-podolak.html" text:style-name="Internet_20_link" text:visited-style-name="Visited_20_Internet_20_Link">
https://www.ukrinform.ua/rubric-ato/3712678-ukraina-ne-mae-stosunku-do-podij-u-belgorodskij-oblasti-rf-podolak.html</text:a>
</text:p>
      <!--NEWS-->
      <text:h text:style-name="P10" text:outline-level="1">
<text:span text:style-name="T4">
В Одесі чоловік отримав довічне - передавав ворогу дані про ЗСУ</text:span>
</text:h>
      <text:p text:style-name="P4">
Authors: Ukrinform (Person)</text:p>
      <text:p text:style-name="P4">
Publisher: Укринформ (Organization)</text:p>
      <text:p text:style-name="P4">
Published Time: 2023-05-22T17:15:28+03:00</text:p>
      <text:p text:style-name="P4">
Modified Time: 2023-05-22T17:15:28+03:00</text:p>
      <text:p text:style-name="P4">
Description: Малиновський райсуд м.Одеси засудив на довічне чоловіка, який збирав і передавав ворогу дані щодо дислокації військових об’єктів ЗСУ. — Укрінформ.</text:p>
      <text:p text:style-name="P4">
Images: ['<text:a xlink:type="simple" xlink:href="https://static.ukrinform.com/photos/2020_02/thumb_files/630_360_1582135276-970.jpg" text:style-name="Internet_20_link" text:visited-style-name="Visited_20_Internet_20_Link">
630_360_15821...</text:a>
']</text:p>
      <text:p text:style-name="P4">
Tags: ['Одеса', 'Суд', 'Воєнний стан', 'ЗСУ', "Довічне ув'язнення", 'Війна з Росією']</text:p>
      <text:p text:style-name="P4">
Type: Article</text:p>
      <!--METADATA-->
      <text:p text:style-name="P4">
<draw:frame draw:style-name="fr1" draw:name="Image162" text:anchor-type="as-char" svg:width="6.9236in" svg:height="3.956343in" draw:z-index="0">
<draw:image xlink:href="../Images/yкринформ/2023-05-22T17-15-28-03-00/630_360_1582135276-970.jpg" xlink:type="simple" xlink:show="embed" xlink:actuate="onLoad" draw:mime-type="image/jpeg"/>
</draw:frame>
Малиновський райсуд м.Одеси засудив на довічне чоловіка, який збирав іпередавав ворогу дані щодо дислокації військових об’єктів ЗСУ.</text:p>
      <text:p text:style-name="P4">
Про це <text:a xlink:type="simple" xlink:href="http://court.gov.ua/sud1519/pres-centr/news_new/1426231/" text:style-name="Internet_20_link" text:visited-style-name="Visited_20_Internet_20_Link">
 </text:a>
 упресслужбі суду, передає Укрінформ.</text:p>
      <text:p text:style-name="P4">
Як зазначається, суд визнав обвинуваченого винним у переході на бік ворога вперіод збройного конфлікту, наданні іноземній державі, іноземній організаціїта їх представникам допомоги у проведенні підривної діяльності проти Українина шкоду суверенітетові, територіальної цілісності та недоторканності,обороноздатності, державній та економічній безпеці України, вчинені в умовахвоєнного стану (ч.2 ст. 111 КК України), а також у незаконному придбанні тазберіганні вибухових речовин та бойових припасів (ч.1 ст. 263 КК України).</text:p>
      <text:p text:style-name="P4">
Зазначається, що у період з квітня по травень 2022 року зловмисник з власноїініціативи вийшов на зв’язок із представниками спецслужб <text:a xlink:type="simple" xlink:href="https://www.ukrinform.ua/tag-rosia" text:style-name="Internet_20_link" text:visited-style-name="Visited_20_Internet_20_Link">
</text:a>
 та виконував їхні завдання на територіїОдеси та Одеської області. Крім того, чоловік придбав вибухові речовини табоєприпаси, які зберігав у напівзруйнованій будівлі.</text:p>
      <text:p text:style-name="P4">
<text:span text:style-name="T4">
Читайте також:</text:span>
 <text:a xlink:type="simple" xlink:href="https://www.ukrinform.ua/rubric-regions/3712618-sbu-zatrimala-zitelku-doneccini-aka-peredavala-rosianam-dani-pro-ppo-v-rajoni-bahmuta.html" text:style-name="Internet_20_link" text:visited-style-name="Visited_20_Internet_20_Link">
 </text:a>
</text:p>
      <text:p text:style-name="P4">
Як зазначається, на суді обвинувачений свою провину визнав повністю, але нерозкаявся. Під час останнього слова він заявив, що шкодує лише про те, що його"дуже рано викрили" у вчиненні підривної діяльності проти України.</text:p>
      <text:p text:style-name="P4">
"...Суд вважає, що суспільна небезпека обвинуваченого як окремої людинизанадто висока, тому що він – ідейний ворог України. Здатність його вміломислити, використовуючи свою освіту, вміння та минулу роботу у міліції,створюють для національної безпеки значні ризики у проведені підривноїдіяльності на користь головного ворога України - російської федерації", -йдеться у повідомленні.</text:p>
      <text:p text:style-name="P4">
І хоч обвинувачення пропонувало призначити фігуранту покарання у вигляді 15років позбавлення волі, колегія суддів вирішила, що воно "не буде відповідатиособистості обвинуваченого" і призначила покарання у вигляді довічногопозбавлення волі з конфіскацією майна.</text:p>
      <text:p text:style-name="P4">
Вирок ще не набрав законної сили та може бути оскаржений в апеляційному суді.</text:p>
      <text:p text:style-name="P4">
<text:span text:style-name="T4">
Читайте також:</text:span>
 <text:a xlink:type="simple" xlink:href="https://www.ukrinform.ua/rubric-regions/3710361-koriguvalnik-raketnih-udariv-rf-po-lvovu-otrimav-dovicne.html" text:style-name="Internet_20_link" text:visited-style-name="Visited_20_Internet_20_Link">
 <text:span text:style-name="T4">
довічне</text:span>
 </text:a>
</text:p>
      <text:p text:style-name="P4">
Як повідомлялося, контррозвідка Служби безпеки України затримала уМиколаївській області <text:a xlink:type="simple" xlink:href="https://www.ukrinform.ua/rubric-regions/3712469-sbu-zatrimala-rosijskogo-agenta-akij-sukav-skladi-zsu-i-koriguvav-udari-po-ocakovu.html" text:style-name="Internet_20_link" text:visited-style-name="Visited_20_Internet_20_Link">
 </text:a>
 , який передавав ворогу локації Сил оборони.</text:p>
      <text:p text:style-name="P4">
Source: <text:a xlink:type="simple" xlink:href="https://www.ukrinform.ua/rubric-regions/3712681-v-odesi-colovik-otrimav-dovicne-peredavav-vorogu-dani-pro-zsu.html" text:style-name="Internet_20_link" text:visited-style-name="Visited_20_Internet_20_Link">
https://www.ukrinform.ua/rubric-regions/3712681-v-odesi-colovik-otrimav-dovicne-peredavav-vorogu-dani-pro-zsu.html</text:a>
</text:p>
      <!--NEWS-->
      <text:h text:style-name="P10" text:outline-level="1">
<text:span text:style-name="T4">
На Прикарпатті єврейські надгробні плити, якими була викладена вулиця, перенесли на кладовище</text:span>
</text:h>
      <text:p text:style-name="P4">
Authors: Ukrinform (Person)</text:p>
      <text:p text:style-name="P4">
Publisher: Укринформ (Organization)</text:p>
      <text:p text:style-name="P4">
Published Time: 2023-05-22T17:17:47+03:00</text:p>
      <text:p text:style-name="P4">
Modified Time: 2023-05-22T17:17:47+03:00</text:p>
      <text:p text:style-name="P4">
Description: На Прикарпатті, у місті Снятин, близько 300 єврейський надгробних плит, якими була викладена вулиця, перенесли на кладовище. — Укрінформ.</text:p>
      <text:p text:style-name="P4">
Images: ['<text:a xlink:type="simple" xlink:href="https://static.ukrinform.com/photos/2023_05/thumb_files/630_360_1684764970-517.jpg" text:style-name="Internet_20_link" text:visited-style-name="Visited_20_Internet_20_Link">
630_360_16847...</text:a>
']</text:p>
      <text:p text:style-name="P4">
Tags: ['Прикарпаття', 'Кладовище', 'Євреї']</text:p>
      <text:p text:style-name="P4">
Type: Article</text:p>
      <!--METADATA-->
      <text:p text:style-name="P4">
<draw:frame draw:style-name="fr1" draw:name="Image163" text:anchor-type="as-char" svg:width="6.9236in" svg:height="3.956343in" draw:z-index="0">
<draw:image xlink:href="../Images/yкринформ/2023-05-22T17-17-47-03-00/630_360_1684764970-517.jpg" xlink:type="simple" xlink:show="embed" xlink:actuate="onLoad" draw:mime-type="image/jpeg"/>
</draw:frame>
 НаПрикарпатті, у місті Снятин, близько 300 єврейський надгробних плит, якимибула викладена вулиця, перенесли на кладовище.</text:p>
      <text:p text:style-name="P4">
Про це у <text:a xlink:type="simple" xlink:href="http://www.facebook.com/kamozin13/posts/pfbid0RZFkqSB656qLUJJc4xV2s9BJSggiqETrJMzV1qk4wVBfiGJ3rsZLar8G8CCjnxAql" text:style-name="Internet_20_link" text:visited-style-name="Visited_20_Internet_20_Link">
</text:a>
повідомив операційний директор в Об’єднаній єврейській спільноті УкраїниВіталій Камозін, передає Укрінформ.</text:p>
      <text:p text:style-name="P4">
«Мацеви в Снятині перенесені на нове єврейське кладовище. 92 піддони, близько300 мацев і 5 днів роботи… Вдячність власнику землі Сергію за свідому позицію,а місцевій владі - за співучасть», - зазначив Камозін.</text:p>
      <text:p text:style-name="P4">
Він додав, що одна із найстарших мацев датована 1761 роком. Вартість проєктустановила 229 тис. грн, наразі зібрані 208 тисяч.</text:p>
      <text:p text:style-name="P4">
Зазначається, що за гравій власнику землі вже заплатили, а 350 км м тротуарноїплитки придбають до кінця тижня після того, як завершать збір коштів.</text:p>
      <text:p text:style-name="P4">
Наразі із мацев планують створити лапідарій (виставка взірців стародавньоїписемності на кам’яних плитах - ред.). Його мають намір поставити на місцістарого єврейського кладовища, з якого були зняті надгробні плити.</text:p>
      <text:p text:style-name="P4">
Раніше Камозін повідомив, що в Снятині на вулиці Шевченка земля біляторговельного приміщення викладена мацевами на площі майже 300 кв м. Це сталоможливим за радянської влади.</text:p>
      <text:p text:style-name="P4">
<text:span text:style-name="T4">
Читайте також:</text:span>
 <text:a xlink:type="simple" xlink:href="https://www.ukrinform.ua/rubric-culture/3576924-na-hmelniccini-eksponuut-elementi-dekoru-evrejskih-nadgrobkiv-xviiihih-stolit.html" text:style-name="Internet_20_link" text:visited-style-name="Visited_20_Internet_20_Link">
 </text:a>
</text:p>
      <text:p text:style-name="P4">
Мацева — єврейський надгробок у формі вертикальної кам'яної плити, інколиметалевої чи дерев'яної, з написами івритом та символічними рельєфами, щовстановлюється на могилі для увічнення пам'яті померлого єврея.</text:p>
      <text:p text:style-name="P4">
Source: <text:a xlink:type="simple" xlink:href="https://www.ukrinform.ua/rubric-regions/3712683-na-prikarpatti-evrejski-nadgrobni-pliti-akimi-bula-vikladena-vulica-perenesli-na-kladovise.html" text:style-name="Internet_20_link" text:visited-style-name="Visited_20_Internet_20_Link">
https://www.ukrinform.ua/rubric-regions/3712683-na-prikarpatti-evrejski-nadgrobni-pliti-akimi-bula-vikladena-vulica-perenesli-na-kladovise.html</text:a>
</text:p>
      <!--NEWS-->
      <text:h text:style-name="P10" text:outline-level="1">
<text:span text:style-name="T4">
Музей у Пирогові допоможе з психологічною реабілітацією військових - Наєв підписав меморандум</text:span>
</text:h>
      <text:p text:style-name="P4">
Authors: Ukrinform (Person)</text:p>
      <text:p text:style-name="P4">
Publisher: Укринформ (Organization)</text:p>
      <text:p text:style-name="P4">
Published Time: 2023-05-22T17:29:30+03:00</text:p>
      <text:p text:style-name="P4">
Modified Time: 2023-05-22T17:29:30+03:00</text:p>
      <text:p text:style-name="P4">
Description: Командування Об'єднаних сил і Національний музей народної архітектури та побуту підписали Меморандум про співпрацю, спрямовану на реалізацію Програми психологічної реабілітації для військових та осіб, які постраждали внаслідок російської агресії, а також членів їхніх родин. — Укрінформ.</text:p>
      <text:p text:style-name="P4">
Images: ['<text:a xlink:type="simple" xlink:href="https://static.ukrinform.com/photos/2023_05/thumb_files/630_360_1684765601-820.jpg" text:style-name="Internet_20_link" text:visited-style-name="Visited_20_Internet_20_Link">
630_360_16847...</text:a>
', '<text:a xlink:type="simple" xlink:href="https://static.ukrinform.com/photos/2023_05/1684765599-743.jpg" text:style-name="Internet_20_link" text:visited-style-name="Visited_20_Internet_20_Link">
1684765599-74...</text:a>
', '<text:a xlink:type="simple" xlink:href="https://static.ukrinform.com/photos/2023_05/1684765600-301.jpg" text:style-name="Internet_20_link" text:visited-style-name="Visited_20_Internet_20_Link">
1684765600-30...</text:a>
', '<text:a xlink:type="simple" xlink:href="https://static.ukrinform.com/photos/2023_05/1684765600-730.jpg" text:style-name="Internet_20_link" text:visited-style-name="Visited_20_Internet_20_Link">
1684765600-73...</text:a>
']</text:p>
      <text:p text:style-name="P4">
Tags: ['Реабілітація', 'Військові', 'Музей у Пирогові', 'Сергій Наєв']</text:p>
      <text:p text:style-name="P4">
Type: Article</text:p>
      <!--METADATA-->
      <text:p text:style-name="P4">
<draw:frame draw:style-name="fr1" draw:name="Image164" text:anchor-type="as-char" svg:width="6.9236in" svg:height="3.956343in" draw:z-index="0">
<draw:image xlink:href="../Images/yкринформ/2023-05-22T17-29-30-03-00/630_360_1684765601-820.jpg" xlink:type="simple" xlink:show="embed" xlink:actuate="onLoad" draw:mime-type="image/jpeg"/>
</draw:frame>
Командування Об'єднаних сил і Національний музей народної архітектури тапобуту підписали Меморандум про співпрацю, спрямовану на реалізацію Програмипсихологічної реабілітації для військових та осіб, які постраждали внаслідокросійської агресії, а також членів їхніх родин.</text:p>
      <text:p text:style-name="P4">
Як передає Укрінформ, про це повідомляє у <text:a xlink:type="simple" xlink:href="https://www.facebook.com/JointForcesCommandAFU/posts/pfbid0mZPpNNix9H8h3nNcEZBWyf9bdE5VDi4qdCYUfH3aPebkFTzY1vRb1LT8HhxeLxBql" text:style-name="Internet_20_link" text:visited-style-name="Visited_20_Internet_20_Link">
</text:a>
Командування Об'єднаних сил ЗСУ.</text:p>
      <text:p text:style-name="P4">
"Ми робимо все можливе для того, щоб українські військові завжди відчувалипідтримку небайдужих та добрих людей", – сказав командувач Об’єднаних силгенерал-лейтенант Сергій Наєв під час підписання меморандуму.</text:p>
      <text:p text:style-name="P4">
<draw:frame draw:style-name="fr1" draw:name="Image165" text:anchor-type="as-char" svg:width="6.9236in" svg:height="4.615733in" draw:z-index="0">
<draw:image xlink:href="../Images/yкринформ/2023-05-22T17-29-30-03-00/1684765599-743.jpg" xlink:type="simple" xlink:show="embed" xlink:actuate="onLoad" draw:mime-type="image/jpeg"/>
</draw:frame>
</text:p>
      <text:p text:style-name="P4">
Як зазначається, документ передбачає спільну діяльність, спрямовану нареалізацію Програми психологічної реабілітації для <text:a xlink:type="simple" xlink:href="https://www.ukrinform.ua/tag-vijskovi" text:style-name="Internet_20_link" text:visited-style-name="Visited_20_Internet_20_Link">
</text:a>
 , учасників бойових дій та осіб, якіпостраждали внаслідок російської збройної агресії, а також членів їхніх родин.</text:p>
      <text:p text:style-name="P4">
<draw:frame draw:style-name="fr1" draw:name="Image166" text:anchor-type="as-char" svg:width="6.9236in" svg:height="4.731127in" draw:z-index="0">
<draw:image xlink:href="../Images/yкринформ/2023-05-22T17-29-30-03-00/1684765600-301.jpg" xlink:type="simple" xlink:show="embed" xlink:actuate="onLoad" draw:mime-type="image/jpeg"/>
</draw:frame>
</text:p>
      <text:p text:style-name="P4">
Відповідно до цієї ініціативи, територія Національного музею народноїархітектури та побуту, який розташований у місцевості Пирогів у Києві, будеоголошена зоною психологічної реабілітації, що надасть військовослужбовцямзмогу відпочити емоційно, відчути український дух і культурну ідентичність.</text:p>
      <text:p text:style-name="P4">
<draw:frame draw:style-name="fr1" draw:name="Image167" text:anchor-type="as-char" svg:width="6.9236in" svg:height="4.820877in" draw:z-index="0">
<draw:image xlink:href="../Images/yкринформ/2023-05-22T17-29-30-03-00/1684765600-730.jpg" xlink:type="simple" xlink:show="embed" xlink:actuate="onLoad" draw:mime-type="image/jpeg"/>
</draw:frame>
</text:p>
      <text:p text:style-name="P4">
Учасники Програми будуть залучені до широкого кола заходів музею:інтерактивних програм, лекцій, майстер-класів, квестів та екскурсій.</text:p>
      <text:p text:style-name="P4">
<text:span text:style-name="T4">
Читайте також:</text:span>
 <text:a xlink:type="simple" xlink:href="https://www.ukrinform.ua/rubric-ato/3712442-sergij-naev-generallejtenant-komanduvac-obednanih-sil-zsu.html" text:style-name="Internet_20_link" text:visited-style-name="Visited_20_Internet_20_Link">
 <text:span text:style-name="T4">
Сергій</text:span>
 <text:span text:style-name="T4">
Наєв</text:span>
 </text:a>
</text:p>
      <text:p text:style-name="P4">
Як повідомлялося, <text:a xlink:type="simple" xlink:href="https://www.ukrinform.ua/rubric-society/3663403-psihologicna-reabilitacia-vijskovih-minveteraniv-zakontraktuvalo-vze-40-likuvalnih-zakladiv.html" text:style-name="Internet_20_link" text:visited-style-name="Visited_20_Internet_20_Link">
 </text:a>
 з Міністерством у справахветеранів України для забезпечення психологічної реабілітаціївійськовослужбовців.</text:p>
      <text:p text:style-name="P4">
<text:span text:style-name="T5">
Фото: Командування Об'єднаних Сил ЗСУ</text:span>
</text:p>
      <text:p text:style-name="P4">
Source: <text:a xlink:type="simple" xlink:href="https://www.ukrinform.ua/rubric-society/3712692-muzej-u-pirogovi-dopomoze-z-psihologicnou-reabilitacieu-vijskovih-naev-pidpisav-memorandum.html" text:style-name="Internet_20_link" text:visited-style-name="Visited_20_Internet_20_Link">
https://www.ukrinform.ua/rubric-society/3712692-muzej-u-pirogovi-dopomoze-z-psihologicnou-reabilitacieu-vijskovih-naev-pidpisav-memorandum.html</text:a>
</text:p>
      <!--NEWS-->
      <text:h text:style-name="P10" text:outline-level="1">
<text:span text:style-name="T4">
В Ізюмі внаслідок обстрілу поранений десятирічний хлопчик</text:span>
</text:h>
      <text:p text:style-name="P4">
Authors: Ukrinform (Person)</text:p>
      <text:p text:style-name="P4">
Publisher: Укринформ (Organization)</text:p>
      <text:p text:style-name="P4">
Published Time: 2023-05-22T17:30:54+03:00</text:p>
      <text:p text:style-name="P4">
Modified Time: 2023-05-22T17:30:54+03:00</text:p>
      <text:p text:style-name="P4">
Description: Унаслідок обстрілу міста Ізюм Харківської області поранення зазнав 10-річний хлопчик, дитину госпіталізували. — Укрінформ.</text:p>
      <text:p text:style-name="P4">
Images: ['<text:a xlink:type="simple" xlink:href="https://static.ukrinform.com/photos/2018_08/thumb_files/630_360_1534830150-4611.jpg" text:style-name="Internet_20_link" text:visited-style-name="Visited_20_Internet_20_Link">
630_360_15348...</text:a>
', '<text:a xlink:type="simple" xlink:href="https://static.ukrinform.com/photos/2023_05/1684765651-412.jpg" text:style-name="Internet_20_link" text:visited-style-name="Visited_20_Internet_20_Link">
1684765651-41...</text:a>
', '<text:a xlink:type="simple" xlink:href="https://static.ukrinform.com/photos/2023_05/1684765651-499.jpg" text:style-name="Internet_20_link" text:visited-style-name="Visited_20_Internet_20_Link">
1684765651-49...</text:a>
', '<text:a xlink:type="simple" xlink:href="https://static.ukrinform.com/photos/2023_05/1684765650-869.jpg" text:style-name="Internet_20_link" text:visited-style-name="Visited_20_Internet_20_Link">
1684765650-86...</text:a>
']</text:p>
      <text:p text:style-name="P4">
Tags: ['Діти', 'Обстріл', 'Поранені', 'Харківщина', 'Війна з Росією']</text:p>
      <text:p text:style-name="P4">
Type: Article</text:p>
      <!--METADATA-->
      <text:p text:style-name="P4">
<draw:frame draw:style-name="fr1" draw:name="Image168" text:anchor-type="as-char" svg:width="6.9236in" svg:height="3.956343in" draw:z-index="0">
<draw:image xlink:href="../Images/yкринформ/2023-05-22T17-30-54-03-00/630_360_1534830150-4611.jpg" xlink:type="simple" xlink:show="embed" xlink:actuate="onLoad" draw:mime-type="image/jpeg"/>
</draw:frame>
 Унаслідокобстрілу міста Ізюм Харківської області поранення зазнав 10-річний хлопчик,дитину госпіталізували.</text:p>
      <text:p text:style-name="P4">
Про це повідомила в <text:a xlink:type="simple" xlink:href="https://t.me/prokuratura_kharkiv/9168" text:style-name="Internet_20_link" text:visited-style-name="Visited_20_Internet_20_Link">
 </text:a>
 пресслужбаХарківської обласної прокуратури, передає Укрінформ.</text:p>
      <text:p text:style-name="P4">
<draw:frame draw:style-name="fr1" draw:name="Image169" text:anchor-type="as-char" svg:width="6.9236in" svg:height="4.519572in" draw:z-index="0">
<draw:image xlink:href="../Images/yкринформ/2023-05-22T17-30-54-03-00/1684765651-412.jpg" xlink:type="simple" xlink:show="embed" xlink:actuate="onLoad" draw:mime-type="image/jpeg"/>
</draw:frame>
</text:p>
      <text:p text:style-name="P4">
<draw:frame draw:style-name="fr1" draw:name="Image170" text:anchor-type="as-char" svg:width="6.9236in" svg:height="5.199111in" draw:z-index="0">
<draw:image xlink:href="../Images/yкринформ/2023-05-22T17-30-54-03-00/1684765651-499.jpg" xlink:type="simple" xlink:show="embed" xlink:actuate="onLoad" draw:mime-type="image/jpeg"/>
</draw:frame>
</text:p>
      <text:p text:style-name="P4">
<draw:frame draw:style-name="fr1" draw:name="Image171" text:anchor-type="as-char" svg:width="6.9236in" svg:height="5.199111in" draw:z-index="0">
<draw:image xlink:href="../Images/yкринформ/2023-05-22T17-30-54-03-00/1684765650-869.jpg" xlink:type="simple" xlink:show="embed" xlink:actuate="onLoad" draw:mime-type="image/jpeg"/>
</draw:frame>
</text:p>
      <text:p text:style-name="P4">
“22 травня близько 02:25 військовослужбовці рф здійснили обстріл приватнихбудинків у місті Ізюмі на Харківщині. Внаслідок обстрілу поранення дістав10-річний хлопчик”, - йдеться в повідомленні.</text:p>
      <text:p text:style-name="P4">
<text:span text:style-name="T4">
Читайте також:</text:span>
 <text:a xlink:type="simple" xlink:href="https://www.ukrinform.ua/rubric-regions/3712587-na-hersonsini-vid-vorozogo-snaradu-zaginuv-civilnij-akij-remontuvav-svij-budinok.html" text:style-name="Internet_20_link" text:visited-style-name="Visited_20_Internet_20_Link">
 <text:span text:style-name="T4">
ремонт</text:span>
 </text:a>
</text:p>
      <text:p text:style-name="P4">
Зазначається, що внаслідок обстрілу частково зруйновано будівлю підприємства,вибуховою хвилею повибивало шибки у житлових будинках, пошкоджено дахи тагосподарчі споруди.</text:p>
      <text:p text:style-name="P4">
За попередніми даними, ворог випустив по місту дві ракети типу С-300 зтериторії Бєлгородської області.</text:p>
      <text:p text:style-name="P4">
Розпочато досудове розслідування за фактом порушення законів та звичаїв війни(ч. 1 ст. 438 КК України).</text:p>
      <text:p text:style-name="P4">
<text:span text:style-name="T4">
Читайте також:</text:span>
 <text:a xlink:type="simple" xlink:href="https://www.ukrinform.ua/rubric-ato/3712334-rosiani-obstrilali-selo-na-harkivsini-poranenij-colovik.html" text:style-name="Internet_20_link" text:visited-style-name="Visited_20_Internet_20_Link">
 <text:span text:style-name="T4">
Харків</text:span>
 </text:a>
</text:p>
      <text:p text:style-name="P4">
Як <text:a xlink:type="simple" xlink:href="https://www.ukrinform.ua/rubric-ato/3712553-rosiani-obstrilali-kupansk-poraneni-dvoe-zinok.html" text:style-name="Internet_20_link" text:visited-style-name="Visited_20_Internet_20_Link">
 </text:a>
 Укрінформ, росіяни обстріляли Куп'янськ Харківськоїобласті, внаслідок чого зазнали поранень дві жінки.</text:p>
      <text:p text:style-name="P4">
Source: <text:a xlink:type="simple" xlink:href="https://www.ukrinform.ua/rubric-regions/3712693-v-izumi-vnaslidok-obstrilu-poranenij-desatiricnij-hlopcik.html" text:style-name="Internet_20_link" text:visited-style-name="Visited_20_Internet_20_Link">
https://www.ukrinform.ua/rubric-regions/3712693-v-izumi-vnaslidok-obstrilu-poranenij-desatiricnij-hlopcik.html</text:a>
</text:p>
      <!--NEWS-->
      <text:h text:style-name="P10" text:outline-level="1">
<text:span text:style-name="T4">
Kherson, Khersonska Oblast(23:35). Red Alert: aerial threat. Sirens sounding. Take cover now!</text:span>
</text:h>
      <text:p text:style-name="P4">
Authors: liveuamap (Language: en)</text:p>
      <text:p text:style-name="P4">
Time: 2023-05-22T17:38:00</text:p>
      <text:p text:style-name="P4">
Location: Kherson (Latitude:46.65581000 Longtitude:32.61780000)</text:p>
      <text:p text:style-name="P4">
Videos: []</text:p>
      <text:p text:style-name="P4">
Images: []</text:p>
      <text:p text:style-name="P4">
Tags: ["Europe", "Central and Eastern Europe"]</text:p>
      <text:p text:style-name="P4">
ID: 22564717</text:p>
      <!--METADATA-->
      <text:p text:style-name="P4">
Kherson, Khersonska Oblast(23:35). Red Alert: aerial threat. Sirens sounding.Take cover now!</text:p>
      <text:p text:style-name="P4">
News Collection Link: <text:a xlink:type="simple" xlink:href="https://liveuamap.com/en/2023/22-may-kherson-khersonska-oblast2335-red-alerg" text:style-name="Internet_20_link" text:visited-style-name="Visited_20_Internet_20_Link">
https://liveuamap.com/en/2023/22-may-kherson-khersonska-oblast2335-red-alerg</text:a>
</text:p>
      <text:p text:style-name="P4">
Source: <text:a xlink:type="simple" xlink:href="https://t.me/air_alert_ua/46326" text:style-name="Internet_20_link" text:visited-style-name="Visited_20_Internet_20_Link">
https://t.me/air_alert_ua/46326</text:a>
</text:p>
      <!--NEWS-->
      <text:h text:style-name="P10" text:outline-level="1">
<text:span text:style-name="T4">
Сексуальні злочини під час війни є системною політикою Росії – Маляр</text:span>
</text:h>
      <text:p text:style-name="P4">
Authors: Ukrinform (Person)</text:p>
      <text:p text:style-name="P4">
Publisher: Укринформ (Organization)</text:p>
      <text:p text:style-name="P4">
Published Time: 2023-05-22T17:41:00+03:00</text:p>
      <text:p text:style-name="P4">
Modified Time: 2023-05-22T17:41:00+03:00</text:p>
      <text:p text:style-name="P4">
Description: Сексуальні злочини, які скоюють на території України російські війська, засвідчують, що це системна політика Росії проти цивільного населення України.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Війна з Росією', 'Ганна Маляр', 'Сексуальне насильство']</text:p>
      <text:p text:style-name="P4">
Type: Article</text:p>
      <!--METADATA-->
      <text:p text:style-name="P4">
<draw:frame draw:style-name="fr1" draw:name="Image172" text:anchor-type="as-char" svg:width="6.9236in" svg:height="3.956343in" draw:z-index="0">
<draw:image xlink:href="../Images/yкринформ/2023-05-22T17-41-00-03-00/630_360_1677152977-764.jpg" xlink:type="simple" xlink:show="embed" xlink:actuate="onLoad" draw:mime-type="image/jpeg"/>
</draw:frame>
 Сексуальнізлочини, які скоюють на території України російські війська, засвідчують, щоце системна політика Росії проти цивільного населення України.</text:p>
      <text:p text:style-name="P4">
Про це заявила заступниця міністра оборони Ганна Маляр під час конференції“#U4J: Respect. Support. Justice”, передає кореспондент Укрінформу.</text:p>
      <text:p text:style-name="P4">
«Злочини РФ – це не тільки агресія в прямому розумінні, а й ціла низка інших,зокрема сексуальних. ...Вони воюють, по суті, з цивільним населенням... Томуми говоримо не просто про сексуальні злочини, ми говоримо про актисередньовічної жорстокості, які проявляє наш ворог стосовно нашого цивільногонаселення», - наголосила Маляр.</text:p>
      <text:p text:style-name="P4">
Вона зауважила, що у сексуальних злочинів є своя специфіка.</text:p>
      <text:p text:style-name="P4">
«Якщо в мирний час просто зґвалтування, сексуальне насильство ми можемохарактеризувати як статевий злочин і відповідно, мотивація там – задоволеннястатевої пристрасті, то в даних обставинах це ще й акт домінування однихвійськ над іншими, це акт приниження морального. Це робиться для того, щобдеморалізувати суспільство, щоб зламати наш опір, і тому це значно ширше, ніжпросто сексуальне насильство», - пояснила заступниця міністра.</text:p>
      <text:p text:style-name="P4">
На її переконання, сексуальні злочини вчиняють не просто російські військові -це системна дія російської держави проти українського цивільного населення.</text:p>
      <text:p text:style-name="P4">
<text:span text:style-name="T4">
Читайте також:</text:span>
 <text:a xlink:type="simple" xlink:href="https://www.ukrinform.ua/rubric-ato/3678237-zelenska-pro-seksualni-zlocini-rosian-v-ukraini-svidcenna-zertv-pokazuut-spravzne-oblicca-voroga.html" text:style-name="Internet_20_link" text:visited-style-name="Visited_20_Internet_20_Link">
 <text:span text:style-name="T4">
сексуальні</text:span>
 </text:a>
</text:p>
      <text:p text:style-name="P4">
За її словами, у Міноборони є група, яка досліджує цю категорію злочинів тазбирає необхідні дані.</text:p>
      <text:p text:style-name="P4">
«Ми з військовими про це комунікуємо, і в <text:a xlink:type="simple" xlink:href="https://www.ukrinform.ua/tag-minoboroni" text:style-name="Internet_20_link" text:visited-style-name="Visited_20_Internet_20_Link">
 </text:a>
 є група, яка відпрацьовує з нашими військовослужбовцями, якіповернулись з полону. Серед них 23% жінок сказали, що вони знають про фактисексуального насильства стосовно наших громадян, які потрапили в неволю натериторію ворога, і 15% чоловіків про це знають», - сказала представниця МОУ.</text:p>
      <text:p text:style-name="P4">
Сексуальні злочини російських військових мають ознаки спланованої політикивинищення українського народу.</text:p>
      <text:p text:style-name="P4">
"Уперше світ побачив обличчя ворога на деокупованій Київщині. І щоразу мибачимо ту саму картину у всіх звільнених від окупантів територіях. Мирозглядаємо ці злочини як ознаки спланованої політики винищення українськогонароду, тобто геноциду", – сказав він.</text:p>
      <text:p text:style-name="P4">
За словами генпрокурора, нещодавно правоохоронці розкрили справу щодоорганізації катівні під час окупації Херсона. Як з'ясувалося, з 200постраждалих проукраїнських активістів, воїнів АТО, правоохоронців і членівїхніх сімей щонайменше 17 чоловік зазнали сексуального насильства.</text:p>
      <text:p text:style-name="P4">
Костін зазначив, що через чутливий характер цих злочинів, упередження всуспільстві і недовіру до правоохоронців та органів правопорядку людипобоюються про них розповідати.</text:p>
      <text:p text:style-name="P4">
Наразі метою Офісу генпрокурора є змінити такий стан речей, наголосив Костін.За його словами, почати потрібно з підготовки правоохоронців, які так самоможуть мати різні упередження стосовно постраждалих від сексуальних злочинів.</text:p>
      <text:p text:style-name="P4">
"Маємо почати з інформування та навчання власних співробітників. Сучаснілюдиноцентричні практики досудового розслідування потрібно починати з повагидо постраждалих. Окрім того, що ми повинні переймати технології, методики інавички у наших міжнародних партнерів, ми маємо запроваджувати навчання зпсихології, етики та комунікації з постраждалими. У центрі уваги мають бутисаме постраждалі від сексуального насильства", – наголосив генпрокурор.</text:p>
      <text:p text:style-name="P4">
Таким чином, додав він, вдасться вибудувати довіру і спонукати постраждалих ісвідків розповідати про сексуальні злочини.</text:p>
      <text:p text:style-name="P4">
<text:span text:style-name="T4">
Читайте також:</text:span>
 <text:a xlink:type="simple" xlink:href="https://www.ukrinform.ua/rubric-society/3678247-vinni-u-seksualnomu-nasilstvi-pid-cas-vijni-v-ukraini-postanut-pered-sudom-predstavnica-oon.html" text:style-name="Internet_20_link" text:visited-style-name="Visited_20_Internet_20_Link">
 </text:a>
</text:p>
      <text:p text:style-name="P4">
Як повідомлялося, працівники поліції відкрили 70 кримінальних проваджень щодовчинення сексуального насильства російськими військовими.</text:p>
      <text:p text:style-name="P4">
Source: <text:a xlink:type="simple" xlink:href="https://www.ukrinform.ua/rubric-society/3712695-seksualni-zlocini-pid-cas-vijni-e-sistemnou-politikou-rosii-malar.html" text:style-name="Internet_20_link" text:visited-style-name="Visited_20_Internet_20_Link">
https://www.ukrinform.ua/rubric-society/3712695-seksualni-zlocini-pid-cas-vijni-e-sistemnou-politikou-rosii-malar.html</text:a>
</text:p>
      <!--NEWS-->
      <text:h text:style-name="P10" text:outline-level="1">
<text:span text:style-name="T4">
Dnipro, Dnipropetrovska Oblast(23:41). Red Alert: aerial threat. Sirens sounding. Take cover ...</text:span>
</text:h>
      <text:p text:style-name="P4">
Authors: liveuamap (Language: en)</text:p>
      <text:p text:style-name="P4">
Time: 2023-05-22T17:42:00</text:p>
      <text:p text:style-name="P4">
Location: Dnipro (Latitude:48.45925 Longtitude:35.03884)</text:p>
      <text:p text:style-name="P4">
Videos: []</text:p>
      <text:p text:style-name="P4">
Images: []</text:p>
      <text:p text:style-name="P4">
Tags: ["Europe", "Central and Eastern Europe"]</text:p>
      <text:p text:style-name="P4">
ID: 22564718</text:p>
      <!--METADATA-->
      <text:p text:style-name="P4">
Dnipro, Dnipropetrovska Oblast(23:41). Red Alert: aerial threat. Sirenssounding. Take cover now!</text:p>
      <text:p text:style-name="P4">
News Collection Link: <text:a xlink:type="simple" xlink:href="https://liveuamap.com/en/2023/22-may-dnipro-dnipropetrovska-oblast2341-red-g" text:style-name="Internet_20_link" text:visited-style-name="Visited_20_Internet_20_Link">
https://liveuamap.com/en/2023/22-may-dnipro-dnipropetrovska-oblast2341-red-g</text:a>
</text:p>
      <text:p text:style-name="P4">
Source: <text:a xlink:type="simple" xlink:href="https://t.me/suspilnednipro/15775" text:style-name="Internet_20_link" text:visited-style-name="Visited_20_Internet_20_Link">
https://t.me/suspilnednipro/15775</text:a>
</text:p>
      <!--NEWS-->
      <text:h text:style-name="P10" text:outline-level="1">
<text:span text:style-name="T4">
ФІФА ще на рік продовжила правило, що дозволяє розривати контракти через війну в Україні</text:span>
</text:h>
      <text:p text:style-name="P4">
Authors: Ukrinform (Person)</text:p>
      <text:p text:style-name="P4">
Publisher: Укринформ (Organization)</text:p>
      <text:p text:style-name="P4">
Published Time: 2023-05-22T17:43:35+03:00</text:p>
      <text:p text:style-name="P4">
Modified Time: 2023-05-22T17:43:35+03:00</text:p>
      <text:p text:style-name="P4">
Description: Дія правила не поширюватиметься на гравців, які повернулися до України після повномасштабного вторгнення. — Укрінформ.</text:p>
      <text:p text:style-name="P4">
Images: ['<text:a xlink:type="simple" xlink:href="https://static.ukrinform.com/photos/2023_05/thumb_files/630_360_1684766530-241.jpg" text:style-name="Internet_20_link" text:visited-style-name="Visited_20_Internet_20_Link">
630_360_16847...</text:a>
']</text:p>
      <text:p text:style-name="P4">
Tags: ['ФІФА', 'Футбол']</text:p>
      <text:p text:style-name="P4">
Type: Article</text:p>
      <!--METADATA-->
      <text:p text:style-name="P4">
<draw:frame draw:style-name="fr1" draw:name="Image173" text:anchor-type="as-char" svg:width="6.9236in" svg:height="3.956343in" draw:z-index="0">
<draw:image xlink:href="../Images/yкринформ/2023-05-22T17-43-35-03-00/630_360_1684766530-241.jpg" xlink:type="simple" xlink:show="embed" xlink:actuate="onLoad" draw:mime-type="image/jpeg"/>
</draw:frame>
 Діяправила не поширюватиметься на гравців, які повернулися до України післяповномасштабного вторгнення.</text:p>
      <text:p text:style-name="P4">
ФІФА <text:a xlink:type="simple" xlink:href="https://www.fifa.com/legal/football-regulatory/media-releases/fifa-extends-and-adapts-temporary-employment-rules-to-address-issues-relating-to-war-in-ukraine" text:style-name="Internet_20_link" text:visited-style-name="Visited_20_Internet_20_Link">
 </text:a>
 нові правила призупинення іноземними гравцями та тренерамиконтрактів з російськими та українськими клубами, передає Укрінформ.</text:p>
      <text:p text:style-name="P4">
Іноземні гравці та тренери й надалі матимуть право в односторонньому порядкупризупиняти контракт з клубами, що входять до складу Української асоціаціїфутболу (УАФ) або Російського футбольного союзу (РФС), до 30 червня 2024 року,за умови, що клуби будуть поінформовані про це в письмовій формі до 1 липня2023 року.</text:p>
      <text:p text:style-name="P4">
Іноземні гравці та тренери, які попри війну в Україні вирішили приїхати,повернутися або не залишати територію України чи Росії, не зможуть покладатисяна переглянутий 7-й додаток для призупинення поточного контракту.</text:p>
      <text:p text:style-name="P4">
Відтепер 7-й додаток тепер не буде застосовуватися до:</text:p>
      <text:p text:style-name="P4">
– іноземних футболістів, які на цю мить все ще зареєстровані в клубі, щовходить до складу УАФ або РФС;</text:p>
      <text:p text:style-name="P4">
– іноземних тренерів, які на цю мить все ще надають свої послуги клубу, щовходить до складу УАФ або РФС;</text:p>
      <text:p text:style-name="P4">
– трудових контрактів іноземних футболістів або тренерів, які були укладеніабо продовжені з клубами, що входять до складу УАФ або РФС, після 7 березня2022 року.</text:p>
      <text:p text:style-name="P4">
З метою запобігання зловживань, гравці, чиї контракти були призупинені напідставі 7-го додатка, не зможуть протягом періоду призупинення:</text:p>
      <text:p text:style-name="P4">
– бути об'єктом трансферу (постійного або на правах оренди) на платній основі;</text:p>
      <text:p text:style-name="P4">
– підписувати новий контракт з іншим клубом, що входить до складу УАФ або РФС.</text:p>
      <text:p text:style-name="P4">
<text:span text:style-name="T4">
Читайте також:</text:span>
 <text:a xlink:type="simple" xlink:href="https://www.ukrinform.ua/rubric-sports/3689748-fk-sahtar-podav-skargu-do-evrokomisii-sodo-sporu-z-fifa.html" text:style-name="Internet_20_link" text:visited-style-name="Visited_20_Internet_20_Link">
 </text:a>
</text:p>
      <text:p text:style-name="P4">
Як повідомляв Укрінформ раніше, «Шахтар» наполягає на тому, щоб до контрактівйого новачків було включено пункт, який забороняє футболістам скористатисятрансферними правилами ФІФА.</text:p>
      <text:p text:style-name="P4">
Фото: fifa.com</text:p>
      <text:p text:style-name="P4">
Source: <text:a xlink:type="simple" xlink:href="https://www.ukrinform.ua/rubric-sports/3712697-fifa-se-na-rik-prodovzila-pravilo-so-dozvolae-rozrivati-kontrakti-cerez-vijnu-v-ukraini.html" text:style-name="Internet_20_link" text:visited-style-name="Visited_20_Internet_20_Link">
https://www.ukrinform.ua/rubric-sports/3712697-fifa-se-na-rik-prodovzila-pravilo-so-dozvolae-rozrivati-kontrakti-cerez-vijnu-v-ukraini.html</text:a>
</text:p>
      <!--NEWS-->
      <text:h text:style-name="P10" text:outline-level="1">
<text:span text:style-name="T4">
У десяти містах розгорнули центри допомоги постраждалим від сексуального насильства - Стефанішина</text:span>
</text:h>
      <text:p text:style-name="P4">
Authors: Ukrinform (Person)</text:p>
      <text:p text:style-name="P4">
Publisher: Укринформ (Organization)</text:p>
      <text:p text:style-name="P4">
Published Time: 2023-05-22T17:44:00+03:00</text:p>
      <text:p text:style-name="P4">
Modified Time: 2023-05-22T17:44:00+03:00</text:p>
      <text:p text:style-name="P4">
Description: Українська влада створює умови, аби жертви сексуального насильства з боку російських військових могли отримати комплексну спеціалізовану допомогу. — Укрінформ.</text:p>
      <text:p text:style-name="P4">
Images: ['<text:a xlink:type="simple" xlink:href="https://static.ukrinform.com/photos/2022_06/thumb_files/630_360_1655901909-186.jpg" text:style-name="Internet_20_link" text:visited-style-name="Visited_20_Internet_20_Link">
630_360_16559...</text:a>
']</text:p>
      <text:p text:style-name="P4">
Tags: ['Україна', 'допомога', 'Стефанішина', 'Сексуальне насильство']</text:p>
      <text:p text:style-name="P4">
Type: Article</text:p>
      <!--METADATA-->
      <text:p text:style-name="P4">
<draw:frame draw:style-name="fr1" draw:name="Image174" text:anchor-type="as-char" svg:width="6.9236in" svg:height="3.956343in" draw:z-index="0">
<draw:image xlink:href="../Images/yкринформ/2023-05-22T17-44-00-03-00/630_360_1655901909-186.jpg" xlink:type="simple" xlink:show="embed" xlink:actuate="onLoad" draw:mime-type="image/jpeg"/>
</draw:frame>
 Українськавлада створює умови, аби жертви сексуального насильства з боку російськихвійськових могли отримати комплексну спеціалізовану допомогу.</text:p>
      <text:p text:style-name="P4">
Про це заявила віцепрем'єр-міністр з питань європейської та євроатлантичноїінтеграції Ольга Стефанішина на форумі «Повага. Допомога. Справедливість»,повідомляє кореспондент Укрінформу.</text:p>
      <text:p text:style-name="P4">
“Це <text:a xlink:type="simple" xlink:href="https://www.ukrinform.ua/tag-zlocin" text:style-name="Internet_20_link" text:visited-style-name="Visited_20_Internet_20_Link">
 </text:a>
 , який більшість людей черезстрах, сором, психологічну травму хочуть природним чином назавжди лишити вкутках памʼяті і в тіні свідомості. Це та мета, яку переслідують злочинці -жертви будуть мовчати, тому ми робимо все можливе, аби пояснити важливістьзвернення по допомогу тим, хто, можливо, не готовий звертатися доправоохоронної системи», - сказала урядовець.</text:p>
      <text:p text:style-name="P4">
За її словами, важливими чинниками у цьому зв'язку є нормалізаціяпсихоемоційного стану постраждалих, пропрацювання травм насильства. Вонанагадала, що торік у травні уряд погодив з ООН відповідну програмуспівробітництва.</text:p>
      <text:p text:style-name="P4">
Стефанішина зазначила, що завдяки співпраці з Офісом спецпредставниці ООН зпитань сексуального насилля в Україні розбудували дієвий механізм комплексногореагування на злочини насильства, розгорнуто центри допомоги в Запоріжжі,Дніпрі, Києві, Мукачеві, Харкові, Херсоні, Полтаві, Чернівцях, Одесі таКропивницькому.</text:p>
      <text:p text:style-name="P4">
«Ми забезпечуємо точку входу постраждалим до системи комплексноїспеціалізованої підтримки: юридичної, соціально-психологічної, інформаційної.Допомога орієнтована на ключові принципи: конфіденційність, безумовність,добровільна інформована згода та безоплатність», - підкреслила віцепремʼєр-міністр.</text:p>
      <text:p text:style-name="P4">
<text:span text:style-name="T4">
Читайте також:</text:span>
 <text:a xlink:type="simple" xlink:href="https://www.ukrinform.ua/rubric-society/3712695-seksualni-zlocini-pid-cas-vijni-e-sistemnou-politikou-rosii-malar.html" text:style-name="Internet_20_link" text:visited-style-name="Visited_20_Internet_20_Link">
 </text:a>
</text:p>
      <text:p text:style-name="P4">
Вона додала, що держава працює над створенням таких центрів за кордоном,зокрема з Чехією та Німеччиною.</text:p>
      <text:p text:style-name="P4">
Як повідомлялося, працівники поліції відкрили <text:a xlink:type="simple" xlink:href="https://www.ukrinform.ua/rubric-ato/3711169-policia-vidkrila-70-sprav-sodo-vcinenna-seksualnogo-nasilstva-vijskovimi-rf.html" text:style-name="Internet_20_link" text:visited-style-name="Visited_20_Internet_20_Link">
</text:a>
 .</text:p>
      <text:p text:style-name="P4">
Source: <text:a xlink:type="simple" xlink:href="https://www.ukrinform.ua/rubric-society/3712698-u-desati-mistah-rozgornuli-centri-dopomogi-postrazdalim-vid-seksualnogo-nasilstva-stefanisina.html" text:style-name="Internet_20_link" text:visited-style-name="Visited_20_Internet_20_Link">
https://www.ukrinform.ua/rubric-society/3712698-u-desati-mistah-rozgornuli-centri-dopomogi-postrazdalim-vid-seksualnogo-nasilstva-stefanisina.html</text:a>
</text:p>
      <!--NEWS-->
      <text:h text:style-name="P10" text:outline-level="1">
<text:span text:style-name="T4">
Сачко завершив виступи на турнірі у Женеві</text:span>
</text:h>
      <text:p text:style-name="P4">
Authors: Ukrinform (Person)</text:p>
      <text:p text:style-name="P4">
Publisher: Укринформ (Organization)</text:p>
      <text:p text:style-name="P4">
Published Time: 2023-05-22T17:47:35+03:00</text:p>
      <text:p text:style-name="P4">
Modified Time: 2023-05-22T17:47:35+03:00</text:p>
      <text:p text:style-name="P4">
Description: Українець поступився у першому колі основної сітки змагань. — Укрінформ.</text:p>
      <text:p text:style-name="P4">
Images: ['<text:a xlink:type="simple" xlink:href="https://static.ukrinform.com/photos/2023_05/thumb_files/630_360_1684766795-494.jpg" text:style-name="Internet_20_link" text:visited-style-name="Visited_20_Internet_20_Link">
630_360_16847...</text:a>
']</text:p>
      <text:p text:style-name="P4">
Tags: ['Теніс']</text:p>
      <text:p text:style-name="P4">
Type: Article</text:p>
      <!--METADATA-->
      <text:p text:style-name="P4">
<draw:frame draw:style-name="fr1" draw:name="Image175" text:anchor-type="as-char" svg:width="6.9236in" svg:height="3.956343in" draw:z-index="0">
<draw:image xlink:href="../Images/yкринформ/2023-05-22T17-47-35-03-00/630_360_1684766795-494.jpg" xlink:type="simple" xlink:show="embed" xlink:actuate="onLoad" draw:mime-type="image/jpeg"/>
</draw:frame>
 Українецьпоступився у першому колі основної сітки змагань.</text:p>
      <text:p text:style-name="P4">
Український тенісист Віталій Сачко поступився у першому колі основної сіткитурніру ATP 250 у Женеві (Швейцарія), передає Укрінформ.</text:p>
      <text:p text:style-name="P4">
Українець поступився сьомому сіяному Бернабі Сапаті Міральєсу – 2:6, 4:6. Заматч Віталій зумів взяти одну подачу іспанського тенісиста, програвши трисвої.</text:p>
      <text:p text:style-name="P4">
Нагадаємо, Сачко пройшов до основної сітки турніру в Женеві черезкваліфікацію. У першому раунді українець переміг свого співвітчизника ІллюМарченка, а потім обіграв представника Італії Алессандро Джаннессі.</text:p>
      <text:p text:style-name="P4">
<text:span text:style-name="T4">
Читайте також:</text:span>
 <text:a xlink:type="simple" xlink:href="https://www.ukrinform.ua/rubric-sports/3712481-oleksij-krutih-zalisivsa-persou-raketkou-ukraini.html" text:style-name="Internet_20_link" text:visited-style-name="Visited_20_Internet_20_Link">
 </text:a>
</text:p>
      <text:p text:style-name="P4">
Як повідомляв Укрінформ, Сачко посідає 286-е місце в оновленому рейтингу ATP.Першою ракеткою України залишається Олексій Крутих, який йде на 185-му рядку.</text:p>
      <text:p text:style-name="P4">
Фото: btu.org.ua</text:p>
      <text:p text:style-name="P4">
Source: <text:a xlink:type="simple" xlink:href="https://www.ukrinform.ua/rubric-sports/3712700-sacko-zaversiv-vistupi-na-turniri-u-zenevi.html" text:style-name="Internet_20_link" text:visited-style-name="Visited_20_Internet_20_Link">
https://www.ukrinform.ua/rubric-sports/3712700-sacko-zaversiv-vistupi-na-turniri-u-zenevi.html</text:a>
</text:p>
      <!--NEWS-->
      <text:h text:style-name="P10" text:outline-level="1">
<text:span text:style-name="T4">
Українське сільське господарства зазнало $40,2 мільярда збитків через війну - KSE</text:span>
</text:h>
      <text:p text:style-name="P4">
Authors: Ukrinform (Person)</text:p>
      <text:p text:style-name="P4">
Publisher: Укринформ (Organization)</text:p>
      <text:p text:style-name="P4">
Published Time: 2023-05-22T17:49:00+03:00</text:p>
      <text:p text:style-name="P4">
Modified Time: 2023-05-22T17:49:00+03:00</text:p>
      <text:p text:style-name="P4">
Description: Згідно із розрахунками Центру досліджень продовольства та землекористування при Київській школі Економіки (KSE Agrocenter), український аграрний сектор зазнав 40,2 млрд доларів США прямих та непрямих збитків внаслідок повномасштабної війни. — Укрінформ.</text:p>
      <text:p text:style-name="P4">
Images: ['<text:a xlink:type="simple" xlink:href="https://static.ukrinform.com/photos/2022_12/thumb_files/630_360_1670246840-772.jpeg" text:style-name="Internet_20_link" text:visited-style-name="Visited_20_Internet_20_Link">
630_360_16702...</text:a>
']</text:p>
      <text:p text:style-name="P4">
Tags: ['Сільське господарство', 'KSE', 'Збитки', 'Війна з Росією']</text:p>
      <text:p text:style-name="P4">
Type: Article</text:p>
      <!--METADATA-->
      <text:p text:style-name="P4">
<draw:frame draw:style-name="fr1" draw:name="Image176" text:anchor-type="as-char" svg:width="6.9236in" svg:height="3.956343in" draw:z-index="0">
<draw:image xlink:href="../Images/yкринформ/2023-05-22T17-49-00-03-00/630_360_1670246840-772.jpeg" xlink:type="simple" xlink:show="embed" xlink:actuate="onLoad" draw:mime-type="image/jpeg"/>
</draw:frame>
 Згідно ізрозрахунками Центру досліджень продовольства та землекористування приКиївській школі Економіки (KSE Agrocenter), український аграрний сектор зазнав40,2 млрд доларів США прямих та непрямих збитків внаслідок повномасштабноївійни.</text:p>
      <text:p text:style-name="P4">
Як передає Укрінформ, про це повідомляє пресслужба центру у <text:a xlink:type="simple" xlink:href="https://t.me/kseagrocenter/56" text:style-name="Internet_20_link" text:visited-style-name="Visited_20_Internet_20_Link">
</text:a>
 .</text:p>
      <text:p text:style-name="P4">
Зазначається, що українська галузь сільського господарства зазнала 8,7 млрддоларів прямих збитків (на 2,1 млрд більше, ніж оцінено у листопаді 2022року). Найбільше збитків, а саме 6 млрд доларів, припадає на знищену тапошкоджену сільськогосподарську техніку і сховища для виготовленої продукції.</text:p>
      <text:p text:style-name="P4">
Непрямі збитки становлять 31,5 млрд доларів непрямих втрат (на 2,76 млрдменше, ніж оцінено у листопаді торік). Найбільше втрат у даній категоріїпов’язано зі зменшенням виробництва рослинницької продукції, які становлятьмайже половину усіх непрямих втрат (14,3 млрд).</text:p>
      <text:p text:style-name="P4">
<text:span text:style-name="T4">
Читайте також:</text:span>
 <text:a xlink:type="simple" xlink:href="https://www.ukrinform.ua/rubric-economy/3710343-cogoric-ukraina-moze-posiati-najbilse-aroi-psenici-za-ostanni-12-rokiv.html" text:style-name="Internet_20_link" text:visited-style-name="Visited_20_Internet_20_Link">
 </text:a>
</text:p>
      <text:p text:style-name="P4">
За даними центру, для відновлення галузі потрібно щонайменше 29,7 млрддоларів.</text:p>
      <text:p text:style-name="P4">
Як повідомлялося, за даними Урядового офісу із залучення та підтримкиінвестицій UkraineInvest, сума прямих збитків, завданих рф українськійінфраструктурі, промисловим об’єктам та виробничій логістиці, зросла майже до50 млрд доларів.</text:p>
      <text:p text:style-name="P4">
Source: <text:a xlink:type="simple" xlink:href="https://www.ukrinform.ua/rubric-economy/3712702-ukrainske-silske-gospodarstva-zaznalo-402-milarda-zbitkiv-cerez-vijnu-kse.html" text:style-name="Internet_20_link" text:visited-style-name="Visited_20_Internet_20_Link">
https://www.ukrinform.ua/rubric-economy/3712702-ukrainske-silske-gospodarstva-zaznalo-402-milarda-zbitkiv-cerez-vijnu-kse.html</text:a>
</text:p>
      <!--NEWS-->
      <text:h text:style-name="P10" text:outline-level="1">
<text:span text:style-name="T4">
Drone has dropped explosive device at HQ of FSB in Belgorod region</text:span>
</text:h>
      <text:p text:style-name="P4">
Authors: liveuamap (Language: en)</text:p>
      <text:p text:style-name="P4">
Time: 2023-05-22T17:49:03</text:p>
      <text:p text:style-name="P4">
Location: Belgorod, Belgorodskaya oblast' (Latitude:50.59737 Longtitude:36.5946)</text:p>
      <text:p text:style-name="P4">
Videos: []</text:p>
      <text:p text:style-name="P4">
Images: ["<text:a xlink:type="simple" xlink:href="https://liveuamap.com/pics/2023/05/22/22564719_0.jpg" text:style-name="Internet_20_link" text:visited-style-name="Visited_20_Internet_20_Link">
22564719_0.jpg</text:a>
"]</text:p>
      <text:p text:style-name="P4">
Tags: ["Russia"]</text:p>
      <text:p text:style-name="P4">
ID: 22564719</text:p>
      <!--METADATA-->
      <text:p text:style-name="P4">
Drone has dropped explosive device at HQ of FSB in Belgorod region</text:p>
      <text:p text:style-name="P4">
<draw:frame draw:style-name="fr1" draw:name="Image177" text:anchor-type="as-char" svg:width="6.9236in" svg:height="4.993646in" draw:z-index="0">
<draw:image xlink:href="../Images/liveuamap/2023-05-22T17-49-03/22564719_0.jpg" xlink:type="simple" xlink:show="embed" xlink:actuate="onLoad" draw:mime-type="image/jpeg"/>
</draw:frame>
</text:p>
      <text:p text:style-name="P4">
News Collection Link: <text:a xlink:type="simple" xlink:href="https://liveuamap.com/en/2023/22-may-drone-has-dropped-explosive-device-at-hq-of-fsb-in" text:style-name="Internet_20_link" text:visited-style-name="Visited_20_Internet_20_Link">
https://liveuamap.com/en/2023/22-may-drone-has-dropped-explosive-device-at-hq-of-fsb-in</text:a>
</text:p>
      <text:p text:style-name="P4">
Source: <text:a xlink:type="simple" xlink:href="https://t.me/breakingmash/44237" text:style-name="Internet_20_link" text:visited-style-name="Visited_20_Internet_20_Link">
https://t.me/breakingmash/44237</text:a>
</text:p>
      <!--NEWS-->
      <text:h text:style-name="P10" text:outline-level="1">
<text:span text:style-name="T4">
Спротив Росії та відновленні України: Нацбанк презентував нову стратегію</text:span>
</text:h>
      <text:p text:style-name="P4">
Authors: Ukrinform (Person)</text:p>
      <text:p text:style-name="P4">
Publisher: Укринформ (Organization)</text:p>
      <text:p text:style-name="P4">
Published Time: 2023-05-22T17:56:13+03:00</text:p>
      <text:p text:style-name="P4">
Modified Time: 2023-05-22T17:56:13+03:00</text:p>
      <text:p text:style-name="P4">
Description: Національний банк представив нову Стратегію до 2025 року, що сфокусована на спротиві російської агресії та відновленні країни. — Укрінформ.</text:p>
      <text:p text:style-name="P4">
Images: ['<text:a xlink:type="simple" xlink:href="https://static.ukrinform.com/photos/2023_05/thumb_files/630_360_1683564608-130.jpg" text:style-name="Internet_20_link" text:visited-style-name="Visited_20_Internet_20_Link">
630_360_16835...</text:a>
']</text:p>
      <text:p text:style-name="P4">
Tags: ['Нацбанк', 'Андрій Пишний']</text:p>
      <text:p text:style-name="P4">
Type: Article</text:p>
      <!--METADATA-->
      <text:p text:style-name="P4">
<draw:frame draw:style-name="fr1" draw:name="Image178" text:anchor-type="as-char" svg:width="6.9236in" svg:height="3.956343in" draw:z-index="0">
<draw:image xlink:href="../Images/yкринформ/2023-05-22T17-56-13-03-00/630_360_1683564608-130.jpg" xlink:type="simple" xlink:show="embed" xlink:actuate="onLoad" draw:mime-type="image/jpeg"/>
</draw:frame>
Національний банк представив нову Стратегію до 2025 року, що сфокусована наспротиві російської агресії та відновленні країни.</text:p>
      <text:p text:style-name="P4">
Про це під час презентації Стратегії сказав голова Національного банку АндрійПишний, повідомляє кореспондент Укрінформу.</text:p>
      <text:p text:style-name="P4">
«Фінансовий сектор та центробанк тримає фінансову оборону ось вже 453 дніповномасштабної війни. Водночас нам вдається розвиватися, думати наперспективу та рухатись вперед. Ми маємо свій сектор відповідальності і в йогомежах повинні дати впевненість у фінансовій стабільності і українцям, і уряду,і учасникам фінансового ринку, і міжнародним партнерам», - сказав Пишний.</text:p>
      <text:p text:style-name="P4">
Він зазначив, що робота над новою Стратегією розпочалась у січні 2023 року.Реалізація Стратегії здійснюватиметься у 24 стратегічних ініціативах, надосягненні яких центральний банк зосередить свої зусилля упродовж наступнихроків.</text:p>
      <text:p text:style-name="P4">
Стратегічні завдання Національного банку враховують виклики, що постають удвох векторах: спротив російської агресії та відновлення країни.</text:p>
      <text:p text:style-name="P4">
З огляду на це передбачені Стратегією ініціативи та заходи умовно поділені нафокуси.</text:p>
      <text:p text:style-name="P4">
«Фокус спротиву» - короткострокові заходи, спрямовані на забезпеченнястабільності та недопущення погіршення ситуації у фінансовій системі таекономіці загалом, включаючи застосування інструментів для контролю надінфляцією та курсом національної валюти, підтримання банківської системи.</text:p>
      <text:p text:style-name="P4">
<text:span text:style-name="T4">
Читайте також:</text:span>
 <text:a xlink:type="simple" xlink:href="https://www.ukrinform.ua/rubric-economy/3709638-ricnij-zvit-nbu-popri-vijnu-vdalosa-zberegti-makrofinansovu-stabilnist-ta-doviru-gromadan.html" text:style-name="Internet_20_link" text:visited-style-name="Visited_20_Internet_20_Link">
 </text:a>
</text:p>
      <text:p text:style-name="P4">
«Фокус відновлення» - середньострокові заходи для запуску перетворень, щостануть основою майбутньої відбудови та зростання економіки (зниженнябюрократичних барʼєрів, підвищення прозорості та конкурентності середовища,залучення інвестицій).</text:p>
      <text:p text:style-name="P4">
"Назва нашої нової Стратегії – Фінансова фортеця України. Влучна та зрозумілааналогія. Адже фінансова екосистема має бути саме такою неприступною фортецеюдля ворога, а ми, її архітектори, повинні робити все, що пришвидшує Перемогу",– розповів Голова Національного банку.</text:p>
      <text:p text:style-name="P4">
Як повідомляється на <text:a xlink:type="simple" xlink:href="https://bank.gov.ua/ua/news/all/finansova-fortetsya-ukrayini-nbu-prezentuvav-novu-strategiyu-sfokuso-vanu-na-sprotivi-rosiyskiy-agresiyi-ta-vidnovlenni-krayini" text:style-name="Internet_20_link" text:visited-style-name="Visited_20_Internet_20_Link">
 </text:a>
 , реалізація Стратегії буде здійснюватись за5 цілями.</text:p>
      <text:p text:style-name="P4">
<text:span text:style-name="T4">
Перша ціль: "Стійка гривня"</text:span>
</text:p>
      <text:p text:style-name="P4">
У її межах передбачається досягнення цінової стабільності та курсовоїстійкості завдяки:</text:p>
      <ul>
        <li>
розробленню стратегії повернення до інфляційного таргетування, валютної лібералізації та переходу до гнучкого обмінного курсу;   * поступовому послабленню та зняттю валютних обмежень;   * поступовому переходу до гнучкості обмінного курсу;   * поверненню фокусу монетарної політики на інфляцію.</li>
      </ul>
      <text:p text:style-name="P4">
<text:span text:style-name="T4">
Друга ціль: "Фінансова стабільність"</text:span>
</text:p>
      <text:p text:style-name="P4">
Реалізація її передбачає втілення таких стратегічних ініціатив:</text:p>
      <ul>
        <li>
збалансоване регулювання та нагляд, спрямовані на розвиток;   * стійка та спроможна банківська система;   * страховий ринок готовий підтримувати відновлення;   * небанківський фінансовий та платіжний ринок – прозорий та технологічний;   * надійна та стійка інфраструктура фінансового ринку.</li>
      </ul>
      <text:p text:style-name="P4">
<text:span text:style-name="T4">
Третя ціль: "Фінансова система працює на відновлення країни"</text:span>
</text:p>
      <text:p text:style-name="P4">
Регулятор у межах свого мандата стимулюватиме якісний розвиток фінансовогоринку за допомогою п’яти ініціатив, що увійшли до цієї цілі:</text:p>
      <ul>
        <li>
відповідальний фінансовий ринок;   * розвинений кредитний ринок;   * розвинений ринок страхових послуг;   * розвинена інфраструктура ринків капіталу;   * фінансово грамотне населення та підприємці.</li>
      </ul>
      <text:p text:style-name="P4">
<text:span text:style-name="T4">
Четверта ціль: "Сучасні фінансові послуги"</text:span>
</text:p>
      <text:p text:style-name="P4">
На реалізацію цієї цілі спрямовуватимуться ініціативи:</text:p>
      <ul>
        <li>
фінансовий ринок – цифрова фортеця;   * Power banking 2.0 – відновлення інфраструктури на деокупованих територіях;   * технологічний розвиток фінансового ринку;   * стійкість, ефективність та клієнтоорієнтованість готівкового обігу;   * віртуальні активи та цифрові гроші НБУ – чітке регулювання для забезпечення монетарного суверенітету;   * цифрові фінансові послуги – частина цифрової країни.</li>
      </ul>
      <text:p text:style-name="P4">
<text:span text:style-name="T4">
П’ята ціль: "Ефективний центральний банк"</text:span>
</text:p>
      <ul>
        <li>
Досягнення цієї цілі передбачає реалізацію таких семи ініціатив:   * голос НБУ – посилення комунікацій регулятора;   * розвиток інституційних відносин зі стейкхолдерами;   * міжнародна співпраця та обмін експертизою;   * європейська інтеграція фінансового сектору;   * ефективна операційна діяльність;   * цифрова трансформація НБУ;   * людський капітал – основний актив НБУ.</li>
      </ul>
      <text:p text:style-name="P4">
Як повідомляв Укрінформ, попередня Стратегія <text:a xlink:type="simple" xlink:href="https://www.ukrinform.ua/tag-nacbank" text:style-name="Internet_20_link" text:visited-style-name="Visited_20_Internet_20_Link">
 </text:a>
 була презентована у 2021 році і була розрахована до 2025 року.</text:p>
      <text:p text:style-name="P4">
Source: <text:a xlink:type="simple" xlink:href="https://www.ukrinform.ua/rubric-economy/3712704-sprotiv-rosii-ta-vidnovlenni-ukraini-nacbank-prezentuvav-novu-strategiu.html" text:style-name="Internet_20_link" text:visited-style-name="Visited_20_Internet_20_Link">
https://www.ukrinform.ua/rubric-economy/3712704-sprotiv-rosii-ta-vidnovlenni-ukraini-nacbank-prezentuvav-novu-strategiu.html</text:a>
</text:p>
      <!--NEWS-->
      <text:h text:style-name="P10" text:outline-level="1">
<text:span text:style-name="T4">
Шон Пенн зіграє в українському кіноальманаху «Війна очима тварин»</text:span>
</text:h>
      <text:p text:style-name="P4">
Authors: Ukrinform (Person)</text:p>
      <text:p text:style-name="P4">
Publisher: Укринформ (Organization)</text:p>
      <text:p text:style-name="P4">
Published Time: 2023-05-22T17:58:25+03:00</text:p>
      <text:p text:style-name="P4">
Modified Time: 2023-05-22T17:58:25+03:00</text:p>
      <text:p text:style-name="P4">
Description: Відомий американський актор Шон Пенн зніметься в українському кіноальманаху «Війна очима тварин». — Укрінформ.</text:p>
      <text:p text:style-name="P4">
Images: ['<text:a xlink:type="simple" xlink:href="https://static.ukrinform.com/photos/2023_05/thumb_files/630_360_1684767397-151.jpg" text:style-name="Internet_20_link" text:visited-style-name="Visited_20_Internet_20_Link">
630_360_16847...</text:a>
', '<text:a xlink:type="simple" xlink:href="https://static.ukrinform.com/photos/2023_05/1684767253-813.png" text:style-name="Internet_20_link" text:visited-style-name="Visited_20_Internet_20_Link">
1684767253-81...</text:a>
']</text:p>
      <text:p text:style-name="P4">
Tags: ['Кіно', 'Тварини', 'Шон Пенн', 'Війна з Росією']</text:p>
      <text:p text:style-name="P4">
Type: Article</text:p>
      <!--METADATA-->
      <text:p text:style-name="P4">
<draw:frame draw:style-name="fr1" draw:name="Image179" text:anchor-type="as-char" svg:width="6.9236in" svg:height="3.956343in" draw:z-index="0">
<draw:image xlink:href="../Images/yкринформ/2023-05-22T17-58-25-03-00/630_360_1684767397-151.jpg" xlink:type="simple" xlink:show="embed" xlink:actuate="onLoad" draw:mime-type="image/jpeg"/>
</draw:frame>
 Відомийамериканський актор Шон Пенн зніметься в українському кіноальманаху «Війнаочима тварин».</text:p>
      <text:p text:style-name="P4">
Про це повідомляє <text:a xlink:type="simple" xlink:href="http://www.hollywoodreporter.com/movies/movie-news/sean-penn-joins-ukrainian-war-film-1235497572/amp/" text:style-name="Internet_20_link" text:visited-style-name="Visited_20_Internet_20_Link">
 </text:a>
 , передає Укрінформ.</text:p>
      <text:p text:style-name="P4">
<draw:frame draw:style-name="fr1" draw:name="Image180" text:anchor-type="as-char" svg:width="6.9236in" svg:height="3.953188in" draw:z-index="0">
<draw:image xlink:href="../Images/yкринформ/2023-05-22T17-58-25-03-00/1684767253-813.png" xlink:type="simple" xlink:show="embed" xlink:actuate="onLoad" draw:mime-type="image/png"/>
</draw:frame>
</text:p>
      <text:p text:style-name="P4">
Кіноальманах «Війна очима тварин» складається з дев’яти частин, які знімаютьрізні українські режисери. Він розповідає про війну в Україні з точки зорурізних тварин.</text:p>
      <text:p text:style-name="P4">
Мирослав Слабошпицький виступить режисером дев’ятої, останньої частини. В нійПенн зіграє американського звукорежисера, який випадково стає свідком початкуповномасштабної війни, коли 24 лютого 2022 року російські сили вторгаються вУкраїну.</text:p>
      <text:p text:style-name="P4">
«Я дуже радий бути частиною цього фільму. Для мене велика честь співпрацюватиз неймовірним актором, видатною людиною та одним з найбільших друзів УкраїниШоном Пенном. Він <text:a xlink:type="simple" xlink:href="https://www.ukrinform.ua/rubric-uarazom/3411784-son-penn-priihav-do-ukraini-sob-rozpovisti-svitu-pravdu-pro-vtorgnenna-rf.html" text:style-name="Internet_20_link" text:visited-style-name="Visited_20_Internet_20_Link">
 </text:a>
під час атаки 24 лютого і досліджує війну в Україні у своєму документальномуфільмі. Його підтримка безцінна для нас і не може бути переоцінена», — сказавСлабошпицький.</text:p>
      <text:p text:style-name="P4">
Виробництвом проєкту займаються українські компанії SOTA Cinema Group та KleosArt, а продюсерами виступили Олег Кохан та Олексій Макухін. «Всі історіїнашого кіноальманаху засновані на реальних подіях, і для нас дуже важливо, щозакордонні митці такого рівня, як Шон Пенн, розділяють з нами цю страшнуреальність, що ми відтворюємо на екрані», — сказав Кохан.</text:p>
      <text:p text:style-name="P4">
Вихід фільму «Війна очима тварин» запланований на зиму 2023-2024 років.</text:p>
      <text:p text:style-name="P4">
<text:span text:style-name="T4">
Читайте також:</text:span>
 <text:a xlink:type="simple" xlink:href="https://www.ukrinform.ua/rubric-culture/3671773-na-berlinale-prezentuvali-film-sona-penna-pro-ukrainu.html" text:style-name="Internet_20_link" text:visited-style-name="Visited_20_Internet_20_Link">
 <text:span text:style-name="T4">
Шона</text:span>
 <text:span text:style-name="T4">
Пенн</text:span>
 </text:a>
</text:p>
      <text:p text:style-name="P4">
Як повідомляв Укрінформ, на Берлінському кінофестивалі <text:a xlink:type="simple" xlink:href="http://www.ukrinform.ua/rubric-culture/3673597-na-berlinale-pokazali-persij-trejler-kinoalmanahu-vijna-ocima-tvarin.html" text:style-name="Internet_20_link" text:visited-style-name="Visited_20_Internet_20_Link">
</text:a>
 перший трейлер кіноальманаху«Війна очима тварин», до якого увійшли кадри трьох новел.</text:p>
      <text:p text:style-name="P4">
Source: <text:a xlink:type="simple" xlink:href="https://www.ukrinform.ua/rubric-culture/3712705-son-penn-zigrae-v-ukrainskomu-kinoalmanahu-vijna-ocima-tvarin.html" text:style-name="Internet_20_link" text:visited-style-name="Visited_20_Internet_20_Link">
https://www.ukrinform.ua/rubric-culture/3712705-son-penn-zigrae-v-ukrainskomu-kinoalmanahu-vijna-ocima-tvarin.html</text:a>
</text:p>
      <!--NEWS-->
      <text:h text:style-name="P10" text:outline-level="1">
<text:span text:style-name="T4">
На Київщині підозрюваним у знущанні та насильстві над 11-річною дівчинкою обрали запобіжні заходи</text:span>
</text:h>
      <text:p text:style-name="P4">
Authors: Ukrinform (Person)</text:p>
      <text:p text:style-name="P4">
Publisher: Укринформ (Organization)</text:p>
      <text:p text:style-name="P4">
Published Time: 2023-05-22T18:03:43+03:00</text:p>
      <text:p text:style-name="P4">
Modified Time: 2023-05-22T18:03:43+03:00</text:p>
      <text:p text:style-name="P4">
Description: У Київській області суд обрав запобіжні заходи групі осіб, підозрюваних у знущанні та сексуальному насильстві над 11-річною дівчинкою. — Укрінформ.</text:p>
      <text:p text:style-name="P4">
Images: ['<text:a xlink:type="simple" xlink:href="https://static.ukrinform.com/photos/2019_05/thumb_files/630_360_1559155511-745.jpg" text:style-name="Internet_20_link" text:visited-style-name="Visited_20_Internet_20_Link">
630_360_15591...</text:a>
']</text:p>
      <text:p text:style-name="P4">
Tags: ['Діти', 'Суд', 'Київщина', 'Сексуальне насильство']</text:p>
      <text:p text:style-name="P4">
Type: Article</text:p>
      <!--METADATA-->
      <text:p text:style-name="P4">
<draw:frame draw:style-name="fr1" draw:name="Image181" text:anchor-type="as-char" svg:width="6.9236in" svg:height="3.956343in" draw:z-index="0">
<draw:image xlink:href="../Images/yкринформ/2023-05-22T18-03-43-03-00/630_360_1559155511-745.jpg" xlink:type="simple" xlink:show="embed" xlink:actuate="onLoad" draw:mime-type="image/jpeg"/>
</draw:frame>
 УКиївській області суд обрав запобіжні заходи групі осіб, підозрюваних узнущанні та сексуальному насильстві над 11-річною дівчинкою.</text:p>
      <text:p text:style-name="P4">
Як передає Укрінформ, про це Київська обласна прокуратура повідомила в <text:a xlink:type="simple" xlink:href="http://t.me/press_kobl/1327" text:style-name="Internet_20_link" text:visited-style-name="Visited_20_Internet_20_Link">
</text:a>
 .</text:p>
      <text:p text:style-name="P4">
Згідно із судовим рішенням, 22-річний чоловік і 15-річні дівчина та хлопецьперебуватимуть під вартою. Дівчатам віком 14 та 17 років призначенийцілодобовий домашній арешт.</text:p>
      <text:p text:style-name="P4">
Як повідомляв Укрінформ, днями у Київській області правоохоронці <text:a xlink:type="simple" xlink:href="https://www.ukrinform.ua/rubric-regions/3711861-na-kiivsini-zatrimali-patoh-osib-za-znusanna-ta-seksualne-nasilstvo-nad-11ricnou-divcinkou.html" text:style-name="Internet_20_link" text:visited-style-name="Visited_20_Internet_20_Link">
</text:a>
 зазнущання та сексуальне насильство над 11-річною дівчинкою.</text:p>
      <text:p text:style-name="P4">
<text:span text:style-name="T4">
Читайте також:</text:span>
 <text:a xlink:type="simple" xlink:href="https://www.ukrinform.ua/rubric-regions/3673910-u-mikolaevi-vihovateliv-ditsadka-zvinuvacuut-u-nasilstvi-nad-ditinou.html" text:style-name="Internet_20_link" text:visited-style-name="Visited_20_Internet_20_Link">
 <text:span text:style-name="T4">
насильстві</text:span>
 </text:a>
</text:p>
      <text:p text:style-name="P4">
За даними слідства, троє дівчат силоміць тримали потерпілу, а 15-річнийхлопець здійснював щодо неї дії сексуального характеру та намагавсязґвалтувати. Усе це на мобільний телефон знімав 22-річний чоловік.</text:p>
      <text:p text:style-name="P4">
Source: <text:a xlink:type="simple" xlink:href="https://www.ukrinform.ua/rubric-regions/3712708-na-kiivsini-pidozruvanim-u-znusanni-ta-nasilstvi-nad-11ricnou-divcinkou-obrali-zapobizni-zahodi.html" text:style-name="Internet_20_link" text:visited-style-name="Visited_20_Internet_20_Link">
https://www.ukrinform.ua/rubric-regions/3712708-na-kiivsini-pidozruvanim-u-znusanni-ta-nasilstvi-nad-11ricnou-divcinkou-obrali-zapobizni-zahodi.html</text:a>
</text:p>
      <!--NEWS-->
      <text:h text:style-name="P10" text:outline-level="1">
<text:span text:style-name="T4">
Німецький виробник шин Continental продав свій завод у Росії</text:span>
</text:h>
      <text:p text:style-name="P4">
Authors: Ukrinform (Person)</text:p>
      <text:p text:style-name="P4">
Publisher: Укринформ (Organization)</text:p>
      <text:p text:style-name="P4">
Published Time: 2023-05-22T18:12:36+03:00</text:p>
      <text:p text:style-name="P4">
Modified Time: 2023-05-22T18:12:36+03:00</text:p>
      <text:p text:style-name="P4">
Description: Німецький виробник шин та автокомпонентів Continental продав свій завод в Калузі, оскільки компанія прагне залишити російський ринок. — Укрінформ.</text:p>
      <text:p text:style-name="P4">
Images: ['<text:a xlink:type="simple" xlink:href="https://static.ukrinform.com/photos/2023_05/thumb_files/630_360_1684768121-754.jpg" text:style-name="Internet_20_link" text:visited-style-name="Visited_20_Internet_20_Link">
630_360_16847...</text:a>
']</text:p>
      <text:p text:style-name="P4">
Tags: ['Економіка', 'Німеччина', 'Росія']</text:p>
      <text:p text:style-name="P4">
Type: Article</text:p>
      <!--METADATA-->
      <text:p text:style-name="P4">
<draw:frame draw:style-name="fr1" draw:name="Image182" text:anchor-type="as-char" svg:width="6.9236in" svg:height="3.956343in" draw:z-index="0">
<draw:image xlink:href="../Images/yкринформ/2023-05-22T18-12-36-03-00/630_360_1684768121-754.jpg" xlink:type="simple" xlink:show="embed" xlink:actuate="onLoad" draw:mime-type="image/jpeg"/>
</draw:frame>
 Німецькийвиробник шин та автокомпонентів Continental продав свій завод в Калузі,оскільки компанія прагне залишити російський ринок.</text:p>
      <text:p text:style-name="P4">
Як передає Укрінформ, про це повідомляє <text:a xlink:type="simple" xlink:href="http://www.marketwatch.com/story/continental-sells-russian-plant-in-kaluga-956e2c12" text:style-name="Internet_20_link" text:visited-style-name="Visited_20_Internet_20_Link">
</text:a>
</text:p>
      <text:p text:style-name="P4">
Сьогодні компанія Continental заявила, що продала свій завод з виробництваавтомобільних шин у місті Калуга, <text:a xlink:type="simple" xlink:href="https://www.ukrinform.ua/tag-rosia" text:style-name="Internet_20_link" text:visited-style-name="Visited_20_Internet_20_Link">
 </text:a>
 ,російській інвестиційній компанії S8 Capital.</text:p>
      <text:p text:style-name="P4">
Німецький виробник автомобільних запчастин заявив, що продаж знаменує собоюкрок до відмови від бізнесу в РФ в рамках контрольованого виходу з російськогоринку.</text:p>
      <text:p text:style-name="P4">
Детальну інформацію щодо угоди з продажу заводу в Калузі Continental ненаводить.</text:p>
      <text:p text:style-name="P4">
Компанія також заявила, що веде переговори про продаж своїх акцій у спільномупідприємстві з виробництва тахографів з російською компанією Mettem TransportGroup.</text:p>
      <text:p text:style-name="P4">
<text:span text:style-name="T4">
Читайте також:</text:span>
 <text:a xlink:type="simple" xlink:href="https://www.ukrinform.ua/rubric-economy/3676697-finskij-postacalnik-truboprovidnih-sistem-uponor-pisov-z-rosii.html" text:style-name="Internet_20_link" text:visited-style-name="Visited_20_Internet_20_Link">
 <text:span text:style-name="T4">
пішов</text:span>
 <text:span text:style-name="T4">
росії</text:span>
 </text:a>
</text:p>
      <text:p text:style-name="P4">
Як повідомляв Укрінформ, німецький автомобільний концерн Volkswagen Groupзавершив продаж своїх часток у ТОВ «Фольксваген Груп Рус» місцевому інвесторуТОВ «Арт-Фінанс» за підтримки російського дилера «Авілон».</text:p>
      <text:p text:style-name="P4">
<text:span text:style-name="T5">
Фото: continental.com</text:span>
</text:p>
      <text:p text:style-name="P4">
Source: <text:a xlink:type="simple" xlink:href="https://www.ukrinform.ua/rubric-economy/3712712-nimeckij-virobnik-sin-continental-prodav-svij-zavod-u-rosii.html" text:style-name="Internet_20_link" text:visited-style-name="Visited_20_Internet_20_Link">
https://www.ukrinform.ua/rubric-economy/3712712-nimeckij-virobnik-sin-continental-prodav-svij-zavod-u-rosii.html</text:a>
</text:p>
      <!--NEWS-->
      <text:h text:style-name="P10" text:outline-level="1">
<text:span text:style-name="T4">
На Донеччині прикордонники знищили польовий склад росіян</text:span>
</text:h>
      <text:p text:style-name="P4">
Authors: Ukrinform (Person)</text:p>
      <text:p text:style-name="P4">
Publisher: Укринформ (Organization)</text:p>
      <text:p text:style-name="P4">
Published Time: 2023-05-22T18:14:14+03:00</text:p>
      <text:p text:style-name="P4">
Modified Time: 2023-05-22T18:14:14+03:00</text:p>
      <text:p text:style-name="P4">
Description: У Донецькій області бійці Державної прикордонної служби України у взаємодії з десантниками ліквідували польовий склад російських загарбників. — Укрінформ.</text:p>
      <text:p text:style-name="P4">
Images: ['<text:a xlink:type="simple" xlink:href="https://static.ukrinform.com/photos/2023_05/thumb_files/630_360_1684768249-451.jpg" text:style-name="Internet_20_link" text:visited-style-name="Visited_20_Internet_20_Link">
630_360_16847...</text:a>
', '<text:a xlink:type="simple" xlink:href="https://static.ukrinform.com/photos/2023_05/1684768249-697.jpg" text:style-name="Internet_20_link" text:visited-style-name="Visited_20_Internet_20_Link">
1684768249-69...</text:a>
', '<text:a xlink:type="simple" xlink:href="https://static.ukrinform.com/photos/2023_05/1684768248-706.jpg" text:style-name="Internet_20_link" text:visited-style-name="Visited_20_Internet_20_Link">
1684768248-70...</text:a>
']</text:p>
      <text:p text:style-name="P4">
Tags: ['Донеччина', 'Прикордонники', 'Боєприпаси', 'Війна з Росією']</text:p>
      <text:p text:style-name="P4">
Type: Article</text:p>
      <!--METADATA-->
      <text:p text:style-name="P4">
<draw:frame draw:style-name="fr1" draw:name="Image183" text:anchor-type="as-char" svg:width="6.9236in" svg:height="3.956343in" draw:z-index="0">
<draw:image xlink:href="../Images/yкринформ/2023-05-22T18-14-14-03-00/630_360_1684768249-451.jpg" xlink:type="simple" xlink:show="embed" xlink:actuate="onLoad" draw:mime-type="image/jpeg"/>
</draw:frame>
 УДонецькій області бійці Державної прикордонної служби України у взаємодії здесантниками ліквідували польовий склад російських загарбників.</text:p>
      <text:p text:style-name="P4">
Як передає Укрінформ, про це ДПСУ повідомила в <text:a xlink:type="simple" xlink:href="https://t.me/DPSUkr/11393" text:style-name="Internet_20_link" text:visited-style-name="Visited_20_Internet_20_Link">
 </text:a>
.</text:p>
      <text:p text:style-name="P4">
<draw:frame draw:style-name="fr1" draw:name="Image184" text:anchor-type="as-char" svg:width="6.9236in" svg:height="3.622069in" draw:z-index="0">
<draw:image xlink:href="../Images/yкринформ/2023-05-22T18-14-14-03-00/1684768249-697.jpg" xlink:type="simple" xlink:show="embed" xlink:actuate="onLoad" draw:mime-type="image/jpeg"/>
</draw:frame>
</text:p>
      <text:p text:style-name="P4">
"Окрім ворожого складу з боєприпасами, у повітря злетіли 5 загарбників тавантажівка", — додали у службі.</text:p>
      <text:p text:style-name="P4">
<draw:frame draw:style-name="fr1" draw:name="Image185" text:anchor-type="as-char" svg:width="6.9236in" svg:height="3.852855in" draw:z-index="0">
<draw:image xlink:href="../Images/yкринформ/2023-05-22T18-14-14-03-00/1684768248-706.jpg" xlink:type="simple" xlink:show="embed" xlink:actuate="onLoad" draw:mime-type="image/jpeg"/>
</draw:frame>
</text:p>
      <text:p text:style-name="P4">
<text:span text:style-name="T4">
Читайте також:</text:span>
 <text:a xlink:type="simple" xlink:href="https://www.ukrinform.ua/rubric-ato/3712616-na-doneccini-ukrainski-zahisniki-zbili-vorozij-mi24-iz-pzrk-igla.html" text:style-name="Internet_20_link" text:visited-style-name="Visited_20_Internet_20_Link">
 <text:span text:style-name="T4">
Ігла</text:span>
 </text:a>
</text:p>
      <text:p text:style-name="P4">
Як повідомляв Укрінформ, Сили спеціальних операцій за допомогою ударного дрона<text:a xlink:type="simple" xlink:href="https://www.ukrinform.ua/rubric-ato/3712696-sili-specoperacij-znisili-spostereznij-kompleks-rf-akij-viavlav-tehniku-j-osobovij-sklad-zsu.html" text:style-name="Internet_20_link" text:visited-style-name="Visited_20_Internet_20_Link">
 </text:a>
 , задопомогою якого загарбники стежили за позиціями Збройних сил України.</text:p>
      <text:p text:style-name="P4">
<text:span text:style-name="T5">
Фото: ДПСУ</text:span>
</text:p>
      <text:p text:style-name="P4">
Source: <text:a xlink:type="simple" xlink:href="https://www.ukrinform.ua/rubric-ato/3712713-na-doneccini-prikordonniki-znisili-polovij-sklad-rosian.html" text:style-name="Internet_20_link" text:visited-style-name="Visited_20_Internet_20_Link">
https://www.ukrinform.ua/rubric-ato/3712713-na-doneccini-prikordonniki-znisili-polovij-sklad-rosian.html</text:a>
</text:p>
      <!--NEWS-->
      <text:h text:style-name="P10" text:outline-level="1">
<text:span text:style-name="T4">
Ткаченко візьме участь у зустрічі міністрів культури Люблінського трикутника у Кракові</text:span>
</text:h>
      <text:p text:style-name="P4">
Authors: Ukrinform (Person)</text:p>
      <text:p text:style-name="P4">
Publisher: Укринформ (Organization)</text:p>
      <text:p text:style-name="P4">
Published Time: 2023-05-22T18:17:04+03:00</text:p>
      <text:p text:style-name="P4">
Modified Time: 2023-05-22T18:17:04+03:00</text:p>
      <text:p text:style-name="P4">
Description: Міністр культури та інформаційної політики Олександр Ткаченко у рамках Люблінського трикутника зустрінеться із своїми колегами з Польщі та Литви Пьотром Глінським і Сімонасом Кайрісом у вівторок, 23 травня, у Кракові. — Укрінформ.</text:p>
      <text:p text:style-name="P4">
Images: ['<text:a xlink:type="simple" xlink:href="https://static.ukrinform.com/photos/2023_03/thumb_files/630_360_1680089704-293.jpg" text:style-name="Internet_20_link" text:visited-style-name="Visited_20_Internet_20_Link">
630_360_16800...</text:a>
']</text:p>
      <text:p text:style-name="P4">
Tags: ['Культура', 'Ткаченко', 'МКІП ', 'Люблінський трикутник']</text:p>
      <text:p text:style-name="P4">
Type: Article</text:p>
      <!--METADATA-->
      <text:p text:style-name="P4">
<draw:frame draw:style-name="fr1" draw:name="Image186" text:anchor-type="as-char" svg:width="6.9236in" svg:height="3.956343in" draw:z-index="0">
<draw:image xlink:href="../Images/yкринформ/2023-05-22T18-17-04-03-00/630_360_1680089704-293.jpg" xlink:type="simple" xlink:show="embed" xlink:actuate="onLoad" draw:mime-type="image/jpeg"/>
</draw:frame>
 Міністркультури та інформаційної політики Олександр Ткаченко у рамках Люблінськоготрикутника зустрінеться із своїми колегами з Польщі та Литви Пьотром Глінськимі Сімонасом Кайрісом у вівторок, 23 травня, у Кракові.</text:p>
      <text:p text:style-name="P4">
Про це повідомляє Міністерство культури і національної спадщини Польщі,передає Укрінформ.</text:p>
      <text:p text:style-name="P4">
Програмою зустрічі передбачається спільне відвідання міністрами експозиції"Eкспресія. Скульптура львівського рококо – твори Йогана Пінзеля зі збіркиЛьвівської національної галереї мистецтв" у Королівському замку на Вавелі.Згодом планується спільний брифінг міністрів.</text:p>
      <text:p text:style-name="P4">
<text:span text:style-name="T4">
Читайте також:</text:span>
 <text:a xlink:type="simple" xlink:href="https://www.ukrinform.ua/rubric-culture/3712044-programa-vidnovlenna-ukraini-stosuvatimetsa-j-kulturnoi-spadsini-tkacenko.html" text:style-name="Internet_20_link" text:visited-style-name="Visited_20_Internet_20_Link">
 <text:span text:style-name="T4">
Ткаченко</text:span>
 </text:a>
</text:p>
      <text:p text:style-name="P4">
Після цього міністри візьмуть участь в офіційному відкритті експозиції"Вільно, Вільнюс, Вільне 1918-1948. Одне місто – багато розповідей" вНаціональному <text:a xlink:type="simple" xlink:href="https://www.ukrinform.ua/tag-muzej" text:style-name="Internet_20_link" text:visited-style-name="Visited_20_Internet_20_Link">
 </text:a>
 у Кракові. Виставкупідготовлено з нагоди 700-річчя Вільнюса.</text:p>
      <text:p text:style-name="P4">
Source: <text:a xlink:type="simple" xlink:href="https://www.ukrinform.ua/rubric-culture/3712714-tkacenko-vizme-ucast-u-zustrici-ministriv-kulturi-lublinskogo-trikutnika-u-krakovi.html" text:style-name="Internet_20_link" text:visited-style-name="Visited_20_Internet_20_Link">
https://www.ukrinform.ua/rubric-culture/3712714-tkacenko-vizme-ucast-u-zustrici-ministriv-kulturi-lublinskogo-trikutnika-u-krakovi.html</text:a>
</text:p>
      <!--NEWS-->
      <text:h text:style-name="P10" text:outline-level="1">
<text:span text:style-name="T4">
Росіяни використовують піратські програми для доступу до пристроїв українців</text:span>
</text:h>
      <text:p text:style-name="P4">
Authors: Ukrinform (Person)</text:p>
      <text:p text:style-name="P4">
Publisher: Укринформ (Organization)</text:p>
      <text:p text:style-name="P4">
Published Time: 2023-05-22T18:19:00+03:00</text:p>
      <text:p text:style-name="P4">
Modified Time: 2023-05-22T18:19:00+03:00</text:p>
      <text:p text:style-name="P4">
Description: Росіяни шукають нові методи для отримання несанкціонованого доступу до інформаційних систем організацій та громадян України, зокрема, використовують піратські програми. — Укрінформ.</text:p>
      <text:p text:style-name="P4">
Images: ['<text:a xlink:type="simple" xlink:href="https://static.ukrinform.com/photos/2017_12/thumb_files/630_360_1514375353-8894.jpg" text:style-name="Internet_20_link" text:visited-style-name="Visited_20_Internet_20_Link">
630_360_15143...</text:a>
']</text:p>
      <text:p text:style-name="P4">
Tags: ['Кібератака', 'Піратство', 'Хакери', 'Війна з Росією']</text:p>
      <text:p text:style-name="P4">
Type: Article</text:p>
      <!--METADATA-->
      <text:p text:style-name="P4">
<draw:frame draw:style-name="fr1" draw:name="Image187" text:anchor-type="as-char" svg:width="6.9236in" svg:height="3.956343in" draw:z-index="0">
<draw:image xlink:href="../Images/yкринформ/2023-05-22T18-19-00-03-00/630_360_1514375353-8894.jpg" xlink:type="simple" xlink:show="embed" xlink:actuate="onLoad" draw:mime-type="image/jpeg"/>
</draw:frame>
 Росіянишукають нові методи для отримання несанкціонованого доступу до інформаційнихсистем організацій та громадян України, зокрема, використовують піратськіпрограми.</text:p>
      <text:p text:style-name="P4">
Як передає Укрінформ, про це повідомляє <text:a xlink:type="simple" xlink:href="https://cip.gov.ua/ua/news/rosiyani-vikoristovuyut-piratski-programi-dlya-otrimannya-dostupu-do-pristroyiv-gromadyan" text:style-name="Internet_20_link" text:visited-style-name="Visited_20_Internet_20_Link">
</text:a>
 .</text:p>
      <text:p text:style-name="P4">
«Російські <text:a xlink:type="simple" xlink:href="https://www.ukrinform.ua/tag-hakeri" text:style-name="Internet_20_link" text:visited-style-name="Visited_20_Internet_20_Link">
 </text:a>
 постійно шукають новіметоди для отримання несанкціонованого доступу до інформаційних системорганізацій та громадян України. Фахівці урядової команди реагування накомп’ютерні надзвичайні події CERT-UA застерігають: все більш небезпечним стаєвикористання неліцензійного (піратського) програмного забезпечення. Таке ПЗворог поширює навіть через українські торенти», - йдеться у повідомленні.</text:p>
      <text:p text:style-name="P4">
У Держспецзв’язку наголосили, що навіть одна “зламана” програма (чи топрограма з офісного пакета, чи пасьянс “косинка” абощо), встановлена на одиніз компʼютерів організації, може відкрити двері російським хакерам таспецслужбам рф до інформації про українську організацію.</text:p>
      <text:p text:style-name="P4">
<text:span text:style-name="T4">
Читайте також:</text:span>
 <text:a xlink:type="simple" xlink:href="https://www.ukrinform.ua/rubric-technology/3712173-rosijski-hakeri-zdijsnili-podvijnu-kiberataku-proti-ministerstva-i-zmi-ukraini-derzspeczvazku.html" text:style-name="Internet_20_link" text:visited-style-name="Visited_20_Internet_20_Link">
 <text:span text:style-name="T4">
хакер</text:span>
 </text:a>
</text:p>
      <text:p text:style-name="P4">
У відомстві прогнозують, що використання такого вектора кібератак лишезростатиме і надалі. На українських торент-трекерах з'являтиметься все більшенових користувачів, які розповсюджуватимуть небезпечний піратський софт. Прицьому мотивація хакерів може бути різною: від кібершпіонажу та деструктивнихдій - до викрадення даних банківських карток, а згодом і коштів; чи зараженнявірусами-вимагачами з подальшим вимаганням викупу.</text:p>
      <text:p text:style-name="P4">
Як повідомлялося, у квітні <text:a xlink:type="simple" xlink:href="https://www.ukrinform.ua/rubric-technology/3691554-kabmin-zatverdiv-poradok-reaguvanna-na-kiberincidenti-ta-kiberataki.html" text:style-name="Internet_20_link" text:visited-style-name="Visited_20_Internet_20_Link">
 </text:a>
</text:p>
      <text:p text:style-name="P4">
Source: <text:a xlink:type="simple" xlink:href="https://www.ukrinform.ua/rubric-technology/3712715-rosiani-vikoristovuut-piratski-programi-dla-dostupu-do-pristroiv-ukrainciv.html" text:style-name="Internet_20_link" text:visited-style-name="Visited_20_Internet_20_Link">
https://www.ukrinform.ua/rubric-technology/3712715-rosiani-vikoristovuut-piratski-programi-dla-dostupu-do-pristroiv-ukrainciv.html</text:a>
</text:p>
      <!--NEWS-->
      <text:h text:style-name="P10" text:outline-level="1">
<text:span text:style-name="T4">
У Болгарії домовилися про формування коаліційного уряду</text:span>
</text:h>
      <text:p text:style-name="P4">
Authors: Ukrinform (Person)</text:p>
      <text:p text:style-name="P4">
Publisher: Укринформ (Organization)</text:p>
      <text:p text:style-name="P4">
Published Time: 2023-05-22T18:24:23+03:00</text:p>
      <text:p text:style-name="P4">
Modified Time: 2023-05-22T18:24:23+03:00</text:p>
      <text:p text:style-name="P4">
Description: Дві найбільші політичні партії Болгарії - правоцентристська ГЄРБ-СДС і прозахідний блок «Продовжуємо зміни» - «Демократична Болгарія» - домовилися сформувати коаліційний уряд із змінним прем’єр-міністром, намагаючись покласти край затяжний політичній кризі. — Укрінформ.</text:p>
      <text:p text:style-name="P4">
Images: ['<text:a xlink:type="simple" xlink:href="https://static.ukrinform.com/photos/2023_05/thumb_files/630_360_1684769056-544.jpg" text:style-name="Internet_20_link" text:visited-style-name="Visited_20_Internet_20_Link">
630_360_16847...</text:a>
']</text:p>
      <text:p text:style-name="P4">
Tags: ['Болгарія', 'Уряд']</text:p>
      <text:p text:style-name="P4">
Type: Article</text:p>
      <!--METADATA-->
      <text:p text:style-name="P4">
<draw:frame draw:style-name="fr1" draw:name="Image188" text:anchor-type="as-char" svg:width="6.9236in" svg:height="3.956343in" draw:z-index="0">
<draw:image xlink:href="../Images/yкринформ/2023-05-22T18-24-23-03-00/630_360_1684769056-544.jpg" xlink:type="simple" xlink:show="embed" xlink:actuate="onLoad" draw:mime-type="image/jpeg"/>
</draw:frame>
 Двінайбільші політичні партії Болгарії - правоцентристська ГЄРБ-СДС і прозахіднийблок «Продовжуємо зміни» - «Демократична Болгарія» - домовилися сформуватикоаліційний уряд із змінним прем’єр-міністром, намагаючись покласти крайзатяжний політичній кризі.</text:p>
      <text:p text:style-name="P4">
Про це повідомляє <text:a xlink:type="simple" xlink:href="http://www.reuters.com/world/europe/bulgaria-parties-agree-form-coalition-govt-bid-end-deadlock-2023-05-22/" text:style-name="Internet_20_link" text:visited-style-name="Visited_20_Internet_20_Link">
 </text:a>
 , передає Укрінформ.</text:p>
      <text:p text:style-name="P4">
Як зазначається, кандидат на посаду прем’єр-міністра від ГЄРБ-СДС,ексєврокомісар Марія Габріель у понеділок повернула президенту Румену Радєвумандат на формування уряду.</text:p>
      <text:p text:style-name="P4">
В результаті переговорів Габріель з представниками політсил домовлено проформування уряду двох найбільших блоків – ГЕРБ-СДС і "Продовжуємо зміни –Демократична Болгарія" – за ротаційним принципом.</text:p>
      <text:p text:style-name="P4">
Очікується, що колишній міністр освіти Николай Денков із "Продовжуємо зміни –Демократична Болгарія" отримає мандат на формування уряду та буде прем'єр-міністром протягом перших дев'яти місяців. Після цього Габріель обійме посадуглави уряду на наступні дев'ять місяців.</text:p>
      <text:p text:style-name="P4">
Найближчими днями Денков оголосить склад нового кабінету.</text:p>
      <text:p text:style-name="P4">
<text:span text:style-name="T4">
Читайте також:</text:span>
 <text:a xlink:type="simple" xlink:href="https://www.ukrinform.ua/rubric-world/3709625-prezident-bolgarii-doruciv-kandidatci-na-posadu-premera-sformuvati-urad.html" text:style-name="Internet_20_link" text:visited-style-name="Visited_20_Internet_20_Link">
 </text:a>
</text:p>
      <text:p text:style-name="P4">
Як повідомлялося, через політичну кризу в <text:a xlink:type="simple" xlink:href="https://www.ukrinform.ua/tag-bolgaria" text:style-name="Internet_20_link" text:visited-style-name="Visited_20_Internet_20_Link">
 </text:a>
 за останні роки пройшли 4 дострокові парламентські вибори.</text:p>
      <text:p text:style-name="P4">
Source: <text:a xlink:type="simple" xlink:href="https://www.ukrinform.ua/rubric-world/3712718-u-bolgarii-domovilisa-pro-formuvanna-koalicijnogo-uradu.html" text:style-name="Internet_20_link" text:visited-style-name="Visited_20_Internet_20_Link">
https://www.ukrinform.ua/rubric-world/3712718-u-bolgarii-domovilisa-pro-formuvanna-koalicijnogo-uradu.html</text:a>
</text:p>
      <!--NEWS-->
      <text:h text:style-name="P10" text:outline-level="1">
<text:span text:style-name="T4">
Буде ще зброя для наших воїнів: Зеленський анонсував нові зустрічі та переговори</text:span>
</text:h>
      <text:p text:style-name="P4">
Authors: Ukrinform (Person)</text:p>
      <text:p text:style-name="P4">
Publisher: Укринформ (Organization)</text:p>
      <text:p text:style-name="P4">
Published Time: 2023-05-22T18:25:00+03:00</text:p>
      <text:p text:style-name="P4">
Modified Time: 2023-05-22T18:25:00+03:00</text:p>
      <text:p text:style-name="P4">
Description: Щотижня додаємо змісту для України від саміту НАТО у Вільнюсі. — Укрінформ.</text:p>
      <text:p text:style-name="P4">
Images: ['<text:a xlink:type="simple" xlink:href="https://static.ukrinform.com/photos/2023_05/thumb_files/630_360_1684769090-106.jpeg" text:style-name="Internet_20_link" text:visited-style-name="Visited_20_Internet_20_Link">
630_360_16847...</text:a>
']</text:p>
      <text:p text:style-name="P4">
Tags: ['Зброя', 'Звернення', 'Зеленський', 'Війна з Росією']</text:p>
      <text:p text:style-name="P4">
Type: Article</text:p>
      <!--METADATA-->
      <text:p text:style-name="P4">
<draw:frame draw:style-name="fr1" draw:name="Image189" text:anchor-type="as-char" svg:width="6.9236in" svg:height="3.956343in" draw:z-index="0">
<draw:image xlink:href="../Images/yкринформ/2023-05-22T18-25-00-03-00/630_360_1684769090-106.jpeg" xlink:type="simple" xlink:show="embed" xlink:actuate="onLoad" draw:mime-type="image/jpeg"/>
</draw:frame>
 Щотижнядодаємо змісту для України від саміту НАТО у Вільнюсі.</text:p>
      <text:p text:style-name="P4">
Про це заявив у вечірньому відеозверненні Президент Володимир Зеленський,передає Укрінформ з посиланням на <text:a xlink:type="simple" xlink:href="https://www.president.gov.ua/news/shotizhnya-dodayemo-zmistu-dlya-ukrayini-vid-samitu-nato-u-v-83105" text:style-name="Internet_20_link" text:visited-style-name="Visited_20_Internet_20_Link">
</text:a>
 .</text:p>
      <text:p text:style-name="P4">
Відео: <text:a xlink:type="simple" xlink:href="https://www.youtube.com/watch" text:style-name="Internet_20_link" text:visited-style-name="Visited_20_Internet_20_Link">
 </text:a>
</text:p>
      <text:p text:style-name="P4">
<text:span text:style-name="T4">
Бажаю здоровʼя, шановні українці!</text:span>
</text:p>
      <text:p text:style-name="P4">
Ми вже почали готувати цей і найближчі тижні. Очікуємо на нові зустрічі тапереговори, поки більшою мірою – візити до нас, у нашу державу. Буде ще зброядля наших воїнів.</text:p>
      <text:p text:style-name="P4">
Щотижня додаємо змісту для України від саміту у Вільнюсі. Ми робимо все, щобрішення на саміті для нас було саме таким, яке спрацює. Подивимось, але, тимне менш, ми працюємо над цим.</text:p>
      <text:p text:style-name="P4">
До речі, сьогодні є важлива декларація від Парламентської асамблеї НАТО. Речіназвані своїми іменами – чітке визнання геноцидом злочинів Росії проти нашоїдержави, чітке засудження рашистської ідеології. Це правильна основа і дляінших міжнародних організацій.</text:p>
      <text:p text:style-name="P4">
Готуємося до кількох проміжних безпекових заходів у країнах-сусідках – тих,які нас найбільше підтримують. Будуть і нові звернення заради розуміння світомУкраїни, заради зміцнення наших звʼязків із партнерами.</text:p>
      <text:p text:style-name="P4">
І така наша інтенсивна зовнішня політика, різні нестандартні формати, максимумкорисної уваги світу до України, до нашого захисту – будемо все цепродовжувати. Щоразу більше результатів для України – ППО, артилерія,бронетехніка, снаряди, тренування – все це обовʼязково.</text:p>
      <text:p text:style-name="P4">
Хочу подякувати сьогодні всім нашим воїнам, які захищають небо. Відучорашнього вечора й до сьогоднішнього ранку збито 25 «Шахедів». 25 із 25.Відмінний результат. І кожне таке збиття – це врятовані життя людей, це нашаврятована інфраструктура. Дякую!</text:p>
      <text:p text:style-name="P4">
Вдалося збити й частину ракет терористів, але, на жаль, не всі. На жаль, буливлучання. Дніпро й Харків, Одеса та Львів, Київ і Запоріжжя – усі наші міста йгромади мають отримати повноцінний повітряний щит. Дуже активно працюємо надцим разом із партнерами.</text:p>
      <text:p text:style-name="P4">
Сьогодні варто відзначити підрозділи ОСУВ «Хортиця» – найбільш стійкі таефективні, найбільш результативні. 3-тя та 5-та окремі штурмові бригади, 80-таокрема десантно-штурмова бригада, 93-тя окрема механізована бригада «ХолоднийЯр», 214-й окремий батальйон спеціального призначення… Дякую вам, воїни! ЦеБахмутський напрямок, це надзвичайна сила наших людей.</text:p>
      <text:p text:style-name="P4">
Слава всім нашим воїнам, які знищують ворога!</text:p>
      <text:p text:style-name="P4">
Слава всім, хто береже наші міста від атак терористів!</text:p>
      <text:p text:style-name="P4">
Слава всім, хто щодня робить ближчою нашу перемогу!</text:p>
      <text:p text:style-name="P4">
Дякую всім у світі, хто нас підтримує! Дякую вам!</text:p>
      <text:p text:style-name="P4">
<text:span text:style-name="T4">
Слава Україні!</text:span>
</text:p>
      <text:p text:style-name="P4">
<text:span text:style-name="T5">
Фото: ОП</text:span>
</text:p>
      <text:p text:style-name="P4">
Source: <text:a xlink:type="simple" xlink:href="https://www.ukrinform.ua/rubric-ato/3712719-bude-se-zbroa-dla-nasih-voiniv-zelenskij-anonsuvav-novi-zustrici-ta-peregovori.html" text:style-name="Internet_20_link" text:visited-style-name="Visited_20_Internet_20_Link">
https://www.ukrinform.ua/rubric-ato/3712719-bude-se-zbroa-dla-nasih-voiniv-zelenskij-anonsuvav-novi-zustrici-ta-peregovori.html</text:a>
</text:p>
      <!--NEWS-->
      <text:h text:style-name="P10" text:outline-level="1">
<text:span text:style-name="T4">
Україна проводить переговори з російською стороною щодо повернення із полону строковиків</text:span>
</text:h>
      <text:p text:style-name="P4">
Authors: Ukrinform (Person)</text:p>
      <text:p text:style-name="P4">
Publisher: Укринформ (Organization)</text:p>
      <text:p text:style-name="P4">
Published Time: 2023-05-22T18:31:11+03:00</text:p>
      <text:p text:style-name="P4">
Modified Time: 2023-05-22T18:31:11+03:00</text:p>
      <text:p text:style-name="P4">
Description: Україна проводить переговори з російською стороною щодо повернення із ворожого полону військовослужбовців різного віку, зокрема строковиків. — Укрінформ.</text:p>
      <text:p text:style-name="P4">
Images: ['<text:a xlink:type="simple" xlink:href="https://static.ukrinform.com/photos/2023_02/thumb_files/630_360_1677176183-588.jpeg" text:style-name="Internet_20_link" text:visited-style-name="Visited_20_Internet_20_Link">
630_360_16771...</text:a>
']</text:p>
      <text:p text:style-name="P4">
Tags: ['Обмін', 'Полонені', 'Війна з Росією']</text:p>
      <text:p text:style-name="P4">
Type: Article</text:p>
      <!--METADATA-->
      <text:p text:style-name="P4">
<draw:frame draw:style-name="fr1" draw:name="Image190" text:anchor-type="as-char" svg:width="6.9236in" svg:height="3.956343in" draw:z-index="0">
<draw:image xlink:href="../Images/yкринформ/2023-05-22T18-31-11-03-00/630_360_1677176183-588.jpeg" xlink:type="simple" xlink:show="embed" xlink:actuate="onLoad" draw:mime-type="image/jpeg"/>
</draw:frame>
 Українапроводить переговори з російською стороною щодо повернення із ворожого полонувійськовослужбовців різного віку, зокрема строковиків.</text:p>
      <text:p text:style-name="P4">
Як передає Укрінформ, про це Координаційний штаб з питань поводження звійськовополоненими повідомляє у <text:a xlink:type="simple" xlink:href="http://t.me/Koord_shtab/1098" text:style-name="Internet_20_link" text:visited-style-name="Visited_20_Internet_20_Link">
</text:a>
 .</text:p>
      <text:p text:style-name="P4">
У Координаційному штабі за ініціативи громадської організації “Вояцькийвизвіл” відбулася зустріч родичами військовослужбовців строкової службиНаціональної гвардії України (в/ч 3057).</text:p>
      <text:p text:style-name="P4">
Представник штабу запевнив, що перемовини про обміни ведуться стосовновійськовослужбовців різного віку, зокрема строковиків.</text:p>
      <text:p text:style-name="P4">
“Хто і як потрапив у полон – до уваги не беремо. Є строковики, їх теж потрібноповертати”, – пояснив він.</text:p>
      <text:p text:style-name="P4">
У Коордшабі зауважили, що родичі занепокоєні, що росіяни часом обстрілюютьСили <text:a xlink:type="simple" xlink:href="https://www.ukrinform.ua/tag-oborona" text:style-name="Internet_20_link" text:visited-style-name="Visited_20_Internet_20_Link">
 </text:a>
 України з території місцьутримання українських полонених, використовуючи їх як “живий щит”.</text:p>
      <text:p text:style-name="P4">
“Згідно з міжнародним гуманітарним правом відповідальність за полонених несесторона, яка їх утримує. Але ми робимо все можливе, щоби під тиском санкцій таміжнародної спільноти росія покращувала умови утримання та робила все можливедля безпеки полонених”, – пояснив представник штабу.</text:p>
      <text:p text:style-name="P4">
<text:span text:style-name="T4">
Читайте також:</text:span>
 <text:a xlink:type="simple" xlink:href="https://www.ukrinform.ua/rubric-society/3709507-ak-diati-koli-vpiznali-zniklogo-bezvisti-na-foto-ci-video-rozasnenna-minreintegracii.html" text:style-name="Internet_20_link" text:visited-style-name="Visited_20_Internet_20_Link">
 </text:a>
</text:p>
      <text:p text:style-name="P4">
Також він зауважив, що на теперішньому етапі з неволі вдається повертати якпідтверджених росією полонених, так і не підтверджених.</text:p>
      <text:p text:style-name="P4">
“Ми запропонували певні ініціативи щодо підтверджень – відповідь за агресором.Підтверджує людей країна-агресорка через Міжнародний комітет Червоного Хреста.Ігнорування російською стороною механізму підтверджень – це порушенняміжнародного гуманітарного права”, – заявив представник штабу.</text:p>
      <text:p text:style-name="P4">
Як ідеться в повідомленні, адвокатам і правозахисникам легше знайти полонениху росії та на тимчасово захоплених територіях після того, як вони отрималивирок, бо тоді вони з’являються у відповідних російських реєстрах. Наразівдається обмінювати й засуджених, і тих, проти кого ведеться слідство.</text:p>
      <text:p text:style-name="P4">
“Обмінний фонд щодня поповнюється. Обміни у будь-якому випадку залежать відподій на фронті. Зараз ми можемо керувати ризиками, але прогнозувати щосьточно зарано – війна ще триває”, – повідомив він.</text:p>
      <text:p text:style-name="P4">
<text:span text:style-name="T4">
Читайте також:</text:span>
 <text:a xlink:type="simple" xlink:href="https://www.ukrinform.ua/rubric-ato/3711673-polonenih-u-rf-zmusuut-kazati-ridnim-so-ukraina-vidmovlaetsa-ih-vizvolati-koordstab.html" text:style-name="Internet_20_link" text:visited-style-name="Visited_20_Internet_20_Link">
 </text:a>
</text:p>
      <text:p text:style-name="P4">
Як повідомляв Укрінформ, у Координаційному штабі з питань поводження звійськовополоненими відзначають збільшення кількості підтверджень Росієюполону українських військовослужбовців через Міжнародний комітет ЧервоногоХреста.</text:p>
      <text:p text:style-name="P4">
Source: <text:a xlink:type="simple" xlink:href="https://www.ukrinform.ua/rubric-ato/3712720-ukraina-provodit-peregovori-z-rosijskou-storonou-sodo-povernenna-iz-polonu-strokovikiv.html" text:style-name="Internet_20_link" text:visited-style-name="Visited_20_Internet_20_Link">
https://www.ukrinform.ua/rubric-ato/3712720-ukraina-provodit-peregovori-z-rosijskou-storonou-sodo-povernenna-iz-polonu-strokovikiv.html</text:a>
</text:p>
      <!--NEWS-->
      <text:h text:style-name="P10" text:outline-level="1">
<text:span text:style-name="T4">
Окупанти вивозять із Криму документи, що підтверджують їхню незаконну діяльність – Гуменюк</text:span>
</text:h>
      <text:p text:style-name="P4">
Authors: Ukrinform (Person)</text:p>
      <text:p text:style-name="P4">
Publisher: Укринформ (Organization)</text:p>
      <text:p text:style-name="P4">
Published Time: 2023-05-22T18:35:00+03:00</text:p>
      <text:p text:style-name="P4">
Modified Time: 2023-05-22T18:35:00+03:00</text:p>
      <text:p text:style-name="P4">
Description: Загарбники вивозять із тимчасово окупованого Криму документи, що підтверджують їхню незаконну діяльність.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Евакуація', 'Окупація Криму', 'Війна з Росією', 'Наталія Гуменюк']</text:p>
      <text:p text:style-name="P4">
Type: Article</text:p>
      <!--METADATA-->
      <text:p text:style-name="P4">
<draw:frame draw:style-name="fr1" draw:name="Image191" text:anchor-type="as-char" svg:width="6.9236in" svg:height="3.956343in" draw:z-index="0">
<draw:image xlink:href="../Images/yкринформ/2023-05-22T18-35-00-03-00/630_360_1683203408-362.jpg" xlink:type="simple" xlink:show="embed" xlink:actuate="onLoad" draw:mime-type="image/jpeg"/>
</draw:frame>
 Загарбникививозять із тимчасово окупованого Криму документи, що підтверджують їхнюнезаконну діяльність.</text:p>
      <text:p text:style-name="P4">
Про це в ефірі « <text:a xlink:type="simple" xlink:href="https://ru.espreso.tv/stream" text:style-name="Internet_20_link" text:visited-style-name="Visited_20_Internet_20_Link">
 </text:a>
 » розповіла начальницяоб'єднаного пресцентру оперативного командування "Південь" Наталя Гуменюк.</text:p>
      <text:p text:style-name="P4">
«Міст вони використовують поки що за призначенням, тобто транспортно-логістично, щоб намагатися вивезти все те, що для них цінне, що може бутицінним також для Міжнародного трибуналу. Тобто документи, що підтверджуютьїхню незаконну діяльність. Максимально <text:a xlink:type="simple" xlink:href="https://www.ukrinform.ua/tag-evakuacia" text:style-name="Internet_20_link" text:visited-style-name="Visited_20_Internet_20_Link">
 </text:a>
 з півострова все те, що може бути використано проти них. Окрімтого, продовжують вивозити членів своїх родин», - сказала Гуменюк.</text:p>
      <text:p text:style-name="P4">
За її словами, намагаються залишити окупований Крим і деякі російськівійськові, оформивши відпустки.</text:p>
      <text:p text:style-name="P4">
Гуменюк зауважила, що наразі Росія намагається розосередити свої сили напівострові.</text:p>
      <text:p text:style-name="P4">
<text:span text:style-name="T4">
Читайте також:</text:span>
 <text:a xlink:type="simple" xlink:href="https://www.ukrinform.ua/rubric-crimea/3711523-gumenuk-pro-situaciu-v-krimu-zagarbniki-pakuut-reci-ta-vivcaut-dorozni-karti.html" text:style-name="Internet_20_link" text:visited-style-name="Visited_20_Internet_20_Link">
 <text:span text:style-name="T4">
Криму</text:span>
 </text:a>
</text:p>
      <text:p text:style-name="P4">
«Це, зокрема, стосується складів боєприпасів, пального. Їх дечому навчили«бавовни», які вже були, тому вони намагаються це все приховати, у тому числі,перевозять дещо із Севастополя в Новоросійськ», - додала вона.</text:p>
      <text:p text:style-name="P4">
Як повідомлялося, віцепрем’єр-міністр - міністр з питань реінтеграціїтимчасово окупованих територій Ірина Верещук заявила, що <text:a xlink:type="simple" xlink:href="https://www.ukrinform.ua/rubric-crimea/3712254-veresuk-poradila-okupantam-dobrovilno-zalisiti-krim.html" text:style-name="Internet_20_link" text:visited-style-name="Visited_20_Internet_20_Link">
</text:a>
 .</text:p>
      <text:p text:style-name="P4">
Source: <text:a xlink:type="simple" xlink:href="https://www.ukrinform.ua/rubric-crimea/3712722-okupanti-vivozat-iz-krimu-dokumenti-so-pidtverdzuut-ihnu-nezakonnu-dialnist-gumenuk.html" text:style-name="Internet_20_link" text:visited-style-name="Visited_20_Internet_20_Link">
https://www.ukrinform.ua/rubric-crimea/3712722-okupanti-vivozat-iz-krimu-dokumenti-so-pidtverdzuut-ihnu-nezakonnu-dialnist-gumenuk.html</text:a>
</text:p>
      <!--NEWS-->
      <text:h text:style-name="P10" text:outline-level="1">
<text:span text:style-name="T4">
Немчінов зустрівся з міністром економіки Латвії – говорили про відбудову</text:span>
</text:h>
      <text:p text:style-name="P4">
Authors: Ukrinform (Person)</text:p>
      <text:p text:style-name="P4">
Publisher: Укринформ (Organization)</text:p>
      <text:p text:style-name="P4">
Published Time: 2023-05-22T18:36:00+03:00</text:p>
      <text:p text:style-name="P4">
Modified Time: 2023-05-22T18:36:00+03:00</text:p>
      <text:p text:style-name="P4">
Description: Міністр Кабінету міністрів Олег Немчінов та міністр економіки Латвійської Республіки Ілзе Індріксоне обговорили подальшу співпрацю, зокрема участь Латвії у відбудові України. — Укрінформ.</text:p>
      <text:p text:style-name="P4">
Images: ['<text:a xlink:type="simple" xlink:href="https://static.ukrinform.com/photos/2023_05/thumb_files/630_360_1684768106-6701.jpeg" text:style-name="Internet_20_link" text:visited-style-name="Visited_20_Internet_20_Link">
630_360_16847...</text:a>
', '<text:a xlink:type="simple" xlink:href="https://static.ukrinform.com/photos/2023_05/thumb_files/630_360_1684768106-5037.jpeg" text:style-name="Internet_20_link" text:visited-style-name="Visited_20_Internet_20_Link">
630_360_16847...</text:a>
', '<text:a xlink:type="simple" xlink:href="https://static.ukrinform.com/photos/2023_05/thumb_files/630_360_1684768106-2392.jpeg" text:style-name="Internet_20_link" text:visited-style-name="Visited_20_Internet_20_Link">
630_360_16847...</text:a>
', '<text:a xlink:type="simple" xlink:href="https://static.ukrinform.com/photos/2023_05/thumb_files/630_360_1684768106-8798.jpeg" text:style-name="Internet_20_link" text:visited-style-name="Visited_20_Internet_20_Link">
630_360_16847...</text:a>
', '<text:a xlink:type="simple" xlink:href="https://static.ukrinform.com/photos/2023_05/thumb_files/630_360_1684768106-2060.jpeg" text:style-name="Internet_20_link" text:visited-style-name="Visited_20_Internet_20_Link">
630_360_16847...</text:a>
', '<text:a xlink:type="simple" xlink:href="https://static.ukrinform.com/photos/2023_05/thumb_files/630_360_1684768106-8459.jpeg" text:style-name="Internet_20_link" text:visited-style-name="Visited_20_Internet_20_Link">
630_360_16847...</text:a>
', '<text:a xlink:type="simple" xlink:href="https://static.ukrinform.com/photos/2023_05/thumb_files/630_360_1684768107-4657.jpeg" text:style-name="Internet_20_link" text:visited-style-name="Visited_20_Internet_20_Link">
630_360_16847...</text:a>
', '<text:a xlink:type="simple" xlink:href="https://static.ukrinform.com/photos/2023_05/thumb_files/630_360_1684768107-6388.jpeg" text:style-name="Internet_20_link" text:visited-style-name="Visited_20_Internet_20_Link">
630_360_16847...</text:a>
']</text:p>
      <text:p text:style-name="P4">
Tags: ['Латвія', 'Немчінов', 'Відбудова']</text:p>
      <text:p text:style-name="P4">
Type: Article</text:p>
      <!--METADATA-->
      <text:p text:style-name="P4">
<draw:frame draw:style-name="fr1" draw:name="Image192" text:anchor-type="as-char" svg:width="6.9236in" svg:height="3.956343in" draw:z-index="0">
<draw:image xlink:href="../Images/yкринформ/2023-05-22T18-36-00-03-00/630_360_1684768106-6701.jpeg" xlink:type="simple" xlink:show="embed" xlink:actuate="onLoad" draw:mime-type="image/jpeg"/>
</draw:frame>
 МіністрКабінету міністрів Олег Немчінов та міністр економіки Латвійської РеспублікиІлзе Індріксоне обговорили подальшу співпрацю, зокрема участь Латвії увідбудові України.</text:p>
      <text:p text:style-name="P4">
Як передає Укрінформ із посилання на <text:a xlink:type="simple" xlink:href="https://www.kmu.gov.ua/news/oleh-nemchinov-zustrivsia-iz-ministrom-ekonomiky-latviiskoi-respubliky-ilzoiu-indriksone" text:style-name="Internet_20_link" text:visited-style-name="Visited_20_Internet_20_Link">
 </text:a>
 , ця зустріч відбулася у понеділок у Києві.</text:p>
      <text:p text:style-name="P4">
«Радий вітати наших гостей в столиці незламної України. Ця зустріч, безумовно,зміцнить та продовжить подальший розвиток двосторонніх торговельно-економічнихвідносин між Україною та Латвією. Так, у березні в Ризі ми провели засіданняміжурядової українсько-литовської комісії з питань торговельно-економічного танауково-технічного співробітництва. Під час цього заходу відбулися пліднідвосторонні зустрічі і бізнес-заходи, було визначено високий потенціал длярозвитку двостороннього економічного співробітництва, особливо у сферіторгівлі, транспорту, енергетики, інвестицій. Українська сторона готова дореалізації двосторонніх домовленостей. Вважаю, що ця подія стала важливиметапом на шляху до пожвавлення торговельних та економічних відносин між нашимикраїнами», - сказав Немчінов.</text:p>
      <text:p text:style-name="P4">
Своєю чергою латвійська сторона запевнила, що готова і надалі підтримуватиУкраїну в її боротьбі проти російського агресора та на шляху євроатлантичнихпроцесів.</text:p>
      <text:p text:style-name="P4">
<text:span text:style-name="T4">
Читайте також:</text:span>
 <text:a xlink:type="simple" xlink:href="https://www.ukrinform.ua/rubric-vidbudova/3686175-nemcinov-obgovoriv-z-clenami-uradu-latvii-pitanna-vidbudovi-ukraini.html" text:style-name="Internet_20_link" text:visited-style-name="Visited_20_Internet_20_Link">
 <text:span text:style-name="T4">
Немчінов</text:span>
 <text:span text:style-name="T4">
обговорив</text:span>
 <text:span text:style-name="T4">
членами</text:span>
 <text:span text:style-name="T4">
уряду</text:span>
<text:span text:style-name="T4">
Латвії</text:span>
 <text:span text:style-name="T4">
питання</text:span>
 <text:span text:style-name="T4">
відбудови</text:span>
 <text:span text:style-name="T4">
України</text:span>
</text:a>
</text:p>
      <text:p text:style-name="P4">
«Під час 9-го засідання латвійсько-української міжурядової комісії, щовідбулося цього року в Ризі, ми досягли низки важливих домовленостей у різнихсферах, і зараз триває активна робота з реалізації цих домовленостей. Сьогодніми обговорили питання участі Латвії у відбудові України та першочерговіроботи, які потрібно виконати. План підтримки Латвії у відбудові Чернігованаразі передбачає перш за все забезпечення визначених базових потреб населенняУкраїни. Ми вже брали активну участь у наданні підтримки цьому регіону у сферіенергетики, реконструкції житла в Ягідному та ремонту швейної компанії в містіЧернігові», - підкреслила Індріксоне.</text:p>
      <text:p text:style-name="P4">
<draw:frame draw:style-name="fr1" draw:name="Image193" text:anchor-type="as-char" svg:width="6.9236in" svg:height="3.956343in" draw:z-index="0">
<draw:image xlink:href="../Images/yкринформ/2023-05-22T18-36-00-03-00/630_360_1684768106-5037.jpeg" xlink:type="simple" xlink:show="embed" xlink:actuate="onLoad" draw:mime-type="image/jpeg"/>
</draw:frame>
 Немчіновобговорив з міністром економіки Латвії подальшу співпрацю / Фото: ТарасовВолодимир, Укрінформ  <text:a xlink:type="simple" xlink:href="https://static.ukrinform.com/photos/2023_05/1684768106-5037.jpeg" text:style-name="Internet_20_link" text:visited-style-name="Visited_20_Internet_20_Link">
<draw:frame draw:style-name="fr1" draw:name="Image194" text:anchor-type="as-char" svg:width="6.9236in" svg:height="3.956343in" draw:z-index="0">
<draw:image xlink:href="../Images/yкринформ/2023-05-22T18-36-00-03-00/630_360_1684768106-5037.jpeg" xlink:type="simple" xlink:show="embed" xlink:actuate="onLoad" draw:mime-type="image/jpeg"/>
</draw:frame>
</text:a>
 <text:a xlink:type="simple" xlink:href="https://static.ukrinform.com/photos/2023_05/1684768106-2392.jpeg" text:style-name="Internet_20_link" text:visited-style-name="Visited_20_Internet_20_Link">
<draw:frame draw:style-name="fr1" draw:name="Image195" text:anchor-type="as-char" svg:width="6.9236in" svg:height="3.956343in" draw:z-index="0">
<draw:image xlink:href="../Images/yкринформ/2023-05-22T18-36-00-03-00/630_360_1684768106-2392.jpeg" xlink:type="simple" xlink:show="embed" xlink:actuate="onLoad" draw:mime-type="image/jpeg"/>
</draw:frame>
</text:a>
 <text:a xlink:type="simple" xlink:href="https://static.ukrinform.com/photos/2023_05/1684768106-6701.jpeg" text:style-name="Internet_20_link" text:visited-style-name="Visited_20_Internet_20_Link">
<draw:frame draw:style-name="fr1" draw:name="Image196" text:anchor-type="as-char" svg:width="6.9236in" svg:height="3.956343in" draw:z-index="0">
<draw:image xlink:href="../Images/yкринформ/2023-05-22T18-36-00-03-00/630_360_1684768106-6701.jpeg" xlink:type="simple" xlink:show="embed" xlink:actuate="onLoad" draw:mime-type="image/jpeg"/>
</draw:frame>
</text:a>
 <text:a xlink:type="simple" xlink:href="https://static.ukrinform.com/photos/2023_05/1684768106-8798.jpeg" text:style-name="Internet_20_link" text:visited-style-name="Visited_20_Internet_20_Link">
<draw:frame draw:style-name="fr1" draw:name="Image197" text:anchor-type="as-char" svg:width="6.9236in" svg:height="3.956343in" draw:z-index="0">
<draw:image xlink:href="../Images/yкринформ/2023-05-22T18-36-00-03-00/630_360_1684768106-8798.jpeg" xlink:type="simple" xlink:show="embed" xlink:actuate="onLoad" draw:mime-type="image/jpeg"/>
</draw:frame>
</text:a>
 <text:a xlink:type="simple" xlink:href="https://static.ukrinform.com/photos/2023_05/1684768106-2060.jpeg" text:style-name="Internet_20_link" text:visited-style-name="Visited_20_Internet_20_Link">
<draw:frame draw:style-name="fr1" draw:name="Image198" text:anchor-type="as-char" svg:width="6.9236in" svg:height="3.956343in" draw:z-index="0">
<draw:image xlink:href="../Images/yкринформ/2023-05-22T18-36-00-03-00/630_360_1684768106-2060.jpeg" xlink:type="simple" xlink:show="embed" xlink:actuate="onLoad" draw:mime-type="image/jpeg"/>
</draw:frame>
</text:a>
 <text:a xlink:type="simple" xlink:href="https://static.ukrinform.com/photos/2023_05/1684768106-8459.jpeg" text:style-name="Internet_20_link" text:visited-style-name="Visited_20_Internet_20_Link">
<draw:frame draw:style-name="fr1" draw:name="Image199" text:anchor-type="as-char" svg:width="6.9236in" svg:height="3.956343in" draw:z-index="0">
<draw:image xlink:href="../Images/yкринформ/2023-05-22T18-36-00-03-00/630_360_1684768106-8459.jpeg" xlink:type="simple" xlink:show="embed" xlink:actuate="onLoad" draw:mime-type="image/jpeg"/>
</draw:frame>
</text:a>
 <text:a xlink:type="simple" xlink:href="https://static.ukrinform.com/photos/2023_05/1684768107-4657.jpeg" text:style-name="Internet_20_link" text:visited-style-name="Visited_20_Internet_20_Link">
<draw:frame draw:style-name="fr1" draw:name="Image200" text:anchor-type="as-char" svg:width="6.9236in" svg:height="3.956343in" draw:z-index="0">
<draw:image xlink:href="../Images/yкринформ/2023-05-22T18-36-00-03-00/630_360_1684768107-4657.jpeg" xlink:type="simple" xlink:show="embed" xlink:actuate="onLoad" draw:mime-type="image/jpeg"/>
</draw:frame>
</text:a>
 <text:a xlink:type="simple" xlink:href="https://static.ukrinform.com/photos/2023_05/1684768107-6388.jpeg" text:style-name="Internet_20_link" text:visited-style-name="Visited_20_Internet_20_Link">
<draw:frame draw:style-name="fr1" draw:name="Image201" text:anchor-type="as-char" svg:width="6.9236in" svg:height="3.956343in" draw:z-index="0">
<draw:image xlink:href="../Images/yкринформ/2023-05-22T18-36-00-03-00/630_360_1684768107-6388.jpeg" xlink:type="simple" xlink:show="embed" xlink:actuate="onLoad" draw:mime-type="image/jpeg"/>
</draw:frame>
</text:a>
</text:p>
      <text:p text:style-name="P4">
На зустрічі також були присутні Надзвичайний та Повноважний Посол ЛатвійськоїРеспубліки в Україні Ілгварс Клява, керівник представництва Латвійськогоагентства інвестицій та розвитку в Україні Айнарс Межуліс, президент Торгово-промислової палати Латвії Айгарс Ростовскіс, генеральний директор Конфедераціїроботодавців Латвії Каспарс Горкшс та голова правління Асоціаціїпланувальників територій <text:a xlink:type="simple" xlink:href="https://www.ukrinform.ua/tag-latvia" text:style-name="Internet_20_link" text:visited-style-name="Visited_20_Internet_20_Link">
 </text:a>
 ЛінаДмітрієва. З української сторони до наради долучилися заступники державногосекретаря Кабінету Міністрів України Олег Войтович та Ігор Яременко, а такожвиконавчий директор Урядового офісу із залучення та підтримки інвестиційUkraineInvest Сергій Цівкач.</text:p>
      <text:p text:style-name="P4">
Source: <text:a xlink:type="simple" xlink:href="https://www.ukrinform.ua/rubric-vidbudova/3712724-nemcinov-zustrivsa-z-ministrom-ekonomiki-latvii-govorili-pro-vidbudovu.html" text:style-name="Internet_20_link" text:visited-style-name="Visited_20_Internet_20_Link">
https://www.ukrinform.ua/rubric-vidbudova/3712724-nemcinov-zustrivsa-z-ministrom-ekonomiki-latvii-govorili-pro-vidbudovu.html</text:a>
</text:p>
      <!--NEWS-->
      <text:h text:style-name="P10" text:outline-level="1">
<text:span text:style-name="T4">
Відома суперниця Світоліної у другому колі турніру WTA у Страсбурзі</text:span>
</text:h>
      <text:p text:style-name="P4">
Authors: Ukrinform (Person)</text:p>
      <text:p text:style-name="P4">
Publisher: Укринформ (Organization)</text:p>
      <text:p text:style-name="P4">
Published Time: 2023-05-22T18:36:23+03:00</text:p>
      <text:p text:style-name="P4">
Modified Time: 2023-05-22T18:36:23+03:00</text:p>
      <text:p text:style-name="P4">
Description: Українка зустрінеться з представницею Австралії Ерін Раутліфф (№858 WTA) — Укрінформ.</text:p>
      <text:p text:style-name="P4">
Images: ['<text:a xlink:type="simple" xlink:href="https://static.ukrinform.com/photos/2023_05/thumb_files/630_360_1684769719-986.jpg" text:style-name="Internet_20_link" text:visited-style-name="Visited_20_Internet_20_Link">
630_360_16847...</text:a>
']</text:p>
      <text:p text:style-name="P4">
Tags: ['Світоліна', 'Теніс']</text:p>
      <text:p text:style-name="P4">
Type: Article</text:p>
      <!--METADATA-->
      <text:p text:style-name="P4">
<draw:frame draw:style-name="fr1" draw:name="Image202" text:anchor-type="as-char" svg:width="6.9236in" svg:height="3.956343in" draw:z-index="0">
<draw:image xlink:href="../Images/yкринформ/2023-05-22T18-36-23-03-00/630_360_1684769719-986.jpg" xlink:type="simple" xlink:show="embed" xlink:actuate="onLoad" draw:mime-type="image/jpeg"/>
</draw:frame>
 Українказустрінеться з представницею Австралії Ерін Раутліфф (№858 WTA)</text:p>
      <text:p text:style-name="P4">
Українська тенісистка Еліна Світоліна (№508 WTA) дізналася ім'я своєїсуперниці в другому раунді (1/8 фіналу) турніру серії WTA250 у Страсбурзі,Франція, передає Укрінформ.</text:p>
      <text:p text:style-name="P4">
Українка зустрінеться з представницею Австралії Ерін Раутліфф (№858 WTA), якав 1/16-й фіналу обіграла Шувей Се з Тайваню – 7:6 (7:2), 1:6, 6:1.</text:p>
      <text:p text:style-name="P4">
Перед тим австралійка програла в останньому раунді кваліфікації, однакпотрапила в основну сітку як «лакі-лузер».</text:p>
      <text:p text:style-name="P4">
Зустріч відбудеться завтра, 23 травня, об 11:00 за Києвом.</text:p>
      <text:p text:style-name="P4">
<text:span text:style-name="T4">
Читайте також:</text:span>
 <text:a xlink:type="simple" xlink:href="https://www.ukrinform.ua/rubric-sports/3712312-svitolina-podolala-perse-kolo-turniru-wta-u-francii.html" text:style-name="Internet_20_link" text:visited-style-name="Visited_20_Internet_20_Link">
 <text:span text:style-name="T4">
Світоліна</text:span>
 </text:a>
</text:p>
      <text:p text:style-name="P4">
Як повідомляв Укрінформ, Світоліна, яка отримала wild card від організаторів,у першому колі пройшла американку Луїзу Чіріко (№242 WTA) – 6:4, 7:6.</text:p>
      <text:p text:style-name="P4">
Фото: btu.org.ua</text:p>
      <text:p text:style-name="P4">
Source: <text:a xlink:type="simple" xlink:href="https://www.ukrinform.ua/rubric-sports/3712723-vidoma-supernica-svitolinoi-u-drugomu-koli-turniru-wta-u-strasburzi.html" text:style-name="Internet_20_link" text:visited-style-name="Visited_20_Internet_20_Link">
https://www.ukrinform.ua/rubric-sports/3712723-vidoma-supernica-svitolinoi-u-drugomu-koli-turniru-wta-u-strasburzi.html</text:a>
</text:p>
      <!--NEWS-->
      <text:h text:style-name="P10" text:outline-level="1">
<text:span text:style-name="T4">
У Бєлгородській області оголосили режим контртерористичної операції</text:span>
</text:h>
      <text:p text:style-name="P4">
Authors: Ukrinform (Person)</text:p>
      <text:p text:style-name="P4">
Publisher: Укринформ (Organization)</text:p>
      <text:p text:style-name="P4">
Published Time: 2023-05-22T18:45:00+03:00</text:p>
      <text:p text:style-name="P4">
Modified Time: 2023-05-22T18:45:00+03:00</text:p>
      <text:p text:style-name="P4">
Description: Губернатор Бєлгородської області (РФ) В'ячеслав Гладков заявив, що в регіоні запроваджено режим контртерористичної операції. — Укрінформ.</text:p>
      <text:p text:style-name="P4">
Images: ['<text:a xlink:type="simple" xlink:href="https://static.ukrinform.com/photos/2023_05/thumb_files/630_360_1684770066-994.jpg" text:style-name="Internet_20_link" text:visited-style-name="Visited_20_Internet_20_Link">
630_360_16847...</text:a>
']</text:p>
      <text:p text:style-name="P4">
Tags: ['Бєлгород', 'Легіон «Свобода Росії» ']</text:p>
      <text:p text:style-name="P4">
Type: Article</text:p>
      <!--METADATA-->
      <text:p text:style-name="P4">
<draw:frame draw:style-name="fr1" draw:name="Image203" text:anchor-type="as-char" svg:width="6.9236in" svg:height="3.956343in" draw:z-index="0">
<draw:image xlink:href="../Images/yкринформ/2023-05-22T18-45-00-03-00/630_360_1684770066-994.jpg" xlink:type="simple" xlink:show="embed" xlink:actuate="onLoad" draw:mime-type="image/jpeg"/>
</draw:frame>
 ГубернаторБєлгородської області (РФ) В'ячеслав Гладков заявив, що в регіоні запровадженорежим контртерористичної операції.</text:p>
      <text:p text:style-name="P4">
Про це він повідомив у <text:a xlink:type="simple" xlink:href="http://t.me/vvgladkov/2258" text:style-name="Internet_20_link" text:visited-style-name="Visited_20_Internet_20_Link">
 </text:a>
 , передає Укрінформ.</text:p>
      <text:p text:style-name="P4">
«З метою гарантування безпеки громадян у Бєлгородській області відсьогоднізапроваджено правовий режим контртерористичної операції, який встановлюєспеціальні заходи та тимчасові обмеження. Починаючи від перевірки у фізичнихосіб документів, що посвідчують їхню особу, і закінчуючи зупиненням діяльностінебезпечних виробництв і організацій, у яких використовуються вибухові,радіоактивні, хімічно та біологічно небезпечні речовини», - написав Гладков.</text:p>
      <text:p text:style-name="P4">
<text:span text:style-name="T4">
Читайте також:</text:span>
 <text:a xlink:type="simple" xlink:href="https://www.ukrinform.ua/rubric-ato/3712670-stvorenna-smugi-bezpeki-u-gur-prokomentuvali-podii-u-belgorodskij-oblasti-rosii.html" text:style-name="Internet_20_link" text:visited-style-name="Visited_20_Internet_20_Link">
 <text:span text:style-name="T4">
Бєлгород</text:span>
 </text:a>
</text:p>
      <text:p text:style-name="P4">
Раніше ЗМІ повідомили, що у понеділок у Бєлгородській області пролуналивибухи. Згодом у медіа з'явилась інформація про прихід на цю територіюросійських добровольців.</text:p>
      <text:p text:style-name="P4">
Вранці 22 травня на Телеграм-каналі легіону "Свобода Росії" з'явилосязвернення до росіян зі словами "Легіон" повертається додому".</text:p>
      <text:p text:style-name="P4">
Також опубліковані фото біло-синьо-білих прапорів "над визволеними містами".</text:p>
      <text:p text:style-name="P4">
Близько 14:00 легіон повідомив, що спільно з "Російським добровольчимкорпусом" (РДК) "повністю визволив" населений пункт Козинка Бєлгородськоїобласті, а до міста Грайворон "зайшли передові загони".</text:p>
      <text:p text:style-name="P4">
Пізніше підрозділ заявив, що "Гору-Поділ пройдено".</text:p>
      <text:p text:style-name="P4">
На Телеграм-каналі РДК також з'явилося кілька відео, в яких стверджується, щобійці підрозділу перебувають на території Росії.</text:p>
      <text:p text:style-name="P4">
За словами речника президента РФ Дмитра Пєскова, Володимиру Путіну вжедоповіли про “спробу прориву”. Він назвав події в Бєлгородській області“диверсією”, мета якої - “відвернути увагу від Бахмутського напрямку”. Пєсковсказав, що російські сили намагаються знищити “диверсантів”.</text:p>
      <text:p text:style-name="P4">
Радник керівника Офісу Президента Михайло Подоляк <text:a xlink:type="simple" xlink:href="https://www.ukrinform.ua/rubric-ato/3712678-ukraina-ne-mae-stosunku-do-podij-u-belgorodskij-oblasti-rf-podolak.html" text:style-name="Internet_20_link" text:visited-style-name="Visited_20_Internet_20_Link">
</text:a>
 , що Україна не має стосунку доподій у Бєлгородській області.</text:p>
      <text:p text:style-name="P4">
<text:span text:style-name="T5">
Фото з відкритих джерел</text:span>
</text:p>
      <text:p text:style-name="P4">
Source: <text:a xlink:type="simple" xlink:href="https://www.ukrinform.ua/rubric-world/3712730-u-belgorodskij-oblasti-ogolosili-rezim-kontrteroristicnoi-operacii.html" text:style-name="Internet_20_link" text:visited-style-name="Visited_20_Internet_20_Link">
https://www.ukrinform.ua/rubric-world/3712730-u-belgorodskij-oblasti-ogolosili-rezim-kontrteroristicnoi-operacii.html</text:a>
</text:p>
      <!--NEWS-->
      <text:h text:style-name="P10" text:outline-level="1">
<text:span text:style-name="T4">
На Сумщині попрощалися із енергетиками, які загинули внаслідок обстрілу</text:span>
</text:h>
      <text:p text:style-name="P4">
Authors: Ukrinform (Person)</text:p>
      <text:p text:style-name="P4">
Publisher: Укринформ (Organization)</text:p>
      <text:p text:style-name="P4">
Published Time: 2023-05-22T18:46:01+03:00</text:p>
      <text:p text:style-name="P4">
Modified Time: 2023-05-22T18:46:01+03:00</text:p>
      <text:p text:style-name="P4">
Description: На Сумщині попрощалися з працівниками АТ «Сумиобленерго», які загинули під час виконання службових обов'язків - вони відновлювали ЛЕП після обстрілу. — Укрінформ.</text:p>
      <text:p text:style-name="P4">
Images: ['<text:a xlink:type="simple" xlink:href="https://static.ukrinform.com/photos/2023_05/thumb_files/630_360_1684770230-134.jpg" text:style-name="Internet_20_link" text:visited-style-name="Visited_20_Internet_20_Link">
630_360_16847...</text:a>
', '<text:a xlink:type="simple" xlink:href="https://static.ukrinform.com/photos/2023_05/1684770230-394.jpg" text:style-name="Internet_20_link" text:visited-style-name="Visited_20_Internet_20_Link">
1684770230-39...</text:a>
', '<text:a xlink:type="simple" xlink:href="https://static.ukrinform.com/photos/2023_05/1684770230-205.jpg" text:style-name="Internet_20_link" text:visited-style-name="Visited_20_Internet_20_Link">
1684770230-20...</text:a>
']</text:p>
      <text:p text:style-name="P4">
Tags: ['Обстріл', 'Прощання', 'Загибель', 'Війна з Росією']</text:p>
      <text:p text:style-name="P4">
Type: Article</text:p>
      <!--METADATA-->
      <text:p text:style-name="P4">
<draw:frame draw:style-name="fr1" draw:name="Image204" text:anchor-type="as-char" svg:width="6.9236in" svg:height="3.956343in" draw:z-index="0">
<draw:image xlink:href="../Images/yкринформ/2023-05-22T18-46-01-03-00/630_360_1684770230-134.jpg" xlink:type="simple" xlink:show="embed" xlink:actuate="onLoad" draw:mime-type="image/jpeg"/>
</draw:frame>
 На Сумщиніпопрощалися з працівниками АТ «Сумиобленерго», які загинули під час виконанняслужбових обов'язків - вони відновлювали ЛЕП після обстрілу.</text:p>
      <text:p text:style-name="P4">
Про це повідомили у <text:a xlink:type="simple" xlink:href="http://t.me/Sumy_news_ODA/16334" text:style-name="Internet_20_link" text:visited-style-name="Visited_20_Internet_20_Link">
 </text:a>
 Сумської ОВА, передаєУкрінформ.</text:p>
      <text:p text:style-name="P4">
"У Свято-Воскресенському кафедральному соборі провели панахиду за загиблими.19 травня росіяни безжалісно обірвали життя трьох працівників АТ«Сумиобленерго» Романа Лісовенка, Олександра Шпака та Геннадія Похилька", -йдеться в повідомленні.</text:p>
      <text:p text:style-name="P4">
<draw:frame draw:style-name="fr1" draw:name="Image205" text:anchor-type="as-char" svg:width="6.9236in" svg:height="9.231467in" draw:z-index="0">
<draw:image xlink:href="../Images/yкринформ/2023-05-22T18-46-01-03-00/1684770230-394.jpg" xlink:type="simple" xlink:show="embed" xlink:actuate="onLoad" draw:mime-type="image/jpeg"/>
</draw:frame>
</text:p>
      <text:p text:style-name="P4">
<draw:frame draw:style-name="fr1" draw:name="Image206" text:anchor-type="as-char" svg:width="6.9236in" svg:height="5.1927in" draw:z-index="0">
<draw:image xlink:href="../Images/yкринформ/2023-05-22T18-46-01-03-00/1684770230-205.jpg" xlink:type="simple" xlink:show="embed" xlink:actuate="onLoad" draw:mime-type="image/jpeg"/>
</draw:frame>
</text:p>
      <text:p text:style-name="P4">
В ОВА зазначили, що підступний ворог вбив людей, коли вони шукали місцяпошкодження лінії електропередач в Юнаківській громаді.</text:p>
      <text:p text:style-name="P4">
Спеціалісти намагалися зробити все можливе, щоб дати світло жителям громади.</text:p>
      <text:p text:style-name="P4">
<text:span text:style-name="T4">
Читайте також:</text:span>
 <text:a xlink:type="simple" xlink:href="https://www.ukrinform.ua/rubric-regions/3712431-u-dnipri-vnaslidok-nicnoi-ataki-rf-postrazdav-ratuvalnik.html" text:style-name="Internet_20_link" text:visited-style-name="Visited_20_Internet_20_Link">
 <text:span text:style-name="T4">
Дніпрі</text:span>
 </text:a>
</text:p>
      <text:p text:style-name="P4">
Як повідомлялося, у ніч та зранку 22 травня ворог здійснив 2 мінометнихобстріли прикордонних громад. <text:a xlink:type="simple" xlink:href="https://www.ukrinform.ua/tag-obstril" text:style-name="Internet_20_link" text:visited-style-name="Visited_20_Internet_20_Link">
 </text:a>
 уГлухівській громаді пошкоджено 2 приватних житлових будинки та лініюелектропередач.</text:p>
      <text:p text:style-name="P4">
Source: <text:a xlink:type="simple" xlink:href="https://www.ukrinform.ua/rubric-regions/3712731-na-sumsini-poprosalisa-iz-energetikami-aki-zaginuli-vnaslidok-obstrilu.html" text:style-name="Internet_20_link" text:visited-style-name="Visited_20_Internet_20_Link">
https://www.ukrinform.ua/rubric-regions/3712731-na-sumsini-poprosalisa-iz-energetikami-aki-zaginuli-vnaslidok-obstrilu.html</text:a>
</text:p>
      <!--NEWS-->
      <text:h text:style-name="P10" text:outline-level="1">
<text:span text:style-name="T4">
Україні прогнозують вівторок з грозами, прогріє до +25°</text:span>
</text:h>
      <text:p text:style-name="P4">
Authors: Ukrinform (Person)</text:p>
      <text:p text:style-name="P4">
Publisher: Укринформ (Organization)</text:p>
      <text:p text:style-name="P4">
Published Time: 2023-05-22T18:49:00+03:00</text:p>
      <text:p text:style-name="P4">
Modified Time: 2023-05-22T18:49:00+03:00</text:p>
      <text:p text:style-name="P4">
Description: У вівторок, 23 травня, в Україні буде хмарно з проясненнями. Вночі у східних, південних, центральних та Сумській областях місцями невеликі короткочасні дощі, на решті території без опадів. — Укрінформ.</text:p>
      <text:p text:style-name="P4">
Images: ['<text:a xlink:type="simple" xlink:href="https://static.ukrinform.com/photos/2019_06/thumb_files/630_360_1561740993-650.jpg" text:style-name="Internet_20_link" text:visited-style-name="Visited_20_Internet_20_Link">
630_360_15617...</text:a>
']</text:p>
      <text:p text:style-name="P4">
Tags: ['Дощ', 'Гроза', 'Погода', 'Тепло', 'Весна']</text:p>
      <text:p text:style-name="P4">
Type: Article</text:p>
      <!--METADATA-->
      <text:p text:style-name="P4">
<draw:frame draw:style-name="fr1" draw:name="Image207" text:anchor-type="as-char" svg:width="6.9236in" svg:height="3.956343in" draw:z-index="0">
<draw:image xlink:href="../Images/yкринформ/2023-05-22T18-49-00-03-00/630_360_1561740993-650.jpg" xlink:type="simple" xlink:show="embed" xlink:actuate="onLoad" draw:mime-type="image/jpeg"/>
</draw:frame>
 Увівторок, 23 травня, в Україні буде хмарно з проясненнями. Вночі у східних,південних, центральних та Сумській областях місцями невеликі короткочаснідощі, на решті території без опадів.</text:p>
      <text:p text:style-name="P4">
Про це Укрінформу повідомили в Українському гідрометцентрі.</text:p>
      <text:p text:style-name="P4">
За даними синоптиків, завтра вдень в Україні, крім західних та Житомирськоїобластей, – помірні короткочасні дощі, місцями грози, у південних тацентральних областях подекуди град і шквали 15-20 м/с. Вітер північно-східний,східний, 5-10 м/с. Температура вночі 11-16°, у західних областях 6-11°, вденьв Україні 20-25°; у <text:a xlink:type="simple" xlink:href="https://www.ukrinform.ua/tag-karpati" text:style-name="Internet_20_link" text:visited-style-name="Visited_20_Internet_20_Link">
 </text:a>
 вночі 2-7°тепла, вдень 15-20°.</text:p>
      <text:p text:style-name="P4">
У столичному регіоні у вівторок хмарно з проясненнями, вночі без опадів, вденьпомірний короткочасний дощ, місцями гроза. Вітер північно-східний, 5-10 м/с.Температура по Києву вночі 12-14°, вдень 22-24°; по області вночі 11-16°,вдень 20-25°.</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text:p>
      <text:p text:style-name="P4">
На 24-25 травня синоптики прогнозують хмарну з проясненнями погоду. В Україні,крім більшості західних областей, – помірні короткочасні дощі, грози, місцямиград та шквали 15-20 м/с (вночі у північних та більшості центральних областеймісцями невеликий дощ). Вітер змінних напрямків, 3-8 м/с. Температура вночі11-16°, у західних областях 8-13°; вдень 21-26°.</text:p>
      <text:p text:style-name="P4">
У Києві та по області 24-25 травня буде хмарно з проясненнями. Вночі місцяминевеликий короткочасний дощ; вдень помірні короткочасні дощі, місцями грози.Вітер північний, 3-8 м/с. Температура по Києву вночі 12-14°, вдень 23-25°; пообласті вночі 11-16°, вдень 21-26°.</text:p>
      <text:p text:style-name="P4">
За прогнозом Укргідрометцентру, 26-27 травня в Україні місцями короткочаснідощі, грози (26 травня у північних та центральних областях без опадів).Температура у західній частині 26 травня вночі 8-13°, вдень 18-23°, 27 травнявночі 5-10° тепла, вдень 15-21°; на решті території вночі 10-16°, вдень 26травня 21-27°, 27 травня 18-24°, на півдні до 27°.</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text:a>
</text:p>
      <text:p text:style-name="P4">
У столиці та на Київщині 26-27 травня без опадів, лише вдень 27 травня місцямикороткочасний дощ, гроза. Температура по Києву вночі 13-15°; вдень 26 травня25-27°, 27 травня 21-23°. По області: вночі 10-15°; вдень 26 травня 22-27°, 27травня 18-23°.</text:p>
      <text:p text:style-name="P4">
Source: <text:a xlink:type="simple" xlink:href="https://www.ukrinform.ua/rubric-ato/3712716-ukraini-prognozuut-vivtorok-z-grozami-progrie-do-25.html" text:style-name="Internet_20_link" text:visited-style-name="Visited_20_Internet_20_Link">
https://www.ukrinform.ua/rubric-ato/3712716-ukraini-prognozuut-vivtorok-z-grozami-progrie-do-25.html</text:a>
</text:p>
      <!--NEWS-->
      <text:h text:style-name="P10" text:outline-level="1">
<text:span text:style-name="T4">
Росіяни терміново евакуюють сховище ядерних боєприпасів із Бєлгородської області — ГУР</text:span>
</text:h>
      <text:p text:style-name="P4">
Authors: Ukrinform (Person)</text:p>
      <text:p text:style-name="P4">
Publisher: Укринформ (Organization)</text:p>
      <text:p text:style-name="P4">
Published Time: 2023-05-22T18:52:00+03:00</text:p>
      <text:p text:style-name="P4">
Modified Time: 2023-05-22T18:52:00+03:00</text:p>
      <text:p text:style-name="P4">
Description: Російська Федерація терміново проводить евакуацію сховища ядерних боєприпасів “Бєлгород-22”, що розташоване у Бєлгородської області. — Укрінформ.</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Ядерна зброя', 'Війна з Росією', 'Бєлгород', 'Єдині новини']</text:p>
      <text:p text:style-name="P4">
Type: Article</text:p>
      <!--METADATA-->
      <text:p text:style-name="P4">
<draw:frame draw:style-name="fr1" draw:name="Image208" text:anchor-type="as-char" svg:width="6.9236in" svg:height="3.956343in" draw:z-index="0">
<draw:image xlink:href="../Images/yкринформ/2023-05-22T18-52-00-03-00/630_360_1676285387-262.jpg" xlink:type="simple" xlink:show="embed" xlink:actuate="onLoad" draw:mime-type="image/jpeg"/>
</draw:frame>
 РосійськаФедерація терміново проводить евакуацію сховища ядерних боєприпасів“Бєлгород-22”, що розташоване у Бєлгородської області.</text:p>
      <text:p text:style-name="P4">
Про це представник Головного управління розвідки Міністерства оборони АндрійЮсов заявив в ефірі телемарафону “Єдині новини”, повідомляє кореспондентУкрінформу.</text:p>
      <text:p text:style-name="P4">
“У терміновому режимі об’єкт “Бєлгород-22” — сховище ядерних боєприпасів —рашисти так само евакуюють. Воно неподалік Грайворона”, — сказав Юсов.</text:p>
      <text:p text:style-name="P4">
<text:span text:style-name="T5">
Відео: телемарафон "Єдині новини"</text:span>
</text:p>
      <text:p text:style-name="P4">
Він підкреслив, що саме там зберігалася частина боєприпасів для ядерногоозброєння.</text:p>
      <text:p text:style-name="P4">
За словами представника ГУР, через ситуацію в Бєлгородській області помітні"елементи паніки" у представників російського керівництва. Про це, зокрема,свідчить евакуація місцевого населення.</text:p>
      <text:p text:style-name="P4">
“Евакуація військового об’єкта “Бєлгород-22” — це також реакція. Ми розуміємо,що для евакуації такого роду об’єктів потрібно мати план, залучати серйознутехніку, кількість особового складу”, — зауважив Юсов.</text:p>
      <text:p text:style-name="P4">
Раніше ЗМІ повідомили, що в Бєлгородській області пролунали <text:a xlink:type="simple" xlink:href="https://www.ukrinform.ua/tag-vibuh" text:style-name="Internet_20_link" text:visited-style-name="Visited_20_Internet_20_Link">
</text:a>
 , а згодом у медіа з'явилась інформаціяпро прихід на цю територію російських добровольців.</text:p>
      <text:p text:style-name="P4">
<text:span text:style-name="T4">
Читайте також:</text:span>
 <text:a xlink:type="simple" xlink:href="https://www.ukrinform.ua/rubric-world/3712730-u-belgorodskij-oblasti-ogolosili-rezim-kontrteroristicnoi-operacii.html" text:style-name="Internet_20_link" text:visited-style-name="Visited_20_Internet_20_Link">
 <text:span text:style-name="T4">
Бєлгород</text:span>
 </text:a>
</text:p>
      <text:p text:style-name="P4">
У соціальних мережах з'явилися заяви "Російського добровольчого корпусу" ілегіону "Свобода Росії" про "визволення" населених пунктів Козинка і Гора-Подол у Бєлгородській області.</text:p>
      <text:p text:style-name="P4">
За словами речника президента РФ Дмитра Пєскова, Володимиру Путіну вжедоповіли про “спробу прориву”. Пєсков назвав події в Бєлгородській області“диверсією”, мета якої — “відвернути увагу від Бахмутського напрямку”. Вінсказав, що російські сили намагаються знищити “диверсантів”.</text:p>
      <text:p text:style-name="P4">
<text:span text:style-name="T4">
Читайте також:</text:span>
 <text:a xlink:type="simple" xlink:href="https://www.ukrinform.ua/rubric-ato/3712670-stvorenna-smugi-bezpeki-u-gur-prokomentuvali-podii-u-belgorodskij-oblasti-rosii.html" text:style-name="Internet_20_link" text:visited-style-name="Visited_20_Internet_20_Link">
 <text:span text:style-name="T4">
Бєлгород</text:span>
 </text:a>
</text:p>
      <text:p text:style-name="P4">
Радник керівника Офісу Президента Михайло Подоляк заявив, що Україна не маєстосунку до подій у Бєлгородській області.</text:p>
      <text:p text:style-name="P4">
Source: <text:a xlink:type="simple" xlink:href="https://www.ukrinform.ua/rubric-ato/3712733-rosiani-terminovo-evakuuut-shovise-adernih-boepripasiv-iz-belgorodskoi-oblasti-gur.html" text:style-name="Internet_20_link" text:visited-style-name="Visited_20_Internet_20_Link">
https://www.ukrinform.ua/rubric-ato/3712733-rosiani-terminovo-evakuuut-shovise-adernih-boepripasiv-iz-belgorodskoi-oblasti-gur.html</text:a>
</text:p>
      <!--NEWS-->
      <text:h text:style-name="P10" text:outline-level="1">
<text:span text:style-name="T4">
Реєстр збитків, завданих агресією РФ, включатиме і шкоду жертвам сексуального насильства - Мін'юст</text:span>
</text:h>
      <text:p text:style-name="P4">
Authors: Ukrinform (Person)</text:p>
      <text:p text:style-name="P4">
Publisher: Укринформ (Organization)</text:p>
      <text:p text:style-name="P4">
Published Time: 2023-05-22T18:57:28+03:00</text:p>
      <text:p text:style-name="P4">
Modified Time: 2023-05-22T18:57:28+03:00</text:p>
      <text:p text:style-name="P4">
Description: У Реєстрі збитків, завданих Україні агресією Російської Федерації, відображатимуться і заяви від жертв сексуального насильства, скоєного російськими військовими. — Укрінформ.</text:p>
      <text:p text:style-name="P4">
Images: ['<text:a xlink:type="simple" xlink:href="https://static.ukrinform.com/photos/2022_12/thumb_files/630_360_1670313134-890.jpg" text:style-name="Internet_20_link" text:visited-style-name="Visited_20_Internet_20_Link">
630_360_16703...</text:a>
']</text:p>
      <text:p text:style-name="P4">
Tags: ["Мін'юст", 'Війна з Росією', 'Сексуальне насильство', 'Реєстр збитків']</text:p>
      <text:p text:style-name="P4">
Type: Article</text:p>
      <!--METADATA-->
      <text:p text:style-name="P4">
<draw:frame draw:style-name="fr1" draw:name="Image209" text:anchor-type="as-char" svg:width="6.9236in" svg:height="3.956343in" draw:z-index="0">
<draw:image xlink:href="../Images/yкринформ/2023-05-22T18-57-28-03-00/630_360_1670313134-890.jpg" xlink:type="simple" xlink:show="embed" xlink:actuate="onLoad" draw:mime-type="image/jpeg"/>
</draw:frame>
 У Реєстрізбитків, завданих Україні агресією Російської Федерації, відображатимуться ізаяви від жертв сексуального насильства, скоєного російськими військовими.</text:p>
      <text:p text:style-name="P4">
Про це повідомила заступниця міністра юстиції Валерія Коломієць під часконференції “#U4J: Respect. Support. Justice”, передає кореспондентУкрінформу.</text:p>
      <text:p text:style-name="P4">
“Нещодавно було прийнято рішення і укладено договір про Реєстр шкоди завданоїРосійською Федерацією. Зокрема, жертви СНПК (сексуального насильства,пов’язаного з конфліктом - ред.) і шкода, яка була їм завдана, так само буде вцьому Реєстрі", - сказала Коломієць.</text:p>
      <text:p text:style-name="P4">
За її словами, усіх жертв на цьому шляху матимуть супровід - юридичний,психологічний, правоохоронний.</text:p>
      <text:p text:style-name="P4">
<text:span text:style-name="T4">
Читайте також:</text:span>
 <text:a xlink:type="simple" xlink:href="https://www.ukrinform.ua/rubric-society/3712695-seksualni-zlocini-pid-cas-vijni-e-sistemnou-politikou-rosii-malar.html" text:style-name="Internet_20_link" text:visited-style-name="Visited_20_Internet_20_Link">
 </text:a>
</text:p>
      <text:p text:style-name="P4">
Як повідомлялося, система безоплатної правової допомоги (БПД) запустилаінформаційну кампанію про допомогу постраждалим від насильства. Кампаніяскладається з двох частин: підтримка у випадках сексуального насильства,пов’язаного зі збройною агресією росії проти України, та допомога постраждалимвід домашнього насильства.</text:p>
      <text:p text:style-name="P4">
17 травня на саміті Ради Європи у Рейк’явіку <text:a xlink:type="simple" xlink:href="https://www.ukrinform.ua/rubric-polytics/3710382-na-samiti-radi-evropi-stvorili-reestr-zbitkiv-ukraini-vid-agresii-rf.html" text:style-name="Internet_20_link" text:visited-style-name="Visited_20_Internet_20_Link">
</text:a>
 , завданих Україніагресією рф.</text:p>
      <text:p text:style-name="P4">
Source: <text:a xlink:type="simple" xlink:href="https://www.ukrinform.ua/rubric-society/3712735-reestr-zbitkiv-zavdanih-agresieu-rf-vklucatime-i-skodu-zertvam-seksualnogo-nasilstva-minust.html" text:style-name="Internet_20_link" text:visited-style-name="Visited_20_Internet_20_Link">
https://www.ukrinform.ua/rubric-society/3712735-reestr-zbitkiv-zavdanih-agresieu-rf-vklucatime-i-skodu-zertvam-seksualnogo-nasilstva-minust.html</text:a>
</text:p>
      <!--NEWS-->
      <text:h text:style-name="P10" text:outline-level="1">
<text:span text:style-name="T4">
На Всесвітній асамблеї охорони здоров’я показали українські «швидкі», які обстріляли росіяни</text:span>
</text:h>
      <text:p text:style-name="P4">
Authors: Ukrinform (Person)</text:p>
      <text:p text:style-name="P4">
Publisher: Укринформ (Organization)</text:p>
      <text:p text:style-name="P4">
Published Time: 2023-05-22T19:05:39+03:00</text:p>
      <text:p text:style-name="P4">
Modified Time: 2023-05-22T19:05:39+03:00</text:p>
      <text:p text:style-name="P4">
Description: У місті Женева (Швейцарія) команда Міністерства охорони здоров'я України показала учасникам Всесвітньої асамблеї охорони автомобілі швидкої допомоги, які обстріляли російські війська. — Укрінформ.</text:p>
      <text:p text:style-name="P4">
Images: ['<text:a xlink:type="simple" xlink:href="https://static.ukrinform.com/photos/2023_05/thumb_files/630_360_1684771325-638.jpg" text:style-name="Internet_20_link" text:visited-style-name="Visited_20_Internet_20_Link">
630_360_16847...</text:a>
']</text:p>
      <text:p text:style-name="P4">
Tags: ['МОЗ', 'Швейцарія', 'Війна з Росією']</text:p>
      <text:p text:style-name="P4">
Type: Article</text:p>
      <!--METADATA-->
      <text:p text:style-name="P4">
<draw:frame draw:style-name="fr1" draw:name="Image210" text:anchor-type="as-char" svg:width="6.9236in" svg:height="3.956343in" draw:z-index="0">
<draw:image xlink:href="../Images/yкринформ/2023-05-22T19-05-39-03-00/630_360_1684771325-638.jpg" xlink:type="simple" xlink:show="embed" xlink:actuate="onLoad" draw:mime-type="image/jpeg"/>
</draw:frame>
 У містіЖенева (Швейцарія) команда Міністерства охорони здоров'я України показалаучасникам Всесвітньої асамблеї охорони автомобілі швидкої допомоги, якіобстріляли російські війська.</text:p>
      <text:p text:style-name="P4">
Як передає Укрінформ, про це Міністерство охорони здоров'я України повідомляєу <text:a xlink:type="simple" xlink:href="http://www.facebook.com/moz.ukr/posts/pfbid02jc9CvzAVzMxeLiM6anaxdTMorzTGGnjdnZgys412PkyfiHH7yPQoYeQvZ7uGCZ86l" text:style-name="Internet_20_link" text:visited-style-name="Visited_20_Internet_20_Link">
</text:a>
.</text:p>
      <text:p text:style-name="P4">
“Зрешечені кулями та посічені осколками українські швидкі – це перше, щопобачили сьогодні учасники 76-ої сесії Всесвітньої асамблеї охорони здоров’я.Наша команда не втомлюється нагадувати світові про те, ким насправді є росіяниі які злочини вони вчиняють проти мирних українських людей”, - ідеться вповідомленні.</text:p>
      <text:p text:style-name="P4">
Росіяни за понад рік після повномасштабного вторгнення пошкодили 1503 обʼєктимедичних закладів, з яких 183 зруйновано вщент, без можливості подальшоговідновлення. Також військовослужбовці країни-агресора знищили 250 автомобілівшвидкої медичної допомоги, 103 пошкодили та 125 викрали.</text:p>
      <text:p text:style-name="P4">
“Повз світлини цих злочинів, а також автомобілі швидкої допомоги, які до атактерористів допомагали нашим медикам рятувати життя, сьогодні проходилипредставники країн всього світу, <text:a xlink:type="simple" xlink:href="https://www.ukrinform.ua/tag-vooz" text:style-name="Internet_20_link" text:visited-style-name="Visited_20_Internet_20_Link">
 </text:a>
 ,Європейської комісії”, - ідеться в повідомленні.</text:p>
      <text:p text:style-name="P4">
У МОЗ підкреслили, що кожен з них висловлював готовність підтримувати Українуна цьому шляху боротьби за загальнолюдські цінності, демократію, права ісвободи людини. Підтримувати стільки, скільки буде потрібно.</text:p>
      <text:p text:style-name="P4">
<text:span text:style-name="T4">
Читайте також:</text:span>
 <text:a xlink:type="simple" xlink:href="https://www.ukrinform.ua/rubric-society/3705087-droni-svidki-mosti-zelenskij-u-ricnicu-stvorenna-united24-podakuvav-donoram-platformi.html" text:style-name="Internet_20_link" text:visited-style-name="Visited_20_Internet_20_Link">
 <text:span text:style-name="T4">
швидкі</text:span>
 </text:a>
</text:p>
      <text:p text:style-name="P4">
Як повідомляв Укрінформ, 21-30 травня у Женеві проходить щорічна асамблеяВсесвітньої організації охорони здоров’я (ВООЗ).</text:p>
      <text:p text:style-name="P4">
Source: <text:a xlink:type="simple" xlink:href="https://www.ukrinform.ua/rubric-society/3712737-na-vsesvitnij-asamblei-ohoroni-zdorova-pokazali-ukrainski-svidki-aki-obstrilali-rosiani.html" text:style-name="Internet_20_link" text:visited-style-name="Visited_20_Internet_20_Link">
https://www.ukrinform.ua/rubric-society/3712737-na-vsesvitnij-asamblei-ohoroni-zdorova-pokazali-ukrainski-svidki-aki-obstrilali-rosiani.html</text:a>
</text:p>
      <!--NEWS-->
      <text:h text:style-name="P10" text:outline-level="1">
<text:span text:style-name="T4">
Миколаїв отримав від Данії шість екскаваторів для комунальних підприємств - мер</text:span>
</text:h>
      <text:p text:style-name="P4">
Authors: Ukrinform (Person)</text:p>
      <text:p text:style-name="P4">
Publisher: Укринформ (Organization)</text:p>
      <text:p text:style-name="P4">
Published Time: 2023-05-22T19:13:00+03:00</text:p>
      <text:p text:style-name="P4">
Modified Time: 2023-05-22T19:13:00+03:00</text:p>
      <text:p text:style-name="P4">
Description: Миколаїв в рамках договору про співпрацю з Данією отримав шість одиниць техніки для комунальних підприємств міста. — Укрінформ.</text:p>
      <text:p text:style-name="P4">
Images: ['<text:a xlink:type="simple" xlink:href="https://static.ukrinform.com/photos/2023_05/thumb_files/630_360_1684771954-489.jpg" text:style-name="Internet_20_link" text:visited-style-name="Visited_20_Internet_20_Link">
630_360_16847...</text:a>
', '<text:a xlink:type="simple" xlink:href="https://static.ukrinform.com/photos/2023_05/1684771954-815.jpg" text:style-name="Internet_20_link" text:visited-style-name="Visited_20_Internet_20_Link">
1684771954-81...</text:a>
']</text:p>
      <text:p text:style-name="P4">
Tags: ['Данія', 'Комунальні послуги', 'Миколаїв']</text:p>
      <text:p text:style-name="P4">
Type: Article</text:p>
      <!--METADATA-->
      <text:p text:style-name="P4">
<draw:frame draw:style-name="fr1" draw:name="Image211" text:anchor-type="as-char" svg:width="6.9236in" svg:height="3.956343in" draw:z-index="0">
<draw:image xlink:href="../Images/yкринформ/2023-05-22T19-13-00-03-00/630_360_1684771954-489.jpg" xlink:type="simple" xlink:show="embed" xlink:actuate="onLoad" draw:mime-type="image/jpeg"/>
</draw:frame>
 Миколаїв врамках договору про співпрацю з Данією отримав шість одиниць техніки длякомунальних підприємств міста.</text:p>
      <text:p text:style-name="P4">
Про це повідомив міський голова Миколаєва Олександр Сєнкевич у <text:a xlink:type="simple" xlink:href="https://t.me/senkevichonline/4526" text:style-name="Internet_20_link" text:visited-style-name="Visited_20_Internet_20_Link">
</text:a>
 , передає Укрінформ.</text:p>
      <text:p text:style-name="P4">
За його словами, з послом <text:a xlink:type="simple" xlink:href="https://www.ukrinform.ua/tag-dania" text:style-name="Internet_20_link" text:visited-style-name="Visited_20_Internet_20_Link">
 </text:a>
 в Україніпаном Олє Егбергом Міккельсеном вони оглянули нові екскаватори-навантажувачі.Їх будуть залучати до ліквідації наслідків обстрілів, прибирання стихійнихзвалищ та іншої роботи по місту.</text:p>
      <text:p text:style-name="P4">
<draw:frame draw:style-name="fr1" draw:name="Image212" text:anchor-type="as-char" svg:width="6.9236in" svg:height="4.615733in" draw:z-index="0">
<draw:image xlink:href="../Images/yкринформ/2023-05-22T19-13-00-03-00/1684771954-815.jpg" xlink:type="simple" xlink:show="embed" xlink:actuate="onLoad" draw:mime-type="image/jpeg"/>
</draw:frame>
</text:p>
      <text:p text:style-name="P4">
"Подібна техніка нам дуже потрібна, адже чимало її було пошкоджено під часобстрілів, багато навантажувачів просто вийшли з ладу під час розбору завалів,коли місто інтенсивно обстрілювали і було багато руйнувань. Що було потрібно -ми також передали на потреби ЗСУ", - сказав Сєнкевич.</text:p>
      <text:p text:style-name="P4">
<text:span text:style-name="T4">
Читайте також:</text:span>
 <text:a xlink:type="simple" xlink:href="https://www.ukrinform.ua/rubric-regions/3688951-dania-peredala-lvovu-pat-avtobusiv.html" text:style-name="Internet_20_link" text:visited-style-name="Visited_20_Internet_20_Link">
 <text:span text:style-name="T4">
Данія</text:span>
 <text:span text:style-name="T4">
передала</text:span>
 </text:a>
</text:p>
      <text:p text:style-name="P4">
Як повідомлялося, Миколаїв отримав три автобуси Mercedes Citaro від німецькихпартнерів та три аварійно-рятувальні автомобілі від Нідерландів.</text:p>
      <text:p text:style-name="P4">
<text:span text:style-name="T5">
Фото: Олександр Сєнкевич / Телеграм</text:span>
</text:p>
      <text:p text:style-name="P4">
Source: <text:a xlink:type="simple" xlink:href="https://www.ukrinform.ua/rubric-regions/3712739-mikolaiv-otrimav-vid-danii-sist-ekskavatoriv-dla-komunalnih-pidpriemstv-mer.html" text:style-name="Internet_20_link" text:visited-style-name="Visited_20_Internet_20_Link">
https://www.ukrinform.ua/rubric-regions/3712739-mikolaiv-otrimav-vid-danii-sist-ekskavatoriv-dla-komunalnih-pidpriemstv-mer.html</text:a>
</text:p>
      <!--NEWS-->
      <text:h text:style-name="P10" text:outline-level="1">
<text:span text:style-name="T4">
Польща хоче купити у Швеції літаки-розвідники</text:span>
</text:h>
      <text:p text:style-name="P4">
Authors: Ukrinform (Person)</text:p>
      <text:p text:style-name="P4">
Publisher: Укринформ (Organization)</text:p>
      <text:p text:style-name="P4">
Published Time: 2023-05-22T19:14:00+03:00</text:p>
      <text:p text:style-name="P4">
Modified Time: 2023-05-22T19:14:00+03:00</text:p>
      <text:p text:style-name="P4">
Description: Варшава хоче купити у Стокгольма літаки раннього попередження та контролю виробництва Saab GlobalEye. — Укрінформ.</text:p>
      <text:p text:style-name="P4">
Images: ['<text:a xlink:type="simple" xlink:href="https://static.ukrinform.com/photos/2023_05/thumb_files/630_360_1684771985-284.png" text:style-name="Internet_20_link" text:visited-style-name="Visited_20_Internet_20_Link">
630_360_16847...</text:a>
']</text:p>
      <text:p text:style-name="P4">
Tags: ['Літак', 'Польща', 'Швеція']</text:p>
      <text:p text:style-name="P4">
Type: Article</text:p>
      <!--METADATA-->
      <text:p text:style-name="P4">
<draw:frame draw:style-name="fr1" draw:name="Image213" text:anchor-type="as-char" svg:width="6.9236in" svg:height="3.956343in" draw:z-index="0">
<draw:image xlink:href="../Images/yкринформ/2023-05-22T19-14-00-03-00/630_360_1684771985-284.png" xlink:type="simple" xlink:show="embed" xlink:actuate="onLoad" draw:mime-type="image/png"/>
</draw:frame>
 Варшавахоче купити у Стокгольма літаки раннього попередження та контролю виробництваSaab GlobalEye.</text:p>
      <text:p text:style-name="P4">
Про це після зустрічі 12 міністрів оборони так званої Північної групи у містіЛегіоново поблизу Варшави під час брифінгу для ЗМІ заявив віцепрем’єр, міністрнаціональної оборони РП Маріуш Блащак, передає кореспондент Укрінформу.</text:p>
      <text:p text:style-name="P4">
“Вперше хочу публічно сказати, що ми дуже просунулися в питанні отримання зіШвеції літаків раннього попередження. Ми вже ведемо детальні переговори, ісподіваюся, що незабаром вони завершаться успіхом”,- підкреслив Блащак.</text:p>
      <text:p text:style-name="Quotations">

<text:p text:style-name="P4">
DPM <text:a xlink:type="simple" xlink:href="https://twitter.com/mblaszczak" text:style-name="Internet_20_link" text:visited-style-name="Visited_20_Internet_20_Link">
 </text:a>
 : I wish to say&gt;
 for the first time publicly that we are advanced in talks to obtain🇸🇪early&gt;
 warning aircraft. We are conducting detailed negotiations. I hope they will&gt;
 succeed in short time. This way we strengthen resilience of🇵🇱, but also of <text:a xlink:type="simple" xlink:href="https://twitter.com/hashtag/NATO" text:style-name="Internet_20_link" text:visited-style-name="Visited_20_Internet_20_Link">
&gt;
 </text:a>
 's eastern&gt;
 flank. <text:a xlink:type="simple" xlink:href="https://t.co/9MPIAg9glB" text:style-name="Internet_20_link" text:visited-style-name="Visited_20_Internet_20_Link">
 </text:a>
&gt;
&gt;
 — Poland MOD 🇵🇱 (@Poland_MOD) <text:a xlink:type="simple" xlink:href="https://twitter.com/Poland_MOD/status/1660668554155286528" text:style-name="Internet_20_link" text:visited-style-name="Visited_20_Internet_20_Link">
&gt;
 </text:a>
</text:p>

</text:p>
      <text:p text:style-name="P4">
Він зазначив, що під час зустрічі було обговорено, зокрема, агресивну політикуРосії, співпрацю країн Північної групи, а також підготовки до саміту НАТО уВільнюсі. Під час зустрічі також обговорено питання подальшого зміцненнясхідного флангу <text:a xlink:type="simple" xlink:href="https://www.ukrinform.ua/tag-nato" text:style-name="Internet_20_link" text:visited-style-name="Visited_20_Internet_20_Link">
 </text:a>
 .</text:p>
      <text:p text:style-name="P4">
<text:span text:style-name="T4">
Читайте також:</text:span>
 <text:a xlink:type="simple" xlink:href="https://www.ukrinform.ua/rubric-ato/3710412-duda-polsa-gotova-pidtrimati-navcanna-ukrainskih-pilotiv-na-f16.html" text:style-name="Internet_20_link" text:visited-style-name="Visited_20_Internet_20_Link">
 </text:a>
</text:p>
      <text:p text:style-name="P4">
Так звану Північну групу складають 12 країн, які є членами НАТО та ЄС (ВеликаБританія, Швеція, Данія, Норвегія, Фінляндія, Ісландія, Литва, Латвія,Естонія, Нідерланди, Німеччина, Польща).</text:p>
      <text:p text:style-name="P4">
На сьогодні сучасні літаки-розвідники GlobalEye використовують ОАЕ, плануютьвзяти на озброєння Швеція, Греція, а від сьогодні – Польща.</text:p>
      <text:p text:style-name="P4">
Фото: Saab</text:p>
      <text:p text:style-name="P4">
Source: <text:a xlink:type="simple" xlink:href="https://www.ukrinform.ua/rubric-world/3712740-polsa-hoce-kupiti-u-svecii-litakirozvidniki.html" text:style-name="Internet_20_link" text:visited-style-name="Visited_20_Internet_20_Link">
https://www.ukrinform.ua/rubric-world/3712740-polsa-hoce-kupiti-u-svecii-litakirozvidniki.html</text:a>
</text:p>
      <!--NEWS-->
      <text:h text:style-name="P10" text:outline-level="1">
<text:span text:style-name="T4">
У WhatsApp додали можливість редагувати повідомлення</text:span>
</text:h>
      <text:p text:style-name="P4">
Authors: Ukrinform (Person)</text:p>
      <text:p text:style-name="P4">
Publisher: Укринформ (Organization)</text:p>
      <text:p text:style-name="P4">
Published Time: 2023-05-22T19:19:00+03:00</text:p>
      <text:p text:style-name="P4">
Modified Time: 2023-05-22T19:19:00+03:00</text:p>
      <text:p text:style-name="P4">
Description: У месенджері WhatsApp з`явилася опція редагування повідомлень протягом 15 хвилин після відправки. — Укрінформ.</text:p>
      <text:p text:style-name="P4">
Images: ['<text:a xlink:type="simple" xlink:href="https://static.ukrinform.com/photos/2018_09/thumb_files/630_360_1536758299-1546.jpg" text:style-name="Internet_20_link" text:visited-style-name="Visited_20_Internet_20_Link">
630_360_15367...</text:a>
']</text:p>
      <text:p text:style-name="P4">
Tags: ['Смартфон', 'Технології', 'WhatsApp', 'Мобільний додаток']</text:p>
      <text:p text:style-name="P4">
Type: Article</text:p>
      <!--METADATA-->
      <text:p text:style-name="P4">
<draw:frame draw:style-name="fr1" draw:name="Image214" text:anchor-type="as-char" svg:width="6.9236in" svg:height="3.956343in" draw:z-index="0">
<draw:image xlink:href="../Images/yкринформ/2023-05-22T19-19-00-03-00/630_360_1536758299-1546.jpg" xlink:type="simple" xlink:show="embed" xlink:actuate="onLoad" draw:mime-type="image/jpeg"/>
</draw:frame>
 Умесенджері WhatsApp з`явилася опція редагування повідомлень протягом 15 хвилинпісля відправки.</text:p>
      <text:p text:style-name="P4">
Про це повідомляє Укрінформ із посиланням на <text:a xlink:type="simple" xlink:href="https://blog.whatsapp.com/" text:style-name="Internet_20_link" text:visited-style-name="Visited_20_Internet_20_Link">
 </text:a>
 .</text:p>
      <text:p text:style-name="P4">
«Тепер ви можете змінювати надіслані повідомлення, якщо припустилися помилкиабо хочете змінити надісланий текст. Ми з радістю надаємо вам більше контролюнад вашими бесідами, від виправлення простих помилок до додавання контексту доповідомлення. Просто натисніть і утримуйте надіслане повідомлення та виберітьу меню пункт «Змінити» протягом щонайбільше 15 хвилин після надсилання», -йдеться у повідомленні.</text:p>
      <text:p text:style-name="P4">
Зазначається, що поряд зі зміненими повідомленнями відображатиметься напис«змінено», тому одержувачі будуть знати про виправлення без відображенняісторії змін.</text:p>
      <text:p text:style-name="P4">
«Як і всі особисті повідомлення, медіафайли та дзвінки, ваші повідомлення йзміни захищено наскрізним шифруванням», - додали у компанії.</text:p>
      <text:p text:style-name="P4">
<text:span text:style-name="T4">
Читайте також:</text:span>
 <text:a xlink:type="simple" xlink:href="https://www.ukrinform.ua/rubric-technology/3711911-instagram-planue-zapustiti-vlitku-konkurenta-twitter.html" text:style-name="Internet_20_link" text:visited-style-name="Visited_20_Internet_20_Link">
 <text:span text:style-name="T4">
Twitter</text:span>
 </text:a>
</text:p>
      <text:p text:style-name="P4">
Цю функцію почали впроваджувати для користувачів по всьому світу, томунайближчими тижнями вона буде доступна всім.</text:p>
      <text:p text:style-name="P4">
Як повідомляв <text:a xlink:type="simple" xlink:href="https://www.ukrinform.ua/rubric-technology/3624178-u-whatsapp-zavilasa-funkcia-dla-ludej-iz-poganou-pamattu.html" text:style-name="Internet_20_link" text:visited-style-name="Visited_20_Internet_20_Link">
 </text:a>
 , месенджер WhatsApp представив нову функцію, яка допомагатимекористувачам із поганою пам'яттю у повсякденному житті.</text:p>
      <text:p text:style-name="P4">
Source: <text:a xlink:type="simple" xlink:href="https://www.ukrinform.ua/rubric-technology/3712741-u-whatsapp-dodali-mozlivist-redaguvati-povidomlenna.html" text:style-name="Internet_20_link" text:visited-style-name="Visited_20_Internet_20_Link">
https://www.ukrinform.ua/rubric-technology/3712741-u-whatsapp-dodali-mozlivist-redaguvati-povidomlenna.html</text:a>
</text:p>
      <!--NEWS-->
      <text:h text:style-name="P10" text:outline-level="1">
<text:span text:style-name="T4">
ЧС-2023 з хокею: Канада сенсаційно програла Норвегії, Швеція перемогла Данію</text:span>
</text:h>
      <text:p text:style-name="P4">
Authors: Ukrinform (Person)</text:p>
      <text:p text:style-name="P4">
Publisher: Укринформ (Organization)</text:p>
      <text:p text:style-name="P4">
Published Time: 2023-05-22T19:20:58+03:00</text:p>
      <text:p text:style-name="P4">
Modified Time: 2023-05-22T19:20:58+03:00</text:p>
      <text:p text:style-name="P4">
Description: На чемпіонаті світу-2023 з хокею в Тампере (Фінляндія) та Ризі (Латвія) завершилися поєдинки шостого кола розіграшу. — Укрінформ.</text:p>
      <text:p text:style-name="P4">
Images: ['<text:a xlink:type="simple" xlink:href="https://static.ukrinform.com/photos/2023_05/thumb_files/630_360_1684772430-826.jpg" text:style-name="Internet_20_link" text:visited-style-name="Visited_20_Internet_20_Link">
630_360_16847...</text:a>
']</text:p>
      <text:p text:style-name="P4">
Tags: ['Чемпіонат світу', 'хокей']</text:p>
      <text:p text:style-name="P4">
Type: Article</text:p>
      <!--METADATA-->
      <text:p text:style-name="P4">
<draw:frame draw:style-name="fr1" draw:name="Image215" text:anchor-type="as-char" svg:width="6.9236in" svg:height="3.956343in" draw:z-index="0">
<draw:image xlink:href="../Images/yкринформ/2023-05-22T19-20-58-03-00/630_360_1684772430-826.jpg" xlink:type="simple" xlink:show="embed" xlink:actuate="onLoad" draw:mime-type="image/jpeg"/>
</draw:frame>
 Начемпіонаті світу-2023 з хокею в Тампере (Фінляндія) та Ризі (Латвія)завершилися поєдинки шостого кола розіграшу.</text:p>
      <text:p text:style-name="P4">
Шостою перемогою поспіль продовжила турнір збірна Швеції, яка обіграла командуДанії - 4:1 (1:1, 1:0, 2:0), передає Укрінформ.</text:p>
      <text:p text:style-name="P4">
В іншому матчі понеділка Канада в серії булітів сенсанційно поступиласяНорвегії - 2:3 (0:1, 1:0, 1:1), 0:0, 2:4).</text:p>
      <text:p text:style-name="P4">
<text:span text:style-name="T5">
Турнірне становище:</text:span>
</text:p>
      <text:p text:style-name="P4">
група А: США - 18 очок, Швеція - 17, Фінляндія - 13, Німеччина - 9, Данія - 8,Франція - 4, Угорщина - 2, Австрія - 1;</text:p>
      <text:p text:style-name="P4">
група В : Швейцарія - 18 очок, Чехія - 13, Канада - 12, Латвія - 11,Словаччина - 8, Норвегія - 6, Казахстан - 4, Словенія - 0.</text:p>
      <text:p text:style-name="P4">
У заключному турі групового етапу 22-23 травня зіграють: Австрія - Угорщина,Казахстан - Словенія, Швеція - США, Фінляндія - Данія, Німеччина - Франція,Швейцарія - Латвія, Канада - Чехія, Словаччина - Норвегія.</text:p>
      <text:p text:style-name="P4">
<text:span text:style-name="T4">
Читайте також:</text:span>
 <text:a xlink:type="simple" xlink:href="https://www.ukrinform.ua/rubric-sports/3710639-na-vijni-proti-rosii-zaginuv-vihovanec-bilogo-barsa-kolonuk.html" text:style-name="Internet_20_link" text:visited-style-name="Visited_20_Internet_20_Link">
 </text:a>
</text:p>
      <text:p text:style-name="P4">
Чемпіонат світу з хокею триватиме до 28 травня.</text:p>
      <text:p text:style-name="P4">
Фото: Getty Images/Global Images Ukraine.</text:p>
      <text:p text:style-name="P4">
Source: <text:a xlink:type="simple" xlink:href="https://www.ukrinform.ua/rubric-sports/3712743-cs2023-z-hokeu-kanada-sensacijno-prograla-norvegii-svecia-peremogla-daniu.html" text:style-name="Internet_20_link" text:visited-style-name="Visited_20_Internet_20_Link">
https://www.ukrinform.ua/rubric-sports/3712743-cs2023-z-hokeu-kanada-sensacijno-prograla-norvegii-svecia-peremogla-daniu.html</text:a>
</text:p>
      <!--NEWS-->
      <text:h text:style-name="P10" text:outline-level="1">
<text:span text:style-name="T4">
На п'яти напрямках фронту відбулися 25 зіткнень, бої за Бахмут тривають</text:span>
</text:h>
      <text:p text:style-name="P4">
Authors: Ukrinform (Person)</text:p>
      <text:p text:style-name="P4">
Publisher: Укринформ (Organization)</text:p>
      <text:p text:style-name="P4">
Published Time: 2023-05-22T19:21:00+03:00</text:p>
      <text:p text:style-name="P4">
Modified Time: 2023-05-22T19:21:00+03:00</text:p>
      <text:p text:style-name="P4">
Description: На п'яти напрямках фронту, де російські війська зосереджують основні зусилля, протягом доби відбулися 25 зіткнень, бої за Бахмут тривають. — Укрінформ.</text:p>
      <text:p text:style-name="P4">
Images: ['<text:a xlink:type="simple" xlink:href="https://static.ukrinform.com/photos/2023_05/thumb_files/630_360_1684772474-823.jpg" text:style-name="Internet_20_link" text:visited-style-name="Visited_20_Internet_20_Link">
630_360_16847...</text:a>
', '<text:a xlink:type="simple" xlink:href="https://static.ukrinform.com/photos/2023_05/1684772130-475.jpg" text:style-name="Internet_20_link" text:visited-style-name="Visited_20_Internet_20_Link">
1684772130-47...</text:a>
', '<text:a xlink:type="simple" xlink:href="https://static.ukrinform.com/photos/2023_05/1684772122-920.jpg" text:style-name="Internet_20_link" text:visited-style-name="Visited_20_Internet_20_Link">
1684772122-92...</text:a>
']</text:p>
      <text:p text:style-name="P4">
Tags: ['Генштаб', 'ЗСУ', 'Війна з Росією']</text:p>
      <text:p text:style-name="P4">
Type: Article</text:p>
      <!--METADATA-->
      <text:p text:style-name="P4">
<draw:frame draw:style-name="fr1" draw:name="Image216" text:anchor-type="as-char" svg:width="6.9236in" svg:height="3.956343in" draw:z-index="0">
<draw:image xlink:href="../Images/yкринформ/2023-05-22T19-21-00-03-00/630_360_1684772474-823.jpg" xlink:type="simple" xlink:show="embed" xlink:actuate="onLoad" draw:mime-type="image/jpeg"/>
</draw:frame>
 На п'ятинапрямках фронту, де російські війська зосереджують основні зусилля, протягомдоби відбулися 25 зіткнень, бої за Бахмут тривають.</text:p>
      <text:p text:style-name="P4">
Про це Генеральний штаб Збройних сил України повідомив у <text:a xlink:type="simple" xlink:href="https://www.facebook.com/GeneralStaff.ua/posts/pfbid0xKy2dS43VHq8ZQTCVLVuSACkkFBWbgV1yifkRuhDJYZdTqiqDMKFHFnwFAiqrWgRl" text:style-name="Internet_20_link" text:visited-style-name="Visited_20_Internet_20_Link">
</text:a>
, оприлюднивши оперативну інформацію станом на 18:00 понеділка, 22 травня,передає Укрінформ.</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доби відбулось 25 бойових зіткнень на зазначених ділянках фронту, вепіцентрі бойових дій залишаються Бахмут та Мар’їнка», - йдеться у зведенні.</text:p>
      <text:p text:style-name="P4">
Як повідомляється, українською авіацією здійснені за добу загалом вісім ударівпо районах зосередження особового складу і військової техніки росіян та ще два— по їхніх зенітно-ракетних комплексах.</text:p>
      <text:p text:style-name="P4">
Підрозділи ракетних військ й артилерії ЗСУ зі свого боку уразили три районизосередження озброєння та військової техніки, три склади боєприпасів, 11артилерійських засобів і радіолокаційну станцію ворога.</text:p>
      <text:p text:style-name="P4">
<draw:frame draw:style-name="fr1" draw:name="Image217" text:anchor-type="as-char" svg:width="6.9236in" svg:height="3.884909in" draw:z-index="0">
<draw:image xlink:href="../Images/yкринформ/2023-05-22T19-21-00-03-00/1684772130-475.jpg" xlink:type="simple" xlink:show="embed" xlink:actuate="onLoad" draw:mime-type="image/jpeg"/>
</draw:frame>
</text:p>
      <text:p text:style-name="P4">
Захисниками України знищений також розвідувальний безпілотник загарбників.</text:p>
      <text:p text:style-name="P4">
Російські війська загалом протягом доби здійснили 21 ракетний удар по Дніпру,Запоріжжю та населених пунктах Харківської області, застосувавши для цьогочотири крилаті ракети повітряного базування Х-101/Х-555 (знищені Силамиоборони), п'ять крилатих ракет Х-22, дві балістичні ракети "Іскандер-М", п'ятьзенітних керованих ракет С-300 та чотири ракети невстановленого типу.</text:p>
      <text:p text:style-name="P4">
42 удари ворог завдав з авіації, зокрема, застосувавши іранські ударнібезпілотники Shahed. За уточненою інформацією, українськими захисникамизнищений 21 дрон з 21-го. Також російська армія здійснила близько 50 <text:a xlink:type="simple" xlink:href="https://www.ukrinform.ua/tag-obstril" text:style-name="Internet_20_link" text:visited-style-name="Visited_20_Internet_20_Link">
</text:a>
 з реактивних систем залпового вогню попозиціях Сил оборони і населених пунктах.</text:p>
      <text:p text:style-name="P4">
Унаслідок ворожих атак є пораненні серед мирного населення, пошкоджень зазналижитлові багатоквартирні будинки, приватні будинки, дитячий садочок й іншацивільна інфраструктура.</text:p>
      <text:p text:style-name="P4">
"Ймовірність завдання ракетних та авіаційних ударів по всій території Україниі надалі залишається дуже високою", — наголошують у Генштабі.</text:p>
      <text:p text:style-name="P4">
На <text:span text:style-name="T4">
Волинському</text:span>
 та <text:span text:style-name="T4">
Поліському напрямках</text:span>
 оперативна обстановка суттєвихзмін не зазнала, ознаки формування наступальних угруповань ворога не виявлені.</text:p>
      <text:p text:style-name="P4">
На <text:span text:style-name="T4">
Сіверському</text:span>
 та <text:span text:style-name="T4">
Слобожанському напрямках</text:span>
 Російська Федераціяпродовжує зберігати військову присутність у прикордонних з Україною районах.</text:p>
      <text:p text:style-name="P4">
З мінометів і артилерії протягом доби загарбники били по Тимоновичах,Галаганівці та Заріччю Чернігівської області, Ходиному, Гірках, Будках,Катеринівці, Тимофіївці й Олександрівці Сумської області, а також по МорозовійДолині, Шевченку, Козачій Лопані, Гоптівці, Лук’янцях, Зеленому, Стариці,Гатищу, Плетенівці, Вовчанську, Варварівці, Нестерному, Бударках і ЧугунівціХарківської області.</text:p>
      <text:p text:style-name="P4">
На <text:span text:style-name="T4">
Куп’янському напрямку</text:span>
 протягом доби російська авіація завдавала ударівпо району Орлянського, Кислівки і Табаївки Харківської області. Артилерійськихі мінометних обстрілів від росіян зазнали Кам’янка, Фиголівка, Новомлинськ,Дворічна, Западне, Куп’янськ, Гусинка, Табаївка й Берестове Харківськоїобласті та Стельмахівка Луганської області.</text:p>
      <text:p text:style-name="P4">
На <text:span text:style-name="T4">
Лиманському напрямку</text:span>
 загарбники били з авіації по районах БілогорівкиЛуганської області та Верхньокам’янського Донецької. Під ударами ворожоїартилерії перебували, зокрема, Невське й Білогорівка Луганської області,Торське, Спірне та Веселе Донецької області.</text:p>
      <text:p text:style-name="P4">
<text:span text:style-name="T4">
Читайте також:</text:span>
 <text:a xlink:type="simple" xlink:href="https://www.ukrinform.ua/rubric-ato/3712448-u-bahmuti-prikordonniki-z-minometiv-zirvali-ataku-zagarbnikiv.html" text:style-name="Internet_20_link" text:visited-style-name="Visited_20_Internet_20_Link">
 <text:span text:style-name="T4">
Бахмут</text:span>
 </text:a>
</text:p>
      <text:p text:style-name="P4">
На <text:span text:style-name="T4">
Бахмутському напрямку</text:span>
 російська армія продовжує вести наступальні дії,бої за Бахмут тривають. Авіаційних ударів загарбники завдали біля Бахмута йІванівського. Від ворожих обстрілів постраждали Васюківка, Оріхово-Василівка,Маркове, Григорівка, Бахмут, Іванівське, Ступочки, Біла Гора, Торецьк,Північне, Південе та Нью-Йорк Донецької області.</text:p>
      <text:p text:style-name="P4">
На <text:span text:style-name="T4">
Авдіївському напрямку</text:span>
 росіяни вели безуспішні наступальні дії внапрямку Новокалинового і Водяного. Протягом доби били з авіації по районахАвдіївки і Первомайського.</text:p>
      <text:p text:style-name="P4">
<draw:frame draw:style-name="fr1" draw:name="Image218" text:anchor-type="as-char" svg:width="6.9236in" svg:height="3.796273in" draw:z-index="0">
<draw:image xlink:href="../Images/yкринформ/2023-05-22T19-21-00-03-00/1684772122-920.jpg" xlink:type="simple" xlink:show="embed" xlink:actuate="onLoad" draw:mime-type="image/jpeg"/>
</draw:frame>
</text:p>
      <text:p text:style-name="P4">
Артилерійських ударів загарбники завдали по районах Новокалинового, Бердичів,Авдіївки, Водяного, Первомайського та Карлівки Донецької області.</text:p>
      <text:p text:style-name="P4">
На <text:span text:style-name="T4">
Мар’їнському напрямку</text:span>
 підрозділи Сил оборони відбили численні атакиросіян у районі Мар’їнки. Ворожих обстрілів зазнало село Побєда Донецькоїобласті.</text:p>
      <text:p text:style-name="P4">
На <text:span text:style-name="T4">
Шахтарському напрямку</text:span>
 наступальних дій війська РФ не проводили,натомість били з авіації по районах Вугледара, Пречистівки та Золотої Ниви, зартилерії обстрілювали Вугледар, Новоукраїнку та Пречистівку.</text:p>
      <text:p text:style-name="P4">
На <text:span text:style-name="T4">
Запорізькому</text:span>
 та <text:span text:style-name="T4">
Херсонському напрямках</text:span>
 ворог продовжує вестиоборонні дії, не припиняючи знищувати інфраструктуру населених пунктів,розташованих біля лінії бойового зіткнення.</text:p>
      <text:p text:style-name="P4">
Авіаційних ударів протягом цієї доби загарбники завдали по районах МалоїТокмачки й Новоданилівки Запорізької області.</text:p>
      <text:p text:style-name="P4">
Від російських обстрілів потерпали Времівка й Новопіль Донецької області,Запоріжжя, Ольгівське, Гуляйполе, Білогір’я, Мала Токмачка, Новоданилівка,Новоандріївка й Малі Щербаки Запорізької області, Херсон, Гаврилівка,Берислав, Веселе, Козацьке, Бургунка, Антонівка й Велетенське Херсонськоїобласті.</text:p>
      <text:p text:style-name="P4">
Як повідомляв Укрінформ, у Донецькій області український військовий <text:a xlink:type="simple" xlink:href="https://www.ukrinform.ua/rubric-ato/3712616-na-doneccini-ukrainski-zahisniki-zbili-vorozij-mi24-iz-pzrk-igla.html" text:style-name="Internet_20_link" text:visited-style-name="Visited_20_Internet_20_Link">
</text:a>
 пострілом із переносногозенітно-ракетного комплексу "Ігла".</text:p>
      <text:p text:style-name="P4">
<text:span text:style-name="T5">
Фото: Генштаб ЗСУ</text:span>
</text:p>
      <text:p text:style-name="P4">
Source: <text:a xlink:type="simple" xlink:href="https://www.ukrinform.ua/rubric-ato/3712745-na-pati-napramkah-frontu-vidbulisa-25-zitknen-boi-za-bahmut-trivaut.html" text:style-name="Internet_20_link" text:visited-style-name="Visited_20_Internet_20_Link">
https://www.ukrinform.ua/rubric-ato/3712745-na-pati-napramkah-frontu-vidbulisa-25-zitknen-boi-za-bahmut-trivaut.html</text:a>
</text:p>
      <!--NEWS-->
      <text:h text:style-name="P10" text:outline-level="1">
<text:span text:style-name="T4">
Ситуація у Бєлгородській області є внутрішнім конфліктом - Юсов</text:span>
</text:h>
      <text:p text:style-name="P4">
Authors: Ukrinform (Person)</text:p>
      <text:p text:style-name="P4">
Publisher: Укринформ (Organization)</text:p>
      <text:p text:style-name="P4">
Published Time: 2023-05-22T19:23:00+03:00</text:p>
      <text:p text:style-name="P4">
Modified Time: 2023-05-22T19:23:00+03:00</text:p>
      <text:p text:style-name="P4">
Description: Ситуація в Бєлгородській області РФ є внутрішнім конфліктом.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Війна з Росією', 'Бєлгород', 'Єдині новини']</text:p>
      <text:p text:style-name="P4">
Type: Article</text:p>
      <!--METADATA-->
      <text:p text:style-name="P4">
<draw:frame draw:style-name="fr1" draw:name="Image219" text:anchor-type="as-char" svg:width="6.9236in" svg:height="3.956343in" draw:z-index="0">
<draw:image xlink:href="../Images/yкринформ/2023-05-22T19-23-00-03-00/630_360_1674657236-888.jpg" xlink:type="simple" xlink:show="embed" xlink:actuate="onLoad" draw:mime-type="image/jpeg"/>
</draw:frame>
 Ситуація вБєлгородській області РФ є внутрішнім конфліктом.</text:p>
      <text:p text:style-name="P4">
Про це заявив представник Головного управління розвідки Міністерства оборониУкраїни Андрій Юсов в ефірі телемарафону “Єдині новини”, повідомляєкореспондент Укрінформу.</text:p>
      <text:p text:style-name="P4">
“Сили безпеки і оборони України визволяють українську територію і деокуповуютьнаші землі для того, щоб вийти на міжнародно визнані кордони України зразка1991 року. Усе, що відбувається на території <text:a xlink:type="simple" xlink:href="https://www.ukrinform.ua/tag-rosia" text:style-name="Internet_20_link" text:visited-style-name="Visited_20_Internet_20_Link">
 </text:a>
 — це внутрішні російські конфлікти”, — сказав Юсов.</text:p>
      <text:p text:style-name="P4">
Він зазначив, що структури, які взяли на себе відповідальність за заходи вБєлгородській області - легіон "Свободі Росії” і “Російський добровольчийкорпус”, - складаються з громадян РФ, які зі зброєю в руках захищають Росіювід путінського режиму.</text:p>
      <text:p text:style-name="P4">
Раніше ЗМІ повідомили, що в Бєлгородській області пролунали вибухи, а згодом умедіа з'явилась інформація про прихід на цю територію російських добровольців.</text:p>
      <text:p text:style-name="P4">
У соціальних мережах з'явилися заяви "Російського добровольчого корпусу" ілегіону "Свобода Росії" про "визволення" населених пунктів Козинка і Гора-Подол у Бєлгородській області.</text:p>
      <text:p text:style-name="P4">
<text:span text:style-name="T4">
Читайте також:</text:span>
 <text:a xlink:type="simple" xlink:href="https://www.ukrinform.ua/rubric-world/3712730-u-belgorodskij-oblasti-ogolosili-rezim-kontrteroristicnoi-operacii.html" text:style-name="Internet_20_link" text:visited-style-name="Visited_20_Internet_20_Link">
 <text:span text:style-name="T4">
Бєлгородській</text:span>
 </text:a>
</text:p>
      <text:p text:style-name="P4">
За словами речника президента РФ Дмитра Пєскова, Володимиру Путіну вжедоповіли про “спробу прориву”. Пєсков назвав події в Бєлгородській області“диверсією”, мета якої — “відвернути увагу від Бахмутського напрямку”. Вінсказав, що російські сили намагаються знищити “диверсантів”.</text:p>
      <text:p text:style-name="P4">
Радник керівника Офісу Президента Михайло Подоляк заявив, що <text:a xlink:type="simple" xlink:href="https://www.ukrinform.ua/rubric-ato/3712678-ukraina-ne-mae-stosunku-do-podij-u-belgorodskij-oblasti-rf-podolak.html" text:style-name="Internet_20_link" text:visited-style-name="Visited_20_Internet_20_Link">
</text:a>
 .</text:p>
      <text:p text:style-name="P4">
Source: <text:a xlink:type="simple" xlink:href="https://www.ukrinform.ua/rubric-world/3712744-situacia-u-belgorodskij-oblasti-e-vnutrisnim-konfliktom-gur.html" text:style-name="Internet_20_link" text:visited-style-name="Visited_20_Internet_20_Link">
https://www.ukrinform.ua/rubric-world/3712744-situacia-u-belgorodskij-oblasti-e-vnutrisnim-konfliktom-gur.html</text:a>
</text:p>
      <!--NEWS-->
      <text:h text:style-name="P10" text:outline-level="1">
<text:span text:style-name="T4">
Україні потрібна інфраструктура пам'яті - Дробович</text:span>
</text:h>
      <text:p text:style-name="P4">
Authors: Ukrinform (Person)</text:p>
      <text:p text:style-name="P4">
Publisher: Укринформ (Organization)</text:p>
      <text:p text:style-name="P4">
Published Time: 2023-05-22T19:26:00+03:00</text:p>
      <text:p text:style-name="P4">
Modified Time: 2023-05-22T19:26:00+03:00</text:p>
      <text:p text:style-name="P4">
Description: В Україні необхідно створювати інфраструктуру пам'яті. — Укрінформ.</text:p>
      <text:p text:style-name="P4">
Images: ['<text:a xlink:type="simple" xlink:href="https://static.ukrinform.com/photos/2021_11/thumb_files/630_360_1637241703-211.jpg" text:style-name="Internet_20_link" text:visited-style-name="Visited_20_Internet_20_Link">
630_360_16372...</text:a>
']</text:p>
      <text:p text:style-name="P4">
Tags: ['Інфраструктура', "Пам'ять", 'Дробович']</text:p>
      <text:p text:style-name="P4">
Type: Article</text:p>
      <!--METADATA-->
      <text:p text:style-name="P4">
<draw:frame draw:style-name="fr1" draw:name="Image220" text:anchor-type="as-char" svg:width="6.9236in" svg:height="3.956343in" draw:z-index="0">
<draw:image xlink:href="../Images/yкринформ/2023-05-22T19-26-00-03-00/630_360_1637241703-211.jpg" xlink:type="simple" xlink:show="embed" xlink:actuate="onLoad" draw:mime-type="image/jpeg"/>
</draw:frame>
 В Українінеобхідно створювати інфраструктуру пам'яті.</text:p>
      <text:p text:style-name="P4">
Про це сказав голова Українського інституту національної пам’яті АнтонДробович під час тематичної зустрічі, присвяченої Дню героїв, повідомляєкореспондент Укрінформу.</text:p>
      <text:p text:style-name="P4">
"Всі великі країни, у яких тяглі традиції, по 1000 років, які цінують своїдержавні інституції, цінують своїх діячів минулого, у них усіх існують своїмісця, які зберігають пам'ять про важливі події і важливі постаті: Пантеонгероїв, цвинтарі, собори, пам'ятники, великі площі, названі на честь видатнихлюдей. Ця інфраструктура пам'яті допомагає відчувати наступним поколіннямреальність цих героїв... Зараз в <text:a xlink:type="simple" xlink:href="https://www.ukrinform.ua/tag-ukraina" text:style-name="Internet_20_link" text:visited-style-name="Visited_20_Internet_20_Link">
 </text:a>
неймовірний попит на ці речі. Нам потрібна ця інфраструктура пам'яті, ічастина цієї інфраструктури стосується фіксації пам'яті про видатних постатейминулого", - сказав Дробович.</text:p>
      <text:p text:style-name="P4">
Він зазначив, що сила і приклад цих людей матиме визначальне значення длямайбутніх поколінь.</text:p>
      <text:p text:style-name="P4">
"Переважна більшість тих, хто зараз воює в Україні, вони дійсно були передвеликим вибором в лютому 2022 року. Багато в чому країна була не готова дотакої атаки. Власне, весь світ не був готовий до такого рівня агресії. Ібагато українців інтуїтивно, раціонально, з різних мотивів зробили цей крок...І я вважаю, що тут вистрілила оця тисячолітня пам'ять про видатних постатей. Інам просто пощастило, що це спрацювало так. Але може не пощастити наступногоразу. Тому ми маємо берегти цю пам'ять", - наголосив Дробович.</text:p>
      <text:p text:style-name="P4">
<text:span text:style-name="T4">
Читайте також:</text:span>
 <text:a xlink:type="simple" xlink:href="https://www.ukrinform.ua/rubric-society/3706512-drobovic-rosia-otruila-pamat-pro-drugu-svitovu-vijnu-ta-koncepciu-9-travna.html" text:style-name="Internet_20_link" text:visited-style-name="Visited_20_Internet_20_Link">
 <text:span text:style-name="T4">
Дробович</text:span>
 </text:a>
</text:p>
      <text:p text:style-name="P4">
Як повідомлялося, у травні 2022 року Верховна Рада ухвалила закон, якимпередбачається створення Національного військового меморіального кладовища.Закон передбачає розміщення меморіального архітектурного комплексу наспеціально відведеній земельній ділянці, включно з військовим кладовищем,музейним комплексом, ритуальною будівлею та спорудою для почесних поховань.</text:p>
      <text:p text:style-name="P4">
Source: <text:a xlink:type="simple" xlink:href="https://www.ukrinform.ua/rubric-society/3712747-ukraini-potribna-infrastruktura-pamati-drobovic.html" text:style-name="Internet_20_link" text:visited-style-name="Visited_20_Internet_20_Link">
https://www.ukrinform.ua/rubric-society/3712747-ukraini-potribna-infrastruktura-pamati-drobovic.html</text:a>
</text:p>
      <!--NEWS-->
      <text:h text:style-name="P10" text:outline-level="1">
<text:span text:style-name="T4">
Посол Данії передав меру Миколаєва лист від королеви Маргрете II</text:span>
</text:h>
      <text:p text:style-name="P4">
Authors: Ukrinform (Person)</text:p>
      <text:p text:style-name="P4">
Publisher: Укринформ (Organization)</text:p>
      <text:p text:style-name="P4">
Published Time: 2023-05-22T19:32:00+03:00</text:p>
      <text:p text:style-name="P4">
Modified Time: 2023-05-22T19:32:00+03:00</text:p>
      <text:p text:style-name="P4">
Description: Посол Данії в Україні пан Олє Егберг Міккельсен під час візиту до Миколаєва передав лист від Її Величності королеви Маргрете II міському голові Олександру Сєнкевичу. — Укрінформ.</text:p>
      <text:p text:style-name="P4">
Images: ['<text:a xlink:type="simple" xlink:href="https://static.ukrinform.com/photos/2017_07/thumb_files/630_360_1499906091-1181.jpg" text:style-name="Internet_20_link" text:visited-style-name="Visited_20_Internet_20_Link">
630_360_14999...</text:a>
', '<text:a xlink:type="simple" xlink:href="https://static.ukrinform.com/photos/2023_05/1684773317-744.jpg" text:style-name="Internet_20_link" text:visited-style-name="Visited_20_Internet_20_Link">
1684773317-74...</text:a>
']</text:p>
      <text:p text:style-name="P4">
Tags: ['Данія', 'Миколаїв', 'Лист', 'Королева']</text:p>
      <text:p text:style-name="P4">
Type: Article</text:p>
      <!--METADATA-->
      <text:p text:style-name="P4">
<draw:frame draw:style-name="fr1" draw:name="Image221" text:anchor-type="as-char" svg:width="6.9236in" svg:height="3.937871in" draw:z-index="0">
<draw:image xlink:href="../Images/yкринформ/2023-05-22T19-32-00-03-00/630_360_1499906091-1181.jpg" xlink:type="simple" xlink:show="embed" xlink:actuate="onLoad" draw:mime-type="image/jpeg"/>
</draw:frame>
 ПосолДанії в Україні пан Олє Егберг Міккельсен під час візиту до Миколаєва передавлист від Її Величності королеви Маргрете II міському голові ОлександруСєнкевичу.</text:p>
      <text:p text:style-name="P4">
Про це повідомив міський голова Олександр Сєнкевич у <text:a xlink:type="simple" xlink:href="https://t.me/senkevichonline/4528" text:style-name="Internet_20_link" text:visited-style-name="Visited_20_Internet_20_Link">
</text:a>
 , передає Укрінформ.</text:p>
      <text:p text:style-name="P4">
За його словами, у листі королева дякує усім, хто брав участь у <text:a xlink:type="simple" xlink:href="https://www.youtube.com/watch" text:style-name="Internet_20_link" text:visited-style-name="Visited_20_Internet_20_Link">
</text:a>
 з нагоди її дня народження.</text:p>
      <text:p text:style-name="P4">
<draw:frame draw:style-name="fr1" draw:name="Image222" text:anchor-type="as-char" svg:width="6.9236in" svg:height="9.792495in" draw:z-index="0">
<draw:image xlink:href="../Images/yкринформ/2023-05-22T19-32-00-03-00/1684773317-744.jpg" xlink:type="simple" xlink:show="embed" xlink:actuate="onLoad" draw:mime-type="image/jpeg"/>
</draw:frame>
</text:p>
      <text:p text:style-name="P4">
<text:span text:style-name="T4">
Читайте також:</text:span>
 <text:a xlink:type="simple" xlink:href="https://www.ukrinform.ua/rubric-regions/3712739-mikolaiv-otrimav-vid-danii-sist-ekskavatoriv-dla-komunalnih-pidpriemstv-mer.html" text:style-name="Internet_20_link" text:visited-style-name="Visited_20_Internet_20_Link">
 <text:span text:style-name="T4">
Данії</text:span>
 </text:a>
</text:p>
      <text:p text:style-name="P4">
Як повідомлялося, до 83-ї річниці Її величності вихованці трьох музичних шкілміста записали пісенне вітання.</text:p>
      <text:p text:style-name="P4">
Source: <text:a xlink:type="simple" xlink:href="https://www.ukrinform.ua/rubric-regions/3712752-posol-danii-v-ukraini-peredav-meru-mikolaeva-list-vid-korolevi-margrete-ii.html" text:style-name="Internet_20_link" text:visited-style-name="Visited_20_Internet_20_Link">
https://www.ukrinform.ua/rubric-regions/3712752-posol-danii-v-ukraini-peredav-meru-mikolaeva-list-vid-korolevi-margrete-ii.html</text:a>
</text:p>
      <!--NEWS-->
      <text:h text:style-name="P10" text:outline-level="1">
<text:span text:style-name="T4">
Німецька контррозвідка фіксує зростання активності російських агентів у Європі</text:span>
</text:h>
      <text:p text:style-name="P4">
Authors: Ukrinform (Person)</text:p>
      <text:p text:style-name="P4">
Publisher: Укринформ (Organization)</text:p>
      <text:p text:style-name="P4">
Published Time: 2023-05-22T19:42:00+03:00</text:p>
      <text:p text:style-name="P4">
Modified Time: 2023-05-22T19:42:00+03:00</text:p>
      <text:p text:style-name="P4">
Description: Федеральне відомство із захисту конституції (контррозвідка) фіксує зростання в Німеччині активності російської пропаганди та агентів, а також загрозу диверсій. — Укрінформ.</text:p>
      <text:p text:style-name="P4">
Images: ['<text:a xlink:type="simple" xlink:href="https://static.ukrinform.com/photos/2023_05/thumb_files/630_360_1684773673-212.jpg" text:style-name="Internet_20_link" text:visited-style-name="Visited_20_Internet_20_Link">
630_360_16847...</text:a>
']</text:p>
      <text:p text:style-name="P4">
Tags: ['Кібератака', 'Німеччина', 'Шпигун', 'Росія']</text:p>
      <text:p text:style-name="P4">
Type: Article</text:p>
      <!--METADATA-->
      <text:p text:style-name="P4">
<draw:frame draw:style-name="fr1" draw:name="Image223" text:anchor-type="as-char" svg:width="6.9236in" svg:height="3.956343in" draw:z-index="0">
<draw:image xlink:href="../Images/yкринформ/2023-05-22T19-42-00-03-00/630_360_1684773673-212.jpg" xlink:type="simple" xlink:show="embed" xlink:actuate="onLoad" draw:mime-type="image/jpeg"/>
</draw:frame>
 Федеральневідомство із захисту конституції (контррозвідка) фіксує зростання в Німеччиніактивності російської пропаганди та агентів, а також загрозу диверсій.</text:p>
      <text:p text:style-name="P4">
Про це заявив голова відомства Томас Гальденванґ в ефірі телеканалу <text:a xlink:type="simple" xlink:href="http://www.ardmediathek.de/video/morgenmagazin/haldenwang-warnt-vor-russischer-einflussnahme/das-erste/Y3JpZDovL2Rhc2Vyc3RlLmRlL21vcmdlbm1hZ2F6aW4vY2VmYjA0YjctZDZjZi00ZjljLTg0NjAtNjk4MzVkMWExNzNj" text:style-name="Internet_20_link" text:visited-style-name="Visited_20_Internet_20_Link">
</text:a>
, передає Укрінформ.</text:p>
      <text:p text:style-name="P4">
Гальденванґ попереджає про «підвищений ризик» для Німеччини щодо можливихактів російського саботажу. На симпозіумі, який відбувся у Берліні, вінсказав, що з російської сторони вже були вжиті «підготовчі дії», такі якшпигунство за ІТ комунальних компаній.</text:p>
      <text:p text:style-name="P4">
«Ці (диверсійні – ред.) можливості є фактично доступними, їх також можнавикористовувати проти німецьких цілей і, перш за все, критичноїінфраструктури», - сказав глава контррозвідки.</text:p>
      <text:p text:style-name="P4">
Він зазначив, що інтенсивність, масштаб і складність діяльності російськихспецслужб помітно зросла з початком війни в Україні. Наразі можна побачитишпигунські авантюри, «але ще не масову кібератаку на німецьку критичнуінфраструктуру». За словами Гальденванґа, в Росії створені дуже потужні сили вгалузі кібератак. Зараз вони використовуються переважно проти інфраструктури вУкраїні, але якщо вони були би застосовані проти США, Західної Європи чиНімеччини, тоді дійсно довелося би рахуватися зі складними атаками, визнавочільник контррозвідки.</text:p>
      <text:p text:style-name="P4">
Водночас він зауважив, що доступ до різноманітної інформації для Росії різкоскорочено, зокрема, через вислання з усієї Європи кількох сотеньспівробітників її розвідувальних служб.</text:p>
      <text:p text:style-name="P4">
«Тепер вони змушені використовувати альтернативні методи, щоб задовольнитисвій великий інтерес… Для <text:a xlink:type="simple" xlink:href="https://www.ukrinform.ua/tag-nimeccina" text:style-name="Internet_20_link" text:visited-style-name="Visited_20_Internet_20_Link">
 </text:a>
 ризикизросли. Тут не може бути й мови про будь-яку наївність», — каже чиновник.</text:p>
      <text:p text:style-name="P4">
Він також згадав комплексні кібератаки з боку Китаю, а також «підвищенийінтерес до шпигунства за німецькою політикою в усіх сферах». За словами главифедерального відомства, «у той час як реваншизм Москви виявився агресивним імілітаристським, Пекін діє набагато більш стримано, стратегічно і здовгостроковими цілями».</text:p>
      <text:p text:style-name="P4">
Німеччина, запевнив Гальденванґ, безумовно, має одну з найстабільнішихдемократій у світі. Водночас він додав: «Ця демократія зазнає дедалі більшоготиску». Росія намагається дестабілізувати демократичну систему в Німеччині набагатьох рівнях. Наприклад, «поширюється казка про те, що Кремль веде війнупроти України також через те, що Захід порушив його власні безпековіінтереси».</text:p>
      <text:p text:style-name="P4">
Чиновник також дорікнув німецьким правим, зауваживши: те, що «пісню Путіна»співають у багатьох місцях, є також заслугою партії «Альтернативи дляНімеччини», яка подекуди підміняє російські ЗМІ з їх наративами.</text:p>
      <text:p text:style-name="P4">
<text:span text:style-name="T4">
Читайте також:</text:span>
 <text:a xlink:type="simple" xlink:href="https://www.ukrinform.ua/rubric-technology/3712173-rosijski-hakeri-zdijsnili-podvijnu-kiberataku-proti-ministerstva-i-zmi-ukraini-derzspeczvazku.html" text:style-name="Internet_20_link" text:visited-style-name="Visited_20_Internet_20_Link">
 <text:span text:style-name="T4">
кібератаку</text:span>
 </text:a>
</text:p>
      <text:p text:style-name="P4">
Як повідомлялося, Німеччина останніми місяцями вислала кілька десятківросійських дипломатів-шпигунів.</text:p>
      <text:p text:style-name="P4">
Michael Kappeler/dpa</text:p>
      <text:p text:style-name="P4">
Source: <text:a xlink:type="simple" xlink:href="https://www.ukrinform.ua/rubric-world/3712754-nimecka-kontrrozvidka-fiksue-zrostanna-aktivnosti-rosijskih-agentiv-u-evropi.html" text:style-name="Internet_20_link" text:visited-style-name="Visited_20_Internet_20_Link">
https://www.ukrinform.ua/rubric-world/3712754-nimecka-kontrrozvidka-fiksue-zrostanna-aktivnosti-rosijskih-agentiv-u-evropi.html</text:a>
</text:p>
      <!--NEWS-->
      <text:h text:style-name="P10" text:outline-level="1">
<text:span text:style-name="T4">
«Оболонь» та «Полісся» обмінялися голами у матчі Першої ліги</text:span>
</text:h>
      <text:p text:style-name="P4">
Authors: Ukrinform (Person)</text:p>
      <text:p text:style-name="P4">
Publisher: Укринформ (Organization)</text:p>
      <text:p text:style-name="P4">
Published Time: 2023-05-22T19:45:53+03:00</text:p>
      <text:p text:style-name="P4">
Modified Time: 2023-05-22T19:45:53+03:00</text:p>
      <text:p text:style-name="P4">
Description: У чемпіонаті України з футболу серед команд Першої ліги завершилися матчі передостаннього, 7-го туру другого етапу групи підвищення у класі. — Укрінформ.</text:p>
      <text:p text:style-name="P4">
Images: ['<text:a xlink:type="simple" xlink:href="https://static.ukrinform.com/photos/2023_05/thumb_files/630_360_1684773891-613.jpg" text:style-name="Internet_20_link" text:visited-style-name="Visited_20_Internet_20_Link">
630_360_16847...</text:a>
']</text:p>
      <text:p text:style-name="P4">
Tags: ['Футбол', 'перша ліга', 'Полісся']</text:p>
      <text:p text:style-name="P4">
Type: Article</text:p>
      <!--METADATA-->
      <text:p text:style-name="P4">
<draw:frame draw:style-name="fr1" draw:name="Image224" text:anchor-type="as-char" svg:width="6.9236in" svg:height="3.956343in" draw:z-index="0">
<draw:image xlink:href="../Images/yкринформ/2023-05-22T19-45-53-03-00/630_360_1684773891-613.jpg" xlink:type="simple" xlink:show="embed" xlink:actuate="onLoad" draw:mime-type="image/jpeg"/>
</draw:frame>
 Учемпіонаті України з футболу серед команд Першої ліги завершилися матчіпередостаннього, 7-го туру другого етапу групи підвищення у класі.</text:p>
      <text:p text:style-name="P4">
Лідер житомирське «Полісся» на виїзді зіграв внічию з київською «Оболонню» -1:1, передає Укрінформ.</text:p>
      <text:p text:style-name="P4">
В інших матчах ігрового дня «Кремінь» (Кременчук) поділив очки зтернопільською «Нивою» - 2:2, ЛНЗ (Черкаси) розгромив львівські «Карпати» -4:1, а «Металург» (Запоріжжя) мінімально переграв «Епіцентр» (Кам'янець-Подільський) - 1:0.</text:p>
      <text:p text:style-name="P4">
Становище лідерів: «Полісся» - 29 очок, «Оболонь - 28, ЛНЗ - 22, «Металург» -20, «Карпати» - 17.</text:p>
      <text:p text:style-name="P4">
<text:span text:style-name="T4">
Читайте також:</text:span>
 <text:a xlink:type="simple" xlink:href="https://www.ukrinform.ua/rubric-sports/3709173-polissa-vperse-v-istorii-vijslo-v-upl.html" text:style-name="Internet_20_link" text:visited-style-name="Visited_20_Internet_20_Link">
 <text:span text:style-name="T4">
Полісся</text:span>
 </text:a>
</text:p>
      <text:p text:style-name="P4">
Як повідомлялося, «Полісся» та «Оболонь» достроково забезпечили правовиступати наступного сезону у Прем'єр-лізі України.</text:p>
      <text:p text:style-name="P4">
Фото: ФК «Оболонь».</text:p>
      <text:p text:style-name="P4">
Source: <text:a xlink:type="simple" xlink:href="https://www.ukrinform.ua/rubric-sports/3712753-obolon-ta-polissa-obminalisa-golami-u-matci-persoi-ligi.html" text:style-name="Internet_20_link" text:visited-style-name="Visited_20_Internet_20_Link">
https://www.ukrinform.ua/rubric-sports/3712753-obolon-ta-polissa-obminalisa-golami-u-matci-persoi-ligi.html</text:a>
</text:p>
      <!--NEWS-->
      <text:h text:style-name="P10" text:outline-level="1">
<text:span text:style-name="T4">
Речі названі своїми іменами: Зеленський про декларацію ПА НАТО, що визнає злочини РФ геноцидом</text:span>
</text:h>
      <text:p text:style-name="P4">
Authors: Ukrinform (Person)</text:p>
      <text:p text:style-name="P4">
Publisher: Укринформ (Organization)</text:p>
      <text:p text:style-name="P4">
Published Time: 2023-05-22T19:48:40+03:00</text:p>
      <text:p text:style-name="P4">
Modified Time: 2023-05-22T19:48:40+03:00</text:p>
      <text:p text:style-name="P4">
Description: Декларація Парламентської асамблеї НАТО про визнання злочинів Російської Федерації проти України геноцидом є правильною основою і для інших міжнародних організацій.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Геноцид', 'НАТО', 'Зеленський', 'Війна з Росією']</text:p>
      <text:p text:style-name="P4">
Type: Article</text:p>
      <!--METADATA-->
      <text:p text:style-name="P4">
<draw:frame draw:style-name="fr1" draw:name="Image225" text:anchor-type="as-char" svg:width="6.9236in" svg:height="3.956343in" draw:z-index="0">
<draw:image xlink:href="../Images/yкринформ/2023-05-22T19-48-40-03-00/630_360_1678962741-175.jpeg" xlink:type="simple" xlink:show="embed" xlink:actuate="onLoad" draw:mime-type="image/jpeg"/>
</draw:frame>
Декларація Парламентської асамблеї НАТО про визнання злочинів РосійськоїФедерації проти України геноцидом є правильною основою і для інших міжнароднихорганізацій.</text:p>
      <text:p text:style-name="P4">
Про це Президент України Володимир Зеленський заявив у <text:a xlink:type="simple" xlink:href="https://t.me/V_Zelenskiy_official/6308" text:style-name="Internet_20_link" text:visited-style-name="Visited_20_Internet_20_Link">
</text:a>
 , повідомляє Укрінформ.</text:p>
      <text:p text:style-name="P4">
_Відео:<text:a xlink:type="simple" xlink:href="https://www.youtube.com/watch" text:style-name="Internet_20_link" text:visited-style-name="Visited_20_Internet_20_Link">
 </text:a>
 _</text:p>
      <text:p text:style-name="P4">
«Сьогодні є важлива декларація від Парламентської асамблеї <text:a xlink:type="simple" xlink:href="https://www.ukrinform.ua/tag-nato" text:style-name="Internet_20_link" text:visited-style-name="Visited_20_Internet_20_Link">
</text:a>
 . Речі названі своїми іменами: чіткевизнання геноцидом злочинів Росії проти нашої держави, чітке засудженнярашистської ідеології. Це правильна основа і для наших міжнароднихорганізацій», - заявив глава держави.</text:p>
      <text:p text:style-name="P4">
<text:span text:style-name="T4">
Читайте також:</text:span>
 <text:a xlink:type="simple" xlink:href="https://www.ukrinform.ua/rubric-polytics/3703692-rada-zvernulas-do-svitu-iz-zaklikom-zasuditi-rasizm-ta-viznati-rf-derzavouteroristom.html" text:style-name="Internet_20_link" text:visited-style-name="Visited_20_Internet_20_Link">
 <text:span text:style-name="T4">
рашизм</text:span>
 </text:a>
</text:p>
      <text:p text:style-name="P4">
Як повідомляв Укрінформ, <text:a xlink:type="simple" xlink:href="https://www.ukrinform.ua/rubric-polytics/3712643-parlamentska-asamblea-nato-viznala-zlocini-rosii-proti-ukraini-genocidom.html" text:style-name="Internet_20_link" text:visited-style-name="Visited_20_Internet_20_Link">
 </text:a>
 , а терористичний режим в РФ - рашизмом.</text:p>
      <text:p text:style-name="P4">
<text:span text:style-name="T5">
Фото: ОП</text:span>
</text:p>
      <text:p text:style-name="P4">
Source: <text:a xlink:type="simple" xlink:href="https://www.ukrinform.ua/rubric-polytics/3712755-reci-nazvani-svoimi-imenami-zelenskij-pro-deklaraciu-pa-nato-so-viznae-zlocini-rf-genocidom.html" text:style-name="Internet_20_link" text:visited-style-name="Visited_20_Internet_20_Link">
https://www.ukrinform.ua/rubric-polytics/3712755-reci-nazvani-svoimi-imenami-zelenskij-pro-deklaraciu-pa-nato-so-viznae-zlocini-rf-genocidom.html</text:a>
</text:p>
      <!--NEWS-->
      <text:h text:style-name="P10" text:outline-level="1">
<text:span text:style-name="T4">
Для відбудови України використають 3D-принтер, яким зводять школу у Львові</text:span>
</text:h>
      <text:p text:style-name="P4">
Authors: Ukrinform (Person)</text:p>
      <text:p text:style-name="P4">
Publisher: Укринформ (Organization)</text:p>
      <text:p text:style-name="P4">
Published Time: 2023-05-22T19:54:00+03:00</text:p>
      <text:p text:style-name="P4">
Modified Time: 2023-05-22T19:54:00+03:00</text:p>
      <text:p text:style-name="P4">
Description: У Львові вперше в Україні зводять школу з використанням 3D-принтера. Завдяки навчанню від іноземних партнерів, новітню технологію швидкого та якісного будівництва планують використовувати для відбудови. — Укрінформ.</text:p>
      <text:p text:style-name="P4">
Images: ['<text:a xlink:type="simple" xlink:href="https://static.ukrinform.com/photos/2023_05/thumb_files/630_360_1684773232-4569.jpeg" text:style-name="Internet_20_link" text:visited-style-name="Visited_20_Internet_20_Link">
630_360_16847...</text:a>
', '<text:a xlink:type="simple" xlink:href="https://static.ukrinform.com/photos/2023_05/thumb_files/630_360_1684773232-7164.jpeg" text:style-name="Internet_20_link" text:visited-style-name="Visited_20_Internet_20_Link">
630_360_16847...</text:a>
', '<text:a xlink:type="simple" xlink:href="https://static.ukrinform.com/photos/2023_05/thumb_files/630_360_1684773231-9918.jpeg" text:style-name="Internet_20_link" text:visited-style-name="Visited_20_Internet_20_Link">
630_360_16847...</text:a>
', '<text:a xlink:type="simple" xlink:href="https://static.ukrinform.com/photos/2023_05/thumb_files/630_360_1684773231-8680.jpeg" text:style-name="Internet_20_link" text:visited-style-name="Visited_20_Internet_20_Link">
630_360_16847...</text:a>
', '<text:a xlink:type="simple" xlink:href="https://static.ukrinform.com/photos/2023_05/thumb_files/630_360_1684773231-7967.jpeg" text:style-name="Internet_20_link" text:visited-style-name="Visited_20_Internet_20_Link">
630_360_16847...</text:a>
', '<text:a xlink:type="simple" xlink:href="https://static.ukrinform.com/photos/2023_05/thumb_files/630_360_1684773231-2538.jpeg" text:style-name="Internet_20_link" text:visited-style-name="Visited_20_Internet_20_Link">
630_360_16847...</text:a>
', '<text:a xlink:type="simple" xlink:href="https://static.ukrinform.com/photos/2023_05/thumb_files/630_360_1684773231-1456.jpeg" text:style-name="Internet_20_link" text:visited-style-name="Visited_20_Internet_20_Link">
630_360_16847...</text:a>
', '<text:a xlink:type="simple" xlink:href="https://static.ukrinform.com/photos/2023_05/thumb_files/630_360_1684773231-2590.jpeg" text:style-name="Internet_20_link" text:visited-style-name="Visited_20_Internet_20_Link">
630_360_16847...</text:a>
', '<text:a xlink:type="simple" xlink:href="https://static.ukrinform.com/photos/2023_05/thumb_files/630_360_1684773232-8874.jpeg" text:style-name="Internet_20_link" text:visited-style-name="Visited_20_Internet_20_Link">
630_360_16847...</text:a>
', '<text:a xlink:type="simple" xlink:href="https://static.ukrinform.com/photos/2023_05/thumb_files/630_360_1684773232-3153.jpeg" text:style-name="Internet_20_link" text:visited-style-name="Visited_20_Internet_20_Link">
630_360_16847...</text:a>
', '<text:a xlink:type="simple" xlink:href="https://static.ukrinform.com/photos/2023_05/thumb_files/630_360_1684773232-7671.jpeg" text:style-name="Internet_20_link" text:visited-style-name="Visited_20_Internet_20_Link">
630_360_16847...</text:a>
', '<text:a xlink:type="simple" xlink:href="https://static.ukrinform.com/photos/2023_05/thumb_files/630_360_1684773232-3406.jpeg" text:style-name="Internet_20_link" text:visited-style-name="Visited_20_Internet_20_Link">
630_360_16847...</text:a>
', '<text:a xlink:type="simple" xlink:href="https://static.ukrinform.com/photos/2023_05/thumb_files/630_360_1684773233-9757.jpeg" text:style-name="Internet_20_link" text:visited-style-name="Visited_20_Internet_20_Link">
630_360_16847...</text:a>
']</text:p>
      <text:p text:style-name="P4">
Tags: ['Львів', 'Школа', '3D-принтер', 'Відбудова']</text:p>
      <text:p text:style-name="P4">
Type: Article</text:p>
      <!--METADATA-->
      <text:p text:style-name="P4">
<draw:frame draw:style-name="fr1" draw:name="Image226" text:anchor-type="as-char" svg:width="6.9236in" svg:height="3.956343in" draw:z-index="0">
<draw:image xlink:href="../Images/yкринформ/2023-05-22T19-54-00-03-00/630_360_1684773232-4569.jpeg" xlink:type="simple" xlink:show="embed" xlink:actuate="onLoad" draw:mime-type="image/jpeg"/>
</draw:frame>
 У Львовівперше в Україні зводять школу з використанням 3D-принтера. Завдяки навчаннювід іноземних партнерів, новітню технологію швидкого та якісного будівництвапланують використовувати для відбудови.</text:p>
      <text:p text:style-name="P4">
Про це під час пресбрифінгу сказав засновник гуманітарного фонду Team4UA Жан-Крістоф Боні, повідомляє кореспондент Укрінформу.</text:p>
      <text:p text:style-name="P4">
«Ми принесли технологію 3D-друку в Україну, щоб ви побачили всі її переваги.Те, що ви бачите перед собою, було надруковано за 48 годин. Це вперше мизастосовуємо таку технологію в Україні і вся фаза друку буде завершена за дватижні. Також ми плануємо відкрити тренінговий центр з цієї технології, щобввести 3D- <text:a xlink:type="simple" xlink:href="https://www.ukrinform.ua/tag-budivnictvo" text:style-name="Internet_20_link" text:visited-style-name="Visited_20_Internet_20_Link">
 </text:a>
 в Україні, а особливов Донецьку та Луганську. Всі в Україні зараз говорять про відбудову і мивідбудовуємо просто зараз і готові залучати всі регіони», - зазначив Жан-Крістоф Боні.</text:p>
      <text:p text:style-name="P4">
Будівництво навчального корпусу початкової школи ЗОШ №23 на вулиці Варшавськійу Львові розпочали у листопаді 2022 року. На першому етапі команді проєктувдалося закласти фундамент майбутньої школи, але згодом процес будівництва бувзупинений через масовані ракетні обстріли України, нестачу електропостачаннята нестабільні погодні умови. Тому лише в травні привезли 3D-прінтер івідновили активну фазу робіт.</text:p>
      <text:p text:style-name="P4">
<draw:frame draw:style-name="fr1" draw:name="Image227" text:anchor-type="as-char" svg:width="6.9236in" svg:height="3.956343in" draw:z-index="0">
<draw:image xlink:href="../Images/yкринформ/2023-05-22T19-54-00-03-00/630_360_1684773232-7164.jpeg" xlink:type="simple" xlink:show="embed" xlink:actuate="onLoad" draw:mime-type="image/jpeg"/>
</draw:frame>
Технологію 3D-будівництва, за якою вперше в Україні зводять школу у Львові,планують масштабувати для відбудови країни / Фото: Анастасія Смольєнко,Укрінформ  <text:a xlink:type="simple" xlink:href="https://static.ukrinform.com/photos/2023_05/1684773232-7164.jpeg" text:style-name="Internet_20_link" text:visited-style-name="Visited_20_Internet_20_Link">
<draw:frame draw:style-name="fr1" draw:name="Image228" text:anchor-type="as-char" svg:width="6.9236in" svg:height="3.956343in" draw:z-index="0">
<draw:image xlink:href="../Images/yкринформ/2023-05-22T19-54-00-03-00/630_360_1684773232-7164.jpeg" xlink:type="simple" xlink:show="embed" xlink:actuate="onLoad" draw:mime-type="image/jpeg"/>
</draw:frame>
</text:a>
 <text:a xlink:type="simple" xlink:href="https://static.ukrinform.com/photos/2023_05/1684773231-9918.jpeg" text:style-name="Internet_20_link" text:visited-style-name="Visited_20_Internet_20_Link">
<draw:frame draw:style-name="fr1" draw:name="Image229" text:anchor-type="as-char" svg:width="6.9236in" svg:height="3.956343in" draw:z-index="0">
<draw:image xlink:href="../Images/yкринформ/2023-05-22T19-54-00-03-00/630_360_1684773231-9918.jpeg" xlink:type="simple" xlink:show="embed" xlink:actuate="onLoad" draw:mime-type="image/jpeg"/>
</draw:frame>
</text:a>
 <text:a xlink:type="simple" xlink:href="https://static.ukrinform.com/photos/2023_05/1684773231-8680.jpeg" text:style-name="Internet_20_link" text:visited-style-name="Visited_20_Internet_20_Link">
<draw:frame draw:style-name="fr1" draw:name="Image230" text:anchor-type="as-char" svg:width="6.9236in" svg:height="3.956343in" draw:z-index="0">
<draw:image xlink:href="../Images/yкринформ/2023-05-22T19-54-00-03-00/630_360_1684773231-8680.jpeg" xlink:type="simple" xlink:show="embed" xlink:actuate="onLoad" draw:mime-type="image/jpeg"/>
</draw:frame>
</text:a>
 <text:a xlink:type="simple" xlink:href="https://static.ukrinform.com/photos/2023_05/1684773231-7967.jpeg" text:style-name="Internet_20_link" text:visited-style-name="Visited_20_Internet_20_Link">
<draw:frame draw:style-name="fr1" draw:name="Image231" text:anchor-type="as-char" svg:width="6.9236in" svg:height="3.956343in" draw:z-index="0">
<draw:image xlink:href="../Images/yкринформ/2023-05-22T19-54-00-03-00/630_360_1684773231-7967.jpeg" xlink:type="simple" xlink:show="embed" xlink:actuate="onLoad" draw:mime-type="image/jpeg"/>
</draw:frame>
</text:a>
 <text:a xlink:type="simple" xlink:href="https://static.ukrinform.com/photos/2023_05/1684773231-2538.jpeg" text:style-name="Internet_20_link" text:visited-style-name="Visited_20_Internet_20_Link">
<draw:frame draw:style-name="fr1" draw:name="Image232" text:anchor-type="as-char" svg:width="6.9236in" svg:height="3.956343in" draw:z-index="0">
<draw:image xlink:href="../Images/yкринформ/2023-05-22T19-54-00-03-00/630_360_1684773231-2538.jpeg" xlink:type="simple" xlink:show="embed" xlink:actuate="onLoad" draw:mime-type="image/jpeg"/>
</draw:frame>
</text:a>
 <text:a xlink:type="simple" xlink:href="https://static.ukrinform.com/photos/2023_05/1684773231-1456.jpeg" text:style-name="Internet_20_link" text:visited-style-name="Visited_20_Internet_20_Link">
<draw:frame draw:style-name="fr1" draw:name="Image233" text:anchor-type="as-char" svg:width="6.9236in" svg:height="3.956343in" draw:z-index="0">
<draw:image xlink:href="../Images/yкринформ/2023-05-22T19-54-00-03-00/630_360_1684773231-1456.jpeg" xlink:type="simple" xlink:show="embed" xlink:actuate="onLoad" draw:mime-type="image/jpeg"/>
</draw:frame>
</text:a>
 <text:a xlink:type="simple" xlink:href="https://static.ukrinform.com/photos/2023_05/1684773231-2590.jpeg" text:style-name="Internet_20_link" text:visited-style-name="Visited_20_Internet_20_Link">
<draw:frame draw:style-name="fr1" draw:name="Image234" text:anchor-type="as-char" svg:width="6.9236in" svg:height="3.956343in" draw:z-index="0">
<draw:image xlink:href="../Images/yкринформ/2023-05-22T19-54-00-03-00/630_360_1684773231-2590.jpeg" xlink:type="simple" xlink:show="embed" xlink:actuate="onLoad" draw:mime-type="image/jpeg"/>
</draw:frame>
</text:a>
 <text:a xlink:type="simple" xlink:href="https://static.ukrinform.com/photos/2023_05/1684773232-8874.jpeg" text:style-name="Internet_20_link" text:visited-style-name="Visited_20_Internet_20_Link">
<draw:frame draw:style-name="fr1" draw:name="Image235" text:anchor-type="as-char" svg:width="6.9236in" svg:height="3.956343in" draw:z-index="0">
<draw:image xlink:href="../Images/yкринформ/2023-05-22T19-54-00-03-00/630_360_1684773232-8874.jpeg" xlink:type="simple" xlink:show="embed" xlink:actuate="onLoad" draw:mime-type="image/jpeg"/>
</draw:frame>
</text:a>
 <text:a xlink:type="simple" xlink:href="https://static.ukrinform.com/photos/2023_05/1684773232-3153.jpeg" text:style-name="Internet_20_link" text:visited-style-name="Visited_20_Internet_20_Link">
<draw:frame draw:style-name="fr1" draw:name="Image236" text:anchor-type="as-char" svg:width="6.9236in" svg:height="3.956343in" draw:z-index="0">
<draw:image xlink:href="../Images/yкринформ/2023-05-22T19-54-00-03-00/630_360_1684773232-3153.jpeg" xlink:type="simple" xlink:show="embed" xlink:actuate="onLoad" draw:mime-type="image/jpeg"/>
</draw:frame>
</text:a>
 <text:a xlink:type="simple" xlink:href="https://static.ukrinform.com/photos/2023_05/1684773232-4569.jpeg" text:style-name="Internet_20_link" text:visited-style-name="Visited_20_Internet_20_Link">
<draw:frame draw:style-name="fr1" draw:name="Image237" text:anchor-type="as-char" svg:width="6.9236in" svg:height="3.956343in" draw:z-index="0">
<draw:image xlink:href="../Images/yкринформ/2023-05-22T19-54-00-03-00/630_360_1684773232-4569.jpeg" xlink:type="simple" xlink:show="embed" xlink:actuate="onLoad" draw:mime-type="image/jpeg"/>
</draw:frame>
</text:a>
 <text:a xlink:type="simple" xlink:href="https://static.ukrinform.com/photos/2023_05/1684773232-7671.jpeg" text:style-name="Internet_20_link" text:visited-style-name="Visited_20_Internet_20_Link">
<draw:frame draw:style-name="fr1" draw:name="Image238" text:anchor-type="as-char" svg:width="6.9236in" svg:height="3.956343in" draw:z-index="0">
<draw:image xlink:href="../Images/yкринформ/2023-05-22T19-54-00-03-00/630_360_1684773232-7671.jpeg" xlink:type="simple" xlink:show="embed" xlink:actuate="onLoad" draw:mime-type="image/jpeg"/>
</draw:frame>
</text:a>
 <text:a xlink:type="simple" xlink:href="https://static.ukrinform.com/photos/2023_05/1684773232-3406.jpeg" text:style-name="Internet_20_link" text:visited-style-name="Visited_20_Internet_20_Link">
<draw:frame draw:style-name="fr1" draw:name="Image239" text:anchor-type="as-char" svg:width="6.9236in" svg:height="3.956343in" draw:z-index="0">
<draw:image xlink:href="../Images/yкринформ/2023-05-22T19-54-00-03-00/630_360_1684773232-3406.jpeg" xlink:type="simple" xlink:show="embed" xlink:actuate="onLoad" draw:mime-type="image/jpeg"/>
</draw:frame>
</text:a>
 <text:a xlink:type="simple" xlink:href="https://static.ukrinform.com/photos/2023_05/1684773233-9757.jpeg" text:style-name="Internet_20_link" text:visited-style-name="Visited_20_Internet_20_Link">
<draw:frame draw:style-name="fr1" draw:name="Image240" text:anchor-type="as-char" svg:width="6.9236in" svg:height="3.956343in" draw:z-index="0">
<draw:image xlink:href="../Images/yкринформ/2023-05-22T19-54-00-03-00/630_360_1684773233-9757.jpeg" xlink:type="simple" xlink:show="embed" xlink:actuate="onLoad" draw:mime-type="image/jpeg"/>
</draw:frame>
</text:a>
</text:p>
      <text:p text:style-name="P4">
За концепцією проєкту, який створила київська майстерня Balbek bureau, зводятьодноповерхову будівлю висотою 3,5м та площею 506 метрів квадратних. Тут будечотири класи, учительська, фойє, коридори та санвузли. Загальний бюджет – 800тисяч доларів.</text:p>
      <text:p text:style-name="P4">
«Зараз у школах Львова близько трьох тисяч учнів, які приїхали з іншихобластей з початком повномасштабної війни. Цей корпус школи знаходиться втакому мікрорайоні, де справді є велика кількість дітей і всі навчальнізаклади переповнені. Тут навчатимуться сто дітей, тобто чотири класи. Їдальня,спортзал і укриття будуть знаходитися в головному корпусі школи до якого йтидві хвилини», - зазначив керівник управління освіти Львова Андрій Закалюк.</text:p>
      <text:p text:style-name="P4">
Зі слів керівниці підрядної організації 7CI Ольги Гавури, ця школа безцінна,оскільки окрім освітнього закладу, який отримує місто, іноземні доноринавчають українців новітній технології будівництва, яку можна масштабувати навсю країну.</text:p>
      <text:p text:style-name="P4">
«Перевага цієї технології у тому, що не потрібно виконувати внутрішньо-оздоблювальні і зовнішньо-оздоблювальні роботи — утеплення фасаду. Миекономимо час на зведенні стін і на виконанні оздоблювальних робіт. При такійтехнології вони потрібні в мінімальний кількості. Це проєкт майбутнього.Найближчим часом ми плануємо зробити за допомогою 3D-принтера міст, який зможеврятувати близько ста сіл Херсонської області. І це тільки початок», - додалаГавура.</text:p>
      <text:p text:style-name="P4">
<text:span text:style-name="T4">
Читайте також:</text:span>
 <text:a xlink:type="simple" xlink:href="https://www.ukrinform.ua/rubric-technology/3686868-persu-v-sviti-nadrukovanu-na-3dprinteri-raketu-ne-zmogli-vivesti-na-orbitu.html" text:style-name="Internet_20_link" text:visited-style-name="Visited_20_Internet_20_Link">
 <text:span text:style-name="T4">
принтер</text:span>
 </text:a>
</text:p>
      <text:p text:style-name="P4">
Ініціатором проєкту виступив гуманітарний фонд Team4UA за підтримкиміжнародного технологічного гуманітарного фонду Humanitarian InnovativeTechnologies (HIT) у партнерстві з Львівською міською радою. Технологічніпартнери проєкту — датська компанія-розробник технології 3D-друку COBOD табудівельна компанія 3DCP Group, яка керує роботою принтера.</text:p>
      <text:p text:style-name="P4">
Source: <text:a xlink:type="simple" xlink:href="https://www.ukrinform.ua/rubric-vidbudova/3712756-dla-vidbudovi-ukraini-vikoristaut-3dprinter-akim-zvodat-skolu-u-lvovi.html" text:style-name="Internet_20_link" text:visited-style-name="Visited_20_Internet_20_Link">
https://www.ukrinform.ua/rubric-vidbudova/3712756-dla-vidbudovi-ukraini-vikoristaut-3dprinter-akim-zvodat-skolu-u-lvovi.html</text:a>
</text:p>
      <!--NEWS-->
      <text:h text:style-name="P10" text:outline-level="1">
<text:span text:style-name="T4">
У Львові погасили першу в Україні марку, створену за допомогою штучного інтелекту</text:span>
</text:h>
      <text:p text:style-name="P4">
Authors: Ukrinform (Person)</text:p>
      <text:p text:style-name="P4">
Publisher: Укринформ (Organization)</text:p>
      <text:p text:style-name="P4">
Published Time: 2023-05-22T19:54:51+03:00</text:p>
      <text:p text:style-name="P4">
Modified Time: 2023-05-22T19:54:51+03:00</text:p>
      <text:p text:style-name="P4">
Description: У Львівській ОВА погасили поштову марку, присвячену народному художнику України Івану Марчуку. Марку створив художник Володимир Козюк з використанням штучного інтелекту. — Укрінформ.</text:p>
      <text:p text:style-name="P4">
Images: ['<text:a xlink:type="simple" xlink:href="https://static.ukrinform.com/photos/2023_05/thumb_files/630_360_1684773618-828.jpg" text:style-name="Internet_20_link" text:visited-style-name="Visited_20_Internet_20_Link">
630_360_16847...</text:a>
', '<text:a xlink:type="simple" xlink:href="https://static.ukrinform.com/photos/2023_05/1684773618-347.jpg" text:style-name="Internet_20_link" text:visited-style-name="Visited_20_Internet_20_Link">
1684773618-34...</text:a>
', '<text:a xlink:type="simple" xlink:href="https://static.ukrinform.com/photos/2023_05/1684773618-216.jpg" text:style-name="Internet_20_link" text:visited-style-name="Visited_20_Internet_20_Link">
1684773618-21...</text:a>
', '<text:a xlink:type="simple" xlink:href="https://static.ukrinform.com/photos/2023_05/1684773617-492.jpg" text:style-name="Internet_20_link" text:visited-style-name="Visited_20_Internet_20_Link">
1684773617-49...</text:a>
', '<text:a xlink:type="simple" xlink:href="https://static.ukrinform.com/photos/2023_05/1684773618-155.jpg" text:style-name="Internet_20_link" text:visited-style-name="Visited_20_Internet_20_Link">
1684773618-15...</text:a>
', '<text:a xlink:type="simple" xlink:href="https://static.ukrinform.com/photos/2023_05/1684773617-977.jpg" text:style-name="Internet_20_link" text:visited-style-name="Visited_20_Internet_20_Link">
1684773617-97...</text:a>
']</text:p>
      <text:p text:style-name="P4">
Tags: None</text:p>
      <text:p text:style-name="P4">
Type: Article</text:p>
      <!--METADATA-->
      <text:p text:style-name="P4">
<draw:frame draw:style-name="fr1" draw:name="Image241" text:anchor-type="as-char" svg:width="6.9236in" svg:height="3.956343in" draw:z-index="0">
<draw:image xlink:href="../Images/yкринформ/2023-05-22T19-54-51-03-00/630_360_1684773618-828.jpg" xlink:type="simple" xlink:show="embed" xlink:actuate="onLoad" draw:mime-type="image/jpeg"/>
</draw:frame>
 УЛьвівській ОВА погасили поштову марку, присвячену народному художнику УкраїниІвану Марчуку. Марку створив художник Володимир Козюк з використанням штучногоінтелекту.</text:p>
      <text:p text:style-name="P4">
Про це повідомляє <text:a xlink:type="simple" xlink:href="https://loda.gov.ua/news/66154" text:style-name="Internet_20_link" text:visited-style-name="Visited_20_Internet_20_Link">
 </text:a>
 , передає Укрінформ.</text:p>
      <text:p text:style-name="P4">
<draw:frame draw:style-name="fr1" draw:name="Image242" text:anchor-type="as-char" svg:width="6.9236in" svg:height="4.615733in" draw:z-index="0">
<draw:image xlink:href="../Images/yкринформ/2023-05-22T19-54-51-03-00/1684773618-347.jpg" xlink:type="simple" xlink:show="embed" xlink:actuate="onLoad" draw:mime-type="image/jpeg"/>
</draw:frame>
</text:p>
      <text:p text:style-name="P4">
«Марка представляє наших українців, а саме генія сучасності, генія мистецтваІвана Марчука. Для початку тираж складатиме 1000 екземплярів – як подарунокдля тих наших іноземних партнерів, які прославляють Україну і допомагають ЗСУ,біженцям, волонтерським та іншим доброчинним організаціям, які знаходяться замежами України», – сказав автор ідеї, міжнародний громадський діяч Юрій Котик.</text:p>
      <text:p text:style-name="P4">
<draw:frame draw:style-name="fr1" draw:name="Image243" text:anchor-type="as-char" svg:width="6.9236in" svg:height="4.615733in" draw:z-index="0">
<draw:image xlink:href="../Images/yкринформ/2023-05-22T19-54-51-03-00/1684773618-216.jpg" xlink:type="simple" xlink:show="embed" xlink:actuate="onLoad" draw:mime-type="image/jpeg"/>
</draw:frame>
</text:p>
      <text:p text:style-name="P4">
Зазначається, марку створив художник Володимир Козюк з використанням <text:a xlink:type="simple" xlink:href="https://www.ukrinform.ua/tag-stucnij-intelekt" text:style-name="Internet_20_link" text:visited-style-name="Visited_20_Internet_20_Link">
</text:a>
 – це перша марка в Україні,яку створили із застосуванням ШІ.</text:p>
      <text:p text:style-name="P4">
<draw:frame draw:style-name="fr1" draw:name="Image244" text:anchor-type="as-char" svg:width="6.9236in" svg:height="4.981146in" draw:z-index="0">
<draw:image xlink:href="../Images/yкринформ/2023-05-22T19-54-51-03-00/1684773617-492.jpg" xlink:type="simple" xlink:show="embed" xlink:actuate="onLoad" draw:mime-type="image/jpeg"/>
</draw:frame>
</text:p>
      <text:p text:style-name="P4">
Директор Львівської дирекції АТ «Укрпошта» Євген Кравчук зазначив, щоунікальна поштова марка з зображенням українського генія, – це спосіброзповісти світові про культурних, громадських та інших відомих діячівУкраїни.</text:p>
      <text:p text:style-name="P4">
<draw:frame draw:style-name="fr1" draw:name="Image245" text:anchor-type="as-char" svg:width="6.9236in" svg:height="4.615733in" draw:z-index="0">
<draw:image xlink:href="../Images/yкринформ/2023-05-22T19-54-51-03-00/1684773618-155.jpg" xlink:type="simple" xlink:show="embed" xlink:actuate="onLoad" draw:mime-type="image/jpeg"/>
</draw:frame>
</text:p>
      <text:p text:style-name="P4">
<text:span text:style-name="T4">
Читайте також:</text:span>
 <text:a xlink:type="simple" xlink:href="https://www.ukrinform.ua/rubric-society/3670582-na-golovpostamti-urocisto-pogasili-marki-voini-svitla-voini-dobra.html" text:style-name="Internet_20_link" text:visited-style-name="Visited_20_Internet_20_Link">
 <text:span text:style-name="T4">
погасили</text:span>
 <text:span text:style-name="T4">
марки</text:span>
 </text:a>
</text:p>
      <text:p text:style-name="P4">
Як відомо, Іван Марчук народився на Тернопільщині 1936 року та навчався уЛьвівському училищі прикладного мистецтва. У СРСР забороняли малювати будь-що,крім політично виважених робіт у стилі соціалістичного реалізму. Будь-якаспроба відхилитися від норми розцінювалася, як ворожа для радянського устрою.Марчук не хотів працювати за надиктованими канонами радянської влади. Митецьпринципово не пішов на співпрацю із "совєтами", бо хотів свободи в творчості.Художник вигадав власну техніку написання робіт – пльонтаризм. Це сплетіння узображенні безлічі штрихів. Тоді так ніхто не вмів малювати. Однак Марчук незумів досягнути у ті часи визнання, адже партія в його роботах вбачаланаціоналістичну загрозу. Довгих 15 років він провів у творчій ізоляції. Першийшанс показати людям свою творчість випав аж у 1974 році. Після кількох акційпротесту з боку митців, радянська влада дозволила їм презентувати свої роботина неофіційних майданчиках.</text:p>
      <text:p text:style-name="P4">
<draw:frame draw:style-name="fr1" draw:name="Image246" text:anchor-type="as-char" svg:width="6.9236in" svg:height="4.615733in" draw:z-index="0">
<draw:image xlink:href="../Images/yкринформ/2023-05-22T19-54-51-03-00/1684773617-977.jpg" xlink:type="simple" xlink:show="embed" xlink:actuate="onLoad" draw:mime-type="image/jpeg"/>
</draw:frame>
</text:p>
      <text:p text:style-name="P4">
У 90-х роках Іван Марчук виїхав до США, де нарешті зміг вільно показувати своїкартини на багатьох виставках. Роботи Марчука вражали європейців у Мюнхені,Парижі та Лондоні. У 2001 році митець повернувся в Україну. Він став єдинимукраїнцем, який увійшов до «100 геніїв сучасності» від The Daily Telegraph.Марчуку присвоїли звання народного художника. Також митець став лауреатомНаціональної премії Шевченка.</text:p>
      <text:p text:style-name="P4">
<text:span text:style-name="T5">
Фото: пресслужба ЛОВА</text:span>
</text:p>
      <text:p text:style-name="P4">
Source: <text:a xlink:type="simple" xlink:href="https://www.ukrinform.ua/rubric-regions/3712757-u-lvovi-pogasili-persu-v-ukraini-marku-stvorenu-za-dopomogou-stucnogo-intelektu.html" text:style-name="Internet_20_link" text:visited-style-name="Visited_20_Internet_20_Link">
https://www.ukrinform.ua/rubric-regions/3712757-u-lvovi-pogasili-persu-v-ukraini-marku-stvorenu-za-dopomogou-stucnogo-intelektu.html</text:a>
</text:p>
      <!--NEWS-->
      <text:h text:style-name="P10" text:outline-level="1">
<text:span text:style-name="T4">
Росіяни обстріляли село на Херсонщині, є поранений</text:span>
</text:h>
      <text:p text:style-name="P4">
Authors: Ukrinform (Person)</text:p>
      <text:p text:style-name="P4">
Publisher: Укринформ (Organization)</text:p>
      <text:p text:style-name="P4">
Published Time: 2023-05-22T19:57:00+03:00</text:p>
      <text:p text:style-name="P4">
Modified Time: 2023-05-22T19:57:00+03:00</text:p>
      <text:p text:style-name="P4">
Description: Російські війська обстріляли село Качкарівка Херсонської області, поранивши мирного жителя.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Обстріл', 'Війна з Росією']</text:p>
      <text:p text:style-name="P4">
Type: Article</text:p>
      <!--METADATA-->
      <text:p text:style-name="P4">
<draw:frame draw:style-name="fr1" draw:name="Image247" text:anchor-type="as-char" svg:width="6.9236in" svg:height="3.956343in" draw:z-index="0">
<draw:image xlink:href="../Images/yкринформ/2023-05-22T19-57-00-03-00/630_360_1654768443-794.jpg" xlink:type="simple" xlink:show="embed" xlink:actuate="onLoad" draw:mime-type="image/jpeg"/>
</draw:frame>
 Російськівійська обстріляли село Качкарівка Херсонської області, поранивши мирногожителя.</text:p>
      <text:p text:style-name="P4">
Як передає Укрінформ, про це Херсонська обласна військова адміністраціяповідомила в <text:a xlink:type="simple" xlink:href="https://t.me/khersonskaODA/6057" text:style-name="Internet_20_link" text:visited-style-name="Visited_20_Internet_20_Link">
 </text:a>
 .</text:p>
      <text:p text:style-name="P4">
"Постраждалого шпиталізували, медики надають йому необхідну допомогу", —зазначили в ОВА.</text:p>
      <text:p text:style-name="P4">
<text:span text:style-name="T4">
Читайте також:</text:span>
 <text:a xlink:type="simple" xlink:href="https://www.ukrinform.ua/rubric-regions/3712693-v-izumi-vnaslidok-obstrilu-poranenij-desatiricnij-hlopcik.html" text:style-name="Internet_20_link" text:visited-style-name="Visited_20_Internet_20_Link">
 </text:a>
</text:p>
      <text:p text:style-name="P4">
Як повідомляв Укрінформ, унаслідок <text:a xlink:type="simple" xlink:href="https://www.ukrinform.ua/rubric-regions/3712587-na-hersonsini-vid-vorozogo-snaradu-zaginuv-civilnij-akij-remontuvav-svij-budinok.html" text:style-name="Internet_20_link" text:visited-style-name="Visited_20_Internet_20_Link">
 </text:a>
 Херсонської області загинув 45-річний цивільний.Уламок снаряда влучив чоловікові в серце, коли той ремонтував покрівлю ранішепошкодженого будинку.</text:p>
      <text:p text:style-name="P4">
Source: <text:a xlink:type="simple" xlink:href="https://www.ukrinform.ua/rubric-ato/3712760-rosiani-obstrilali-selo-na-hersonsini-e-poranenij.html" text:style-name="Internet_20_link" text:visited-style-name="Visited_20_Internet_20_Link">
https://www.ukrinform.ua/rubric-ato/3712760-rosiani-obstrilali-selo-na-hersonsini-e-poranenij.html</text:a>
</text:p>
      <!--NEWS-->
      <text:h text:style-name="P10" text:outline-level="1">
<text:span text:style-name="T4">
В Україні розробляють генератор холодної плазми, який допоможе лікувати рани</text:span>
</text:h>
      <text:p text:style-name="P4">
Authors: Ukrinform (Person)</text:p>
      <text:p text:style-name="P4">
Publisher: Укринформ (Organization)</text:p>
      <text:p text:style-name="P4">
Published Time: 2023-05-22T19:58:18+03:00</text:p>
      <text:p text:style-name="P4">
Modified Time: 2023-05-22T19:58:18+03:00</text:p>
      <text:p text:style-name="P4">
Description: У Державному університеті «Житомирська політехніка» розробляють генератор холодної плазми, який використовуватиметься для лікування ран та стерилізації медичних інструментів. — Укрінформ.</text:p>
      <text:p text:style-name="P4">
Images: ['<text:a xlink:type="simple" xlink:href="https://static.ukrinform.com/photos/2023_05/thumb_files/630_360_1684773369-221.jpg" text:style-name="Internet_20_link" text:visited-style-name="Visited_20_Internet_20_Link">
630_360_16847...</text:a>
', '<text:a xlink:type="simple" xlink:href="https://static.ukrinform.com/photos/2023_05/1684773370-433.jpg" text:style-name="Internet_20_link" text:visited-style-name="Visited_20_Internet_20_Link">
1684773370-43...</text:a>
', '<text:a xlink:type="simple" xlink:href="https://static.ukrinform.com/photos/2023_05/1684773370-542.jpg" text:style-name="Internet_20_link" text:visited-style-name="Visited_20_Internet_20_Link">
1684773370-54...</text:a>
']</text:p>
      <text:p text:style-name="P4">
Tags: ['Медицина', 'Технології', 'Житомир']</text:p>
      <text:p text:style-name="P4">
Type: Article</text:p>
      <!--METADATA-->
      <text:p text:style-name="P4">
<draw:frame draw:style-name="fr1" draw:name="Image248" text:anchor-type="as-char" svg:width="6.9236in" svg:height="3.956343in" draw:z-index="0">
<draw:image xlink:href="../Images/yкринформ/2023-05-22T19-58-18-03-00/630_360_1684773369-221.jpg" xlink:type="simple" xlink:show="embed" xlink:actuate="onLoad" draw:mime-type="image/jpeg"/>
</draw:frame>
 УДержавному університеті «Житомирська політехніка» розробляють генераторхолодної плазми, який використовуватиметься для лікування ран та стерилізаціїмедичних інструментів.</text:p>
      <text:p text:style-name="P4">
Про це кореспондентові Укрінформу розповів викладач факультету інформаційно-комп’ютерних технологій університету Роман Коломієць.</text:p>
      <text:p text:style-name="P4">
«Зараз триває розробка генератора холодної плазми для медичного застосування.Ми робимо акцент саме на медицині, хоча такі генератори використовуються,зокрема, і в харчовій промисловості. Принцип його роботи в тому, що привисокій напрузі, орієнтовно 20 тисяч вольтів, повітря іонізується, а іони – ценовий агрегатний стан речовини – плазма. Саме іони вбивають бактерії. Перевагатакої розробки в тому, що бактерія не виробляє до неї імунітету. Коли мизастосовуємо антибіотики проти бактерій, вони не знищують їх на 100%, аджебактерії виробляють до них імунітет та мутують. Щодо вірусів, ефективністьгенератора холодної плазми не доведена», - зазначив Коломієць.</text:p>
      <text:p text:style-name="P4">
<draw:frame draw:style-name="fr1" draw:name="Image249" text:anchor-type="as-char" svg:width="6.9236in" svg:height="5.1927in" draw:z-index="0">
<draw:image xlink:href="../Images/yкринформ/2023-05-22T19-58-18-03-00/1684773370-433.jpg" xlink:type="simple" xlink:show="embed" xlink:actuate="onLoad" draw:mime-type="image/jpeg"/>
</draw:frame>
</text:p>
      <text:p text:style-name="P4">
За словами науковця, такий метод почав розвиватися у світі близько 10 роківтому. Вартість генераторів холодної плазми у <text:a xlink:type="simple" xlink:href="https://www.ukrinform.ua/tag-evrosouz" text:style-name="Internet_20_link" text:visited-style-name="Visited_20_Internet_20_Link">
 </text:a>
 та США зависока, а розробка Житомирської політехніки орієнтована нате, аби вона була нижчою і прийнятною для українського споживача.</text:p>
      <text:p text:style-name="P4">
Наразі в університеті створили вже третій прототип такого генератора, якийпланують вдосконалити ще. Коломієць акцентує, що розробку можна будевикористовувати для обробки ран, адже холодна плазма здатна зупинятикровотечі, має бактерицидну дію та убезпечує від термального ураження тканин.</text:p>
      <text:p text:style-name="P4">
<draw:frame draw:style-name="fr1" draw:name="Image250" text:anchor-type="as-char" svg:width="6.9236in" svg:height="9.160949in" draw:z-index="0">
<draw:image xlink:href="../Images/yкринформ/2023-05-22T19-58-18-03-00/1684773370-542.jpg" xlink:type="simple" xlink:show="embed" xlink:actuate="onLoad" draw:mime-type="image/jpeg"/>
</draw:frame>
</text:p>
      <text:p text:style-name="P4">
<text:span text:style-name="T4">
Читайте також:</text:span>
 <text:a xlink:type="simple" xlink:href="https://www.ukrinform.ua/rubric-society/3707407-v-ohmatditi-vidkriut-sucasne-viddilenna-reabilitacii-dla-ditej-v-umovah-stacionaru.html" text:style-name="Internet_20_link" text:visited-style-name="Visited_20_Internet_20_Link">
 <text:span text:style-name="T4">
Охматдит</text:span>
 </text:a>
</text:p>
      <text:p text:style-name="P4">
Окрім того, такий метод підійде для стерилізації інструментів у лікарнях,салонах краси, тату-салонах. Серед переваг генератора холодної плазми,зокрема, можливість, стерилізувати інструменти з будь-якого матеріалу. Доприкладу, для стерилізації методом кип’ятіння придатні лише металеві вироби. Упорівнянні з кварцуванням, ця розробка здатна обробляти приладдя з усіх сторінодночасно.</text:p>
      <text:p text:style-name="P4">
<text:span text:style-name="T5">
Фото: Держуніверситет «Житомирська політехніка», Укрінформ</text:span>
</text:p>
      <text:p text:style-name="P4">
Source: <text:a xlink:type="simple" xlink:href="https://www.ukrinform.ua/rubric-technology/3712758-v-ukraini-rozroblaut-generator-holodnoi-plazmi-akij-dopomoze-likuvati-rani.html" text:style-name="Internet_20_link" text:visited-style-name="Visited_20_Internet_20_Link">
https://www.ukrinform.ua/rubric-technology/3712758-v-ukraini-rozroblaut-generator-holodnoi-plazmi-akij-dopomoze-likuvati-rani.html</text:a>
</text:p>
      <!--NEWS-->
      <text:h text:style-name="P10" text:outline-level="1">
<text:span text:style-name="T4">
У Міжнародний день музеїв у Львові на екскурсії прийшли майже 13 тисяч людей</text:span>
</text:h>
      <text:p text:style-name="P4">
Authors: Ukrinform (Person)</text:p>
      <text:p text:style-name="P4">
Publisher: Укринформ (Organization)</text:p>
      <text:p text:style-name="P4">
Published Time: 2023-05-22T20:07:00+03:00</text:p>
      <text:p text:style-name="P4">
Modified Time: 2023-05-22T20:07:00+03:00</text:p>
      <text:p text:style-name="P4">
Description: У Львові музеї та спеціальні заходи від них з 18 по 21 травня відвідали 12 тисяч 937 мешканців та гостей міста. — Укрінформ.</text:p>
      <text:p text:style-name="P4">
Images: ['<text:a xlink:type="simple" xlink:href="https://static.ukrinform.com/photos/2023_05/thumb_files/630_360_1684774713-7967.jpeg" text:style-name="Internet_20_link" text:visited-style-name="Visited_20_Internet_20_Link">
630_360_16847...</text:a>
', '<text:a xlink:type="simple" xlink:href="https://static.ukrinform.com/photos/2023_05/thumb_files/630_360_1684774827-4327.jpeg" text:style-name="Internet_20_link" text:visited-style-name="Visited_20_Internet_20_Link">
630_360_16847...</text:a>
', '<text:a xlink:type="simple" xlink:href="https://static.ukrinform.com/photos/2023_05/thumb_files/630_360_1684774713-8456.jpeg" text:style-name="Internet_20_link" text:visited-style-name="Visited_20_Internet_20_Link">
630_360_16847...</text:a>
', '<text:a xlink:type="simple" xlink:href="https://static.ukrinform.com/photos/2023_05/thumb_files/630_360_1684774713-5903.jpeg" text:style-name="Internet_20_link" text:visited-style-name="Visited_20_Internet_20_Link">
630_360_16847...</text:a>
', '<text:a xlink:type="simple" xlink:href="https://static.ukrinform.com/photos/2023_05/thumb_files/630_360_1684774713-3829.jpeg" text:style-name="Internet_20_link" text:visited-style-name="Visited_20_Internet_20_Link">
630_360_16847...</text:a>
', '<text:a xlink:type="simple" xlink:href="https://static.ukrinform.com/photos/2023_05/thumb_files/630_360_1684774713-9732.jpeg" text:style-name="Internet_20_link" text:visited-style-name="Visited_20_Internet_20_Link">
630_360_16847...</text:a>
', '<text:a xlink:type="simple" xlink:href="https://static.ukrinform.com/photos/2023_05/thumb_files/630_360_1684774827-8041.jpeg" text:style-name="Internet_20_link" text:visited-style-name="Visited_20_Internet_20_Link">
630_360_16847...</text:a>
', '<text:a xlink:type="simple" xlink:href="https://static.ukrinform.com/photos/2023_05/thumb_files/630_360_1684774827-3332.jpeg" text:style-name="Internet_20_link" text:visited-style-name="Visited_20_Internet_20_Link">
630_360_16847...</text:a>
', '<text:a xlink:type="simple" xlink:href="https://static.ukrinform.com/photos/2023_05/thumb_files/630_360_1684774827-6715.jpeg" text:style-name="Internet_20_link" text:visited-style-name="Visited_20_Internet_20_Link">
630_360_16847...</text:a>
', '<text:a xlink:type="simple" xlink:href="https://static.ukrinform.com/photos/2023_05/thumb_files/630_360_1684774827-7090.jpeg" text:style-name="Internet_20_link" text:visited-style-name="Visited_20_Internet_20_Link">
630_360_16847...</text:a>
', '<text:a xlink:type="simple" xlink:href="https://static.ukrinform.com/photos/2023_05/thumb_files/630_360_1684774827-7866.jpeg" text:style-name="Internet_20_link" text:visited-style-name="Visited_20_Internet_20_Link">
630_360_16847...</text:a>
', '<text:a xlink:type="simple" xlink:href="https://static.ukrinform.com/photos/2023_05/thumb_files/630_360_1684774965-9330.jpeg" text:style-name="Internet_20_link" text:visited-style-name="Visited_20_Internet_20_Link">
630_360_16847...</text:a>
', '<text:a xlink:type="simple" xlink:href="https://static.ukrinform.com/photos/2023_05/thumb_files/630_360_1684774965-2883.jpeg" text:style-name="Internet_20_link" text:visited-style-name="Visited_20_Internet_20_Link">
630_360_16847...</text:a>
']</text:p>
      <text:p text:style-name="P4">
Tags: ['Львів', 'Музей', 'Музика', 'Виставка']</text:p>
      <text:p text:style-name="P4">
Type: Article</text:p>
      <!--METADATA-->
      <text:p text:style-name="P4">
<draw:frame draw:style-name="fr1" draw:name="Image251" text:anchor-type="as-char" svg:width="6.9236in" svg:height="3.956343in" draw:z-index="0">
<draw:image xlink:href="../Images/yкринформ/2023-05-22T20-07-00-03-00/630_360_1684774713-7967.jpeg" xlink:type="simple" xlink:show="embed" xlink:actuate="onLoad" draw:mime-type="image/jpeg"/>
</draw:frame>
 У Львовімузеї та спеціальні заходи від них з 18 по 21 травня відвідали 12 тисяч 937мешканців та гостей міста.</text:p>
      <text:p text:style-name="P4">
Про це повідомляє <text:a xlink:type="simple" xlink:href="https://city-adm.lviv.ua/news/events/296633-mizhnarodnyi-den-muzeiv-u-lvovi-vidvidaly-maizhe-13-tysiach-osib" text:style-name="Internet_20_link" text:visited-style-name="Visited_20_Internet_20_Link">
 </text:a>
 , передає Укрінформ.</text:p>
      <text:p text:style-name="P4">
Зазначається, що цього року Міжнародний день музеїв у Львові тривав чотири дні- з 18 по 21 травня. У заході взяли участь 34 музеї та організували понадсотню різних тематичних подій: від прослуховування класичної музики до кіннихпрогулянок та виставок особистих речей Степана Бандери. Загалом за цей часмузеї та спеціальні заходи від них відвідали 12 тисяч 937 мешканців та гостейміста.</text:p>
      <text:p text:style-name="P4">
<draw:frame draw:style-name="fr1" draw:name="Image252" text:anchor-type="as-char" svg:width="6.9236in" svg:height="3.956343in" draw:z-index="0">
<draw:image xlink:href="../Images/yкринформ/2023-05-22T20-07-00-03-00/630_360_1684774827-4327.jpeg" xlink:type="simple" xlink:show="embed" xlink:actuate="onLoad" draw:mime-type="image/jpeg"/>
</draw:frame>
 УМіжнародний день музеїв у Львові на екскурсії прийшли майже 13 тисяч людей /Фото: Анастасія Смольєнко, Укрінформ  <text:a xlink:type="simple" xlink:href="https://static.ukrinform.com/photos/2023_05/1684774827-4327.jpeg" text:style-name="Internet_20_link" text:visited-style-name="Visited_20_Internet_20_Link">
<draw:frame draw:style-name="fr1" draw:name="Image253" text:anchor-type="as-char" svg:width="6.9236in" svg:height="3.956343in" draw:z-index="0">
<draw:image xlink:href="../Images/yкринформ/2023-05-22T20-07-00-03-00/630_360_1684774827-4327.jpeg" xlink:type="simple" xlink:show="embed" xlink:actuate="onLoad" draw:mime-type="image/jpeg"/>
</draw:frame>
</text:a>
 <text:a xlink:type="simple" xlink:href="https://static.ukrinform.com/photos/2023_05/1684774713-7967.jpeg" text:style-name="Internet_20_link" text:visited-style-name="Visited_20_Internet_20_Link">
<draw:frame draw:style-name="fr1" draw:name="Image254" text:anchor-type="as-char" svg:width="6.9236in" svg:height="3.956343in" draw:z-index="0">
<draw:image xlink:href="../Images/yкринформ/2023-05-22T20-07-00-03-00/630_360_1684774713-7967.jpeg" xlink:type="simple" xlink:show="embed" xlink:actuate="onLoad" draw:mime-type="image/jpeg"/>
</draw:frame>
</text:a>
 <text:a xlink:type="simple" xlink:href="https://static.ukrinform.com/photos/2023_05/1684774713-8456.jpeg" text:style-name="Internet_20_link" text:visited-style-name="Visited_20_Internet_20_Link">
<draw:frame draw:style-name="fr1" draw:name="Image255" text:anchor-type="as-char" svg:width="6.9236in" svg:height="3.956343in" draw:z-index="0">
<draw:image xlink:href="../Images/yкринформ/2023-05-22T20-07-00-03-00/630_360_1684774713-8456.jpeg" xlink:type="simple" xlink:show="embed" xlink:actuate="onLoad" draw:mime-type="image/jpeg"/>
</draw:frame>
</text:a>
 <text:a xlink:type="simple" xlink:href="https://static.ukrinform.com/photos/2023_05/1684774713-5903.jpeg" text:style-name="Internet_20_link" text:visited-style-name="Visited_20_Internet_20_Link">
<draw:frame draw:style-name="fr1" draw:name="Image256" text:anchor-type="as-char" svg:width="6.9236in" svg:height="3.956343in" draw:z-index="0">
<draw:image xlink:href="../Images/yкринформ/2023-05-22T20-07-00-03-00/630_360_1684774713-5903.jpeg" xlink:type="simple" xlink:show="embed" xlink:actuate="onLoad" draw:mime-type="image/jpeg"/>
</draw:frame>
</text:a>
 <text:a xlink:type="simple" xlink:href="https://static.ukrinform.com/photos/2023_05/1684774713-3829.jpeg" text:style-name="Internet_20_link" text:visited-style-name="Visited_20_Internet_20_Link">
<draw:frame draw:style-name="fr1" draw:name="Image257" text:anchor-type="as-char" svg:width="6.9236in" svg:height="3.956343in" draw:z-index="0">
<draw:image xlink:href="../Images/yкринформ/2023-05-22T20-07-00-03-00/630_360_1684774713-3829.jpeg" xlink:type="simple" xlink:show="embed" xlink:actuate="onLoad" draw:mime-type="image/jpeg"/>
</draw:frame>
</text:a>
 <text:a xlink:type="simple" xlink:href="https://static.ukrinform.com/photos/2023_05/1684774713-9732.jpeg" text:style-name="Internet_20_link" text:visited-style-name="Visited_20_Internet_20_Link">
<draw:frame draw:style-name="fr1" draw:name="Image258" text:anchor-type="as-char" svg:width="6.9236in" svg:height="3.956343in" draw:z-index="0">
<draw:image xlink:href="../Images/yкринформ/2023-05-22T20-07-00-03-00/630_360_1684774713-9732.jpeg" xlink:type="simple" xlink:show="embed" xlink:actuate="onLoad" draw:mime-type="image/jpeg"/>
</draw:frame>
</text:a>
 <text:a xlink:type="simple" xlink:href="https://static.ukrinform.com/photos/2023_05/1684774827-8041.jpeg" text:style-name="Internet_20_link" text:visited-style-name="Visited_20_Internet_20_Link">
<draw:frame draw:style-name="fr1" draw:name="Image259" text:anchor-type="as-char" svg:width="6.9236in" svg:height="3.956343in" draw:z-index="0">
<draw:image xlink:href="../Images/yкринформ/2023-05-22T20-07-00-03-00/630_360_1684774827-8041.jpeg" xlink:type="simple" xlink:show="embed" xlink:actuate="onLoad" draw:mime-type="image/jpeg"/>
</draw:frame>
</text:a>
 <text:a xlink:type="simple" xlink:href="https://static.ukrinform.com/photos/2023_05/1684774827-3332.jpeg" text:style-name="Internet_20_link" text:visited-style-name="Visited_20_Internet_20_Link">
<draw:frame draw:style-name="fr1" draw:name="Image260" text:anchor-type="as-char" svg:width="6.9236in" svg:height="3.956343in" draw:z-index="0">
<draw:image xlink:href="../Images/yкринформ/2023-05-22T20-07-00-03-00/630_360_1684774827-3332.jpeg" xlink:type="simple" xlink:show="embed" xlink:actuate="onLoad" draw:mime-type="image/jpeg"/>
</draw:frame>
</text:a>
 <text:a xlink:type="simple" xlink:href="https://static.ukrinform.com/photos/2023_05/1684774827-6715.jpeg" text:style-name="Internet_20_link" text:visited-style-name="Visited_20_Internet_20_Link">
<draw:frame draw:style-name="fr1" draw:name="Image261" text:anchor-type="as-char" svg:width="6.9236in" svg:height="3.956343in" draw:z-index="0">
<draw:image xlink:href="../Images/yкринформ/2023-05-22T20-07-00-03-00/630_360_1684774827-6715.jpeg" xlink:type="simple" xlink:show="embed" xlink:actuate="onLoad" draw:mime-type="image/jpeg"/>
</draw:frame>
</text:a>
 <text:a xlink:type="simple" xlink:href="https://static.ukrinform.com/photos/2023_05/1684774827-7090.jpeg" text:style-name="Internet_20_link" text:visited-style-name="Visited_20_Internet_20_Link">
<draw:frame draw:style-name="fr1" draw:name="Image262" text:anchor-type="as-char" svg:width="6.9236in" svg:height="3.956343in" draw:z-index="0">
<draw:image xlink:href="../Images/yкринформ/2023-05-22T20-07-00-03-00/630_360_1684774827-7090.jpeg" xlink:type="simple" xlink:show="embed" xlink:actuate="onLoad" draw:mime-type="image/jpeg"/>
</draw:frame>
</text:a>
 <text:a xlink:type="simple" xlink:href="https://static.ukrinform.com/photos/2023_05/1684774827-7866.jpeg" text:style-name="Internet_20_link" text:visited-style-name="Visited_20_Internet_20_Link">
<draw:frame draw:style-name="fr1" draw:name="Image263" text:anchor-type="as-char" svg:width="6.9236in" svg:height="3.956343in" draw:z-index="0">
<draw:image xlink:href="../Images/yкринформ/2023-05-22T20-07-00-03-00/630_360_1684774827-7866.jpeg" xlink:type="simple" xlink:show="embed" xlink:actuate="onLoad" draw:mime-type="image/jpeg"/>
</draw:frame>
</text:a>
 <text:a xlink:type="simple" xlink:href="https://static.ukrinform.com/photos/2023_05/1684774965-9330.jpeg" text:style-name="Internet_20_link" text:visited-style-name="Visited_20_Internet_20_Link">
<draw:frame draw:style-name="fr1" draw:name="Image264" text:anchor-type="as-char" svg:width="6.9236in" svg:height="3.956343in" draw:z-index="0">
<draw:image xlink:href="../Images/yкринформ/2023-05-22T20-07-00-03-00/630_360_1684774965-9330.jpeg" xlink:type="simple" xlink:show="embed" xlink:actuate="onLoad" draw:mime-type="image/jpeg"/>
</draw:frame>
</text:a>
 <text:a xlink:type="simple" xlink:href="https://static.ukrinform.com/photos/2023_05/1684774965-2883.jpeg" text:style-name="Internet_20_link" text:visited-style-name="Visited_20_Internet_20_Link">
<draw:frame draw:style-name="fr1" draw:name="Image265" text:anchor-type="as-char" svg:width="6.9236in" svg:height="3.956343in" draw:z-index="0">
<draw:image xlink:href="../Images/yкринформ/2023-05-22T20-07-00-03-00/630_360_1684774965-2883.jpeg" xlink:type="simple" xlink:show="embed" xlink:actuate="onLoad" draw:mime-type="image/jpeg"/>
</draw:frame>
</text:a>
</text:p>
      <text:p text:style-name="P4">
Темою Міжнародного дня стало “ <text:a xlink:type="simple" xlink:href="https://www.ukrinform.ua/tag-muzej" text:style-name="Internet_20_link" text:visited-style-name="Visited_20_Internet_20_Link">
 </text:a>
 –стійкість і добробут”, аби підкреслити роль музеїв у добробуті і сталомурозвитку суспільства.</text:p>
      <text:p text:style-name="P4">
“Це щорічний фестиваль, який дарує гарну нагоду відвідати музеї, побачити те,що було заховане, послухати захоплюючі лекції, долучитися до майстер-класів,відчути експонати наосліп, побачити унікальні історичні карети, примірятистаровинний український одяг, поснідати у музеї….. Щороку це особливий захід ікожен музей готує щось цікаве, чого раніше не показував або не організував”, —розповіла керівниця управління туризму Львівської міської ради ХристинаЛебедь.</text:p>
      <text:p text:style-name="P4">
<text:span text:style-name="T4">
Читайте також:</text:span>
 <text:a xlink:type="simple" xlink:href="https://www.ukrinform.ua/rubric-culture/3711835-tkacenko-obgovoriv-iz-muzejnikami-rozvitok-sferi-u-voennij-cas.html" text:style-name="Internet_20_link" text:visited-style-name="Visited_20_Internet_20_Link">
 <text:span text:style-name="T4">
музей</text:span>
 </text:a>
</text:p>
      <text:p text:style-name="P4">
Як повідомляв <text:a xlink:type="simple" xlink:href="https://www.ukrinform.ua/rubric-culture/3711297-u-lvivskomu-istoricnomu-muzei-vperse-za-cas-vijni-pokazali-kolekciu-starodrukiv.html" text:style-name="Internet_20_link" text:visited-style-name="Visited_20_Internet_20_Link">
 </text:a>
 , уЛьвівському історичному музеї вперше за час війни показали колекціюстародруків XVI-XVII ст. Серед представлених пам’яток – «Апостол» ІванаФедоровича.</text:p>
      <text:p text:style-name="P4">
18-21 травня Львів відзначив День музеїв. З цієї нагоди 33 музеї Львова таЛьвівщини розробили спеціальну програму з низкою безкоштовних екскурсій,концертів, майстер-класів, фотосесій та лекцій.</text:p>
      <text:p text:style-name="P4">
Source: <text:a xlink:type="simple" xlink:href="https://www.ukrinform.ua/rubric-culture/3712761-u-miznarodnij-den-muzeiv-u-lvovi-na-ekskursii-prijsli-majze-13-tisac-ludej.html" text:style-name="Internet_20_link" text:visited-style-name="Visited_20_Internet_20_Link">
https://www.ukrinform.ua/rubric-culture/3712761-u-miznarodnij-den-muzeiv-u-lvovi-na-ekskursii-prijsli-majze-13-tisac-ludej.html</text:a>
</text:p>
      <!--NEWS-->
      <text:h text:style-name="P10" text:outline-level="1">
<text:span text:style-name="T4">
США підписали оборонну угоду з Папуа-Новою Гвінеєю для протидії експансії Китаю</text:span>
</text:h>
      <text:p text:style-name="P4">
Authors: Ukrinform (Person)</text:p>
      <text:p text:style-name="P4">
Publisher: Укринформ (Organization)</text:p>
      <text:p text:style-name="P4">
Published Time: 2023-05-22T20:08:20+03:00</text:p>
      <text:p text:style-name="P4">
Modified Time: 2023-05-22T20:08:20+03:00</text:p>
      <text:p text:style-name="P4">
Description: Уряд Сполучених Штатів підписав нову Угоду про співпрацю у сфері оборони з острівною державою Папуа-Нова Гвінея на тлі зусиль Вашингтона щодо протистояння експансії Китаю в Індо-Тихоокеанському регіоні. — Укрінформ.</text:p>
      <text:p text:style-name="P4">
Images: ['<text:a xlink:type="simple" xlink:href="https://static.ukrinform.com/photos/2023_05/thumb_files/630_360_1684775216-580.jpeg" text:style-name="Internet_20_link" text:visited-style-name="Visited_20_Internet_20_Link">
630_360_16847...</text:a>
']</text:p>
      <text:p text:style-name="P4">
Tags: ['Китай', 'Оборона', 'Папуа-Нова Гвінея', 'США']</text:p>
      <text:p text:style-name="P4">
Type: Article</text:p>
      <!--METADATA-->
      <text:p text:style-name="P4">
<draw:frame draw:style-name="fr1" draw:name="Image266" text:anchor-type="as-char" svg:width="6.9236in" svg:height="3.956343in" draw:z-index="0">
<draw:image xlink:href="../Images/yкринформ/2023-05-22T20-08-20-03-00/630_360_1684775216-580.jpeg" xlink:type="simple" xlink:show="embed" xlink:actuate="onLoad" draw:mime-type="image/jpeg"/>
</draw:frame>
 УрядСполучених Штатів підписав нову Угоду про співпрацю у сфері оборони зострівною державою Папуа-Нова Гвінея на тлі зусиль Вашингтона щодопротистояння експансії Китаю в Індо-Тихоокеанському регіоні.</text:p>
      <text:p text:style-name="P4">
Офіційна церемонія відбулася в понеділок, під час візиту держсекретаря ЕнтоніБлінкена до цієї держави, передає Укрінформ із посиланням на ДерждепартаментСША.</text:p>
      <text:p text:style-name="P4">
«Угода модернізує наші відносини у сфері безпеки та замінить застарілу Угодупро статус Збройних сил, а також Меморандум про взаєморозуміння щодо оборонноїспівпраці»,- пояснили в зовнішньополітичному відомстві США.</text:p>
      <text:p text:style-name="P4">
При цьому уточнюється, що дві країни сформують основу для посилення співпраціу сфері безпеки, що дасть змогу, в тому числі, зміцнити потенціал сил оборониострівної держави, а також «посилити стабільність і безпеку в регіоні».</text:p>
      <text:p text:style-name="P4">
Передбачається, що нова угода розширить двосторонні та багатосторонні навчанняв регіоні та покращить можливості <text:a xlink:type="simple" xlink:href="https://www.ukrinform.ua/tag-ssa" text:style-name="Internet_20_link" text:visited-style-name="Visited_20_Internet_20_Link">
 </text:a>
реагувати на надзвичайні ситуації в регіоні.</text:p>
      <text:p text:style-name="P4">
Крім того, США й Папуа-Нова Гвінея уклали Угоду щодо протидії незаконнимтранснаціональним морським операціям.</text:p>
      <text:p text:style-name="P4">
«Тісні партнерські відносини Америки з демократичними країнами-однодумцями євеличезним джерелом стабільності та сили», - підкреслили у цьому зв’язку вДерждепартаменті США.</text:p>
      <text:p text:style-name="P4">
<text:span text:style-name="T4">
Читайте також:</text:span>
 <text:a xlink:type="simple" xlink:href="https://www.ukrinform.ua/rubric-world/3712511-premer-indii-ta-derzsekretar-ssa-zustrilisa-z-liderami-tihookeanskih-ostroviv-u-papuanovij-gvinei.html" text:style-name="Internet_20_link" text:visited-style-name="Visited_20_Internet_20_Link">
 <text:span text:style-name="T4">
Папуа</text:span>
 </text:a>
</text:p>
      <text:p text:style-name="P4">
Як повідомлялося, президент США Джо Байден планував після саміту G7 у Японіївідвідати з візитами Папуа-Нову Гвінею й Австралію. Однак через гострунеобхідність проведення переговорів у Вашингтоні про підвищення стелідержавного боргу США глава Білого дому скасував свої візити та доручивздійснити їх держсекретарю США Ентоні Блінкену.</text:p>
      <text:p text:style-name="P4">
Фото: depositphotos.com</text:p>
      <text:p text:style-name="P4">
Source: <text:a xlink:type="simple" xlink:href="https://www.ukrinform.ua/rubric-world/3712762-ssa-pidpisali-oboronnu-ugodu-z-papuanovou-gvineeu-dla-protidii-ekspansii-kitau.html" text:style-name="Internet_20_link" text:visited-style-name="Visited_20_Internet_20_Link">
https://www.ukrinform.ua/rubric-world/3712762-ssa-pidpisali-oboronnu-ugodu-z-papuanovou-gvineeu-dla-protidii-ekspansii-kitau.html</text:a>
</text:p>
      <!--NEWS-->
      <text:h text:style-name="P10" text:outline-level="1">
<text:span text:style-name="T4">
Україна закликала латвійський бізнес долучатися до відбудови</text:span>
</text:h>
      <text:p text:style-name="P4">
Authors: Ukrinform (Person)</text:p>
      <text:p text:style-name="P4">
Publisher: Укринформ (Organization)</text:p>
      <text:p text:style-name="P4">
Published Time: 2023-05-22T20:15:00+03:00</text:p>
      <text:p text:style-name="P4">
Modified Time: 2023-05-22T20:15:00+03:00</text:p>
      <text:p text:style-name="P4">
Description: Україна розраховує на підтримку латвійського бізнесу у відбудові країни та пропонує, аби національна Експортно-кредитна агенція розглянула можливість фінансувати не тільки торговельні контракти, а й інвестиційні. — Укрінформ.</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Мінекономіки', 'Україна', 'Відбудова']</text:p>
      <text:p text:style-name="P4">
Type: Article</text:p>
      <!--METADATA-->
      <text:p text:style-name="P4">
<draw:frame draw:style-name="fr1" draw:name="Image267" text:anchor-type="as-char" svg:width="6.9236in" svg:height="3.956343in" draw:z-index="0">
<draw:image xlink:href="../Images/yкринформ/2023-05-22T20-15-00-03-00/630_360_1645814843-702.jpg" xlink:type="simple" xlink:show="embed" xlink:actuate="onLoad" draw:mime-type="image/jpeg"/>
</draw:frame>
 Українарозраховує на підтримку латвійського бізнесу у відбудові країни та пропонує,аби національна Експортно-кредитна агенція розглянула можливість фінансуватине тільки торговельні контракти, а й інвестиційні.</text:p>
      <text:p text:style-name="P4">
Як передає Укрінформ, про це повідомляє <text:a xlink:type="simple" xlink:href="https://www.me.gov.ua/News/Detail" text:style-name="Internet_20_link" text:visited-style-name="Visited_20_Internet_20_Link">
</text:a>
 запідсумками зустрічі першого віцепрем’єр-міністра – міністра економіки УкраїниЮлії Свириденко з делегацією Латвії на чолі з міністром економіки ІлзеІндріксоне.</text:p>
      <text:p text:style-name="P4">
«Ми вже розуміємо, за якою економічною моделлю буде відбуватися відбудоваУкраїни. Саме під час війни ми зрозуміли, які у нас є основні переваги передіншими країнами. Тому саме на них ми будемо робити ставку при відбудові -цифрові технології, "зелена" енергетика, аграрна галузь та оборонно-промисловий комплекс», - сказала Свириденко.</text:p>
      <text:p text:style-name="P4">
У Мінекономіки наголошують, що саме доступ до фінансування є надзвичайноважливою та актуальною проблемою для бізнесу сьогодні.</text:p>
      <text:p text:style-name="P4">
«У нас є державна фінансова допомога, але зрозуміло, що наймасштабнішавідбудова в Європі з часів Другої світової війни буде відбуватися здебільшогоза рахунок приватного капіталу. Тому ми запрошуємо латвійський бізнес доУкраїни і пропонуємо, щоб національна Експортно-кредитна агенція розглянуламожливість фінансувати не тільки торгові контракти, а й інвестиційні», -зауважила Свириденко.</text:p>
      <text:p text:style-name="P4">
<text:span text:style-name="T4">
Читайте також:</text:span>
 <text:a xlink:type="simple" xlink:href="https://www.ukrinform.ua/rubric-vidbudova/3712756-dla-vidbudovi-ukraini-vikoristaut-3dprinter-akim-zvodat-skolu-u-lvovi.html" text:style-name="Internet_20_link" text:visited-style-name="Visited_20_Internet_20_Link">
 <text:span text:style-name="T4">
відбудови</text:span>
 </text:a>
</text:p>
      <text:p text:style-name="P4">
Від імені уряду вона запросила латвійський бізнес узяти участь у міжнароднійконференції з питань відновлення України, яка відбудеться в Лондоні наприкінцічервня.</text:p>
      <text:p text:style-name="P4">
Ще одним напрямком співпраці між Україною і <text:a xlink:type="simple" xlink:href="https://www.ukrinform.ua/tag-latvia" text:style-name="Internet_20_link" text:visited-style-name="Visited_20_Internet_20_Link">
 </text:a>
 може стати обмін досвідом щодо підтримки малого та середнього бізнесу.Адже саме цей бізнес показав найбільшу адаптивність під час війни.</text:p>
      <text:p text:style-name="P4">
За словами Індріксоне, латвійський бізнес зацікавлений у нових напрямкахспівпраці в галузі інформаційних технологій та інновацій.</text:p>
      <text:p text:style-name="P4">
Як повідомляє Укрінформ, міністр Кабінету Міністрів Олег Немчінов та міністрекономіки Латвійської Республіки Ілзе Індріксоне обговорили подальшуспівпрацю, зокрема участь Латвії у відбудові України.</text:p>
      <text:p text:style-name="P4">
Source: <text:a xlink:type="simple" xlink:href="https://www.ukrinform.ua/rubric-vidbudova/3712764-ukraina-zaklikala-latvijskij-biznes-dolucatisa-do-vidbudovi.html" text:style-name="Internet_20_link" text:visited-style-name="Visited_20_Internet_20_Link">
https://www.ukrinform.ua/rubric-vidbudova/3712764-ukraina-zaklikala-latvijskij-biznes-dolucatisa-do-vidbudovi.html</text:a>
</text:p>
      <!--NEWS-->
      <text:h text:style-name="P10" text:outline-level="1">
<text:span text:style-name="T4">
На польсько-білоруському кордоні зросла кількість агресивних дій нелегалів</text:span>
</text:h>
      <text:p text:style-name="P4">
Authors: Ukrinform (Person)</text:p>
      <text:p text:style-name="P4">
Publisher: Укринформ (Organization)</text:p>
      <text:p text:style-name="P4">
Published Time: 2023-05-22T20:22:00+03:00</text:p>
      <text:p text:style-name="P4">
Modified Time: 2023-05-22T20:22:00+03:00</text:p>
      <text:p text:style-name="P4">
Description: На польсько-білоруському кордоні фіксується зростання кількості агресивних дій з боку нелегальних мігрантів, які намагаються потрапити до Польщі за підтримки спецслужб Росії та Білорусі. — Укрінформ.</text:p>
      <text:p text:style-name="P4">
Images: ['<text:a xlink:type="simple" xlink:href="https://static.ukrinform.com/photos/2021_09/thumb_files/630_360_1633018006-508.jpg" text:style-name="Internet_20_link" text:visited-style-name="Visited_20_Internet_20_Link">
630_360_16330...</text:a>
']</text:p>
      <text:p text:style-name="P4">
Tags: ['Білорусь', 'Мігранти', 'Польща', 'Кордон']</text:p>
      <text:p text:style-name="P4">
Type: Article</text:p>
      <!--METADATA-->
      <text:p text:style-name="P4">
<draw:frame draw:style-name="fr1" draw:name="Image268" text:anchor-type="as-char" svg:width="6.9236in" svg:height="3.956343in" draw:z-index="0">
<draw:image xlink:href="../Images/yкринформ/2023-05-22T20-22-00-03-00/630_360_1633018006-508.jpg" xlink:type="simple" xlink:show="embed" xlink:actuate="onLoad" draw:mime-type="image/jpeg"/>
</draw:frame>
 Напольсько-білоруському кордоні фіксується зростання кількості агресивних дій збоку нелегальних мігрантів, які намагаються потрапити до Польщі за підтримкиспецслужб Росії та Білорусі.</text:p>
      <text:p text:style-name="P4">
Про це у <text:a xlink:type="simple" xlink:href="https://twitter.com/StZaryn/status/1660609025082269696" text:style-name="Internet_20_link" text:visited-style-name="Visited_20_Internet_20_Link">
</text:a>
написав уповноважений польського уряду з питань безпеки інформаційногопростору РП, речник міністра-координатора з питань спецслужб Польщі СтаніславЖарин, передає Укрінформ.</text:p>
      <text:p text:style-name="P4">
“Повторюються напади на патрулі Прикордонної служби, які захищають кордон з <text:a xlink:type="simple" xlink:href="https://www.ukrinform.ua/tag-bilorus" text:style-name="Internet_20_link" text:visited-style-name="Visited_20_Internet_20_Link">
</text:a>
 . Значно почастішали спроби штурмукордону. Білоруські та російські спецслужби краще організовують та керуютьіноземцями. Функціонери спецслужб Білорусі та Росії знову на першій лінії”, -написав Жарин.</text:p>
      <text:p text:style-name="Quotations">

<text:p text:style-name="P4">
W wyniku sobotniego(20.05) ataku cudzoziemców na patrol <text:a xlink:type="simple" xlink:href="https://twitter.com/hashtag/funkcjonariuszeSG" text:style-name="Internet_20_link" text:visited-style-name="Visited_20_Internet_20_Link">
&gt;
 </text:a>
&gt;
 uszkodzona została przednia szyba w samochodzie służbowym.  &gt;
  Cudzoziemcy agresją reagują na patrol stojące im na drodze na zachód&gt;
 Europy. Wśród atakujących osób byli również zamaskowani mężczyźni.  &gt;
  1/2 <text:a xlink:type="simple" xlink:href="https://t.co/PS3yqV2wz1" text:style-name="Internet_20_link" text:visited-style-name="Visited_20_Internet_20_Link">
 </text:a>
&gt;
&gt;
 — Straż Graniczna (@Straz_Graniczna) <text:a xlink:type="simple" xlink:href="https://twitter.com/Straz_Graniczna/status/1660556288416260096" text:style-name="Internet_20_link" text:visited-style-name="Visited_20_Internet_20_Link">
&gt;
 </text:a>
</text:p>

</text:p>
      <text:p text:style-name="P4">
Він зазначив, що внаслідок нападу нелегальних мігрантів на польськийприкордонний патруль 20 травня пошкоджено лобове скло службового автомобіля.</text:p>
      <text:p text:style-name="P4">
Причому серед агресивно налаштованих нелегалів багато людей із закритимиобличчями. Як зазначив Жарин, білоруські спецслужби, яким надають допомогуспецслужби РФ, “весь час намагаються створити шлях нелегальної міграції черезПольщу”.</text:p>
      <text:p text:style-name="P4">
Польський чиновник підкреслив, що гібридна операція проти Польщі триває, аголовним бенефіціаром дій проти Європи залишається Росія.</text:p>
      <text:p text:style-name="P4">
“Запуск нелегального міграційного маршруту проти НАТО був частиною агресивнихдій проти Заходу. Росія все ще сподівається дестабілізувати регіон”,-наголосив речник міністра-координатора з питань спецслужб Польщі.</text:p>
      <text:p text:style-name="P4">
<text:span text:style-name="T4">
Читайте також:</text:span>
 <text:a xlink:type="simple" xlink:href="https://www.ukrinform.ua/rubric-world/3606389-u-polsi-vvazaut-realnou-migracijnu-zagrozu-z-boku-rosii.html" text:style-name="Internet_20_link" text:visited-style-name="Visited_20_Internet_20_Link">
 </text:a>
</text:p>
      <text:p text:style-name="P4">
У цьому контексті він зауважив, що у 2007 році російські експерти з питаньактивних заходів (невійськових засобів агресії) зазначали, що “штучна міграціяу Європу і США дозволить Росії проводити агресивні гібридні операції протиЗаходу”.</text:p>
      <text:p text:style-name="P4">
Як повідомлялося, 2021 року Польща і держави Балтії звинуватили Білорусь та РФу гібридній агресії із застосуванням штучно створеного міграційного потоку накордоні. У липні 2022 року <text:a xlink:type="simple" xlink:href="https://www.ukrinform.ua/rubric-world/3518922-polsa-zaversila-budivnictvo-stini-na-kordoni-z-bilorussu.html" text:style-name="Internet_20_link" text:visited-style-name="Visited_20_Internet_20_Link">
 </text:a>
протяжністю 186 кілометрів і заввишки 5,5 метра.</text:p>
      <text:p text:style-name="P4">
<text:span text:style-name="T5">
Фото: Прикордонна служба РП</text:span>
</text:p>
      <text:p text:style-name="P4">
Source: <text:a xlink:type="simple" xlink:href="https://www.ukrinform.ua/rubric-world/3712768-na-polskobiloruskomu-kordoni-zrosla-kilkist-agresivnih-dij-nelegaliv.html" text:style-name="Internet_20_link" text:visited-style-name="Visited_20_Internet_20_Link">
https://www.ukrinform.ua/rubric-world/3712768-na-polskobiloruskomu-kordoni-zrosla-kilkist-agresivnih-dij-nelegaliv.html</text:a>
</text:p>
      <!--NEWS-->
      <text:h text:style-name="P10" text:outline-level="1">
<text:span text:style-name="T4">
У Відні завтра стартує перший перегляд програми МВФ для України</text:span>
</text:h>
      <text:p text:style-name="P4">
Authors: Ukrinform (Person)</text:p>
      <text:p text:style-name="P4">
Publisher: Укринформ (Organization)</text:p>
      <text:p text:style-name="P4">
Published Time: 2023-05-22T20:34:00+03:00</text:p>
      <text:p text:style-name="P4">
Modified Time: 2023-05-22T20:34:00+03:00</text:p>
      <text:p text:style-name="P4">
Description: Прем’єр-міністр Денис Шмигаль обговорив із директором європейського департаменту Міжнародного валютного фонду Альфредом Каммером початок роботи місії з першого перегляду програми кредитування МВФ, допомогу Фонду у відновленні України. — Укрінформ.</text:p>
      <text:p text:style-name="P4">
Images: ['<text:a xlink:type="simple" xlink:href="https://static.ukrinform.com/photos/2023_05/thumb_files/630_360_1684776819-191.jpg" text:style-name="Internet_20_link" text:visited-style-name="Visited_20_Internet_20_Link">
630_360_16847...</text:a>
', '<text:a xlink:type="simple" xlink:href="https://static.ukrinform.com/photos/2023_05/1684776811-553.jpg" text:style-name="Internet_20_link" text:visited-style-name="Visited_20_Internet_20_Link">
1684776811-55...</text:a>
']</text:p>
      <text:p text:style-name="P4">
Tags: ['Кредит', 'МВФ', 'Шмигаль', 'Відбудова']</text:p>
      <text:p text:style-name="P4">
Type: Article</text:p>
      <!--METADATA-->
      <text:p text:style-name="P4">
<draw:frame draw:style-name="fr1" draw:name="Image269" text:anchor-type="as-char" svg:width="6.9236in" svg:height="3.956343in" draw:z-index="0">
<draw:image xlink:href="../Images/yкринформ/2023-05-22T20-34-00-03-00/630_360_1684776819-191.jpg" xlink:type="simple" xlink:show="embed" xlink:actuate="onLoad" draw:mime-type="image/jpeg"/>
</draw:frame>
 Прем’єр-міністр Денис Шмигаль обговорив із директором європейського департаментуМіжнародного валютного фонду Альфредом Каммером початок роботи місії з першогоперегляду програми кредитування МВФ, допомогу Фонду у відновленні України.</text:p>
      <text:p text:style-name="P4">
Про це очільник уряду повідомив у <text:a xlink:type="simple" xlink:href="http://t.me/Denys_Smyhal/5270" text:style-name="Internet_20_link" text:visited-style-name="Visited_20_Internet_20_Link">
 </text:a>
 , передаєУкрінформ.</text:p>
      <text:p text:style-name="P4">
"Обговорили із паном Каммером допомогу МВФ в євроінтеграції України, а такожроль Фонду у відновленні. Працюємо над створенням Міжнародного компенсаційногомеханізму, аби конфісковані російські активи спрямувати на відбудову України",– зазначив глава уряду.</text:p>
      <text:p text:style-name="P4">
Він наголосив, що розраховує на підтримку МВФ у цьому напрямку, а також наподальше сприяння в консолідації фінансової підтримки від партнерів з усьогосвіту.</text:p>
      <text:p text:style-name="P4">
<text:a xlink:type="simple" xlink:href="https://www.ukrinform.ua/tag-smigal" text:style-name="Internet_20_link" text:visited-style-name="Visited_20_Internet_20_Link">
 </text:a>
 також зауважив, що 23 травня у Відністартує місія з першого перегляду програми розширеного кредитування МВФ, іпривітав початок її роботи.</text:p>
      <text:p text:style-name="P4">
Прем‘єр-міністр уточнив, що йдеться про 4-річну програму EFF на 15,6 млрддоларів, яка була затверджена наприкінці березня. Вона є частиною великогопакета підтримки від країн G7 на суму 115 млрд доларів упродовж дії програми.</text:p>
      <text:p text:style-name="P4">
<draw:frame draw:style-name="fr1" draw:name="Image270" text:anchor-type="as-char" svg:width="6.9236in" svg:height="3.859266in" draw:z-index="0">
<draw:image xlink:href="../Images/yкринформ/2023-05-22T20-34-00-03-00/1684776811-553.jpg" xlink:type="simple" xlink:show="embed" xlink:actuate="onLoad" draw:mime-type="image/jpeg"/>
</draw:frame>
</text:p>
      <text:p text:style-name="P4">
<text:span text:style-name="T4">
Читайте також:</text:span>
 <text:a xlink:type="simple" xlink:href="https://www.ukrinform.ua/rubric-economy/3707924-mvf-ocikue-vid-ukraini-uhvalenna-vazlivih-zakonodavcih-zmin.html" text:style-name="Internet_20_link" text:visited-style-name="Visited_20_Internet_20_Link">
 <text:span text:style-name="T4">
МВФ</text:span>
 </text:a>
</text:p>
      <text:p text:style-name="P4">
Як повідомляв Укрінформ, виконавча рада МВФ 31 березня <text:a xlink:type="simple" xlink:href="https://www.ukrinform.ua/rubric-economy/3690077-mvf-shvaliv-programu-finansuvanna-dla-ukraini-na-156-milarda.html" text:style-name="Internet_20_link" text:visited-style-name="Visited_20_Internet_20_Link">
</text:a>
 , розраховану на 48 місяців. Напершому етапі МВФ запланував часті перегляди її виконання, зокрема цього рокупередбачається два такі перегляди.</text:p>
      <text:p text:style-name="P4">
<text:span text:style-name="T5">
Фото: Денис Шмигаль/Телеграм</text:span>
</text:p>
      <text:p text:style-name="P4">
Source: <text:a xlink:type="simple" xlink:href="https://www.ukrinform.ua/rubric-economy/3712774-u-vidni-zavtra-startue-persij-pereglad-programi-mvf-dla-ukraini.html" text:style-name="Internet_20_link" text:visited-style-name="Visited_20_Internet_20_Link">
https://www.ukrinform.ua/rubric-economy/3712774-u-vidni-zavtra-startue-persij-pereglad-programi-mvf-dla-ukraini.html</text:a>
</text:p>
      <!--NEWS-->
      <text:h text:style-name="P10" text:outline-level="1">
<text:span text:style-name="T4">
Учасник президентських перегонів у Туреччині підтримав Ердогана в другому турі виборів</text:span>
</text:h>
      <text:p text:style-name="P4">
Authors: Ukrinform (Person)</text:p>
      <text:p text:style-name="P4">
Publisher: Укринформ (Organization)</text:p>
      <text:p text:style-name="P4">
Published Time: 2023-05-22T20:38:00+03:00</text:p>
      <text:p text:style-name="P4">
Modified Time: 2023-05-22T20:38:00+03:00</text:p>
      <text:p text:style-name="P4">
Description: Учасник першого туру президентських виборів у Туреччині, лідер Альянсу предків Сінан Оган, який набрав 5,17% та вибув з перегонів, підтримав у другому турі чинного президента Туреччини Реджепа Тайїпа Ердогана. — Укрінформ.</text:p>
      <text:p text:style-name="P4">
Images: ['<text:a xlink:type="simple" xlink:href="https://static.ukrinform.com/photos/2023_05/thumb_files/630_360_1684776958-631.jpg" text:style-name="Internet_20_link" text:visited-style-name="Visited_20_Internet_20_Link">
630_360_16847...</text:a>
']</text:p>
      <text:p text:style-name="P4">
Tags: ['Ердоган', 'Вибори Президента', 'Вибори у Туреччині']</text:p>
      <text:p text:style-name="P4">
Type: Article</text:p>
      <!--METADATA-->
      <text:p text:style-name="P4">
<draw:frame draw:style-name="fr1" draw:name="Image271" text:anchor-type="as-char" svg:width="6.9236in" svg:height="3.956343in" draw:z-index="0">
<draw:image xlink:href="../Images/yкринформ/2023-05-22T20-38-00-03-00/630_360_1684776958-631.jpg" xlink:type="simple" xlink:show="embed" xlink:actuate="onLoad" draw:mime-type="image/jpeg"/>
</draw:frame>
 Учасникпершого туру президентських виборів у Туреччині, лідер Альянсу предків СінанОган, який набрав 5,17% та вибув з перегонів, підтримав у другому турі чинногопрезидента Туреччини Реджепа Тайїпа Ердогана.</text:p>
      <text:p text:style-name="P4">
Про це повідомляє Укрінформ з посиланням на <text:a xlink:type="simple" xlink:href="https://www.trthaber.com/haber/gundem/sinan-ogan-ikinci-turda-cumhurbaskani-erdogani-destekleyecegiz-769235.html" text:style-name="Internet_20_link" text:visited-style-name="Visited_20_Internet_20_Link">
</text:a>
 .</text:p>
      <text:p text:style-name="P4">
“За результатами цих переговорів (з кандидатами на посаду президента в другомутурі - ред.), консультацій і отриманої інформації заявляю, що ми підтримаємокандидата від Народного альянсу <text:a xlink:type="simple" xlink:href="https://www.ukrinform.ua/tag-erdogan" text:style-name="Internet_20_link" text:visited-style-name="Visited_20_Internet_20_Link">
 </text:a>
 удругому турі. Я запрошую наших виборців, які проголосували за нас у першомутурі, підтримати пана Ердогана у другому турі”, - повідомив Сінан Оган.</text:p>
      <text:p text:style-name="P4">
Політик нагадав, що для прийняття рішення він і лідери його альянсу зустрілисяз Ердоганом і кандидатом від Національного альянсу Кемалем Кілічдароглу, якібратимуть участь у другому турі голосування.</text:p>
      <text:p text:style-name="P4">
«На зустрічі з обома кандидатами ми обговорювали наші публічно відоміпріоритети. Потім ми знову обговорили це питання з членами Альянсу предків. Яхотів би підкреслити, що тут ми висловили наші принципи, цінності та червонілінії, не висуваючи жодних вимог, без будь-яких переговорів, заангажованості,зобов’язань чи вимог”, - сказав політик.</text:p>
      <text:p text:style-name="P4">
За його словами, під час прийняття рішення члени Альянсу предків виходиливиключно з інтересів Туреччини та турецького народу, вважаючи, що нині напорядку денному стоять чотири основні питання, які вимагають щонайшвидшоговирішення. Це біженці, загроза землетрусів, економічні проблеми та боротьба зтероризмом.</text:p>
      <text:p text:style-name="P4">
<text:span text:style-name="T4">
Читайте також:</text:span>
 <text:a xlink:type="simple" xlink:href="https://www.ukrinform.ua/rubric-world/3710513-vibori-v-tureccini-zmi-opriludnili-strategii-erdogana-ta-kilicdaroglu-do-drugogo-turu.html" text:style-name="Internet_20_link" text:visited-style-name="Visited_20_Internet_20_Link">
 <text:span text:style-name="T4">
Ердоган</text:span>
 </text:a>
</text:p>
      <text:p text:style-name="P4">
Як відомо, другий тур відбудеться в Туреччині в неділю, 28 травня.</text:p>
      <text:p text:style-name="P4">
У першому турі президентських виборів у Туреччині діючий президент РеджепТайїп Ердоган набрав 49,52% голосів виборців, лідер від опозиції КемальКиличдароглу - 44,88%, лідер Альянсу предків Сінан Оган - 5,17%.</text:p>
      <text:p text:style-name="P4">
Source: <text:a xlink:type="simple" xlink:href="https://www.ukrinform.ua/rubric-world/3712776-ucasnik-prezidentskih-peregoniv-u-tureccini-pidtrimav-erdogana-v-drugomu-turi-viboriv.html" text:style-name="Internet_20_link" text:visited-style-name="Visited_20_Internet_20_Link">
https://www.ukrinform.ua/rubric-world/3712776-ucasnik-prezidentskih-peregoniv-u-tureccini-pidtrimav-erdogana-v-drugomu-turi-viboriv.html</text:a>
</text:p>
      <!--NEWS-->
      <text:h text:style-name="P10" text:outline-level="1">
<text:span text:style-name="T4">
Боррель закликав прискорити доставку військової допомоги Україні</text:span>
</text:h>
      <text:p text:style-name="P4">
Authors: Ukrinform (Person)</text:p>
      <text:p text:style-name="P4">
Publisher: Укринформ (Organization)</text:p>
      <text:p text:style-name="P4">
Published Time: 2023-05-22T20:40:00+03:00</text:p>
      <text:p text:style-name="P4">
Modified Time: 2023-05-22T20:40:00+03:00</text:p>
      <text:p text:style-name="P4">
Description: Високий представник ЄС Жозеп Боррель на засіданні Ради міністрів ЄС із закордонних справ закликав прискорити доставку в Україну військової допомоги та якнайшвидше опрацювати черговий фінансовий транш із Європейського фонду миру.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Україна', 'Зброя', 'Боррель', 'Війна з Росією']</text:p>
      <text:p text:style-name="P4">
Type: Article</text:p>
      <!--METADATA-->
      <text:p text:style-name="P4">
<draw:frame draw:style-name="fr1" draw:name="Image272" text:anchor-type="as-char" svg:width="6.9236in" svg:height="3.956343in" draw:z-index="0">
<draw:image xlink:href="../Images/yкринформ/2023-05-22T20-40-00-03-00/630_360_1667561515-584.jpg" xlink:type="simple" xlink:show="embed" xlink:actuate="onLoad" draw:mime-type="image/jpeg"/>
</draw:frame>
 Високийпредставник ЄС Жозеп Боррель на засіданні Ради міністрів ЄС із закордоннихсправ закликав прискорити доставку в Україну військової допомоги таякнайшвидше опрацювати черговий фінансовий транш із Європейського фонду миру.</text:p>
      <text:p text:style-name="P4">
Про це він заявив на пресконференції за підсумками зустрічі європейськихміністрів закордонних справ, передає кореспондент Укрінформу.</text:p>
      <text:p text:style-name="P4">
«Успіх та обсяг української оборони залежать не лише від мужності військовихУкраїни та її народу, а й від темпів поставок боєприпасів та озброєння. Саметому наша військова допомога має тривати, збільшуватися та розвиватися,включаючи поставки більшої кількості систем протиповітряної оборони. Цекритично важливо, оскільки може принести реальні зміни на поле бою», - сказавБоррель.</text:p>
      <text:p text:style-name="P4">
Він наголосив, що кожен день затримки поставок вимірюється життями. «Річ не угрошах, а в людях, які гинуть або зазнають поранення. Я закликав усіхміністрів прискорити доставку та брати участь у спільному замовленнібоєприпасів для України, а також завершити роботу над наступним траншем зЄвропейського фонду миру», - наголосив високий представник <text:a xlink:type="simple" xlink:href="https://www.ukrinform.ua/tag-evrosouz" text:style-name="Internet_20_link" text:visited-style-name="Visited_20_Internet_20_Link">
</text:a>
 .</text:p>
      <text:p text:style-name="P4">
Він зауважив, що у межах Військової допоміжної місії ЄС (EUMAM-Ukraine) вжепройшли підготовку 15 тисяч українських військовослужбовців, плануєтьсяпідготувати ще стільки ж до кінця року.</text:p>
      <text:p text:style-name="P4">
Стосовно блокування Угорщиною чергового траншу фінансування для України зЄвропейського фонду миру та вимоги Будапешта зняти українські санкції з ОТР-банку Боррель зазначив, що розв'язання цього питання потребує «внутрішніхрозмов» серед країн ЄС.</text:p>
      <text:p text:style-name="P4">
«Двосторонні або багатосторонні контакти - ми маємо зробити все можливе, щобухвалити та доставити наступний пакет військової допомоги Україні. Якщо однакраїна-член має труднощі, маємо обговорити, що робити. Моя роль – говорити зусіма задля пошуку рішень. Досі ми були спроможні знайти рішення стосовно всіхтраншів військової допомоги. Я переконаний, що будемо здатні й надалі.Потрібні обговорення серед нас», - зауважив високий представник ЄС.</text:p>
      <text:p text:style-name="P4">
<text:span text:style-name="T4">
Читайте також:</text:span>
 <text:a xlink:type="simple" xlink:href="https://www.ukrinform.ua/rubric-world/3712629-dla-novogo-paketu-sankcij-es-proti-rosii-pereskod-nemae-e-tehnicni-pitanna-glava-mzs-avstrii.html" text:style-name="Internet_20_link" text:visited-style-name="Visited_20_Internet_20_Link">
 </text:a>
</text:p>
      <text:p text:style-name="P4">
Як повідомлялося, у Брюсселі відбулася зустріч Ради міністрів ЄС іззакордонних справ, яка розглянула найважливіші питання зовнішньої політики ЄС,зокрема, продовження військової допомоги для України. Завтра Рада міністрів ЄСпродовжить обговорення питань оборони і безпеки, а в середу проведе дискусіїнавколо торговельної політики ЄС.</text:p>
      <text:p text:style-name="P4">
Source: <text:a xlink:type="simple" xlink:href="https://www.ukrinform.ua/rubric-world/3712777-borrel-zaklikav-priskoriti-dostavku-vijskovoi-dopomogi-ukraini.html" text:style-name="Internet_20_link" text:visited-style-name="Visited_20_Internet_20_Link">
https://www.ukrinform.ua/rubric-world/3712777-borrel-zaklikav-priskoriti-dostavku-vijskovoi-dopomogi-ukraini.html</text:a>
</text:p>
      <!--NEWS-->
      <text:h text:style-name="P10" text:outline-level="1">
<text:span text:style-name="T4">
Бюджетний комітет ВР погодив виділення 4,4 мільярда на «єВідновлення»</text:span>
</text:h>
      <text:p text:style-name="P4">
Authors: Ukrinform (Person)</text:p>
      <text:p text:style-name="P4">
Publisher: Укринформ (Organization)</text:p>
      <text:p text:style-name="P4">
Published Time: 2023-05-22T20:40:32+03:00</text:p>
      <text:p text:style-name="P4">
Modified Time: 2023-05-22T20:40:32+03:00</text:p>
      <text:p text:style-name="P4">
Description: Комітет Верховної Ради України з питань бюджету погодив виділення 4,4 мільярда гривень на програму «єВідновлення». — Укрінформ.</text:p>
      <text:p text:style-name="P4">
Images: ['<text:a xlink:type="simple" xlink:href="https://static.ukrinform.com/photos/2018_10/thumb_files/630_360_1539178844-949.jpeg" text:style-name="Internet_20_link" text:visited-style-name="Visited_20_Internet_20_Link">
630_360_15391...</text:a>
']</text:p>
      <text:p text:style-name="P4">
Tags: ['Гроші', 'Верховна Рада', 'єВідновлення']</text:p>
      <text:p text:style-name="P4">
Type: Article</text:p>
      <!--METADATA-->
      <text:p text:style-name="P4">
<draw:frame draw:style-name="fr1" draw:name="Image273" text:anchor-type="as-char" svg:width="6.9236in" svg:height="3.956343in" draw:z-index="0">
<draw:image xlink:href="../Images/yкринформ/2023-05-22T20-40-32-03-00/630_360_1539178844-949.jpeg" xlink:type="simple" xlink:show="embed" xlink:actuate="onLoad" draw:mime-type="image/jpeg"/>
</draw:frame>
 КомітетВерховної Ради України з питань бюджету погодив виділення 4,4 мільярда гривеньна програму «єВідновлення».</text:p>
      <text:p text:style-name="P4">
Про це повідомила голова комітету ВР з питань бюджету Роксолана Підласа у <text:a xlink:type="simple" xlink:href="https://www.facebook.com/100002285786329/posts/pfbid0yxKnomnRSVf6raJhFp86EpNFxSwQxBGZQ61Zcn7EcXSNiGM9wSmd1UzpT2suWQ4gl/" text:style-name="Internet_20_link" text:visited-style-name="Visited_20_Internet_20_Link">
</text:a>
, передає Укрінформ.</text:p>
      <text:p text:style-name="P4">
«Щойно бюджетний комітет погодив виділення 4,4 мільярда гривень на програму«єВідновлення» (відповідно до закону рішення не може набути чинності безпогодження комітетом)», - поінформувала народна депутатка.</text:p>
      <text:p text:style-name="P4">
Вона зауважила, що в межах програми «єВідновлення» грошову допомогу у розмірі200 тисяч гривень на ремонт житла зможуть отримати всі громадяни України, чиєжитло зазнало пошкодження внаслідок збройної агресії Росії, і яке ще не буловідремонтоване.</text:p>
      <text:p text:style-name="P4">
<text:span text:style-name="T4">
Читайте також:</text:span>
 <text:a xlink:type="simple" xlink:href="https://www.ukrinform.ua/rubric-vidbudova/3710004-dla-finansuvanna-vidnovlenna-ukraini-stvorili-tri-dzerela-deputatka.html" text:style-name="Internet_20_link" text:visited-style-name="Visited_20_Internet_20_Link">
 </text:a>
</text:p>
      <text:p text:style-name="P4">
«Ми вже маємо понад 12,5 тисяч таких заяв. З них 56% - це квартири, а 44% -приватні будинки», - зазначила Підласа.</text:p>
      <text:p text:style-name="P4">
Голова комітету з питань бюджету підкреслила, що виплата перших допомогочікується вже до кінця травня.</text:p>
      <text:p text:style-name="P4">
Депутатка пояснила, що ці гроші можна буде використати виключно длявідновлення <text:a xlink:type="simple" xlink:href="https://www.ukrinform.ua/tag-zitlo" text:style-name="Internet_20_link" text:visited-style-name="Visited_20_Internet_20_Link">
 </text:a>
 власними силами, тобточерез придбання будівельних матеріалів або замовлення відповідних послуг успеціалізованих підприємств.</text:p>
      <text:p text:style-name="P4">
Підласа також уточнила, що за підрахунками комітету виділених коштів будедостатньо для відновлення майже 27 тисяч пошкоджених житлових об’єктів ізорієнтовною кількістю мешканців 68 655 осіб.</text:p>
      <text:p text:style-name="P4">
<text:span text:style-name="T4">
Читайте також:</text:span>
 <text:a xlink:type="simple" xlink:href="https://www.ukrinform.ua/rubric-vidbudova/3709199-evidnovlenna-v-uradi-poasnili-skilki-raziv-mozna-podavati-zaavki-na-remont.html" text:style-name="Internet_20_link" text:visited-style-name="Visited_20_Internet_20_Link">
 <text:span text:style-name="T4">
єВідновлення</text:span>
 </text:a>
</text:p>
      <text:p text:style-name="P4">
«Водночас у Фонді ліквідації наслідків збройної агресії наразі вже є 62мільярди гривень. Це означає, що у разі отримання великої кількості заявокуряд спільно з Бюджетним комітетом зможе виділити додаткові кошти для наданняцієї допомоги», - додала вона.</text:p>
      <text:p text:style-name="P4">
Як повідомлялося, з 10 травня <text:a xlink:type="simple" xlink:href="https://www.ukrinform.ua/rubric-vidbudova/3707215-u-dii-zapustili-programu-derzavnoi-dopomogi-evidnovlenna.html" text:style-name="Internet_20_link" text:visited-style-name="Visited_20_Internet_20_Link">
 </text:a>
 , спрямована на відновлення житла, пошкодженого унаслідокросійських обстрілів.</text:p>
      <text:p text:style-name="P4">
Source: <text:a xlink:type="simple" xlink:href="https://www.ukrinform.ua/rubric-vidbudova/3712778-budzetnij-komitet-vr-pogodiv-vidilenna-44-milarda-na-evidnovlenna.html" text:style-name="Internet_20_link" text:visited-style-name="Visited_20_Internet_20_Link">
https://www.ukrinform.ua/rubric-vidbudova/3712778-budzetnij-komitet-vr-pogodiv-vidilenna-44-milarda-na-evidnovlenna.html</text:a>
</text:p>
      <!--NEWS-->
      <text:h text:style-name="P10" text:outline-level="1">
<text:span text:style-name="T4">
Збірна України виступить на австрійському етапі серії Гран-прі з дзюдо</text:span>
</text:h>
      <text:p text:style-name="P4">
Authors: Ukrinform (Person)</text:p>
      <text:p text:style-name="P4">
Publisher: Укринформ (Organization)</text:p>
      <text:p text:style-name="P4">
Published Time: 2023-05-22T20:42:02+03:00</text:p>
      <text:p text:style-name="P4">
Modified Time: 2023-05-22T20:42:02+03:00</text:p>
      <text:p text:style-name="P4">
Description: У Лінці (Австрія) 25-27 травня пройде етап міжнародної серії Гран-прі (Grand Prix) із дзюдо. — Укрінформ.</text:p>
      <text:p text:style-name="P4">
Images: ['<text:a xlink:type="simple" xlink:href="https://static.ukrinform.com/photos/2023_04/thumb_files/630_360_1682841566-236.jpg" text:style-name="Internet_20_link" text:visited-style-name="Visited_20_Internet_20_Link">
630_360_16828...</text:a>
']</text:p>
      <text:p text:style-name="P4">
Tags: ['Дзюдо', "Дар'я Білодід"]</text:p>
      <text:p text:style-name="P4">
Type: Article</text:p>
      <!--METADATA-->
      <text:p text:style-name="P4">
<draw:frame draw:style-name="fr1" draw:name="Image274" text:anchor-type="as-char" svg:width="6.9236in" svg:height="3.956343in" draw:z-index="0">
<draw:image xlink:href="../Images/yкринформ/2023-05-22T20-42-02-03-00/630_360_1682841566-236.jpg" xlink:type="simple" xlink:show="embed" xlink:actuate="onLoad" draw:mime-type="image/jpeg"/>
</draw:frame>
 У Лінці(Австрія) 25-27 травня пройде етап міжнародної серії Гран-прі (Grand Prix) іздзюдо.</text:p>
      <text:p text:style-name="P4">
Як інформує офіційний <text:a xlink:type="simple" xlink:href="https://www.ijf.org/competition/2564" text:style-name="Internet_20_link" text:visited-style-name="Visited_20_Internet_20_Link">
 </text:a>
 Міжнародноїфедерації дзюдо (IJF), на турнірі виступлять 478 спортсменів із 75 країнсвіту, передає Укрінформ.</text:p>
      <text:p text:style-name="P4">
<text:span text:style-name="T5">
Збірну України представлятимуть:</text:span>
</text:p>
      <text:p text:style-name="P4">
чоловіки - Дільшот Халматов, Артем Лесюк (обидва - до 60 кг), Богдан Ядов,Микита Голобородько (обидва - 66 кг), Владислав Казіміров (73 кг), СергійКривчач, Михайло Свідрак (обидва - до 81 кг), Артем Бубур (90 кг), АнтонСавицький (100 кг) та Євгеній Балевський (понад 100 кг);</text:p>
      <text:p text:style-name="P4">
жінки - Марія Буйок (48 кг), Дар'я Білодід (57 кг), Юлія Гребеножко (63 кг),Єлизавета Литвиненко, Юлія Курченко (обидві - 90 кг), Руслана Булавіна,Христина Гоман (обидві - понад 78 кг).</text:p>
      <text:p text:style-name="P4">
<text:span text:style-name="T4">
Читайте також:</text:span>
 <text:a xlink:type="simple" xlink:href="https://www.ukrinform.ua/rubric-sports/3712306-olijnikkornijko-prinesla-ukraini-druge-zoloto-na-etapi-kubka-evropi-z-dzudo.html" text:style-name="Internet_20_link" text:visited-style-name="Visited_20_Internet_20_Link">
 <text:span text:style-name="T4">
дзюдо</text:span>
 </text:a>
</text:p>
      <text:p text:style-name="P4">
Турнір у Лінці пройде без участі представників росії та білорусі.</text:p>
      <text:p text:style-name="P4">
На фото: Дар'я Білодід (ukrainejudo.com).</text:p>
      <text:p text:style-name="P4">
Source: <text:a xlink:type="simple" xlink:href="https://www.ukrinform.ua/rubric-sports/3712779-zbirna-ukraini-vistupit-na-avstrijskomu-etapi-serii-granpri-z-dzudo.html" text:style-name="Internet_20_link" text:visited-style-name="Visited_20_Internet_20_Link">
https://www.ukrinform.ua/rubric-sports/3712779-zbirna-ukraini-vistupit-na-avstrijskomu-etapi-serii-granpri-z-dzudo.html</text:a>
</text:p>
      <!--NEWS-->
      <text:h text:style-name="P10" text:outline-level="1">
<text:span text:style-name="T4">
Артилеристи знищили колону російської техніки на Донеччині</text:span>
</text:h>
      <text:p text:style-name="P4">
Authors: Ukrinform (Person)</text:p>
      <text:p text:style-name="P4">
Publisher: Укринформ (Organization)</text:p>
      <text:p text:style-name="P4">
Published Time: 2023-05-22T20:51:00+03:00</text:p>
      <text:p text:style-name="P4">
Modified Time: 2023-05-22T20:51:00+03:00</text:p>
      <text:p text:style-name="P4">
Description: У Донецькій області артилеристи знищили колону російської військової техніки, яка налічувала близько 10 одиниць. — Укрінформ.</text:p>
      <text:p text:style-name="P4">
Images: ['<text:a xlink:type="simple" xlink:href="https://static.ukrinform.com/photos/2022_09/thumb_files/630_360_1662870255-229.jpg" text:style-name="Internet_20_link" text:visited-style-name="Visited_20_Internet_20_Link">
630_360_16628...</text:a>
']</text:p>
      <text:p text:style-name="P4">
Tags: ['Донеччина', 'ЗСУ', 'Війна з Росією']</text:p>
      <text:p text:style-name="P4">
Type: Article</text:p>
      <!--METADATA-->
      <text:p text:style-name="P4">
<draw:frame draw:style-name="fr1" draw:name="Image275" text:anchor-type="as-char" svg:width="6.9236in" svg:height="3.956343in" draw:z-index="0">
<draw:image xlink:href="../Images/yкринформ/2023-05-22T20-51-00-03-00/630_360_1662870255-229.jpg" xlink:type="simple" xlink:show="embed" xlink:actuate="onLoad" draw:mime-type="image/jpeg"/>
</draw:frame>
 УДонецькій області артилеристи знищили колону російської військової техніки,яка налічувала близько 10 одиниць.</text:p>
      <text:p text:style-name="P4">
Як передає Укрінформ, про це 28-ма окрема механізована бригада імені ЛицарівЗимового походу повідомляє у <text:a xlink:type="simple" xlink:href="https://www.facebook.com/watch/" text:style-name="Internet_20_link" text:visited-style-name="Visited_20_Internet_20_Link">
</text:a>
 .</text:p>
      <text:p text:style-name="P4">
“Артилеристи 28-ї ОМБр знищили колону окупантів. Щонайменше 10 одиниць технікиворога тепер прикрашають поля <text:a xlink:type="simple" xlink:href="https://www.ukrinform.ua/tag-doneccina" text:style-name="Internet_20_link" text:visited-style-name="Visited_20_Internet_20_Link">
 </text:a>
 ”, -ідеться в повідомленні.</text:p>
      <text:p text:style-name="P4">
Як повідомляв Укрінформ, Сили оборони України з 24 лютого 2022 року по 22травня 2023 року <text:a xlink:type="simple" xlink:href="https://www.ukrinform.ua/rubric-ato/3712403-sili-oboroni-za-dobu-znisili-720-zagarbnikiv-i-litak.html" text:style-name="Internet_20_link" text:visited-style-name="Visited_20_Internet_20_Link">
 </text:a>
 близько 203 тисяч 880 російськихзагарбників.</text:p>
      <text:p text:style-name="P4">
Source: <text:a xlink:type="simple" xlink:href="https://www.ukrinform.ua/rubric-ato/3712611-artileristi-znisili-kolonu-rosijskoi-tehniki-na-doneccini.html" text:style-name="Internet_20_link" text:visited-style-name="Visited_20_Internet_20_Link">
https://www.ukrinform.ua/rubric-ato/3712611-artileristi-znisili-kolonu-rosijskoi-tehniki-na-doneccini.html</text:a>
</text:p>
      <!--NEWS-->
      <text:h text:style-name="P10" text:outline-level="1">
<text:span text:style-name="T4">
Боррель: Не можна ставити знак рівності між агресором і його жертвою</text:span>
</text:h>
      <text:p text:style-name="P4">
Authors: Ukrinform (Person)</text:p>
      <text:p text:style-name="P4">
Publisher: Укринформ (Organization)</text:p>
      <text:p text:style-name="P4">
Published Time: 2023-05-22T20:52:00+03:00</text:p>
      <text:p text:style-name="P4">
Modified Time: 2023-05-22T20:52:00+03:00</text:p>
      <text:p text:style-name="P4">
Description: Високий представник ЄС Жозеп Боррель наголосив на неприпустимості ставити на один рівень агресора-Росію і Україну, яка є жертвою цієї агресії, адже такий підхід не може принести справедливого миру. — Укрінформ.</text:p>
      <text:p text:style-name="P4">
Images: ['<text:a xlink:type="simple" xlink:href="https://static.ukrinform.com/photos/2020_05/thumb_files/630_360_1590751797-126.jpg" text:style-name="Internet_20_link" text:visited-style-name="Visited_20_Internet_20_Link">
630_360_15907...</text:a>
']</text:p>
      <text:p text:style-name="P4">
Tags: ['Україна', 'Боррель', 'Війна з Росією']</text:p>
      <text:p text:style-name="P4">
Type: Article</text:p>
      <!--METADATA-->
      <text:p text:style-name="P4">
<draw:frame draw:style-name="fr1" draw:name="Image276" text:anchor-type="as-char" svg:width="6.9236in" svg:height="3.956343in" draw:z-index="0">
<draw:image xlink:href="../Images/yкринформ/2023-05-22T20-52-00-03-00/630_360_1590751797-126.jpg" xlink:type="simple" xlink:show="embed" xlink:actuate="onLoad" draw:mime-type="image/jpeg"/>
</draw:frame>
 Високийпредставник ЄС Жозеп Боррель наголосив на неприпустимості ставити на одинрівень агресора-Росію і Україну, яка є жертвою цієї агресії, адже такий підхідне може принести справедливого миру.</text:p>
      <text:p text:style-name="P4">
Про це він заявив у Брюсселі під час пресконференції за підсумками Радиміністрів ЄС із закордонних справ, повідомляє кореспондент Укрінформу.</text:p>
      <text:p text:style-name="P4">
"Той, хто дійсно зацікавлений у мирі, не може ставити агресора та жертвуагресії на один рівень. Я передав це послання всім лідерам у світі, особливотим, які говорять, що дуже зацікавлені у мирі, але продовжують ставити знакрівності між агресором та його жертвою. Такий підхід не може принести миру,який буде справедливим, та не може забезпечити українському народу дотриманняйого прав", - наголосив Боррель.</text:p>
      <text:p text:style-name="P4">
За його словами, всі прагнуть, аби війна завершилася.</text:p>
      <text:p text:style-name="P4">
"Єдиний, хто хоче продовжувати цю війну – це Путін. І ніхто не хоче мирубільше за Україну. Саме тому ми підтримуємо ініціативу Президента Зеленськогощодо справедливого миру", - сказав високий представник ЄС.</text:p>
      <text:p text:style-name="P4">
<text:span text:style-name="T4">
Читайте також:</text:span>
 <text:a xlink:type="simple" xlink:href="https://www.ukrinform.ua/rubric-world/3712777-borrel-zaklikav-priskoriti-dostavku-vijskovoi-dopomogi-ukraini.html" text:style-name="Internet_20_link" text:visited-style-name="Visited_20_Internet_20_Link">
 <text:span text:style-name="T4">
Боррель</text:span>
 </text:a>
</text:p>
      <text:p text:style-name="P4">
Як повідомлялося, сьогодні Рада міністрів <text:a xlink:type="simple" xlink:href="https://www.ukrinform.ua/tag-evrosouz" text:style-name="Internet_20_link" text:visited-style-name="Visited_20_Internet_20_Link">
 </text:a>
 із закордонних справ розглянула найважливіші питання зовнішньоїполітики ЄС, зокрема продовження військової допомоги Україні. Завтра Радаміністрів ЄС продовжить обговорення питань оборони і безпеки, а в середупроведе дискусії навколо торговельної політики ЄС.</text:p>
      <text:p text:style-name="P4">
<text:span text:style-name="T5">
Фото: Ministerio de Asuntos Exteriores y de Cooperación</text:span>
</text:p>
      <text:p text:style-name="P4">
Source: <text:a xlink:type="simple" xlink:href="https://www.ukrinform.ua/rubric-polytics/3712784-borrel-ne-mozna-staviti-znak-rivnosti-miz-agresorom-i-jogo-zertvou.html" text:style-name="Internet_20_link" text:visited-style-name="Visited_20_Internet_20_Link">
https://www.ukrinform.ua/rubric-polytics/3712784-borrel-ne-mozna-staviti-znak-rivnosti-miz-agresorom-i-jogo-zertvou.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22T20:58:00+03:00</text:p>
      <text:p text:style-name="P4">
Modified Time: 2023-05-22T20:58: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77" text:anchor-type="as-char" svg:width="6.9236in" svg:height="3.956343in" draw:z-index="0">
<draw:image xlink:href="../Images/yкринформ/2023-05-22T20-58-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Литва стала частіше відмовляти росіянам та білорусам у посвідці на проживання</text:span>
</text:h>
      <text:p text:style-name="P4">
Authors: Ukrinform (Person)</text:p>
      <text:p text:style-name="P4">
Publisher: Укринформ (Organization)</text:p>
      <text:p text:style-name="P4">
Published Time: 2023-05-22T21:03:00+03:00</text:p>
      <text:p text:style-name="P4">
Modified Time: 2023-05-22T21:03:00+03:00</text:p>
      <text:p text:style-name="P4">
Description: Цьогоріч 309 білорусів та 38 росіян не отримали посвідку на проживання у Литві через загрозу національній безпеці країни. — Укрінформ.</text:p>
      <text:p text:style-name="P4">
Images: ['<text:a xlink:type="simple" xlink:href="https://static.ukrinform.com/photos/2019_05/thumb_files/630_360_1557316245-702.jpg" text:style-name="Internet_20_link" text:visited-style-name="Visited_20_Internet_20_Link">
630_360_15573...</text:a>
']</text:p>
      <text:p text:style-name="P4">
Tags: ['Білорусь', 'Литва', 'Росія']</text:p>
      <text:p text:style-name="P4">
Type: Article</text:p>
      <!--METADATA-->
      <text:p text:style-name="P4">
<draw:frame draw:style-name="fr1" draw:name="Image278" text:anchor-type="as-char" svg:width="6.9236in" svg:height="3.949857in" draw:z-index="0">
<draw:image xlink:href="../Images/yкринформ/2023-05-22T21-03-00-03-00/630_360_1557316245-702.jpg" xlink:type="simple" xlink:show="embed" xlink:actuate="onLoad" draw:mime-type="image/jpeg"/>
</draw:frame>
 Цьогоріч309 білорусів та 38 росіян не отримали посвідку на проживання у Литві череззагрозу національній безпеці країни.</text:p>
      <text:p text:style-name="P4">
Як передає Укрінформ, про це повідомила очільниця Департаменту міграції ЛитвиЕвеліна Гудзінскайте, яку цитує <text:a xlink:type="simple" xlink:href="http://www.delfi.lt/ru/news/live/iz-litvy-vysylayut-vse-bolshe-rossiyan-i-belorusov-ranshe-takaya-prichina-byla-redkoj.d" text:style-name="Internet_20_link" text:visited-style-name="Visited_20_Internet_20_Link">
 </text:a>
 .</text:p>
      <text:p text:style-name="P4">
"Були й такі, яким посвідку на проживання не видали з інших причин, але більшачастина іноземців все ж не отримала її через загрозу безпеці", – зазначилавона.</text:p>
      <text:p text:style-name="P4">
Зазначається, що до цього числа входять і ті білоруси та росіяни, які давноживуть у Литві.</text:p>
      <text:p text:style-name="P4">
За словами Гудзінскайте, раніше така причина відмови була рідкісною. Торік, уперший рік війни в Україні, у посвідці на проживання у Литві відмовили 163громадянам різних країн з різних причин (з них лише 32 через загрозу безпеці).</text:p>
      <text:p text:style-name="P4">
"Зростання значне, – сказала очільниця Департаменту. Саме через війну ДМпосилив контроль.</text:p>
      <text:p text:style-name="P4">
Зазначається, що зараз громадяни РФ та РБ заповнюють спеціальну анкету, в якійвони повинні розповісти про свою працю в минулому, про зв'язки зправоохоронними та силовими структурами, є питання про війну, про те, коговони підтримують у цій війні.</text:p>
      <text:p text:style-name="P4">
За словами голови департаменту, попри те, що позиція <text:a xlink:type="simple" xlink:href="https://www.ukrinform.ua/tag-litva" text:style-name="Internet_20_link" text:visited-style-name="Visited_20_Internet_20_Link">
</text:a>
 щодо війни недвозначна та добре відома,щомісяця кілька десятків людей в анкеті вказують, що підтримують Москву та їїмотиви.</text:p>
      <text:p text:style-name="P4">
"Треба мати на увазі, що раніше не було війни, не було й посиленої перевірки.Зараз ситуація змінилася, загроза збільшилася, тому й оцінка загрозпосилилася", – сказала Гудзінскайте.</text:p>
      <text:p text:style-name="P4">
<text:span text:style-name="T4">
Читайте також:</text:span>
 <text:a xlink:type="simple" xlink:href="https://www.ukrinform.ua/rubric-world/3712537-evrosouz-mae-dijti-zgodi-sodo-novih-sankcij-proti-bilorusi-mzs-litvi.html" text:style-name="Internet_20_link" text:visited-style-name="Visited_20_Internet_20_Link">
 <text:span text:style-name="T4">
Литви</text:span>
 </text:a>
</text:p>
      <text:p text:style-name="P4">
Як повідомляв Укрінформ, литовський парламент поклав відповідальність задепортації на Комуністичну партію Литви та наголосив на зв'язку зі злочинамигеноциду, які вчиняються нині Росією в Україні.</text:p>
      <text:p text:style-name="P4">
Source: <text:a xlink:type="simple" xlink:href="https://www.ukrinform.ua/rubric-world/3712580-litva-stala-castise-vidmovlati-rosianam-ta-bilorusam-u-posvidci-na-prozivanna.html" text:style-name="Internet_20_link" text:visited-style-name="Visited_20_Internet_20_Link">
https://www.ukrinform.ua/rubric-world/3712580-litva-stala-castise-vidmovlati-rosianam-ta-bilorusam-u-posvidci-na-prozivanna.html</text:a>
</text:p>
      <!--NEWS-->
      <text:h text:style-name="P10" text:outline-level="1">
<text:span text:style-name="T4">
У центрі уваги - обхід санкцій: Рада міністрів ЄС обговорила 11 пакет проти Росії</text:span>
</text:h>
      <text:p text:style-name="P4">
Authors: Ukrinform (Person)</text:p>
      <text:p text:style-name="P4">
Publisher: Укринформ (Organization)</text:p>
      <text:p text:style-name="P4">
Published Time: 2023-05-22T21:12:53+03:00</text:p>
      <text:p text:style-name="P4">
Modified Time: 2023-05-22T21:12:53+03:00</text:p>
      <text:p text:style-name="P4">
Description: Європейський Союз рішуче налаштований забезпечити ефективність економічних санкцій проти Росії та унеможливити їх обхід за допомогою третіх країн, і ці зусилля будуть в основі 11-го пакета санкцій.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Антиросійські санкції', 'Євросоюз', 'Боррель']</text:p>
      <text:p text:style-name="P4">
Type: Article</text:p>
      <!--METADATA-->
      <text:p text:style-name="P4">
<draw:frame draw:style-name="fr1" draw:name="Image279" text:anchor-type="as-char" svg:width="6.9236in" svg:height="3.956343in" draw:z-index="0">
<draw:image xlink:href="../Images/yкринформ/2023-05-22T21-12-53-03-00/630_360_1667561515-584.jpg" xlink:type="simple" xlink:show="embed" xlink:actuate="onLoad" draw:mime-type="image/jpeg"/>
</draw:frame>
Європейський Союз рішуче налаштований забезпечити ефективність економічнихсанкцій проти Росії та унеможливити їх обхід за допомогою третіх країн, і цізусилля будуть в основі 11-го пакета санкцій.</text:p>
      <text:p text:style-name="P4">
Про це заявив високий представник ЄС Жозеп Боррель на пресконференції запідсумками Ради міністрів ЄС із закордонних справ, повідомляє кореспондентУкрінформу.</text:p>
      <text:p text:style-name="P4">
«Ми обговорили 11-ий пакет санкцій. Його фокус буде саме на оминанні санкцій,що відбувається в певних місцях. Ми маємо покласти цьому край», - сказав <text:a xlink:type="simple" xlink:href="https://www.ukrinform.ua/tag-zozep-borrel" text:style-name="Internet_20_link" text:visited-style-name="Visited_20_Internet_20_Link">
</text:a>
 .</text:p>
      <text:p text:style-name="P4">
За його словами, ЄС проводить аналіз товарних потоків після запровадженнясанкцій проти РФ, зокрема показники експорту ЄС до деяких країн, що межують зРосією.</text:p>
      <text:p text:style-name="P4">
«Наприклад, ми зменшили наш експорт автомобілів на російському напрямку на 80відсотків. Водночас ми збільшили експорт автомобілів до деяких країн СередньоїАзії майже на 300 відсотків. Дещо дивний інтерес до європейських автомобілів удеяких сусідів Росії. І не безглуздою ідеєю буде уявити, що ці автомобілі булиімпортовані, а потім реекспортовані. Якщо це так – це буде в обхід санкцій», -підкреслив високий представник ЄС.</text:p>
      <text:p text:style-name="P4">
<text:span text:style-name="T4">
Читайте також:</text:span>
 <text:a xlink:type="simple" xlink:href="https://www.ukrinform.ua/rubric-polytics/3712784-borrel-ne-mozna-staviti-znak-rivnosti-miz-agresorom-i-jogo-zertvou.html" text:style-name="Internet_20_link" text:visited-style-name="Visited_20_Internet_20_Link">
 <text:span text:style-name="T4">
Боррель</text:span>
 </text:a>
</text:p>
      <text:p text:style-name="P4">
Ще один приклад, який він навів, - різке збільшення попиту на російську нафтув Індії, на яку зараз припадає 36 відсотків російського нафтового експорту, тазростання у кілька разів експорту продукції індійських нафтопереробнихпідприємств до Європейського Союзу.</text:p>
      <text:p text:style-name="P4">
«У випадку з Індією я чітко заявив: те, що вона купує російську нафту, єзаконним, це нормально. Ми зовсім не звинувачуємо у цьому уряд Індії. Нашісанкції не є екстериторіальними. Наші компанії були зобов’язані виконуватинаші рішення, але ми не можемо нав’язувати свою волю уряду Індії абоіндійським компаніям. Якщо завдяки нашим граничним обмеженням цін на російськунафту Індія може купувати її дешевше - це добре, росіяни отримають меншегрошей», - сказав Боррель.</text:p>
      <text:p text:style-name="P4">
<text:span text:style-name="T4">
Читайте також:</text:span>
 <text:a xlink:type="simple" xlink:href="https://www.ukrinform.ua/rubric-world/3712777-borrel-zaklikav-priskoriti-dostavku-vijskovoi-dopomogi-ukraini.html" text:style-name="Internet_20_link" text:visited-style-name="Visited_20_Internet_20_Link">
 <text:span text:style-name="T4">
Боррель</text:span>
 </text:a>
</text:p>
      <text:p text:style-name="P4">
Водночас він зауважив, що експорт індійських продуктів нафтопереробки в Європузбільшився майже у сім разів. «Я не звинувачую індійський експорт – вониможуть робити все, що хочуть... Ми імпортуємо продукти, що створюються зросійської нафти, це зрозуміло. Це той випадок, який ми маємо вивчити зпогляду оминання санкцій і визначити, що можемо зробити», - додав Боррель.</text:p>
      <text:p text:style-name="P4">
Як повідомлялося, Рад міністрів ЄС із закордонних справ сьогодні розглянуланайважливіші питання зовнішньої політики ЄС, зокрема продовження військовоїдопомоги Україні. Завтра Рада міністрів ЄС продовжить обговорення питаньоборони й безпеки, а в середу проведе дискусії щодо торговельної політики ЄС.</text:p>
      <text:p text:style-name="P4">
Source: <text:a xlink:type="simple" xlink:href="https://www.ukrinform.ua/rubric-world/3712788-u-centri-uvagi-obhid-sankcij-rada-ministriv-es-obgovorila-11-paket-proti-rosii.html" text:style-name="Internet_20_link" text:visited-style-name="Visited_20_Internet_20_Link">
https://www.ukrinform.ua/rubric-world/3712788-u-centri-uvagi-obhid-sankcij-rada-ministriv-es-obgovorila-11-paket-proti-rosii.html</text:a>
</text:p>
      <!--NEWS-->
      <text:h text:style-name="P10" text:outline-level="1">
<text:span text:style-name="T4">
Ястремська пробилася до другого кола кваліфікації «Ролан Гаррос» у Парижі</text:span>
</text:h>
      <text:p text:style-name="P4">
Authors: Ukrinform (Person)</text:p>
      <text:p text:style-name="P4">
Publisher: Укринформ (Organization)</text:p>
      <text:p text:style-name="P4">
Published Time: 2023-05-22T21:20:16+03:00</text:p>
      <text:p text:style-name="P4">
Modified Time: 2023-05-22T21:20:16+03:00</text:p>
      <text:p text:style-name="P4">
Description: Даяна Ястремська вийшла до півфіналу відбору другого у сезоні турніру серії Grand Slam Відкритого чемпіонату Франції з тенісу («Ролан Гаррос»). — Укрінформ.</text:p>
      <text:p text:style-name="P4">
Images: ['<text:a xlink:type="simple" xlink:href="https://static.ukrinform.com/photos/2023_05/thumb_files/630_360_1684779582-161.jpg" text:style-name="Internet_20_link" text:visited-style-name="Visited_20_Internet_20_Link">
630_360_16847...</text:a>
']</text:p>
      <text:p text:style-name="P4">
Tags: ['Теніс', 'Даяна Ястремська']</text:p>
      <text:p text:style-name="P4">
Type: Article</text:p>
      <!--METADATA-->
      <text:p text:style-name="P4">
<draw:frame draw:style-name="fr1" draw:name="Image280" text:anchor-type="as-char" svg:width="6.9236in" svg:height="3.956343in" draw:z-index="0">
<draw:image xlink:href="../Images/yкринформ/2023-05-22T21-20-16-03-00/630_360_1684779582-161.jpg" xlink:type="simple" xlink:show="embed" xlink:actuate="onLoad" draw:mime-type="image/jpeg"/>
</draw:frame>
 ДаянаЯстремська вийшла до півфіналу відбору другого у сезоні турніру серії GrandSlam Відкритого чемпіонату Франції з тенісу («Ролан Гаррос»).</text:p>
      <text:p text:style-name="P4">
У першому колі кваліфікації Ястремська за 1 годину 45 хвилин взяла гору надрумункою Александрою Каданцу-Ігнатик - 7:5, 6:3, передає Укрінформ.</text:p>
      <text:p text:style-name="P4">
За вихід у фінал відбору Ястремська зустрінеться з американкою Сакією Вікері,яка у свою чергу здобула вольову перемогу над іспанкою Марією Бассольс - 2:6,7:6 (7:1), 6:0.</text:p>
      <text:p text:style-name="P4">
<text:span text:style-name="T4">
Читайте також:</text:span>
 <text:a xlink:type="simple" xlink:href="https://www.ukrinform.ua/rubric-sports/3712485-kalinina-stala-sostou-ukrainkou-u-top25-odinocnogo-rejtingu-wta.html" text:style-name="Internet_20_link" text:visited-style-name="Visited_20_Internet_20_Link">
 </text:a>
</text:p>
      <text:p text:style-name="P4">
«Ролан Гаррос» у Парижі триватиме до 11 червня.</text:p>
      <text:p text:style-name="P4">
Фото: btu.org.</text:p>
      <text:p text:style-name="P4">
Source: <text:a xlink:type="simple" xlink:href="https://www.ukrinform.ua/rubric-sports/3712790-astremska-probilasa-do-drugogo-kola-kvalifikacii-rolan-garros-u-parizi.html" text:style-name="Internet_20_link" text:visited-style-name="Visited_20_Internet_20_Link">
https://www.ukrinform.ua/rubric-sports/3712790-astremska-probilasa-do-drugogo-kola-kvalifikacii-rolan-garros-u-parizi.html</text:a>
</text:p>
      <!--NEWS-->
      <text:h text:style-name="P10" text:outline-level="1">
<text:span text:style-name="T4">
У Нігерії відкрили найбільший в Африці нафтопереробний завод</text:span>
</text:h>
      <text:p text:style-name="P4">
Authors: Ukrinform (Person)</text:p>
      <text:p text:style-name="P4">
Publisher: Укринформ (Organization)</text:p>
      <text:p text:style-name="P4">
Published Time: 2023-05-22T21:24:00+03:00</text:p>
      <text:p text:style-name="P4">
Modified Time: 2023-05-22T21:24:00+03:00</text:p>
      <text:p text:style-name="P4">
Description: У Нігерії відкрили найбільший в Африці нафтопереробний завод Dangote, який має допомогти у подоланні хронічного дефіциту пального в країні. — Укрінформ.</text:p>
      <text:p text:style-name="P4">
Images: ['<text:a xlink:type="simple" xlink:href="https://static.ukrinform.com/photos/2023_05/thumb_files/630_360_1684779511-447.jpg" text:style-name="Internet_20_link" text:visited-style-name="Visited_20_Internet_20_Link">
630_360_16847...</text:a>
']</text:p>
      <text:p text:style-name="P4">
Tags: ['Африка', 'нафта', 'Нігерія']</text:p>
      <text:p text:style-name="P4">
Type: Article</text:p>
      <!--METADATA-->
      <text:p text:style-name="P4">
<draw:frame draw:style-name="fr1" draw:name="Image281" text:anchor-type="as-char" svg:width="6.9236in" svg:height="3.956343in" draw:z-index="0">
<draw:image xlink:href="../Images/yкринформ/2023-05-22T21-24-00-03-00/630_360_1684779511-447.jpg" xlink:type="simple" xlink:show="embed" xlink:actuate="onLoad" draw:mime-type="image/jpeg"/>
</draw:frame>
 У Нігеріївідкрили найбільший в Африці нафтопереробний завод Dangote, який має допомогтиу подоланні хронічного дефіциту пального в країні.</text:p>
      <text:p text:style-name="P4">
Про це повідомляє <text:a xlink:type="simple" xlink:href="https://www.bbc.com/news/world-africa-65671554" text:style-name="Internet_20_link" text:visited-style-name="Visited_20_Internet_20_Link">
 </text:a>
, передає Укрінформ.</text:p>
      <text:p text:style-name="P4">
Як зазначається, Нігерія є великим виробником <text:a xlink:type="simple" xlink:href="https://www.ukrinform.ua/tag-nafta" text:style-name="Internet_20_link" text:visited-style-name="Visited_20_Internet_20_Link">
</text:a>
 , але більша її частина експортується,натомість країна змушена імпортувати очищене пальне і часто стикається здефіцитом пального.</text:p>
      <text:p text:style-name="P4">
Цю проблему має вирішити нафтопереробний завод, який належить найбагатшійлюдині Африки Аліко Данготе. Вартість заводу становить 19 мільярдів доларів,його будівництво тривало майже 7 років.</text:p>
      <text:p text:style-name="P4">
<text:span text:style-name="T4">
Читайте також:</text:span>
 <text:a xlink:type="simple" xlink:href="https://www.ukrinform.ua/rubric-economy/3709834-borrel-zaklikav-es-obmeziti-import-indijskogo-palnogo-vigotovlenogo-iz-rosijskoi-nafti.html" text:style-name="Internet_20_link" text:visited-style-name="Visited_20_Internet_20_Link">
 </text:a>
</text:p>
      <text:p text:style-name="P4">
Планується, що підприємство зможе виробляти близько 650 тис. барелівнафтопродуктів на день - цього більш ніж достатньо для забезпечення потребкраїни. Комплекс також включає електростанцію, глибоководний порт і завод звиробництва добрив.</text:p>
      <text:p text:style-name="P4">
Як повідомляв Укрінформ, країни Північної Африки суттєво збільшили імпортнафти й нафтопродуктів з Росії.</text:p>
      <text:p text:style-name="P4">
<text:span text:style-name="T5">
Фото: NIGERIA PRESIDENCY</text:span>
</text:p>
      <text:p text:style-name="P4">
Source: <text:a xlink:type="simple" xlink:href="https://www.ukrinform.ua/rubric-economy/3712791-u-nigerii-vidkrili-najbilsij-v-africi-naftopererobnij-zavod.html" text:style-name="Internet_20_link" text:visited-style-name="Visited_20_Internet_20_Link">
https://www.ukrinform.ua/rubric-economy/3712791-u-nigerii-vidkrili-najbilsij-v-africi-naftopererobnij-zavod.html</text:a>
</text:p>
      <!--NEWS-->
      <text:h text:style-name="P10" text:outline-level="1">
<text:span text:style-name="T4">
В окупованому Севастополі пролунали вибухи — ЗМІ</text:span>
</text:h>
      <text:p text:style-name="P4">
Authors: Ukrinform (Person)</text:p>
      <text:p text:style-name="P4">
Publisher: Укринформ (Organization)</text:p>
      <text:p text:style-name="P4">
Published Time: 2023-05-22T21:33:00+03:00</text:p>
      <text:p text:style-name="P4">
Modified Time: 2023-05-22T21:33:00+03:00</text:p>
      <text:p text:style-name="P4">
Description: У тимчасово окупованому Севастополі пролунали гучні вибухи, місцеві повідомляють про роботу протиповітряної оборони РФ.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Криму', 'Севастополь', 'Вибух', 'Війна з Росією']</text:p>
      <text:p text:style-name="P4">
Type: Article</text:p>
      <!--METADATA-->
      <text:p text:style-name="P4">
<draw:frame draw:style-name="fr1" draw:name="Image282" text:anchor-type="as-char" svg:width="6.9236in" svg:height="3.956343in" draw:z-index="0">
<draw:image xlink:href="../Images/yкринформ/2023-05-22T21-33-00-03-00/630_360_1669987737-966.jpg" xlink:type="simple" xlink:show="embed" xlink:actuate="onLoad" draw:mime-type="image/jpeg"/>
</draw:frame>
 Утимчасово окупованому Севастополі пролунали гучні вибухи, місцеві повідомляютьпро роботу протиповітряної оборони РФ.</text:p>
      <text:p text:style-name="P4">
Як передає Укрінформ, про це видання "Крим.Реалії" повідомило в <text:a xlink:type="simple" xlink:href="https://t.me/krymrealii/22585" text:style-name="Internet_20_link" text:visited-style-name="Visited_20_Internet_20_Link">
</text:a>
 .</text:p>
      <text:p text:style-name="P4">
Коментарі від російської псевдовлади та військових щодо <text:a xlink:type="simple" xlink:href="https://www.ukrinform.ua/tag-vibuh" text:style-name="Internet_20_link" text:visited-style-name="Visited_20_Internet_20_Link">
</text:a>
 не надходили.</text:p>
      <text:p text:style-name="P4">
<text:span text:style-name="T4">
Читайте також:</text:span>
 <text:a xlink:type="simple" xlink:href="https://www.ukrinform.ua/rubric-regions/3712519-unoci-v-mariupoli-prolunali-sonajmense-dva-vibuhi-andrusenko.html" text:style-name="Internet_20_link" text:visited-style-name="Visited_20_Internet_20_Link">
 <text:span text:style-name="T4">
вибух</text:span>
 </text:a>
</text:p>
      <text:p text:style-name="P4">
Як повідомляв <text:a xlink:type="simple" xlink:href="https://www.ukrinform.ua/rubric-crimea/3711030-u-sevastopoli-prolunali-vibuhi-socmerezi.html" text:style-name="Internet_20_link" text:visited-style-name="Visited_20_Internet_20_Link">
 </text:a>
 , попередньогоразу про вибухи в Севастополі повідомлялося 18 травня.</text:p>
      <text:p text:style-name="P4">
Source: <text:a xlink:type="simple" xlink:href="https://www.ukrinform.ua/rubric-crimea/3712792-v-okupovanomu-sevastopoli-prolunali-vibuhi-zmi.html" text:style-name="Internet_20_link" text:visited-style-name="Visited_20_Internet_20_Link">
https://www.ukrinform.ua/rubric-crimea/3712792-v-okupovanomu-sevastopoli-prolunali-vibuhi-zmi.html</text:a>
</text:p>
      <!--NEWS-->
      <text:h text:style-name="P10" text:outline-level="1">
<text:span text:style-name="T4">
Шмигаль сказав, скільки газу має бути у сховищах на початок опалювального сезону</text:span>
</text:h>
      <text:p text:style-name="P4">
Authors: Ukrinform (Person)</text:p>
      <text:p text:style-name="P4">
Publisher: Укринформ (Organization)</text:p>
      <text:p text:style-name="P4">
Published Time: 2023-05-22T21:36:47+03:00</text:p>
      <text:p text:style-name="P4">
Modified Time: 2023-05-22T21:36:47+03:00</text:p>
      <text:p text:style-name="P4">
Description: На початок осінньо-зимового періоду запас газу в українських сховищах має становити понад 14 мільярдів кубометрів. — Укрінформ.</text:p>
      <text:p text:style-name="P4">
Images: ['<text:a xlink:type="simple" xlink:href="https://static.ukrinform.com/photos/2023_05/thumb_files/630_360_1684780551-929.png" text:style-name="Internet_20_link" text:visited-style-name="Visited_20_Internet_20_Link">
630_360_16847...</text:a>
']</text:p>
      <text:p text:style-name="P4">
Tags: ['Газ', 'Опалювальний сезон', 'Шмигаль']</text:p>
      <text:p text:style-name="P4">
Type: Article</text:p>
      <!--METADATA-->
      <text:p text:style-name="P4">
<draw:frame draw:style-name="fr1" draw:name="Image283" text:anchor-type="as-char" svg:width="6.9236in" svg:height="3.956343in" draw:z-index="0">
<draw:image xlink:href="../Images/yкринформ/2023-05-22T21-36-47-03-00/630_360_1684780551-929.png" xlink:type="simple" xlink:show="embed" xlink:actuate="onLoad" draw:mime-type="image/png"/>
</draw:frame>
 На початокосінньо-зимового періоду запас газу в українських сховищах має становити понад14 мільярдів кубометрів.</text:p>
      <text:p text:style-name="P4">
Про це Прем'єр-міністр України Денис Шмигаль написав у <text:a xlink:type="simple" xlink:href="https://t.me/Denys_Smyhal/5273" text:style-name="Internet_20_link" text:visited-style-name="Visited_20_Internet_20_Link">
</text:a>
 за результатами засідання Антикризовогоенергетичного штабу, передає Укрінформ.</text:p>
      <text:p text:style-name="P4">
«Головна тема — старт підготовки до наступного опалювального сезону.Визначили, що на початок осінньо-зимового періоду запас <text:a xlink:type="simple" xlink:href="https://www.ukrinform.ua/tag-gaz" text:style-name="Internet_20_link" text:visited-style-name="Visited_20_Internet_20_Link">
</text:a>
 у сховищах має становити понад 14мільярдів кубометрів. Наша стратегічна мета - мінімізувати імпорт газу вУкраїну за рахунок збільшення власного газовидобутку», - зазначив Шмигаль.</text:p>
      <text:p text:style-name="P4">
За його словами, на засіданні Антикризового енергетичного штабу такожобговорювалася ситуація в електроенергетиці. Шмигаль зауважив, що було данодоручення збільшити можливості експорту-імпорту електроенергії з ЄС.</text:p>
      <text:p text:style-name="P4">
«З усіма присутніми енергетичними підприємствами погодили план відновлення допочатку опалювального сезону 1710 МВт генеруючих потужностей», - наголосиввін.</text:p>
      <text:p text:style-name="P4">
<text:span text:style-name="T4">
Читайте також:</text:span>
 <text:a xlink:type="simple" xlink:href="https://www.ukrinform.ua/rubric-economy/3711462-ne-prosto-remontuemo-smigal-rozpoviv-pro-pidgotovku-do-novogo-opaluvalnogo-sezonu.html" text:style-name="Internet_20_link" text:visited-style-name="Visited_20_Internet_20_Link">
 <text:span text:style-name="T4">
Шмигаль</text:span>
 </text:a>
</text:p>
      <text:p text:style-name="P4">
Прем'єр-міністр повідомив, що Міністерство енергетики та Міністерствоінфраструктури отримали завдання забезпечити роботу щодо захисту відросійських дронів і ракет генеруючих потужностей та систем розподілу.</text:p>
      <text:p text:style-name="P4">
На засіданні також розглянуто пропозицію з децентралізації енергомережі,зокрема залучення громад до розбудови розосередженої генерації, зазначивШмигаль.</text:p>
      <text:p text:style-name="P4">
Як повідомляв Укрінформ, <text:a xlink:type="simple" xlink:href="https://www.ukrinform.ua/rubric-economy/3709149-v-opaluvalnij-sezon-ukraina-zajde-zi-znacno-mensim-zapasom-micnosti-dtek.html" text:style-name="Internet_20_link" text:visited-style-name="Visited_20_Internet_20_Link">
 </text:a>
 висловив думку, що у наступний опалювальний сезонукраїнська енергосистема зайде зі значно меншим запасом міцності. Потрібносуттєво пришвидшити темпи ремонтних робіт, аби не повернутися до відключеньелектроенергії.</text:p>
      <text:p text:style-name="P4">
<text:span text:style-name="T5">
Фото: Денис Шмигаль, Телеграм</text:span>
</text:p>
      <text:p text:style-name="P4">
Source: <text:a xlink:type="simple" xlink:href="https://www.ukrinform.ua/rubric-economy/3712793-smigal-skazav-skilki-gazu-mae-buti-u-shovisah-na-pocatok-opaluvalnogo-sezonu.html" text:style-name="Internet_20_link" text:visited-style-name="Visited_20_Internet_20_Link">
https://www.ukrinform.ua/rubric-economy/3712793-smigal-skazav-skilki-gazu-mae-buti-u-shovisah-na-pocatok-opaluvalnogo-sezonu.html</text:a>
</text:p>
      <!--NEWS-->
      <text:h text:style-name="P10" text:outline-level="1">
<text:span text:style-name="T4">
США розглядатимуть усі способи притягнення Росії до відповідальності - Держдеп</text:span>
</text:h>
      <text:p text:style-name="P4">
Authors: Ukrinform (Person)</text:p>
      <text:p text:style-name="P4">
Publisher: Укринформ (Organization)</text:p>
      <text:p text:style-name="P4">
Published Time: 2023-05-22T21:42:00+03:00</text:p>
      <text:p text:style-name="P4">
Modified Time: 2023-05-22T21:42:00+03:00</text:p>
      <text:p text:style-name="P4">
Description: Адміністрація США налаштована розглянути всі можливі способи, щоби підтримати Україну й притягти Росію до відповідальності за її агресію. — Укрінформ.</text:p>
      <text:p text:style-name="P4">
Images: ['<text:a xlink:type="simple" xlink:href="https://static.ukrinform.com/photos/2018_02/thumb_files/630_360_1517552325-3537.jpg" text:style-name="Internet_20_link" text:visited-style-name="Visited_20_Internet_20_Link">
630_360_15175...</text:a>
', '<text:a xlink:type="simple" xlink:href="https://static.ukrinform.com/photos/2023_05/1684781237-329.jpg" text:style-name="Internet_20_link" text:visited-style-name="Visited_20_Internet_20_Link">
1684781237-32...</text:a>
']</text:p>
      <text:p text:style-name="P4">
Tags: ['США', 'Держдеп', 'Росія', 'Воєнні злочини', 'Війна з Росією']</text:p>
      <text:p text:style-name="P4">
Type: Article</text:p>
      <!--METADATA-->
      <text:p text:style-name="P4">
<draw:frame draw:style-name="fr1" draw:name="Image284" text:anchor-type="as-char" svg:width="6.9236in" svg:height="3.956343in" draw:z-index="0">
<draw:image xlink:href="../Images/yкринформ/2023-05-22T21-42-00-03-00/630_360_1517552325-3537.jpg" xlink:type="simple" xlink:show="embed" xlink:actuate="onLoad" draw:mime-type="image/jpeg"/>
</draw:frame>
Адміністрація США налаштована розглянути всі можливі способи, щоби підтриматиУкраїну й притягти Росію до відповідальності за її агресію.</text:p>
      <text:p text:style-name="P4">
Про це заявив у понеділок речник Держдепартаменту США Метью Міллер, передаєкореспондент Укрінформу.</text:p>
      <text:p text:style-name="P4">
<draw:frame draw:style-name="fr1" draw:name="Image285" text:anchor-type="as-char" svg:width="6.9236in" svg:height="4.615733in" draw:z-index="0">
<draw:image xlink:href="../Images/yкринформ/2023-05-22T21-42-00-03-00/1684781237-329.jpg" xlink:type="simple" xlink:show="embed" xlink:actuate="onLoad" draw:mime-type="image/jpeg"/>
</draw:frame>
</text:p>
      <text:p text:style-name="P4">
«Ми розглядатимемо всі способи, за допомогою яких ми зможемо притягти Росію довідповідальності за її дії. Найважливішим із якних є подальша підтримка нашихукраїнських партнерів, щоби вони могли дати відсіч російським військам, яківторглися в країну», - зауважив представник Держдепу.</text:p>
      <text:p text:style-name="P4">
Водночас він зазначив, що Сполучені Штати досі не визнали Росію державою-спонсором тероризму через те, що зараз такий крок матиме «контрпродуктивніпобічні ефекти». Зокрема, це позбавить гуманітарні організації можливостідоправляти допомогу в регіон.</text:p>
      <text:p text:style-name="P4">
«Але я скажу, що ми надалі притягуватимемо Росію до відповідальності задопомогою низки інших кроків», - зауважив представник зовнішньополітичноговідомства США.</text:p>
      <text:p text:style-name="P4">
<text:span text:style-name="T4">
Читайте також:</text:span>
 <text:a xlink:type="simple" xlink:href="https://www.ukrinform.ua/rubric-polytics/3712643-parlamentska-asamblea-nato-viznala-zlocini-rosii-proti-ukraini-genocidom.html" text:style-name="Internet_20_link" text:visited-style-name="Visited_20_Internet_20_Link">
 </text:a>
</text:p>
      <text:p text:style-name="P4">
Він уточнив, що має на увазі поставки зброї й обладнання в Україну, а такожзапровадження санкцій та заходів експортного контролю.</text:p>
      <text:p text:style-name="P4">
Як повідомляв Укрінформ, минулого тижня державний секретар США Ентоні Блінкенпід час слухань у Сенаті не виключив можливості визнання Росії <text:a xlink:type="simple" xlink:href="https://www.ukrinform.ua/rubric-world/3710218-blinken-ne-viklucae-mozlivosti-viznanna-rosii-derzavousponsorom-terorizmu.html" text:style-name="Internet_20_link" text:visited-style-name="Visited_20_Internet_20_Link">
</text:a>
</text:p>
      <text:p text:style-name="P4">
Source: <text:a xlink:type="simple" xlink:href="https://www.ukrinform.ua/rubric-polytics/3712794-ssa-rozgladatimut-usi-sposobi-pritagnenna-rosii-do-vidpovidalnosti-derzdep.html" text:style-name="Internet_20_link" text:visited-style-name="Visited_20_Internet_20_Link">
https://www.ukrinform.ua/rubric-polytics/3712794-ssa-rozgladatimut-usi-sposobi-pritagnenna-rosii-do-vidpovidalnosti-derzdep.html</text:a>
</text:p>
      <!--NEWS-->
      <text:h text:style-name="P10" text:outline-level="1">
<text:span text:style-name="T4">
ЗСУ за добу вдалось просунутись до 400 метрів під Бахмутом – Череватий</text:span>
</text:h>
      <text:p text:style-name="P4">
Authors: Ukrinform (Person)</text:p>
      <text:p text:style-name="P4">
Publisher: Укринформ (Organization)</text:p>
      <text:p text:style-name="P4">
Published Time: 2023-05-22T21:54:41+03:00</text:p>
      <text:p text:style-name="P4">
Modified Time: 2023-05-22T21:54:41+03:00</text:p>
      <text:p text:style-name="P4">
Description: Збройним силам України за добу вдалось просунутись під Бахмутом на різних ділянках від 200 до 400 метрів. — Укрінформ.</text:p>
      <text:p text:style-name="P4">
Images: ['<text:a xlink:type="simple" xlink:href="https://static.ukrinform.com/photos/2023_05/thumb_files/630_360_1683216390-801.jpg" text:style-name="Internet_20_link" text:visited-style-name="Visited_20_Internet_20_Link">
630_360_16832...</text:a>
']</text:p>
      <text:p text:style-name="P4">
Tags: ['Бахмут', 'Війна з Росією', 'Єдині новини']</text:p>
      <text:p text:style-name="P4">
Type: Article</text:p>
      <!--METADATA-->
      <text:p text:style-name="P4">
<draw:frame draw:style-name="fr1" draw:name="Image286" text:anchor-type="as-char" svg:width="6.9236in" svg:height="3.956343in" draw:z-index="0">
<draw:image xlink:href="../Images/yкринформ/2023-05-22T21-54-41-03-00/630_360_1683216390-801.jpg" xlink:type="simple" xlink:show="embed" xlink:actuate="onLoad" draw:mime-type="image/jpeg"/>
</draw:frame>
 Збройнимсилам України за добу вдалось просунутись під Бахмутом на різних ділянках від200 до 400 метрів.</text:p>
      <text:p text:style-name="P4">
Про це повідомив речник Східного угруповання військ Збройних сил УкраїниСергій Череватий у ефірі телемарафону «Єдині новини», передає Укрінформ.</text:p>
      <text:p text:style-name="P4">
«Ворог намагається захопити Бахмут. Це для нього пріоритетна ціль», - зазначиввін.</text:p>
      <text:p text:style-name="P4">
Череватий заявив, що російські війська намагаються захопити південно-західнучастину Бахмута, де Сили оборони України утримують низку будівель іфортифікаційних споруд.</text:p>
      <text:p text:style-name="P4">
<text:span text:style-name="T4">
Читайте також:</text:span>
 <text:a xlink:type="simple" xlink:href="https://www.ukrinform.ua/rubric-ato/3712745-na-pati-napramkah-frontu-vidbulisa-25-zitknen-boi-za-bahmut-trivaut.html" text:style-name="Internet_20_link" text:visited-style-name="Visited_20_Internet_20_Link">
 <text:span text:style-name="T4">
Бахмут</text:span>
 </text:a>
</text:p>
      <text:p text:style-name="P4">
«Водночас на флангах наші підрозділи намагаються тиснути на ворога і, поможливості, в рамках нашої оборонної операції контратакувати його. Зокрема, зацю добу вдалося на різних ділянках від 200 до 400 метрів просунутися», - додавречник.</text:p>
      <text:p text:style-name="P4">
Як повідомляв Укрінформ, російські війська зосереджують зусилля на спробахвийти на кордони Донецької та Луганської областей. На Бахмутському напрямку <text:a xlink:type="simple" xlink:href="https://www.ukrinform.ua/rubric-ato/3712556-vorog-ne-kontrolue-bahmut-povnistu-jdut-boi-malar.html" text:style-name="Internet_20_link" text:visited-style-name="Visited_20_Internet_20_Link">
</text:a>
 .</text:p>
      <text:p text:style-name="P4">
<text:span text:style-name="T5">
Фото: Генштаб ЗСУ</text:span>
</text:p>
      <text:p text:style-name="P4">
Source: <text:a xlink:type="simple" xlink:href="https://www.ukrinform.ua/rubric-ato/3712795-zsu-za-dobu-vdalos-prosunutis-do-400-metriv-pid-bahmutom-cerevatij.html" text:style-name="Internet_20_link" text:visited-style-name="Visited_20_Internet_20_Link">
https://www.ukrinform.ua/rubric-ato/3712795-zsu-za-dobu-vdalos-prosunutis-do-400-metriv-pid-bahmutom-cerevatij.html</text:a>
</text:p>
      <!--NEWS-->
      <text:h text:style-name="P10" text:outline-level="1">
<text:span text:style-name="T4">
У Британії розгорівся скандал навколо міністра внутрішніх справ</text:span>
</text:h>
      <text:p text:style-name="P4">
Authors: Ukrinform (Person)</text:p>
      <text:p text:style-name="P4">
Publisher: Укринформ (Organization)</text:p>
      <text:p text:style-name="P4">
Published Time: 2023-05-22T21:58:00+03:00</text:p>
      <text:p text:style-name="P4">
Modified Time: 2023-05-22T21:58:00+03:00</text:p>
      <text:p text:style-name="P4">
Description: Прем'єр-міністр Великої Британії Ріші Сунак має проконсультуватися зі своїм радником з етики щодо ситуації з міністром внутрішніх справ Суеллою Браверман, яка потрапила у скандал через торішню історію зі штрафом за перевищення швидкості. — Укрінформ.</text:p>
      <text:p text:style-name="P4">
Images: ['<text:a xlink:type="simple" xlink:href="https://static.ukrinform.com/photos/2023_05/thumb_files/630_360_1684775431-139.jpg" text:style-name="Internet_20_link" text:visited-style-name="Visited_20_Internet_20_Link">
630_360_16847...</text:a>
']</text:p>
      <text:p text:style-name="P4">
Tags: ['Британія', 'Скандал', 'Уряд']</text:p>
      <text:p text:style-name="P4">
Type: Article</text:p>
      <!--METADATA-->
      <text:p text:style-name="P4">
<draw:frame draw:style-name="fr1" draw:name="Image287" text:anchor-type="as-char" svg:width="6.9236in" svg:height="3.956343in" draw:z-index="0">
<draw:image xlink:href="../Images/yкринформ/2023-05-22T21-58-00-03-00/630_360_1684775431-139.jpg" xlink:type="simple" xlink:show="embed" xlink:actuate="onLoad" draw:mime-type="image/jpeg"/>
</draw:frame>
 Прем'єр-міністр Великої Британії Ріші Сунак має проконсультуватися зі своїм радником зетики щодо ситуації з міністром внутрішніх справ Суеллою Браверман, якапотрапила у скандал через торішню історію зі штрафом за перевищення швидкості.</text:p>
      <text:p text:style-name="P4">
Про це повідомляє <text:a xlink:type="simple" xlink:href="https://t.me/khersonskaODA/6057" text:style-name="Internet_20_link" text:visited-style-name="Visited_20_Internet_20_Link">
 </text:a>
 , передає Укрінформ.</text:p>
      <text:p text:style-name="P4">
У 2022 році міністра внутрішніх справ викрили у перевищенні швидкості.Браверман загрожувала втрата трьох балів у водійських правах та штраф абопроходження курсу водіння.</text:p>
      <text:p text:style-name="P4">
Тоді вона запитала державну службу про організацію індивідуального курсу,посилаючись на занепокоєння безпеки щодо проведення курсу в групі. Але їйсказали, що це не справа державної служби.</text:p>
      <text:p text:style-name="P4">
Колишній високопоставлений державний службовець Філіп Райкрофт сказав, що діїБраверман були «справжньою помилкою».</text:p>
      <text:p text:style-name="P4">
Лідер лейбористів сер Кейр Стармер заявив, що це виглядало так, ніби тут “малимісце недоречні дії”.</text:p>
      <text:p text:style-name="P4">
В уряді заперечують, що дії Браверман порушили Міністерський кодекс. Однакпрем'єр-міністр Ріші Сунак звернувся до свого консультанта з етики.</text:p>
      <text:p text:style-name="P4">
<text:span text:style-name="T4">
Читайте також:</text:span>
 <text:a xlink:type="simple" xlink:href="https://www.ukrinform.ua/rubric-world/3707379-u-ssa-visunuli-oficijni-obvinuvacenna-skandalnomu-kongresmenu-santosu.html" text:style-name="Internet_20_link" text:visited-style-name="Visited_20_Internet_20_Link">
 <text:span text:style-name="T4">
скандал</text:span>
 </text:a>
</text:p>
      <text:p text:style-name="P4">
Міністерський кодекс вимагає від міністрів гарантувати, що між їхнімидержавними обов’язками та приватними інтересами «не виникне конфлікту».</text:p>
      <text:p text:style-name="P4">
Водночас <text:a xlink:type="simple" xlink:href="https://www.bloomberg.com/news/articles/2023-05-21/sunak-returns-from-g-7-to-cabinet-scandal-migration-disputes" text:style-name="Internet_20_link" text:visited-style-name="Visited_20_Internet_20_Link">
 </text:a>
повідомляє, що скандал розгортається у час, коли уряд готується до публікаціїданих про міграцію, що, як очікується, підтвердять рекордний припливіммігрантів минулого року.</text:p>
      <text:p text:style-name="P4">
Браверман, яка контролює питання імміграції, минулого тижня виступила зкритичною промовою з цього приводу, що було розцінено як спробу позиціонуватисебе як потенційну наступницю Ріші Сунака.</text:p>
      <text:p text:style-name="P4">
Source: <text:a xlink:type="simple" xlink:href="https://www.ukrinform.ua/rubric-world/3712763-u-britanii-rozgorivsa-skandal-navkolo-ministra-vnutrisnih-sprav.html" text:style-name="Internet_20_link" text:visited-style-name="Visited_20_Internet_20_Link">
https://www.ukrinform.ua/rubric-world/3712763-u-britanii-rozgorivsa-skandal-navkolo-ministra-vnutrisnih-sprav.html</text:a>
</text:p>
      <!--NEWS-->
      <text:h text:style-name="P10" text:outline-level="1">
<text:span text:style-name="T4">
Трюдо і Макрон обговорили оборонні потреби і повоєнну відбудову України</text:span>
</text:h>
      <text:p text:style-name="P4">
Authors: Ukrinform (Person)</text:p>
      <text:p text:style-name="P4">
Publisher: Укринформ (Organization)</text:p>
      <text:p text:style-name="P4">
Published Time: 2023-05-22T22:04:00+03:00</text:p>
      <text:p text:style-name="P4">
Modified Time: 2023-05-22T22:04:00+03:00</text:p>
      <text:p text:style-name="P4">
Description: Прем’єр-міністр Канади Джастін Трюдо і президент Франції Еммануель Макрон під час розмови наголосили на необхідності трансатлантичної єдності для забезпечення оборонних потреб України і її повоєнної відбудови. — Укрінформ.</text:p>
      <text:p text:style-name="P4">
Images: ['<text:a xlink:type="simple" xlink:href="https://static.ukrinform.com/photos/2017_07/thumb_files/630_360_1499480965-1104.jpg" text:style-name="Internet_20_link" text:visited-style-name="Visited_20_Internet_20_Link">
630_360_14994...</text:a>
']</text:p>
      <text:p text:style-name="P4">
Tags: ['Макрон', 'Трюдо', 'Україна', 'Війна з Росією']</text:p>
      <text:p text:style-name="P4">
Type: Article</text:p>
      <!--METADATA-->
      <text:p text:style-name="P4">
<draw:frame draw:style-name="fr1" draw:name="Image288" text:anchor-type="as-char" svg:width="6.9236in" svg:height="3.956343in" draw:z-index="0">
<draw:image xlink:href="../Images/yкринформ/2023-05-22T22-04-00-03-00/630_360_1499480965-1104.jpg" xlink:type="simple" xlink:show="embed" xlink:actuate="onLoad" draw:mime-type="image/jpeg"/>
</draw:frame>
 Прем’єр-міністр Канади Джастін Трюдо і президент Франції Еммануель Макрон під часрозмови наголосили на необхідності трансатлантичної єдності для забезпеченняоборонних потреб України і її повоєнної відбудови.</text:p>
      <text:p text:style-name="P4">
Про це повідомили в офісі глави канадського уряду, передає кореспондентУкрінформу.</text:p>
      <text:p text:style-name="P4">
“Прем’єр-міністр та президент наголосили на важливості подальшоїтрансатлантичної єдності у підтримці оборони <text:a xlink:type="simple" xlink:href="https://www.ukrinform.ua/tag-ukraina" text:style-name="Internet_20_link" text:visited-style-name="Visited_20_Internet_20_Link">
 </text:a>
 та її довготермінових потреб у відбудові”, - зазначили в офісі Трюдо.</text:p>
      <text:p text:style-name="P4">
За його інформацією, співрозмовники зобов’язалися притягнути Росію довідповідальності за її жорстоку агресію та підтримати тих, хто найбільшепостраждав від наслідків російської агресії.</text:p>
      <text:p text:style-name="P4">
<text:span text:style-name="T4">
Читайте також:</text:span>
 <text:a xlink:type="simple" xlink:href="https://www.ukrinform.ua/rubric-polytics/3706974-kanada-ta-es-prodovzat-vijskovu-pidtrimku-ukraini-trudo.html" text:style-name="Internet_20_link" text:visited-style-name="Visited_20_Internet_20_Link">
 <text:span text:style-name="T4">
Трюдо</text:span>
 </text:a>
</text:p>
      <text:p text:style-name="P4">
Під час розмови також була порушена тема боротьби з дезінформацією на рівніG7.</text:p>
      <text:p text:style-name="P4">
Як повідомлялося, у Японії 21 травня завершився саміт Групи семи, однією зключових тем якого була війна Росії проти України.</text:p>
      <text:p text:style-name="P4">
Source: <text:a xlink:type="simple" xlink:href="https://www.ukrinform.ua/rubric-polytics/3712797-trudo-i-makron-obgovorili-oboronni-potrebi-i-povoennu-vidbudovu-ukraini.html" text:style-name="Internet_20_link" text:visited-style-name="Visited_20_Internet_20_Link">
https://www.ukrinform.ua/rubric-polytics/3712797-trudo-i-makron-obgovorili-oboronni-potrebi-i-povoennu-vidbudovu-ukraini.html</text:a>
</text:p>
      <!--NEWS-->
      <text:h text:style-name="P10" text:outline-level="1">
<text:span text:style-name="T4">
Держдеп: Забезпечення України F-16 є пріоритетом для США</text:span>
</text:h>
      <text:p text:style-name="P4">
Authors: Ukrinform (Person)</text:p>
      <text:p text:style-name="P4">
Publisher: Укринформ (Organization)</text:p>
      <text:p text:style-name="P4">
Published Time: 2023-05-22T22:15:00+03:00</text:p>
      <text:p text:style-name="P4">
Modified Time: 2023-05-22T22:15:00+03:00</text:p>
      <text:p text:style-name="P4">
Description: Сполучені Штати вважають пріоритетним завданням забезпечити Україну літаками F-16, і це почне реалізовуватися у взаємодії із союзниками й партнерами вже упродовж ближчих місяців. — Укрінформ.</text:p>
      <text:p text:style-name="P4">
Images: ['<text:a xlink:type="simple" xlink:href="https://static.ukrinform.com/photos/2023_05/thumb_files/630_360_1684274785-884.jpg" text:style-name="Internet_20_link" text:visited-style-name="Visited_20_Internet_20_Link">
630_360_16842...</text:a>
', '<text:a xlink:type="simple" xlink:href="https://static.ukrinform.com/photos/2023_05/1684781236-953.jpg" text:style-name="Internet_20_link" text:visited-style-name="Visited_20_Internet_20_Link">
1684781236-95...</text:a>
']</text:p>
      <text:p text:style-name="P4">
Tags: ['США', 'Держдеп', 'Повітряні сили ЗСУ', 'Винищувач', 'Війна з Росією', 'F-16']</text:p>
      <text:p text:style-name="P4">
Type: Article</text:p>
      <!--METADATA-->
      <text:p text:style-name="P4">
<draw:frame draw:style-name="fr1" draw:name="Image289" text:anchor-type="as-char" svg:width="6.9236in" svg:height="3.953152in" draw:z-index="0">
<draw:image xlink:href="../Images/yкринформ/2023-05-22T22-15-00-03-00/630_360_1684274785-884.jpg" xlink:type="simple" xlink:show="embed" xlink:actuate="onLoad" draw:mime-type="image/jpeg"/>
</draw:frame>
 СполученіШтати вважають пріоритетним завданням забезпечити Україну літаками F-16, і цепочне реалізовуватися у взаємодії із союзниками й партнерами вже упродовжближчих місяців.</text:p>
      <text:p text:style-name="P4">
Про це заявив у понеділок під час пресбрифінгу в Вашингтоні речникДерждепартаменту США Метью Міллер, передає власний кореспондент Укрінформу.</text:p>
      <text:p text:style-name="P4">
<draw:frame draw:style-name="fr1" draw:name="Image290" text:anchor-type="as-char" svg:width="6.9236in" svg:height="4.615733in" draw:z-index="0">
<draw:image xlink:href="../Images/yкринформ/2023-05-22T22-15-00-03-00/1684781236-953.jpg" xlink:type="simple" xlink:show="embed" xlink:actuate="onLoad" draw:mime-type="image/jpeg"/>
</draw:frame>
</text:p>
      <text:p text:style-name="P4">
«Отже, стосовно нашої позиці про надання Україні F-16, президент (Байден –ред.) чітко наголосив, що ми розпочнемо навчання українських військовихпілотувати F-16. І ми будемо працювати з нашими союзниками та партнерами надзабезпеченням України <text:a xlink:type="simple" xlink:href="https://www.ukrinform.ua/tag-litak" text:style-name="Internet_20_link" text:visited-style-name="Visited_20_Internet_20_Link">
 </text:a>
 F-16», -підкреслив Міллер.</text:p>
      <text:p text:style-name="P4">
Він зазначив, що поки не оголошуватиме, коли і як це станеться, або з якихкраїн надходитимуть винищувачі.</text:p>
      <text:p text:style-name="P4">
<text:span text:style-name="T4">
Читайте також:</text:span>
 <text:a xlink:type="simple" xlink:href="https://www.ukrinform.ua/rubric-ato/3712539-ignat-pro-f16-dostatno-mati-zasobi-abi-vorozi-litaki-ne-nablizalisa-do-kordoniv-ukraini.html" text:style-name="Internet_20_link" text:visited-style-name="Visited_20_Internet_20_Link">
 </text:a>
</text:p>
      <text:p text:style-name="P4">
«Але це є пріоритетом для нас, і ми почнемо це впроваджувати ближчимимісяцями»,- наголосив представник Держдепартаменту США.</text:p>
      <text:p text:style-name="P4">
Як повідомляв Укрінформ, Речник командування Повітряних сил ЗСУ Юрій Ігнатминулого тижня заявив, що Україна може отримати від міжнародних партнерів напершому етапі кілька десятків літаків F-16.</text:p>
      <text:p text:style-name="P4">
<text:span text:style-name="T5">
Фото: Ezra Acayan/Getty Images</text:span>
</text:p>
      <text:p text:style-name="P4">
Source: <text:a xlink:type="simple" xlink:href="https://www.ukrinform.ua/rubric-ato/3712798-derzdep-zabezpecenna-ukraini-f16-e-prioritetom-dla-ssa.html" text:style-name="Internet_20_link" text:visited-style-name="Visited_20_Internet_20_Link">
https://www.ukrinform.ua/rubric-ato/3712798-derzdep-zabezpecenna-ukraini-f16-e-prioritetom-dla-ssa.html</text:a>
</text:p>
      <!--NEWS-->
      <text:h text:style-name="P10" text:outline-level="1">
<text:span text:style-name="T4">
Сім українських каратистів виступлять на Європейських іграх у Польщі</text:span>
</text:h>
      <text:p text:style-name="P4">
Authors: Ukrinform (Person)</text:p>
      <text:p text:style-name="P4">
Publisher: Укринформ (Organization)</text:p>
      <text:p text:style-name="P4">
Published Time: 2023-05-22T22:21:09+03:00</text:p>
      <text:p text:style-name="P4">
Modified Time: 2023-05-22T22:21:09+03:00</text:p>
      <text:p text:style-name="P4">
Description: У Кракові (Польща) 9 червня стартують III Європейські ігри. — Укрінформ.</text:p>
      <text:p text:style-name="P4">
Images: ['<text:a xlink:type="simple" xlink:href="https://static.ukrinform.com/photos/2023_05/thumb_files/630_360_1684782948-301.jpg" text:style-name="Internet_20_link" text:visited-style-name="Visited_20_Internet_20_Link">
630_360_16847...</text:a>
']</text:p>
      <text:p text:style-name="P4">
Tags: ['карате', 'Європейські ігри']</text:p>
      <text:p text:style-name="P4">
Type: Article</text:p>
      <!--METADATA-->
      <text:p text:style-name="P4">
<draw:frame draw:style-name="fr1" draw:name="Image291" text:anchor-type="as-char" svg:width="6.9236in" svg:height="3.956343in" draw:z-index="0">
<draw:image xlink:href="../Images/yкринформ/2023-05-22T22-21-09-03-00/630_360_1684782948-301.jpg" xlink:type="simple" xlink:show="embed" xlink:actuate="onLoad" draw:mime-type="image/jpeg"/>
</draw:frame>
 У Кракові(Польща) 9 червня стартують III Європейські ігри.</text:p>
      <text:p text:style-name="P4">
Спортсмнени розіграють 253 медалі у 30 видах спорту, передає Укрінформ.</text:p>
      <text:p text:style-name="P4">
За інформацією <text:a xlink:type="simple" xlink:href="https://xsport.ua/ru/karate_s/news/na-evropeyskikh-igrakh-vystupyat-chetvero-ukrainskikh-karatistov_8799481/" text:style-name="Internet_20_link" text:visited-style-name="Visited_20_Internet_20_Link">
 </text:a>
 , на змаганнях з карате,зокрема, виступатимуть сім українських представників.</text:p>
      <text:p text:style-name="P4">
До складу збірної України увійшли: Микита Філіпів (вагова категорія до 60 кг),Андрій Заплітний (75 кг), Валерій Чоботар (84 кг), Катерина Крива (50 кг),Анжеліка Терлюга (55 кг), Аніта Серегіна (61 кг) та Галина Мельник (68 кг).</text:p>
      <text:p text:style-name="P4">
<text:span text:style-name="T4">
Читайте також:</text:span>
 <text:a xlink:type="simple" xlink:href="https://www.ukrinform.ua/rubric-sports/3712632-miznarodna-federacia-gimnastiki-prodovzila-vidstoronenna-rosian-i-bilorusiv.html" text:style-name="Internet_20_link" text:visited-style-name="Visited_20_Internet_20_Link">
 </text:a>
</text:p>
      <text:p text:style-name="P4">
Європейські ігри-2023 триватимуть до 25 червня.</text:p>
      <text:p text:style-name="P4">
На фото: Анжеліка Терлюга (НОК України).</text:p>
      <text:p text:style-name="P4">
Source: <text:a xlink:type="simple" xlink:href="https://www.ukrinform.ua/rubric-sports/3712799-sim-ukrainskih-karatistiv-vistuplat-na-evropejskih-igrah-u-polsi.html" text:style-name="Internet_20_link" text:visited-style-name="Visited_20_Internet_20_Link">
https://www.ukrinform.ua/rubric-sports/3712799-sim-ukrainskih-karatistiv-vistuplat-na-evropejskih-igrah-u-polsi.html</text:a>
</text:p>
      <!--NEWS-->
      <text:h text:style-name="P10" text:outline-level="1">
<text:span text:style-name="T4">
У Києві провели благодійний показ фільму про депортацію кримських татар</text:span>
</text:h>
      <text:p text:style-name="P4">
Authors: Ukrinform (Person)</text:p>
      <text:p text:style-name="P4">
Publisher: Укринформ (Organization)</text:p>
      <text:p text:style-name="P4">
Published Time: 2023-05-22T22:28:00+03:00</text:p>
      <text:p text:style-name="P4">
Modified Time: 2023-05-22T22:28:00+03:00</text:p>
      <text:p text:style-name="P4">
Description: ГО "КримSOS" організувала благодійний показ документального фільму «1944. Крим. Депортація», зібрані кошти спрямують на підтримку 251 окремої бригади територіальної оборони ЗСУ. — Укрінформ.</text:p>
      <text:p text:style-name="P4">
Images: ['<text:a xlink:type="simple" xlink:href="https://static.ukrinform.com/photos/2021_08/thumb_files/630_360_1630171870-547.jpeg" text:style-name="Internet_20_link" text:visited-style-name="Visited_20_Internet_20_Link">
630_360_16301...</text:a>
']</text:p>
      <text:p text:style-name="P4">
Tags: ['Депортація', 'Кіно', 'Кримські татари', 'Благодійність']</text:p>
      <text:p text:style-name="P4">
Type: Article</text:p>
      <!--METADATA-->
      <text:p text:style-name="P4">
<draw:frame draw:style-name="fr1" draw:name="Image292" text:anchor-type="as-char" svg:width="6.9236in" svg:height="3.956343in" draw:z-index="0">
<draw:image xlink:href="../Images/yкринформ/2023-05-22T22-28-00-03-00/630_360_1630171870-547.jpeg" xlink:type="simple" xlink:show="embed" xlink:actuate="onLoad" draw:mime-type="image/jpeg"/>
</draw:frame>
 ГО"КримSOS" організувала благодійний показ документального фільму «1944. Крим.Депортація», зібрані кошти спрямують на підтримку 251 окремої бригадитериторіальної оборони ЗСУ.</text:p>
      <text:p text:style-name="P4">
Про це повідомляє кореспондент Укрінформу.</text:p>
      <text:p text:style-name="P4">
"Це не просто історії про депортацію. Ці люди є свідками злочину, який так іне було покарано. Тому важливо ці історії знати, важливо їх документувати. <text:a xlink:type="simple" xlink:href="https://www.ukrinform.ua/tag-kino" text:style-name="Internet_20_link" text:visited-style-name="Visited_20_Internet_20_Link">
</text:a>
 вийшла дуже емоційною, чутливою, вонапояснює, що таке депортація і що вона робила з людиною", - зауважиласценаристка Мавілє Халіл.</text:p>
      <text:p text:style-name="P4">
За її словами, прем'єра стрічки відбулася ще у 2019 році, однак вона й досіподорожує фестивалями. Фільм здобув нагороди в Туреччині, Греції, Індії.</text:p>
      <text:p text:style-name="P4">
«1944. Крим. Депортація» має три основні лінії: троє літніх людей пригадують,як о п'ятій годині ранку їм дали 15 хвилин на збори та вивезли - кого на Урал,кого в Узбекистан. На той час їм було по 10-12 років.</text:p>
      <text:p text:style-name="P4">
У фільмі також є елементи анімації. В її основу лягли картини одного з героївстрічки Садиха Аджи-Селіма, який через малюнки задокументував події під часдепортації: як діти росіян кидали камінням по вагонах, у яких перевозиликримських татар, і кричали "зрадники", як із друзями доводилося жебракувати іяк на них спускали собак.</text:p>
      <text:p text:style-name="P4">
Історик Мартін-Олександр Кислий, зауважив, що депортація 1944 року стерла зпам'яті кримських татар всі попередні травми та трагедії, які випали на долюцього народу, зокрема Голодомор, який також був у Криму у 1932-1933 роках.</text:p>
      <text:p text:style-name="P4">
Водночас аналітик КримSOS Євгеній Ярошенко підкреслив, що найбільш влучноописує трагедію кримськотатарського народу термін "сюргюн", що у перекладіозначає "вигнання".</text:p>
      <text:p text:style-name="P4">
"Як на мене, можна було б започаткувати дискурс щодо більш коректноїтермінологічної оцінки цих подій", - сказав він.</text:p>
      <text:p text:style-name="P4">
<text:span text:style-name="T4">
Читайте також:</text:span>
 <text:a xlink:type="simple" xlink:href="https://www.ukrinform.ua/rubric-crimea/3710829-mzs-ukraini-zaklikae-svit-viznati-genocidom-deportaciu-krimskih-tatar-u-1944-roci.html" text:style-name="Internet_20_link" text:visited-style-name="Visited_20_Internet_20_Link">
 <text:span text:style-name="T4">
депортацію</text:span>
 <text:span text:style-name="T4">
кримських</text:span>
 <text:span text:style-name="T4">
татар</text:span>
</text:a>
</text:p>
      <text:p text:style-name="P4">
Під час показу всі охочі могли внести донати на запасні батареї для 251окремої бригади територіальної оборони ЗСУ, куди входить найбільше кримськихтатар.</text:p>
      <text:p text:style-name="P4">
Фільм має версії кримськотатарською та українською мовами. Першу озвучив акторі режисер Ахтем Сеітаблаєв, а другу - актор Андрій Самінін. Режисерами фільмустали Фатіма Осман та Юнус Паша. До написання сценарію долучилися ІменеДжарарова й Зері Бєкірова.</text:p>
      <text:p text:style-name="P4">
Депортація кримських татар розпочалася 18 травня 1944 року й тривала допочатку червня (перша і найбільша хвиля закінчилася 20 травня).</text:p>
      <text:p text:style-name="P4">
<text:span text:style-name="T5">
Фото: credo</text:span>
</text:p>
      <text:p text:style-name="P4">
Source: <text:a xlink:type="simple" xlink:href="https://www.ukrinform.ua/rubric-crimea/3712802-u-kievi-proveli-blagodijnij-pokaz-filmu-pro-deportaciu-krimskih-tatar.html" text:style-name="Internet_20_link" text:visited-style-name="Visited_20_Internet_20_Link">
https://www.ukrinform.ua/rubric-crimea/3712802-u-kievi-proveli-blagodijnij-pokaz-filmu-pro-deportaciu-krimskih-tatar.html</text:a>
</text:p>
      <!--NEWS-->
      <text:h text:style-name="P10" text:outline-level="1">
<text:span text:style-name="T4">
Рішення Росії порушити кримінальну справу проти МКС є неповагою до міжнародного права – ЄС</text:span>
</text:h>
      <text:p text:style-name="P4">
Authors: Ukrinform (Person)</text:p>
      <text:p text:style-name="P4">
Publisher: Укринформ (Organization)</text:p>
      <text:p text:style-name="P4">
Published Time: 2023-05-22T22:35:00+03:00</text:p>
      <text:p text:style-name="P4">
Modified Time: 2023-05-22T22:35:00+03:00</text:p>
      <text:p text:style-name="P4">
Description: Євросоюз рішуче засудив російське рішення порушити кримінальну справу проти прокурора та трьох суддів Міжнародного кримінального суду, які були долучені до розслідування злочинів під час російської агресивної війни проти України. — Укрінформ.</text:p>
      <text:p text:style-name="P4">
Images: ['<text:a xlink:type="simple" xlink:href="https://static.ukrinform.com/photos/2019_12/thumb_files/630_360_1576564425-641.jpg" text:style-name="Internet_20_link" text:visited-style-name="Visited_20_Internet_20_Link">
630_360_15765...</text:a>
']</text:p>
      <text:p text:style-name="P4">
Tags: ['Євросоюз', 'Міжнародний кримінальний суд', 'Війна з Росією']</text:p>
      <text:p text:style-name="P4">
Type: Article</text:p>
      <!--METADATA-->
      <text:p text:style-name="P4">
<draw:frame draw:style-name="fr1" draw:name="Image293" text:anchor-type="as-char" svg:width="6.9236in" svg:height="3.956343in" draw:z-index="0">
<draw:image xlink:href="../Images/yкринформ/2023-05-22T22-35-00-03-00/630_360_1576564425-641.jpg" xlink:type="simple" xlink:show="embed" xlink:actuate="onLoad" draw:mime-type="image/jpeg"/>
</draw:frame>
 Євросоюзрішуче засудив російське рішення порушити кримінальну справу проти прокурората трьох суддів Міжнародного кримінального суду, які були долучені дорозслідування злочинів під час російської агресивної війни проти України.</text:p>
      <text:p text:style-name="P4">
Як повідомляє Укрінформ, про це йдеться у заяві високого представника ЄСЖозепа Борреля, повний текст якої оприлюднений на <text:a xlink:type="simple" xlink:href="https://www.eeas.europa.eu/eeas/russia-statement-high-representative-threats-against-international-criminal-court-0_en" text:style-name="Internet_20_link" text:visited-style-name="Visited_20_Internet_20_Link">
</text:a>
.</text:p>
      <text:p text:style-name="P4">
«Європейський союз засуджує кримінальне провадження, що було ініційовано <text:a xlink:type="simple" xlink:href="https://www.ukrinform.ua/tag-rosia" text:style-name="Internet_20_link" text:visited-style-name="Visited_20_Internet_20_Link">
</text:a>
 владою проти прокурора та суддівМіжнародного кримінального суду. Будь-які російські дії проти мандату МКС таспроби залякати тих, хто залучені до розслідування міжнародних злочинів, щобули скоєні в Україні, є політично мотивованими, безпідставними,невиправданими та неприйнятними. Вони є подальшим свідченням кремлівськоїнеповаги до міжнародних правил та міжнародного права», - наголошується удокументі.</text:p>
      <text:p text:style-name="P4">
ЄС підтвердив повну підтримку діяльності МКС, який є незалежною танеупередженою судовою інституцією, якій довіряють більше 120 країн з усіхрегіонів світу, і яка забезпечує відповідальність за найтяжчі злочини.</text:p>
      <text:p text:style-name="P4">
«Ми твердо стоїмо поряд із Судом, та залишаємося готовими захищати йогоспівробітників від будь-якого зовнішнього втручання у хід правосуддя таспрямованого на підрив міжнародної системи кримінального правосуддя. Мизакликаємо всі країни-члени захищати принципи та цінності, які викладені уРимському статуті, та залишатися об’єднаними у боротьбі проти безкарності», -наголосив Жозеп Боррель.</text:p>
      <text:p text:style-name="P4">
<text:span text:style-name="T4">
Читайте також:</text:span>
 <text:a xlink:type="simple" xlink:href="https://www.ukrinform.ua/rubric-world/3711994-u-mks-vidreaguvali-na-ogolosenna-moskvou-v-rozsuk-prokurora-sudu.html" text:style-name="Internet_20_link" text:visited-style-name="Visited_20_Internet_20_Link">
 <text:span text:style-name="T4">
МКС</text:span>
 </text:a>
</text:p>
      <text:p text:style-name="P4">
Як вже повідомлялося, вчора <text:a xlink:type="simple" xlink:href="https://www.ukrinform.ua/rubric-world/3712256-order-na-arest-putina-slidkom-rf-zaocno-predaviv-zvinuvacenna-prokuroru-i-suddi-mks.html" text:style-name="Internet_20_link" text:visited-style-name="Visited_20_Internet_20_Link">
 </text:a>
 , які видали ордер на арешт президента РФВолодимира Путіна та російського дитячого омбудсмена Марії Львової-Бєлової.</text:p>
      <text:p text:style-name="P4">
Source: <text:a xlink:type="simple" xlink:href="https://www.ukrinform.ua/rubric-world/3712804-risenna-rosii-porusiti-kriminalnu-spravu-proti-mks-e-nepovagou-do-miznarodnogo-prava-es.html" text:style-name="Internet_20_link" text:visited-style-name="Visited_20_Internet_20_Link">
https://www.ukrinform.ua/rubric-world/3712804-risenna-rosii-porusiti-kriminalnu-spravu-proti-mks-e-nepovagou-do-miznarodnogo-prava-es.html</text:a>
</text:p>
      <!--NEWS-->
      <text:h text:style-name="P10" text:outline-level="1">
<text:span text:style-name="T4">
США не припинять тиск на Росію для звільнення своїх громадян - Держдеп</text:span>
</text:h>
      <text:p text:style-name="P4">
Authors: Ukrinform (Person)</text:p>
      <text:p text:style-name="P4">
Publisher: Укринформ (Organization)</text:p>
      <text:p text:style-name="P4">
Published Time: 2023-05-22T22:37:25+03:00</text:p>
      <text:p text:style-name="P4">
Modified Time: 2023-05-22T22:37:25+03:00</text:p>
      <text:p text:style-name="P4">
Description: Вашингтон продовжить тиснути на Москву для звільнення незаконно затриманих кремлівською владою громадян США Пола Вілана й Евана Гершковича. — Укрінформ.</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708-745.jpg" text:style-name="Internet_20_link" text:visited-style-name="Visited_20_Internet_20_Link">
1684781708-74...</text:a>
']</text:p>
      <text:p text:style-name="P4">
Tags: ['США', 'Журналіст', 'Держдеп', 'Росія', 'The Wall Street Journal ']</text:p>
      <text:p text:style-name="P4">
Type: Article</text:p>
      <!--METADATA-->
      <text:p text:style-name="P4">
<draw:frame draw:style-name="fr1" draw:name="Image294" text:anchor-type="as-char" svg:width="6.9236in" svg:height="3.956343in" draw:z-index="0">
<draw:image xlink:href="../Images/yкринформ/2023-05-22T22-37-25-03-00/630_360_1521097272-9495.jpg" xlink:type="simple" xlink:show="embed" xlink:actuate="onLoad" draw:mime-type="image/jpeg"/>
</draw:frame>
 Вашингтонпродовжить тиснути на Москву для звільнення незаконно затриманих кремлівськоювладою громадян США Пола Вілана й Евана Гершковича.</text:p>
      <text:p text:style-name="P4">
З такою заявою виступив у понеділок речник Держдепартаменту США Метью Міллер,передає власний кореспондент Укрінформу.</text:p>
      <text:p text:style-name="P4">
<draw:frame draw:style-name="fr1" draw:name="Image295" text:anchor-type="as-char" svg:width="6.9236in" svg:height="4.615733in" draw:z-index="0">
<draw:image xlink:href="../Images/yкринформ/2023-05-22T22-37-25-03-00/1684781708-745.jpg" xlink:type="simple" xlink:show="embed" xlink:actuate="onLoad" draw:mime-type="image/jpeg"/>
</draw:frame>
</text:p>
      <text:p text:style-name="P4">
«Держсекретар (Блінкен – ред.) продовжує над цим працювати, інші люди в ційбудівлі (Державному департаменті США – ред.), інші люди в нашому уряді,продовжують займатися цим»,- зазначив Міллер у коментарі щодо зусиль длявизволення з Росії двох громадян <text:a xlink:type="simple" xlink:href="https://www.ukrinform.ua/tag-ssa" text:style-name="Internet_20_link" text:visited-style-name="Visited_20_Internet_20_Link">
 </text:a>
 .</text:p>
      <text:p text:style-name="P4">
Він наголосив, що минулого тижня росіяни вдруге відмовили Евану Гершковичу вконсульському візиті, порушивши зобов’язання країни згідно з консульськимиконвенціями.</text:p>
      <text:p text:style-name="P4">
«Ми продовжимо тиснути на них (на російську сторону – ред.)»,- наголосивпредставник Держдепартаменту США.</text:p>
      <text:p text:style-name="P4">
<text:span text:style-name="T4">
Читайте також:</text:span>
 <text:a xlink:type="simple" xlink:href="https://www.ukrinform.ua/rubric-world/3709921-u-rosii-zatrimali-kolisnogo-spivrobitnika-posolstva-ssa.html" text:style-name="Internet_20_link" text:visited-style-name="Visited_20_Internet_20_Link">
 </text:a>
</text:p>
      <text:p text:style-name="P4">
Як повідомляв Укрінформ, російська влада затримала Пола Вілана в грудні 2018року. Його звинуватили у шпигунстві та ув’язнили на 16 років. Віланкатегорично заперечує звинувачення.</text:p>
      <text:p text:style-name="P4">
Репортер WSJ <text:a xlink:type="simple" xlink:href="https://www.ukrinform.ua/rubric-world/3689361-u-rosii-za-spigunstvo-zatrimali-zurnalista-the-wall-street-journal.html" text:style-name="Internet_20_link" text:visited-style-name="Visited_20_Internet_20_Link">
 </text:a>
 у рф 29 березня2023 року під час журналістського відрядження до Єкатеринбурга. Він ставпершим представником американського ЗМІ, <text:a xlink:type="simple" xlink:href="https://www.ukrinform.ua/rubric-world/3689560-sprava-pro-spigunstvo-sud-u-moskvi-zaarestuvav-zurnalista-wsj-gerskovica.html" text:style-name="Internet_20_link" text:visited-style-name="Visited_20_Internet_20_Link">
 </text:a>
 російською владою.</text:p>
      <text:p text:style-name="P4">
Source: <text:a xlink:type="simple" xlink:href="https://www.ukrinform.ua/rubric-world/3712803-ssa-ne-pripinat-tisk-na-rosiu-dla-zvilnenna-svoih-gromadan-derzdep.html" text:style-name="Internet_20_link" text:visited-style-name="Visited_20_Internet_20_Link">
https://www.ukrinform.ua/rubric-world/3712803-ssa-ne-pripinat-tisk-na-rosiu-dla-zvilnenna-svoih-gromadan-derzdep.html</text:a>
</text:p>
      <!--NEWS-->
      <text:h text:style-name="P10" text:outline-level="1">
<text:span text:style-name="T4">
Україна і Марокко проведуть переговори про спрощення торгівлі та візового режиму — МЗС</text:span>
</text:h>
      <text:p text:style-name="P4">
Authors: Ukrinform (Person)</text:p>
      <text:p text:style-name="P4">
Publisher: Укринформ (Organization)</text:p>
      <text:p text:style-name="P4">
Published Time: 2023-05-22T22:53:00+03:00</text:p>
      <text:p text:style-name="P4">
Modified Time: 2023-05-22T22:53:00+03:00</text:p>
      <text:p text:style-name="P4">
Description: Україна та Марокко проведуть переговори щодо спрощення торгівлі, щоб збільшити її обсяги, визначити перспективні напрями економічної взаємодії та пожвавити прямі контакти бізнесу. — Укрінформ.</text:p>
      <text:p text:style-name="P4">
Images: ['<text:a xlink:type="simple" xlink:href="https://static.ukrinform.com/photos/2023_05/thumb_files/630_360_1684785093-714.jpeg" text:style-name="Internet_20_link" text:visited-style-name="Visited_20_Internet_20_Link">
630_360_16847...</text:a>
', '<text:a xlink:type="simple" xlink:href="https://static.ukrinform.com/photos/2023_05/1684785093-277.jpeg" text:style-name="Internet_20_link" text:visited-style-name="Visited_20_Internet_20_Link">
1684785093-27...</text:a>
', '<text:a xlink:type="simple" xlink:href="https://static.ukrinform.com/photos/2023_05/1684785093-914.jpeg" text:style-name="Internet_20_link" text:visited-style-name="Visited_20_Internet_20_Link">
1684785093-91...</text:a>
', '<text:a xlink:type="simple" xlink:href="https://static.ukrinform.com/photos/2023_05/1684785092-675.jpeg" text:style-name="Internet_20_link" text:visited-style-name="Visited_20_Internet_20_Link">
1684785092-67...</text:a>
', '<text:a xlink:type="simple" xlink:href="https://static.ukrinform.com/photos/2023_05/1684785092-606.jpeg" text:style-name="Internet_20_link" text:visited-style-name="Visited_20_Internet_20_Link">
1684785092-60...</text:a>
']</text:p>
      <text:p text:style-name="P4">
Tags: ['Марокко', 'Торгівля', 'Україна', 'Віза']</text:p>
      <text:p text:style-name="P4">
Type: Article</text:p>
      <!--METADATA-->
      <text:p text:style-name="P4">
<draw:frame draw:style-name="fr1" draw:name="Image296" text:anchor-type="as-char" svg:width="6.9236in" svg:height="3.956343in" draw:z-index="0">
<draw:image xlink:href="../Images/yкринформ/2023-05-22T22-53-00-03-00/630_360_1684785093-714.jpeg" xlink:type="simple" xlink:show="embed" xlink:actuate="onLoad" draw:mime-type="image/jpeg"/>
</draw:frame>
 Україната Марокко проведуть переговори щодо спрощення торгівлі, щоб збільшити їїобсяги, визначити перспективні напрями економічної взаємодії та пожвавитипрямі контакти бізнесу.</text:p>
      <text:p text:style-name="P4">
Відповідна домовленість досягнута міністрами закордонних справ України таМарокко Дмитром Кулебою і Нассером Бурітою, передає Укрінформ з посиланням на<text:a xlink:type="simple" xlink:href="https://mfa.gov.ua/news/dmitro-kuleba-ukrayina-ta-marokko-domovilisya-provesti-peregovori-pro-sproshchennya-torgivli-ta-vizovogo-rezhimu" text:style-name="Internet_20_link" text:visited-style-name="Visited_20_Internet_20_Link">
 </text:a>
 .</text:p>
      <text:p text:style-name="P4">
Також очільники дипломатій домовилися про переговори щодо спрощення візовогорежиму між Україною і Марокко.</text:p>
      <text:p text:style-name="P4">
<draw:frame draw:style-name="fr1" draw:name="Image297" text:anchor-type="as-char" svg:width="6.9236in" svg:height="4.60941in" draw:z-index="0">
<draw:image xlink:href="../Images/yкринформ/2023-05-22T22-53-00-03-00/1684785093-277.jpeg" xlink:type="simple" xlink:show="embed" xlink:actuate="onLoad" draw:mime-type="image/jpeg"/>
</draw:frame>
</text:p>
      <text:p text:style-name="P4">
Зустріч міністрів відбулася в межах другого турне глави українського МЗСкраїнами Африки.</text:p>
      <text:p text:style-name="P4">
<draw:frame draw:style-name="fr1" draw:name="Image298" text:anchor-type="as-char" svg:width="6.9236in" svg:height="4.60941in" draw:z-index="0">
<draw:image xlink:href="../Images/yкринформ/2023-05-22T22-53-00-03-00/1684785093-914.jpeg" xlink:type="simple" xlink:show="embed" xlink:actuate="onLoad" draw:mime-type="image/jpeg"/>
</draw:frame>
</text:p>
      <text:p text:style-name="P4">
Як зауважив Кулеба, Україну та <text:a xlink:type="simple" xlink:href="https://www.ukrinform.ua/tag-marokko" text:style-name="Internet_20_link" text:visited-style-name="Visited_20_Internet_20_Link">
 </text:a>
об’єднує багаторічна історія дружби і взаємної поваги.</text:p>
      <text:p text:style-name="P4">
<draw:frame draw:style-name="fr1" draw:name="Image299" text:anchor-type="as-char" svg:width="6.9236in" svg:height="4.60941in" draw:z-index="0">
<draw:image xlink:href="../Images/yкринформ/2023-05-22T22-53-00-03-00/1684785092-675.jpeg" xlink:type="simple" xlink:show="embed" xlink:actuate="onLoad" draw:mime-type="image/jpeg"/>
</draw:frame>
</text:p>
      <text:p text:style-name="P4">
«Марокко підтримує суверенітет і територіальну цілісність України.Марокканська студентська спільнота є однією із найбільших іноземних спільнот вУкраїні. Українська пшениця є однією із традиційних складових марокканськогохлібу. Сьогодні ми відкрили двері, які ведуть до нових можливостей для нашихдержав, бізнесу та громадян», — наголосив він.</text:p>
      <text:p text:style-name="P4">
<draw:frame draw:style-name="fr1" draw:name="Image300" text:anchor-type="as-char" svg:width="6.9236in" svg:height="4.60941in" draw:z-index="0">
<draw:image xlink:href="../Images/yкринформ/2023-05-22T22-53-00-03-00/1684785092-606.jpeg" xlink:type="simple" xlink:show="embed" xlink:actuate="onLoad" draw:mime-type="image/jpeg"/>
</draw:frame>
</text:p>
      <text:p text:style-name="P4">
Глава української дипломатії поінформував Буріту про ситуацію на фронті тазусилля Сил оборони України щодо відбиття російських атак і визволенняукраїнських територій від загарбників.</text:p>
      <text:p text:style-name="P4">
Окрему увагу дипломати приділили формулі миру Президента України ВолодимираЗеленського. Міністр наголосив, що війна приносить нестабільність, якуособливо гостро відчувають у країнах Африки.</text:p>
      <text:p text:style-name="P4">
Кулеба запросив Марокко приєднатися до втілення української мирної формули. Зайого словами, це буде справжній внесок у мир не лише в Україні, але й наАфриканському континенті.</text:p>
      <text:p text:style-name="P4">
Очільники МЗС обговорили продовольчу безпеку в Африці, констатувавшинеобхідність подальшої безперешкодної роботи Чорноморської зерновоїініціативи, що відіграє важливу роль у постачанні продовольства на глобальніринки. У цьому контексті марокканська сторона представила можливості Мароккояк воріт до Африки.</text:p>
      <text:p text:style-name="P4">
Окремою темою переговорів стала співпраця у сфері освіти. Як повідомляється,міністерства України та Марокко нині працюють над вирішенням проблемних питаньмарокканських студентів, які змушені були виїхати з України черезповномасштабну російську агресію.</text:p>
      <text:p text:style-name="P4">
За підсумками переговорів міністри підписали меморандум про співпрацю міжДипломатичною академією України імені Геннадія Удовенка та Марокканськоюдипломатичною академією.</text:p>
      <text:p text:style-name="P4">
Під час зустрічі Буріта підтвердив намір Марокко відновити роботу посольства вКиєві.</text:p>
      <text:p text:style-name="P4">
<text:span text:style-name="T4">
Читайте також:</text:span>
 <text:a xlink:type="simple" xlink:href="https://www.ukrinform.ua/rubric-polytics/3712782-mirotvorca-misia-afrikanskih-lideriv-kuleba-vkazav-na-vazlivu-detal.html" text:style-name="Internet_20_link" text:visited-style-name="Visited_20_Internet_20_Link">
 <text:span text:style-name="T4">
Кулеба</text:span>
 </text:a>
</text:p>
      <text:p text:style-name="P4">
Кулеба зі свого боку запросив колегу здійснити візит в Україну. Також вінзаявив про розробку для Марокко унікального курсу на тему воєнної дипломатіїта боротьби з фейками.</text:p>
      <text:p text:style-name="P4">
«З часу мого першого турне Африкою МЗС України провів тренінги для понад 200африканських дипломатів із 16 країн. Це була перша така спроба і величезнаісторія успіху. Ми домовилися про розробку унікального курсу для Марокко, вякому ми поділимося досвідом української воєнної дипломатії, стратегічнихкомунікацій, боротьби із фейками і пропагандою, а також публічної дипломатії.Це буде нашим практичним внеском в зміцнення стійкості країн Африканськогоконтиненту», — зазначив міністр.</text:p>
      <text:p text:style-name="P4">
У межах робочого візиту Кулеба відвідав Мавзолей Мохаммеда V, де віддав шанусуверенам-засновникам сучасної Марокканської держави і народу Марокко.</text:p>
      <text:p text:style-name="P4">
Як повідомляв Укрінформ, голова МЗС розпочав друге турне країнами Африки таперший в історії двосторонніх відносин <text:a xlink:type="simple" xlink:href="https://www.ukrinform.ua/rubric-polytics/3712498-kuleba-pribuv-u-marokko.html" text:style-name="Internet_20_link" text:visited-style-name="Visited_20_Internet_20_Link">
 </text:a>
 .</text:p>
      <text:p text:style-name="P4">
<text:span text:style-name="T5">
Фото: mfa.gov.ua</text:span>
</text:p>
      <text:p text:style-name="P4">
Source: <text:a xlink:type="simple" xlink:href="https://www.ukrinform.ua/rubric-polytics/3712806-ukraina-i-marokko-provedut-peregovori-pro-sprosenna-torgivli-ta-vizovogo-rezimu-mzs.html" text:style-name="Internet_20_link" text:visited-style-name="Visited_20_Internet_20_Link">
https://www.ukrinform.ua/rubric-polytics/3712806-ukraina-i-marokko-provedut-peregovori-pro-sprosenna-torgivli-ta-vizovogo-rezimu-mzs.html</text:a>
</text:p>
      <!--NEWS-->
      <text:h text:style-name="P10" text:outline-level="1">
<text:span text:style-name="T4">
Штати офіційно підтвердили невдалі спроби «Вагнера» переправити зброю через Малі</text:span>
</text:h>
      <text:p text:style-name="P4">
Authors: Ukrinform (Person)</text:p>
      <text:p text:style-name="P4">
Publisher: Укринформ (Organization)</text:p>
      <text:p text:style-name="P4">
Published Time: 2023-05-22T22:57:00+03:00</text:p>
      <text:p text:style-name="P4">
Modified Time: 2023-05-22T22:57:00+03:00</text:p>
      <text:p text:style-name="P4">
Description: Державний департамент США підтвердив, що російська ПВК «Вагнер» намагалася реалізувати схему переправлення зброї через Малі для її використання у війні проти України. — Укрінформ.</text:p>
      <text:p text:style-name="P4">
Images: ['<text:a xlink:type="simple" xlink:href="https://static.ukrinform.com/photos/2021_03/thumb_files/630_360_1615804184-969.jpg" text:style-name="Internet_20_link" text:visited-style-name="Visited_20_Internet_20_Link">
630_360_16158...</text:a>
']</text:p>
      <text:p text:style-name="P4">
Tags: ['Малі', 'США', 'Зброя', 'Держдеп', 'Російські військові', 'ПВК "Вагнера"', 'Війна з Росією']</text:p>
      <text:p text:style-name="P4">
Type: Article</text:p>
      <!--METADATA-->
      <text:p text:style-name="P4">
<draw:frame draw:style-name="fr1" draw:name="Image301" text:anchor-type="as-char" svg:width="6.9236in" svg:height="3.956343in" draw:z-index="0">
<draw:image xlink:href="../Images/yкринформ/2023-05-22T22-57-00-03-00/630_360_1615804184-969.jpg" xlink:type="simple" xlink:show="embed" xlink:actuate="onLoad" draw:mime-type="image/jpeg"/>
</draw:frame>
 Державнийдепартамент США підтвердив, що російська ПВК «Вагнер» намагалася реалізуватисхему переправлення зброї через Малі для її використання у війні протиУкраїни.</text:p>
      <text:p text:style-name="P4">
Про це заявив у понеділок речник Держдепу Метью Міллер, передає власнийкореспондент Укрінформу.</text:p>
      <text:p text:style-name="P4">
«Ми вважаємо, що <text:a xlink:type="simple" xlink:href="https://www.ukrinform.ua/tag-pvk-vagnera" text:style-name="Internet_20_link" text:visited-style-name="Visited_20_Internet_20_Link">
 </text:a>
 намагаєтьсяприховати свої зусилля з придбання військового обладнання з метою використанняйого в Україні, в тому числі через треті країни, де вони мають бази»,-зауважив представник зовнішньополітичного відомства США.</text:p>
      <text:p text:style-name="P4">
Він підтвердив, що Держдеп має інформацію про спроби ПВК «Вагнер» переправитивійськові вантажі через Малі, щоби допомогти силам РФ у війні проти України.Причому, для цього використовуються фальшиві документи для проведеннятранзакцій.</text:p>
      <text:p text:style-name="P4">
«Існують ознаки того, що «Вагнер» намагався придбати військові системи уіноземних постачальників та відправити цю зброю через Малі, використавши її яктретю сторону. Ми поки не бачили жодних ознак того, що ці поставки булизавершені або виконані, однак ми уважно стежимо за ситуацією»,- зазначивпредставник Держдепу.</text:p>
      <text:p text:style-name="P4">
Міллер нагадав, що Сполучені Штати запровадили санкції проти цілого спискуорганізацій і осіб на багатьох континентах, причетних, у тому числі, до схемПВК «Вагнер».</text:p>
      <text:p text:style-name="P4">
<text:span text:style-name="T4">
Читайте також:</text:span>
 <text:a xlink:type="simple" xlink:href="https://www.ukrinform.ua/rubric-world/3707177-parlament-francii-zaklikav-es-viznati-pvk-vagner-teroristicnou-organizacieu.html" text:style-name="Internet_20_link" text:visited-style-name="Visited_20_Internet_20_Link">
 <text:span text:style-name="T4">
вагнер</text:span>
 </text:a>
</text:p>
      <text:p text:style-name="P4">
Як повідомляв Укрінформ, минулого тижня Сполучені Штати в координації із G7 таіншими міжнародними партнерами <text:a xlink:type="simple" xlink:href="https://www.ukrinform.ua/rubric-world/3711568-urad-ssa-ogolosiv-pro-kompleksni-sankcii-proti-sotni-fizicnih-osib-ta-organizacij-v-rf.html" text:style-name="Internet_20_link" text:visited-style-name="Visited_20_Internet_20_Link">
 </text:a>
 та економічних покарань проти Росії. США додалидо списку обмежень близько 300 осіб та організацій із РФ та інших країн, якідопомагали кремлівському режиму обходити раніше введені санкції США, союзниківта партнерів.</text:p>
      <text:p text:style-name="P4">
Source: <text:a xlink:type="simple" xlink:href="https://www.ukrinform.ua/rubric-ato/3712807-ssa-oficijno-pidtverdili-nevdali-sprobi-vagnera-perepraviti-zbrou-cerez-mali.html" text:style-name="Internet_20_link" text:visited-style-name="Visited_20_Internet_20_Link">
https://www.ukrinform.ua/rubric-ato/3712807-ssa-oficijno-pidtverdili-nevdali-sprobi-vagnera-perepraviti-zbrou-cerez-mali.html</text:a>
</text:p>
      <!--NEWS-->
      <text:h text:style-name="P10" text:outline-level="1">
<text:span text:style-name="T4">
Ворог за добу 12 разів обстріляв прикордоння Сумщини - є поранений</text:span>
</text:h>
      <text:p text:style-name="P4">
Authors: Ukrinform (Person)</text:p>
      <text:p text:style-name="P4">
Publisher: Укринформ (Organization)</text:p>
      <text:p text:style-name="P4">
Published Time: 2023-05-22T23:05:00+03:00</text:p>
      <text:p text:style-name="P4">
Modified Time: 2023-05-22T23:05:00+03:00</text:p>
      <text:p text:style-name="P4">
Description: Російська армія протягом дня 12 разів обстріляла прикордонні громади Сумської області, спричинивши 80 вибухів, ворожим вогнем поранений мирний житель.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302" text:anchor-type="as-char" svg:width="6.9236in" svg:height="3.956343in" draw:z-index="0">
<draw:image xlink:href="../Images/yкринформ/2023-05-22T23-05-00-03-00/630_360_1640330796-210.jpeg" xlink:type="simple" xlink:show="embed" xlink:actuate="onLoad" draw:mime-type="image/jpeg"/>
</draw:frame>
 Російськаармія протягом дня 12 разів обстріляла прикордонні громади Сумської області,спричинивши 80 вибухів, ворожим вогнем поранений мирний житель.</text:p>
      <text:p text:style-name="P4">
Як передає Укрінформ, про це Сумська обласна військова адміністраціяповідомила в <text:a xlink:type="simple" xlink:href="https://t.me/Sumy_news_ODA/16340" text:style-name="Internet_20_link" text:visited-style-name="Visited_20_Internet_20_Link">
 </text:a>
 .</text:p>
      <text:p text:style-name="P4">
Так, 13 вибухів пролунали на території Великописарівської громади – загарбникивдарили по ній з артилерії.</text:p>
      <text:p text:style-name="P4">
Уламкове поранення внаслідок <text:a xlink:type="simple" xlink:href="https://www.ukrinform.ua/tag-obstril" text:style-name="Internet_20_link" text:visited-style-name="Visited_20_Internet_20_Link">
 </text:a>
 діставцивільний. Постраждалий був доправлений до медичного закладу. Пошкоджень такожзазнали приватний будинок, автомобіль, господарча споруда і паркан.</text:p>
      <text:p text:style-name="P4">
По цій же громаді росіяни завдали мінометного удару – пролунали дев'ятьвибухів.</text:p>
      <text:p text:style-name="P4">
З мінометів ворог обстріляв також Білопільську громаду, унаслідок чоговідбулися 12 вибухів. Її ж територію російські війська атакували зі станковихгранатометів (АГС) – зафіксовані 34 вибухи.</text:p>
      <text:p text:style-name="P4">
Новослобідська громада зазнала від загарбників удару трьома ракетами.</text:p>
      <text:p text:style-name="P4">
<text:span text:style-name="T4">
Читайте також:</text:span>
 <text:a xlink:type="simple" xlink:href="https://www.ukrinform.ua/rubric-ato/3712785-vijska-rf-za-den-dvici-obstrilali-nikopolskij-rajon.html" text:style-name="Internet_20_link" text:visited-style-name="Visited_20_Internet_20_Link">
 <text:span text:style-name="T4">
обстріл</text:span>
 </text:a>
</text:p>
      <text:p text:style-name="P4">
По Миропільській громаді за допомогою безпілотника ворог здійснив скиданнявибухового пристрою (ВОГ) – пролунав один вибух.</text:p>
      <text:p text:style-name="P4">
Юнаківську громаду росіяни обстріляли з артилерії, унаслідок чого пролуналивісім вибухів.</text:p>
      <text:p text:style-name="P4">
Як повідомляв <text:a xlink:type="simple" xlink:href="https://www.ukrinform.ua/rubric-ato/3712365-vorog-za-den-obstrilav-sim-gromad-sumsini-poskodzeni-zitlovi-budinki.html" text:style-name="Internet_20_link" text:visited-style-name="Visited_20_Internet_20_Link">
 </text:a>
 , 21 травняросійські війська обстріляли сім громад Сумської області, пошкодивши житловібудинки.</text:p>
      <text:p text:style-name="P4">
Source: <text:a xlink:type="simple" xlink:href="https://www.ukrinform.ua/rubric-ato/3712809-vorog-za-dobu-12-raziv-obstrilav-prikordonna-sumsini-e-poranenij.html" text:style-name="Internet_20_link" text:visited-style-name="Visited_20_Internet_20_Link">
https://www.ukrinform.ua/rubric-ato/3712809-vorog-za-dobu-12-raziv-obstrilav-prikordonna-sumsini-e-poranenij.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22T23:09:00+03:00</text:p>
      <text:p text:style-name="P4">
Modified Time: 2023-05-22T23:09:00+03:00</text:p>
      <text:p text:style-name="P4">
Description: У Києві та низці областей України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786168-935.png" text:style-name="Internet_20_link" text:visited-style-name="Visited_20_Internet_20_Link">
1684786168-93...</text:a>
']</text:p>
      <text:p text:style-name="P4">
Tags: ['Війна з Росією', 'Повітряна тривога']</text:p>
      <text:p text:style-name="P4">
Type: Article</text:p>
      <!--METADATA-->
      <text:p text:style-name="P4">
<draw:frame draw:style-name="fr1" draw:name="Image303" text:anchor-type="as-char" svg:width="6.9236in" svg:height="3.956343in" draw:z-index="0">
<draw:image xlink:href="../Images/yкринформ/2023-05-22T23-09-00-03-00/630_360_1645871571-868.jpg" xlink:type="simple" xlink:show="embed" xlink:actuate="onLoad" draw:mime-type="image/jpeg"/>
</draw:frame>
 У Києві танизці областей України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Наразі тривогу оголошено у Києві, Київській, Чернігівській, Полтавській,Сумській, Харківській, Дніпропетровській, Донецькій, Запорізькій, Луганській,Одеській, Миколаївській і Херсонській областях.</text:p>
      <text:p text:style-name="P4">
<draw:frame draw:style-name="fr1" draw:name="Image304" text:anchor-type="as-char" svg:width="6.9236in" svg:height="3.89773in" draw:z-index="0">
<draw:image xlink:href="../Images/yкринформ/2023-05-22T23-09-00-03-00/1684786168-935.png" xlink:type="simple" xlink:show="embed" xlink:actuate="onLoad" draw:mime-type="image/png"/>
</draw:frame>
</text:p>
      <text:p text:style-name="P4">
Моніторингові ТГ-канали повідомляють, що <text:a xlink:type="simple" xlink:href="https://www.ukrinform.ua/tag-povitrana-trivoga" text:style-name="Internet_20_link" text:visited-style-name="Visited_20_Internet_20_Link">
 </text:a>
 оголощено через загрозу атаки ворожих дронів.</text:p>
      <text:p text:style-name="P4">
<text:span text:style-name="T4">
Читайте також:</text:span>
 <text:a xlink:type="simple" xlink:href="https://www.ukrinform.ua/rubric-ato/3712534-pidgotovkou-ukrainskih-pilotiv-na-f16-zahid-posilae-signal-putinu-solc.html" text:style-name="Internet_20_link" text:visited-style-name="Visited_20_Internet_20_Link">
 </text:a>
</text:p>
      <text:p text:style-name="P4">
Раніше в інтерв’ю Укрінформу командувач Об’єднаних сил Збройних Сил України,генерал-лейтенант Сергій Наєв повідомив, що <text:a xlink:type="simple" xlink:href="https://www.ukrinform.ua/rubric-ato/3712570-mobilni-grupi-ppo-pracuut-na-riznih-napramkah-naev.html" text:style-name="Internet_20_link" text:visited-style-name="Visited_20_Internet_20_Link">
</text:a>
 несуть бойове чергування не лише поблизу Києва, ай виконують завдання на інших напрямках.</text:p>
      <text:p text:style-name="P4">
Source: <text:a xlink:type="simple" xlink:href="https://www.ukrinform.ua/rubric-ato/3712810-ukrainou-siritsa-povitrana-trivoga.html" text:style-name="Internet_20_link" text:visited-style-name="Visited_20_Internet_20_Link">
https://www.ukrinform.ua/rubric-ato/3712810-ukrainou-siritsa-povitrana-trivoga.html</text:a>
</text:p>
      <!--NEWS-->
      <text:h text:style-name="P10" text:outline-level="1">
<text:span text:style-name="T4">
Болгарія не відкладає планів будівництва АЕС з російськими ядерними реакторами</text:span>
</text:h>
      <text:p text:style-name="P4">
Authors: Ukrinform (Person)</text:p>
      <text:p text:style-name="P4">
Publisher: Укринформ (Organization)</text:p>
      <text:p text:style-name="P4">
Published Time: 2023-05-22T23:19:00+03:00</text:p>
      <text:p text:style-name="P4">
Modified Time: 2023-05-22T23:19:00+03:00</text:p>
      <text:p text:style-name="P4">
Description: Болгарія не відкладає планів будівництва другої атомної електростанції на березі Дунаю з російськими ядерними реакторами, які вона придбала у країни-агресора шість років тому. — Укрінформ.</text:p>
      <text:p text:style-name="P4">
Images: ['<text:a xlink:type="simple" xlink:href="https://static.ukrinform.com/photos/2023_05/thumb_files/630_360_1684767335-815.jpg" text:style-name="Internet_20_link" text:visited-style-name="Visited_20_Internet_20_Link">
630_360_16847...</text:a>
']</text:p>
      <text:p text:style-name="P4">
Tags: ['АЕС', 'Болгарія', 'Росія', 'Атомна енергетика']</text:p>
      <text:p text:style-name="P4">
Type: Article</text:p>
      <!--METADATA-->
      <text:p text:style-name="P4">
<draw:frame draw:style-name="fr1" draw:name="Image305" text:anchor-type="as-char" svg:width="6.9236in" svg:height="3.956343in" draw:z-index="0">
<draw:image xlink:href="../Images/yкринформ/2023-05-22T23-19-00-03-00/630_360_1684767335-815.jpg" xlink:type="simple" xlink:show="embed" xlink:actuate="onLoad" draw:mime-type="image/jpeg"/>
</draw:frame>
 Болгаріяне відкладає планів будівництва другої атомної електростанції на березі Дунаюз російськими ядерними реакторами, які вона придбала у країни-агресора шістьроків тому.</text:p>
      <text:p text:style-name="P4">
Як передає Укрінформ, про це повідомляє <text:a xlink:type="simple" xlink:href="https://www.euractiv.com/section/politics/news/bulgaria-banks-on-western-technology-to-use-its-russian-nuclear-reactors/" text:style-name="Internet_20_link" text:visited-style-name="Visited_20_Internet_20_Link">
</text:a>
 .</text:p>
      <text:p text:style-name="P4">
Уряд Болгарії має намір доручити французькій компанії «EDF» проаналізуватидоцільність завершення проєкту будівництва <text:a xlink:type="simple" xlink:href="https://www.ukrinform.ua/tag-aes" text:style-name="Internet_20_link" text:visited-style-name="Visited_20_Internet_20_Link">
 </text:a>
 у місті Белене, який стартував 40 років тому і вже кілька разівзаморожувався різними урядами.</text:p>
      <text:p text:style-name="P4">
Болгарія замовила два російські ядерні реактори для проєкту в Белене шістьроків тому, але після початку повномасштабного вторгнення Росії в Українуучасть російських компаній у завершенні проєкту стала неможливою.</text:p>
      <text:p text:style-name="P4">
Альтернативою є побудова двох нових американських атомних реакторів на місцінині діючої АЕС у місті Козлодуй.</text:p>
      <text:p text:style-name="P4">
Тимчасовий уряд, призначений президентом Болгарії Руменом Радевим, хоче, щобпарламент вирішив, чи продовжувати ядерний проєкт у Белене, чи шукати покупцівна російське обладнання.</text:p>
      <text:p text:style-name="P4">
Водночас Міністерство енергетики Болгарії очікує пропозицій від компанії «EDF»щодо умов і ціни добудови проєкту з російськими реакторами без участі Росії.</text:p>
      <text:p text:style-name="P4">
<text:span text:style-name="T4">
Читайте також:</text:span>
 <text:a xlink:type="simple" xlink:href="https://www.ukrinform.ua/rubric-world/3680258-tri-kraini-es-blokuut-sankcii-proti-rosijskogo-atomu-zmi.html" text:style-name="Internet_20_link" text:visited-style-name="Visited_20_Internet_20_Link">
 </text:a>
</text:p>
      <text:p text:style-name="P4">
Країна також очікує пропозиції від американської компанії «Westinghouse» щодозведення нових реакторів на АЕС у Козлодуї.</text:p>
      <text:p text:style-name="P4">
Міністр енергетики Росен Христов 19 травня повідомив, що державні інвестиціїБолгарії в проєкт АЕС становили 1,25 мільярда євро.</text:p>
      <text:p text:style-name="P4">
«Ми маємо активи на 1,25 мільярда євро, за обслуговування яких ми платимокілька мільйонів на рік, і Болгарії давно пора ухвалити рішення щодо важливогостратегічного активу», – сказав Христов.</text:p>
      <text:p text:style-name="P4">
Як повідомляв <text:a xlink:type="simple" xlink:href="https://www.ukrinform.ua/rubric-economy/3681804-francia-planue-modernizuvati-ta-rozvivati-vlasnu-atomnu-energetiku.html" text:style-name="Internet_20_link" text:visited-style-name="Visited_20_Internet_20_Link">
 </text:a>
 , Франціяпланує модернізувати та розвивати власну атомну енергетику.</text:p>
      <text:p text:style-name="P4">
<text:span text:style-name="T5">
Фото: Shutterstock/Penka Todorova Vitkova</text:span>
</text:p>
      <text:p text:style-name="P4">
Source: <text:a xlink:type="simple" xlink:href="https://www.ukrinform.ua/rubric-economy/3712703-bolgaria-ne-vidkladae-planiv-budivnictva-aes-z-rosijskimi-adernimi-reaktorami.html" text:style-name="Internet_20_link" text:visited-style-name="Visited_20_Internet_20_Link">
https://www.ukrinform.ua/rubric-economy/3712703-bolgaria-ne-vidkladae-planiv-budivnictva-aes-z-rosijskimi-adernimi-reaktorami.html</text:a>
</text:p>
      <!--NEWS-->
      <text:h text:style-name="P10" text:outline-level="1">
<text:span text:style-name="T4">
У Києві та низці областей - відбій повітряної тривоги</text:span>
</text:h>
      <text:p text:style-name="P4">
Authors: Ukrinform (Person)</text:p>
      <text:p text:style-name="P4">
Publisher: Укринформ (Organization)</text:p>
      <text:p text:style-name="P4">
Published Time: 2023-05-22T23:25:00+03:00</text:p>
      <text:p text:style-name="P4">
Modified Time: 2023-05-22T23:25:00+03:00</text:p>
      <text:p text:style-name="P4">
Description: У Києві та ряді областей оголосили відбій повітряної тривоги. — Укрінформ.</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787022-823.png" text:style-name="Internet_20_link" text:visited-style-name="Visited_20_Internet_20_Link">
1684787022-82...</text:a>
']</text:p>
      <text:p text:style-name="P4">
Tags: ['Війна з Росією', 'Повітряна тривога']</text:p>
      <text:p text:style-name="P4">
Type: Article</text:p>
      <!--METADATA-->
      <text:p text:style-name="P4">
<draw:frame draw:style-name="fr1" draw:name="Image306" text:anchor-type="as-char" svg:width="6.9236in" svg:height="3.956343in" draw:z-index="0">
<draw:image xlink:href="../Images/yкринформ/2023-05-22T23-25-00-03-00/630_360_1677573461-244.jpg" xlink:type="simple" xlink:show="embed" xlink:actuate="onLoad" draw:mime-type="image/jpeg"/>
</draw:frame>
 У Києві таряді областей оголосили відбій повітряної тривоги.</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draw:frame draw:style-name="fr1" draw:name="Image307" text:anchor-type="as-char" svg:width="6.9236in" svg:height="3.89773in" draw:z-index="0">
<draw:image xlink:href="../Images/yкринформ/2023-05-22T23-25-00-03-00/1684787022-823.png" xlink:type="simple" xlink:show="embed" xlink:actuate="onLoad" draw:mime-type="image/png"/>
</draw:frame>
</text:p>
      <text:p text:style-name="P4">
Наразі режим <text:a xlink:type="simple" xlink:href="https://www.ukrinform.ua/tag-povitrana-trivoga" text:style-name="Internet_20_link" text:visited-style-name="Visited_20_Internet_20_Link">
 </text:a>
 зберігаєтьсяу Сумській, Запорізькій, Донецькій і Луганській областях, а також АРК Крим.</text:p>
      <text:p text:style-name="P4">
<text:span text:style-name="T4">
Читайте також:</text:span>
 <text:a xlink:type="simple" xlink:href="https://www.ukrinform.ua/rubric-ato/3712437-vorog-prodovzue-sprobi-visnaziti-nasu-ppo-gumenuk.html" text:style-name="Internet_20_link" text:visited-style-name="Visited_20_Internet_20_Link">
 <text:span text:style-name="T4">
ППО</text:span>
 </text:a>
</text:p>
      <text:p text:style-name="P4">
Як повідомляв Укрінформ, речник Повітряних сил ЗСУ Юрій Ігнат заявив <text:a xlink:type="simple" xlink:href="https://www.ukrinform.ua/rubric-ato/3712539-ignat-pro-f16-dostatno-mati-zasobi-abi-vorozi-litaki-ne-nablizalisa-do-kordoniv-ukraini.html" text:style-name="Internet_20_link" text:visited-style-name="Visited_20_Internet_20_Link">
</text:a>
 , що Україніне обов’язково збивати повітряні цілі над територією Росії, достатньо матизасоби, які відіб’ють бажання російської авіації наближатися до кордонівУкраїни.</text:p>
      <text:p text:style-name="P4">
Source: <text:a xlink:type="simple" xlink:href="https://www.ukrinform.ua/rubric-ato/3712811-u-kievi-ta-nizci-oblastej-vidbij-povitranoi-trivogi.html" text:style-name="Internet_20_link" text:visited-style-name="Visited_20_Internet_20_Link">
https://www.ukrinform.ua/rubric-ato/3712811-u-kievi-ta-nizci-oblastej-vidbij-povitranoi-trivogi.html</text:a>
</text:p>
      <!--NEWS-->
      <text:h text:style-name="P10" text:outline-level="1">
<text:span text:style-name="T4">
Держспецзв’язку попереджає про шпигунську активність хакерів щодо України та шести країн</text:span>
</text:h>
      <text:p text:style-name="P4">
Authors: Ukrinform (Person)</text:p>
      <text:p text:style-name="P4">
Publisher: Укринформ (Organization)</text:p>
      <text:p text:style-name="P4">
Published Time: 2023-05-22T23:46:00+03:00</text:p>
      <text:p text:style-name="P4">
Modified Time: 2023-05-22T23:46:00+03:00</text:p>
      <text:p text:style-name="P4">
Description: Фахівці урядової команди реагування на комп'ютерні надзвичайні події України CERT-UA виявили шпигунську активність хакерів стосовно організацій України, Казахстану, Киргизстану, Монголії, Ізраїлю, Ірану та Індії. — Укрінформ.</text:p>
      <text:p text:style-name="P4">
Images: ['<text:a xlink:type="simple" xlink:href="https://static.ukrinform.com/photos/2022_01/thumb_files/630_360_1642582753-405.jpg" text:style-name="Internet_20_link" text:visited-style-name="Visited_20_Internet_20_Link">
630_360_16425...</text:a>
']</text:p>
      <text:p text:style-name="P4">
Tags: ['Кібератака', 'Україна', "Держспецзв'язку", 'Хакери']</text:p>
      <text:p text:style-name="P4">
Type: Article</text:p>
      <!--METADATA-->
      <text:p text:style-name="P4">
<draw:frame draw:style-name="fr1" draw:name="Image308" text:anchor-type="as-char" svg:width="6.9236in" svg:height="3.951463in" draw:z-index="0">
<draw:image xlink:href="../Images/yкринформ/2023-05-22T23-46-00-03-00/630_360_1642582753-405.jpg" xlink:type="simple" xlink:show="embed" xlink:actuate="onLoad" draw:mime-type="image/jpeg"/>
</draw:frame>
 Фахівціурядової команди реагування на комп'ютерні надзвичайні події України CERT-UAвиявили шпигунську активність хакерів стосовно організацій України,Казахстану, Киргизстану, Монголії, Ізраїлю, Ірану та Індії.</text:p>
      <text:p text:style-name="P4">
Як передає Укрінформ, про це повідомляє <text:a xlink:type="simple" xlink:href="https://cip.gov.ua/ua/news/viyavlena-shpigunska-aktivnist-khakeriv-stosovno-organizacii-ukrayini-kazakhstanu-kirgizstanu-mongoliyi-izrayilyu-iranu-ta-indiyi-doslidzhennya-cert-ua" text:style-name="Internet_20_link" text:visited-style-name="Visited_20_Internet_20_Link">
</text:a>
 .</text:p>
      <text:p text:style-name="P4">
«Фахівці урядової команди реагування на комп'ютерні надзвичайні події УкраїниCERT-UA, яка діє при Держспецзв’язку, вжили заходів із виявлення та реагуванняна <text:a xlink:type="simple" xlink:href="https://www.ukrinform.ua/tag-kiberataka" text:style-name="Internet_20_link" text:visited-style-name="Visited_20_Internet_20_Link">
 </text:a>
 в інформаційно-комунікаційнійсистемі одного з державних органів України», - йдеться у повідомленні.</text:p>
      <text:p text:style-name="P4">
Зазначається, що 18 та 20 квітня 2023 року на електронну адресу відомства зофіційної поштової скриньки Посольства Таджикистану в Україні (вірогідно,скомпрометованої) надійшли небезпечні електронні листи. Один із них містивдодаток у вигляді документа з макросом, а другий - посилання на той самийдокумент. Завантаження документа та активація макроса призводять, зокрема, довстановлення на пристроях програм-шпигунів.</text:p>
      <text:p text:style-name="P4">
«Додаткове вивчення інфраструктури та пов'язаних файлів дозволило фахівцямзробити висновок про те, що серед об'єктів, які цікавлять злочинну групу, єорганізації з Монголії, Киргизстану, Казахстану, Ізраїлю, Ірану, Індії», -додали в Держспецзв’язку.</text:p>
      <text:p text:style-name="P4">
<text:span text:style-name="T4">
Читайте також:</text:span>
 <text:a xlink:type="simple" xlink:href="https://www.ukrinform.ua/rubric-technology/3712173-rosijski-hakeri-zdijsnili-podvijnu-kiberataku-proti-ministerstva-i-zmi-ukraini-derzspeczvazku.html" text:style-name="Internet_20_link" text:visited-style-name="Visited_20_Internet_20_Link">
 <text:span text:style-name="T4">
хакер</text:span>
 </text:a>
</text:p>
      <text:p text:style-name="P4">
Як повідомлялося, росіяни шукають нових методів для отриманнянесанкціонованого доступу до інформаційних систем організацій та громадянУкраїни, зокрема, з <text:a xlink:type="simple" xlink:href="https://www.ukrinform.ua/rubric-technology/3712715-rosiani-vikoristovuut-piratski-programi-dla-dostupu-do-pristroiv-ukrainciv.html" text:style-name="Internet_20_link" text:visited-style-name="Visited_20_Internet_20_Link">
 </text:a>
 .</text:p>
      <text:p text:style-name="P4">
Source: <text:a xlink:type="simple" xlink:href="https://www.ukrinform.ua/rubric-technology/3712711-derzspeczvazku-poperedzae-pro-spigunsku-aktivnist-hakeriv-sodo-ukraini-ta-sesti-krain.html" text:style-name="Internet_20_link" text:visited-style-name="Visited_20_Internet_20_Link">
https://www.ukrinform.ua/rubric-technology/3712711-derzspeczvazku-poperedzae-pro-spigunsku-aktivnist-hakeriv-sodo-ukraini-ta-sesti-krain.html</text:a>
</text:p>
      <!--NEWS-->
      <text:h text:style-name="P10" text:outline-level="1">
<text:span text:style-name="T4">
Серія А: «Ювентус» оштрафували зняттям очок</text:span>
</text:h>
      <text:p text:style-name="P4">
Authors: Ukrinform (Person)</text:p>
      <text:p text:style-name="P4">
Publisher: Укринформ (Organization)</text:p>
      <text:p text:style-name="P4">
Published Time: 2023-05-22T23:46:03+03:00</text:p>
      <text:p text:style-name="P4">
Modified Time: 2023-05-22T23:46:03+03:00</text:p>
      <text:p text:style-name="P4">
Description: Після нового слухання у справі про фінансові махінації у футбольному клубі «Ювентус» Федеральний апеляційний суд Італії ухвалив рішення оштрафувати туринців на 10 очок у турнірній таблиці Серії A. — Укрінформ.</text:p>
      <text:p text:style-name="P4">
Images: ['<text:a xlink:type="simple" xlink:href="https://static.ukrinform.com/photos/2023_05/thumb_files/630_360_1684788316-960.jpg" text:style-name="Internet_20_link" text:visited-style-name="Visited_20_Internet_20_Link">
630_360_16847...</text:a>
']</text:p>
      <text:p text:style-name="P4">
Tags: None</text:p>
      <text:p text:style-name="P4">
Type: Article</text:p>
      <!--METADATA-->
      <text:p text:style-name="P4">
<draw:frame draw:style-name="fr1" draw:name="Image309" text:anchor-type="as-char" svg:width="6.9236in" svg:height="3.956343in" draw:z-index="0">
<draw:image xlink:href="../Images/yкринформ/2023-05-22T23-46-03-03-00/630_360_1684788316-960.jpg" xlink:type="simple" xlink:show="embed" xlink:actuate="onLoad" draw:mime-type="image/jpeg"/>
</draw:frame>
 Післянового слухання у справі про фінансові махінації у футбольному клубі «Ювентус»Федеральний апеляційний суд Італії ухвалив рішення оштрафувати туринців на 10очок у турнірній таблиці Серії A.</text:p>
      <text:p text:style-name="P4">
Як повідомляє <text:a xlink:type="simple" xlink:href="https://www.gazzetta.it/" text:style-name="Internet_20_link" text:visited-style-name="Visited_20_Internet_20_Link">
 </text:a>
 La Gazzeta DelloSport, після нового рішення про штраф для «Ювентуса» в 10 очок відбулися зміниу турнірній таблиці, передає Укрінформ.</text:p>
      <text:p text:style-name="P4">
Римський «Лаціо» з другого місця достроково гарантував собі путівку до Лігичемпіонів УЄФА, а туринський клуб опустився на 7-му позицію, ризикуючизалишитися без єврокубків наступного сезону.</text:p>
      <text:p text:style-name="P4">
<text:span text:style-name="T4">
Читайте також:</text:span>
 <text:a xlink:type="simple" xlink:href="https://www.ukrinform.ua/rubric-sports/3712493-futbolnij-vidbirkovij-matc-evro2024-italia-ukraina-projde-v-milani.html" text:style-name="Internet_20_link" text:visited-style-name="Visited_20_Internet_20_Link">
 <text:span text:style-name="T4">
Футбол</text:span>
 </text:a>
</text:p>
      <text:p text:style-name="P4">
Зазначимо, що сьогодні «Ювентус» на виїзді програв «Емполі» (1:4).</text:p>
      <text:p text:style-name="P4">
Фото: Getty Images.</text:p>
      <text:p text:style-name="P4">
Source: <text:a xlink:type="simple" xlink:href="https://www.ukrinform.ua/rubric-sports/3712814-seria-a-uventus-ostrafuvali-znattam-ocok.html" text:style-name="Internet_20_link" text:visited-style-name="Visited_20_Internet_20_Link">
https://www.ukrinform.ua/rubric-sports/3712814-seria-a-uventus-ostrafuvali-znattam-ocok.html</text:a>
</text:p>
      <!--NEWS-->
      <text:h text:style-name="P10" text:outline-level="1">
<text:span text:style-name="T4">
Бійці успішно пройшли випробування — Сергій Наєв</text:span>
</text:h>
      <text:p text:style-name="P4">
Author: ['АРМІЯINFORM']</text:p>
      <text:p text:style-name="P4">
Time: 2023-05-22T28:00:00-04:00</text:p>
      <text:p text:style-name="P4">
Description: Командувач Об’єднаних Сил ЗС України генерал-лейтенант Сергій Наєв:    «Втомлені, ал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42707_2094660757408010_125252544146958829_n.jpg" text:style-name="Internet_20_link" text:visited-style-name="Visited_20_Internet_20_Link">
347242707_2094660757408010_125252544146958829_n.jpg</text:a>
', '<text:a xlink:type="simple" xlink:href="https://armyinform.com.ua/wp-content/uploads/2023/05/347226407_6133319956791237_8102267455714839814_n-150x150.jpg" text:style-name="Internet_20_link" text:visited-style-name="Visited_20_Internet_20_Link">
347226407_6133319956791237_8102267455714839814_n-150x150.jpg</text:a>
', '<text:a xlink:type="simple" xlink:href="https://armyinform.com.ua/wp-content/uploads/2023/05/347599037_772542574331314_2214182127101257612_n-150x150.jpg" text:style-name="Internet_20_link" text:visited-style-name="Visited_20_Internet_20_Link">
347599037_772542574331314_2214182127101257612_n-150x150.jpg</text:a>
', '<text:a xlink:type="simple" xlink:href="https://armyinform.com.ua/wp-content/uploads/2023/05/347255267_266757885713293_5637832383264781179_n-150x150.jpg" text:style-name="Internet_20_link" text:visited-style-name="Visited_20_Internet_20_Link">
347255267_266757885713293_5637832383264781179_n-150x150.jpg</text:a>
']</text:p>
      <text:p text:style-name="P4">
Tags: ['STOPRUSSIA', 'АГРЕСІЯ РФ', 'ВІЙНА', 'ВІЙСЬКОВІ НАВЧАННЯ', 'ВТОРГНЕННЯ РФ', 'СЕРГІЙ НАЄВ']</text:p>
      <text:p text:style-name="P4">
Category: News</text:p>
      <!--METADATA-->
      <text:p text:style-name="P4">
<draw:frame draw:style-name="fr1" draw:name="Image310" text:anchor-type="as-char" svg:width="6.9236in" svg:height="5.1927in" draw:z-index="0">
<draw:image xlink:href="../Images/AРМІЯINFORM/2023-05-22T28-00-00-04-00/347242707_2094660757408010_125252544146958829_n.jpg" xlink:type="simple" xlink:show="embed" xlink:actuate="onLoad" draw:mime-type="image/jpeg"/>
</draw:frame>
</text:p>
      <text:p text:style-name="P4">
Командувач Об’єднаних Сил ЗС України генерал-лейтенант Сергій Наєв:</text:p>
      <text:p text:style-name="P4">
«Втомлені, але щасливі. Ось так почуваються наші бійці після кожного етапувипробувань. Дякую всім солдатам та командирам! Тримаємо стрій! Разомпереможемо»!</text:p>
      <text:p text:style-name="P4">
<text:a xlink:type="simple" xlink:href="https://armyinform.com.ua/wp-content/uploads/2023/05/347226407_6133319956791237_8102267455714839814_n.jpg" text:style-name="Internet_20_link" text:visited-style-name="Visited_20_Internet_20_Link">
<draw:frame draw:style-name="fr1" draw:name="Image311" text:anchor-type="as-char" svg:width="6.9236in" svg:height="6.9236in" draw:z-index="0">
<draw:image xlink:href="../Images/AРМІЯINFORM/2023-05-22T28-00-00-04-00/347226407_6133319956791237_8102267455714839814_n-150x150.jpg" xlink:type="simple" xlink:show="embed" xlink:actuate="onLoad" draw:mime-type="image/jpeg"/>
</draw:frame>
</text:a>
</text:p>
      <text:p text:style-name="P4">
<text:a xlink:type="simple" xlink:href="https://armyinform.com.ua/wp-content/uploads/2023/05/347599037_772542574331314_2214182127101257612_n.jpg" text:style-name="Internet_20_link" text:visited-style-name="Visited_20_Internet_20_Link">
<draw:frame draw:style-name="fr1" draw:name="Image312" text:anchor-type="as-char" svg:width="6.9236in" svg:height="6.9236in" draw:z-index="0">
<draw:image xlink:href="../Images/AРМІЯINFORM/2023-05-22T28-00-00-04-00/347599037_772542574331314_2214182127101257612_n-150x150.jpg" xlink:type="simple" xlink:show="embed" xlink:actuate="onLoad" draw:mime-type="image/jpeg"/>
</draw:frame>
</text:a>
</text:p>
      <text:p text:style-name="P4">
<text:a xlink:type="simple" xlink:href="https://armyinform.com.ua/wp-content/uploads/2023/05/347255267_266757885713293_5637832383264781179_n.jpg" text:style-name="Internet_20_link" text:visited-style-name="Visited_20_Internet_20_Link">
<draw:frame draw:style-name="fr1" draw:name="Image313" text:anchor-type="as-char" svg:width="6.9236in" svg:height="6.9236in" draw:z-index="0">
<draw:image xlink:href="../Images/AРМІЯINFORM/2023-05-22T28-00-00-04-00/347255267_266757885713293_5637832383264781179_n-150x150.jpg" xlink:type="simple" xlink:show="embed" xlink:actuate="onLoad" draw:mime-type="image/jpeg"/>
</draw:frame>
</text:a>
</text:p>
      <text:p text:style-name="P4">
<text:span text:style-name="T4">
Джерело:</text:span>
 <text:a xlink:type="simple" xlink:href="https://www.facebook.com/JointForcesCommandAFU/posts/pfbid0295SsdECHiEUNMPDrtsFNDk22stoKfg7Q94i7Nwxp5XnArQP9CuEb1UCH7xe8r9BYl" text:style-name="Internet_20_link" text:visited-style-name="Visited_20_Internet_20_Link">
<text:span text:style-name="T5">
Командування Об’єднаних Сил ЗСУкраїни</text:span>
</text:a>
</text:p>
      <text:p text:style-name="P4">
Source: <text:a xlink:type="simple" xlink:href="https://armyinform.com.ua/2023/05/22/bijczi-uspishno-projshly-vyprobuvannya-sergij-nayev/" text:style-name="Internet_20_link" text:visited-style-name="Visited_20_Internet_20_Link">
https://armyinform.com.ua/2023/05/22/bijczi-uspishno-projshly-vyprobuvannya-sergij-nayev/</text:a>
</text:p>
      <!--NEWS-->
      <text:h text:style-name="P10" text:outline-level="1">
<text:span text:style-name="T4">
Україна і світ — проти російської агресії</text:span>
</text:h>
      <text:p text:style-name="P4">
Author: ['АРМІЯINFORM']</text:p>
      <text:p text:style-name="P4">
Time: 2023-05-22T29: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314" text:anchor-type="as-char" svg:width="6.9236in" svg:height="6.820353in" draw:z-index="0">
<draw:image xlink:href="../Images/AРМІЯINFORM/2023-05-22T29-00-00-04-00/golovna-37.jpg" xlink:type="simple" xlink:show="embed" xlink:actuate="onLoad" draw:mime-type="image/jpeg"/>
</draw:frame>
</text:p>
      <text:p text:style-name="P4">
Про це<text:a xlink:type="simple" xlink:href="https://www.facebook.com/SZRUkraine/posts/pfbid06jNWgh4AZ3fBmQTd7n5wfLMdw48hHQcBAvQxUzMiRWvb5aY5RCwM9YP7LrcZCB5gl" text:style-name="Internet_20_link" text:visited-style-name="Visited_20_Internet_20_Link">
повідомляє</text:a>
Служба зовнішньої розвідки України на своїй офіційній сторінці в Facebook.</text:p>
      <text:p text:style-name="P4">
«Ми підтверджуємо нашу непохитну підтримку України стільки, скільки будепотрібно для досягнення всеосяжного, справедливого і тривалого миру», —йдеться у спільному комюніке лідерів країн G7. Також на саміті затвердили планпротидії енергетичному шантажу рф.</text:p>
      <text:p text:style-name="P4">
Португалія заявила про долучення до «коаліції винищувачів», у межах якоїготова допомогти з навчанням українських льотчиків і механіків.</text:p>
      <text:p text:style-name="P4">
«Сполучене Королівство працюватиме разом із США, Нідерландами, Бельгією таДанією, щоб надати Україні необхідну їй бойову авіаційну спроможність. Мистоїмо разом», — заявив прем’єр-міністр Сполученого Королівства Ріші Сунак.</text:p>
      <text:p text:style-name="P4">
В. о. міністра оборони Данії Троельс Лунд Поульсен анонсував обговоренняконкретних планів участі своєї країни в «коаліції винищувачів» для України.</text:p>
      <text:p text:style-name="P4">
Радник президента США з національної безпеки Джейк Салліван підтвердив, щоВашингтон долучиться до зусиль інших держав із навчання українських льотчиківна винищувачах четвертого покоління F-16 («коаліція винищувачів»). Салліванпідтвердив, що у подальші місяці США і союзники обговорюватимуть, коли і вякій кількості Україна отримає сучасні винищувачі.</text:p>
      <text:p text:style-name="P4">
Помічниця міністра оборони США з питань стратегії, планів та можливостей МараКарлін повідомила, що Сполучені Штати і надалі заохочуватимуть союзників допосилення стримування росії у Чорноморському регіоні — це передбачає Стратегіянаціональної оборони Штатів.</text:p>
      <text:p text:style-name="P4">
Польський збройовий концерн Polska Grupa Zbrojeniowa (PGZ) завершує переговориз виробниками танків Leopard 2 щодо здійснення у Польщі капітального ремонтутехніки, переданої Україні.</text:p>
      <text:p text:style-name="P4">
Власник польської ділянки ямальського газопроводу EuRoPol Gaz подав позов доросійського «газпрому» на загальну суму близько 6 мільярдів злотих (1,4мільярда доларів).</text:p>
      <text:p text:style-name="P4">
Президент Євроради Шарль Мішель підтвердив, що ЄС зберігає солідарність зУкраїною у її боротьбі проти агресії рф та розробляє новий пакет фінансовоїдопомоги на період після 2023 року.</text:p>
      <text:p text:style-name="P4">
Президентка Молдови Мая Санду вважає, що росія не є стратегічним партнером дляїї країни з огляду на її дії, і що не знає, коли таке партнерство було.</text:p>
      <text:p text:style-name="P4">
Українську мову офіційно внесено до системи перекладів ЄврокомісіїeTranslation — безоплатного онлайн-інструменту для перекладу текстів таофіційних документів всіма 24 мовами ЄС. Завдяки тому, що українська мовастала однією з 24 мов Європейського Союзу, які є в eTranslation, перекладзаконодавств країн ЄС українською, і навпаки, здійснюватиметься ефективніше.</text:p>
      <text:p text:style-name="P4">
Source: <text:a xlink:type="simple" xlink:href="https://armyinform.com.ua/2023/05/22/ukrayina-i-svit-proty-rosijskoyi-agresiyi-14/" text:style-name="Internet_20_link" text:visited-style-name="Visited_20_Internet_20_Link">
https://armyinform.com.ua/2023/05/22/ukrayina-i-svit-proty-rosijskoyi-agresiyi-14/</text:a>
</text:p>
      <!--NEWS-->
      <text:h text:style-name="P10" text:outline-level="1">
<text:span text:style-name="T4">
Маємо спільно забезпечити потреби ВПО — Ірина Верещук</text:span>
</text:h>
      <text:p text:style-name="P4">
Author: ['АРМІЯINFORM']</text:p>
      <text:p text:style-name="P4">
Time: 2023-05-22T30:00:00-04:00</text:p>
      <text:p text:style-name="P4">
Description: Про це під час засідання Координаційного штабу з питань забезпечення та реалізації 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b066413-f6d3-4a26-aa2c-84aa7a569a5f.jpeg" text:style-name="Internet_20_link" text:visited-style-name="Visited_20_Internet_20_Link">
cb066413-f6d3-4a26-aa2c-84aa7a569a5f.jpeg</text:a>
']</text:p>
      <text:p text:style-name="P4">
Tags: ['STOPRUSSIA', 'АГРЕСІЯ РФ', 'ВІЙНА', 'ВТОРГНЕННЯ РФ', 'ДОПОМОГА ВПО', 'ІРИНА ВЕРЕЩУК', 'МІНРЕІНТЕГРАЦІЇ']</text:p>
      <text:p text:style-name="P4">
Category: News</text:p>
      <!--METADATA-->
      <text:p text:style-name="P4">
<draw:frame draw:style-name="fr1" draw:name="Image315" text:anchor-type="as-char" svg:width="6.9236in" svg:height="4.984992in" draw:z-index="0">
<draw:image xlink:href="../Images/AРМІЯINFORM/2023-05-22T30-00-00-04-00/cb066413-f6d3-4a26-aa2c-84aa7a569a5f.jpeg" xlink:type="simple" xlink:show="embed" xlink:actuate="onLoad" draw:mime-type="image/jpeg"/>
</draw:frame>
</text:p>
      <text:p text:style-name="P4">
Про це під час <text:a xlink:type="simple" xlink:href="https://minre.gov.ua/2023/05/21/iryna-vereshhuk-mayemo-spilno-zabezpechyty-potreby-vpo/" text:style-name="Internet_20_link" text:visited-style-name="Visited_20_Internet_20_Link">
засідання</text:a>
 Координаційного штабу з питаньзабезпечення та реалізації прав і свобод ВПО зауважила Віцепрем’єр-міністрІрина Верещук.</text:p>
      <text:p text:style-name="P4">
Під час наради обговорили питання розробки обласних цільових програм зпідтримки внутрішньо переміщених осіб. Наразі декілька областей вже маютьнапрацювання щодо цієї програми.</text:p>
      <text:p text:style-name="P4">
Також обговорили стан розробки нормативно-правового акта, який визначатимекритерії та порядок функціонування місць компактного поселення.</text:p>
      <text:p text:style-name="P4">
Розглянули питання можливості надання додаткової допомоги для вразливих групнаселення, евакуйованого з територій, де ведуться активні бойові дії. Наразіміжнародні донори напрацьовують можливості виплати їм грошової допомоги.</text:p>
      <text:p text:style-name="P4">
« <text:span text:style-name="T5">
Переміщених осіб маємо забезпечити всім необхідним. Зокрема, забезпечити їхбезкоштовним проживанням і соціальними гарантіями!»</text:span>
 — наголосила Віцепрем’єр-міністр Ірина Верещук.</text:p>
      <text:p text:style-name="P4">
Source: <text:a xlink:type="simple" xlink:href="https://armyinform.com.ua/2023/05/22/mayemo-spilno-zabezpechyty-potreby-vpo-iryna-vereshhuk/" text:style-name="Internet_20_link" text:visited-style-name="Visited_20_Internet_20_Link">
https://armyinform.com.ua/2023/05/22/mayemo-spilno-zabezpechyty-potreby-vpo-iryna-vereshhuk/</text:a>
</text:p>
      <!--NEWS-->
      <text:h text:style-name="P10" text:outline-level="1">
<text:span text:style-name="T4">
Ворог реалізовує складні операції з поєднанням хакерських атак та фейкових новин</text:span>
</text:h>
      <text:p text:style-name="P4">
Author: ['АРМІЯINFORM']</text:p>
      <text:p text:style-name="P4">
Time: 2023-05-22T31:00:00-04:00</text:p>
      <text:p text:style-name="P4">
Description: Про це повідомляє у Telegram Держспецзв’язок.    Для посилення ефекту росія час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ishyng-rosijski-hakery.jpg" text:style-name="Internet_20_link" text:visited-style-name="Visited_20_Internet_20_Link">
fishyng-rosijski-hakery.jpg</text:a>
']</text:p>
      <text:p text:style-name="P4">
Tags: ['STOPRUSSIA', 'АГРЕСІЯ РФ', 'ВІЙНА', 'ВТОРГНЕННЯ РФ', 'ДЕРЖСПЕЦЗВ’ЯЗОК', 'ХАКЕРИ']</text:p>
      <text:p text:style-name="P4">
Category: News</text:p>
      <!--METADATA-->
      <text:p text:style-name="P4">
<draw:frame draw:style-name="fr1" draw:name="Image316" text:anchor-type="as-char" svg:width="6.9236in" svg:height="4.279411in" draw:z-index="0">
<draw:image xlink:href="../Images/AРМІЯINFORM/2023-05-22T31-00-00-04-00/fishyng-rosijski-hakery.jpg" xlink:type="simple" xlink:show="embed" xlink:actuate="onLoad" draw:mime-type="image/jpeg"/>
</draw:frame>
 Ілюстративне фото. Держспецзв’язку</text:p>
      <text:p text:style-name="P4">
Про це <text:a xlink:type="simple" xlink:href="https://t.me/dsszzi_official/5842" text:style-name="Internet_20_link" text:visited-style-name="Visited_20_Internet_20_Link">
повідомляє</text:a>
 у TelegramДержспецзв’язок.</text:p>
      <text:p text:style-name="P4">
Для посилення ефекту росія часто використовує кібер- та інформаційні атакиводночас.</text:p>
      <text:p text:style-name="P4">
Так, у квітні російські хакери здійснили незвичайну кібероперацію, якаскладалась із подвійної кібератаки та операції інформаційного впливу.</text:p>
      <text:p text:style-name="P4">
Спочатку відбулася кібератака на одне з міністерств України, а після цього —на одне з українських медіа. Хакери зламали сайт видання і опублікували новинупро злам міністерства, з критикою діяльності CERT-UA.</text:p>
      <text:p text:style-name="P4">
Ворог, ймовірно, таким чином намагався викликати в українців недовіру до даниху медіа та до державних органів.</text:p>
      <text:p text:style-name="P4">
Нагадаємо, від початку 2023 року Урядова команда реагування на комп’ютернінадзвичайні події CERT- UA, яка діє при Держспецзв’язку, в ручному режиміопрацювала понад 700 кіберінцидентів та кібератак. Урядові організації тамісцеві органи влади залишаються в центрі уваги ворожих хакерів.</text:p>
      <text:p text:style-name="P4">
Source: <text:a xlink:type="simple" xlink:href="https://armyinform.com.ua/2023/05/22/vorog-realizovuye-skladni-operacziyi-z-poyednannyam-hakerskyh-atak-ta-fejkovyh-novyn/" text:style-name="Internet_20_link" text:visited-style-name="Visited_20_Internet_20_Link">
https://armyinform.com.ua/2023/05/22/vorog-realizovuye-skladni-operacziyi-z-poyednannyam-hakerskyh-atak-ta-fejkovyh-novyn/</text:a>
</text:p>
      <!--NEWS-->
      <text:h text:style-name="P10" text:outline-level="1">
<text:span text:style-name="T4">
З неба на землю: Десантники ЗСУ виконують захопливі стрибки з парашутом</text:span>
</text:h>
      <text:p text:style-name="P4">
Author: ['АРМІЯINFORM']</text:p>
      <text:p text:style-name="P4">
Time: 2023-05-22T32:00:00-04:00</text:p>
      <text:p text:style-name="P4">
Description: Про це повідомляє у Telegram Десантно-штурмових військ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3bbed3-4d18-4419-9dd5-11bd55cd7414.jpg" text:style-name="Internet_20_link" text:visited-style-name="Visited_20_Internet_20_Link">
193bbed3-4d18-4419-9dd5-11bd55cd7414.jpg</text:a>
', '<text:a xlink:type="simple" xlink:href="https://armyinform.com.ua/wp-content/uploads/2023/05/7cad4d0d-95e9-49a0-8a28-9d4d875248fe-150x150.jpg" text:style-name="Internet_20_link" text:visited-style-name="Visited_20_Internet_20_Link">
7cad4d0d-95e9-49a0-8a28-9d4d875248fe-150x150.jpg</text:a>
', '<text:a xlink:type="simple" xlink:href="https://armyinform.com.ua/wp-content/uploads/2023/05/20e4fbdc-fd63-41a6-a861-04d6ed9c13dd-150x150.jpg" text:style-name="Internet_20_link" text:visited-style-name="Visited_20_Internet_20_Link">
20e4fbdc-fd63-41a6-a861-04d6ed9c13dd-150x150.jpg</text:a>
', '<text:a xlink:type="simple" xlink:href="https://armyinform.com.ua/wp-content/uploads/2023/05/b006a224-48d9-4717-8007-b04b812364b3-150x150.jpg" text:style-name="Internet_20_link" text:visited-style-name="Visited_20_Internet_20_Link">
b006a224-48d9-4717-8007-b04b812364b3-150x150.jpg</text:a>
', '<text:a xlink:type="simple" xlink:href="https://armyinform.com.ua/wp-content/uploads/2023/05/4b2d33d0-a366-403d-9412-61ef01ffbe56-150x150.jpg" text:style-name="Internet_20_link" text:visited-style-name="Visited_20_Internet_20_Link">
4b2d33d0-a366-403d-9412-61ef01ffbe56-150x150.jpg</text:a>
']</text:p>
      <text:p text:style-name="P4">
Tags: ['STOPRUSSIA', 'АГРЕСІЯ РФ', 'ВІЙНА', 'ВТОРГНЕННЯ РФ', 'ДШВ ЗСУ']</text:p>
      <text:p text:style-name="P4">
Category: News</text:p>
      <!--METADATA-->
      <text:p text:style-name="P4">
<draw:frame draw:style-name="fr1" draw:name="Image317" text:anchor-type="as-char" svg:width="6.9236in" svg:height="6.698583in" draw:z-index="0">
<draw:image xlink:href="../Images/AРМІЯINFORM/2023-05-22T32-00-00-04-00/193bbed3-4d18-4419-9dd5-11bd55cd7414.jpg" xlink:type="simple" xlink:show="embed" xlink:actuate="onLoad" draw:mime-type="image/jpeg"/>
</draw:frame>
</text:p>
      <text:p text:style-name="P4">
Про це <text:a xlink:type="simple" xlink:href="https://t.me/ua_dshv/1154" text:style-name="Internet_20_link" text:visited-style-name="Visited_20_Internet_20_Link">
повідомляє</text:a>
 у Telegram Десантно-штурмовихвійськ Збройних Сил України.</text:p>
      <text:p text:style-name="P4">
<text:a xlink:type="simple" xlink:href="https://armyinform.com.ua/wp-content/uploads/2023/05/7cad4d0d-95e9-49a0-8a28-9d4d875248fe.jpg" text:style-name="Internet_20_link" text:visited-style-name="Visited_20_Internet_20_Link">
<draw:frame draw:style-name="fr1" draw:name="Image318" text:anchor-type="as-char" svg:width="6.9236in" svg:height="6.9236in" draw:z-index="0">
<draw:image xlink:href="../Images/AРМІЯINFORM/2023-05-22T32-00-00-04-00/7cad4d0d-95e9-49a0-8a28-9d4d875248fe-150x150.jpg" xlink:type="simple" xlink:show="embed" xlink:actuate="onLoad" draw:mime-type="image/jpeg"/>
</draw:frame>
</text:a>
</text:p>
      <text:p text:style-name="P4">
<text:a xlink:type="simple" xlink:href="https://armyinform.com.ua/wp-content/uploads/2023/05/20e4fbdc-fd63-41a6-a861-04d6ed9c13dd.jpg" text:style-name="Internet_20_link" text:visited-style-name="Visited_20_Internet_20_Link">
<draw:frame draw:style-name="fr1" draw:name="Image319" text:anchor-type="as-char" svg:width="6.9236in" svg:height="6.9236in" draw:z-index="0">
<draw:image xlink:href="../Images/AРМІЯINFORM/2023-05-22T32-00-00-04-00/20e4fbdc-fd63-41a6-a861-04d6ed9c13dd-150x150.jpg" xlink:type="simple" xlink:show="embed" xlink:actuate="onLoad" draw:mime-type="image/jpeg"/>
</draw:frame>
</text:a>
</text:p>
      <text:p text:style-name="P4">
<text:a xlink:type="simple" xlink:href="https://armyinform.com.ua/wp-content/uploads/2023/05/b006a224-48d9-4717-8007-b04b812364b3.jpg" text:style-name="Internet_20_link" text:visited-style-name="Visited_20_Internet_20_Link">
<draw:frame draw:style-name="fr1" draw:name="Image320" text:anchor-type="as-char" svg:width="6.9236in" svg:height="6.9236in" draw:z-index="0">
<draw:image xlink:href="../Images/AРМІЯINFORM/2023-05-22T32-00-00-04-00/b006a224-48d9-4717-8007-b04b812364b3-150x150.jpg" xlink:type="simple" xlink:show="embed" xlink:actuate="onLoad" draw:mime-type="image/jpeg"/>
</draw:frame>
</text:a>
</text:p>
      <text:p text:style-name="P4">
<text:a xlink:type="simple" xlink:href="https://armyinform.com.ua/wp-content/uploads/2023/05/4b2d33d0-a366-403d-9412-61ef01ffbe56.jpg" text:style-name="Internet_20_link" text:visited-style-name="Visited_20_Internet_20_Link">
<draw:frame draw:style-name="fr1" draw:name="Image321" text:anchor-type="as-char" svg:width="6.9236in" svg:height="6.9236in" draw:z-index="0">
<draw:image xlink:href="../Images/AРМІЯINFORM/2023-05-22T32-00-00-04-00/4b2d33d0-a366-403d-9412-61ef01ffbe56-150x150.jpg" xlink:type="simple" xlink:show="embed" xlink:actuate="onLoad" draw:mime-type="image/jpeg"/>
</draw:frame>
</text:a>
</text:p>
      <text:p text:style-name="P4">
Військовослужбовці Десантно-штурмових військ Збройних Сил України виконуютьстрибки з парашутом.</text:p>
      <text:p text:style-name="P4">
Разом до Перемоги! ДШВ — Завжди Перші! Слава Україні!</text:p>
      <text:p text:style-name="P4">
Source: <text:a xlink:type="simple" xlink:href="https://armyinform.com.ua/2023/05/22/z-neba-na-zemlyu-desantnyky-zsu-vykonuyut-zahoplyuyuchi-strybky-z-parashutom/" text:style-name="Internet_20_link" text:visited-style-name="Visited_20_Internet_20_Link">
https://armyinform.com.ua/2023/05/22/z-neba-na-zemlyu-desantnyky-zsu-vykonuyut-zahoplyuyuchi-strybky-z-parashutom/</text:a>
</text:p>
      <!--NEWS-->
      <text:h text:style-name="P10" text:outline-level="1">
<text:span text:style-name="T4">
ССО України влаштували справжнє полювання на противника</text:span>
</text:h>
      <text:p text:style-name="P4">
Author: ['АРМІЯINFORM']</text:p>
      <text:p text:style-name="P4">
Time: 2023-05-22T33:00:00-04:00</text:p>
      <text:p text:style-name="P4">
Description: Вщент знищена, але смертельно небезпечна для окупантів. Це — про Мар’їн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ССО']</text:p>
      <text:p text:style-name="P4">
Category: News</text:p>
      <!--METADATA-->
      <text:p text:style-name="P4">
Вщент знищена, але смертельно небезпечна для окупантів. Це — про Мар’їнку, щона Донеччині.</text:p>
      <text:p text:style-name="P4">
Там оператори ССО України влаштували справжнє полювання на противника. Віннамагається ховатися в руїнах, що колись були оселями місцевих мешканців.</text:p>
      <text:p text:style-name="P4">
Та воїни ССО постійно пильнують за пересуванням росіян, а виявивши їх —завдають влучних ударів за допомогою безпілотників.</text:p>
      <text:p text:style-name="P4">
<text:span text:style-name="T4">
Джерело:</text:span>
 <text:a xlink:type="simple" xlink:href="https://www.facebook.com/usofcom/videos/6586612968050526" text:style-name="Internet_20_link" text:visited-style-name="Visited_20_Internet_20_Link">
<text:span text:style-name="T5">
Командування Сил спеціальних операцій ЗСУкраїни</text:span>
</text:a>
</text:p>
      <text:p text:style-name="P4">
Source: <text:a xlink:type="simple" xlink:href="https://armyinform.com.ua/2023/05/22/sso-ukrayiny-vlashtuvaly-spravzhnye-polyuvannya-na-protyvnyka/" text:style-name="Internet_20_link" text:visited-style-name="Visited_20_Internet_20_Link">
https://armyinform.com.ua/2023/05/22/sso-ukrayiny-vlashtuvaly-spravzhnye-polyuvannya-na-protyvnyka/</text:a>
</text:p>
      <!--NEWS-->
      <text:h text:style-name="P10" text:outline-level="1">
<text:span text:style-name="T4">
Фейкові новини: Ворожі TG-канали поширюють дезінформацію про використання «Нової пошти» для перевезення військової техніки</text:span>
</text:h>
      <text:p text:style-name="P4">
Author: ['АРМІЯINFORM']</text:p>
      <text:p text:style-name="P4">
Time: 2023-05-22T34: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66598_579836647335718_865205568015242688_n-e1684661626645.jpg" text:style-name="Internet_20_link" text:visited-style-name="Visited_20_Internet_20_Link">
348566598_579836647335718_865205568015242688_n-e1684661626645.jpg</text:a>
']</text:p>
      <text:p text:style-name="P4">
Tags: ['STOPRUSSIA', 'АГРЕСІЯ РФ', 'ВІЙНА', 'ВТОРГНЕННЯ РФ', 'ЦЕНТР ПРОТИДІЇ ДЕЗІНФОРМАЦІЇ']</text:p>
      <text:p text:style-name="P4">
Category: News</text:p>
      <!--METADATA-->
      <text:p text:style-name="P4">
<draw:frame draw:style-name="fr1" draw:name="Image322" text:anchor-type="as-char" svg:width="6.9236in" svg:height="4.478704in" draw:z-index="0">
<draw:image xlink:href="../Images/AРМІЯINFORM/2023-05-22T34-00-00-04-00/348566598_579836647335718_865205568015242688_n-e1684661626645.jpg" xlink:type="simple" xlink:show="embed" xlink:actuate="onLoad" draw:mime-type="image/jpeg"/>
</draw:frame>
</text:p>
      <text:p text:style-name="P4">
Центр протидії дезінформації на своїй сторінці у Facebook<text:a xlink:type="simple" xlink:href="https://www.facebook.com/photo" text:style-name="Internet_20_link" text:visited-style-name="Visited_20_Internet_20_Link">
повідомив</text:a>
про фейки, поширені ворожими пропагандистами.</text:p>
      <text:p text:style-name="P4">
Ворожі TG-канали поширюють дезінформацію, нібито ЗСУ перевозять військовутехніку, використовуючи цивільні логістичні компанії, зокрема «Нову пошту».</text:p>
      <text:p text:style-name="P4">
<text:span text:style-name="T4">
Насправді!</text:span>
</text:p>
      <text:p text:style-name="P4">
Відео, яке поширюють ЗМІ рф, — це інформаційний «вкид», створений самою жроспропагандою. Фейковий банер «Нової пошти» додали у фоторедакторі, але черезнеякісну роботу це помітно навіть неозброєним оком.</text:p>
      <text:p text:style-name="P4">
Подібні фейки створюються для виправдання ракетних ударів зс рф по цивільнихоб‘єктах України під приводом знаходження там військової техніки ЗСУ.</text:p>
      <text:p text:style-name="P4">
<text:span text:style-name="T4">
Довіряйте лише джерелам верифікованої інформації!</text:span>
</text:p>
      <text:p text:style-name="P4">
Source: <text:a xlink:type="simple" xlink:href="https://armyinform.com.ua/2023/05/22/fejkovi-novyny-vorozhi-tg-kanaly-poshyryuyut-dezinformacziyu-pro-vykorystannya-novoyi-poshty-dlya-perevezennya-vijskovoyi-tehniky/" text:style-name="Internet_20_link" text:visited-style-name="Visited_20_Internet_20_Link">
https://armyinform.com.ua/2023/05/22/fejkovi-novyny-vorozhi-tg-kanaly-poshyryuyut-dezinformacziyu-pro-vykorystannya-novoyi-poshty-dlya-perevezennya-vijskovoyi-tehniky/</text:a>
</text:p>
      <!--NEWS-->
      <text:h text:style-name="P10" text:outline-level="1">
<text:span text:style-name="T4">
Центр протидії дезінформації інформує: основні фейки, що просували світові медіа</text:span>
</text:h>
      <text:p text:style-name="P4">
Author: ['АРМІЯINFORM']</text:p>
      <text:p text:style-name="P4">
Time: 2023-05-22T35: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ejk-5.jpg" text:style-name="Internet_20_link" text:visited-style-name="Visited_20_Internet_20_Link">
fejk-5.jpg</text:a>
']</text:p>
      <text:p text:style-name="P4">
Tags: ['STOPRUSSIA', 'АГРЕСІЯ РФ', 'ВІЙНА', 'ВТОРГНЕННЯ РФ', 'ЦЕНТР ПРОТИДІЇ ДЕЗІНФОРМАЦІЇ']</text:p>
      <text:p text:style-name="P4">
Category: News</text:p>
      <!--METADATA-->
      <text:p text:style-name="P4">
<draw:frame draw:style-name="fr1" draw:name="Image323" text:anchor-type="as-char" svg:width="6.9236in" svg:height="4.713818in" draw:z-index="0">
<draw:image xlink:href="../Images/AРМІЯINFORM/2023-05-22T35-00-00-04-00/fejk-5.jpg" xlink:type="simple" xlink:show="embed" xlink:actuate="onLoad" draw:mime-type="image/jpeg"/>
</draw:frame>
</text:p>
      <text:p text:style-name="P4">
Центр протидії дезінформації на своїй сторінці у Facebook<text:a xlink:type="simple" xlink:href="https://www.facebook.com/protydiyadezinformatsiyi.cpd/posts/pfbid02z5RQMFfQfxzm2axq8aXLRKiRdsr9RS6Z38iqjCMNxZWgWFRQkFDuLs4iX8NCoEf1l" text:style-name="Internet_20_link" text:visited-style-name="Visited_20_Internet_20_Link">
повідомив</text:a>
про фейки, поширені ворожими пропагандистами.</text:p>
      <ul>
        <li>
Передача ракет великої дальності Storm Shadow Великою Британією Україні є поганою новиною, тому що Захід сам надав росії аргументи, щоб та дійшла до Києва.  * Український уряд та його прихильники з НАТО побоюються незалежних експертів, тому що вони можуть їх викрити.  * Серія вибухів на складі боєприпасів на Заході України призвела до значного підвищення рівня гамма-випромінювання.  * Польща, Угорщина, Литва, Естонія, Чехословаччина і Латвія спонукають Зеленського піти у відставку.  * Стратегічний ракетний удар по озброєнню НАТО в Україні зламав спину генералам Альянсу та усунув будь-які можливості української армії для проведення наступальних операцій.  * США перетворили Україну на жалюгідне гніздо покидьків.  * Світ не підтримує США у справі з Україною.</li>
      </ul>
      <text:p text:style-name="P4">
Source: <text:a xlink:type="simple" xlink:href="https://armyinform.com.ua/2023/05/22/czentr-protydiyi-dezinformacziyi-informuye-osnovni-fejky-shho-prosuvaly-svitovi-media/" text:style-name="Internet_20_link" text:visited-style-name="Visited_20_Internet_20_Link">
https://armyinform.com.ua/2023/05/22/czentr-protydiyi-dezinformacziyi-informuye-osnovni-fejky-shho-prosuvaly-svitovi-media/</text:a>
</text:p>
      <!--NEWS-->
      <text:h text:style-name="P10" text:outline-level="1">
<text:span text:style-name="T4">
Полоненим російським військовим показали фільм «Абсолютне зло» про воєнні злочини, що вони чинили в Україні</text:span>
</text:h>
      <text:p text:style-name="P4">
Author: ['АРМІЯINFORM']</text:p>
      <text:p text:style-name="P4">
Time: 2023-05-22T36:00:00-04:00</text:p>
      <text:p text:style-name="P4">
Description: Про це Уповноважений Верховної Ради України з прав людини Дмит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3578151_789054289403959_2944866762790458455_n.png" text:style-name="Internet_20_link" text:visited-style-name="Visited_20_Internet_20_Link">
343578151_789054289403959_2944866762790458455_n.png</text:a>
']</text:p>
      <text:p text:style-name="P4">
Tags: ['STOPRUSSIA', 'АГРЕСІЯ РФ', 'ВІЙНА', 'ВТОРГНЕННЯ РФ', 'РОСІЙСЬКІ ВІЙСЬКОВОПОЛОНЕНІ']</text:p>
      <text:p text:style-name="P4">
Category: News</text:p>
      <!--METADATA-->
      <text:p text:style-name="P4">
<draw:frame draw:style-name="fr1" draw:name="Image324" text:anchor-type="as-char" svg:width="6.9236in" svg:height="4.067615in" draw:z-index="0">
<draw:image xlink:href="../Images/AРМІЯINFORM/2023-05-22T36-00-00-04-00/343578151_789054289403959_2944866762790458455_n.png" xlink:type="simple" xlink:show="embed" xlink:actuate="onLoad" draw:mime-type="image/png"/>
</draw:frame>
</text:p>
      <text:p text:style-name="P4">
Про це Уповноважений Верховної Ради України з прав людини Дмитро Лубінець<text:a xlink:type="simple" xlink:href="https://t.me/dmytro_lubinetzs/2503" text:style-name="Internet_20_link" text:visited-style-name="Visited_20_Internet_20_Link">
написав</text:a>
 у своєму Telegram-каналі.</text:p>
      <text:p text:style-name="P4">
«Що в головах цих осіб — невідомо, що в очах — подивіться самі, — зазначаєомбудсман. — Сподіваюся, що після перегляду, вони усвідомили, хто є абсолютнимзлом у цьому світі».</text:p>
      <text:p text:style-name="P4">
<text:span text:style-name="T4">
Довідка:</text:span>
 «<text:a xlink:type="simple" xlink:href="https://www.youtube.com/watch" text:style-name="Internet_20_link" text:visited-style-name="Visited_20_Internet_20_Link">
Абсолютне зло</text:a>
» —документальний фільм журналіста Андрія Цаплієнка про воєнні злочини російськихокупантів. Без купюр та ретуші. Розстріли цивільних. Страти полонених.Бомбардування житлових багатоповерхівок. Брутальні вбивства дітей та дорослих.Катування заручників. У фільмі називають імена тих, хто скоїв ці злочини тадоводять, що знищення українців, як етносу — це військова стратегія росії.</text:p>
      <text:p text:style-name="P4">
Source: <text:a xlink:type="simple" xlink:href="https://armyinform.com.ua/2023/05/22/polonenym-rosijskym-vijskovym-pokazaly-film-absolyutne-zlo-pro-voyenni-zlochyny-shho-vony-chynyly-v-ukrayini/" text:style-name="Internet_20_link" text:visited-style-name="Visited_20_Internet_20_Link">
https://armyinform.com.ua/2023/05/22/polonenym-rosijskym-vijskovym-pokazaly-film-absolyutne-zlo-pro-voyenni-zlochyny-shho-vony-chynyly-v-ukrayini/</text:a>
</text:p>
      <!--NEWS-->
      <text:h text:style-name="P10" text:outline-level="1">
<text:span text:style-name="T4">
Командувач Сухопутних військ нагородив воїнів 30 ОМБр за їхній героїзм у боях під Бахмутом</text:span>
</text:h>
      <text:p text:style-name="P4">
Author: ['АРМІЯINFORM']</text:p>
      <text:p text:style-name="P4">
Time: 2023-05-22T37:00:00-04:00</text:p>
      <text:p text:style-name="P4">
Description: Командувач Сухопутних військ ЗСУ генерал-полковник Олександр Сирський нагородив вої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216675_262499802975436_8861051287268540888_n.jpg" text:style-name="Internet_20_link" text:visited-style-name="Visited_20_Internet_20_Link">
348216675_262499802975436_8861051287268540888_n.jpg</text:a>
', '<text:a xlink:type="simple" xlink:href="https://armyinform.com.ua/wp-content/uploads/2023/05/347137934_959512255500101_6522407003607457652_n.jpg" text:style-name="Internet_20_link" text:visited-style-name="Visited_20_Internet_20_Link">
347137934_959512255500101_6522407003607457652_n.jpg</text:a>
']</text:p>
      <text:p text:style-name="P4">
Tags: ['STOPRUSSIA', 'АГРЕСІЯ РФ', 'ВІЙНА', 'ВТОРГНЕННЯ РФ', 'ОЛЕКСАНДР СИРСЬКИЙ']</text:p>
      <text:p text:style-name="P4">
Category: News</text:p>
      <!--METADATA-->
      <text:p text:style-name="P4">
<draw:frame draw:style-name="fr1" draw:name="Image325" text:anchor-type="as-char" svg:width="6.9236in" svg:height="5.400408in" draw:z-index="0">
<draw:image xlink:href="../Images/AРМІЯINFORM/2023-05-22T37-00-00-04-00/348216675_262499802975436_8861051287268540888_n.jpg" xlink:type="simple" xlink:show="embed" xlink:actuate="onLoad" draw:mime-type="image/jpeg"/>
</draw:frame>
</text:p>
      <text:p text:style-name="P4">
Командувач Сухопутних військ ЗСУ генерал-полковник Олександр Сирськийнагородив воїнів 30 ОМБр, які проявили мужність та професіоналізм у боях підБахмутом, відзнаками «За особисту хоробрість» і «За звитягу», а також вручивцінні подарунки та грошові премії.</text:p>
      <text:p text:style-name="P4">
<draw:frame draw:style-name="fr1" draw:name="Image326" text:anchor-type="as-char" svg:width="6.9236in" svg:height="4.736896in" draw:z-index="0">
<draw:image xlink:href="../Images/AРМІЯINFORM/2023-05-22T37-00-00-04-00/347137934_959512255500101_6522407003607457652_n.jpg" xlink:type="simple" xlink:show="embed" xlink:actuate="onLoad" draw:mime-type="image/jpeg"/>
</draw:frame>
</text:p>
      <text:p text:style-name="P4">
— Використовуючи принцип активної оборони, ми вдаємося до контрнаступальнихдій на деяких напрямках під Бахмутом. У ворога більше ресурсів, але мируйнуємо його плани. Разом з командирами частин та підрозділів, обговорили таухвалили необхідні рішення для продовження оборонної операції. Прорахували всіможливі сценарії розвитку подій».</text:p>
      <text:p text:style-name="P4">
<text:span text:style-name="T4">
Джерело:</text:span>
 <text:a xlink:type="simple" xlink:href="https://www.facebook.com/100064859553417/posts/pfbid02e21KLEUJkSCdxA3abKoB8niJGUZKvULgic6FELWBvSvphdsgRXypTB6oCdc91Btxl/" text:style-name="Internet_20_link" text:visited-style-name="Visited_20_Internet_20_Link">
<text:span text:style-name="T5">
30 окрема механізована бригада ім. князя КостянтинаОстрозького</text:span>
</text:a>
</text:p>
      <text:p text:style-name="P4">
Source: <text:a xlink:type="simple" xlink:href="https://armyinform.com.ua/2023/05/22/komanduvach-suhoputnyh-vijsk-nagorodyv-voyiniv-30-ombr-za-yihnij-geroyizm-u-boyah-pid-bahmutom/" text:style-name="Internet_20_link" text:visited-style-name="Visited_20_Internet_20_Link">
https://armyinform.com.ua/2023/05/22/komanduvach-suhoputnyh-vijsk-nagorodyv-voyiniv-30-ombr-za-yihnij-geroyizm-u-boyah-pid-bahmutom/</text:a>
</text:p>
      <!--NEWS-->
      <text:h text:style-name="P10" text:outline-level="1">
<text:span text:style-name="T4">
Засідання Координаційного штабу: Захист прав дитини в умовах воєнного стану</text:span>
</text:h>
      <text:p text:style-name="P4">
Author: ['АРМІЯINFORM']</text:p>
      <text:p text:style-name="P4">
Time: 2023-05-22T38:00:00-04:00</text:p>
      <text:p text:style-name="P4">
Description: Про це повідомляє Мінреінтеграції.    Відбулося засідання Координаційного штабу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15903.jpg" text:style-name="Internet_20_link" text:visited-style-name="Visited_20_Internet_20_Link">
2815903.jpg</text:a>
']</text:p>
      <text:p text:style-name="P4">
Tags: ['STOPRUSSIA', 'АГРЕСІЯ РФ', 'ВІЙНА', 'ВТОРГНЕННЯ РФ', 'ДІТИ ВІЙНИ', 'МІНРЕІНТЕГРАЦІЇ']</text:p>
      <text:p text:style-name="P4">
Category: News</text:p>
      <!--METADATA-->
      <text:p text:style-name="P4">
<draw:frame draw:style-name="fr1" draw:name="Image327" text:anchor-type="as-char" svg:width="6.9236in" svg:height="4.369813in" draw:z-index="0">
<draw:image xlink:href="../Images/AРМІЯINFORM/2023-05-22T38-00-00-04-00/2815903.jpg" xlink:type="simple" xlink:show="embed" xlink:actuate="onLoad" draw:mime-type="image/jpeg"/>
</draw:frame>
Ілюстраційне фото</text:p>
      <text:p text:style-name="P4">
Про це <text:a xlink:type="simple" xlink:href="https://t.me/minre_ua/3380" text:style-name="Internet_20_link" text:visited-style-name="Visited_20_Internet_20_Link">
повідомляє</text:a>
 Мінреінтеграції.</text:p>
      <text:p text:style-name="P4">
Відбулося засідання Координаційного штабу з питань захисту прав дитини вумовах воєнного стану.</text:p>
      <text:p text:style-name="P4">
Захід пройшов під головуванням Віцепрем’єр-міністра Ірини Верещук.Обговорювали повернення в Україну евакуйованих статусних дітей — дітей-сиріт ідітей, позбавлених батьківського піклування.</text:p>
      <text:p text:style-name="P4">
Учасники засідання акцентували на тому, що при поверненні дітей слідвлаштовувати в сім’ї, а не до інституцій, особливо якщо вони не обладнанібомбосховищами. Всі дії місцевих адміністрацій з повернення дітей маютьвчинятися виключно в межах законодавства й координуватися Нацсоцсервісноюслужбою.</text:p>
      <text:p text:style-name="P4">
Також на засіданні Координаційного штабу обговорювалося впровадження Єдиноїінформаційно-аналітичної системи «Діти» та діяльність міжнародних благодійнихорганізацій, які опікуються допомогою дітям.</text:p>
      <text:p text:style-name="P4">
Source: <text:a xlink:type="simple" xlink:href="https://armyinform.com.ua/2023/05/22/zasidannya-koordynaczijnogo-shtabu-zahyst-prav-dytyny-v-umovah-voyennogo-stanu/" text:style-name="Internet_20_link" text:visited-style-name="Visited_20_Internet_20_Link">
https://armyinform.com.ua/2023/05/22/zasidannya-koordynaczijnogo-shtabu-zahyst-prav-dytyny-v-umovah-voyennogo-stanu/</text:a>
</text:p>
      <!--NEWS-->
      <text:h text:style-name="P10" text:outline-level="1">
<text:span text:style-name="T4">
Евакуація жителів Бахмута під прицільним вогнем російських військ</text:span>
</text:h>
      <text:p text:style-name="P4">
Author: ['АРМІЯINFORM']</text:p>
      <text:p text:style-name="P4">
Time: 2023-05-22T39:00:00-04:00</text:p>
      <text:p text:style-name="P4">
Description: Евакуаційна група поліції «Білий Янгол» та українські військові під прицільним вогн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БІЛИЙ ЯНГОЛ', 'ВІЙНА', 'ВТОРГНЕННЯ РФ']</text:p>
      <text:p text:style-name="P4">
Category: News</text:p>
      <!--METADATA-->
      <text:p text:style-name="P4">
Евакуаційна група поліції «Білий Янгол» та українські військові під прицільнимвогнем російських військ евакуювали з Бахмута десятьох людей, зокрема дитину.</text:p>
      <text:p text:style-name="P4">
Про це у<text:a xlink:type="simple" xlink:href="https://t.me/mvs_ukraine/25493" text:style-name="Internet_20_link" text:visited-style-name="Visited_20_Internet_20_Link">
телеграмі</text:a>
 повідомляє Міністерство внутрішніх справУкраїни.</text:p>
      <text:p text:style-name="P4">
«Рятувальна операція була складною через дорогу серед мін й під обстріламиокупантів. Наразі евакуйовані мешканці, серед них 14-річна Аліна та її батьки,перебувають у безпеці», — йдеться в повідомленні.</text:p>
      <text:p text:style-name="P4">
Source: <text:a xlink:type="simple" xlink:href="https://armyinform.com.ua/2023/05/22/evakuacziya-zhyteliv-bahmuta-pid-pryczilnym-vognem-rosijskyh-vijsk/" text:style-name="Internet_20_link" text:visited-style-name="Visited_20_Internet_20_Link">
https://armyinform.com.ua/2023/05/22/evakuacziya-zhyteliv-bahmuta-pid-pryczilnym-vognem-rosijskyh-vijsk/</text:a>
</text:p>
      <!--NEWS-->
      <text:h text:style-name="P10" text:outline-level="1">
<text:span text:style-name="T4">
російським колонізаторам краще добровільно залишити Крим до його деокупації — Ірина Верещук</text:span>
</text:h>
      <text:p text:style-name="P4">
Author: ['АРМІЯINFORM']</text:p>
      <text:p text:style-name="P4">
Time: 2023-05-22T40:00:00-04:00</text:p>
      <text:p text:style-name="P4">
Description: Про це Віцепрем’єр-міністр Ірина Верещук повідомила у Telegram: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c15c9d-krym.jpg" text:style-name="Internet_20_link" text:visited-style-name="Visited_20_Internet_20_Link">
3c15c9d-krym.jpg</text:a>
']</text:p>
      <text:p text:style-name="P4">
Tags: ['STOPRUSSIA', 'АГРЕСІЯ РФ', 'ВІЙНА', 'ВТОРГНЕННЯ РФ', 'КРИМ - ЦЕ УКРАЇНА']</text:p>
      <text:p text:style-name="P4">
Category: News</text:p>
      <!--METADATA-->
      <text:p text:style-name="P4">
<draw:frame draw:style-name="fr1" draw:name="Image328" text:anchor-type="as-char" svg:width="6.9236in" svg:height="3.903305in" draw:z-index="0">
<draw:image xlink:href="../Images/AРМІЯINFORM/2023-05-22T40-00-00-04-00/3c15c9d-krym.jpg" xlink:type="simple" xlink:show="embed" xlink:actuate="onLoad" draw:mime-type="image/jpeg"/>
</draw:frame>
Ілюстративне фото</text:p>
      <text:p text:style-name="P4">
Про це Віцепрем’єр-міністр Ірина Верещук<text:a xlink:type="simple" xlink:href="https://t.me/minre_ua/3382" text:style-name="Internet_20_link" text:visited-style-name="Visited_20_Internet_20_Link">
повідомила</text:a>
 у Telegram:</text:p>
      <text:p text:style-name="P4">
Про це Віцепрем’єр-міністр Ірина Верещук заявила в ефірі телеканалу «Ми —Україна». За її словами, відразу після звільнення півострова українська владавирішуватиме чимало завдань. Серед першочергових — доля колонізаторів іколаборантів.</text:p>
      <text:p text:style-name="P4">
Перші — це громадяни російської федерації, які опинилися на території Кримувсупереч українському законодавству.</text:p>
      <text:p text:style-name="P4">
«Найперша моя порада колонізаторам: виїжджайте з Криму добровільно, поки єможливість. Не очікуйте ситуації, коли вам буде запропоновано покинути його вінший спосіб», — резюмувала Віцепрем’єрка.</text:p>
      <text:p text:style-name="P4">
Source: <text:a xlink:type="simple" xlink:href="https://armyinform.com.ua/2023/05/22/rosijskym-kolonizatoram-krashhe-dobrovilno-zalyshyty-krym-do-jogo-deokupacziyi-iryna-vereshhuk/" text:style-name="Internet_20_link" text:visited-style-name="Visited_20_Internet_20_Link">
https://armyinform.com.ua/2023/05/22/rosijskym-kolonizatoram-krashhe-dobrovilno-zalyshyty-krym-do-jogo-deokupacziyi-iryna-vereshhuk/</text:a>
</text:p>
      <!--NEWS-->
      <text:h text:style-name="P10" text:outline-level="1">
<text:span text:style-name="T4">
Військовослужбовці відпрацьовують стрільби із ручного протитанкового гранатомета РПГ-7</text:span>
</text:h>
      <text:p text:style-name="P4">
Author: ['АРМІЯINFORM']</text:p>
      <text:p text:style-name="P4">
Time: 2023-05-22T41:00:00-04:00</text:p>
      <text:p text:style-name="P4">
Description: Оперативне командування «Північ» у своєму Telegram-каналі повідомляє, що такі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pg-7.jpg" text:style-name="Internet_20_link" text:visited-style-name="Visited_20_Internet_20_Link">
rpg-7.jpg</text:a>
']</text:p>
      <text:p text:style-name="P4">
Tags: ['STOPRUSSIA', 'АГРЕСІЯ РФ', 'ВІЙНА', 'ВІЙСЬКОВІ НАВЧАННЯ', 'ВТОРГНЕННЯ РФ', 'ОК «ПІВНІЧ»', 'РПГ-7']</text:p>
      <text:p text:style-name="P4">
Category: News</text:p>
      <!--METADATA-->
      <text:p text:style-name="P4">
<draw:frame draw:style-name="fr1" draw:name="Image329" text:anchor-type="as-char" svg:width="6.9236in" svg:height="4.615733in" draw:z-index="0">
<draw:image xlink:href="../Images/AРМІЯINFORM/2023-05-22T41-00-00-04-00/rpg-7.jpg" xlink:type="simple" xlink:show="embed" xlink:actuate="onLoad" draw:mime-type="image/jpeg"/>
</draw:frame>
</text:p>
      <text:p text:style-name="P4">
Оперативне командування «Північ» у своєму Telegram-каналі<text:a xlink:type="simple" xlink:href="https://t.me/ok_pivnich1/2718" text:style-name="Internet_20_link" text:visited-style-name="Visited_20_Internet_20_Link">
повідомляє</text:a>
, що такі навчання допомагаютьвійськовослужбовцям відчути вагу гранатомета, пережити перший постріл,звикнути до його потужності.</text:p>
      <text:p text:style-name="P4">
Важливо психологічно підготувати бійців, які зможуть гідно виконувати бойовізавдання, вміти працювати з різними видами зброї та бути морально готовими добудь-яких ситуацій.</text:p>
      <text:p text:style-name="P4">
Source: <text:a xlink:type="simple" xlink:href="https://armyinform.com.ua/2023/05/22/vijskovosluzhbovczi-vidpraczovuyut-strilby-iz-ruchnogo-protytankovogo-granatometa-rpg-7/" text:style-name="Internet_20_link" text:visited-style-name="Visited_20_Internet_20_Link">
https://armyinform.com.ua/2023/05/22/vijskovosluzhbovczi-vidpraczovuyut-strilby-iz-ruchnogo-protytankovogo-granatometa-rpg-7/</text:a>
</text:p>
      <!--NEWS-->
      <text:h text:style-name="P10" text:outline-level="1">
<text:span text:style-name="T4">
Сили оборони України продовжують нищити російсько-окупаційні війська у місті-фортеці Бахмут</text:span>
</text:h>
      <text:p text:style-name="P4">
Author: ['АРМІЯINFORM']</text:p>
      <text:p text:style-name="P4">
Time: 2023-05-22T42:00:00-04:00</text:p>
      <text:p text:style-name="P4">
Description: Про це повідомляє Державна прикордонна служба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ВТРАТИ ВОРОГА', 'ДЕРЖПРИКОРДОНСЛУЖБА']</text:p>
      <text:p text:style-name="P4">
Category: News</text:p>
      <!--METADATA-->
      <text:p text:style-name="P4">
Про це <text:a xlink:type="simple" xlink:href="https://dpsu.gov.ua/ua/news/%20VIDEO%20-U-Bahmuti-prikordonniki-z-minometiv-zirvali-ataku-zagarbnikiv/" text:style-name="Internet_20_link" text:visited-style-name="Visited_20_Internet_20_Link">
повідомляє</text:a>
 Державна прикордоннаслужба України.</text:p>
      <text:p text:style-name="P4">
У Бахмуті прикордонники з мінометів зірвали атаку загарбників.</text:p>
      <text:p text:style-name="P4">
Сили оборони України, серед яких і військовослужбовці Держприкордонслужби,продовжують нищити російсько-окупаційні війська у місті-фортеці Бахмут.</text:p>
      <text:p text:style-name="P4">
Зокрема днями мінометники та аеророзвідники одного з прикордонних підрозділівліквідували осередки загарбників у Бахмуті.</text:p>
      <text:p text:style-name="P4">
Українські захисники спостереженням з повітря встановили місце накопиченнянайманців країни-агресора. Ворожі сили планували перейти у наступ на ційділянці.</text:p>
      <text:p text:style-name="P4">
Дочекавшись накопичення у руїнах певної кількості окупантів, охоронці кордонівобстріляли місцевість з мінометів.</text:p>
      <text:p text:style-name="P4">
У результаті вогневого ураження противник втратив щонайменше одну штурмовугрупу, орієнтовно 7 осіб знищено, ще 4 поранено.</text:p>
      <text:p text:style-name="P4">
Втративши живу силу ворог так і не розпочав атаку на цьому напрямку.</text:p>
      <text:p text:style-name="P4">
Source: <text:a xlink:type="simple" xlink:href="https://armyinform.com.ua/2023/05/22/syly-oborony-ukrayiny-prodovzhuyut-nyshhyty-rosijsko-okupaczijni-vijska-u-misti-forteczi-bahmut/" text:style-name="Internet_20_link" text:visited-style-name="Visited_20_Internet_20_Link">
https://armyinform.com.ua/2023/05/22/syly-oborony-ukrayiny-prodovzhuyut-nyshhyty-rosijsko-okupaczijni-vijska-u-misti-forteczi-bahmut/</text:a>
</text:p>
      <!--NEWS-->
      <text:h text:style-name="P10" text:outline-level="1">
<text:span text:style-name="T4">
Бої за місто Бахмут тривають. Противник безуспішно намагався відновити втрачені позиції південніше населеного пункту Іванівське</text:span>
</text:h>
      <text:p text:style-name="P4">
Author: ['АРМІЯINFORM']</text:p>
      <text:p text:style-name="P4">
Time: 2023-05-22T43:00:00-04:00</text:p>
      <text:p text:style-name="P4">
Description: Противник продовжує зосереджувати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sh-1-1.jpg" text:style-name="Internet_20_link" text:visited-style-name="Visited_20_Internet_20_Link">
gsh-1-1.jpg</text:a>
']</text:p>
      <text:p text:style-name="P4">
Tags: ['STOPRUSSIA', 'АГРЕСІЯ РФ', 'ВІЙНА', 'ВТОРГНЕННЯ РФ', 'ГЕНЕРАЛЬНИЙ ШТАБ ЗС УКРАЇНИ', 'РАНКОВЕ ЗВЕДЕННЯ', 'ХРОНІКА ОБОРОНИ', 'ХРОНІКА ОБОРОНИ УКРАЇНИ']</text:p>
      <text:p text:style-name="P4">
Category: News</text:p>
      <!--METADATA-->
      <text:p text:style-name="P4">
<draw:frame draw:style-name="fr1" draw:name="Image330" text:anchor-type="as-char" svg:width="6.9236in" svg:height="6.9236in" draw:z-index="0">
<draw:image xlink:href="../Images/AРМІЯINFORM/2023-05-22T43-00-00-04-00/gsh-1-1.jpg" xlink:type="simple" xlink:show="embed" xlink:actuate="onLoad" draw:mime-type="image/jpeg"/>
</draw:frame>
</text:p>
      <text:p text:style-name="P4">
<text:span text:style-name="T4">
🔥 Ситуація щодо російського вторгнення</text:span>
</text:p>
      <text:p text:style-name="P4">
Противник продовжує зосереджувати основні зусилля на Куп’янському,Лиманському, Бахмутському, Авдіївському та Мар’їнському напрямках. Протягомминулої доби відбулось 37 бойових зіткнень на зазначених ділянках фронту. Вепіцентрі бойових дій Бахмут та Мар’їнка.</text:p>
      <text:p text:style-name="P4">
Про це<text:a xlink:type="simple" xlink:href="https://www.facebook.com/GeneralStaff.ua/posts/pfbid0HgsC6V8vR681X4GbB6xq7EytryP41HpYkwBL2tzdaBtHVyZ5HJzbRVxt2P3xmz83l" text:style-name="Internet_20_link" text:visited-style-name="Visited_20_Internet_20_Link">
йдеться</text:a>
у ранковому зведенні Генерального штабу Збройних Сил України.</text:p>
      <text:p text:style-name="P4">
На <text:span text:style-name="T4">
Волинському та Поліському напрямках</text:span>
 оперативна обстановка без суттєвихзмін.</text:p>
      <text:p text:style-name="P4">
На <text:span text:style-name="T4">
Сіверському та Слобожанському напрямках</text:span>
 противник продовжує зберігативійськову присутність у прикордонних з Україною районах, на деяких ділянкахдержавного кордону діють ворожі диверсійно-розвідувальні групи. Протягомминулої доби загарбники обстріляли з мінометів та артилерії населені пунктиМиколаївка Чернігівської області; Прогрес, Студенок, Білокопитове, Вовківка,Волфине, Запсілля та Михайлівка Сумської області, а також Уди, Гранів, Зелене,Стариця, Огірцеве, Гатище, Плетенівка, Вовчанськ, Нестерне та Бударки наХарківщині.</text:p>
      <text:p text:style-name="P4">
На <text:span text:style-name="T4">
Куп’янському напрямку</text:span>
 противник не припиняє спроб покращити тактичнеположення. Протягом доби вів безуспішні наступальні дії в районі Масютівки.Артилерійських та мінометних обстрілів зазнали Кам’янка, Колодязне, КраснеПерше, Петро-Іванівка, Фиголівка, Новомлинськ, Западне, Моначинівка,Масютівка, Табаївка, Берестове Харківської області та Стельмахівка наЛуганщині.</text:p>
      <text:p text:style-name="P4">
На <text:span text:style-name="T4">
Лиманському напрямку</text:span>
 протягом минулої доби ворог вів наступальні дії унапрямку Івано-Дар’ївки, успіху не мав. Завдав авіаударів в районі Невського.Артилерійських обстрілів зазнали Макіївка, Невське і Білогорівка Луганськоїобласті та Торське, Верхньокам’янське і Спірне на Донеччині.</text:p>
      <text:p text:style-name="P4">
На <text:span text:style-name="T4">
Бахмутському напрямку</text:span>
 ворог продовжує вести наступальні дії. Бої замісто Бахмут тривають. Протягом минулої доби противник безуспішно намагавсявідновити втрачені позиції південніше населеного пункту Іванівське. До того ж,вів наступальні дії у напрямку Григорівки, успіху не мав. Завдав авіаударів врайонах Бахмута та Іванівського. Від ворожих обстрілів постраждали Васюківка,Оріхово-Василівка, Маркове, Іванівське, Ступочки, Біла Гора, Торецьк та Нью-Йорк Донецької області.</text:p>
      <text:p text:style-name="P4">
На <text:span text:style-name="T4">
Авдіївському напрямку</text:span>
 противник вів безуспішні наступальні дії унапрямку Авдіївки та Первомайського. Протягом доби завдав авіаційного удару врайоні Авдіївки. Під ворожі артобстріли потрапили Новокалинове, Бердичі,Степове, Авдіївка, Сєверне, Первомайське, Карлівка та Невельське Донецькоїобласті.</text:p>
      <text:p text:style-name="P4">
На <text:span text:style-name="T4">
Мар’їнському напрямку</text:span>
 підрозділи сил оборони продовжують відбиття атакпротивника в районі Мар’їнки. Поблизу неї та в районі Новомихайлівки ворогзавдав авіаударів. В той же час, ворожих обстрілів зазнали Георгіївка, Побєдата Новомихайлівка Донецької області.</text:p>
      <text:p text:style-name="P4">
На <text:span text:style-name="T4">
Шахтарському напрямку</text:span>
 противник наступальних дій не проводив. Водночас,задіяв авіацію для ударів поблизу Водяного, Вугледара, Пречистівки, ЗолотоїНиви та Великої Новосілки. Здійснив артобстріли населених пунктів Водяне таВугледар.</text:p>
      <text:p text:style-name="P4">
На <text:span text:style-name="T4">
Запорізькому та Херсонському напрямках</text:span>
 противник обороняється. Неприпиняє знищувати інфраструктуру населених пунктів, що поряд з лінієюбойового зіткнення. Протягом минулої доби завдав авіаційних ударів поНоводанилівці і Степовому Запорізької області та Станіславу і Кізомису наХерсонщині, а також обстріляв населені пункти Времівка, Бурлацьке, Новосілка,Зелене Поле, Новопіль Донецької області; Ольгівське, Гуляйполе, Залізничне,Гуляйпільське, Білогір’я, Мала Токмачка, Малі Щербаки і Кам’янське Запорізькоїобласті та Херсон, Михайлівка, Козацьке, Бургунка, Тягинка, Молодіжне іКізомис на Херсонщині.</text:p>
      <text:p text:style-name="P4">
Source: <text:a xlink:type="simple" xlink:href="https://armyinform.com.ua/2023/05/22/boyi-za-misto-bahmut-tryvayut-protyvnyk-bezuspishno-namagavsya-vidnovyty-vtracheni-pozycziyi-pivdennishe-naselenogo-punktu-ivanivske/" text:style-name="Internet_20_link" text:visited-style-name="Visited_20_Internet_20_Link">
https://armyinform.com.ua/2023/05/22/boyi-za-misto-bahmut-tryvayut-protyvnyk-bezuspishno-namagavsya-vidnovyty-vtracheni-pozycziyi-pivdennishe-naselenogo-punktu-ivanivske/</text:a>
</text:p>
      <!--NEWS-->
      <text:h text:style-name="P10" text:outline-level="1">
<text:span text:style-name="T4">
На сесії Парламентської асамблеї НАТО в Люксембурзі говорили про підтримку України в її прагненні вступити до НАТО</text:span>
</text:h>
      <text:p text:style-name="P4">
Author: ['АРМІЯINFORM']</text:p>
      <text:p text:style-name="P4">
Time: 2023-05-22T44:00:00-04:00</text:p>
      <text:p text:style-name="P4">
Description: Про це Перший заступник Голови Верховної Ради України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44184_149026798150335_1055448340152785006_n.jpg" text:style-name="Internet_20_link" text:visited-style-name="Visited_20_Internet_20_Link">
347244184_149026798150335_1055448340152785006_n.jpg</text:a>
']</text:p>
      <text:p text:style-name="P4">
Tags: ['STOPRUSSIA', 'ВЕРХОВНА РАДА УКРАЇНИ', 'ВСТУП ДО НАТО', 'ВТОРГНЕННЯ РФ', 'ЛЮКСЕМБУРГ', 'ПАРЛАМЕНТСЬКА АСАМБЛЕЯ НАТО']</text:p>
      <text:p text:style-name="P4">
Category: News</text:p>
      <!--METADATA-->
      <text:p text:style-name="P4">
<draw:frame draw:style-name="fr1" draw:name="Image331" text:anchor-type="as-char" svg:width="6.9236in" svg:height="5.1927in" draw:z-index="0">
<draw:image xlink:href="../Images/AРМІЯINFORM/2023-05-22T44-00-00-04-00/347244184_149026798150335_1055448340152785006_n.jpg" xlink:type="simple" xlink:show="embed" xlink:actuate="onLoad" draw:mime-type="image/jpeg"/>
</draw:frame>
</text:p>
      <text:p text:style-name="P4">
Про це Перший заступник Голови Верховної Ради України Олександр Корнієнко<text:a xlink:type="simple" xlink:href="https://www.facebook.com/verkhovna.rada.ukraine/posts/pfbid0tegLaPR6YUV2irzZTdh4HjU2p4V8pEYTFfyQpfcEAyuoCzPU9GJt7jqxWtt8tdmvl" text:style-name="Internet_20_link" text:visited-style-name="Visited_20_Internet_20_Link">
розповів</text:a>
у публікації на офіційній сторінці парламенту в Facebook.</text:p>
      <text:p text:style-name="P4">
Подякували Великій Британії за нову зброю, яка наближає нашу перемогу, татренування наших воїнів. Це дуже важлива та реальна допомога для України.</text:p>
      <text:p text:style-name="P4">
Обговорили з представниками Іспанії необхідну підтримку України, зокрема, упитаннях щодо нашого вступу в НАТО.</text:p>
      <text:p text:style-name="P4">
Проінформували європейських парламентаріїв про виконання семи обіцянок, які мидавали при отриманні кандидатського статусу, та Угоди про асоціацію. Крімтого, обговорили результати «Діалогу Жана Моне» та подальші кроки посиленнявзаємодії між Верховною Радою України та Європарламентом.</text:p>
      <text:p text:style-name="P4">
Із делегацією Люксембургу говорили про досвід побудови справедливої тастабільної дипломатії. А також наше бачення подальших кроків у напрямієвропейської та євроатлантичної інтеграції — відкриття переговорного етапущодо вступу України в ЄС вже цього року та конкретики для нашої держави упитанні членства в Організації Північноатлантичного договору.</text:p>
      <text:p text:style-name="P4">
У межах діалогу з делегацією Фінляндії наголосили на наших очікуваннях відрішень саміту у Вільнюсі — чіткого алгоритму руху, запрошення України доАльянсу й гарантій безпеки.</text:p>
      <text:p text:style-name="P4">
Ми дуже вдячні міжнародним партнерам за підтримку та суттєву допомогу у всіхнаших прагненнях. Сподіваємося на їхнє продовження й надалі.</text:p>
      <text:p text:style-name="P4">
Source: <text:a xlink:type="simple" xlink:href="https://armyinform.com.ua/2023/05/22/na-sesiyi-parlamentskoyi-asambleyi-nato-v-lyuksemburzi-govoryly-pro-pidtrymku-ukrayiny-v-yiyi-pragnenni-vstupyty-do-nato/" text:style-name="Internet_20_link" text:visited-style-name="Visited_20_Internet_20_Link">
https://armyinform.com.ua/2023/05/22/na-sesiyi-parlamentskoyi-asambleyi-nato-v-lyuksemburzi-govoryly-pro-pidtrymku-ukrayiny-v-yiyi-pragnenni-vstupyty-do-nato/</text:a>
</text:p>
      <!--NEWS-->
      <text:h text:style-name="P10" text:outline-level="1">
<text:span text:style-name="T4">
По Лиману, Слов’янську та Костянтинівці противник бив ракетами ЗРК С-300</text:span>
</text:h>
      <text:p text:style-name="P4">
Author: ['АРМІЯINFORM']</text:p>
      <text:p text:style-name="P4">
Time: 2023-05-22T45:00:00-04:00</text:p>
      <text:p text:style-name="P4">
Description: Протягом минулої доби противник завдав 6 ракетних та 52 авіаційних удари,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sh-2-zrk-s-300.jpg" text:style-name="Internet_20_link" text:visited-style-name="Visited_20_Internet_20_Link">
gsh-2-zrk-s-300.jpg</text:a>
']</text:p>
      <text:p text:style-name="P4">
Tags: ['STOPRUSSIA', 'АГРЕСІЯ РФ', 'ВІЙНА', 'ВТОРГНЕННЯ РФ', 'РАКЕТНИЙ ОБСТРІЛ', 'С-300']</text:p>
      <text:p text:style-name="P4">
Category: News</text:p>
      <!--METADATA-->
      <text:p text:style-name="P4">
<draw:frame draw:style-name="fr1" draw:name="Image332" text:anchor-type="as-char" svg:width="6.9236in" svg:height="4.402256in" draw:z-index="0">
<draw:image xlink:href="../Images/AРМІЯINFORM/2023-05-22T45-00-00-04-00/gsh-2-zrk-s-300.jpg" xlink:type="simple" xlink:show="embed" xlink:actuate="onLoad" draw:mime-type="image/jpeg"/>
</draw:frame>
</text:p>
      <text:p text:style-name="P4">
<text:span text:style-name="T4">
🔥 Ситуація щодо російського вторгнення</text:span>
</text:p>
      <text:p text:style-name="P4">
Протягом минулої доби противник завдав 6 ракетних та 52 авіаційних удари,здійснив 65 обстрілів з реактивних систем залпового вогню. Зруйновано тапошкоджено приватні житлові будинки та іншу цивільну інфраструктуру.</text:p>
      <text:p text:style-name="P4">
Про це у своєму ранковому зведенні<text:a xlink:type="simple" xlink:href="https://www.facebook.com/GeneralStaff.ua/posts/pfbid0HgsC6V8vR681X4GbB6xq7EytryP41HpYkwBL2tzdaBtHVyZ5HJzbRVxt2P3xmz83l" text:style-name="Internet_20_link" text:visited-style-name="Visited_20_Internet_20_Link">
повідомляє</text:a>
Генеральний штаб Збройних Сил України.</text:p>
      <text:p text:style-name="P4">
Для ударів по українських містах Лиман, Слов’янськ та Костянтинівка, противникзнову використав ЗРК С-300, які не є високоточною зброєю. Це ще раз підкреслюєтактику терору з боку російської федерації.</text:p>
      <text:p text:style-name="P4">
Ймовірність завдання ракетних та авіаційних ударів по всій території України інадалі залишається дуже високою.</text:p>
      <text:p text:style-name="P4">
Також Генеральний штаб ЗСУ поінформував, що російські окупанти цієї добизавдали масованого ракетно-авіаційного удару. Інформацію про його наслідкибуде опубліковано після уточнення.</text:p>
      <text:p text:style-name="P4">
Source: <text:a xlink:type="simple" xlink:href="https://armyinform.com.ua/2023/05/22/po-lymanu-slovyansku-ta-kostyantynivczi-protyvnyk-byv-raketamy-zrk-s-300/" text:style-name="Internet_20_link" text:visited-style-name="Visited_20_Internet_20_Link">
https://armyinform.com.ua/2023/05/22/po-lymanu-slovyansku-ta-kostyantynivczi-protyvnyk-byv-raketamy-zrk-s-300/</text:a>
</text:p>
      <!--NEWS-->
      <text:h text:style-name="P10" text:outline-level="1">
<text:span text:style-name="T4">
Сили оборони завдали 19 ударів по районах зосередження особового складу та техніки противника</text:span>
</text:h>
      <text:p text:style-name="P4">
Author: ['АРМІЯINFORM']</text:p>
      <text:p text:style-name="P4">
Time: 2023-05-22T46:00:00-04:00</text:p>
      <text:p text:style-name="P4">
Description: Авіація Сил оборони за минулу добу завдала 14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sh-3.png" text:style-name="Internet_20_link" text:visited-style-name="Visited_20_Internet_20_Link">
gsh-3.png</text:a>
']</text:p>
      <text:p text:style-name="P4">
Tags: ['STOPRUSSIA', 'АВІАЦІЯ ЗСУ', 'АГРЕСІЯ РФ', 'ВІЙНА', 'ВТОРГНЕННЯ РФ', 'ГЕНЕРАЛЬНИЙ ШТАБ ЗС УКРАЇНИ', 'РАКЕТНІ ВІЙСЬКА', 'РАНКОВЕ ЗВЕДЕННЯ', 'СИЛИ ОБОРОНИ', 'УКРАЇНСЬКА АРТИЛЕРІЯ', 'ХРОНІКА ОБОРОНИ']</text:p>
      <text:p text:style-name="P4">
Category: News</text:p>
      <!--METADATA-->
      <text:p text:style-name="P4">
<draw:frame draw:style-name="fr1" draw:name="Image333" text:anchor-type="as-char" svg:width="6.9236in" svg:height="3.606042in" draw:z-index="0">
<draw:image xlink:href="../Images/AРМІЯINFORM/2023-05-22T46-00-00-04-00/gsh-3.png" xlink:type="simple" xlink:show="embed" xlink:actuate="onLoad" draw:mime-type="image/png"/>
</draw:frame>
</text:p>
      <text:p text:style-name="P4">
<text:span text:style-name="T4">
🔥 Ситуація щодо російського вторгнення</text:span>
</text:p>
      <text:p text:style-name="P4">
Авіація Сил оборони за минулу добу завдала 14 ударів по районах зосередженняособового складу та військової техніки ворога, а також 7 — по його зенітно-ракетних комплексах.</text:p>
      <text:p text:style-name="P4">
Про це<text:a xlink:type="simple" xlink:href="https://www.facebook.com/GeneralStaff.ua/posts/pfbid0HgsC6V8vR681X4GbB6xq7EytryP41HpYkwBL2tzdaBtHVyZ5HJzbRVxt2P3xmz83l" text:style-name="Internet_20_link" text:visited-style-name="Visited_20_Internet_20_Link">
йдеться</text:a>
у ранковому зведенні Генерального штабу Збройних Сил України.</text:p>
      <text:p text:style-name="P4">
Було знищено 3 ворожих розвідувальних БПЛА різного типу, а також 5 ударних.</text:p>
      <text:p text:style-name="P4">
Підрозділи ракетних військ і артилерії уразили 5 районів зосередженняособового складу, 2 склади боєприпасів, 3 артилерійських підрозділи навогневих позиціях, 2 пункти управління, станцію радіоелектронної боротьби,зенітно-ракетний комплекс та ще одну важливу ціль противника.</text:p>
      <text:p text:style-name="P4">
Source: <text:a xlink:type="simple" xlink:href="https://armyinform.com.ua/2023/05/22/syly-oborony-zavdaly-19-udariv-po-rajonah-zoseredzhennya-osobovogo-skladu-ta-tehniky-protyvnyka/" text:style-name="Internet_20_link" text:visited-style-name="Visited_20_Internet_20_Link">
https://armyinform.com.ua/2023/05/22/syly-oborony-zavdaly-19-udariv-po-rajonah-zoseredzhennya-osobovogo-skladu-ta-tehniky-protyvnyka/</text:a>
</text:p>
      <!--NEWS-->
      <text:h text:style-name="P10" text:outline-level="1">
<text:span text:style-name="T4">
Поповнення із числа засуджених росіяни вирішили готувати не місяць, а лише 10 днів</text:span>
</text:h>
      <text:p text:style-name="P4">
Author: ['АРМІЯINFORM']</text:p>
      <text:p text:style-name="P4">
Time: 2023-05-22T47:00:00-04:00</text:p>
      <text:p text:style-name="P4">
Description: На тлі значних втрат живої сили, російське військове керівництво вирішило скорот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sh-3.jpg" text:style-name="Internet_20_link" text:visited-style-name="Visited_20_Internet_20_Link">
gsh-3.jpg</text:a>
']</text:p>
      <text:p text:style-name="P4">
Tags: ['STOPRUSSIA', 'АГРЕСІЯ РФ', 'ВІЙНА', 'ВТОРГНЕННЯ РФ', 'ГЕНЕРАЛЬНИЙ ШТАБ ЗС УКРАЇНИ', 'ЗАСУДЖЕНІ']</text:p>
      <text:p text:style-name="P4">
Category: News</text:p>
      <!--METADATA-->
      <text:p text:style-name="P4">
<draw:frame draw:style-name="fr1" draw:name="Image334" text:anchor-type="as-char" svg:width="6.9236in" svg:height="3.894525in" draw:z-index="0">
<draw:image xlink:href="../Images/AРМІЯINFORM/2023-05-22T47-00-00-04-00/gsh-3.jpg" xlink:type="simple" xlink:show="embed" xlink:actuate="onLoad" draw:mime-type="image/jpeg"/>
</draw:frame>
 Фото:Getty Images</text:p>
      <text:p text:style-name="P4">
На тлі значних втрат живої сили, російське військове керівництво вирішилоскоротити до 10 днів термін підготовки особового складу із числа засуджених,базовий табір яких розгорнуто у Старобільському районі Луганської області.</text:p>
      <text:p text:style-name="P4">
Про це<text:a xlink:type="simple" xlink:href="https://www.facebook.com/GeneralStaff.ua/posts/pfbid0HgsC6V8vR681X4GbB6xq7EytryP41HpYkwBL2tzdaBtHVyZ5HJzbRVxt2P3xmz83l" text:style-name="Internet_20_link" text:visited-style-name="Visited_20_Internet_20_Link">
повідомив</text:a>
Генеральний штаб Збройних Сил України на своїй офіційній сторінці у Facebook уранковому зведенні.</text:p>
      <text:p text:style-name="P4">
Раніше до зазначеного табору привезли з місць позбавлення волі на територіїросії близько 1000 осіб поповнення. Підготовку тоді планували проводитипротягом чотирьох тижнів.</text:p>
      <text:p text:style-name="P4">
Source: <text:a xlink:type="simple" xlink:href="https://armyinform.com.ua/2023/05/22/popovnennya-iz-chysla-zasudzhenyh-rosiyany-vyrishyly-gotuvaty-ne-misyacz-a-lyshe-10-dniv/" text:style-name="Internet_20_link" text:visited-style-name="Visited_20_Internet_20_Link">
https://armyinform.com.ua/2023/05/22/popovnennya-iz-chysla-zasudzhenyh-rosiyany-vyrishyly-gotuvaty-ne-misyacz-a-lyshe-10-dniv/</text:a>
</text:p>
      <!--NEWS-->
      <text:h text:style-name="P10" text:outline-level="1">
<text:span text:style-name="T4">
Українські захисники ліквідували понад 700 окупантів, приземлили літак і знищили 20 артсистем</text:span>
</text:h>
      <text:p text:style-name="P4">
Author: ['АРМІЯINFORM']</text:p>
      <text:p text:style-name="P4">
Time: 2023-05-22T48:00:00-04:00</text:p>
      <text:p text:style-name="P4">
Description: Загальні бойові втрати противника з 24.02.22 по 22.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007055c-8399-4fbc-ad6a-10feade3bb30-scaled.jpg" text:style-name="Internet_20_link" text:visited-style-name="Visited_20_Internet_20_Link">
4007055c-8399-4fbc-ad6a-10feade3bb30-scaled.jpg</text:a>
']</text:p>
      <text:p text:style-name="P4">
Tags: ['STOPRUSSIA', 'АГРЕСІЯ РФ', 'ВТОРГНЕННЯ РФ', 'ВТРАТИ ВОРОГА', 'ГШ ЗСУ']</text:p>
      <text:p text:style-name="P4">
Category: News</text:p>
      <!--METADATA-->
      <text:p text:style-name="P4">
<draw:frame draw:style-name="fr1" draw:name="Image335" text:anchor-type="as-char" svg:width="6.9236in" svg:height="6.975527in" draw:z-index="0">
<draw:image xlink:href="../Images/AРМІЯINFORM/2023-05-22T48-00-00-04-00/4007055c-8399-4fbc-ad6a-10feade3bb30-scaled.jpg" xlink:type="simple" xlink:show="embed" xlink:actuate="onLoad" draw:mime-type="image/jpeg"/>
</draw:frame>
</text:p>
      <text:p text:style-name="P4">
Загальні бойові втрати противника з 24.02.22 по 22.05.23 орієнтовностановлять:</text:p>
      <ul>
        <li>
<text:span text:style-name="T4">
особового складу ‒</text:span>
 203880 (+720) осіб ліквідовано  * <text:span text:style-name="T4">
танків ‒</text:span>
 3785 (+2)  * <text:span text:style-name="T4">
бойових броньованих машин ‒</text:span>
 7407 (+9)  * <text:span text:style-name="T4">
артилерійських систем ‒</text:span>
 3278 (+20)  * <text:span text:style-name="T4">
РСЗВ ‒</text:span>
 565 (+1)  * <text:span text:style-name="T4">
засоби ППО ‒</text:span>
 327 (0)  * <text:span text:style-name="T4">
літаків ‒</text:span>
 309 (+1)  * <text:span text:style-name="T4">
гелікоптерів ‒</text:span>
 294 (0)  * <text:span text:style-name="T4">
БПЛА оперативно-тактичного рівня ‒</text:span>
 2830 (+8)  * <text:span text:style-name="T4">
крилаті ракети ‒</text:span>
 1011 (0)  * <text:span text:style-name="T4">
кораблі / катери ‒</text:span>
 18 (0)  * <text:span text:style-name="T4">
автомобільної техніки та автоцистерн ‒</text:span>
 6129 (+14)  * <text:span text:style-name="T4">
спеціальна техніка ‒</text:span>
 427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2.05.23.</text:p>
      <text:p text:style-name="P4">
Source: <text:a xlink:type="simple" xlink:href="https://armyinform.com.ua/2023/05/22/ukrayinski-zahysnyky-likviduvaly-ponad-700-okupantiv-pryzemlyly-litak-i-znyshhyly-20-artsystem/" text:style-name="Internet_20_link" text:visited-style-name="Visited_20_Internet_20_Link">
https://armyinform.com.ua/2023/05/22/ukrayinski-zahysnyky-likviduvaly-ponad-700-okupantiv-pryzemlyly-litak-i-znyshhyly-20-artsystem/</text:a>
</text:p>
      <!--NEWS-->
      <text:h text:style-name="P10" text:outline-level="1">
<text:span text:style-name="T4">
Сили ППО знищили чотири крилаті ракети та усі 20 БПЛА, які ворог вночі спрямував на Дніпро</text:span>
</text:h>
      <text:p text:style-name="P4">
Author: ['АРМІЯINFORM']</text:p>
      <text:p text:style-name="P4">
Time: 2023-05-22T49:00:00-04:00</text:p>
      <text:p text:style-name="P4">
Description: Під час нічної атаки рф на Дніпро українські захисники знищили 20 ударних дронів тип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c10b75f77b68d55169cd416d9754442.jpg" text:style-name="Internet_20_link" text:visited-style-name="Visited_20_Internet_20_Link">
ac10b75f77b68d55169cd416d9754442.jpg</text:a>
']</text:p>
      <text:p text:style-name="P4">
Tags: ['АГРЕСІЯ РФ', 'ВІЙНА', 'ПОВІТРЯНІ СИЛИ ЗБРОЙНИХ СИЛ УКРАЇНИ', 'ХРОНІКА ОБОРОНИ']</text:p>
      <text:p text:style-name="P4">
Category: News</text:p>
      <!--METADATA-->
      <text:p text:style-name="P4">
<draw:frame draw:style-name="fr1" draw:name="Image336" text:anchor-type="as-char" svg:width="6.9236in" svg:height="5.1927in" draw:z-index="0">
<draw:image xlink:href="../Images/AРМІЯINFORM/2023-05-22T49-00-00-04-00/ac10b75f77b68d55169cd416d9754442.jpg" xlink:type="simple" xlink:show="embed" xlink:actuate="onLoad" draw:mime-type="image/jpeg"/>
</draw:frame>
</text:p>
      <text:p text:style-name="P4">
Під час нічної атаки рф на Дніпро українські захисники знищили 20 ударнихдронів типу Shahed та чотири крилаті ракети Х-101/Х-555.</text:p>
      <text:p text:style-name="P4">
Про це <text:a xlink:type="simple" xlink:href="https://t.me/kpszsu/2529" text:style-name="Internet_20_link" text:visited-style-name="Visited_20_Internet_20_Link">
повідомляє</text:a>
 Командування Повітряних Сил ЗСУ.</text:p>
      <text:p text:style-name="P4">
«Уночі 22 травня окупанти атакували військові та інфраструктурні об’єктисхідного форпосту України — м. Дніпро. Атака здійснювалась 16-ма ракетамирізних типів та 20-ма ударними дронами Shahed-136/131», — йдеться уповідомленні.</text:p>
      <text:p text:style-name="P4">
<text:span text:style-name="T4">
Загалом противник випустив:</text:span>
</text:p>
      <ul>
        <li>
<text:span text:style-name="T4">
4</text:span>
 крилаті ракети повітряного базування Х-101/Х-555 з стратегічних бомбардувальників Ту-95мс з району Каспійського моря;  * <text:span text:style-name="T4">
5</text:span>
 крилатих ракет Х-22 із дальніх бомбардувальників Ту-22м3 з різних напрямків — Азовського моря та курської області;  * <text:span text:style-name="T4">
2</text:span>
 балістичні ракети «Іскандер-М» з тимчасово окупованого Криму;  * <text:span text:style-name="T4">
5</text:span>
 зенітних керованих ракет С-300 з тимчасово окупованої території Запорізької області;  * <text:span text:style-name="T4">
20</text:span>
 іранських ударних дронів Shahed-136/131 з південного та північного напрямків.</li>
      </ul>
      <text:p text:style-name="P4">
У Повітряних Силах додали, що наприкінці доби 21 травня в територіальних водахУкраїни на Херсонщині оборонці знищили один російський винищувач <text:span text:style-name="T4">
Су-35</text:span>
.Обставини утилізації російського літака уточнюються.</text:p>
      <text:p text:style-name="P4">
Source: <text:a xlink:type="simple" xlink:href="https://armyinform.com.ua/2023/05/22/syly-ppo-znyshhyly-chotyry-krylatyh-rakety-ta-usi-20-bpla-yaki-vorog-vnochi-spryamuvav-na-dnipro/" text:style-name="Internet_20_link" text:visited-style-name="Visited_20_Internet_20_Link">
https://armyinform.com.ua/2023/05/22/syly-ppo-znyshhyly-chotyry-krylatyh-rakety-ta-usi-20-bpla-yaki-vorog-vnochi-spryamuvav-na-dnipro/</text:a>
</text:p>
      <!--NEWS-->
      <text:h text:style-name="P10" text:outline-level="1">
<text:span text:style-name="T4">
Місія ЄС підготувала майже 3500 українських військових</text:span>
</text:h>
      <text:p text:style-name="P4">
Author: ['АРМІЯINFORM']</text:p>
      <text:p text:style-name="P4">
Time: 2023-05-22T50:00:00-04:00</text:p>
      <text:p text:style-name="P4">
Description: Місія Європейського Союзу з надання військової допомоги Україні навчає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71233_204785675264677_5369849050056871517_n.jpg" text:style-name="Internet_20_link" text:visited-style-name="Visited_20_Internet_20_Link">
348571233_204785675264677_5369849050056871517_n.jpg</text:a>
', '<text:a xlink:type="simple" xlink:href="https://armyinform.com.ua/wp-content/uploads/2023/05/348569272_6145851378825352_1975598736135507770_n-150x150.jpg" text:style-name="Internet_20_link" text:visited-style-name="Visited_20_Internet_20_Link">
348569272_6145851378825352_1975598736135507770_n-150x150.jpg</text:a>
', '<text:a xlink:type="simple" xlink:href="https://armyinform.com.ua/wp-content/uploads/2023/05/348281351_972350837546070_4288364650635750425_n-150x150.jpg" text:style-name="Internet_20_link" text:visited-style-name="Visited_20_Internet_20_Link">
348281351_972350837546070_4288364650635750425_n-150x150.jpg</text:a>
']</text:p>
      <text:p text:style-name="P4">
Tags: ['ДОПОМОГА ПАРТНЕРІВ', 'МІСІЯ ЄС З НАДАННЯ ВІЙСЬКОВОЇ ДОПОМОГИ', 'НАВЧАННЯ ЗА КОРДОНОМ', 'НІМЕЧЧИНА', 'СВІТ ПІДТРИМУЄ УКРАЇНУ']</text:p>
      <text:p text:style-name="P4">
Category: News</text:p>
      <!--METADATA-->
      <text:p text:style-name="P4">
<draw:frame draw:style-name="fr1" draw:name="Image337" text:anchor-type="as-char" svg:width="6.9236in" svg:height="4.615733in" draw:z-index="0">
<draw:image xlink:href="../Images/AРМІЯINFORM/2023-05-22T50-00-00-04-00/348571233_204785675264677_5369849050056871517_n.jpg" xlink:type="simple" xlink:show="embed" xlink:actuate="onLoad" draw:mime-type="image/jpeg"/>
</draw:frame>
</text:p>
      <text:p text:style-name="P4">
Місія Європейського Союзу з надання військової допомоги Україні навчаєукраїнських військових у Німеччині та Польщі. Лише в Німеччині десять країнразом працюють над підготовкою воїнів для боротьби з росією і до кінця рокупланують підготувати до 10 тисяч українських захисників.</text:p>
      <text:p text:style-name="P4">
Про це<text:a xlink:type="simple" xlink:href="https://www.bundeswehr.de/de/aktuelles/meldungen/nachgefragt-gespraeche-zum-ukrainekrieg" text:style-name="Internet_20_link" text:visited-style-name="Visited_20_Internet_20_Link">
повідомляє</text:a>
пресслужба Збройних сили Федеративної Республіки Німеччини.</text:p>
      <text:p text:style-name="P4">
Начальник штабу Командування спеціальної підготовки Місії Європейського Союзуз надання військової допомоги Україні полковник Гайко Діль відповідає занавчання українських військових у Німеччині від імені Місії ЄвропейськогоСоюзу з надання військової допомоги Україні.</text:p>
      <text:p text:style-name="P4">
«Із нашими партнерами ми пропонуємо дуже широкий спектр навчання», — розповіввін. Навчання варіюються від базової підготовки для новобранців до спеціальноїпідготовки із використання західних систем озброєння та підготовки військ, підчас якої формування чисельністю понад 500 солдатів готуються до бою.</text:p>
      <text:p text:style-name="P4">
Крім того, навчатимуться тренери, командири та медичний персонал. «Станом насьогодні ми підготували майже 3500 українських військових», — каже полковникГайко Діль.</text:p>
      <text:p text:style-name="P4">
<text:a xlink:type="simple" xlink:href="https://armyinform.com.ua/wp-content/uploads/2023/05/348569272_6145851378825352_1975598736135507770_n.jpg" text:style-name="Internet_20_link" text:visited-style-name="Visited_20_Internet_20_Link">
<draw:frame draw:style-name="fr1" draw:name="Image338" text:anchor-type="as-char" svg:width="6.9236in" svg:height="6.9236in" draw:z-index="0">
<draw:image xlink:href="../Images/AРМІЯINFORM/2023-05-22T50-00-00-04-00/348569272_6145851378825352_1975598736135507770_n-150x150.jpg" xlink:type="simple" xlink:show="embed" xlink:actuate="onLoad" draw:mime-type="image/jpeg"/>
</draw:frame>
</text:a>
</text:p>
      <text:p text:style-name="P4">
<text:a xlink:type="simple" xlink:href="https://armyinform.com.ua/wp-content/uploads/2023/05/348281351_972350837546070_4288364650635750425_n.jpg" text:style-name="Internet_20_link" text:visited-style-name="Visited_20_Internet_20_Link">
<draw:frame draw:style-name="fr1" draw:name="Image339" text:anchor-type="as-char" svg:width="6.9236in" svg:height="6.9236in" draw:z-index="0">
<draw:image xlink:href="../Images/AРМІЯINFORM/2023-05-22T50-00-00-04-00/348281351_972350837546070_4288364650635750425_n-150x150.jpg" xlink:type="simple" xlink:show="embed" xlink:actuate="onLoad" draw:mime-type="image/jpeg"/>
</draw:frame>
</text:a>
</text:p>
      <text:p text:style-name="P4">
Німеччина та її партнери мають достатньо можливостей, щоб до кінця рокупідготувати майже 10 тисяч українських військових на німецькій землі. Навчанняв середньому триває від чотирьох до шести тижнів, у виняткових випадках можетривати до трьох місяців.</text:p>
      <text:p text:style-name="P4">
«Ми намагаємося запропонувати найкраще в навчанні, щоб українці могливиконувати свою місію», — каже начальник штабу Командування спеціальноїпідготовки Місії Європейського Союзу з надання військової допомоги Україні.</text:p>
      <text:p text:style-name="P4">
Основна увага в тренуваннях наразі зосереджена на підготовці танкових екіпажівдля основного бойового танка Leopard 1 A5 — у співпраці зі Збройними силамиДанії і на підготовці піхотинців до дій у складі батальйону з іншого боку.</text:p>
      <text:p text:style-name="P4">
«Бельгійці разом з литовцями, норвежцями та німцями займаються навчаннямпіхоти аж до навчання роти. Наші литовські побратими також навчають команднийсклад батальйону, — зазначив полковник Гайко Діль. — Так усі частиниоб’єднуються».</text:p>
      <text:p text:style-name="P4">
Основний бойовий танк Leopard 1 A5 є попередником моделі, якавикористовувалася Бундесвером.</text:p>
      <text:p text:style-name="P4">
«Особливість цього навчання полягає в тому, що ці Leopard 1 A5 йдуть прямо зпромисловості, — каже він. — Їх надають нам для навчання. Ми тренуємо екіпажіна їхньому оригінальному танку, який потім вони повезуть в Україну».</text:p>
      <text:p text:style-name="P4">
Збройні сили Данії беруть на себе навчання командирів, навідників ізаряджаючих, а Збройні сили Німеччини — водіїв.</text:p>
      <text:p text:style-name="P4">
Source: <text:a xlink:type="simple" xlink:href="https://armyinform.com.ua/2023/05/22/misiya-yes-pidgotuvala-majzhe-3500-ukrayinskyh-vijskovyh/" text:style-name="Internet_20_link" text:visited-style-name="Visited_20_Internet_20_Link">
https://armyinform.com.ua/2023/05/22/misiya-yes-pidgotuvala-majzhe-3500-ukrayinskyh-vijskovyh/</text:a>
</text:p>
      <!--NEWS-->
      <text:h text:style-name="P10" text:outline-level="1">
<text:span text:style-name="T4">
За добу рятувальники майже 100 разів виїжджали на ліквідацію наслідків ворожих обстрілів</text:span>
</text:h>
      <text:p text:style-name="P4">
Author: ['АРМІЯINFORM']</text:p>
      <text:p text:style-name="P4">
Time: 2023-05-22T51:00:00-04:00</text:p>
      <text:p text:style-name="P4">
Description: Протягом минулої доби, 21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340" text:anchor-type="as-char" svg:width="6.9236in" svg:height="4.592655in" draw:z-index="0">
<draw:image xlink:href="../Images/AРМІЯINFORM/2023-05-22T51-00-00-04-00/ac9232d099cb3d54f7d73ef2deca81a2_l.jpg" xlink:type="simple" xlink:show="embed" xlink:actuate="onLoad" draw:mime-type="image/jpeg"/>
</draw:frame>
 Ілюстративнефото</text:p>
      <text:p text:style-name="P4">
Протягом минулої доби, <text:span text:style-name="T4">
21 травня,</text:span>
 підрозділи Державної служби України знадзвичайних ситуацій <text:span text:style-name="T4">
здійснили 74 виїзди</text:span>
 на ліквідацію наслідківобстрілів окупантами населених пунктів та об’єктів інфраструктури. Ліквідовано3 пожежі. Надано психологічну допомогу 30 особам.</text:p>
      <text:p text:style-name="P4">
Про це йдеться у <text:a xlink:type="simple" xlink:href="https://dsns.gov.ua/uk/news/nadzvicaini-podiyi/operativna-informaciia-dsns-shhodo-naslidkiv-vedennia-boiovix-dii-rosiiskoiu-federacijeiu-164"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5 485 виїздів на ліквідацію наслідків обстрілів, ліквідовано 14 646 пожеж,врятовано 4055 осіб, надано психологічну допомогу 214 771 особі.</text:p>
      <text:p text:style-name="P4">
Source: <text:a xlink:type="simple" xlink:href="https://armyinform.com.ua/2023/05/22/za-dobu-ryatuvalnyky-majzhe-100-raziv-vyyizhdzhaly-na-likvidacziyu-naslidkiv-vorozhyh-obstriliv-2/" text:style-name="Internet_20_link" text:visited-style-name="Visited_20_Internet_20_Link">
https://armyinform.com.ua/2023/05/22/za-dobu-ryatuvalnyky-majzhe-100-raziv-vyyizhdzhaly-na-likvidacziyu-naslidkiv-vorozhyh-obstriliv-2/</text:a>
</text:p>
      <!--NEWS-->
      <text:h text:style-name="P10" text:outline-level="1">
<text:span text:style-name="T4">
Griffin Shock 23-1: У Польщі відбуваються масштабні навчання країн НАТО та США</text:span>
</text:h>
      <text:p text:style-name="P4">
Author: ['АРМІЯINFORM']</text:p>
      <text:p text:style-name="P4">
Time: 2023-05-22T52:00:00-04:00</text:p>
      <text:p text:style-name="P4">
Description: На північному сході Польщі розпочалися міжнародні військові навчання Griffin Shock 23-1.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riffinshock02.jpg" text:style-name="Internet_20_link" text:visited-style-name="Visited_20_Internet_20_Link">
griffinshock02.jpg</text:a>
', '<text:a xlink:type="simple" xlink:href="https://armyinform.com.ua/wp-content/uploads/2023/05/griffinshock08-150x150.jpg" text:style-name="Internet_20_link" text:visited-style-name="Visited_20_Internet_20_Link">
griffinshock08-150x150.jpg</text:a>
', '<text:a xlink:type="simple" xlink:href="https://armyinform.com.ua/wp-content/uploads/2023/05/griffinshock07-150x150.jpg" text:style-name="Internet_20_link" text:visited-style-name="Visited_20_Internet_20_Link">
griffinshock07-150x150.jpg</text:a>
', '<text:a xlink:type="simple" xlink:href="https://armyinform.com.ua/wp-content/uploads/2023/05/griffinshock05-1-150x150.jpg" text:style-name="Internet_20_link" text:visited-style-name="Visited_20_Internet_20_Link">
griffinshock05-1-150x150.jpg</text:a>
', '<text:a xlink:type="simple" xlink:href="https://armyinform.com.ua/wp-content/uploads/2023/05/griffinshock01-150x150.jpg" text:style-name="Internet_20_link" text:visited-style-name="Visited_20_Internet_20_Link">
griffinshock01-150x150.jpg</text:a>
']</text:p>
      <text:p text:style-name="P4">
Tags: ['GRIFFIN SHOCK 23-1', 'ВІЙСЬКОВІ НАВЧАННЯ', 'МАРІУШ БЛАЩАК', 'ПОЛЬЩА']</text:p>
      <text:p text:style-name="P4">
Category: News</text:p>
      <!--METADATA-->
      <text:p text:style-name="P4">
<draw:frame draw:style-name="fr1" draw:name="Image341" text:anchor-type="as-char" svg:width="6.9236in" svg:height="3.894525in" draw:z-index="0">
<draw:image xlink:href="../Images/AРМІЯINFORM/2023-05-22T52-00-00-04-00/griffinshock02.jpg" xlink:type="simple" xlink:show="embed" xlink:actuate="onLoad" draw:mime-type="image/jpeg"/>
</draw:frame>
</text:p>
      <text:p text:style-name="P4">
На північному сході Польщі розпочалися міжнародні військові навчання GriffinShock 23-1.</text:p>
      <text:p text:style-name="P4">
Про це <text:a xlink:type="simple" xlink:href="https://www.gov.pl/web/obrona-narodowa/griffin-shock-23-1---dowod-zaangazowania-sojuszniczego-na-rzecz-bezpieczenstwa-regionu" text:style-name="Internet_20_link" text:visited-style-name="Visited_20_Internet_20_Link">
повідомила</text:a>
пресслужба польського оборонного відомства.</text:p>
      <text:p text:style-name="P4">
У навчаннях беруть участь понад 3 тисячі військовослужбовців із 5 країн НАТОта кілька сотень одиниць техніки.</text:p>
      <text:p text:style-name="P4">
Міністр національної оборони Польщі Маріуш Блащак на зустрічі з військовимизаявив, що навчання Griffin Shock 23-1 є чітким сигналом для росії про сильнепольсько-американське співробітництво.</text:p>
      <text:p text:style-name="P4">
<text:a xlink:type="simple" xlink:href="https://armyinform.com.ua/wp-content/uploads/2023/05/griffinshock08.jpg" text:style-name="Internet_20_link" text:visited-style-name="Visited_20_Internet_20_Link">
<draw:frame draw:style-name="fr1" draw:name="Image342" text:anchor-type="as-char" svg:width="6.9236in" svg:height="6.9236in" draw:z-index="0">
<draw:image xlink:href="../Images/AРМІЯINFORM/2023-05-22T52-00-00-04-00/griffinshock08-150x150.jpg" xlink:type="simple" xlink:show="embed" xlink:actuate="onLoad" draw:mime-type="image/jpeg"/>
</draw:frame>
</text:a>
</text:p>
      <text:p text:style-name="P4">
<text:a xlink:type="simple" xlink:href="https://armyinform.com.ua/wp-content/uploads/2023/05/griffinshock07.jpg" text:style-name="Internet_20_link" text:visited-style-name="Visited_20_Internet_20_Link">
<draw:frame draw:style-name="fr1" draw:name="Image343" text:anchor-type="as-char" svg:width="6.9236in" svg:height="6.9236in" draw:z-index="0">
<draw:image xlink:href="../Images/AРМІЯINFORM/2023-05-22T52-00-00-04-00/griffinshock07-150x150.jpg" xlink:type="simple" xlink:show="embed" xlink:actuate="onLoad" draw:mime-type="image/jpeg"/>
</draw:frame>
</text:a>
</text:p>
      <text:p text:style-name="P4">
«Ми разом створюємо силу союзницьких військ. Ми надсилаємо потужний сигналагресору, який розв'язав війну, напавши на Україну. Ми надсилаємо дуже сильнийсигнал, що союзницькі війська є єдиними і чудово співпрацюють один з одним», —зазначив глава польського оборонного відомства.</text:p>
      <text:p text:style-name="P4">
Військовослужбовці з Хорватії, Румунії, Польщі, Великої Британії та СШАвзаємодіють під час тактико-вогневих навчань. Це спільні навчання США та НАТОдля зміцнення оперативної сумісності та співпраці між союзниками по НАТО.Маневри мають на меті продемонструвати одностайність і довіру до Альянсу підчас виконання резолюцій щодо спільної безпеки.</text:p>
      <text:p text:style-name="P4">
«Ми є свідками чудових навчань із польськими військами, американськимивійськами, військами НАТО. Вперше в історії командувач багатонаціональноїдивізії «Північний Схід» прийняв у підпорядкування не лише польськіпідрозділи, а й підрозділ американської армії», — сказав міністр національноїоборони Польщі Маріуш Блащак.</text:p>
      <text:p text:style-name="P4">
<text:a xlink:type="simple" xlink:href="https://armyinform.com.ua/wp-content/uploads/2023/05/griffinshock05-1.jpg" text:style-name="Internet_20_link" text:visited-style-name="Visited_20_Internet_20_Link">
<draw:frame draw:style-name="fr1" draw:name="Image344" text:anchor-type="as-char" svg:width="6.9236in" svg:height="6.9236in" draw:z-index="0">
<draw:image xlink:href="../Images/AРМІЯINFORM/2023-05-22T52-00-00-04-00/griffinshock05-1-150x150.jpg" xlink:type="simple" xlink:show="embed" xlink:actuate="onLoad" draw:mime-type="image/jpeg"/>
</draw:frame>
</text:a>
</text:p>
      <text:p text:style-name="P4">
<text:a xlink:type="simple" xlink:href="https://armyinform.com.ua/wp-content/uploads/2023/05/griffinshock01.jpg" text:style-name="Internet_20_link" text:visited-style-name="Visited_20_Internet_20_Link">
<draw:frame draw:style-name="fr1" draw:name="Image345" text:anchor-type="as-char" svg:width="6.9236in" svg:height="6.9236in" draw:z-index="0">
<draw:image xlink:href="../Images/AРМІЯINFORM/2023-05-22T52-00-00-04-00/griffinshock01-150x150.jpg" xlink:type="simple" xlink:show="embed" xlink:actuate="onLoad" draw:mime-type="image/jpeg"/>
</draw:frame>
</text:a>
</text:p>
      <text:p text:style-name="P4">
Командування багатонаціональної дивізії «Північний Схід» координує дії бойовихгруп НАТО, розміщених у Польщі та Литві в рамках посилення присутності насхідному фланзі Альянсу. Це командування також відповідає за готовність до дійу разі запуску 5 статті Північноатлантичного договору про колективну оборону.</text:p>
      <text:p text:style-name="P4">
«Ви також можете побачити на маневрах пускові установки<text:a xlink:type="simple" xlink:href="https://armyinform.com.ua/2022/06/25/chym-vidriznyayutsya-mlrs-ta-himars/" text:style-name="Internet_20_link" text:visited-style-name="Visited_20_Internet_20_Link">
HIMARS</text:a>
. Перші пускові установки вже в Польщі. Це є ознакою розбудови тісноїспівпраці між Об’єднаними силами. Польські HIMARS будуть саме тут, напівнічному сході нашої країни, а саме в 16-й механізованій дивізії, щобстримувати агресора», — наголосив міністр національної оборони Польщі.</text:p>
      <text:p text:style-name="P4">
Source: <text:a xlink:type="simple" xlink:href="https://armyinform.com.ua/2023/05/22/griffin-shock-23-1-u-polshhi-vidbuvayutsya-masshtabni-navchannya-krayin-nato-ta-ssha/" text:style-name="Internet_20_link" text:visited-style-name="Visited_20_Internet_20_Link">
https://armyinform.com.ua/2023/05/22/griffin-shock-23-1-u-polshhi-vidbuvayutsya-masshtabni-navchannya-krayin-nato-ta-ssha/</text:a>
</text:p>
      <!--NEWS-->
      <text:h text:style-name="P10" text:outline-level="1">
<text:span text:style-name="T4">
Запорізька АЕС перейшла в режим блекауту: запасу палива в генераторах вистачить на 10 діб</text:span>
</text:h>
      <text:p text:style-name="P4">
Author: ['АРМІЯINFORM']</text:p>
      <text:p text:style-name="P4">
Time: 2023-05-22T53:00:00-04:00</text:p>
      <text:p text:style-name="P4">
Description: Запорізька атомна електростанція вчергове перейшла в режим повного блекауту,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6151bca-002c-418f-ab3b-4d9f6832d6e6.jpg" text:style-name="Internet_20_link" text:visited-style-name="Visited_20_Internet_20_Link">
06151bca-002c-418f-ab3b-4d9f6832d6e6.jpg</text:a>
']</text:p>
      <text:p text:style-name="P4">
Tags: ['ВІЙНА', 'КРАЇНА-ТЕРОРИСТ РФ', 'НАЕК ЕНЕРГОАТОМ', 'ЯДЕРНА БЕЗПЕКА']</text:p>
      <text:p text:style-name="P4">
Category: News</text:p>
      <!--METADATA-->
      <text:p text:style-name="P4">
<draw:frame draw:style-name="fr1" draw:name="Image346" text:anchor-type="as-char" svg:width="6.9236in" svg:height="4.61393in" draw:z-index="0">
<draw:image xlink:href="../Images/AРМІЯINFORM/2023-05-22T53-00-00-04-00/06151bca-002c-418f-ab3b-4d9f6832d6e6.jpg" xlink:type="simple" xlink:show="embed" xlink:actuate="onLoad" draw:mime-type="image/jpeg"/>
</draw:frame>
</text:p>
      <text:p text:style-name="P4">
Запорізька атомна електростанція вчергове перейшла в режим повного блекауту,внаслідок терористичного обстрілу військами рф. Це вже сьомий випадок зпочатку окупації російськими терористами станції.</text:p>
      <text:p text:style-name="P4">
Про це <text:a xlink:type="simple" xlink:href="https://t.me/energoatom_ua/13192" text:style-name="Internet_20_link" text:visited-style-name="Visited_20_Internet_20_Link">
повідомляє</text:a>
 ДП «Енергоатом».</text:p>
      <text:p text:style-name="P4">
«Внаслідок безглуздого терористичного обстрілу рашистами в ніч на 22 травня, о5:26 відключилась остання високовольтна лінія передач Дніпровська 750кВ, зякої для власних потреб живилась тимчасово окупована Запорізька АЕС», —йдеться у повідомленні.</text:p>
      <text:p text:style-name="P4">
У Енергоатомі пояснили, що після втрати зовнішнього живлення запасу паливавистачить на десять діб. У разі неможливості поновлення — може статись аваріяз радіаційними наслідками для всього світу.</text:p>
      <text:p text:style-name="P4">
«Подальша окупація ЗАЕС росією, панування на ній нелегітимногонепідготовленого рашистського керівництва, яке не несе ніякої відповідальностіза ядерну і радіаційну безпеку об’єкта, постійно погіршує умови підтриманнястанції на межі ядерної та радіаційної аварії», — йдеться у заяві.</text:p>
      <text:p text:style-name="P4">
На підприємстві наголосили, що ядерний тероризм росії має негайно зупинитись.</text:p>
      <text:p text:style-name="P4">
«Наразі терміново необхідні дії усієї міжнародної спільноти задля виведеннярашистських терористичних угрупувань з території Запорізької АЕС, передачі їїпід повний контроль компетентного легітимного оператора — українськогоЕнергоатома, та відновлення умов збереження ядерної, радіаційної і фізичноїбезпеки ядерного об’єкта», — зазначено у повідомленні.</text:p>
      <text:p text:style-name="P4">
Source: <text:a xlink:type="simple" xlink:href="https://armyinform.com.ua/2023/05/22/zaporizka-aes-perejshla-v-rezhym-blekautu-zapasu-palyva-v-generatorah-vystachyt-na-10-dib/" text:style-name="Internet_20_link" text:visited-style-name="Visited_20_Internet_20_Link">
https://armyinform.com.ua/2023/05/22/zaporizka-aes-perejshla-v-rezhym-blekautu-zapasu-palyva-v-generatorah-vystachyt-na-10-dib/</text:a>
</text:p>
      <!--NEWS-->
      <text:h text:style-name="P10" text:outline-level="1">
<text:span text:style-name="T4">
У Дніпрі окупанти завдали удару по частині ДСНС, знищено понад 20 одиниць техніки</text:span>
</text:h>
      <text:p text:style-name="P4">
Author: ['АРМІЯINFORM']</text:p>
      <text:p text:style-name="P4">
Time: 2023-05-22T54:00:00-04:00</text:p>
      <text:p text:style-name="P4">
Description: У ніч на 22 травня під час нічного ракетного удару російські окупаційні війська поціл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a1de6a7-ddbb-413d-a1cd-847ae233439b.jpg" text:style-name="Internet_20_link" text:visited-style-name="Visited_20_Internet_20_Link">
fa1de6a7-ddbb-413d-a1cd-847ae233439b.jpg</text:a>
']</text:p>
      <text:p text:style-name="P4">
Tags: ['ВОРОЖІ ОБСТРІЛИ', 'ДНІПРО', 'ДСНС УКРАЇНИ', 'ХАРКІВСЬКИЙ ТРИБУНАЛ']</text:p>
      <text:p text:style-name="P4">
Category: News</text:p>
      <!--METADATA-->
      <text:p text:style-name="P4">
<draw:frame draw:style-name="fr1" draw:name="Image347" text:anchor-type="as-char" svg:width="6.9236in" svg:height="4.615733in" draw:z-index="0">
<draw:image xlink:href="../Images/AРМІЯINFORM/2023-05-22T54-00-00-04-00/fa1de6a7-ddbb-413d-a1cd-847ae233439b.jpg" xlink:type="simple" xlink:show="embed" xlink:actuate="onLoad" draw:mime-type="image/jpeg"/>
</draw:frame>
</text:p>
      <text:p text:style-name="P4">
У ніч на 22 травня під час нічного ракетного удару російські окупаційнівійська поцілили у пожежно-рятувальний підрозділ м. Дніпро. Черговий цинічнийудар по тих, хто захищає людей від російської агресії та ліквідовує їїнаслідки.</text:p>
      <text:p text:style-name="P4">
Про це <text:a xlink:type="simple" xlink:href="https://t.me/dsns_telegram/16959" text:style-name="Internet_20_link" text:visited-style-name="Visited_20_Internet_20_Link">
повідомляє</text:a>
 Державна служба Україниз надзвичайних ситуацій.</text:p>
      <text:p text:style-name="P4">
«Дніпро. Уночі ворог підступно обстріляв аварійно-рятувальну частину.Зруйновано 3 будівлі, знищено понад 20 одиниць техніки. Постраждав одинрятувальник», — повідомив Сергій Крук, голова Державної служби України знадзвичайних ситуацій, і наголосив, що знищувати підрозділи ДСНС — це грубепорушення норм норми Женевської конвенції.</text:p>
      <text:p text:style-name="P4">
Source: <text:a xlink:type="simple" xlink:href="https://armyinform.com.ua/2023/05/22/u-dnipri-okupanty-zavdaly-udaru-po-chastyni-dsns-znyshheno-ponad-20-odynycz-tehniky/" text:style-name="Internet_20_link" text:visited-style-name="Visited_20_Internet_20_Link">
https://armyinform.com.ua/2023/05/22/u-dnipri-okupanty-zavdaly-udaru-po-chastyni-dsns-znyshheno-ponad-20-odynycz-tehniky/</text:a>
</text:p>
      <!--NEWS-->
      <text:h text:style-name="P10" text:outline-level="1">
<text:span text:style-name="T4">
За добу піротехніки ДСНС знешкодили понад 100 вибухонебезпечних предметів</text:span>
</text:h>
      <text:p text:style-name="P4">
Author: ['АРМІЯINFORM']</text:p>
      <text:p text:style-name="P4">
Time: 2023-05-22T55:00:00-04:00</text:p>
      <text:p text:style-name="P4">
Description: Протягом минулої доби, 21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5/e82ac3fd-9857-4958-8cfb-62ef9dbc619c.jpg" text:style-name="Internet_20_link" text:visited-style-name="Visited_20_Internet_20_Link">
e82ac3fd-9857-4958-8cfb-62ef9dbc619c.jpg</text:a>
']</text:p>
      <text:p text:style-name="P4">
Tags: ['STOPRUSSIA', 'АГРЕСІЯ РФ', 'ВІЙНА', 'ВТОРГНЕННЯ РФ', 'ДСНС УКРАЇНИ', 'РОЗМІНУВАННЯ']</text:p>
      <text:p text:style-name="P4">
Category: News</text:p>
      <!--METADATA-->
      <text:p text:style-name="P4">
<draw:frame draw:style-name="fr1" draw:name="Image348" text:anchor-type="as-char" svg:width="6.9236in" svg:height="4.619339in" draw:z-index="0">
<draw:image xlink:href="../Images/AРМІЯINFORM/2023-05-22T55-00-00-04-00/nebezpechno-miny.jpg" xlink:type="simple" xlink:show="embed" xlink:actuate="onLoad" draw:mime-type="image/jpeg"/>
</draw:frame>
«Небезпечно. Міни». Ілюстративне фото</text:p>
      <text:p text:style-name="P4">
Протягом минулої доби, <text:span text:style-name="T4">
21 травня</text:span>
 , піротехнічні підрозділи Державноїслужби України з надзвичайних ситуацій <text:span text:style-name="T4">
56 разів</text:span>
 залучалися до виконаннязавдань з розмінування.</text:p>
      <text:p text:style-name="P4">
Про це <text:span text:style-name="T5">
<text:a xlink:type="simple" xlink:href="https://dsns.gov.ua/uk/news/nadzvicaini-podiyi/operativna-informaciia-shhodo-roboti-pirotexnicnix-pidrozdiliv-dsns-ukrayini-54"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145</text:span>
<text:span text:style-name="T4">
вибухонебезпечних</text:span>
 <text:span text:style-name="T4">
предметів.</text:span>
 Обстежено (очищено) територію площеюпонад <text:span text:style-name="T4">
8 гектарів</text:span>
.</text:p>
      <text:p text:style-name="P4">
Найчастіше піротехнічні підрозділи працювали: на Харківщині 18 273 разів,Київщині — 7748, Донеччині — 5339, Миколаївщині — 4935, Херсонщині — 4965,Чернігівщині — 4623, Сумщині — 2042, Черкащині — 1108.</text:p>
      <text:p text:style-name="P4">
Довідково: Всього з початку широкомасштабного військового вторгненняросійської федерації на території України знешкоджено 383 027 од.вибухонебезпечних предметів та 2891 кг вибухової речовини, зокрема 2241 од.авіаційних бомб. Обстежено територію площею близько 86 179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49" text:anchor-type="as-char" svg:width="6.9236in" svg:height="8.6545in" draw:z-index="0">
<draw:image xlink:href="../Images/AРМІЯINFORM/2023-05-22T55-00-00-04-00/e82ac3fd-9857-4958-8cfb-62ef9dbc619c.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22/za-dobu-pirotehniky-dsns-zneshkodyly-ponad-100-vybuhonebezpechnyh-predmetiv-8/" text:style-name="Internet_20_link" text:visited-style-name="Visited_20_Internet_20_Link">
https://armyinform.com.ua/2023/05/22/za-dobu-pirotehniky-dsns-zneshkodyly-ponad-100-vybuhonebezpechnyh-predmetiv-8/</text:a>
</text:p>
      <!--NEWS-->
      <text:h text:style-name="P10" text:outline-level="1">
<text:span text:style-name="T4">
У нас недостатньо засобів ППО, які здатні збивати ворожі балістичні ракети — Юрій Ігнат</text:span>
</text:h>
      <text:p text:style-name="P4">
Author: ['Андрій Агєєв']</text:p>
      <text:p text:style-name="P4">
Time: 2023-05-22T56:00:00-04:00</text:p>
      <text:p text:style-name="P4">
Description: «Усе, що могли — ми все знищили! У нас недостатньо засобів ППО, які здатні збивати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86.jpg" text:style-name="Internet_20_link" text:visited-style-name="Visited_20_Internet_20_Link">
2-86.jpg</text:a>
']</text:p>
      <text:p text:style-name="P4">
Tags: ['ОБОРОНА УКРАЇНИ', 'ХРОНІКА ОБОРОНИ', 'ЮРІЙ ІГНАТ']</text:p>
      <text:p text:style-name="P4">
Category: News</text:p>
      <!--METADATA-->
      <text:p text:style-name="P4">
<draw:frame draw:style-name="fr1" draw:name="Image350" text:anchor-type="as-char" svg:width="6.9236in" svg:height="4.788823in" draw:z-index="0">
<draw:image xlink:href="../Images/AРМІЯINFORM/2023-05-22T56-00-00-04-00/2-86.jpg" xlink:type="simple" xlink:show="embed" xlink:actuate="onLoad" draw:mime-type="image/jpeg"/>
</draw:frame>
 Юрій Ігнат</text:p>
      <text:p text:style-name="P4">
«Усе, що могли — ми все знищили! У нас недостатньо засобів ППО, які здатнізбивати ворожі балістичні ракети», — говорячи про останню нічну ракетну атакуворога по Україні, зазначив у прямому ефірі телемарафону «Єдині новини» речникПовітряних Сил ЗС України полковник Юрій Ігнат.</text:p>
      <text:p text:style-name="P4">
— Ворог здійснив пуски крилатих ракет з району Каспійського моря, з різнихнапрямків Азовського моря та курської області, балістичні ракети «Іскандер-М»з окупованого Криму, зенітні керовані ракети С-300 з окупованої територіїЗапорізької області та 20 іранських ударних дронів Shahed-136/131 з південногота північного напрямків. Силами та засобами протиповітряної оборониповітряного командування «Схід» та повітряного командування «Південь» насхідному та південному напрямках відповідно знищено чотири крилаті ракетиХ-101/Х-555 та 20 ударних дронів типу Shahed, — зазначив Юрій Ігнат і додав,що Командувач Повітряних Сил генерал-лейтенант Микола Олещук, підсумовуючироботу ППО, констатував: «Усе, що могли — ми все знищили!».</text:p>
      <text:p text:style-name="P4">
Речник Повітряних Сил також наголосив, що як і раніше нам потрібно більшетаких систем ППО, як Patriot і SAMP/T, які здатні збивати ворожі балістичніракети, аби посилювати протиповітряну оборону великих міст, усіх важливихоб’єктів критичної інфраструктури, усієї країни саме протибалістичнимизасобами ураження.</text:p>
      <text:p text:style-name="P4">
— Щодо можливостей роботи системи Patriot ми переконалися під час нещодавньоїатаки Київщини, коли нашими бойовими розрахунками були знищені шість«Кинджалів» і близько десятка балістичних ракет, — наголосив Юрій Ігнат.</text:p>
      <text:p text:style-name="P4">
Source: <text:a xlink:type="simple" xlink:href="https://armyinform.com.ua/2023/05/22/u-nas-nedostatno-zasobiv-ppo-yaki-zdatni-zbyvaty-vorozhi-balistychni-rakety-yurij-igna/" text:style-name="Internet_20_link" text:visited-style-name="Visited_20_Internet_20_Link">
https://armyinform.com.ua/2023/05/22/u-nas-nedostatno-zasobiv-ppo-yaki-zdatni-zbyvaty-vorozhi-balistychni-rakety-yurij-igna/</text:a>
</text:p>
      <!--NEWS-->
      <text:h text:style-name="P10" text:outline-level="1">
<text:span text:style-name="T4">
Зраднику, який коригував російські удари по Миколаївщині, загрожує довічне</text:span>
</text:h>
      <text:p text:style-name="P4">
Author: ['АРМІЯINFORM']</text:p>
      <text:p text:style-name="P4">
Time: 2023-05-22T57:00:00-04:00</text:p>
      <text:p text:style-name="P4">
Description: На Миколаївщині затримано ще одного російського агента, який передавав окупантам лок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1c3b6785e26c95d142a63f9be137c94-e1684740151944.jpeg" text:style-name="Internet_20_link" text:visited-style-name="Visited_20_Internet_20_Link">
31c3b6785e26c95d142a63f9be137c94-e1684740151944.jpeg</text:a>
']</text:p>
      <text:p text:style-name="P4">
Tags: ['STOPRUSSIA', 'АГРЕСІЯ РФ', 'ВТОРГНЕННЯ РФ', 'КОЛАБОРАНТ', 'СБУ']</text:p>
      <text:p text:style-name="P4">
Category: News</text:p>
      <!--METADATA-->
      <text:p text:style-name="P4">
<draw:frame draw:style-name="fr1" draw:name="Image351" text:anchor-type="as-char" svg:width="6.9236in" svg:height="4.066684in" draw:z-index="0">
<draw:image xlink:href="../Images/AРМІЯINFORM/2023-05-22T57-00-00-04-00/31c3b6785e26c95d142a63f9be137c94-e1684740151944.jpeg" xlink:type="simple" xlink:show="embed" xlink:actuate="onLoad" draw:mime-type="image/jpeg"/>
</draw:frame>
</text:p>
      <text:p text:style-name="P4">
На Миколаївщині затримано ще одного російського агента, який передававокупантам локації Сил оборони. Так, за вказівкою агресора фігурант об’їжджавприфронтові території області та приховано фіксував місця базування особовогоскладу і техніки українських захисників.</text:p>
      <text:p text:style-name="P4">
Також він намагався виявити склади з озброєнням та боєприпасами ЗСУ, зокремаіноземного виробництва. Крім того, зловмисник передавав окупантам інформаціюпро наслідки їхніх повітряних атак з використанням фосфорних боєприпасів,реактивних систем залпового вогню «Град» та іранських дронів Shahed.</text:p>
      <text:p text:style-name="P4">
Отримані розвіддані загарбники використовували для підготовки нових тапроведення повторних ударів по регіону, насамперед по Очакову.</text:p>
      <text:p text:style-name="P4">
Контррозвідники СБУ затримали російського агента під час виконання нимворожого розвідзавдання. Ним виявився місцевий житель, якого агресордистанційно залучив до негласної співпраці.</text:p>
      <text:p text:style-name="P4">
Під час обшуку у зловмисника виявлено мобільний телефон, який вінвикористовував для комунікації з окупантами.</text:p>
      <text:p text:style-name="P4">
Слідчі Служби безпеки повідомили затриманому про підозру у державній зраді,вчиненій в умовах воєнного стану. Триває досудове розслідування длявстановлення всіх обставин злочину.</text:p>
      <text:p text:style-name="P4">
Зловмиснику загрожує довічне позбавлення волі.</text:p>
      <text:p text:style-name="P4">
<text:span text:style-name="T4">
Джерело:</text:span>
 <text:a xlink:type="simple" xlink:href="https://ssu.gov.ua/novyny/sbu-zatrymala-zradnyka-yakyi-koryhuvav-udary-po-mykolaivshchyni-shakhedamy-ta-fosfornymy-snariadamy-rf" text:style-name="Internet_20_link" text:visited-style-name="Visited_20_Internet_20_Link">
<text:span text:style-name="T5">
СБУ</text:span>
</text:a>
</text:p>
      <text:p text:style-name="P4">
Source: <text:a xlink:type="simple" xlink:href="https://armyinform.com.ua/2023/05/22/zradnyku-yakyj-koryguvav-rosijski-udary-po-mykolayivshhyni-zagrozhuye-dovichne/" text:style-name="Internet_20_link" text:visited-style-name="Visited_20_Internet_20_Link">
https://armyinform.com.ua/2023/05/22/zradnyku-yakyj-koryguvav-rosijski-udary-po-mykolayivshhyni-zagrozhuye-dovichne/</text:a>
</text:p>
      <!--NEWS-->
      <text:h text:style-name="P10" text:outline-level="1">
<text:span text:style-name="T4">
F-16 відіб’ють бажання російській авіації підлітати до наших кордонів — Юрій Ігнат</text:span>
</text:h>
      <text:p text:style-name="P4">
Author: ['Андрій Агєєв']</text:p>
      <text:p text:style-name="P4">
Time: 2023-05-22T58:00:00-04:00</text:p>
      <text:p text:style-name="P4">
Description: — Повітряні Сили не заявляли про збиття ворожого Су-35 учора близько опівночі, ми лиш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msx1tcxoamfrmp-scaled.jpg" text:style-name="Internet_20_link" text:visited-style-name="Visited_20_Internet_20_Link">
fmsx1tcxoamfrmp-scaled.jpg</text:a>
']</text:p>
      <text:p text:style-name="P4">
Tags: ['F-16', 'СУ-35', 'ЮРІЙ ІГНАТ']</text:p>
      <text:p text:style-name="P4">
Category: News</text:p>
      <!--METADATA-->
      <text:p text:style-name="P4">
<draw:frame draw:style-name="fr1" draw:name="Image352" text:anchor-type="as-char" svg:width="6.9236in" svg:height="4.609964in" draw:z-index="0">
<draw:image xlink:href="../Images/AРМІЯINFORM/2023-05-22T58-00-00-04-00/fmsx1tcxoamfrmp-scaled.jpg" xlink:type="simple" xlink:show="embed" xlink:actuate="onLoad" draw:mime-type="image/jpeg"/>
</draw:frame>
</text:p>
      <text:p text:style-name="P4">
— Повітряні Сили не заявляли про збиття ворожого Су-35 учора близько опівночі,ми лише повідомили про його «отріцатєльний взльот» у територіальних водахУкраїни на Херсонщині. А може, то був «брянський привид», який трохи більше яктиждень тому приземлив там п’ять російських вертольотів і гелікоптерів, —зазначив у прямому ефірі телемарафону «Єдині новини» речник Повітряних Сил ЗСУкраїни полковник Юрій Ігнат.</text:p>
      <text:p text:style-name="P4">
Говорячи про застереження наших західних партнерів щодо застосування F-16 потериторії російської федерації, коли вони з’являться в нашому небі, ЮрійІгнат, зокрема, додав, що не обов’язково нам збивати цілі над територієюкраїни-окупанта.</text:p>
      <text:p text:style-name="P4">
— Навряд чи ворожі літаки наближалися б до зони пуску керованих авіабомб, якбитам чергувала пара чи більше F-16, як це вони активно роблять зараз. Необов’язково нам збивати цілі над територією країни-окупанта, превентивно таммають бути наші засоби, які відіб’ють бажання російській авіації підлітати донаших кордонів, — констатував речник Повітряних Сил.</text:p>
      <text:p text:style-name="P4">
Source: <text:a xlink:type="simple" xlink:href="https://armyinform.com.ua/2023/05/22/f-16-vidibyut-bazhannya-rosijskij-aviacziyi-pidlitaty-do-nashyh-kordoniv-yurij-ignat/" text:style-name="Internet_20_link" text:visited-style-name="Visited_20_Internet_20_Link">
https://armyinform.com.ua/2023/05/22/f-16-vidibyut-bazhannya-rosijskij-aviacziyi-pidlitaty-do-nashyh-kordoniv-yurij-ignat/</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5-22T5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21052023ua.jpg" text:style-name="Internet_20_link" text:visited-style-name="Visited_20_Internet_20_Link">
warcrime-21052023ua.jpg</text:a>
', '<text:a xlink:type="simple" xlink:href="https://armyinform.com.ua/wp-content/uploads/2023/05/warcrime-21052023en.jpg" text:style-name="Internet_20_link" text:visited-style-name="Visited_20_Internet_20_Link">
warcrime-21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53" text:anchor-type="as-char" svg:width="6.9236in" svg:height="4.448413in" draw:z-index="0">
<draw:image xlink:href="../Images/AРМІЯINFORM/2023-05-22T59-00-00-04-00/warcrime-21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text:span>
 <text:span text:style-name="T4">
22</text:span>
 <text:span text:style-name="T4">
травня</text:span>
 зареєстровано:</text:p>
      <ul>
        <li>
88 517 воєнних злочинів,  * 17 211 злочинів проти національної безпеки України.</li>
      </ul>
      <text:p text:style-name="P4">
Крім того, за офіційними даними ювенальних прокурорів, <text:span text:style-name="T4">
1463 дитинипостраждали</text:span>
 внаслідок агресії рф, з них:</text:p>
      <ul>
        <li>
482 — дитини загинули,  * 981 — дитина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54" text:anchor-type="as-char" svg:width="6.9236in" svg:height="4.448413in" draw:z-index="0">
<draw:image xlink:href="../Images/AРМІЯINFORM/2023-05-22T59-00-00-04-00/warcrime-21052023en.jpg" xlink:type="simple" xlink:show="embed" xlink:actuate="onLoad" draw:mime-type="image/jpeg"/>
</draw:frame>
</text:p>
      <text:p text:style-name="P4">
Source: <text:a xlink:type="simple" xlink:href="https://armyinform.com.ua/2023/05/22/ofis-genprokurora-ukrayiny-zadokumentovano-ponad-17-tysyach-zlochyniv-proty-naczbezpeky-5/" text:style-name="Internet_20_link" text:visited-style-name="Visited_20_Internet_20_Link">
https://armyinform.com.ua/2023/05/22/ofis-genprokurora-ukrayiny-zadokumentovano-ponad-17-tysyach-zlochyniv-proty-naczbezpeky-5/</text:a>
</text:p>
      <!--NEWS-->
      <text:h text:style-name="P10" text:outline-level="1">
<text:span text:style-name="T4">
США потужно відповіли на вихід росії з угоди про РСМД — професор Андрій Харук</text:span>
</text:h>
      <text:p text:style-name="P4">
Author: ['Олег Мащенко']</text:p>
      <text:p text:style-name="P4">
Time: 2023-05-22T60:00:00-04:00</text:p>
      <text:p text:style-name="P4">
Description: На початку 2023 року концерн Lockheed Martin офіційно передав армії США прототип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to1-mrc-typhon3.jpg" text:style-name="Internet_20_link" text:visited-style-name="Visited_20_Internet_20_Link">
foto1-mrc-typhon3.jpg</text:a>
', '<text:a xlink:type="simple" xlink:href="https://armyinform.com.ua/wp-content/uploads/2023/05/foto2-andrij-haruk.jpg" text:style-name="Internet_20_link" text:visited-style-name="Visited_20_Internet_20_Link">
foto2-andrij-haruk.jpg</text:a>
', '<text:a xlink:type="simple" xlink:href="https://armyinform.com.ua/wp-content/uploads/2023/05/foto3-mrc-typhon.jpg" text:style-name="Internet_20_link" text:visited-style-name="Visited_20_Internet_20_Link">
foto3-mrc-typhon.jpg</text:a>
', '<text:a xlink:type="simple" xlink:href="https://armyinform.com.ua/wp-content/uploads/2023/05/foto4-mrc-typhon2.jpeg" text:style-name="Internet_20_link" text:visited-style-name="Visited_20_Internet_20_Link">
foto4-mrc-typhon2.jpeg</text:a>
', '<text:a xlink:type="simple" xlink:href="https://armyinform.com.ua/wp-content/uploads/2023/05/foto5-mrc-typhon4.jpg" text:style-name="Internet_20_link" text:visited-style-name="Visited_20_Internet_20_Link">
foto5-mrc-typhon4.jpg</text:a>
']</text:p>
      <text:p text:style-name="P4">
Tags: ['ВТОРГНЕННЯ РФ', 'ОВТ', 'ОЗБРОЄННЯ']</text:p>
      <text:p text:style-name="P4">
Category: News</text:p>
      <!--METADATA-->
      <text:p text:style-name="P4">
<draw:frame draw:style-name="fr1" draw:name="Image355" text:anchor-type="as-char" svg:width="6.9236in" svg:height="4.415384in" draw:z-index="0">
<draw:image xlink:href="../Images/AРМІЯINFORM/2023-05-22T60-00-00-04-00/foto1-mrc-typhon3.jpg" xlink:type="simple" xlink:show="embed" xlink:actuate="onLoad" draw:mime-type="image/jpeg"/>
</draw:frame>
 Комплект ракетної системи MRC Typhon. Фото: US Army.</text:p>
      <text:p text:style-name="P4">
<text:span text:style-name="T4">
На початку 2023 року концерн Lockheed Martin офіційно передав армії СШАпрототиповий батарейний комплект ракетної системи MRC Typhon. У такий спосібСполучені Штати зробили ще один крок у напрямку розгортання ракетних системсередньої дальності — саме тих, які були заборонені ще 1987 року договором проракети середньої і меншої дальності (РСМД). З нього фактично вийшла росія(взявши на озброєння крилату ракету для комплексу «Іскандер». — Авт.),відповідно і США не бачили сенсу дотримуватись положень цього документа.</text:span>
</text:p>
      <text:p text:style-name="P4">
<text:span text:style-name="T4">
Про новітню американську ракетну систему кореспонденту АрміяInform розповівдослідник озброєння та військової техніки, доктор історичних наук, професорНаціональної академії сухопутних військ імені гетьмана Петра СагайдачногоАндрій Харук.</text:span>
</text:p>
      <text:p text:style-name="P4">
<draw:frame draw:style-name="fr1" draw:name="Image356" text:anchor-type="as-char" svg:width="6.9236in" svg:height="4.630158in" draw:z-index="0">
<draw:image xlink:href="../Images/AРМІЯINFORM/2023-05-22T60-00-00-04-00/foto2-andrij-haruk.jpg" xlink:type="simple" xlink:show="embed" xlink:actuate="onLoad" draw:mime-type="image/jpeg"/>
</draw:frame>
Андрій Харук. Фото з особистого архіву А. Харука</text:p>
      <text:p text:style-name="P4">
<text:span text:style-name="T4">
— Андрію Івановичу, що стало передісторією створення цього виду озброєння?</text:span>
</text:p>
      <text:p text:style-name="P4">
— Договір про РСМД забороняв розгортання ракет наземного базування з дальністюпуску 500-2500 км, але не обмежував аналогічну зброю морського базування. США,знищивши за угодою крилаті ракети наземного базування BGM-109G GLCM «Грифон»,успішно розвивали морський аналог — ракети «Томагавк». Тобто для розгортанняназемних КР потрібно було зробити лише один крок — створити відповідну наземнупускову установку.</text:p>
      <text:p text:style-name="P4">
І американці пішли найлегшим шляхом: встановили на відповідне шасі «половинку»модуля корабельної установки вертикального пуску Mk 41. У корабельномуваріанті такий модуль вміщує вісім ракет, а в наземному — лише чотири.Передбачене використання транспортно-пускових контейнерів (ТПК) чотирьох типів— Mk 14 mod 2 (для «Томагавків»), Mk 21 mod 3 (для ракет SM-6 Block I), Mk 21mod 4 (для ракет SM-6 Block IА) і Mk 29 mod 1 (для ракет SM-6 Block IВ). Стартвідбувається «гарячим» способом — з пуском двигуна ракети (стартовогоприскорювача) всередині ТПК.</text:p>
      <text:p text:style-name="P4">
<text:span text:style-name="T4">
— Чи є якісь особливості в компоновці та застосуванні цих установок і в чомувони конкретно полягають?</text:span>
</text:p>
      <text:p text:style-name="P4">
— Пускові установки (ПУ) і батарейний командний пункт (БКП) змонтовані нанапівпричепах, що буксируються чотиривісними тягачами «Ошкош» М983А4 НЕМТТ.Тягачі є позадорожніми, але напівпричепи — ні, тож комплекс у цілому вийшов«дорожнім». Склад батареї детально не оголошувався, проте відомо, що в ньоговходять чотири пускові установки, один БКП, кілька транспортно-зарядних машині «засоби забезпечення» (ймовірно, дизель-генератори).</text:p>
      <text:p text:style-name="P4">
Пуск із «Тифона», на відміну від «Грифона», здійснюється вертикально, а непохило. Ще одна відмінність — наявність тільки одного БКП на батарею. Вкомплексі «Грифон» батарея складалась із чотирьох ПУ і двох БКП, поділених надві секції. Теоретично це забезпечувало більшу гнучкість застосування, алепрактично не мало жодного значення.</text:p>
      <text:p text:style-name="P4">
<draw:frame draw:style-name="fr1" draw:name="Image357" text:anchor-type="as-char" svg:width="6.9236in" svg:height="5.123464in" draw:z-index="0">
<draw:image xlink:href="../Images/AРМІЯINFORM/2023-05-22T60-00-00-04-00/foto3-mrc-typhon.jpg" xlink:type="simple" xlink:show="embed" xlink:actuate="onLoad" draw:mime-type="image/jpeg"/>
</draw:frame>
Схема бойового розгортання та боєприпаси ракетного комплексу MRCTyphon. Інфографіка: US Army.</text:p>
      <text:p text:style-name="P4">
«Грифони» несли постійне бойове чергування в ангарах-сховищах (у ВеликійБританії, ФРН, Італії та Бельгії) і у разі тривоги мали здійснювати пускипросто з бази, одразу після виїзду з ангарів. Використовували вони тількитермоядерні боєголовки (W84 регульованої потужності — від 0,3 до 150 кВт), адальність пуску сягала 2500 км. А ось «Тифон» навіть не розглядається як носійядерної зброї.</text:p>
      <text:p text:style-name="P4">
<text:span text:style-name="T4">
— Яку позицію у бойових порядках визначили для «Тифонів» його замовники?</text:span>
</text:p>
      <text:p text:style-name="P4">
— Абревіатура MRC означає Mid-Range Capability — тобто «здатність середньогорадіуса». «Тифон» має посісти місце між перспективними ракетними системамиPrsM і LRHW. Перша з них — це замінник ATACMS, але удвічі легший, з дальністюпуску 500 км (а в перспективі — 650 і навіть 1000 км). Друга — це гіперзвуковаракета з дальністю пуску 2775 км.</text:p>
      <text:p text:style-name="P4">
Для «Тифона» дальність пуску окреслюється в 1000-1100 миль (приблизно1600-1800 км), тобто він конкуруватиме з системою OpFires (дальність приблизно1000 миль). Загальна кількість «Тифонів», що буде придбана для армії, поки неоголошувалась. Вважається, що вона може сягнути 15 батарей (5 трибатарейнихдивізіонів).</text:p>
      <text:p text:style-name="P4">
<draw:frame draw:style-name="fr1" draw:name="Image358" text:anchor-type="as-char" svg:width="6.9236in" svg:height="3.894525in" draw:z-index="0">
<draw:image xlink:href="../Images/AРМІЯINFORM/2023-05-22T60-00-00-04-00/foto4-mrc-typhon2.jpeg" xlink:type="simple" xlink:show="embed" xlink:actuate="onLoad" draw:mime-type="image/jpeg"/>
</draw:frame>
Схема бойового розгортання батарейного комплекту ракетної системиMRC Typhon. Малюнок: US Army.</text:p>
      <text:p text:style-name="P4">
<text:span text:style-name="T4">
— Андрію Івановичу, а що ви можете розповісти про самі ракети для цьогокомплексу?</text:span>
</text:p>
      <text:p text:style-name="P4">
— Одна з них — це КР «Томагавк» Block V, яка випускається у двох варіантах —протикорабельному Block Va і Block Vb, призначеному для ураження захищенихназемних цілей. Ймовірно, армійці використовуватимуть саме другий варіант. 24травня минулого року ВМС США проінформували про «історичний» контракт на«Томагавк» Block V. Історичний, бо вперше такі ракети замовлені не тільки дляфлоту, але й для Корпусу морської піхоти (КМП) і армії. Партія складається зі154 КР — 70 для ВМС, 54 для КМП і 30 для армії. Поставки цієї партії маютьзавершитись у 2025 році. А 16 грудня замовили ще одну партію — 111 ракет (48для флоту, 13 для КМП, 50 для армії).</text:p>
      <text:p text:style-name="P4">
З другим типом ракет все складніше. Річ у тім, що SM-6, вона ж — RІM-174, — цезенітна ракета, представник дуже великої родини ракет «Стандарт». Зараз увиробництві перебуває варіант SM-6 Block IА (RІM-174А). Він використовуєкорпус і двигуни (стартовий і маршовий) ракети SM-2ER Block IV (RIM-156A), алемає нову систему наведення на кінцевому етапі — активну радіолокаційну, зантеною, схожою на ту, яка використовується в ракеті «повітря-повітря»AIM-120C AMRAAM.</text:p>
      <text:p text:style-name="P4">
ВМС США офіційно не подають дальність стрільби SM-6 Block IА, а для SM-2ERBlock IV окреслюють цей параметр у дуже широких рамках — 100-200 морських миль(185-370 км). Для SM-6 Block IА «гуляє» цифра 460 км, але вона малоймовірна,враховуючи, що двигуни на цій ракеті аналогічні SM-2ER Block IV, а сама вонанавіть трохи важча (1497 кг замість 1466). До того ж SM-6 Block IА шаленодорога — 14 млн доларів за одиницю (дорожча тільки протибалістична ракета SM-3Block IІА — вона коштує понад 45 мільйонів! — <text:span text:style-name="T5">
Авт.</text:span>
 ). Для порівняння: ракети«Томагавк» Block V за грудневим контрактом купуються десь по 1,54 млн заштуку. Тобто SM-6 Block IА — це зброя, яка не може бути масовою.</text:p>
      <text:p text:style-name="P4">
<draw:frame draw:style-name="fr1" draw:name="Image359" text:anchor-type="as-char" svg:width="6.9236in" svg:height="4.431104in" draw:z-index="0">
<draw:image xlink:href="../Images/AРМІЯINFORM/2023-05-22T60-00-00-04-00/foto5-mrc-typhon4.jpg" xlink:type="simple" xlink:show="embed" xlink:actuate="onLoad" draw:mime-type="image/jpeg"/>
</draw:frame>
</text:p>
      <text:p text:style-name="P4">
Використання таких ракет для стрільби по наземних цілях теоретично можливе,але практично — безглузде. Так, вони мають малий підлітний час з огляду нависоку надзвукову швидкість, але маса бойової частини — лише 63,5 кг. Словом,включення SM-6 в боєкомплект «Тифона» викликає більше запитань, ніжвідповідей.</text:p>
      <text:p text:style-name="P4">
<text:span text:style-name="T4">
— А чи є якісь особливі вимоги до шасі, на яких монтується комплекс LRF?</text:span>
</text:p>
      <text:p text:style-name="P4">
— Я вже згадував, що «Томагавки» закупляються і для КМП. Морська піхотарозвиває свій відповідник «Тифона» — комплекс із простенькою назвою LRF (Long-Range Fire). По суті, це та ж сама половинка від Mk 41, змонтована нанапівпричепі. Ось тільки тягач — «морпіхівський», тривісний «Ошкош» MTVR Mk31.</text:p>
      <text:p text:style-name="P4">
Паралельно американська промисловість готуватиме серійне виробництво новоїтехніки, і після 2023 року Пентагону передадуть такі батареї. Будівництвокомплексів для п’яти дивізіонів займе ще кілька років, і після цього армія СШАотримає бажані можливості середньої дальності. Як бачимо, у США досить широкимфронтом ведуться роботи зі створення наземних ракетних комплексів середньоїдальності. Байден наздоганяє путіна!</text:p>
      <text:p text:style-name="P4">
<text:span text:style-name="T4">
<text:span text:style-name="T5">
Відео:</text:span>
</text:span>
 <text:span text:style-name="T5">
Нова ера для крилатої ракети «Томагавк».</text:span>
</text:p>
      <text:p text:style-name="P4">
Source: <text:a xlink:type="simple" xlink:href="https://armyinform.com.ua/2023/05/22/ssha-potuzhno-vidpovily-na-vyhid-rosiyi-z-ugody-pro-rsmd-profesor-andrij-haruk/" text:style-name="Internet_20_link" text:visited-style-name="Visited_20_Internet_20_Link">
https://armyinform.com.ua/2023/05/22/ssha-potuzhno-vidpovily-na-vyhid-rosiyi-z-ugody-pro-rsmd-profesor-andrij-haruk/</text:a>
</text:p>
      <!--NEWS-->
      <text:h text:style-name="P10" text:outline-level="1">
<text:span text:style-name="T4">
138 населених пунктів обстріляв ворог за минулу добу</text:span>
</text:h>
      <text:p text:style-name="P4">
Author: ['АРМІЯINFORM']</text:p>
      <text:p text:style-name="P4">
Time: 2023-05-22T61: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aeb57c3-72a5-4935-a9fc-b9e33c5b8998.jpg" text:style-name="Internet_20_link" text:visited-style-name="Visited_20_Internet_20_Link">
2aeb57c3-72a5-4935-a9fc-b9e33c5b8998.jpg</text:a>
']</text:p>
      <text:p text:style-name="P4">
Tags: ['STOPRUSSIA', 'АГРЕСІЯ РФ', 'ВТОРГНЕННЯ РФ', 'ОБСТРІЛИ ІНФРАСТРУКТУРИ', 'ХАРКІВСЬКИЙ ТРИБУНАЛ']</text:p>
      <text:p text:style-name="P4">
Category: News</text:p>
      <!--METADATA-->
      <text:p text:style-name="P4">
<draw:frame draw:style-name="fr1" draw:name="Image360" text:anchor-type="as-char" svg:width="6.9236in" svg:height="4.509994in" draw:z-index="0">
<draw:image xlink:href="../Images/AРМІЯINFORM/2023-05-22T61-00-00-04-00/2aeb57c3-72a5-4935-a9fc-b9e33c5b8998.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1998"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тактична та стратегічна авіація) здійснено обстріли 138 населенихпунктів та 161 об’єкту інфраструктури.</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5/22/138-naselenyh-punktiv-obstrilyav-vorog-za-mynulu-dobu/" text:style-name="Internet_20_link" text:visited-style-name="Visited_20_Internet_20_Link">
https://armyinform.com.ua/2023/05/22/138-naselenyh-punktiv-obstrilyav-vorog-za-mynulu-dobu/</text:a>
</text:p>
      <!--NEWS-->
      <text:h text:style-name="P10" text:outline-level="1">
<text:span text:style-name="T4">
Японія передасть Україні 100 військових автомобілів та 30 тисяч пайків</text:span>
</text:h>
      <text:p text:style-name="P4">
Author: ['АРМІЯINFORM']</text:p>
      <text:p text:style-name="P4">
Time: 2023-05-22T62:00:00-04:00</text:p>
      <text:p text:style-name="P4">
Description: Уряд Японії має намір передати Україні близько 100 військових вантажівок для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568725858-695.jpg" text:style-name="Internet_20_link" text:visited-style-name="Visited_20_Internet_20_Link">
630_360_1568725858-695.jpg</text:a>
']</text:p>
      <text:p text:style-name="P4">
Tags: ['ДОПОМОГА ПАРТНЕРІВ', 'ПІДТРИМКА УКРАЇНИ', 'СВІТ ПІДТРИМУЄ УКРАЇНУ', 'ЯПОНІЯ']</text:p>
      <text:p text:style-name="P4">
Category: News</text:p>
      <!--METADATA-->
      <text:p text:style-name="P4">
<draw:frame draw:style-name="fr1" draw:name="Image361" text:anchor-type="as-char" svg:width="6.9236in" svg:height="3.956343in" draw:z-index="0">
<draw:image xlink:href="../Images/AРМІЯINFORM/2023-05-22T62-00-00-04-00/630_360_1568725858-695.jpg" xlink:type="simple" xlink:show="embed" xlink:actuate="onLoad" draw:mime-type="image/jpeg"/>
</draw:frame>
</text:p>
      <text:p text:style-name="P4">
Уряд Японії має намір передати Україні близько 100 військових вантажівок дляЗбройних Сил України та приблизно 30 тисяч пайків.</text:p>
      <text:p text:style-name="P4">
Про це <text:a xlink:type="simple" xlink:href="https://www.mofa.go.jp/erp/c_see/ua/page4e_001424.html" text:style-name="Internet_20_link" text:visited-style-name="Visited_20_Internet_20_Link">
повідомляє</text:a>
Міністерство закордонних справ Японії.</text:p>
      <text:p text:style-name="P4">
Зазначається, що ця допомога надається у відповідь на запит українськоїсторони.</text:p>
      <text:p text:style-name="P4">
Японія також планує надати допомогу на $7.6 млрд для відновлення тареконструкції України після війни. З цією ж метою було створено Раду зпідготовки сприяння економічній відбудові України.</text:p>
      <text:p text:style-name="P4">
Окрім того, Японський банк міжнародного співробітництва (JBIC) вирішивзастрахувати облігації Samurai на суму приблизно 93 млрд єн, які нададутьПольщі для допомоги переселенцям з України.</text:p>
      <text:p text:style-name="P4">
Як повідомлялося раніше, Японія вперше<text:a xlink:type="simple" xlink:href="https://armyinform.com.ua/2023/05/19/yaponiya-vpershe-pryjme-na-likuvannya-poranenyh-ukrayinskyh-vijskovyh/" text:style-name="Internet_20_link" text:visited-style-name="Visited_20_Internet_20_Link">
прийме</text:a>
 на лікування пораненихукраїнських військових.</text:p>
      <text:p text:style-name="P4">
Source: <text:a xlink:type="simple" xlink:href="https://armyinform.com.ua/2023/05/22/yaponiya-peredast-ukrayini-100-vijskovyh-avtomobiliv-ta-30-tysyach-pajkiv/" text:style-name="Internet_20_link" text:visited-style-name="Visited_20_Internet_20_Link">
https://armyinform.com.ua/2023/05/22/yaponiya-peredast-ukrayini-100-vijskovyh-avtomobiliv-ta-30-tysyach-pajkiv/</text:a>
</text:p>
      <!--NEWS-->
      <text:h text:style-name="P10" text:outline-level="1">
<text:span text:style-name="T4">
У Бахмуті наступальний потенціал ворога суттєво знижений, йому завдані величезні втрати — Ганна Маляр</text:span>
</text:h>
      <text:p text:style-name="P4">
Author: ['АРМІЯINFORM']</text:p>
      <text:p text:style-name="P4">
Time: 2023-05-22T63:00:00-04:00</text:p>
      <text:p text:style-name="P4">
Description: З учорашнього дня ситуація на Бахмутському напрямку суттєво не змінилась. Тривають бої.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su-1.jpg" text:style-name="Internet_20_link" text:visited-style-name="Visited_20_Internet_20_Link">
zsu-1.jpg</text:a>
']</text:p>
      <text:p text:style-name="P4">
Tags: ['АГРЕСІЯ РФ', 'БАХМУТ', 'ВТОРГНЕННЯ РФ', 'ГАННА МАЛЯР']</text:p>
      <text:p text:style-name="P4">
Category: News</text:p>
      <!--METADATA-->
      <text:p text:style-name="P4">
<draw:frame draw:style-name="fr1" draw:name="Image362" text:anchor-type="as-char" svg:width="6.9236in" svg:height="3.992609in" draw:z-index="0">
<draw:image xlink:href="../Images/AРМІЯINFORM/2023-05-22T63-00-00-04-00/zsu-1.jpg" xlink:type="simple" xlink:show="embed" xlink:actuate="onLoad" draw:mime-type="image/jpeg"/>
</draw:frame>
</text:p>
      <text:p text:style-name="P4">
З учорашнього дня ситуація на Бахмутському напрямку суттєво не змінилась.Тривають бої.</text:p>
      <text:p text:style-name="P4">
Про це <text:a xlink:type="simple" xlink:href="https://t.me/annamaliar/779" text:style-name="Internet_20_link" text:visited-style-name="Visited_20_Internet_20_Link">
заявила</text:a>
 заступник Міністра оборониУкраїни Ганна Маляр.</text:p>
      <text:p text:style-name="P4">
«Наші війська у Бахмуті контролюють певні об‘єкти та приватний сектор в районі«Літак». Ворог здійснює зачистку у районах міста, взятих ним під контроль.Продовжується боротьба за панівні висоти на флангах — півночі і півдніпередмістя. Наші бійці не дають ворогу можливості там закріпитись», —зазначила Ганна Маляр.</text:p>
      <text:p text:style-name="P4">
За її інформацією, ворог стягує додаткові сили та засоби.</text:p>
      <text:p text:style-name="P4">
«Оборона Бахмута свої військові задачі виконує. Наступальний потенціал ворогасуттєво знижений, ворогу завдані величезні втрати, ми виграли час для певнихдій, про які можна буде розказати згодом», — написала заступник Міністраоборони України.</text:p>
      <text:p text:style-name="P4">
Source: <text:a xlink:type="simple" xlink:href="https://armyinform.com.ua/2023/05/22/u-bahmuti-nastupalnyj-potenczial-voroga-suttyevo-znyzhenyj-jomu-zavdani-velychezni-vtraty-ganna-malyar/" text:style-name="Internet_20_link" text:visited-style-name="Visited_20_Internet_20_Link">
https://armyinform.com.ua/2023/05/22/u-bahmuti-nastupalnyj-potenczial-voroga-suttyevo-znyzhenyj-jomu-zavdani-velychezni-vtraty-ganna-malyar/</text:a>
</text:p>
      <!--NEWS-->
      <text:h text:style-name="P10" text:outline-level="1">
<text:span text:style-name="T4">
російська війна проти України об’єднала НАТО — Тоні Лоуренс</text:span>
</text:h>
      <text:p text:style-name="P4">
Author: ['Єгор Брайлян']</text:p>
      <text:p text:style-name="P4">
Time: 2023-05-22T64:00:00-04:00</text:p>
      <text:p text:style-name="P4">
Description: Про це керівник програми оборонної політики та стратегії, науковий співробіт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2_13-13-44.jpg" text:style-name="Internet_20_link" text:visited-style-name="Visited_20_Internet_20_Link">
photo_2023-05-22_13-13-44.jpg</text:a>
']</text:p>
      <text:p text:style-name="P4">
Tags: []</text:p>
      <text:p text:style-name="P4">
Category: News</text:p>
      <!--METADATA-->
      <text:p text:style-name="P4">
<draw:frame draw:style-name="fr1" draw:name="Image363" text:anchor-type="as-char" svg:width="6.9236in" svg:height="4.615733in" draw:z-index="0">
<draw:image xlink:href="../Images/AРМІЯINFORM/2023-05-22T64-00-00-04-00/photo_2023-05-22_13-13-44.jpg" xlink:type="simple" xlink:show="embed" xlink:actuate="onLoad" draw:mime-type="image/jpeg"/>
</draw:frame>
</text:p>
      <text:p text:style-name="P4">
Про це керівник програми оборонної політики та стратегії, науковийспівробітник Міжнародного центру оборони та безпеки (Таллінн) Тоні Лоуренсрозповів у<text:a xlink:type="simple" xlink:href="https://armyinform.com.ua/2023/05/22/yednist-nato-sygnal-dlya-rosiyi-ne-vtruchatysya-v-bezpeku-inshyh-krayin-toni-lourens/" text:style-name="Internet_20_link" text:visited-style-name="Visited_20_Internet_20_Link">
 ексклюзивномуінтерв’ю</text:a>
 кореспондентуАрміяInform під час конференції Леннарт Мері <text:span text:style-name="T5">
— щорічного безпекового форуму,який відбувається в Естонії з 2007 року. Подія названа на честь видатногоестонського політика та дипломата, міністра закордонних справ (1990-1992) тапрезидента (1992-2001) Естонії. Організаторами конференції є Міжнародний центроборони та безпеки та Європейська фундація Леннарт Мері.</text:span>
</text:p>
      <text:p text:style-name="P4">
Пан Тоні Лоуренс зазначив, що лише об’єднання альянсу може бути ефективнимрішенням «російської проблеми» для України та усієї Європи, аби не лишезупинити агресію рф, а й перемогти її та забезпечити тривалий мир у світі.</text:p>
      <text:p text:style-name="P4">
— Цілком зрозуміло, що Європа має бути більш об’єднаною та згуртованою у своїйбезпеці. У попередні 20 років у Північноатлантичному Альянсі були різніпогляди на те, як боротися із загрозами та як їх потрібно ідентифікувати.</text:p>
      <text:p text:style-name="P4">
російська війна проти України фактично об’єднала Альянс. Було створено міцнийфронт зі злагодженістю, який є дуже важливим сигналом для росії не втручатисяв безпеку інших країн.</text:p>
      <text:p text:style-name="P4">
Ось чому, наприклад, процес вступу Швеції та Фінляндії до НАТО є важливим (<text:span text:style-name="T5">
Фінляндія стала 31-ю країною Альянсу 4 квітня — ред.</text:span>
 ). Йдеться простворення ще одного міцного блоку об’єднаних націй, — сказав Тоні Лоуренс.</text:p>
      <text:p text:style-name="P4">
Source: <text:a xlink:type="simple" xlink:href="https://armyinform.com.ua/2023/05/22/rosijska-vijna-proty-ukrayiny-obyednala-nato-toni-lourens/" text:style-name="Internet_20_link" text:visited-style-name="Visited_20_Internet_20_Link">
https://armyinform.com.ua/2023/05/22/rosijska-vijna-proty-ukrayiny-obyednala-nato-toni-lourens/</text:a>
</text:p>
      <!--NEWS-->
      <text:h text:style-name="P10" text:outline-level="1">
<text:span text:style-name="T4">
23 травня відбудеться брифінг щодо розмінування територій, яке проводять підрозділи Держспецтрансслужби</text:span>
</text:h>
      <text:p text:style-name="P4">
Author: ['АРМІЯINFORM']</text:p>
      <text:p text:style-name="P4">
Time: 2023-05-22T65:00:00-04:00</text:p>
      <text:p text:style-name="P4">
Description: 23 травня о 10:00 у Military Media Center відбудеться брифінг та тему «Розмі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litary-media-center.jpg" text:style-name="Internet_20_link" text:visited-style-name="Visited_20_Internet_20_Link">
military-media-center.jpg</text:a>
']</text:p>
      <text:p text:style-name="P4">
Tags: ['БРИФІНГ', 'ДЕРЖСПЕЦТРАНССЛУЖБА', 'РОЗМІНУВАННЯ']</text:p>
      <text:p text:style-name="P4">
Category: News</text:p>
      <!--METADATA-->
      <text:p text:style-name="P4">
<draw:frame draw:style-name="fr1" draw:name="Image364" text:anchor-type="as-char" svg:width="6.9236in" svg:height="3.894525in" draw:z-index="0">
<draw:image xlink:href="../Images/AРМІЯINFORM/2023-05-22T65-00-00-04-00/military-media-center.jpg" xlink:type="simple" xlink:show="embed" xlink:actuate="onLoad" draw:mime-type="image/jpeg"/>
</draw:frame>
</text:p>
      <text:p text:style-name="P4">
<text:span text:style-name="T4">
23 травня о 10:00</text:span>
 у Military Media Center відбудеться брифінг та тему<text:span text:style-name="T4">
«Розмінування територій підрозділами Державної спеціальної служби транспортуМіноборони»</text:span>
 за участі представника Державної спеціальної служби транспортуМіністерства оборони України.</text:p>
      <text:p text:style-name="P4">
На брифінгу будуть обговорені питання:</text:p>
      <ol>
        <li>
Хід виконання завдань із розмінування територій підрозділами Держспецтрансслужби;  2. Підготовка саперів з урахуванням досвіду сучасних ризиків.</li>
      </ol>
      <text:p text:style-name="P4">
Акредитація представників ЗМІ обов’язкова і триватиме до <text:span text:style-name="T4">
18:00 22 травня.</text:span>
</text:p>
      <text:p text:style-name="P4">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а прескарти акредитації ЗСУ,контактного телефону.</text:p>
      <text:p text:style-name="P4">
Source: <text:a xlink:type="simple" xlink:href="https://armyinform.com.ua/2023/05/22/23-travnya-vidbudetsya-bryfing-shhodo-rozminuvannya-terytorij-yake-provodyat-pidrozdily-derzhspecztranssluzhby/" text:style-name="Internet_20_link" text:visited-style-name="Visited_20_Internet_20_Link">
https://armyinform.com.ua/2023/05/22/23-travnya-vidbudetsya-bryfing-shhodo-rozminuvannya-terytorij-yake-provodyat-pidrozdily-derzhspecztranssluzhby/</text:a>
</text:p>
      <!--NEWS-->
      <text:h text:style-name="P10" text:outline-level="1">
<text:span text:style-name="T4">
Наші війська у Бахмуті контролюють певні об’єкти та приватний сектор у районі «Літак» — Ганна Маляр</text:span>
</text:h>
      <text:p text:style-name="P4">
Author: ['Анастасія Богач']</text:p>
      <text:p text:style-name="P4">
Time: 2023-05-22T66:00:00-04:00</text:p>
      <text:p text:style-name="P4">
Description: Про це під час телевізійного марафону «Єдині новини» повідомила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17089427.jpg" text:style-name="Internet_20_link" text:visited-style-name="Visited_20_Internet_20_Link">
317089427.jpg</text:a>
']</text:p>
      <text:p text:style-name="P4">
Tags: ['ГАННА МАЛЯР']</text:p>
      <text:p text:style-name="P4">
Category: News</text:p>
      <!--METADATA-->
      <text:p text:style-name="P4">
<draw:frame draw:style-name="fr1" draw:name="Image365" text:anchor-type="as-char" svg:width="6.9236in" svg:height="4.615733in" draw:z-index="0">
<draw:image xlink:href="../Images/AРМІЯINFORM/2023-05-22T66-00-00-04-00/317089427.jpg" xlink:type="simple" xlink:show="embed" xlink:actuate="onLoad" draw:mime-type="image/jpeg"/>
</draw:frame>
</text:p>
      <text:p text:style-name="P4">
Про це під час телевізійного марафону <text:a xlink:type="simple" xlink:href="https://www.youtube.com/watch" text:style-name="Internet_20_link" text:visited-style-name="Visited_20_Internet_20_Link">
«Єдиніновини»</text:a>
 повідомила заступникМіністра оборони України Ганна Маляр.</text:p>
      <text:p text:style-name="P4">
За її словами, зараз найзапекліші бої тривають у Мар’їнці, Авдіївці та наБахмутському напрямку. Найбільше сил ворог стягує саме на Бахмутськийнапрямок.</text:p>
      <text:p text:style-name="P4">
— Учора за нашими Збройними Силами залишився контроль певних інфраструктурнихі промислових об’єктів та приватного сектору в південно-західному районі —район «Літак». Сьогодні також за нами залишається контроль цієї частини міста.Тривають бої. Ворог протягом цієї ночі й зараз здійснює зачистку територій,які він взяв у місті під контроль, — повідомила Ганна Маляр.</text:p>
      <text:p text:style-name="P4">
Окрім цього, за її словами, росіяни влаштовують у Бахмуті концерти, гучноспівають, задля створення пропагандистського вигляду, що їм вдалось взятимісто під контроль. Проте це не так.</text:p>
      <text:p text:style-name="P4">
— За рахунок того, що ми рухались по флангах і зайняли там панівні висоти,наші Збройні Сили дуже сильно ускладнили ворогу знаходження у місті. І ми,власне, продовжуємо просуватися. Тому в деяких окремих місцях Бахмута, якіконтролюються ворогом, він змушений переходити в оборону. Наступальнийпотенціал росіян суттєво знижений, тому ми виграли час для певних дій, про якіможна буде розказати згодом, — зазначила заступник Міністра оборони України.</text:p>
      <text:p text:style-name="P4">
Source: <text:a xlink:type="simple" xlink:href="https://armyinform.com.ua/2023/05/22/nashi-vijska-u-bahmuti-kontrolyuyut-pevni-obyekty-ta-pryvatnyj-sektor-u-rajoni-litak-ganna-malyar/" text:style-name="Internet_20_link" text:visited-style-name="Visited_20_Internet_20_Link">
https://armyinform.com.ua/2023/05/22/nashi-vijska-u-bahmuti-kontrolyuyut-pevni-obyekty-ta-pryvatnyj-sektor-u-rajoni-litak-ganna-malyar/</text:a>
</text:p>
      <!--NEWS-->
      <text:h text:style-name="P10" text:outline-level="1">
<text:span text:style-name="T4">
Володимир Зеленський: Повернути справедливість та гарантувати свободу для України — наше історичне завдання</text:span>
</text:h>
      <text:p text:style-name="P4">
Author: ['АРМІЯINFORM']</text:p>
      <text:p text:style-name="P4">
Time: 2023-05-22T67:00:00-04:00</text:p>
      <text:p text:style-name="P4">
Description: Президент України Володимир Зеленський наголосив, що повернути справедливість для вс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9368455406145974_y.jpg" text:style-name="Internet_20_link" text:visited-style-name="Visited_20_Internet_20_Link">
photo_5429368455406145974_y.jpg</text:a>
', '<text:a xlink:type="simple" xlink:href="https://armyinform.com.ua/wp-content/uploads/2023/05/photo_5429368455406145970_y-150x150.jpg" text:style-name="Internet_20_link" text:visited-style-name="Visited_20_Internet_20_Link">
photo_5429368455406145970_y-150x150.jpg</text:a>
', '<text:a xlink:type="simple" xlink:href="https://armyinform.com.ua/wp-content/uploads/2023/05/photo_5429368455406145973_y-150x150.jpg" text:style-name="Internet_20_link" text:visited-style-name="Visited_20_Internet_20_Link">
photo_5429368455406145973_y-150x150.jpg</text:a>
', '<text:a xlink:type="simple" xlink:href="https://armyinform.com.ua/wp-content/uploads/2023/05/photo_5429368455406145977_y-150x150.jpg" text:style-name="Internet_20_link" text:visited-style-name="Visited_20_Internet_20_Link">
photo_5429368455406145977_y-150x150.jpg</text:a>
', '<text:a xlink:type="simple" xlink:href="https://armyinform.com.ua/wp-content/uploads/2023/05/photo_5429368455406145975_y-150x150.jpg" text:style-name="Internet_20_link" text:visited-style-name="Visited_20_Internet_20_Link">
photo_5429368455406145975_y-150x150.jpg</text:a>
']</text:p>
      <text:p text:style-name="P4">
Tags: ['ВІЙНА', 'ВОЛОДИМИР ЗЕЛЕНСЬКИЙ', 'ВТОРГНЕННЯ РФ', 'ПРЕЗИДЕНТ УКРАЇНИ']</text:p>
      <text:p text:style-name="P4">
Category: News</text:p>
      <!--METADATA-->
      <text:p text:style-name="P4">
<draw:frame draw:style-name="fr1" draw:name="Image366" text:anchor-type="as-char" svg:width="6.9236in" svg:height="4.615733in" draw:z-index="0">
<draw:image xlink:href="../Images/AРМІЯINFORM/2023-05-22T67-00-00-04-00/photo_5429368455406145974_y.jpg" xlink:type="simple" xlink:show="embed" xlink:actuate="onLoad" draw:mime-type="image/jpeg"/>
</draw:frame>
</text:p>
      <text:p text:style-name="P4">
Президент України Володимир Зеленський наголосив, що повернути справедливістьдля всіх наших людей, гарантувати свободу для всієї нашої держави без жоднихвинятків — це наше історичне завдання.</text:p>
      <text:p text:style-name="P4">
Про це глава держави <text:a xlink:type="simple" xlink:href="https://t.me/V_Zelenskiy_official/6307" text:style-name="Internet_20_link" text:visited-style-name="Visited_20_Internet_20_Link">
написав</text:a>
 уТелеграмі.</text:p>
      <text:p text:style-name="P4">
Володимир Зеленський уточнив, що це завдання всіх, хто захищає державу, усіх,хто обрав Україну, а отже, здобуде перемогу.</text:p>
      <text:p text:style-name="P4">
<text:a xlink:type="simple" xlink:href="https://armyinform.com.ua/wp-content/uploads/2023/05/photo_5429368455406145970_y.jpg" text:style-name="Internet_20_link" text:visited-style-name="Visited_20_Internet_20_Link">
<draw:frame draw:style-name="fr1" draw:name="Image367" text:anchor-type="as-char" svg:width="6.9236in" svg:height="6.9236in" draw:z-index="0">
<draw:image xlink:href="../Images/AРМІЯINFORM/2023-05-22T67-00-00-04-00/photo_5429368455406145970_y-150x150.jpg" xlink:type="simple" xlink:show="embed" xlink:actuate="onLoad" draw:mime-type="image/jpeg"/>
</draw:frame>
</text:a>
</text:p>
      <text:p text:style-name="P4">
<text:a xlink:type="simple" xlink:href="https://armyinform.com.ua/wp-content/uploads/2023/05/photo_5429368455406145973_y.jpg" text:style-name="Internet_20_link" text:visited-style-name="Visited_20_Internet_20_Link">
<draw:frame draw:style-name="fr1" draw:name="Image368" text:anchor-type="as-char" svg:width="6.9236in" svg:height="6.9236in" draw:z-index="0">
<draw:image xlink:href="../Images/AРМІЯINFORM/2023-05-22T67-00-00-04-00/photo_5429368455406145973_y-150x150.jpg" xlink:type="simple" xlink:show="embed" xlink:actuate="onLoad" draw:mime-type="image/jpeg"/>
</draw:frame>
</text:a>
</text:p>
      <text:p text:style-name="P4">
<text:a xlink:type="simple" xlink:href="https://armyinform.com.ua/wp-content/uploads/2023/05/photo_5429368455406145977_y.jpg" text:style-name="Internet_20_link" text:visited-style-name="Visited_20_Internet_20_Link">
<draw:frame draw:style-name="fr1" draw:name="Image369" text:anchor-type="as-char" svg:width="6.9236in" svg:height="6.9236in" draw:z-index="0">
<draw:image xlink:href="../Images/AРМІЯINFORM/2023-05-22T67-00-00-04-00/photo_5429368455406145977_y-150x150.jpg" xlink:type="simple" xlink:show="embed" xlink:actuate="onLoad" draw:mime-type="image/jpeg"/>
</draw:frame>
</text:a>
</text:p>
      <text:p text:style-name="P4">
<text:a xlink:type="simple" xlink:href="https://armyinform.com.ua/wp-content/uploads/2023/05/photo_5429368455406145975_y.jpg" text:style-name="Internet_20_link" text:visited-style-name="Visited_20_Internet_20_Link">
<draw:frame draw:style-name="fr1" draw:name="Image370" text:anchor-type="as-char" svg:width="6.9236in" svg:height="6.9236in" draw:z-index="0">
<draw:image xlink:href="../Images/AРМІЯINFORM/2023-05-22T67-00-00-04-00/photo_5429368455406145975_y-150x150.jpg" xlink:type="simple" xlink:show="embed" xlink:actuate="onLoad" draw:mime-type="image/jpeg"/>
</draw:frame>
</text:a>
</text:p>
      <text:p text:style-name="P4">
Source: <text:a xlink:type="simple" xlink:href="https://armyinform.com.ua/2023/05/22/volodymyr-zelenskyj-povernuty-spravedlyvist-ta-garantuvaty-svobodu-dlya-ukrayiny-nashe-istorychne-zavdannya/" text:style-name="Internet_20_link" text:visited-style-name="Visited_20_Internet_20_Link">
https://armyinform.com.ua/2023/05/22/volodymyr-zelenskyj-povernuty-spravedlyvist-ta-garantuvaty-svobodu-dlya-ukrayiny-nashe-istorychne-zavdannya/</text:a>
</text:p>
      <!--NEWS-->
      <text:h text:style-name="P10" text:outline-level="1">
<text:span text:style-name="T4">
Ворог використовує піратські програми для отримання доступу до пристроїв громадян — Держспецзв’язок</text:span>
</text:h>
      <text:p text:style-name="P4">
Author: ['АРМІЯINFORM']</text:p>
      <text:p text:style-name="P4">
Time: 2023-05-22T68:00:00-04:00</text:p>
      <text:p text:style-name="P4">
Description: З метою отримання несанкціонованого доступу до інформаційних систем організацій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ite000303.png" text:style-name="Internet_20_link" text:visited-style-name="Visited_20_Internet_20_Link">
site000303.png</text:a>
']</text:p>
      <text:p text:style-name="P4">
Tags: ['STOPRUSSIA', 'АГРЕСІЯ РФ', 'ВІЙНА', 'ВТОРГНЕННЯ РФ', "ДЕРЖАВНА СЛУЖБА СПЕЦІАЛЬНОГО ЗВ'ЯЗКУ ТА ЗАХИСТУ ІНФОРМАЦІЇ УКРАЇНИ"]</text:p>
      <text:p text:style-name="P4">
Category: News</text:p>
      <!--METADATA-->
      <text:p text:style-name="P4">
<draw:frame draw:style-name="fr1" draw:name="Image371" text:anchor-type="as-char" svg:width="6.9236in" svg:height="5.204239in" draw:z-index="0">
<draw:image xlink:href="../Images/AРМІЯINFORM/2023-05-22T68-00-00-04-00/site000303.png" xlink:type="simple" xlink:show="embed" xlink:actuate="onLoad" draw:mime-type="image/png"/>
</draw:frame>
</text:p>
      <text:p text:style-name="P4">
З метою отримання несанкціонованого доступу до інформаційних системорганізацій та громадян України російські хакери постійно шукають нові методи.Фахівці Урядової команди реагування на комп’ютерні надзвичайні події <text:a xlink:type="simple" xlink:href="https://cert.gov.ua/" text:style-name="Internet_20_link" text:visited-style-name="Visited_20_Internet_20_Link">
CERT-UA</text:a>
 застерігають: все більш небезпечним стаєвикористання неліцензійного (піратського) програмного забезпечення. Таке ПЗворог поширює навіть через українські торенти — Держспецзв’язку вже<text:a xlink:type="simple" xlink:href="https://cip.gov.ua/ua/news/russian-hackers-spread-infected-software-through-torrents" text:style-name="Internet_20_link" text:visited-style-name="Visited_20_Internet_20_Link">
попереджала</text:a>
 про це раніше.</text:p>
      <text:p text:style-name="P4">
«Важливо пам’ятати: навіть одна «зламана» програма (чи то програма з офісногопакета, чи пасьянс «косинка» тощо), встановлена на один із компʼютеріворганізації, може відкрити двері російським хакерам та спецслужбам рф доінформації про українську організацію», — йдеться у<text:a xlink:type="simple" xlink:href="https://cip.gov.ua/ua/news/rosiyani-vikoristovuyut-piratski-programi-dlya-otrimannya-dostupu-do-pristroyiv-gromadyan" text:style-name="Internet_20_link" text:visited-style-name="Visited_20_Internet_20_Link">
повідомленні</text:a>
 Державної службиспеціального зв’язку та захисту інформації України.</text:p>
      <text:p text:style-name="P4">
У Держспецзв’язку прогнозують, що використання такого вектора кібератак лишезростатиме і надалі. На українських торент-трекерах з’являтиметься все більшенових користувачів, які розповсюджуватимуть небезпечний піратський софт.</text:p>
      <text:p text:style-name="P4">
При цьому мотивація хакерів може бути різною: від кібершпіонажу тадеструктивних дій — до викрадення даних банківських карток, а в подальшому —коштів; чи зараження вірусами-вимагачами з подальшим вимаганням викупу.</text:p>
      <text:p text:style-name="P4">
Нагадаємо, на початку квітня у CERT-UA<text:a xlink:type="simple" xlink:href="https://cip.gov.ua/ua/news/piratski-programi-vidkriti-dlya-khakeriv-dveri-do-komp-yuternikh-sistem-pidpriyemstv-ta-organizacii" text:style-name="Internet_20_link" text:visited-style-name="Visited_20_Internet_20_Link">
повідомляли</text:a>
 прокіберінцидент, який стався внаслідок встановлення неліцензійної програми.</text:p>
      <text:p text:style-name="P4">
Source: <text:a xlink:type="simple" xlink:href="https://armyinform.com.ua/2023/05/22/vorog-vykorystovuye-piratski-programy-dlya-otrymannya-dostupu-do-prystroyiv-gromadyan-derzhspeczzvyazok/" text:style-name="Internet_20_link" text:visited-style-name="Visited_20_Internet_20_Link">
https://armyinform.com.ua/2023/05/22/vorog-vykorystovuye-piratski-programy-dlya-otrymannya-dostupu-do-prystroyiv-gromadyan-derzhspeczzvyazok/</text:a>
</text:p>
      <!--NEWS-->
      <text:h text:style-name="P10" text:outline-level="1">
<text:span text:style-name="T4">
На Київщини повідомлено про підозру «ТіkТоk» блогеру, що заперечував агресію рф</text:span>
</text:h>
      <text:p text:style-name="P4">
Author: ['АРМІЯINFORM']</text:p>
      <text:p text:style-name="P4">
Time: 2023-05-22T69:00:00-04:00</text:p>
      <text:p text:style-name="P4">
Description: За процесуального керівництва Київської міської прокуратури мешканцю Києва повідом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38-e1684750496379.jpg" text:style-name="Internet_20_link" text:visited-style-name="Visited_20_Internet_20_Link">
7-38-e1684750496379.jpg</text:a>
']</text:p>
      <text:p text:style-name="P4">
Tags: ['STOPRUSSIA', 'АГРЕСІЯ РФ', 'ВТОРГНЕННЯ РФ']</text:p>
      <text:p text:style-name="P4">
Category: News</text:p>
      <!--METADATA-->
      <text:p text:style-name="P4">
<draw:frame draw:style-name="fr1" draw:name="Image372" text:anchor-type="as-char" svg:width="6.9236in" svg:height="6.642768in" draw:z-index="0">
<draw:image xlink:href="../Images/AРМІЯINFORM/2023-05-22T69-00-00-04-00/7-38-e1684750496379.jpg" xlink:type="simple" xlink:show="embed" xlink:actuate="onLoad" draw:mime-type="image/jpeg"/>
</draw:frame>
</text:p>
      <text:p text:style-name="P4">
За процесуального керівництва Київської міської прокуратури мешканцю Києваповідомлено про підозру у запереченні збройної агресії рф проти України.</text:p>
      <text:p text:style-name="P4">
За даними слідства, після початку повномасштабного вторгнення рф в Українупідозрюваний створив відеозапис із запереченням збройної агресії рф протиУкраїни, який у подальшому був розміщений у «ТіkТоk».</text:p>
      <text:p text:style-name="P4">
У своїх відеоматеріалах підозрюваний намагався зняти з рф відповідальність заповномасштабну війну в Україні та звинувачував у всьому «сатанинську мафію».При цьому, блогер закликав усіх глядачів контенту об’єднуватися та чинитиактивний супротив українським правоохоронцям.</text:p>
      <text:p text:style-name="P4">
Висновками судової лінгвістичної експертизи підтверджено, що висловлювання вопублікованих матеріалах мають пропагандистський характер та спрямовані назаперечення збройної агресії рф проти України.</text:p>
      <text:p text:style-name="P4">
Наразі вирішується питання про обрання підозрюваному запобіжного заходу.</text:p>
      <text:p text:style-name="P4">
Досудове розслідування у кримінальному провадженні здійснює СУ ГУ СБУ у м.Києві та Київській області.</text:p>
      <text:p text:style-name="P4">
<text:span text:style-name="T4">
Джерело:</text:span>
 <text:a xlink:type="simple" xlink:href="https://www.gp.gov.ua/ua/posts/zaperecuvav-zbroinu-agresiyu-rf-ta-zvinuvacuvav-u-viini-sataninsku-mafiyu-tiktok-blogeru-povidomleno-pro-pidozru" text:style-name="Internet_20_link" text:visited-style-name="Visited_20_Internet_20_Link">
<text:span text:style-name="T5">
Офіс Генерального прокурораУкраїни</text:span>
</text:a>
</text:p>
      <text:p text:style-name="P4">
Source: <text:a xlink:type="simple" xlink:href="https://armyinform.com.ua/2023/05/22/na-kyyivshhyny-povidomleno-pro-pidozru-tiktok-blogeru-shho-zaperechuvav-agresiyu-rf/" text:style-name="Internet_20_link" text:visited-style-name="Visited_20_Internet_20_Link">
https://armyinform.com.ua/2023/05/22/na-kyyivshhyny-povidomleno-pro-pidozru-tiktok-blogeru-shho-zaperechuvav-agresiyu-rf/</text:a>
</text:p>
      <!--NEWS-->
      <text:h text:style-name="P10" text:outline-level="1">
<text:span text:style-name="T4">
Робота із залучення ресурсів Європейського Союзу до проєктів розмінування в Україні триває</text:span>
</text:h>
      <text:p text:style-name="P4">
Author: ['АРМІЯINFORM']</text:p>
      <text:p text:style-name="P4">
Time: 2023-05-22T70:00:00-04:00</text:p>
      <text:p text:style-name="P4">
Description: Про це повідомляє Служба зв’язків з громадськістю Командування Сил підтримки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493216_994382555037100_608758148425477919_n.jpg" text:style-name="Internet_20_link" text:visited-style-name="Visited_20_Internet_20_Link">
348493216_994382555037100_608758148425477919_n.jpg</text:a>
', '<text:a xlink:type="simple" xlink:href="https://armyinform.com.ua/wp-content/uploads/2023/05/348547380_956402135786603_1206802066915415259_n.jpg" text:style-name="Internet_20_link" text:visited-style-name="Visited_20_Internet_20_Link">
348547380_956402135786603_1206802066915415259_n.jpg</text:a>
', '<text:a xlink:type="simple" xlink:href="https://armyinform.com.ua/wp-content/uploads/2023/05/347637367_624374019334914_772244345199540418_n-1-150x150.jpg" text:style-name="Internet_20_link" text:visited-style-name="Visited_20_Internet_20_Link">
347637367_624374019334914_772244345199540418_n-1-150x150.jpg</text:a>
', '<text:a xlink:type="simple" xlink:href="https://armyinform.com.ua/wp-content/uploads/2023/05/347648834_661228619163793_6281342040913599218_n-150x150.jpg" text:style-name="Internet_20_link" text:visited-style-name="Visited_20_Internet_20_Link">
347648834_661228619163793_6281342040913599218_n-150x150.jpg</text:a>
', '<text:a xlink:type="simple" xlink:href="https://armyinform.com.ua/wp-content/uploads/2023/05/348215960_920420862345531_3658173103044254399_n-150x150.jpg" text:style-name="Internet_20_link" text:visited-style-name="Visited_20_Internet_20_Link">
348215960_920420862345531_3658173103044254399_n-150x150.jpg</text:a>
']</text:p>
      <text:p text:style-name="P4">
Tags: ['КОМАНДУВАННЯ СИЛ ЛОГІСТИКИ ЗС УКРАЇНИ']</text:p>
      <text:p text:style-name="P4">
Category: News</text:p>
      <!--METADATA-->
      <text:p text:style-name="P4">
<draw:frame draw:style-name="fr1" draw:name="Image373" text:anchor-type="as-char" svg:width="6.9236in" svg:height="4.619642in" draw:z-index="0">
<draw:image xlink:href="../Images/AРМІЯINFORM/2023-05-22T70-00-00-04-00/348493216_994382555037100_608758148425477919_n.jpg" xlink:type="simple" xlink:show="embed" xlink:actuate="onLoad" draw:mime-type="image/jpeg"/>
</draw:frame>
</text:p>
      <text:p text:style-name="P4">
Про це<text:a xlink:type="simple" xlink:href="https://www.facebook.com/KSP.ZSU" text:style-name="Internet_20_link" text:visited-style-name="Visited_20_Internet_20_Link">
 повідомляє</text:a>
Служба зв’язків з громадськістюКомандування Сил підтримки Збройних Сил України.</text:p>
      <text:p text:style-name="P4">
Зазначається, що нещодавно, делегація ЗСУ на чолі з начальником кінологічноговідділу Командування Сил підтримки Збройних Сил України полковником ПетромБружиною взяла участь у засіданні спільної Робочої групи ЄС-США з питаньпідготовки пошукових собак.</text:p>
      <text:p text:style-name="P4">
<draw:frame draw:style-name="fr1" draw:name="Image374" text:anchor-type="as-char" svg:width="6.9236in" svg:height="4.613779in" draw:z-index="0">
<draw:image xlink:href="../Images/AРМІЯINFORM/2023-05-22T70-00-00-04-00/348547380_956402135786603_1206802066915415259_n.jpg" xlink:type="simple" xlink:show="embed" xlink:actuate="onLoad" draw:mime-type="image/jpeg"/>
</draw:frame>
</text:p>
      <text:p text:style-name="P4">
Цей проєкт створений Представництвом при ЄС у рамках забезпечення безпеки містта селищ України від вибухонебезпечних предметів шляхом надання пошуковихсобак українським органам влади, які відповідають за протимінну діяльність.</text:p>
      <text:p text:style-name="P4">
<text:a xlink:type="simple" xlink:href="https://armyinform.com.ua/wp-content/uploads/2023/05/347637367_624374019334914_772244345199540418_n-1.jpg" text:style-name="Internet_20_link" text:visited-style-name="Visited_20_Internet_20_Link">
<draw:frame draw:style-name="fr1" draw:name="Image375" text:anchor-type="as-char" svg:width="6.9236in" svg:height="6.9236in" draw:z-index="0">
<draw:image xlink:href="../Images/AРМІЯINFORM/2023-05-22T70-00-00-04-00/347637367_624374019334914_772244345199540418_n-1-150x150.jpg" xlink:type="simple" xlink:show="embed" xlink:actuate="onLoad" draw:mime-type="image/jpeg"/>
</draw:frame>
</text:a>
</text:p>
      <text:p text:style-name="P4">
<text:a xlink:type="simple" xlink:href="https://armyinform.com.ua/wp-content/uploads/2023/05/347648834_661228619163793_6281342040913599218_n.jpg" text:style-name="Internet_20_link" text:visited-style-name="Visited_20_Internet_20_Link">
<draw:frame draw:style-name="fr1" draw:name="Image376" text:anchor-type="as-char" svg:width="6.9236in" svg:height="6.9236in" draw:z-index="0">
<draw:image xlink:href="../Images/AРМІЯINFORM/2023-05-22T70-00-00-04-00/347648834_661228619163793_6281342040913599218_n-150x150.jpg" xlink:type="simple" xlink:show="embed" xlink:actuate="onLoad" draw:mime-type="image/jpeg"/>
</draw:frame>
</text:a>
</text:p>
      <text:p text:style-name="P4">
<text:a xlink:type="simple" xlink:href="https://armyinform.com.ua/wp-content/uploads/2023/05/348215960_920420862345531_3658173103044254399_n.jpg" text:style-name="Internet_20_link" text:visited-style-name="Visited_20_Internet_20_Link">
<draw:frame draw:style-name="fr1" draw:name="Image377" text:anchor-type="as-char" svg:width="6.9236in" svg:height="6.9236in" draw:z-index="0">
<draw:image xlink:href="../Images/AРМІЯINFORM/2023-05-22T70-00-00-04-00/348215960_920420862345531_3658173103044254399_n-150x150.jpg" xlink:type="simple" xlink:show="embed" xlink:actuate="onLoad" draw:mime-type="image/jpeg"/>
</draw:frame>
</text:a>
</text:p>
      <text:p text:style-name="P4">
Участь у заході взяли наші друзі та колеги, міжнародні експерти зЄвропейського Союзу та США. Було обговорено низку важливих питань щодопроцедур сертифікації та відповідних програм підготовки пошукових собак звиявлення вибухових речовин і вогнепальної зброї. Також міжнародні партнериобговорили з нашими фахівцями-кінологами аспекти подальшої співпраці в рамкахтривалого згаданого проєкту у сфері розмінування.</text:p>
      <text:p text:style-name="P4">
Довідково: Чотирилапі, передані в Україну, — це переважно бельгійськівівчарки, які мають винятковий нюх і ідеально підходять для покладених на нихзавдань. Це перша група собак, передана в Україну. Проект Європейської комісіїдля України передбачає підготовку загалом 50 собак, які будуть служитиукраїнському суспільству, яке вже рік бореться з російським вторгненням досвоєї країни. Тварин відправили до підрозділів розмінування, що діють у складіЗбройних Сил України. До кінця цього року в Україну мають завезти ще навченихсобак.</text:p>
      <text:p text:style-name="P4">
До речі, у рамках проєкту перший десяток службових собак навчений та переданийкінологічним підрозділам ЗСУ. Деякі з них уже приступили до виконання завданьза призначенням. Чотирилапі помічники допомагають нашим саперам виявлятисмертоносне залізяччя, яке по собі залишив російський окупант.</text:p>
      <text:p text:style-name="P4">
Source: <text:a xlink:type="simple" xlink:href="https://armyinform.com.ua/2023/05/22/robota-iz-zaluchennya-resursiv-yevropejskogo-soyuzu-do-proyektiv-rozminuvannya-v-ukrayini-tryvaye/" text:style-name="Internet_20_link" text:visited-style-name="Visited_20_Internet_20_Link">
https://armyinform.com.ua/2023/05/22/robota-iz-zaluchennya-resursiv-yevropejskogo-soyuzu-do-proyektiv-rozminuvannya-v-ukrayini-tryvaye/</text:a>
</text:p>
      <!--NEWS-->
      <text:h text:style-name="P10" text:outline-level="1">
<text:span text:style-name="T4">
Звернення генерал-майора Кирила Буданова до російських військовослужбовців</text:span>
</text:h>
      <text:p text:style-name="P4">
Author: ['АРМІЯINFORM']</text:p>
      <text:p text:style-name="P4">
Time: 2023-05-22T71:00:00-04:00</text:p>
      <text:p text:style-name="P4">
Description: Начальник Головного управління розвідки Міністерства оборони України генерал-майо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ЗВЕРНЕННЯ ДО РОСІЙСЬКИХ ВІЙСЬКОВИХ', 'КИРИЛО БУДАНОВ']</text:p>
      <text:p text:style-name="P4">
Category: News</text:p>
      <!--METADATA-->
      <text:p text:style-name="P4">
Начальник Головного управління розвідки Міністерства оборони України генерал-майор Кирило Буданов звернувся російською до представників армії рф:</text:p>
      <text:p text:style-name="P4">
<text:span text:style-name="T4">
<text:span text:style-name="T5">
«Будет еще хуже. У вас есть выбор — умереть или спасти свою жизнь»</text:span>
</text:span>
 , —зазначив він.</text:p>
      <text:p text:style-name="P4">
Генерал-майор Кирило Буданов розповів, що потрібно зробити російськимвійськовим, аби вижити.</text:p>
      <text:p text:style-name="P4">
<text:span text:style-name="T5">
<text:span text:style-name="T4">
«Украина дает россиянам шанс не стать бессмысленной жертвой во имя безумныхамбиций кремлевских руководителей и вернуться домой живым»</text:span>
</text:span>
 , — йдеться вповідомленні.</text:p>
      <text:p text:style-name="P4">
У ГУР МОУ закликали: <text:span text:style-name="T5">
<text:span text:style-name="T4">
«Распространяйте это видео, возможно данная информацияспасет жизнь вашим родственникам или знакомым».</text:span>
</text:span>
</text:p>
      <text:p text:style-name="P4">
<text:a xlink:type="simple" xlink:href="https://t.me/spasisebyabot" text:style-name="Internet_20_link" text:visited-style-name="Visited_20_Internet_20_Link">
Чатбот «Хочу жить»</text:a>
</text:p>
      <text:p text:style-name="P4">
<text:span text:style-name="T4">
Джерело:</text:span>
 <text:span text:style-name="T5">
<text:a xlink:type="simple" xlink:href="https://t.me/DIUkraine/2336" text:style-name="Internet_20_link" text:visited-style-name="Visited_20_Internet_20_Link">
ГУР МОУ</text:a>
</text:span>
</text:p>
      <text:p text:style-name="P4">
Source: <text:a xlink:type="simple" xlink:href="https://armyinform.com.ua/2023/05/22/zvernennya-general-majora-kyryla-budanova-do-rosijskyh-vijskovosluzhbovcziv/" text:style-name="Internet_20_link" text:visited-style-name="Visited_20_Internet_20_Link">
https://armyinform.com.ua/2023/05/22/zvernennya-general-majora-kyryla-budanova-do-rosijskyh-vijskovosluzhbovcziv/</text:a>
</text:p>
      <!--NEWS-->
      <text:h text:style-name="P10" text:outline-level="1">
<text:span text:style-name="T4">
Відсутність фото-, відео з військовополоненим або офіційного підтвердження не впливає на обмін — Координаційний штаб</text:span>
</text:h>
      <text:p text:style-name="P4">
Author: ['АРМІЯINFORM']</text:p>
      <text:p text:style-name="P4">
Time: 2023-05-22T72:00:00-04:00</text:p>
      <text:p text:style-name="P4">
Description: Відсутність фото- чи відеоматеріалів з полону або офіційного підтвердження не є підста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1138038-498.jpg" text:style-name="Internet_20_link" text:visited-style-name="Visited_20_Internet_20_Link">
630_360_1681138038-498.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378" text:anchor-type="as-char" svg:width="6.9236in" svg:height="3.956343in" draw:z-index="0">
<draw:image xlink:href="../Images/AРМІЯINFORM/2023-05-22T72-00-00-04-00/630_360_1681138038-498.jpg" xlink:type="simple" xlink:show="embed" xlink:actuate="onLoad" draw:mime-type="image/jpeg"/>
</draw:frame>
</text:p>
      <text:p text:style-name="P4">
Відсутність фото- чи відеоматеріалів з полону або офіційного підтвердження неє підставою не включати військовослужбовця на обмін.</text:p>
      <text:p text:style-name="P4">
Про це <text:a xlink:type="simple" xlink:href="https://t.me/Koord_shtab/1096" text:style-name="Internet_20_link" text:visited-style-name="Visited_20_Internet_20_Link">
йшлося</text:a>
 під час зустрічі з родинамиоборонців окремої аеромобільної бригади у Координаційному штабі.</text:p>
      <text:p text:style-name="P4">
«Ми повертаємо з полону всіх, хто є в реєстрі НІБ. Якщо з’являється новаінформація чи свідчення про зниклого безвісти, це може бути підставою длязміни його облікової категорії», — йдеться у повідомленні.</text:p>
      <text:p text:style-name="P4">
У штабі зазначили, що наявність додаткової інформації про захисника, свідченнявизволених з ворожої неволі чи підтвердження полону міністерством оборониросійської федерації є важливими, проте не мають безпосереднього впливу наобмін.</text:p>
      <text:p text:style-name="P4">
Що стосується комунікації з військовими частинами, представник штабу зауважив,що документ, який частина зобов’язана надати сім’ям – це сповіщення. Іншідокументи, крім тих, що мають обмежений доступ, можна отримати, зробившивідповідні запити через територіальні центри комплектування та соціальноїпідтримки.</text:p>
      <text:p text:style-name="P4">
Окремо на зустрічі обговорили питання грошового забезпечення та комунікації зіслідчими Національної поліції України.</text:p>
      <text:p text:style-name="P4">
Source: <text:a xlink:type="simple" xlink:href="https://armyinform.com.ua/2023/05/22/vidsutnist-foto-video-z-vijskovopolonenym-abo-oficzijnogo-pidtverdzhennya-ne-vplyvaye-na-obmin-koordynaczijnyj-shtab/" text:style-name="Internet_20_link" text:visited-style-name="Visited_20_Internet_20_Link">
https://armyinform.com.ua/2023/05/22/vidsutnist-foto-video-z-vijskovopolonenym-abo-oficzijnogo-pidtverdzhennya-ne-vplyvaye-na-obmin-koordynaczijnyj-shtab/</text:a>
</text:p>
      <!--NEWS-->
      <text:h text:style-name="P10" text:outline-level="1">
<text:span text:style-name="T4">
«Зруйнований російськими окупантами Бахмут — це те, на що зараз дивиться весь світ» — представник ГУР МОУ</text:span>
</text:h>
      <text:p text:style-name="P4">
Author: ['Андрій Агєєв']</text:p>
      <text:p text:style-name="P4">
Time: 2023-05-22T73:00:00-04:00</text:p>
      <text:p text:style-name="P4">
Description: — Усі дати й терміни, коли російська пропаганда найкраще могла використати повідом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3.jpg" text:style-name="Internet_20_link" text:visited-style-name="Visited_20_Internet_20_Link">
bahmut-3.jpg</text:a>
']</text:p>
      <text:p text:style-name="P4">
Tags: ['АНДРІЙ ЮСОВ']</text:p>
      <text:p text:style-name="P4">
Category: News</text:p>
      <!--METADATA-->
      <text:p text:style-name="P4">
<draw:frame draw:style-name="fr1" draw:name="Image379" text:anchor-type="as-char" svg:width="6.9236in" svg:height="3.894525in" draw:z-index="0">
<draw:image xlink:href="../Images/AРМІЯINFORM/2023-05-22T73-00-00-04-00/bahmut-3.jpg" xlink:type="simple" xlink:show="embed" xlink:actuate="onLoad" draw:mime-type="image/jpeg"/>
</draw:frame>
Ілюстративне фото</text:p>
      <text:p text:style-name="P4">
— Усі дати й терміни, коли російська пропаганда найкраще могла використатиповідомлення про взяття Бахмута, вже давно минули. І остання — це було 9травня. Саме тоді, з пропагандистськими цілями, колективний путін мав би бодайщось презентувати в контексті досягнень так званого сво і, власне, великогозимового, а тепер вже й не зимового наступу, — коментуючи останні заявироспропаганди про взяття Бахмута сказав у прямому ефірі телемарафону «Єдиніновини» представник Головного управління розвідки Міністерства оборони УкраїниАндрій Юсов.</text:p>
      <text:p text:style-name="P4">
— Крім того, важливо, що продовжується протистояння між пригожиним, шойгу тагерасимовим, і, звичайно, сам факт, що цю новини оголошує пригожин, тозрозуміло, що для офіційних структур міноборони рф це не добрі звістки. Єдине,з чим точно можна «привітати» рашистів — знищення більшої частини містаБахмут. Це те, на що зараз дивиться весь світ, що чергове місто, яке доширокомасштабного вторгнення під контролем України розвивалось, процвітало,зараз фактично знищене. Це ще один приклад воєнних злочинів і геноцидної війниросіян проти України. І, власне, картинка того, що з собою несе «рускій мір»,— наголосив Андрій Юсов.</text:p>
      <text:p text:style-name="P4">
Говорячи про резерви, які росія планує кинути в Бахмут, то представник ГУР МОУкраїни заявив, що окупанти роблять ставку не так на якість їхньої підготовки,як на кількість.</text:p>
      <text:p text:style-name="P4">
— Те, що вони їх перекидають під Бахмут, означає, що ці підрозділи вже нез’являться на іншій ділянці лінії фронту. Це також здобуток українських Силоборони, захисників фортеці Бахмут. Які у важких умовах, великою ціною, понад9 місяців стримують ворога і завдають значних втрат живій силі та техніціокупантів. Втрати росіян під Бахмутом колосальні й абсолютно не відповідаютьне поставленим цілям, ні отриманим результатам, — констатував Андрій Юсов.</text:p>
      <text:p text:style-name="P4">
Source: <text:a xlink:type="simple" xlink:href="https://armyinform.com.ua/2023/05/22/zrujnovanyj-rosijskymy-okupantamy-bahmut-cze-te-na-shho-zaraz-dyvytsya-ves-svit-predstavnyk-gur-mou/" text:style-name="Internet_20_link" text:visited-style-name="Visited_20_Internet_20_Link">
https://armyinform.com.ua/2023/05/22/zrujnovanyj-rosijskymy-okupantamy-bahmut-cze-te-na-shho-zaraz-dyvytsya-ves-svit-predstavnyk-gur-mou/</text:a>
</text:p>
      <!--NEWS-->
      <text:h text:style-name="P10" text:outline-level="1">
<text:span text:style-name="T4">
Міноборони задовольнило потребу щодо постачання літньої форми. Формується резерв на зиму</text:span>
</text:h>
      <text:p text:style-name="P4">
Author: ['АРМІЯINFORM']</text:p>
      <text:p text:style-name="P4">
Time: 2023-05-22T74:00:00-04:00</text:p>
      <text:p text:style-name="P4">
Description: Міноборони здійснює всі необхідні заходи із забезпечення військовослужбовців літнь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1343105275185796_y.jpg" text:style-name="Internet_20_link" text:visited-style-name="Visited_20_Internet_20_Link">
photo_5431343105275185796_y.jpg</text:a>
', '<text:a xlink:type="simple" xlink:href="https://armyinform.com.ua/wp-content/uploads/2023/05/photo_5431343105275185795_y-150x150.jpg" text:style-name="Internet_20_link" text:visited-style-name="Visited_20_Internet_20_Link">
photo_5431343105275185795_y-150x150.jpg</text:a>
', '<text:a xlink:type="simple" xlink:href="https://armyinform.com.ua/wp-content/uploads/2023/05/photo_5431343105275185797_y-150x150.jpg" text:style-name="Internet_20_link" text:visited-style-name="Visited_20_Internet_20_Link">
photo_5431343105275185797_y-150x150.jpg</text:a>
', '<text:a xlink:type="simple" xlink:href="https://armyinform.com.ua/wp-content/uploads/2023/05/photo_5431343105275185800_y-150x150.jpg" text:style-name="Internet_20_link" text:visited-style-name="Visited_20_Internet_20_Link">
photo_5431343105275185800_y-150x150.jpg</text:a>
']</text:p>
      <text:p text:style-name="P4">
Tags: ['ГАННА МАЛЯР', 'ЛІТНЯ ФОРМА']</text:p>
      <text:p text:style-name="P4">
Category: News</text:p>
      <!--METADATA-->
      <text:p text:style-name="P4">
<draw:frame draw:style-name="fr1" draw:name="Image380" text:anchor-type="as-char" svg:width="6.9236in" svg:height="3.850197in" draw:z-index="0">
<draw:image xlink:href="../Images/AРМІЯINFORM/2023-05-22T74-00-00-04-00/photo_5431343105275185796_y.jpg" xlink:type="simple" xlink:show="embed" xlink:actuate="onLoad" draw:mime-type="image/jpeg"/>
</draw:frame>
</text:p>
      <text:p text:style-name="P4">
Міноборони здійснює всі необхідні заходи із забезпечення військовослужбовцівлітньою військовою формою.</text:p>
      <text:p text:style-name="P4">
Про це <text:a xlink:type="simple" xlink:href="https://t.me/annamaliar/785" text:style-name="Internet_20_link" text:visited-style-name="Visited_20_Internet_20_Link">
повідомила</text:a>
 заступник Міністра оборониУкраїни Ганна Маляр.</text:p>
      <text:p text:style-name="P4">
«Процес відбувається планово, відповідно до норм забезпечення речовим майномвійськовослужбовців ЗСУ. Для всіх предметів речового майна встановлено строкиїх експлуатації з урахуванням умов ведення бойових дій», — зазначила вона.</text:p>
      <text:p text:style-name="P4">
<text:a xlink:type="simple" xlink:href="https://armyinform.com.ua/wp-content/uploads/2023/05/photo_5431343105275185795_y.jpg" text:style-name="Internet_20_link" text:visited-style-name="Visited_20_Internet_20_Link">
<draw:frame draw:style-name="fr1" draw:name="Image381" text:anchor-type="as-char" svg:width="6.9236in" svg:height="6.9236in" draw:z-index="0">
<draw:image xlink:href="../Images/AРМІЯINFORM/2023-05-22T74-00-00-04-00/photo_5431343105275185795_y-150x150.jpg" xlink:type="simple" xlink:show="embed" xlink:actuate="onLoad" draw:mime-type="image/jpeg"/>
</draw:frame>
</text:a>
</text:p>
      <text:p text:style-name="P4">
<text:a xlink:type="simple" xlink:href="https://armyinform.com.ua/wp-content/uploads/2023/05/photo_5431343105275185797_y.jpg" text:style-name="Internet_20_link" text:visited-style-name="Visited_20_Internet_20_Link">
<draw:frame draw:style-name="fr1" draw:name="Image382" text:anchor-type="as-char" svg:width="6.9236in" svg:height="6.9236in" draw:z-index="0">
<draw:image xlink:href="../Images/AРМІЯINFORM/2023-05-22T74-00-00-04-00/photo_5431343105275185797_y-150x150.jpg" xlink:type="simple" xlink:show="embed" xlink:actuate="onLoad" draw:mime-type="image/jpeg"/>
</draw:frame>
</text:a>
</text:p>
      <text:p text:style-name="P4">
<text:a xlink:type="simple" xlink:href="https://armyinform.com.ua/wp-content/uploads/2023/05/photo_5431343105275185800_y.jpg" text:style-name="Internet_20_link" text:visited-style-name="Visited_20_Internet_20_Link">
<draw:frame draw:style-name="fr1" draw:name="Image383" text:anchor-type="as-char" svg:width="6.9236in" svg:height="6.9236in" draw:z-index="0">
<draw:image xlink:href="../Images/AРМІЯINFORM/2023-05-22T74-00-00-04-00/photo_5431343105275185800_y-150x150.jpg" xlink:type="simple" xlink:show="embed" xlink:actuate="onLoad" draw:mime-type="image/jpeg"/>
</draw:frame>
</text:a>
</text:p>
      <text:p text:style-name="P4">
Станом на зараз, за словами Ганни Маляр, постачання літньої форми одягунадходить до прийомок у плановому порядку належними темпами, які задовольняютьпотребу.</text:p>
      <text:p text:style-name="P4">
«Закупленої форми у 2023-му і залишків попередніх періодів достатньо длязабезпечення необхідної кількості військовослужбовців та створення резервів»,— повідомила заступник Міністра оборони України.</text:p>
      <text:p text:style-name="P4">
Також Міноборони укладає уже нові контракти на закупівлю речового майназимової номенклатури.</text:p>
      <text:p text:style-name="P4">
Source: <text:a xlink:type="simple" xlink:href="https://armyinform.com.ua/2023/05/22/minoborony-zadovolnyly-potrebu-shhodo-postachannya-litnoyi-formy-formuyetsya-rezerv-na-zymu/" text:style-name="Internet_20_link" text:visited-style-name="Visited_20_Internet_20_Link">
https://armyinform.com.ua/2023/05/22/minoborony-zadovolnyly-potrebu-shhodo-postachannya-litnoyi-formy-formuyetsya-rezerv-na-zymu/</text:a>
</text:p>
      <!--NEWS-->
      <text:h text:style-name="P10" text:outline-level="1">
<text:span text:style-name="T4">
Відновлено електроживлення Запорізької АЕС</text:span>
</text:h>
      <text:p text:style-name="P4">
Author: ['АРМІЯINFORM']</text:p>
      <text:p text:style-name="P4">
Time: 2023-05-22T75:00:00-04:00</text:p>
      <text:p text:style-name="P4">
Description: «Укренерго» відновило лінію електропередачі, яка живить Запорізьку АЕС. Ста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es.jpg" text:style-name="Internet_20_link" text:visited-style-name="Visited_20_Internet_20_Link">
zaes.jpg</text:a>
']</text:p>
      <text:p text:style-name="P4">
Tags: ['STOPRUSSIA', 'АГРЕСІЯ РФ', 'ВТОРГНЕННЯ РФ', 'ЗАЕС']</text:p>
      <text:p text:style-name="P4">
Category: News</text:p>
      <!--METADATA-->
      <text:p text:style-name="P4">
<draw:frame draw:style-name="fr1" draw:name="Image384" text:anchor-type="as-char" svg:width="6.9236in" svg:height="3.894525in" draw:z-index="0">
<draw:image xlink:href="../Images/AРМІЯINFORM/2023-05-22T75-00-00-04-00/zaes.jpg" xlink:type="simple" xlink:show="embed" xlink:actuate="onLoad" draw:mime-type="image/jpeg"/>
</draw:frame>
</text:p>
      <text:p text:style-name="P4">
«Укренерго» відновило лінію електропередачі, яка живить Запорізьку АЕС.Станція переходить на живлення від української енергосистеми.</text:p>
      <text:p text:style-name="P4">
Про це <text:a xlink:type="simple" xlink:href="https://t.me/Ukrenergo/2100" text:style-name="Internet_20_link" text:visited-style-name="Visited_20_Internet_20_Link">
повідомляє</text:a>
 пресслужба НЕК «Укренерго» —оператора систем передачі, управління та експлуатації магістральнихелектромереж.</text:p>
      <text:p text:style-name="P4">
«Внаслідок пошкодження високовольтної лінії Запорізька атомна електростанціявтратила живлення від енергосистеми і працювала від дизель-генераторів. Це вжевсьоме з моменту тимчасової окупації Запорізької АЕС росіяни створюють ядернута радіаційну небезпеку у зоні АЕС. «Укренерго» доклало максимум зусиль івідновило живлення атомної станції від української енергосистеми», — йдеться уповідомленні.</text:p>
      <text:p text:style-name="P4">
Нагадаємо, внаслідок терористичного обстрілу російськими окупантами в ніч на22 травня 2023 року, о 5:26<text:a xlink:type="simple" xlink:href="https://armyinform.com.ua/2023/05/22/zaporizka-aes-perejshla-v-rezhym-blekautu-zapasu-palyva-v-generatorah-vystachyt-na-10-dib/" text:style-name="Internet_20_link" text:visited-style-name="Visited_20_Internet_20_Link">
відключилась</text:a>
 останнявисоковольтна лінія передач Дніпровська 750кВ, з якої для власних потребживилась тимчасово окупована Запорізька АЕС.</text:p>
      <text:p text:style-name="P4">
Source: <text:a xlink:type="simple" xlink:href="https://armyinform.com.ua/2023/05/22/vidnovleno-elektrozhyvlennya-zaporizkoyi-aes/" text:style-name="Internet_20_link" text:visited-style-name="Visited_20_Internet_20_Link">
https://armyinform.com.ua/2023/05/22/vidnovleno-elektrozhyvlennya-zaporizkoyi-aes/</text:a>
</text:p>
      <!--NEWS-->
      <text:h text:style-name="P10" text:outline-level="1">
<text:span text:style-name="T4">
З гелікоптера, мінометів та артилерії армія рф обстріляла Сумщину і Чернігівщину</text:span>
</text:h>
      <text:p text:style-name="P4">
Author: ['АРМІЯINFORM']</text:p>
      <text:p text:style-name="P4">
Time: 2023-05-22T76:00:00-04:00</text:p>
      <text:p text:style-name="P4">
Description: Сьогодні, 22 травня, станом на 13:00 російські окупаційні війська 5 разів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strily-prykordonnya-1.jpg" text:style-name="Internet_20_link" text:visited-style-name="Visited_20_Internet_20_Link">
obstrily-prykordonnya-1.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385" text:anchor-type="as-char" svg:width="6.9236in" svg:height="4.50034in" draw:z-index="0">
<draw:image xlink:href="../Images/AРМІЯINFORM/2023-05-22T76-00-00-04-00/obstrily-prykordonnya-1.jpg" xlink:type="simple" xlink:show="embed" xlink:actuate="onLoad" draw:mime-type="image/jpeg"/>
</draw:frame>
 Ілюстративне фото</text:p>
      <text:p text:style-name="P4">
Сьогодні, 22 травня, станом на 13:00 російські окупаційні війська 5 разівобстріляли прикордонні території Чернігівської та Сумської областей.</text:p>
      <text:p text:style-name="P4">
Про це <text:a xlink:type="simple" xlink:href="https://t.me/ok_pivnich1/2738" text:style-name="Internet_20_link" text:visited-style-name="Visited_20_Internet_20_Link">
повідомляє</text:a>
 оперативне командування«Північ».</text:p>
      <text:p text:style-name="P4">
З 00:00 до 00:10 зафіксовано 2 приходи, ймовірно з міномета 120 мм, в районінаселеного пункту Ходіне.</text:p>
      <text:p text:style-name="P4">
З 05:40 до 05:50 зафіксовано 4 приходи, ймовірно з міномета 120 мм, в районінаселеного пункту Катеринівка.</text:p>
      <text:p text:style-name="P4">
Близько 09:15 зафіксовано 1 приход, ймовірно ракети з гелікоптера, в районінаселеного пункту Горки.</text:p>
      <text:p text:style-name="P4">
З 09:05 до 11:20 зафіксовано 20 приходів, ймовірно зі ствольної артилерії, врайоні населеного пункту Тимоновичі.</text:p>
      <text:p text:style-name="P4">
З 12:00 до 12:05 зафіксовано 3 приходи, ймовірно з міномета 120 мм, в районінаселеного пункту Галага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5/22/z-gelikopteru-minometiv-ta-artyleriyi-armiya-rf-obstrilyala-sumshhynu-i-chernigivshhynu/" text:style-name="Internet_20_link" text:visited-style-name="Visited_20_Internet_20_Link">
https://armyinform.com.ua/2023/05/22/z-gelikopteru-minometiv-ta-artyleriyi-armiya-rf-obstrilyala-sumshhynu-i-chernigivshhynu/</text:a>
</text:p>
      <!--NEWS-->
      <text:h text:style-name="P10" text:outline-level="1">
<text:span text:style-name="T4">
У Польщі почалася зустріч міністрів оборони країн Північної групи: у фокусі — зміцнення обороноздатності України</text:span>
</text:h>
      <text:p text:style-name="P4">
Author: ['АРМІЯINFORM']</text:p>
      <text:p text:style-name="P4">
Time: 2023-05-22T77:00:00-04:00</text:p>
      <text:p text:style-name="P4">
Description: У польському місті Леґьоново під Варшавою розпочалася зустріч міністрів оборони у форма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ortherngroup01.jpg" text:style-name="Internet_20_link" text:visited-style-name="Visited_20_Internet_20_Link">
northerngroup01.jpg</text:a>
', '<text:a xlink:type="simple" xlink:href="https://armyinform.com.ua/wp-content/uploads/2023/05/northerngroup02.jpg" text:style-name="Internet_20_link" text:visited-style-name="Visited_20_Internet_20_Link">
northerngroup02.jpg</text:a>
']</text:p>
      <text:p text:style-name="P4">
Tags: ['ДОПОМОГА ПАРТНЕРІВ', 'МІНІСТРИ ОБОРОНИ', 'ОБОРОНОЗДАТНІСТЬ УКРАЇНИ', 'ПОЛЬЩА', 'СВІТ ПІДТРИМУЄ УКРАЇНУ']</text:p>
      <text:p text:style-name="P4">
Category: News</text:p>
      <!--METADATA-->
      <text:p text:style-name="P4">
<draw:frame draw:style-name="fr1" draw:name="Image386" text:anchor-type="as-char" svg:width="6.9236in" svg:height="3.894525in" draw:z-index="0">
<draw:image xlink:href="../Images/AРМІЯINFORM/2023-05-22T77-00-00-04-00/northerngroup01.jpg" xlink:type="simple" xlink:show="embed" xlink:actuate="onLoad" draw:mime-type="image/jpeg"/>
</draw:frame>
</text:p>
      <text:p text:style-name="P4">
У польському місті Леґьоново під Варшавою розпочалася зустріч міністрівоборони у форматі країн так званої Північної групи.</text:p>
      <text:p text:style-name="P4">
Про це <text:a xlink:type="simple" xlink:href="https://twitter.com/MON_GOV_PL/status/1660580237892022273" text:style-name="Internet_20_link" text:visited-style-name="Visited_20_Internet_20_Link">
повідомляє</text:a>
пресслужба польського оборонного відомства.</text:p>
      <text:p text:style-name="P4">
На порядку денному — безпека східного флангу НАТО та зміцненняобороноздатності України.</text:p>
      <text:p text:style-name="P4">
«Йтиметься про посилення механізмів стримування та оборонних можливостей щодореального наступального потенціалу росії», — зазначено в повідомленні.</text:p>
      <text:p text:style-name="P4">
Також обговорюватимуть порядок денний <text:a xlink:type="simple" xlink:href="https://armyinform.com.ua/2022/11/09/nastupnyj-samit-nato-vidbudetsya-vlitku-2023-roku-v-lytvi/" text:style-name="Internet_20_link" text:visited-style-name="Visited_20_Internet_20_Link">
саміту НАТО уВільнюсі</text:a>
.</text:p>
      <text:p text:style-name="P4">
Зібрання проходить на чолі міністра національної оборони Польщі МаріушаБлащака.</text:p>
      <text:p text:style-name="P4">
<draw:frame draw:style-name="fr1" draw:name="Image387" text:anchor-type="as-char" svg:width="6.9236in" svg:height="3.894525in" draw:z-index="0">
<draw:image xlink:href="../Images/AРМІЯINFORM/2023-05-22T77-00-00-04-00/northerngroup02.jpg" xlink:type="simple" xlink:show="embed" xlink:actuate="onLoad" draw:mime-type="image/jpeg"/>
</draw:frame>
</text:p>
      <text:p text:style-name="P4">
<text:span text:style-name="T4">
Північна група</text:span>
 — це формат для обміну думками на актуальні теми, пов’язанізі станом безпекового середовища в Європі та розвитком політичних і військовихініціатив в НАТО та ЄС. Форум складається з 12 країн Північної Європи, які єчленами НАТО або ЄС: Велика Британія, Нідерланди, Німеччина, Польща, Данія,Фінляндія, Ісландія, Норвегія та Швеція, Естонія, Литва та Латвія. Групустворено з ініціативи Великої Британії, яка в листопаді 2010 року організувалапершу зустріч міністрів оборони.</text:p>
      <text:p text:style-name="P4">
Source: <text:a xlink:type="simple" xlink:href="https://armyinform.com.ua/2023/05/22/u-polshhi-pochalasya-zustrich-ministriv-oborony-krayin-pivnichnoyi-grupy-u-fokusi-zmicznennya-oborony-ukrayiny/" text:style-name="Internet_20_link" text:visited-style-name="Visited_20_Internet_20_Link">
https://armyinform.com.ua/2023/05/22/u-polshhi-pochalasya-zustrich-ministriv-oborony-krayin-pivnichnoyi-grupy-u-fokusi-zmicznennya-oborony-ukrayiny/</text:a>
</text:p>
      <!--NEWS-->
      <text:h text:style-name="P10" text:outline-level="1">
<text:span text:style-name="T4">
Військові Королівської бригади збили російський гелікоптер Мі-24</text:span>
</text:h>
      <text:p text:style-name="P4">
Author: ['АРМІЯINFORM']</text:p>
      <text:p text:style-name="P4">
Time: 2023-05-22T78:00:00-04:00</text:p>
      <text:p text:style-name="P4">
Description: Сьогодні, 22 травня, військовослужбовці окремої механізованої бригади імені Короля Дан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95591_1492681024597599_7065050270775790306_n.jpg" text:style-name="Internet_20_link" text:visited-style-name="Visited_20_Internet_20_Link">
348595591_1492681024597599_7065050270775790306_n.jpg</text:a>
']</text:p>
      <text:p text:style-name="P4">
Tags: ['АГРЕСІЯ РФ', 'ВТОРГНЕННЯ РФ', 'КОРОЛІВСЬКА БРИГАДА', 'МІ-24', 'ХРОНІКА ОБОРОНИ']</text:p>
      <text:p text:style-name="P4">
Category: News</text:p>
      <!--METADATA-->
      <text:p text:style-name="P4">
<draw:frame draw:style-name="fr1" draw:name="Image388" text:anchor-type="as-char" svg:width="6.9236in" svg:height="4.615733in" draw:z-index="0">
<draw:image xlink:href="../Images/AРМІЯINFORM/2023-05-22T78-00-00-04-00/348595591_1492681024597599_7065050270775790306_n.jpg" xlink:type="simple" xlink:show="embed" xlink:actuate="onLoad" draw:mime-type="image/jpeg"/>
</draw:frame>
</text:p>
      <text:p text:style-name="P4">
Сьогодні, 22 травня, військовослужбовці окремої механізованої бригади іменіКороля Данила приземлили ворожий гелікоптер.</text:p>
      <text:p text:style-name="P4">
Про це<text:a xlink:type="simple" xlink:href="https://www.facebook.com/UALandForces/posts/pfbid02kBfoTCsJzzfkNjjaPrePA9tbkEb8kxqaL5z7HzzX5d277rsAWMVcQnfSGmTBxdJFl" text:style-name="Internet_20_link" text:visited-style-name="Visited_20_Internet_20_Link">
повідомляє</text:a>
служба зв’язків з громадськістю Командування Сухопутних військ ЗСУ.</text:p>
      <text:p text:style-name="P4">
«Силами та засобами Королівської бригади був ліквідований ворожий ударнийгелікоптер Мі-24», — йдеться у повідомленні.</text:p>
      <text:p text:style-name="P4">
Source: <text:a xlink:type="simple" xlink:href="https://armyinform.com.ua/2023/05/22/vijskovi-korolivskoyi-brygady-zbyly-rosijskyj-gelikopter-mi-24/" text:style-name="Internet_20_link" text:visited-style-name="Visited_20_Internet_20_Link">
https://armyinform.com.ua/2023/05/22/vijskovi-korolivskoyi-brygady-zbyly-rosijskyj-gelikopter-mi-24/</text:a>
</text:p>
      <!--NEWS-->
      <text:h text:style-name="P10" text:outline-level="1">
<text:span text:style-name="T4">
У Чорному морі поменшало носіїв російських «Калібрів»</text:span>
</text:h>
      <text:p text:style-name="P4">
Author: ['АРМІЯINFORM']</text:p>
      <text:p text:style-name="P4">
Time: 2023-05-22T79:00:00-04:00</text:p>
      <text:p text:style-name="P4">
Description: Станом на 22 травня у Чорному морі на бойовому чергуванні знаходиться 6 ворожих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630_360_1447753045-4415-korabli-rf.jpg" text:style-name="Internet_20_link" text:visited-style-name="Visited_20_Internet_20_Link">
630_360_1447753045-4415-korabli-rf.jpg</text:a>
']</text:p>
      <text:p text:style-name="P4">
Tags: ['ВМС ЗС УКРАЇНИ']</text:p>
      <text:p text:style-name="P4">
Category: News</text:p>
      <!--METADATA-->
      <text:p text:style-name="P4">
<draw:frame draw:style-name="fr1" draw:name="Image389" text:anchor-type="as-char" svg:width="6.9236in" svg:height="3.956343in" draw:z-index="0">
<draw:image xlink:href="../Images/AРМІЯINFORM/2023-05-22T79-00-00-04-00/630_360_1447753045-4415-korabli-rf.jpg" xlink:type="simple" xlink:show="embed" xlink:actuate="onLoad" draw:mime-type="image/jpeg"/>
</draw:frame>
</text:p>
      <text:p text:style-name="P4">
Станом на 22 травня у Чорному морі на бойовому чергуванні знаходиться 6ворожих кораблів, з яких — 1 носій крилатих ракет «Калібр», загальний залп до8 ракет.</text:p>
      <text:p text:style-name="P4">
Про це <text:a xlink:type="simple" xlink:href="https://t.me/ukrainian_navy/3163" text:style-name="Internet_20_link" text:visited-style-name="Visited_20_Internet_20_Link">
повідомляє</text:a>
 Командування Військово-Морських Сил ЗС України.</text:p>
      <text:p text:style-name="P4">
В Азовському морі — 1 ворожий корабль; в Середземному морі на бойовомучергуванні знаходиться до 7 ворожих кораблів, з них — 1 носій крилатих ракет«Калібр», загальний залп до 4 ракет.</text:p>
      <text:p text:style-name="P4">
За добу в інтересах рф прохід Керч-Єнікальською протокою здійснили:</text:p>
      <ul>
        <li>
до Азовського моря — 26 суден, з них 11 продовжили рух з протоки Босфор;  * до Чорного моря — 33 судна, з них 1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22/u-chornomu-mori-pomenshalo-nosiyiv-rosijskyh-kalibriv/" text:style-name="Internet_20_link" text:visited-style-name="Visited_20_Internet_20_Link">
https://armyinform.com.ua/2023/05/22/u-chornomu-mori-pomenshalo-nosiyiv-rosijskyh-kalibriv/</text:a>
</text:p>
      <!--NEWS-->
      <text:h text:style-name="P10" text:outline-level="1">
<text:span text:style-name="T4">
Українські пілоти вже тренуються на літаках F-16 — глава європейської дипломатії</text:span>
</text:h>
      <text:p text:style-name="P4">
Author: ['АРМІЯINFORM']</text:p>
      <text:p text:style-name="P4">
Time: 2023-05-22T80:00:00-04:00</text:p>
      <text:p text:style-name="P4">
Description: Тренування українських пілотів на винищувачах F-16 вже почалося.    Про це п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e66d4dc-cbc6-4808-b07b-0f48bb226bb0.jpg" text:style-name="Internet_20_link" text:visited-style-name="Visited_20_Internet_20_Link">
9e66d4dc-cbc6-4808-b07b-0f48bb226bb0.jpg</text:a>
']</text:p>
      <text:p text:style-name="P4">
Tags: ['F-16', 'ЖОЗЕП БОРРЕЛЬ', 'ТРЕНУВАННЯ ПІЛОТІВ']</text:p>
      <text:p text:style-name="P4">
Category: News</text:p>
      <!--METADATA-->
      <text:p text:style-name="P4">
<draw:frame draw:style-name="fr1" draw:name="Image390" text:anchor-type="as-char" svg:width="6.9236in" svg:height="3.894525in" draw:z-index="0">
<draw:image xlink:href="../Images/AРМІЯINFORM/2023-05-22T80-00-00-04-00/9e66d4dc-cbc6-4808-b07b-0f48bb226bb0.jpg" xlink:type="simple" xlink:show="embed" xlink:actuate="onLoad" draw:mime-type="image/jpeg"/>
</draw:frame>
</text:p>
      <text:p text:style-name="P4">
Тренування українських пілотів на винищувачах F-16 вже почалося.</text:p>
      <text:p text:style-name="P4">
Про це перед засіданням Ради міністрів закордонних справ ЄС у Брюсселі<text:a xlink:type="simple" xlink:href="https://newsroom.consilium.europa.eu/events/20230522-foreign-affairs-council-may-2023/139927-arrival-and-doorstep-eu-hr-borrell-20230522" text:style-name="Internet_20_link" text:visited-style-name="Visited_20_Internet_20_Link">
повідомив</text:a>
Високий представник Європейського Союзу з питань закордонних справ і політикибезпеки Жозеп Боррель.</text:p>
      <text:p text:style-name="P4">
«Це ( <text:span text:style-name="T5">
тренування українських пілотів</text:span>
 <text:span text:style-name="T5">
— ред.</text:span>
 ) — гарна ідея. Добре, що вонапоходить від «Великої сімки» і що вони нарешті вирішили підготувати ґрунт длязабезпечення України потрібними їй винищувачами. Сподіваюся, невдовзі мизможемо забезпечити Україну цими видами озброєнь», — сказав він.</text:p>
      <text:p text:style-name="P4">
Нагадаємо, на засіданні «великої сімки» в японській Хіросімі лідери<text:a xlink:type="simple" xlink:href="https://armyinform.com.ua/2023/05/19/lidery-velykoyi-simky-obgovoryat-postachannya-vynyshhuvachiv-f-16-dlya-ukrayiny/" text:style-name="Internet_20_link" text:visited-style-name="Visited_20_Internet_20_Link">
обговорювали</text:a>
 постачаннявинищувачів F-16 для України.</text:p>
      <text:p text:style-name="P4">
Речник Командування Повітряних Сил полковник Юрій Ігнат<text:a xlink:type="simple" xlink:href="https://armyinform.com.ua/2023/05/22/f-16-vidibyut-bazhannya-rosijskij-aviacziyi-pidlitaty-do-nashyh-kordoniv-yurij-ignat/" text:style-name="Internet_20_link" text:visited-style-name="Visited_20_Internet_20_Link">
повідомив</text:a>
, що кількадесятків літаків F-16 можуть бути передані Україні задля вирішення поточнихзавдань.</text:p>
      <text:p text:style-name="P4">
Source: <text:a xlink:type="simple" xlink:href="https://armyinform.com.ua/2023/05/22/ukrayinski-piloty-vzhe-trenuyutsya-na-litakah-f-16-glava-yevropejskoyi-dyplomatiyi/" text:style-name="Internet_20_link" text:visited-style-name="Visited_20_Internet_20_Link">
https://armyinform.com.ua/2023/05/22/ukrayinski-piloty-vzhe-trenuyutsya-na-litakah-f-16-glava-yevropejskoyi-dyplomatiyi/</text:a>
</text:p>
      <!--NEWS-->
      <text:h text:style-name="P10" text:outline-level="1">
<text:span text:style-name="T4">
Асамблея НАТО одностайно визнала злочини рф проти України геноцидом</text:span>
</text:h>
      <text:p text:style-name="P4">
Author: ['АРМІЯINFORM']</text:p>
      <text:p text:style-name="P4">
Time: 2023-05-22T81:00:00-04:00</text:p>
      <text:p text:style-name="P4">
Description: Парламентська асамблея НАТО одностайно визнала злочини російської федерації прот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80335-1_large.jpg" text:style-name="Internet_20_link" text:visited-style-name="Visited_20_Internet_20_Link">
180335-1_large.jpg</text:a>
']</text:p>
      <text:p text:style-name="P4">
Tags: ['ГЕНОЦИД УКРАЇНЦІВ', 'ЄГОР ЧЕРНЄВ', 'ЗЛОЧИНИ РФ', 'САМІТ НАТО']</text:p>
      <text:p text:style-name="P4">
Category: News</text:p>
      <!--METADATA-->
      <text:p text:style-name="P4">
<draw:frame draw:style-name="fr1" draw:name="Image391" text:anchor-type="as-char" svg:width="6.9236in" svg:height="4.615733in" draw:z-index="0">
<draw:image xlink:href="../Images/AРМІЯINFORM/2023-05-22T81-00-00-04-00/180335-1_large.jpg" xlink:type="simple" xlink:show="embed" xlink:actuate="onLoad" draw:mime-type="image/jpeg"/>
</draw:frame>
</text:p>
      <text:p text:style-name="P4">
Парламентська асамблея НАТО одностайно визнала злочини російської федераціїпроти України геноцидом, а терористичний режим в рф — рашизмом.</text:p>
      <text:p text:style-name="P4">
Про це повідомив голова української делегації в ПА НАТО Єгор Чернєв у<text:a xlink:type="simple" xlink:href="https://www.facebook.com/cherneve/posts/6383859644986097" text:style-name="Internet_20_link" text:visited-style-name="Visited_20_Internet_20_Link">
фейсбуці</text:a>
.</text:p>
      <text:p text:style-name="P4">
За його словами, на сесії Асамблеї в Люксембурзі українська делегація досяглаприйняття надзвичайно сильної декларації, яка буде мати далекосяжні політичнінаслідки. Крім того, ПА НАТО закликала уряди своїх країн відкрито оголосити насаміті у Вільнюсі про те, що Україна стане членом Альянсу і погодити наступніконкретні кроки для вступу України до НАТО.</text:p>
      <text:p text:style-name="P4">
«Це наша дипломатична перемога. Всі наші ключові побажання щодо фінальноготексту декларації враховані. Там є і підтримка міжнародного трибуналу, ідопомога Україні до перемоги і після неї, і засудження ідеології рашизму, івідновлення територіальної цілісності, і санкції, і репарації, і планМаршалла, і багато іншого», — зазначив Єгор Чернєв.</text:p>
      <text:p text:style-name="P4">
Він заявив, що цю декларацію допомагав готувати та просувати наш польськийдруг <text:a xlink:type="simple" xlink:href="https://www.facebook.com/szczerba.michal" text:style-name="Internet_20_link" text:visited-style-name="Visited_20_Internet_20_Link">
MichałSzczerba.</text:a>
</text:p>
      <text:p text:style-name="P4">
«Фундамент до саміту НАТО у Вільнюсі закладений. Парламентарі країн Альянсусвою позицію висловили. Тепер справа за урядами», — резюмував головаукраїнської делегації в ПА НАТО Єгор Чернєв.</text:p>
      <text:p text:style-name="P4">
Source: <text:a xlink:type="simple" xlink:href="https://armyinform.com.ua/2023/05/22/asambleya-nato-odnostajno-vyznala-zlochyny-rf-proty-ukrayiny-genoczydom/" text:style-name="Internet_20_link" text:visited-style-name="Visited_20_Internet_20_Link">
https://armyinform.com.ua/2023/05/22/asambleya-nato-odnostajno-vyznala-zlochyny-rf-proty-ukrayiny-genoczydom/</text:a>
</text:p>
      <!--NEWS-->
      <text:h text:style-name="P10" text:outline-level="1">
<text:span text:style-name="T4">
ЄС збільшує потужності військового виробництва для підтримки України</text:span>
</text:h>
      <text:p text:style-name="P4">
Author: ['АРМІЯINFORM']</text:p>
      <text:p text:style-name="P4">
Time: 2023-05-22T82:00:00-04:00</text:p>
      <text:p text:style-name="P4">
Description: Європейський Союз і надалі підтримуватиме Україну, посиливши задля цього виробни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eapons-8.jpg" text:style-name="Internet_20_link" text:visited-style-name="Visited_20_Internet_20_Link">
weapons-8.jpg</text:a>
']</text:p>
      <text:p text:style-name="P4">
Tags: ['YES', 'РАДА МІНІСТРІВ ЗАКОРДОННИХ СПРАВ']</text:p>
      <text:p text:style-name="P4">
Category: News</text:p>
      <!--METADATA-->
      <text:p text:style-name="P4">
<draw:frame draw:style-name="fr1" draw:name="Image392" text:anchor-type="as-char" svg:width="6.9236in" svg:height="3.894525in" draw:z-index="0">
<draw:image xlink:href="../Images/AРМІЯINFORM/2023-05-22T82-00-00-04-00/weapons-8.jpg" xlink:type="simple" xlink:show="embed" xlink:actuate="onLoad" draw:mime-type="image/jpeg"/>
</draw:frame>
</text:p>
      <text:p text:style-name="P4">
Європейський Союз і надалі підтримуватиме Україну, посиливши задля цьоговиробничі потужності європейської військової промисловості.</text:p>
      <text:p text:style-name="P4">
Про це перед засіданням Ради міністрів закордонних справ ЄС у Брюсселі<text:a xlink:type="simple" xlink:href="https://newsroom.consilium.europa.eu/permalink/245327" text:style-name="Internet_20_link" text:visited-style-name="Visited_20_Internet_20_Link">
заявила</text:a>
 главаМіністерства закордонних справ Франції Катрін Колонна.</text:p>
      <text:p text:style-name="P4">
«Я маю на увазі третю складову пакета військової допомоги, який надастьможливість збільшити європейські виробничі потужності. Тобто посилити нашупромисловість, щоб вона була здатна постачати боєприпаси Україні, як цепотрібно. А це потрібно робити швидко», — наголосила глава французькоїдипломатії.</text:p>
      <text:p text:style-name="P4">
Вона додала, що Франція готова разом з іншими європейськими партнерами братиучасть у підготовці українських пілотів. На це знадобиться кілька місяців.Крім того, офіційний Париж допомагає Києву у забезпеченні потреб вбоєприпасах, бронемашинах, танках та їх обслуговуванні.</text:p>
      <text:p text:style-name="P4">
«Ми виконуємо наші обіцянки. Усе, що Франція вирішила постачати, вона церобить своєчасно на користь Україні», — зазначила Катрін Колонна.</text:p>
      <text:p text:style-name="P4">
Нагадаємо, під час офіційного візиту 14 травня 2023 року глави УкраїниВолодимира Зеленського до Парижа разом із французьким президентом ЕмманюелемМакроном <text:a xlink:type="simple" xlink:href="https://armyinform.com.ua/2023/05/15/emmanyuel-makron-ukrayinky-ta-ukrayinczi-mozhete-rozrahovuvaty-na-pidtrymku-franczuzkoyi-nacziyi/" text:style-name="Internet_20_link" text:visited-style-name="Visited_20_Internet_20_Link">
було обговорено</text:a>
 оперативні потреби України у протистоянні російськійагресії. Тоді ж французький лідер наголосив, що Франція надаватиме українцямполітичну, фінансову, гуманітарну та військову підтримку.</text:p>
      <text:p text:style-name="P4">
Source: <text:a xlink:type="simple" xlink:href="https://armyinform.com.ua/2023/05/22/yes-zbilshuye-potuzhnosti-vijskovogo-vyrobnycztva-dlya-pidtrymky-ukrayiny/" text:style-name="Internet_20_link" text:visited-style-name="Visited_20_Internet_20_Link">
https://armyinform.com.ua/2023/05/22/yes-zbilshuye-potuzhnosti-vijskovogo-vyrobnycztva-dlya-pidtrymky-ukrayiny/</text:a>
</text:p>
      <!--NEWS-->
      <text:h text:style-name="P10" text:outline-level="1">
<text:span text:style-name="T4">
У МЗС назвали три ключові завдання в роботі з країнами Африки</text:span>
</text:h>
      <text:p text:style-name="P4">
Author: ['АРМІЯINFORM']</text:p>
      <text:p text:style-name="P4">
Time: 2023-05-22T83:00:00-04:00</text:p>
      <text:p text:style-name="P4">
Description: Міністр закордонних справ України Дмитро Кулеба розпочав друге турне країнами Африк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3309948-158.png" text:style-name="Internet_20_link" text:visited-style-name="Visited_20_Internet_20_Link">
630_360_1683309948-158.png</text:a>
', '<text:a xlink:type="simple" xlink:href="https://armyinform.com.ua/wp-content/uploads/2023/05/1684744435-493-e1684752211504.png" text:style-name="Internet_20_link" text:visited-style-name="Visited_20_Internet_20_Link">
1684744435-493-e1684752211504.png</text:a>
']</text:p>
      <text:p text:style-name="P4">
Tags: ['ДМИТРО КУЛЕБА', 'КРАЇНИ АФРИКИ', 'МАРОККО', 'МЗС', 'УКРАЇНА-АФРИКА', 'ФОРМУЛА МИРУ']</text:p>
      <text:p text:style-name="P4">
Category: News</text:p>
      <!--METADATA-->
      <text:p text:style-name="P4">
<draw:frame draw:style-name="fr1" draw:name="Image393" text:anchor-type="as-char" svg:width="6.9236in" svg:height="3.956343in" draw:z-index="0">
<draw:image xlink:href="../Images/AРМІЯINFORM/2023-05-22T83-00-00-04-00/630_360_1683309948-158.png" xlink:type="simple" xlink:show="embed" xlink:actuate="onLoad" draw:mime-type="image/png"/>
</draw:frame>
</text:p>
      <text:p text:style-name="P4">
Міністр закордонних справ України Дмитро Кулеба розпочав друге турне країнамиАфрики і перший в історії двосторонніх відносин візит до Марокко.</text:p>
      <text:p text:style-name="P4">
Про це глава української дипломатії<text:a xlink:type="simple" xlink:href="https://www.instagram.com/p/CsiRwwFNDJc/" text:style-name="Internet_20_link" text:visited-style-name="Visited_20_Internet_20_Link">
повідомив</text:a>
 в<text:a xlink:type="simple" xlink:href="https://www.instagram.com/p/CsiRwwFNDJc/" text:style-name="Internet_20_link" text:visited-style-name="Visited_20_Internet_20_Link">
інстаграмі</text:a>
.</text:p>
      <text:p text:style-name="P4">
«Марокко. На початку другого турне країнами Африки марокканські партнеризапросили відвідати прекрасну мечеть Хасана ІІ в Касабланці — найбільшу діючумечеть в Африці. Це справжній витвір мистецтва, над яким впродовж семи роківпрацювали понад 10 тисяч марокканських художників та ремісників.</text:p>
      <text:p text:style-name="P4">
А головне — двері цієї мечеті вилиті з українського титану. Такого ж міцного,як українські воїни, які нині боронять нашу Україну від ворога», — написавДмитро Кулеба.</text:p>
      <text:p text:style-name="P4">
Він зазначив, що це перший візит міністра закордонних справ України до Мароккоз часу встановлення двосторонніх відносин.</text:p>
      <text:p text:style-name="P4">
<draw:frame draw:style-name="fr1" draw:name="Image394" text:anchor-type="as-char" svg:width="6.9236in" svg:height="5.867661in" draw:z-index="0">
<draw:image xlink:href="../Images/AРМІЯINFORM/2023-05-22T83-00-00-04-00/1684744435-493-e1684752211504.png" xlink:type="simple" xlink:show="embed" xlink:actuate="onLoad" draw:mime-type="image/png"/>
</draw:frame>
</text:p>
      <text:p text:style-name="P4">
«У жовтні 2022 було перше в історії турне африканськими країнами. Тоді мивідвідали Сенегал, Кот-д’Івуар, Гану та Кенію.</text:p>
      <text:p text:style-name="P4">
Це був початок ренесансу у відносинах між Україною та Африкою. Складнийпроцес, який ми невпинно рухаємо вперед.</text:p>
      <text:p text:style-name="P4">
Перше турне було історією, друге — це вже система. Восени географія візитувключала країни Субсахарської Африки, а нині — держави у всіх частинахконтиненту — від півночі до півдня. Логістика тут жорстока, але робота єробота», — написав глава МЗС.</text:p>
      <text:p text:style-name="P4">
Очільник української дипломатії також зазначив, що попереду важливі переговориіз африканськими лідерами та бізнесом, виокремивши три ключові завдання дляУкраїни.</text:p>
      <text:p text:style-name="P4">
<text:span text:style-name="T4">
«</text:span>
 <text:span text:style-name="T4">
Три ключові завдання:</text:span>
</text:p>
      <text:p text:style-name="P4">
<text:span text:style-name="T4">
Перше</text:span>
 : залучити якомога більше африканських країн до втілення Формулимиру Володимира Зеленського.</text:p>
      <text:p text:style-name="P4">
<text:span text:style-name="T4">
Друге:</text:span>
 заручитися підтримкою безперебійного експорту в межах Чорноморськоїзернової ініціативи та програми Президента „Зерно з України“.</text:p>
      <text:p text:style-name="P4">
<text:span text:style-name="T4">
Третє:</text:span>
 створити нові можливості для українського бізнесу.</text:p>
      <text:p text:style-name="P4">
Африканський континент може здаватися для українців чимось далеким. Насправдіж Африка неоднорідна, вона живе сучасним життям. Ми, дипломати, приходимо вафриканські країни, щоб відкрити двері. За нами за новими можливостями йтимутьінші державні органи, громадяни та бізнес», — написав Дмитро Кулеба.</text:p>
      <text:p text:style-name="P4">
Він також наголосив, що за лідерства Президента Зеленського курс на відкриттянових горизонтів став основоположним для дипломатії. Глава держави особистопрацює по максимуму з країнами Африки, Азії, Латинської Америки. Сама ж Африказацікавлена в українських товарах та послугах, зокрема продовольстві, ліках,високотехнологічному обладнанні, освіті, досвіді цифрової трансформації тапосилення інформаційної стійкості, дипломатичному досвіді, взаємодії вміжнародних організаціях.</text:p>
      <text:p text:style-name="P4">
«Над цим і працюватимемо впродовж тижня. Стежте за новинами», — анонсувавглава МЗС.</text:p>
      <text:p text:style-name="P4">
Source: <text:a xlink:type="simple" xlink:href="https://armyinform.com.ua/2023/05/22/u-mzs-nazvaly-try-klyuchovi-zavdannya-v-roboti-z-krayinamy-afryky/" text:style-name="Internet_20_link" text:visited-style-name="Visited_20_Internet_20_Link">
https://armyinform.com.ua/2023/05/22/u-mzs-nazvaly-try-klyuchovi-zavdannya-v-roboti-z-krayinamy-afryky/</text:a>
</text:p>
      <!--NEWS-->
      <text:h text:style-name="P10" text:outline-level="1">
<text:span text:style-name="T4">
Понад 300 спортсменів взяли участь у змаганнях з фехтування на базі ЦСК ЗСУ</text:span>
</text:h>
      <text:p text:style-name="P4">
Author: ['АРМІЯINFORM']</text:p>
      <text:p text:style-name="P4">
Time: 2023-05-22T84:00:00-04:00</text:p>
      <text:p text:style-name="P4">
Description: На базі Центрального спортивного клубу ЗСУ відбувся етап «Ліги Миронюка» — Всеукраї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50347_226480843424329_92871125563591758_n.jpg" text:style-name="Internet_20_link" text:visited-style-name="Visited_20_Internet_20_Link">
347250347_226480843424329_92871125563591758_n.jpg</text:a>
', '<text:a xlink:type="simple" xlink:href="https://armyinform.com.ua/wp-content/uploads/2023/05/347243978_593832162844901_1120574334866398271_n.jpg" text:style-name="Internet_20_link" text:visited-style-name="Visited_20_Internet_20_Link">
347243978_593832162844901_1120574334866398271_n.jpg</text:a>
']</text:p>
      <text:p text:style-name="P4">
Tags: ['ВСЕУКРАЇНСЬКІ ЗМАГАННЯ', 'ФЕХТУВАННЯ', 'ЦСК ЗСУ']</text:p>
      <text:p text:style-name="P4">
Category: News</text:p>
      <!--METADATA-->
      <text:p text:style-name="P4">
<draw:frame draw:style-name="fr1" draw:name="Image395" text:anchor-type="as-char" svg:width="6.9236in" svg:height="4.84652in" draw:z-index="0">
<draw:image xlink:href="../Images/AРМІЯINFORM/2023-05-22T84-00-00-04-00/347250347_226480843424329_92871125563591758_n.jpg" xlink:type="simple" xlink:show="embed" xlink:actuate="onLoad" draw:mime-type="image/jpeg"/>
</draw:frame>
</text:p>
      <text:p text:style-name="P4">
На базі Центрального спортивного клубу ЗСУ відбувся етап «Ліги Миронюка» —Всеукраїнські змагання з фехтування серед діток 2008 р. н. і менше «Київськавесна».</text:p>
      <text:p text:style-name="P4">
Про це <text:a xlink:type="simple" xlink:href="https://www.facebook.com/plugins/post.php" text:style-name="Internet_20_link" text:visited-style-name="Visited_20_Internet_20_Link">
повідомляє</text:a>
 ЦСК ЗСУ уфейсбуці.</text:p>
      <text:p text:style-name="P4">
<draw:frame draw:style-name="fr1" draw:name="Image396" text:anchor-type="as-char" svg:width="6.9236in" svg:height="3.915097in" draw:z-index="0">
<draw:image xlink:href="../Images/AРМІЯINFORM/2023-05-22T84-00-00-04-00/347243978_593832162844901_1120574334866398271_n.jpg" xlink:type="simple" xlink:show="embed" xlink:actuate="onLoad" draw:mime-type="image/jpeg"/>
</draw:frame>
</text:p>
      <text:p text:style-name="P4">
Зазначається, що участь у змаганнях взяли понад 300 спортсменів з різнихкуточків України.</text:p>
      <text:p text:style-name="P4">
Протягом тижня вони змагались у всіх видах зброї — шпага, шабля та рапіра.</text:p>
      <text:p text:style-name="P4">
Раніше АрміяInform повідомляла, що представниці ЗСУ у складі жіночої збірноїУкраїни з фехтування<text:a xlink:type="simple" xlink:href="https://armyinform.com.ua/2023/05/15/predstavnyczi-zsu-v-skladi-zhinochoyi-zbirnoyi-ukrayiny-z-fehtuvannya-vygraly-kubok-svitu/" text:style-name="Internet_20_link" text:visited-style-name="Visited_20_Internet_20_Link">
виграли</text:a>
 Кубок світу.</text:p>
      <text:p text:style-name="P4">
Source: <text:a xlink:type="simple" xlink:href="https://armyinform.com.ua/2023/05/22/ponad-300-sportsmeniv-vzyaly-uchast-u-zmagannyah-z-fehtuvannya-na-bazi-czsk-zsu/" text:style-name="Internet_20_link" text:visited-style-name="Visited_20_Internet_20_Link">
https://armyinform.com.ua/2023/05/22/ponad-300-sportsmeniv-vzyaly-uchast-u-zmagannyah-z-fehtuvannya-na-bazi-czsk-zsu/</text:a>
</text:p>
      <!--NEWS-->
      <text:h text:style-name="P10" text:outline-level="1">
<text:span text:style-name="T4">
Україні потрібно розбудовувати співпрацю з країнами Північної Європи для зміцнення безпеки в регіоні — Тоні Лоуренс</text:span>
</text:h>
      <text:p text:style-name="P4">
Author: ['Єгор Брайлян']</text:p>
      <text:p text:style-name="P4">
Time: 2023-05-22T85:00:00-04:00</text:p>
      <text:p text:style-name="P4">
Description: Про це керівник програми оборонної політики та стратегії, науковий співробіт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3-1-e1684750294455.jpg" text:style-name="Internet_20_link" text:visited-style-name="Visited_20_Internet_20_Link">
5-3-1-e1684750294455.jpg</text:a>
']</text:p>
      <text:p text:style-name="P4">
Tags: ['JEF', 'ЛЕННАРТ МЕРІ', 'ОБ’ЄДНАНІ ЕКСПЕДИЦІЙНІ СИЛИ', 'ТАЛЛІН', 'ТОНІ ЛОУРЕНС']</text:p>
      <text:p text:style-name="P4">
Category: News</text:p>
      <!--METADATA-->
      <text:p text:style-name="P4">
<draw:frame draw:style-name="fr1" draw:name="Image397" text:anchor-type="as-char" svg:width="6.9236in" svg:height="7.642087in" draw:z-index="0">
<draw:image xlink:href="../Images/AРМІЯINFORM/2023-05-22T85-00-00-04-00/5-3-1-e1684750294455.jpg" xlink:type="simple" xlink:show="embed" xlink:actuate="onLoad" draw:mime-type="image/jpeg"/>
</draw:frame>
</text:p>
      <text:p text:style-name="P4">
Про це керівник програми оборонної політики та стратегії, науковийспівробітник Міжнародного центру оборони та безпеки (Таллінн) <text:span text:style-name="T4">
Тоні Лоуренс</text:span>
розповів в ексклюзивному інтерв’ю кореспонденту АрміяInform під часконференції Леннарт Мері <text:span text:style-name="T5">
— щорічного безпекового форуму, який відбувається вЕстонії з 2007 року.</text:span>
</text:p>
      <text:p text:style-name="P4">
Пан Тоні Лоуренс зазначив, що Велика Британія відіграє провідну роль вОб’єднаних експедиційних силах (JEF) через координацію сил оборони країнПівнічної Європи та Балтії. Цей формат є важливим для зміцнення регіональноїбезпеки.</text:p>
      <text:p text:style-name="P4">
— Я вважаю, що державам-однодумцям Північної Європи важливо захистити себе. Цідержави мають спільний формат, щоб швидко реагувати, можливо, швидше, ніж НАТОза нинішніх умов. Тож це може підтримати певну безпеку.</text:p>
      <text:p text:style-name="P4">
<text:span text:style-name="T5">
Довідково. Об’єднані експедиційні сили — багатонаціональні збройні сили, якібуло створено у 2015 році. Очолює сили Велика Британія, а до їхнього складувходять Естонія, Латвія, Литва, Фінляндія, Швеція, Данія, Нідерланди,Норвегія, Ісландія.</text:span>
</text:p>
      <text:p text:style-name="P4">
JEF має здебільшого морську спрямованість. Водночас між Україною та країнамиПівнічної Європи, звичайно, є багато спільного. І потрібно розбудовуватиспівпрацю в майбутньому.</text:p>
      <text:p text:style-name="P4">
Однією з переваг JEF є дуже гнучкий формат. Отже, самі Об’єднані експедиційнісили зосереджені на Великій Британії, але країни можуть приєднатися до них, якзабажають. Така гнучкість, безумовно, може включати український елемент дляспільних інтересів.</text:p>
      <text:p text:style-name="P4">
JEF — це не лише військове формування, але й політичний форум для обговореннярегіональних питань.</text:p>
      <text:p text:style-name="P4">
Source: <text:a xlink:type="simple" xlink:href="https://armyinform.com.ua/2023/05/22/ukrayini-potribno-rozbudovuvaty-spivpraczyu-z-krayinamy-pivnichnoyi-yevropy-dlya-zmicznennya-bezpeky-v-regioni-toni-lourens/" text:style-name="Internet_20_link" text:visited-style-name="Visited_20_Internet_20_Link">
https://armyinform.com.ua/2023/05/22/ukrayini-potribno-rozbudovuvaty-spivpraczyu-z-krayinamy-pivnichnoyi-yevropy-dlya-zmicznennya-bezpeky-v-regioni-toni-lourens/</text:a>
</text:p>
      <!--NEWS-->
      <text:h text:style-name="P10" text:outline-level="1">
<text:span text:style-name="T4">
Українські захисники за добу знищили понад 20 ракет різного типу, запущених рф по Україні</text:span>
</text:h>
      <text:p text:style-name="P4">
Author: ['АРМІЯINFORM']</text:p>
      <text:p text:style-name="P4">
Time: 2023-05-22T86:00:00-04:00</text:p>
      <text:p text:style-name="P4">
Description: Про це повідомляє Генеральний штаб ЗС України.    «Триває чотириста п’ятдесят тре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398" text:anchor-type="as-char" svg:width="6.9236in" svg:height="3.893007in" draw:z-index="0">
<draw:image xlink:href="../Images/AРМІЯINFORM/2023-05-22T86-00-00-04-00/raketnyj-udar.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xKy2dS43VHq8ZQTCVLVuSACkkFBWbgV1yifkRuhDJYZdTqiqDMKFHFnwFAiqrWgRl" text:style-name="Internet_20_link" text:visited-style-name="Visited_20_Internet_20_Link">
повідомляє</text:a>
 Генеральний штаб ЗС України.</text:p>
      <text:p text:style-name="P4">
«Триває чотириста п’ятдесят третя доба широкомасштабної збройної агресіїросійської федерації проти нашої країни.</text:p>
      <text:p text:style-name="P4">
Російський агресор не відмовляється від своїх намірів щодо повної окупаціїУкраїни. Ворог цинічно продовжує застосовувати тактику терору.</text:p>
      <text:p text:style-name="P4">
Цієї доби російська федерація завдафла чергового масованого ракетного таавіаційного удару по об’єктах цивільної та критичної інфраструктури України.</text:p>
      <text:p text:style-name="P4">
Загалом, протягом доби, противник завдав 21 ракетного удару, по містам Дніпро,Запоріжжя та населених пунктах Харківщини із застосуванням</text:p>
      <text:p text:style-name="P4">
4 крилатих ракет повітряного базування Х-101/Х-555 (знищено нашимизахисниками), 5 крилатих ракет Х-22, 2 балістичних ракет „Іскандер-М“ та</text:p>
      <text:p text:style-name="P4">
5 зенітних керованих ракет С-300 та 4 інших (тип встановлюється).</text:p>
      <text:p text:style-name="P4">
Крім того, ворог завдав 42 авіаційних ударів, зокрема, застосувавши іранськіударні БПЛА „Shahed“. За уточненою інформацією 21 із 21 було знищено нашимизахисниками. Також окупанти здійснили близько 50 обстрілів з реактивних системзалпового вогню по позиціях наших військ та населених пунктах. Нажаль, єпораненні серед мирного населення, пошкоджено житлові багатоквартирні будинки,приватні будинки, дитячий садочок та інша цивільна інфраструктура.</text:p>
      <text:p text:style-name="P4">
Ймовірність завдання ракетних та авіаційних ударів по всій території України інадалі залишається дуже високою», — йдеться в повідомленні.</text:p>
      <text:p text:style-name="P4">
Source: <text:a xlink:type="simple" xlink:href="https://armyinform.com.ua/2023/05/22/ukrayinski-zahysnyky-za-dobu-znyshhyly-ponad-20-raket-riznogo-typu-zapushhenyh-rf-po-ukrayini/" text:style-name="Internet_20_link" text:visited-style-name="Visited_20_Internet_20_Link">
https://armyinform.com.ua/2023/05/22/ukrayinski-zahysnyky-za-dobu-znyshhyly-ponad-20-raket-riznogo-typu-zapushhenyh-rf-po-ukrayini/</text:a>
</text:p>
      <!--NEWS-->
      <text:h text:style-name="P10" text:outline-level="1">
<text:span text:style-name="T4">
Щотижня додаємо змісту для України від саміту НАТО у Вільнюсі — Володимир Зеленський</text:span>
</text:h>
      <text:p text:style-name="P4">
Author: ['АРМІЯINFORM']</text:p>
      <text:p text:style-name="P4">
Time: 2023-05-22T87:00:00-04:00</text:p>
      <text:p text:style-name="P4">
Description: https://youtu.be/raaCFAMR5kg    Бажаю здоровʼя, шановні українці!    Ми вже поч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text:span text:style-name="T5">
Бажаю здоровʼя, шановні українці!</text:span>
</text:span>
</text:p>
      <text:p text:style-name="P4">
Ми вже почали готувати цей і найближчі тижні. Очікуємо на нові зустрічі тапереговори, поки більшою мірою — візити до нас, у нашу державу. Буде ще зброядля наших воїнів.</text:p>
      <text:p text:style-name="P4">
Щотижня додаємо змісту для України від саміту у Вільнюсі. Ми робимо все, щобрішення на саміті для нас було саме таким, яке спрацює. Подивимось, але, тимне менш, ми працюємо над цим.</text:p>
      <text:p text:style-name="P4">
До речі, сьогодні є важлива декларація від Парламентської асамблеї НАТО. Речіназвані своїми іменами — чітке визнання геноцидом злочинів росії проти нашоїдержави, чітке засудження рашистської ідеології. Це правильна основа і дляінших міжнародних організацій.</text:p>
      <text:p text:style-name="P4">
Готуємося до кількох проміжних безпекових заходів у країнах-сусідках — тих,які нас найбільше підтримують. Будуть і нові звернення заради розуміння світомУкраїни, заради зміцнення наших звʼязків із партнерами.</text:p>
      <text:p text:style-name="P4">
І така наша інтенсивна зовнішня політика, різні нестандартні формати, максимумкорисної уваги світу до України, до нашого захисту — будемо все цепродовжувати. Щоразу більше результатів для України — ППО, артилерія,бронетехніка, снаряди, тренування — все це обовʼязково.</text:p>
      <text:p text:style-name="P4">
Хочу подякувати сьогодні всім нашим воїнам, які захищають небо. Відучорашнього вечора й до сьогоднішнього ранку збито 25 «Шахедів». 25 із 25.Відмінний результат. І кожне таке збиття — це врятовані життя людей, це нашаврятована інфраструктура. Дякую!</text:p>
      <text:p text:style-name="P4">
Вдалося збити й частину ракет терористів, але, на жаль, не всі. На жаль, буливлучання. Дніпро й Харків, Одеса та Львів, Київ і Запоріжжя — усі наші міста йгромади мають отримати повноцінний повітряний щит. Дуже активно працюємо надцим разом із партнерами.</text:p>
      <text:p text:style-name="P4">
Сьогодні варто відзначити підрозділи ОСУВ «Хортиця» — найбільш стійкі таефективні, найбільш результативні. 3-тя та 5-та окремі штурмові бригади, 80-таокрема десантно-штурмова бригада, 93-тя окрема механізована бригада «ХолоднийЯр», 214-й окремий батальйон спеціального призначення… Дякую вам, воїни! ЦеБахмутський напрямок, це надзвичайна сила наших людей.</text:p>
      <text:p text:style-name="P4">
Слава всім нашим воїнам, які знищують ворога!</text:p>
      <text:p text:style-name="P4">
Слава всім, хто береже наші міста від атак терористів!</text:p>
      <text:p text:style-name="P4">
Слава всім, хто щодня робить ближчою нашу перемогу!</text:p>
      <text:p text:style-name="P4">
Дякую всім у світі, хто нас підтримує! Дякую вам!</text:p>
      <text:p text:style-name="P4">
<text:span text:style-name="T4">
<text:span text:style-name="T5">
Слава Україні!</text:span>
</text:span>
</text:p>
      <text:p text:style-name="P4">
Source: <text:a xlink:type="simple" xlink:href="https://armyinform.com.ua/2023/05/22/shhotyzhnya-dodayemo-zmistu-dlya-ukrayiny-vid-samitu-nato-u-vilnyusi-volodymyr-zelenskyj/" text:style-name="Internet_20_link" text:visited-style-name="Visited_20_Internet_20_Link">
https://armyinform.com.ua/2023/05/22/shhotyzhnya-dodayemo-zmistu-dlya-ukrayiny-vid-samitu-nato-u-vilnyusi-volodymyr-zelenskyj/</text:a>
</text:p>
      <!--NEWS-->
      <text:h text:style-name="P10" text:outline-level="1">
<text:span text:style-name="T4">
Тривають запеклі бої за Бахмут та Мар’їнку — ГШ ЗСУ</text:span>
</text:h>
      <text:p text:style-name="P4">
Author: ['АРМІЯINFORM']</text:p>
      <text:p text:style-name="P4">
Time: 2023-05-22T88: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ОРГНЕННЯ РФ', 'ГШ ЗСУ']</text:p>
      <text:p text:style-name="P4">
Category: News</text:p>
      <!--METADATA-->
      <text:p text:style-name="P4">
<draw:frame draw:style-name="fr1" draw:name="Image399" text:anchor-type="as-char" svg:width="6.9236in" svg:height="4.615733in" draw:z-index="0">
<draw:image xlink:href="../Images/AРМІЯINFORM/2023-05-22T88-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xKy2dS43VHq8ZQTCVLVuSACkkFBWbgV1yifkRuhDJYZdTqiqDMKFHFnwFAiqrWgR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Куп’янському,Лиманському, Бахмутському, Авдіївському та Мар’їнському напрямках.</text:p>
      <text:p text:style-name="P4">
Загалом, протягом доби відбулось 25 бойових зіткнень на зазначених ділянкахфронту, в епіцентрі бойових дій залишаються Бахмут та Мар’їнка.</text:p>
      <text:p text:style-name="P4">
<text:span text:style-name="T4">
На Волинському та Поліському напрямках</text:span>
 оперативна обстановка без суттєвихзмін, ознак формування наступальних угруповань ворога не виявлено.</text:p>
      <text:p text:style-name="P4">
<text:span text:style-name="T4">
На Сіверському та Слобожанському напрямках</text:span>
 противник продовжує зберігативійськову присутність у прикордонних з Україною районах. Протягом добиздійснив мінометні та артилерійські обстріли населених пунктів Тимоновичі,Галаганівка та Заріччя Чернігівської області; Ходине, Гірки, Будки,Катеринівка, Тимофіївка, Олександрівка Сумської області, а також МорозоваДолина, Шевченка, Козача Лопань, Гоптівка, Лук’янці, Зелене, Стариця, Гатище,Плетенівка, Вовчанськ, Варварівка, Нестерне, Бударки та Чугунівка наХарківщині.</text:p>
      <text:p text:style-name="P4">
<text:span text:style-name="T4">
На Куп’янському напрямку противник</text:span>
 протягом доби завдав авіаційних ударівв районі населених пунктів Орлянське, Кислівка і Табаївка Харківської області.Артилерійських та мінометних обстрілів зазнали Кам’янка, Фиголівка,Новомлинськ, Дворічна, Западне, Куп’янськ, Гусинка, Табаївка, БерестовеХарківської області та Стельмахівка Луганської області.</text:p>
      <text:p text:style-name="P4">
<text:span text:style-name="T4">
На Лиманському напрямку</text:span>
 ворог завдав авіаційних ударів в районі населенихпунктів Білогорівка Луганської області та Верхньокам’янське на Донеччині.Артилерійських обстрілів зазнали, зокрема, Невське і Білогорівка Луганськоїобласті та Торське, Спірне і Веселе Донецької області.</text:p>
      <text:p text:style-name="P4">
На Бахмутському напрямку ворог продовжує вести наступальні дії. Бої за містоБахмут тривають. Окупанти завдали авіаударів поблизу Бахмута та Іванівського.Від ворожих обстрілів постраждали Васюківка, Оріхово-Василівка, Маркове,Григорівка, Бахмут, Іванівське, Ступочки, Біла Гора, Торецьк, Північне,Південе та Нью-Йорк Донецької області.</text:p>
      <text:p text:style-name="P4">
<text:span text:style-name="T4">
На Авдіївському напрямку</text:span>
 противник вів безуспішні наступальні дії унапрямку Новокалинового та Водяного. Протягом доби завдав авіаційних ударів врайонах Авдіївки та Первомайського. Здійснив артилерійські обстріли в районахнаселених пунктів Новокалинове, Бердичі, Авдіївка, Водяне, Первомайське таКарлівка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Окрім того, ворожих обстрілів зазнало селоПобєда Донецької області.</text:p>
      <text:p text:style-name="P4">
<text:span text:style-name="T4">
На Шахтарському напрямку</text:span>
 противник наступальних дій не проводив. Водночасзавдав авіаційних ударів в районах Вугледара, Пречистівки та Золотої Ниви.Здійснив артобстріли населених пунктів Вугледар, Новоукраїнка та Пречистівка.</text:p>
      <text:p text:style-name="P4">
<text:span text:style-name="T4">
На Запорізькому та Херсонському напрямках</text:span>
 противник продовжує вестиоборонні дії. В той же час, не припиняє знищувати інфраструктуру населенихпунктів, що поряд з лінією бойового зіткнення. Протягом цієї доби завдававіаційних ударів в районах Малої Токмачки та Новоданилівки Запорізькоїобласті. Здійснив обстріли населених пунктів Времівка, Новопіль Донецькоїобласті; Ольгівське, Гуляйполе, Білогір’я, Мала Токмачка, Новоданилівка,Новоандріївка, Малі Щербаки Запорізької області та місто Запоріжжя;Гаврилівка, Берислав, Веселе, Козацьке, Бургунка, Антонівка, ВелетенськеХерсонської області та місто Херсон», — йдеться в повідомленні.</text:p>
      <text:p text:style-name="P4">
Source: <text:a xlink:type="simple" xlink:href="https://armyinform.com.ua/2023/05/22/tryvayut-zapekli-boyi-za-bahmut-ta-maryinku-gsh-zsu/" text:style-name="Internet_20_link" text:visited-style-name="Visited_20_Internet_20_Link">
https://armyinform.com.ua/2023/05/22/tryvayut-zapekli-boyi-za-bahmut-ta-maryinku-gsh-zsu/</text:a>
</text:p>
      <!--NEWS-->
      <text:h text:style-name="P10" text:outline-level="1">
<text:span text:style-name="T4">
Авіація Сил оборони за добу завдала 8 ударів по окупантах</text:span>
</text:h>
      <text:p text:style-name="P4">
Author: ['АРМІЯINFORM']</text:p>
      <text:p text:style-name="P4">
Time: 2023-05-22T89: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ХРОНІКА ОБОРОНИ']</text:p>
      <text:p text:style-name="P4">
Category: News</text:p>
      <!--METADATA-->
      <text:p text:style-name="P4">
<draw:frame draw:style-name="fr1" draw:name="Image400" text:anchor-type="as-char" svg:width="6.9236in" svg:height="3.894525in" draw:z-index="0">
<draw:image xlink:href="../Images/AРМІЯINFORM/2023-05-22T89-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xKy2dS43VHq8ZQTCVLVuSACkkFBWbgV1yifkRuhDJYZdTqiqDMKFHFnwFAiqrWgRl" text:style-name="Internet_20_link" text:visited-style-name="Visited_20_Internet_20_Link">
повідомляє</text:a>
 Генеральний штаб ЗС України.</text:p>
      <text:p text:style-name="P4">
«Авіація Сил оборони за добу завдала 8 ударів по районах зосередженняособового складу та військової техніки противника, а також 2 — по зенітно-ракетних комплексах.</text:p>
      <text:p text:style-name="P4">
Нашими захисниками протягом доби було знищено російський ударний вертолітМі-24 та ворожий розвідувальний БПЛА», — йдеться в повідомленні.</text:p>
      <text:p text:style-name="P4">
Source: <text:a xlink:type="simple" xlink:href="https://armyinform.com.ua/2023/05/22/aviacziya-syl-oborony-za-dobu-zavdala-8-udariv-po-rajonah-zoseredzhennya-osobovogo-skladu-ta-tehniky-rosiyan/" text:style-name="Internet_20_link" text:visited-style-name="Visited_20_Internet_20_Link">
https://armyinform.com.ua/2023/05/22/aviacziya-syl-oborony-za-dobu-zavdala-8-udariv-po-rajonah-zoseredzhennya-osobovogo-skladu-ta-tehniky-rosiyan/</text:a>
</text:p>
      <!--NEWS-->
      <text:h text:style-name="P10" text:outline-level="1">
<text:span text:style-name="T4">
Kyiv(22:03). Red Alert: aerial threat. Sirens sounding. Take cover now!</text:span>
</text:h>
      <text:p text:style-name="P4">
Authors: liveuamap (Language: en)</text:p>
      <text:p text:style-name="P4">
Time: 2023-05-22T8:04:00</text:p>
      <text:p text:style-name="P4">
Location: Kyiv (Latitude:50.44404 Longtitude:30.53096)</text:p>
      <text:p text:style-name="P4">
Videos: []</text:p>
      <text:p text:style-name="P4">
Images: []</text:p>
      <text:p text:style-name="P4">
Tags: ["Europe", "Central and Eastern Europe"]</text:p>
      <text:p text:style-name="P4">
ID: 22564712</text:p>
      <!--METADATA-->
      <text:p text:style-name="P4">
Kyiv(22:03). Red Alert: aerial threat. Sirens sounding. Take cover now!</text:p>
      <text:p text:style-name="P4">
News Collection Link: <text:a xlink:type="simple" xlink:href="https://liveuamap.com/en/2023/22-may-kyiv2203-red-alert-aerial-threat-sireng" text:style-name="Internet_20_link" text:visited-style-name="Visited_20_Internet_20_Link">
https://liveuamap.com/en/2023/22-may-kyiv2203-red-alert-aerial-threat-sireng</text:a>
</text:p>
      <text:p text:style-name="P4">
Source: <text:a xlink:type="simple" xlink:href="https://t.me/air_alert_ua/46305" text:style-name="Internet_20_link" text:visited-style-name="Visited_20_Internet_20_Link">
https://t.me/air_alert_ua/46305</text:a>
</text:p>
      <!--NEWS-->
      <text:h text:style-name="P10" text:outline-level="1">
<text:span text:style-name="T4">
Ракетні війська та артилерія ЗСУ знищили три склади боєприпасів росіян</text:span>
</text:h>
      <text:p text:style-name="P4">
Author: ['АРМІЯINFORM']</text:p>
      <text:p text:style-name="P4">
Time: 2023-05-22T90:00:00-04:00</text:p>
      <text:p text:style-name="P4">
Description: Про це повідомляє Генеральний штаб ЗС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text:p>
      <text:p text:style-name="P4">
Category: News</text:p>
      <!--METADATA-->
      <text:p text:style-name="P4">
<draw:frame draw:style-name="fr1" draw:name="Image401" text:anchor-type="as-char" svg:width="6.9236in" svg:height="4.622144in" draw:z-index="0">
<draw:image xlink:href="../ConvertedIMGs/AРМІЯINFORM/2023-05-22T90-00-00-04-00/323438263_687407886219153_7819518616379973794_n.png" xlink:type="simple" xlink:show="embed" xlink:actuate="onLoad" draw:mime-type="image/png"/>
</draw:frame>
Ілюстративне фото <text:span text:style-name="T4">
🔥 Ситуація щодо російського вторгнення</text:span>
</text:p>
      <text:p text:style-name="P4">
Про це<text:a xlink:type="simple" xlink:href="https://www.facebook.com/GeneralStaff.ua/posts/pfbid0xKy2dS43VHq8ZQTCVLVuSACkkFBWbgV1yifkRuhDJYZdTqiqDMKFHFnwFAiqrWgRl" text:style-name="Internet_20_link" text:visited-style-name="Visited_20_Internet_20_Link">
повідомляє</text:a>
 Генеральний штаб ЗС України.</text:p>
      <text:p text:style-name="P4">
«Підрозділи ракетних військ і артилерії уразили 3 райони зосередженняозброєння та військової техніки, 3 склади боєприпасів, 11 артилерійськихзасобів та радіолокаційну станцію противника», — йдеться в повідомленні.</text:p>
      <text:p text:style-name="P4">
Source: <text:a xlink:type="simple" xlink:href="https://armyinform.com.ua/2023/05/22/raketni-vijska-ta-artyleriya-zsu-znyshhyla-try-sklady-boyeprypasiv-rosiyan/" text:style-name="Internet_20_link" text:visited-style-name="Visited_20_Internet_20_Link">
https://armyinform.com.ua/2023/05/22/raketni-vijska-ta-artyleriya-zsu-znyshhyla-try-sklady-boyeprypasiv-rosiyan/</text:a>
</text:p>
      <!--NEWS-->
      <text:h text:style-name="P10" text:outline-level="1">
<text:span text:style-name="T4">
Ворог намагається захопити південно-західну частину Бахмута, наші Сили оборони контратакують окупанта на флангах — Сергій Череватий</text:span>
</text:h>
      <text:p text:style-name="P4">
Author: ['Андрій Агєєв']</text:p>
      <text:p text:style-name="P4">
Time: 2023-05-22T91:00:00-04:00</text:p>
      <text:p text:style-name="P4">
Description: Бахмут залишається пріоритетною ціллю російських окупантів. Ворог продовжує тиснут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СЕРГІЙ ЧЕРЕВАТИЙ']</text:p>
      <text:p text:style-name="P4">
Category: News</text:p>
      <!--METADATA-->
      <text:p text:style-name="P4">
<draw:frame draw:style-name="fr1" draw:name="Image402" text:anchor-type="as-char" svg:width="6.9236in" svg:height="4.611226in" draw:z-index="0">
<draw:image xlink:href="../Images/AРМІЯINFORM/2023-05-22T91-00-00-04-00/cherevatyj.jpg" xlink:type="simple" xlink:show="embed" xlink:actuate="onLoad" draw:mime-type="image/jpeg"/>
</draw:frame>
</text:p>
      <text:p text:style-name="P4">
Бахмут залишається пріоритетною ціллю російських окупантів. Ворог продовжуєтиснути і намагається захопити південно-західну частину міста, де наші воїниутримують ряд будівель та інших фортифікаційних споруд, зазначив у прямомуефірі телемарафону «Єдині новини» речник Східного угруповання військ ЗбройнихСил України полковник Сергій Череватий, коментуючи стан справ у Бахмуті.</text:p>
      <text:p text:style-name="P4">
— На флангах наші підрозділи намагаються тиснути на ворога і за можливостіконтратакувати його. За цю добу, на різних ділянках бахмутського відрізкуфронту, Сили оборони України продавили окупанта на глибину від 200 до 400метрів, — підкреслив Сергій Череватий.</text:p>
      <text:p text:style-name="P4">
Щодо заявленого виходу з Бахмута пригожина і його пошматованого злочинноговійськового угруповання найманців, Сергій Череватий піддав сумніву, чи дадутьїм їхні московські куратори вийти взагалі. Адже боєздатних підрозділів чивійськових частин в росії, які готові сьогодні зайти в Бахмут і відразуперейти до інтенсивних наступальних бойових дій, просто немає.</text:p>
      <text:p text:style-name="P4">
Щодо ситуації на Лимансько-Куп’янському напрямку речник Східного угрупованнязазначив, що збройні формування окупантів концентруються там переважно назавдаванні артилерійського ураження.</text:p>
      <text:p text:style-name="P4">
— За добу ворог 552 рази зі ствольної та реактивної артилерії обстріляв мирнінаселені пункти поблизу лінії фронту та позиції наших Сил оборони на томунапрямку, здійснив 16 авіаційних нальотів, відбулося 6 бойових зіткнень. Нашівоїни знищили 54-х окупантів, 84 поранено, одного взяли в полон. Також знищено4 БМП, 1 БМД, 1 гаубицю та 2 польові склади з боєприпасами, — констатувавСергій Череватий.</text:p>
      <text:p text:style-name="P4">
Source: <text:a xlink:type="simple" xlink:href="https://armyinform.com.ua/2023/05/22/vorog-namagayetsya-zahopyty-pivdenno-zahidnu-chastynu-bahmuta-nashi-syly-oborony-kontratakuyut-okupanta-na-flangah-sergij-cherevatyj/" text:style-name="Internet_20_link" text:visited-style-name="Visited_20_Internet_20_Link">
https://armyinform.com.ua/2023/05/22/vorog-namagayetsya-zahopyty-pivdenno-zahidnu-chastynu-bahmuta-nashi-syly-oborony-kontratakuyut-okupanta-na-flangah-sergij-cherevatyj/</text:a>
</text:p>
      <!--NEWS-->
      <text:h text:style-name="P10" text:outline-level="1">
<text:span text:style-name="T4">
Про підсумки G7: увесь цивілізований світ і надалі підтримуватиме Україну</text:span>
</text:h>
      <text:p text:style-name="P4">
Author: ['Анатолій Бальчос']</text:p>
      <text:p text:style-name="P4">
Time: 2023-05-22T92:00:00-04:00</text:p>
      <text:p text:style-name="P4">
Description: Сьогодні в Києві представник Президента України у Верховній Раді України, член коміте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bryfing-f.venislavskogo-golovna.jpg" text:style-name="Internet_20_link" text:visited-style-name="Visited_20_Internet_20_Link">
01-bryfing-f.venislavskogo-golovna.jpg</text:a>
', '<text:a xlink:type="simple" xlink:href="https://armyinform.com.ua/wp-content/uploads/2023/05/02-f.venislavskogo-portret.jpg" text:style-name="Internet_20_link" text:visited-style-name="Visited_20_Internet_20_Link">
02-f.venislavskogo-portret.jpg</text:a>
']</text:p>
      <text:p text:style-name="P4">
Tags: ['G7', 'ЗАСІДАННЯ КРАЇН G7', 'СВІТ ПІДТРИМУЄ УКРАЇНУ', 'ФЕДІР ВЕНІСЛАВСЬКИЙ']</text:p>
      <text:p text:style-name="P4">
Category: News</text:p>
      <!--METADATA-->
      <text:p text:style-name="P4">
<draw:frame draw:style-name="fr1" draw:name="Image403" text:anchor-type="as-char" svg:width="6.9236in" svg:height="4.615733in" draw:z-index="0">
<draw:image xlink:href="../Images/AРМІЯINFORM/2023-05-22T92-00-00-04-00/01-bryfing-f.venislavskogo-golovna.jpg" xlink:type="simple" xlink:show="embed" xlink:actuate="onLoad" draw:mime-type="image/jpeg"/>
</draw:frame>
</text:p>
      <text:p text:style-name="P4">
<text:span text:style-name="T4">
Сьогодні в Києві представник Президента України у Верховній Раді України,член</text:span>
 <text:span text:style-name="T4">
комітету ВРУ з питань нацбезпеки, оборони та розвідки ФедірВеніславський провів<text:a xlink:type="simple" xlink:href="https://www.youtube.com/watch" text:style-name="Internet_20_link" text:visited-style-name="Visited_20_Internet_20_Link">
брифінг</text:a>
 зарезультатами міжнародної зустрічі провідних країн світу </text:span>
<text:span text:style-name="T4">
G7, у якійпочесним представником цього разу була Україна.</text:span>
</text:p>
      <text:p text:style-name="P4">
На його думку, зустріч в Японії стала без перебільшення історичною подією. Наполях саміту G7 відбулася низка двосторонніх зустрічей, яким передувала великакількість офіційних зустрічей Президента Володимира Зеленського на азійськомуконтиненті та у так званому арабському світі.</text:p>
      <text:p text:style-name="P4">
Оцінюючи підсумки спілкування української делегації з членами міжнародноїорганізації країн «Великої сімки», Федір Веніславський головним здобуткомтаких зустрічей у Хіросімі назвав спільне рішення про надання Україні літаківF-16 з відповідним попереднім навчанням українських військових пілотів. Надумку члена комітету ВРУ з питань нацбезпеки, оборони та розвідки, такерішення країн G7 є яскравим свідченням того, що українська держава маєневдовзі доєднатися до клубу найбільш потужних, розвинутих держав світу.</text:p>
      <text:p text:style-name="P4">
<draw:frame draw:style-name="fr1" draw:name="Image404" text:anchor-type="as-char" svg:width="6.9236in" svg:height="4.615733in" draw:z-index="0">
<draw:image xlink:href="../Images/AРМІЯINFORM/2023-05-22T92-00-00-04-00/02-f.venislavskogo-portret.jpg" xlink:type="simple" xlink:show="embed" xlink:actuate="onLoad" draw:mime-type="image/jpeg"/>
</draw:frame>
</text:p>
      <text:p text:style-name="P4">
— Навчання українських пілотів на цих винищувачах є найбільш тривалим —декілька місяців, і повторює той трек, який ми спостерігали у випадку з«танковою коаліцією», коли спочатку навчались військові фахівці, а вже потімпередавалась техніка. Я переконаний, що цього року Україна отримає не лишелітаки! — заявив Федір Веніславський. — Окрім F-16, Збройним Силам Українибудуть передані ракети підвищеного радіуса дії, системи протиповітряноїоборони та, звичайно, те, на чому неодноразово наполягав українськийПрезидент, військове керівництво. Це і боєприпаси, і артилерійські системибільшої дальності тощо. В сукупності, все це свідчить про те, що весьцивілізований світ, зокрема, найбільш потужні економіки світу підтримують табудуть підтримувати Україну надалі, — сказав Федір Веніславський.</text:p>
      <text:p text:style-name="P4">
Представник Президента України також наголосив на тому, що у підсумковій заявіпредставників країн G7 чітко задекларовано про повну підтримку суверенітетуукраїнської держави на всій її території, зокрема, і на тимчасово окупованихчастинах. На думку українського високопосадовця, це свідчить про те, щоУкраїні вдалося сконсолідувати навколо себе цивілізований західний світ і це єзапорукою для швидкого завершення війни та післявоєнної відбудови країни.</text:p>
      <text:p text:style-name="P4">
Відповідаючи на запитання про плани участі України в саміті НАТО, проведенняякого заплановано на липень цього року у Вільнюсі, Федір Веніславськийвідмітив, що українській державі для повноцінного членства в Альянсі уже необов’язково отримувати ПДЧ (План дій щодо членства в НАТО).</text:p>
      <text:p text:style-name="P4">
— Україна, її Збройні Сили вже виконали переважну більшість тих вимог, якізазвичай висуваються країнам-кандидатам. Після деокупації територій таостаточної перемоги над російським агресором Україна розраховує на швидкупроцедуру прийняття в родину НАТО, — заявив Федір Веніславський.</text:p>
      <text:p text:style-name="P4">
<text:span text:style-name="T5">
Ілюстративне фото в відкритих джерел</text:span>
</text:p>
      <text:p text:style-name="P4">
Source: <text:a xlink:type="simple" xlink:href="https://armyinform.com.ua/2023/05/22/pro-pidsumky-g7-uves-czyvilizovanyj-svit-i-nadali-pidtrymuvatyme-ukrayinu/" text:style-name="Internet_20_link" text:visited-style-name="Visited_20_Internet_20_Link">
https://armyinform.com.ua/2023/05/22/pro-pidsumky-g7-uves-czyvilizovanyj-svit-i-nadali-pidtrymuvatyme-ukrayinu/</text:a>
</text:p>
      <!--NEWS-->
      <text:h text:style-name="P10" text:outline-level="1">
<text:span text:style-name="T4">
Візит Дмитра Кулеби до Африки — ще один крок України до втілення «Формули миру» Зеленського</text:span>
</text:h>
      <text:p text:style-name="P4">
Author: ['АРМІЯINFORM']</text:p>
      <text:p text:style-name="P4">
Time: 2023-05-22T93:00:00-04:00</text:p>
      <text:p text:style-name="P4">
Description: Міністр закордонних справ України Дмитро Кулеба розпочав друге турне країнами Африк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dyplomatychnyj-2023-rik-dlya-ukrayiny.jpg" text:style-name="Internet_20_link" text:visited-style-name="Visited_20_Internet_20_Link">
dyplomatychnyj-2023-rik-dlya-ukrayiny.jpg</text:a>
']</text:p>
      <text:p text:style-name="P4">
Tags: ['ДМИТРО КУЛЕБА']</text:p>
      <text:p text:style-name="P4">
Category: News</text:p>
      <!--METADATA-->
      <text:p text:style-name="P4">
<draw:frame draw:style-name="fr1" draw:name="Image405" text:anchor-type="as-char" svg:width="6.9236in" svg:height="4.615733in" draw:z-index="0">
<draw:image xlink:href="../Images/AРМІЯINFORM/2023-05-22T93-00-00-04-00/dyplomatychnyj-2023-rik-dlya-ukrayiny.jpg" xlink:type="simple" xlink:show="embed" xlink:actuate="onLoad" draw:mime-type="image/jpeg"/>
</draw:frame>
</text:p>
      <text:p text:style-name="P4">
Міністр закордонних справ України Дмитро Кулеба розпочав друге турне країнамиАфрики і перший в історії двосторонніх відносин візит до Марокко. Про це главаукраїнської дипломатії<text:a xlink:type="simple" xlink:href="https://www.instagram.com/p/CsiRwwFNDJc/" text:style-name="Internet_20_link" text:visited-style-name="Visited_20_Internet_20_Link">
 повідомив</text:a>
 уІнстаграм.</text:p>
      <text:p text:style-name="P4">
Очільник української дипломатії зазначив, що візити до країн Африки важливізокрема і для втілення «Формули миру» Володимира Зеленського».</text:p>
      <text:p text:style-name="P4">
— Маємо залучити якомога більше африканських країн до втілення «Формули миру»Володимира Зеленського… Африканський континент може здаватися для українцівчимось далеким. Насправді ж Африка неоднорідна, вона живе сучасним життям. Ми,дипломати, приходимо в африканські країни, щоб відкрити двері. За нами зановими можливостями йтимуть інші державні органи, громадяни та бізнес, —написав Дмитро Кулеба.</text:p>
      <text:p text:style-name="P4">
Він повідомив, що це перший візит міністра закордонних справ України доМарокко з часу встановлення двосторонніх відносин.  — У жовтні 2022 було перше в історії турне африканськими країнами. Тоді мивідвідали Сенегал, Кот-д‘Івуар, Гану та Кенію. Це був початок ренесансу увідносинах між Україною та Африкою. Складний процес, який ми невпинно рухаємовперед.    Перше турне було історією, друге — це вже система. Восени географія візитувключала країни Субсахарської Африки, а нині — держави у всіх частинахконтиненту — від півночі до півдня. Логістика тут жорстока, але робота єробота, — написав глава МЗС.</text:p>
      <text:p text:style-name="P4">
Source: <text:a xlink:type="simple" xlink:href="https://armyinform.com.ua/2023/05/22/vizyt-dmytra-kuleby-do-afryky-shhe-odyn-krok-ukrayiny-do-vtilennya-formuly-myru-zelenskogo/" text:style-name="Internet_20_link" text:visited-style-name="Visited_20_Internet_20_Link">
https://armyinform.com.ua/2023/05/22/vizyt-dmytra-kuleby-do-afryky-shhe-odyn-krok-ukrayiny-do-vtilennya-formuly-myru-zelenskogo/</text:a>
</text:p>
      <!--NEWS-->
      <text:h text:style-name="P10" text:outline-level="1">
<text:span text:style-name="T4">
Жорстокість сексуальних злочинів військових рф в Україні — величезний виклик для нашого суспільства — Ганна Маляр</text:span>
</text:h>
      <text:p text:style-name="P4">
Author: ['АРМІЯINFORM']</text:p>
      <text:p text:style-name="P4">
Time: 2023-05-22T94:00:00-04:00</text:p>
      <text:p text:style-name="P4">
Description: Про це заступник міністра оборони Ганна Маляр написала у Телеграм.    — Сьогодні у Киє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1343105275186369_y.jpg" text:style-name="Internet_20_link" text:visited-style-name="Visited_20_Internet_20_Link">
photo_5431343105275186369_y.jpg</text:a>
', '<text:a xlink:type="simple" xlink:href="https://armyinform.com.ua/wp-content/uploads/2023/05/photo_5431343105275186371_y-150x150.jpg" text:style-name="Internet_20_link" text:visited-style-name="Visited_20_Internet_20_Link">
photo_5431343105275186371_y-150x150.jpg</text:a>
', '<text:a xlink:type="simple" xlink:href="https://armyinform.com.ua/wp-content/uploads/2023/05/photo_5431343105275186370_y-150x150.jpg" text:style-name="Internet_20_link" text:visited-style-name="Visited_20_Internet_20_Link">
photo_5431343105275186370_y-150x150.jpg</text:a>
']</text:p>
      <text:p text:style-name="P4">
Tags: []</text:p>
      <text:p text:style-name="P4">
Category: News</text:p>
      <!--METADATA-->
      <text:p text:style-name="P4">
<draw:frame draw:style-name="fr1" draw:name="Image406" text:anchor-type="as-char" svg:width="6.9236in" svg:height="5.987832in" draw:z-index="0">
<draw:image xlink:href="../Images/AРМІЯINFORM/2023-05-22T94-00-00-04-00/photo_5431343105275186369_y.jpg" xlink:type="simple" xlink:show="embed" xlink:actuate="onLoad" draw:mime-type="image/jpeg"/>
</draw:frame>
</text:p>
      <text:p text:style-name="P4">
Про це заступник міністра оборони Ганна Маляр<text:a xlink:type="simple" xlink:href="https://t.me/annamaliar/789" text:style-name="Internet_20_link" text:visited-style-name="Visited_20_Internet_20_Link">
написала</text:a>
 у Телеграм.</text:p>
      <text:p text:style-name="P4">
— Сьогодні у Києві відбувся важливий захід<text:a xlink:type="simple" xlink:href="tg://search_hashtag" text:style-name="Internet_20_link" text:visited-style-name="Visited_20_Internet_20_Link">
#U4J</text:a>
: Respect. Support. Justice — Повага.Допомога. Справедливість присвячений документуванню, розслідуванню такомунікації щодо сексуального насильства, вчиненого військовими рф повідношенню до наших громадян. Масовість та жорстокість таких злочинів —величезний виклик перед українським суспільством.</text:p>
      <text:p text:style-name="P4">
<text:a xlink:type="simple" xlink:href="https://armyinform.com.ua/wp-content/uploads/2023/05/photo_5431343105275186371_y.jpg" text:style-name="Internet_20_link" text:visited-style-name="Visited_20_Internet_20_Link">
<draw:frame draw:style-name="fr1" draw:name="Image407" text:anchor-type="as-char" svg:width="6.9236in" svg:height="6.9236in" draw:z-index="0">
<draw:image xlink:href="../Images/AРМІЯINFORM/2023-05-22T94-00-00-04-00/photo_5431343105275186371_y-150x150.jpg" xlink:type="simple" xlink:show="embed" xlink:actuate="onLoad" draw:mime-type="image/jpeg"/>
</draw:frame>
</text:a>
</text:p>
      <text:p text:style-name="P4">
<text:a xlink:type="simple" xlink:href="https://armyinform.com.ua/wp-content/uploads/2023/05/photo_5431343105275186370_y.jpg" text:style-name="Internet_20_link" text:visited-style-name="Visited_20_Internet_20_Link">
<draw:frame draw:style-name="fr1" draw:name="Image408" text:anchor-type="as-char" svg:width="6.9236in" svg:height="6.9236in" draw:z-index="0">
<draw:image xlink:href="../Images/AРМІЯINFORM/2023-05-22T94-00-00-04-00/photo_5431343105275186370_y-150x150.jpg" xlink:type="simple" xlink:show="embed" xlink:actuate="onLoad" draw:mime-type="image/jpeg"/>
</draw:frame>
</text:a>
</text:p>
      <text:p text:style-name="P4">
Більшість людей, які пережили сексуальне насильство з боку окупантів, про цене розповідають. Сексуальне насильство залишається «прихованим злочином», якийлишає глибоку травму, що руйнує долі людей, сім’ї та цілі громади. Це непросто насильство на сексуальному ґрунті, це свідома політика ворожої держависпрямована на залякування, деморалізацію, приниження гідності нашогоцивільного населення. ГПУ і Генеральний прокурор Андрій Костін винесли цю темуна широке фахове та громадське обговорення. Саме для цього виду злочинів — цевкрай важливо. Адже від нашої з вами спільної позиції та ставлення до жертвсексуального насильства, залежить чи звернуться до правоохоронних органів ті зних, хто ще вагається чи соромиться. Ми всі разом повинні їх захистити тазробити все для покарання не лише виконавців, але й тих, хто формує цюзлочинну політику, — написала Ганна Маляр.</text:p>
      <text:p text:style-name="P4">
Source: <text:a xlink:type="simple" xlink:href="https://armyinform.com.ua/2023/05/22/seksualni-zlochyny-pid-chas-vijny-ye-systemnoyu-politykoyu-rosiyi-ganna-malyar/" text:style-name="Internet_20_link" text:visited-style-name="Visited_20_Internet_20_Link">
https://armyinform.com.ua/2023/05/22/seksualni-zlochyny-pid-chas-vijny-ye-systemnoyu-politykoyu-rosiyi-ganna-malyar/</text:a>
</text:p>
      <!--NEWS-->
      <text:h text:style-name="P10" text:outline-level="1">
<text:span text:style-name="T4">
25–26 травня відбудеться 15-й щорічний Київський Безпековий Форум</text:span>
</text:h>
      <text:p text:style-name="P4">
Author: ['Єгор Брайлян']</text:p>
      <text:p text:style-name="P4">
Time: 2023-05-22T95:00:00-04:00</text:p>
      <text:p text:style-name="P4">
Description: Центральною темою форуму буде набуття членства України в Північноатлантичному альян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bf_anonc.jpg" text:style-name="Internet_20_link" text:visited-style-name="Visited_20_Internet_20_Link">
kbf_anonc.jpg</text:a>
']</text:p>
      <text:p text:style-name="P4">
Tags: ['КИЇВСЬКИЙ БЕЗПЕКОВИЙ ФОРУМ']</text:p>
      <text:p text:style-name="P4">
Category: News</text:p>
      <!--METADATA-->
      <text:p text:style-name="P4">
<draw:frame draw:style-name="fr1" draw:name="Image409" text:anchor-type="as-char" svg:width="6.9236in" svg:height="3.63489in" draw:z-index="0">
<draw:image xlink:href="../Images/AРМІЯINFORM/2023-05-22T95-00-00-04-00/kbf_anonc.jpg" xlink:type="simple" xlink:show="embed" xlink:actuate="onLoad" draw:mime-type="image/jpeg"/>
</draw:frame>
</text:p>
      <text:p text:style-name="P4">
Центральною темою форуму буде набуття членства України в Північноатлантичномуальянсі. Слоган події — «Fighting for NATO. За нашу і вашу свободу».</text:p>
      <text:p text:style-name="P4">
У Форумі візьмуть участь відомі міжнародні діячі, світові фахівці зміжнародних відносин і проблем безпеки, дипломати, журналісти і громадськіактивісти.</text:p>
      <text:p text:style-name="P4">
До учасників Форуму і всієї України звернуться 43-й президент США Джордж Буш-молодший, прем’єр-міністр Великої Британії у 2019–2022 роках Борис Джонсон,прем’єр-міністр Австралії у 2013–2015 роках Ентоні Ебботт, заступникдержавного секретаря США з політичних питань Вікторія Нуланд, державнийсекретар США у 2005–2009 роках Кондоліза Райс, помічник Генерального секретаряНАТО з публічної дипломатії Байба Браже, президент Парламентської асамблеїНАТО Жоель Гарріо-Майлям, американський філософ, професор Стенфордськогоуніверситету Френсіс Фукуяма.</text:p>
      <text:p text:style-name="P4">
Серед учасників Форуму — лауреатка Нобелівської премії миру 2022 рокуОлександра Матвійчук, секретар Ради національної безпеки і оборони УкраїниОлексій Данілов, глава Координаційної ради Білорусі Святлана Ціхановська,верховний головнокомандувач Об’єднаних збройних сил НАТО в Європі у 1997–2000роках генерал Веслі Кларк, Постійний представник США при ОБСЄ, посол МайклКарпентер, командувач Центрального командування США у 2008–2010 роках генералДевід Петреус, посол США в росії у 2011–2014 роках Майкл Макфол.</text:p>
      <text:p text:style-name="P4">
Київський Безпековий Форум було засновано фондом Арсенія Яценюка «ВідкрийУкраїну» в 2007 році. КБФ є головною платформою України для обговоренняпроблем війни і миру, національної і світової безпеки.</text:p>
      <text:p text:style-name="P4">
Партнерами Форуму є Атлантична Рада, Центр інформації та документації НАТО,Національний демократичний інститут, Український жіночий конгрес, ФондФрідріха Еберта, «Євроатлантичний курс».</text:p>
      <text:p text:style-name="P4">
Пряма трансляція розпочнеться 25 травня о 14:00 на<text:a xlink:type="simple" xlink:href="https://www.youtube.com/channel/UCEBAPyQINZeF1XDNaIhhJsg" text:style-name="Internet_20_link" text:visited-style-name="Visited_20_Internet_20_Link">
ресурсах</text:a>
КБФ.</text:p>
      <text:p text:style-name="P4">
Серед інформаційних партнерів Форуму буде також АрміяInform. За дискусіямиможна буде стежити під час онлайн трансляції і на нашому <text:a xlink:type="simple" xlink:href="https://www.youtube.com/@ArmyInform" text:style-name="Internet_20_link" text:visited-style-name="Visited_20_Internet_20_Link">
ютуб-каналі</text:a>
.</text:p>
      <text:p text:style-name="P4">
Source: <text:a xlink:type="simple" xlink:href="https://armyinform.com.ua/2023/05/22/25-26-travnya-vidbudetsya-15-j-shhorichnyj-kyyivskyj-bezpekovyj-forum/" text:style-name="Internet_20_link" text:visited-style-name="Visited_20_Internet_20_Link">
https://armyinform.com.ua/2023/05/22/25-26-travnya-vidbudetsya-15-j-shhorichnyj-kyyivskyj-bezpekovyj-forum/</text:a>
</text:p>
      <!--NEWS-->
      <text:h text:style-name="P10" text:outline-level="1">
<text:span text:style-name="T4">
Командувач Об’єднаних Сил ЗСУ підписав меморандум щодо реалізації Програми психологічної реабілітації військових</text:span>
</text:h>
      <text:p text:style-name="P4">
Author: ['АРМІЯINFORM']</text:p>
      <text:p text:style-name="P4">
Time: 2023-05-22T96:00:00-04:00</text:p>
      <text:p text:style-name="P4">
Description: Командувач Об’єднаних Сил ЗС України генерал-лейтенант Сергій Наєв підписав «Меморанду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88075_786188496214618_6831847218146149759_n.jpg" text:style-name="Internet_20_link" text:visited-style-name="Visited_20_Internet_20_Link">
348588075_786188496214618_6831847218146149759_n.jpg</text:a>
', '<text:a xlink:type="simple" xlink:href="https://armyinform.com.ua/wp-content/uploads/2023/05/347241607_635973001740303_1262649732273458137_n-150x150.jpg" text:style-name="Internet_20_link" text:visited-style-name="Visited_20_Internet_20_Link">
347241607_635973001740303_1262649732273458137_n-150x150.jpg</text:a>
', '<text:a xlink:type="simple" xlink:href="https://armyinform.com.ua/wp-content/uploads/2023/05/347228410_1285113282379839_715635472999584151_n-150x150.jpg" text:style-name="Internet_20_link" text:visited-style-name="Visited_20_Internet_20_Link">
347228410_1285113282379839_715635472999584151_n-150x150.jpg</text:a>
', '<text:a xlink:type="simple" xlink:href="https://armyinform.com.ua/wp-content/uploads/2023/05/347398211_6719616718082769_2302976597799176246_n-150x150.jpg" text:style-name="Internet_20_link" text:visited-style-name="Visited_20_Internet_20_Link">
347398211_6719616718082769_2302976597799176246_n-150x150.jpg</text:a>
']</text:p>
      <text:p text:style-name="P4">
Tags: ['КОМАНДУВАННЯ ОБ’ЄДНАНИХ СИЛ ЗС УКРАЇНИ', 'НАЦІОНАЛЬНИЙ МУЗЕЙ НАРОДНОЇ АРХІТЕКТУРИ ТА ПОБУТУ УКРАЇНИ', 'ПСИХОЛОГІЧНА РЕАБІЛІТАЦІЯ', 'СЕРГІЙ НАЄВ']</text:p>
      <text:p text:style-name="P4">
Category: News</text:p>
      <!--METADATA-->
      <text:p text:style-name="P4">
<draw:frame draw:style-name="fr1" draw:name="Image410" text:anchor-type="as-char" svg:width="6.9236in" svg:height="4.621503in" draw:z-index="0">
<draw:image xlink:href="../Images/AРМІЯINFORM/2023-05-22T96-00-00-04-00/348588075_786188496214618_6831847218146149759_n.jpg" xlink:type="simple" xlink:show="embed" xlink:actuate="onLoad" draw:mime-type="image/jpeg"/>
</draw:frame>
</text:p>
      <text:p text:style-name="P4">
Командувач Об’єднаних Сил ЗС України генерал-лейтенант Сергій Наєв підписав«Меморандум про співробітництво» між Командуванням і Національним музеємнародної архітектури та побуту України щодо реалізації Програми психологічноїреабілітації військовослужбовців та членів їх родин.</text:p>
      <text:p text:style-name="P4">
— Ми робимо все можливе для того, щоб українські військові завжди відчувалипідтримку небайдужих та добрих людей, — наголосив генерал-лейтенант СергійНаєв.</text:p>
      <text:p text:style-name="P4">
<text:a xlink:type="simple" xlink:href="https://armyinform.com.ua/wp-content/uploads/2023/05/347241607_635973001740303_1262649732273458137_n.jpg" text:style-name="Internet_20_link" text:visited-style-name="Visited_20_Internet_20_Link">
<draw:frame draw:style-name="fr1" draw:name="Image411" text:anchor-type="as-char" svg:width="6.9236in" svg:height="6.9236in" draw:z-index="0">
<draw:image xlink:href="../Images/AРМІЯINFORM/2023-05-22T96-00-00-04-00/347241607_635973001740303_1262649732273458137_n-150x150.jpg" xlink:type="simple" xlink:show="embed" xlink:actuate="onLoad" draw:mime-type="image/jpeg"/>
</draw:frame>
</text:a>
</text:p>
      <text:p text:style-name="P4">
<text:a xlink:type="simple" xlink:href="https://armyinform.com.ua/wp-content/uploads/2023/05/347228410_1285113282379839_715635472999584151_n.jpg" text:style-name="Internet_20_link" text:visited-style-name="Visited_20_Internet_20_Link">
<draw:frame draw:style-name="fr1" draw:name="Image412" text:anchor-type="as-char" svg:width="6.9236in" svg:height="6.9236in" draw:z-index="0">
<draw:image xlink:href="../Images/AРМІЯINFORM/2023-05-22T96-00-00-04-00/347228410_1285113282379839_715635472999584151_n-150x150.jpg" xlink:type="simple" xlink:show="embed" xlink:actuate="onLoad" draw:mime-type="image/jpeg"/>
</draw:frame>
</text:a>
</text:p>
      <text:p text:style-name="P4">
<text:a xlink:type="simple" xlink:href="https://armyinform.com.ua/wp-content/uploads/2023/05/347398211_6719616718082769_2302976597799176246_n.jpg" text:style-name="Internet_20_link" text:visited-style-name="Visited_20_Internet_20_Link">
<draw:frame draw:style-name="fr1" draw:name="Image413" text:anchor-type="as-char" svg:width="6.9236in" svg:height="6.9236in" draw:z-index="0">
<draw:image xlink:href="../Images/AРМІЯINFORM/2023-05-22T96-00-00-04-00/347398211_6719616718082769_2302976597799176246_n-150x150.jpg" xlink:type="simple" xlink:show="embed" xlink:actuate="onLoad" draw:mime-type="image/jpeg"/>
</draw:frame>
</text:a>
</text:p>
      <text:p text:style-name="P4">
Документ передбачає спільну діяльність, спрямовану на реалізацію Програмипсихологічної реабілітації для військових, учасників бойових дій та осіб, якіпостраждали внаслідок російської збройної агресії, а також членів їхніх родин.</text:p>
      <text:p text:style-name="P4">
Відповідно зазначеної ініціативи територія Національного музею народноїархітектури та побуту України буде оголошена зоною психологічної реабілітації,що надасть військовослужбовцям змогу відпочити емоційно, відчути українськийдух і культурну ідентичність.</text:p>
      <text:p text:style-name="P4">
Учасники Програми будуть залучені до широкого кола заходів музею:інтерактивних програм, лекцій, майстер-класів, квестів і екскурсій.</text:p>
      <text:p text:style-name="P4">
Source: <text:a xlink:type="simple" xlink:href="https://armyinform.com.ua/2023/05/22/komanduvach-obyednanyh-syl-zsu-pidpysav-memorandum-shhodo-realizacziyi-programy-psyhologichnoyi-reabilitacziyi-vijskovyh/" text:style-name="Internet_20_link" text:visited-style-name="Visited_20_Internet_20_Link">
https://armyinform.com.ua/2023/05/22/komanduvach-obyednanyh-syl-zsu-pidpysav-memorandum-shhodo-realizacziyi-programy-psyhologichnoyi-reabilitacziyi-vijskovyh/</text:a>
</text:p>
      <!--NEWS-->
      <text:h text:style-name="P10" text:outline-level="1">
<text:span text:style-name="T4">
У Британії українські військові відпрацьовують ведення вогню під час оборонних та наступальних дій</text:span>
</text:h>
      <text:p text:style-name="P4">
Author: ['АРМІЯINFORM']</text:p>
      <text:p text:style-name="P4">
Time: 2023-05-22T97:00:00-04:00</text:p>
      <text:p text:style-name="P4">
Description: Інструктори Національної гвардії Норвегії в рамках багатонаціональної навчальної оп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623908_3272399829724128_318739533279149688_n.jpg" text:style-name="Internet_20_link" text:visited-style-name="Visited_20_Internet_20_Link">
348623908_3272399829724128_318739533279149688_n.jpg</text:a>
', '<text:a xlink:type="simple" xlink:href="https://armyinform.com.ua/wp-content/uploads/2023/05/348552758_1170662483602021_6726873052936498747_n-150x150.jpg" text:style-name="Internet_20_link" text:visited-style-name="Visited_20_Internet_20_Link">
348552758_1170662483602021_6726873052936498747_n-150x150.jpg</text:a>
', '<text:a xlink:type="simple" xlink:href="https://armyinform.com.ua/wp-content/uploads/2023/05/348714322_576978624573318_3514559600016380196_n-150x150.jpg" text:style-name="Internet_20_link" text:visited-style-name="Visited_20_Internet_20_Link">
348714322_576978624573318_3514559600016380196_n-150x150.jpg</text:a>
', '<text:a xlink:type="simple" xlink:href="https://armyinform.com.ua/wp-content/uploads/2023/05/348706211_956655098790214_8393838425044210115_n-150x150.jpg" text:style-name="Internet_20_link" text:visited-style-name="Visited_20_Internet_20_Link">
348706211_956655098790214_8393838425044210115_n-150x150.jpg</text:a>
', '<text:a xlink:type="simple" xlink:href="https://armyinform.com.ua/wp-content/uploads/2023/05/348558040_266529032565100_4220193247742412649_n-150x150.jpg" text:style-name="Internet_20_link" text:visited-style-name="Visited_20_Internet_20_Link">
348558040_266529032565100_4220193247742412649_n-150x150.jpg</text:a>
', '<text:a xlink:type="simple" xlink:href="https://armyinform.com.ua/wp-content/uploads/2023/05/348474664_2054391248226170_441415345465345654_n-150x150.jpg" text:style-name="Internet_20_link" text:visited-style-name="Visited_20_Internet_20_Link">
348474664_2054391248226170_441415345465345654_n-150x150.jpg</text:a>
', '<text:a xlink:type="simple" xlink:href="https://armyinform.com.ua/wp-content/uploads/2023/05/348639524_3555966737958236_1764349418200415156_n-150x150.jpg" text:style-name="Internet_20_link" text:visited-style-name="Visited_20_Internet_20_Link">
348639524_3555966737958236_1764349418200415156_n-150x150.jpg</text:a>
']</text:p>
      <text:p text:style-name="P4">
Tags: ['ВЕЛИКА БРИТАНІЯ', 'ДОПОМОГА ПАРТНЕРІВ', 'ЗС НОРВЕГІЇ', 'НАВЧАННЯ', 'НОРВЕГІЯ']</text:p>
      <text:p text:style-name="P4">
Category: News</text:p>
      <!--METADATA-->
      <text:p text:style-name="P4">
<draw:frame draw:style-name="fr1" draw:name="Image414" text:anchor-type="as-char" svg:width="6.9236in" svg:height="3.894525in" draw:z-index="0">
<draw:image xlink:href="../Images/AРМІЯINFORM/2023-05-22T97-00-00-04-00/348623908_3272399829724128_318739533279149688_n.jpg" xlink:type="simple" xlink:show="embed" xlink:actuate="onLoad" draw:mime-type="image/jpeg"/>
</draw:frame>
</text:p>
      <text:p text:style-name="P4">
Інструктори Національної гвардії Норвегії в рамках багатонаціональноїнавчальної операції «ІНТЕРФЛЕКС» з базової загальновійськової підготовкиособового складу Збройних Сил України під керівництвом Сполученого КоролівстваВеликої Британії та Північної Ірландії відпрацьовують з українськими воїнамизаняття з ведення вогню зі стрілецької зброї в умовах обмеженої видимості тавночі в оборонному та наступальному бою у складі відділення.</text:p>
      <text:p text:style-name="P4">
Про це йдеться у<text:a xlink:type="simple" xlink:href="https://www.facebook.com/GeneralStaff.ua/posts/pfbid0ij9CdZbusbJzaDD7DG5hyy3yCMjuNokBHpmXMykkcAG558CxGoiKBnam1ysdDXGDl" text:style-name="Internet_20_link" text:visited-style-name="Visited_20_Internet_20_Link">
повідомленні</text:a>
Генерального штабу ЗС України.</text:p>
      <text:p text:style-name="P4">
У Генштабі наголошують, що ця підготовка дає змогу вдосконалити набуті бойовінавички для підвищення особистої безпеки та безпеки підрозділу під час різнихсценаріїв дій ЗС України, щоб військовослужбовці могли вправно використовуватинеобхідні тактичні знаннями для захисту України. Під експертним керівництвомінструкторів Збройних сил Королівства Норвегії новобранці Збройних Сил Українистали підготовленішими до бойових умов.</text:p>
      <text:p text:style-name="P4">
<text:a xlink:type="simple" xlink:href="https://armyinform.com.ua/wp-content/uploads/2023/05/348552758_1170662483602021_6726873052936498747_n.jpg" text:style-name="Internet_20_link" text:visited-style-name="Visited_20_Internet_20_Link">
<draw:frame draw:style-name="fr1" draw:name="Image415" text:anchor-type="as-char" svg:width="6.9236in" svg:height="6.9236in" draw:z-index="0">
<draw:image xlink:href="../Images/AРМІЯINFORM/2023-05-22T97-00-00-04-00/348552758_1170662483602021_6726873052936498747_n-150x150.jpg" xlink:type="simple" xlink:show="embed" xlink:actuate="onLoad" draw:mime-type="image/jpeg"/>
</draw:frame>
</text:a>
</text:p>
      <text:p text:style-name="P4">
<text:a xlink:type="simple" xlink:href="https://armyinform.com.ua/wp-content/uploads/2023/05/348714322_576978624573318_3514559600016380196_n.jpg" text:style-name="Internet_20_link" text:visited-style-name="Visited_20_Internet_20_Link">
<draw:frame draw:style-name="fr1" draw:name="Image416" text:anchor-type="as-char" svg:width="6.9236in" svg:height="6.9236in" draw:z-index="0">
<draw:image xlink:href="../Images/AРМІЯINFORM/2023-05-22T97-00-00-04-00/348714322_576978624573318_3514559600016380196_n-150x150.jpg" xlink:type="simple" xlink:show="embed" xlink:actuate="onLoad" draw:mime-type="image/jpeg"/>
</draw:frame>
</text:a>
</text:p>
      <text:p text:style-name="P4">
<text:a xlink:type="simple" xlink:href="https://armyinform.com.ua/wp-content/uploads/2023/05/348706211_956655098790214_8393838425044210115_n.jpg" text:style-name="Internet_20_link" text:visited-style-name="Visited_20_Internet_20_Link">
<draw:frame draw:style-name="fr1" draw:name="Image417" text:anchor-type="as-char" svg:width="6.9236in" svg:height="6.9236in" draw:z-index="0">
<draw:image xlink:href="../Images/AРМІЯINFORM/2023-05-22T97-00-00-04-00/348706211_956655098790214_8393838425044210115_n-150x150.jpg" xlink:type="simple" xlink:show="embed" xlink:actuate="onLoad" draw:mime-type="image/jpeg"/>
</draw:frame>
</text:a>
</text:p>
      <text:p text:style-name="P4">
<text:a xlink:type="simple" xlink:href="https://armyinform.com.ua/wp-content/uploads/2023/05/348558040_266529032565100_4220193247742412649_n.jpg" text:style-name="Internet_20_link" text:visited-style-name="Visited_20_Internet_20_Link">
<draw:frame draw:style-name="fr1" draw:name="Image418" text:anchor-type="as-char" svg:width="6.9236in" svg:height="6.9236in" draw:z-index="0">
<draw:image xlink:href="../Images/AРМІЯINFORM/2023-05-22T97-00-00-04-00/348558040_266529032565100_4220193247742412649_n-150x150.jpg" xlink:type="simple" xlink:show="embed" xlink:actuate="onLoad" draw:mime-type="image/jpeg"/>
</draw:frame>
</text:a>
</text:p>
      <text:p text:style-name="P4">
<text:a xlink:type="simple" xlink:href="https://armyinform.com.ua/wp-content/uploads/2023/05/348474664_2054391248226170_441415345465345654_n.jpg" text:style-name="Internet_20_link" text:visited-style-name="Visited_20_Internet_20_Link">
<draw:frame draw:style-name="fr1" draw:name="Image419" text:anchor-type="as-char" svg:width="6.9236in" svg:height="6.9236in" draw:z-index="0">
<draw:image xlink:href="../Images/AРМІЯINFORM/2023-05-22T97-00-00-04-00/348474664_2054391248226170_441415345465345654_n-150x150.jpg" xlink:type="simple" xlink:show="embed" xlink:actuate="onLoad" draw:mime-type="image/jpeg"/>
</draw:frame>
</text:a>
</text:p>
      <text:p text:style-name="P4">
<text:a xlink:type="simple" xlink:href="https://armyinform.com.ua/wp-content/uploads/2023/05/348639524_3555966737958236_1764349418200415156_n.jpg" text:style-name="Internet_20_link" text:visited-style-name="Visited_20_Internet_20_Link">
<draw:frame draw:style-name="fr1" draw:name="Image420" text:anchor-type="as-char" svg:width="6.9236in" svg:height="6.9236in" draw:z-index="0">
<draw:image xlink:href="../Images/AРМІЯINFORM/2023-05-22T97-00-00-04-00/348639524_3555966737958236_1764349418200415156_n-150x150.jpg" xlink:type="simple" xlink:show="embed" xlink:actuate="onLoad" draw:mime-type="image/jpeg"/>
</draw:frame>
</text:a>
</text:p>
      <text:p text:style-name="P4">
«Королівство Норвегія і Сполучене Королівство Великої Британії та ПівнічноїІрландії продовжують підтримувати народ України та невпинно співпрацюють знашими міжнародними партнерами, щоб надавати постійну підтримку Україні увідповідь на триваючі порушення росією міжнародного права.</text:p>
      <text:p text:style-name="P4">
Це безцінно, оскільки народ України продовжує боротися за своє право жити всуверенній, незалежній і демократичній державі», — зазначено у повідомленніГенерального штабу.</text:p>
      <text:p text:style-name="P4">
Прибувши до Сполученого Королівства у 2022 році, контингентвійськовослужбовців Збройних сил Королівства Норвегії бере участь у програміпідготовки українських новобранців під керівництвом Великої Британії разом ізіншими країнами-партнерами.</text:p>
      <text:p text:style-name="P4">
Source: <text:a xlink:type="simple" xlink:href="https://armyinform.com.ua/2023/05/22/u-brytaniyi-ukrayinski-vijskovi-vidpraczovuyut-vedennya-vognyu-pid-chas-oboronnyh-ta-nastupalnyh-dij/" text:style-name="Internet_20_link" text:visited-style-name="Visited_20_Internet_20_Link">
https://armyinform.com.ua/2023/05/22/u-brytaniyi-ukrayinski-vijskovi-vidpraczovuyut-vedennya-vognyu-pid-chas-oboronnyh-ta-nastupalnyh-dij/</text:a>
</text:p>
      <!--NEWS-->
      <text:h text:style-name="P10" text:outline-level="1">
<text:span text:style-name="T4">
Санкції проти російської федерації станом на 22 травня — СЗР України</text:span>
</text:h>
      <text:p text:style-name="P4">
Author: ['АРМІЯINFORM']</text:p>
      <text:p text:style-name="P4">
Time: 2023-05-22T98: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ntyrosijski-sankcziyi.jpg" text:style-name="Internet_20_link" text:visited-style-name="Visited_20_Internet_20_Link">
antyrosijski-sankcziyi.jpg</text:a>
']</text:p>
      <text:p text:style-name="P4">
Tags: ['АНТИРОСІЙСЬКІ САНКЦІЇ', 'СЛУЖБА ЗОВНІШНЬОЇ РОЗВІДКИ УКРАЇНИ']</text:p>
      <text:p text:style-name="P4">
Category: News</text:p>
      <!--METADATA-->
      <text:p text:style-name="P4">
<draw:frame draw:style-name="fr1" draw:name="Image421" text:anchor-type="as-char" svg:width="6.9236in" svg:height="3.894525in" draw:z-index="0">
<draw:image xlink:href="../Images/AРМІЯINFORM/2023-05-22T98-00-00-04-00/antyrosijski-sankcziyi.jpg" xlink:type="simple" xlink:show="embed" xlink:actuate="onLoad" draw:mime-type="image/jpeg"/>
</draw:frame>
</text:p>
      <text:p text:style-name="P4">
Служба зовнішньої розвідки України <text:a xlink:type="simple" xlink:href="https://szru.gov.ua/news-media/publications/220523-ukraina-i-svit--proty-rosiiskoi-ahresii-sanktsii-v-dii" text:style-name="Internet_20_link" text:visited-style-name="Visited_20_Internet_20_Link">
повідомляє</text:a>
 про санкції проти російської федерації станом на 22 травня.</text:p>
      <text:p text:style-name="P4">
США виділили новий пакет допомоги Україні на $ 375 млн. Пакет включає:боєприпаси для HIMARS, 155-мм та 105-мм артилерійські снаряди, ракети зоптичним відстеженням TOW, протитанкові комплекси Javelin та AT-4, боєприпасиракетних систем з лазерним наведенням, мостові системи, броньовані санітарнімашини, вантажівки та причепи для перевезення важкого обладнання, тепловізори,запасні частини та інше польове обладнання.</text:p>
      <text:p text:style-name="P4">
«Разом із нашими партнерами з „Групи семи“ ми ще раз наголосили нанеобхідності справедливого миру, який би поважав територіальну цілісність ісуверенітет (України), принцип, закладений у Статуті ООН», — сказав президентСША Джо Байден.</text:p>
      <text:p text:style-name="P4">
Пілоти Повітряних сил ЗС України найближчим часом розпочнуть навчання набойових літаках четвертого покоління, зокрема на американських винищувачахF-16, «щоб підтримати здатність України себе захистити, щоб захистити себекраще, ніж раніше, — заявив президент США Джо Байден.</text:p>
      <text:p text:style-name="P4">
Країни Групи семи прагнуть якомога швидше принести «справедливий і міцний мирв Україну», заявив прем’єр-міністр Японії Фуміо Кісіда.</text:p>
      <text:p text:style-name="P4">
«Україна повинна не тільки виграти війну, але й досягти справедливого ітривалого миру», — наголосив прем’єр-міністр Сполученого Королівства РішіСунак.</text:p>
      <text:p text:style-name="P4">
Прем’єр-міністр Канади Джастін Трюдо повідомив, що країна продовжить навчанняукраїнських військових і може долучитися до навчання пілотів для F-16 .</text:p>
      <text:p text:style-name="P4">
За підсумками свого перебування в Японії прем’єр-міністр Італії ДжорджіяМелоні заявила: «Україна знає, що може розраховувати на всебічну підтримкуІталії. За ці два дні ми донесли нашу позицію». Також Мелоні повідомила, щоІталія може долучитися до міжнародних зусиль із підготовки українськихльотчиків на сучасних винищувачах F-16 .</text:p>
      <text:p text:style-name="P4">
Канцлер Німеччини Олаф Шольц заявив, що потенційні програми навчанняукраїнських пілотів на винищувачах F-16 з боку союзників є сигналом для росії,щоб вона не розраховувала на успіх у своєму вторгненні в Україну навіть у разітривалого конфлікту.</text:p>
      <text:p text:style-name="P4">
Німецький концерн «Rheinmetall» планує почати виробництво бронетранспортерів«Fuchs» на спільному підприємстві з «Укроборонпромом».</text:p>
      <text:p text:style-name="P4">
Виконавчий директор МEA (Міжнародне енергетичне агентство ) Фатіх Бірольвважає, що розіграна росією енергетична карта провалилася. Водночас Бірольупевнений, що кроки G7, спрямовані на протидію ухиленню від обмеження цін наросійські енергоносії, не спричинять кризову ситуацію в галузі.</text:p>
      <text:p text:style-name="P4">
«….В одинадцятому пакеті санкцій у нас понад 90 компаній по всьому світу, щодояких ми маємо чіткі докази того, що вони порушують санкції, тобто постачаютьсанкційні товари безпосередньо до росії з Європейського Союзу в обхід черезтреті країни», — зазначила президент Європейської комісії Урсула фон дер Ляєн.</text:p>
      <text:p text:style-name="P4">
Президент Молдови Мая Санду підтримує поступовий вихід країни з СНД, пояснюючице тим, що росія, яка там де-факто головує, зневажає інтереси Кишинева.</text:p>
      <h5>
        <text:span text:style-name="T4">
рф</text:span>
      </h5>
      <text:p text:style-name="P4">
Протягом січня-квітня сбєрбанк скоротив на росії 186 своїх відділень (востанні місяці банк постійно ліквідовує 40–60 офісів на місяць, а у вересні2022 року — одразу 527 відділень).</text:p>
      <text:p text:style-name="P4">
російська авіакомпанія «ютейр» протягом року зупинить 30 % свого вертолітногопарку через неможливість замінити агрегати, що вийшли з ладу, та закупитипотрібні комплектувальні. Найбільша проблема виникла із ремонтом двигунівіноземного виробництва.</text:p>
      <text:p text:style-name="P4">
Внесок найбільших російських операторів зв’язку у ввп рф знизився вдвічі — дотридцятирічного мінімуму.</text:p>
      <text:p text:style-name="P4">
Розпочати широке впровадження технології стільникового зв’язку 5G росіязбирається після 2030 року, водночас заявивши, що мережі будуть «проєктуватисядля потреб держуправління, оборони, безпеки та правопорядку». 2023 рокузбираються започаткувати пілотний проєкт, розраховують підключити 100 тис.абонентів (для порівняння: 249 операторів у 97 країнах світу вжевикористовують 5G, а кількість абонентів перевищила 1 млрд).</text:p>
      <text:p text:style-name="P4">
росіянам усе більше не вистачає грошей на купівлю автомобілів: кількістьвзятих автокредитів зросла в 3,7 раза, до 68,9 тис., а в грошах — учетверо, до90,4 млрд руб. Водночас рекордною стала кількість прострочених понад 90 днівкредитів — 16,7 %, до 68,3 млрд руб.</text:p>
      <text:p text:style-name="P4">
За даними останнього опитування, через російську кризу 44 % росіян шукаютьдодаткову роботу, 22 % опитаних уже підробляють.</text:p>
      <text:p text:style-name="P4">
36 % студентів заявили, що через російську агресію проти України в нихпревалюють тривога та страх, 20 % — обурені та розчаровані діями рф,«гордість» за росію відчувають лише 12–14 % опитаних. 44 % назвали нинішнюситуацію на рф як «кризисну», 32 % — «занепад». Третина студентів виявилибажання емігрувати, у вищій школі економіки такі настрої у 58 % студентів.Найменше студентів турбує «участь у житті росії та підтримка держави» — 10 %,лише 19 % заявили про «повагу до країни, її історії та традиційних цінностей».Опитування проводилось у понад 500 російських вишах.</text:p>
      <text:p text:style-name="P4">
Родичі мобілізованих на війну проти України росіян надіслали петицію путіну звимогою встановити граничний термін їх перебування в зоні бойових дій;звернення підписали 8 тисяч осіб із московської, новосибірської, іркутської,амурської областей, бурятії, якутії, приморського, забайкальського тахабаровського країв.</text:p>
      <text:p text:style-name="P4">
путін затвердив «стратєгію комплєксной бєзопасності дєтєй на пєріод до 2030года», де визначив, що інтернет «негативно впливає на якість середовища, вякому розвивається особистість дитини». Протягом шести місяців уряд рф маєвизначитися, як обмежити доступ дітей до інтернету, щоб захистити від«зовнішньої деструктивної інформаційно-психологічної дії» та «зовнішньоїідейно-ціннісної експансії».</text:p>
      <text:p text:style-name="P4">
До кінця року мінстрой рф змінить нормативи в галузі будівництва дерев’янихбагатоповерхівок, дозволивши будувати будинки до 12 поверхів. Серед першихзапланованих об’єктів — готельні комплекси у москві, московській та іркутськійобластях, у карелії та російській частині кавказу. У лютому путін доручивуряду почати використовувати малоповерхові дерев’яні будинки заводськоговиготовлення для розселення росіян із аварійного житла.</text:p>
      <text:p text:style-name="P4">
місцева столиця забайкалля чита тоне у смітті та фекаліях місцевих жителів.Цілі райони живуть без каналізації: вони або ходять у відра у себе вдома, апотім виливають усе на подвір’я, або ж ходять у переповнені дерев’яні туалети.</text:p>
      <text:p text:style-name="P4">
російська влада продовжує забороняти вантажівкам їздити по кримському мосту.</text:p>
      <text:p text:style-name="P4">
Управління у справах громадянства та міграції Латвії і суд відмовили в наданніпритулку громадянину росії, який стверджував, що російська влада хотіланасильно відправити його воювати в Україну.</text:p>
      <text:p text:style-name="P4">
Держсекретар США Ентоні Блінкен заявив, що у Вашингтоні засудили утримання підвартою понад 1 500 ув’язнених у білорусі та закликали до їхнього «негайного табезумовного звільнення». У своєму виступі напередодні Дня солідарності зполітв’язнями в білорусі Блінкен наголосив, що багато судових процесівпроходили за зачиненими дверима, будучи «захищеними від громадського контролючи відповідальності». Сім’ї, друзі, колеги політв’язнів та інші люди «щодняживуть з думкою про те, що їхні близькі страждають у в’язниці».</text:p>
      <text:p text:style-name="P4">
На підтримку політв’язнів у білорусі висловилися і представникизовнішньополітичних відомств Польщі, Литви, Латвії, Естонії та іншихєвропейських держав.</text:p>
      <text:p text:style-name="P4">
Термін звільнення білоруської АЕС від сплати земельного податку, податків нанерухомість, на прибуток, перерахування до бюджету частини прибутку, а такождо державного цільового бюджетного фонду національного розвитку продовжили з2041 року до 2042-го. Податкові пільги для атомної електростанції прив’язанідо виконання кредитних зобов’язань. Для будівництва бєлАЕС мінськ залучавкредит у розмірі 10 млрд. доларів.</text:p>
      <text:p text:style-name="P4">
Source: <text:a xlink:type="simple" xlink:href="https://armyinform.com.ua/2023/05/22/sankcziyi-proty-rosijskoyi-federacziyi-stanom-na-22-travnya-szr-ukrayiny/" text:style-name="Internet_20_link" text:visited-style-name="Visited_20_Internet_20_Link">
https://armyinform.com.ua/2023/05/22/sankcziyi-proty-rosijskoyi-federacziyi-stanom-na-22-travnya-szr-ukrayiny/</text:a>
</text:p>
      <!--NEWS-->
      <text:h text:style-name="P10" text:outline-level="1">
<text:span text:style-name="T4">
Коротко. Війна. День 453. Відеодайджест</text:span>
</text:h>
      <text:p text:style-name="P4">
Author: ['АРМІЯINFORM']</text:p>
      <text:p text:style-name="P4">
Time: 2023-05-22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ЕНЕРАЛЬНИЙ ШТАБ ЗС УКРАЇНИ']</text:p>
      <text:p text:style-name="P4">
Category: News</text:p>
      <!--METADATA-->
      <text:p text:style-name="P4">
Source: <text:a xlink:type="simple" xlink:href="https://armyinform.com.ua/2023/05/22/korotko-vijna-den-453-videodajdzhest/" text:style-name="Internet_20_link" text:visited-style-name="Visited_20_Internet_20_Link">
https://armyinform.com.ua/2023/05/22/korotko-vijna-den-453-videodajdzhest/</text:a>
</text:p>
      <!--NEWS-->
      <text:h text:style-name="P10" text:outline-level="1">
<text:span text:style-name="T4">
Здатність України збивати «Кинджали» завдає Росії психологічного удару - естонські військові</text:span>
</text:h>
      <text:p text:style-name="P4">
Authors: Ukrinform (Person)</text:p>
      <text:p text:style-name="P4">
Publisher: Укринформ (Organization)</text:p>
      <text:p text:style-name="P4">
Published Time: 2023-05-23T-31:58:00+03:00</text:p>
      <text:p text:style-name="P4">
Modified Time: 2023-05-23T00:58:00+03:00</text:p>
      <text:p text:style-name="P4">
Description: Здатність українських військ відбивати російські гіперзвукові балістичні ракети "Кинджал" завдає Росії психологічного удару, а також змусить Москву коригувати свої плани. — Укрінформ.</text:p>
      <text:p text:style-name="P4">
Images: ['<text:a xlink:type="simple" xlink:href="https://static.ukrinform.com/photos/2022_03/thumb_files/630_360_1647805913-592.jpg" text:style-name="Internet_20_link" text:visited-style-name="Visited_20_Internet_20_Link">
630_360_16478...</text:a>
', '<text:a xlink:type="simple" xlink:href="https://static.ukrinform.com/photos/2023_05/1684792548-455.jpg" text:style-name="Internet_20_link" text:visited-style-name="Visited_20_Internet_20_Link">
1684792548-45...</text:a>
']</text:p>
      <text:p text:style-name="P4">
Tags: ['Естонія', 'НАТО', 'Ракета', 'Росія', 'Повітряні сили ЗСУ', 'Війна з Росією', 'ППО']</text:p>
      <text:p text:style-name="P4">
Type: Article</text:p>
      <!--METADATA-->
      <text:p text:style-name="P4">
<draw:frame draw:style-name="fr1" draw:name="Image422" text:anchor-type="as-char" svg:width="6.9236in" svg:height="3.956343in" draw:z-index="0">
<draw:image xlink:href="../Images/yкринформ/2023-05-23T-31-58-00-03-00/630_360_1647805913-592.jpg" xlink:type="simple" xlink:show="embed" xlink:actuate="onLoad" draw:mime-type="image/jpeg"/>
</draw:frame>
 Здатністьукраїнських військ відбивати російські гіперзвукові балістичні ракети"Кинджал" завдає Росії психологічного удару, а також змусить Москву коригуватисвої плани.</text:p>
      <text:p text:style-name="P4">
Про це заявив заступник начальника Генерального штабу Сил оборони Естоніїполковник Март Вендла в інтерв'ю <text:a xlink:type="simple" xlink:href="https://rus.err.ee/1608984598/polkovnik-vendla-poterja-kinzhalov-nanesla-psihologicheskij-udar-rossii" text:style-name="Internet_20_link" text:visited-style-name="Visited_20_Internet_20_Link">
 </text:a>
 , повідомляєУкрінформ.</text:p>
      <text:p text:style-name="P4">
<draw:frame draw:style-name="fr1" draw:name="Image423" text:anchor-type="as-char" svg:width="6.9236in" svg:height="4.32725in" draw:z-index="0">
<draw:image xlink:href="../Images/yкринформ/2023-05-23T-31-58-00-03-00/1684792548-455.jpg" xlink:type="simple" xlink:show="embed" xlink:actuate="onLoad" draw:mime-type="image/jpeg"/>
</draw:frame>
 <text:span text:style-name="T5">
Фото: ERR</text:span>
</text:p>
      <text:p text:style-name="P4">
"Насамперед збиті ракети "Кинджал" є доказом того, що українська сторона тепермає можливість захистити себе та свої важливі об'єкти від гіперзвуковихракет", – сказав полковник Вендла.</text:p>
      <text:p text:style-name="P4">
<text:span text:style-name="T4">
Читайте також:</text:span>
 <text:a xlink:type="simple" xlink:href="https://www.ukrinform.ua/rubric-other_news/3710322-zdatnist-ukrainskoi-ppo-zbivati-kindzali-stala-dla-rosii-nespodivankou-britanska-rozvidka.html" text:style-name="Internet_20_link" text:visited-style-name="Visited_20_Internet_20_Link">
 <text:span text:style-name="T4">
Кинджал</text:span>
 </text:a>
</text:p>
      <text:p text:style-name="P4">
У вівторок Україна оголосила, що їй вдалося збити шість російськихгіперзвукових балістичних ракет "Кинджал", з приводу яких Москва ранішестверджувала, що системи ППО, які існують у світі, з ними не впораються. Про"Кинджал", збитий американською системою ППО Patriot, вперше було повідомлено6 травня.</text:p>
      <text:p text:style-name="P4">
"Як уже йшлося в публічних джерелах, один із найбільших ефектів цього дляРосії – психологічний. За міфом про цю зброю, яка була представлена якчудодійна і нестримна, завдано серйозного удару. Крім того, їм доведетьсяпереоцінити свою здатність знищувати ті цілі, які вони вважають такими, щомають високу цінність, оскільки українська сторона показала, що може цьомузавадити", – пояснив Вендла.</text:p>
      <text:p text:style-name="P4">
За його словами, тепер очікується, що Росія буде дуже уважно вивчати історіюзастосування та розробки цих ракет. "Ходять розмови про репресії щодо вчених,які займалися розробкою "Кинджалів". Швидше за все, йде пошук винних абоцапів-відбувайлів для виправдання невдачі, і це демонструє фрустраціюросійської сторони у зв'язку з цим. Водночас такі дії (репресії проти вчених)– ред.), напевно, вплинуть на здатність розробляти подібні системи зброїнадалі", – сказав полковник.</text:p>
      <text:p text:style-name="P4">
<text:span text:style-name="T4">
Читайте також:</text:span>
 <text:a xlink:type="simple" xlink:href="https://www.ukrinform.ua/rubric-polytics/3710540-parlament-estonii-uhvaliv-zaavu-na-pidtrimku-clenstva-ukraini-v-nato.html" text:style-name="Internet_20_link" text:visited-style-name="Visited_20_Internet_20_Link">
 </text:a>
</text:p>
      <text:p text:style-name="P4">
Проте, за його оцінкою, знищення "Кинджалів" не призведе до суттєвого зниженняздатності Росії доставляти тактичну ядерну зброю.</text:p>
      <text:p text:style-name="P4">
"За великим рахунком, це не вплине на ядерне стримування, оскільки існуютьрізні способи застосування ядерної зброї та доставки її до мети, серед якихгіперзвукові ракети є лише одним із елементів", – зазначив Вендла.</text:p>
      <text:p text:style-name="P4">
Він наголосив, що збиті в Україні "Кинджали" показують, що зусилля західнихкраїн щодо зміцнення протиповітряної оборони мають сенс і повинніпродовжуватися.</text:p>
      <text:p text:style-name="P4">
"Країни НАТО використовують такі ж чи аналогічні системи, які зараз виявилисяефективними проти гіперзвукових ракет в Україні. Таким чином, підтвердженоздатність країн НАТО захищатися від таких систем. Це підтверджує (ефективність– ред.) розвитку ешелонованої протиповітряної оборони та її важливість", –наголосив Вендла.</text:p>
      <text:p text:style-name="P4">
За його словами, те саме стосується й <text:a xlink:type="simple" xlink:href="https://www.ukrinform.ua/tag-estonia" text:style-name="Internet_20_link" text:visited-style-name="Visited_20_Internet_20_Link">
 </text:a>
 . "Естонія є членом НАТО. Загалом це також підтверджує, щоешелонована протиповітряна оборона НАТО є ефективною і проти російської "диво-зброї", – сказав Вендла.</text:p>
      <text:p text:style-name="P4">
<text:span text:style-name="T4">
Читайте також:</text:span>
 <text:a xlink:type="simple" xlink:href="https://www.ukrinform.ua/rubric-polytics/3706267-formuetsa-koalicia-krain-dla-pidtrimki-evroatlanticnoi-integracii-ukraini-kornienko.html" text:style-name="Internet_20_link" text:visited-style-name="Visited_20_Internet_20_Link">
 </text:a>
</text:p>
      <text:p text:style-name="P4">
Як повідомляв Укрінформ, <text:a xlink:type="simple" xlink:href="https://www.ukrinform.ua/rubric-world/3712280-estonia-ta-latvia-obrali-irist-dla-svoei-ppo-serednoi-dalnosti.html" text:style-name="Internet_20_link" text:visited-style-name="Visited_20_Internet_20_Link">
 </text:a>
 для своєї ППО середньої дальності систему Iris-T німецькоговиробництва. Країни підписали протокол про наміри спільної закупівлі системиППО середньої дальності на саміті НАТО в Мадриді у червні 2022 року.</text:p>
      <text:p text:style-name="P4">
Source: <text:a xlink:type="simple" xlink:href="https://www.ukrinform.ua/rubric-ato/3712820-zdatnist-ukraini-zbivati-kindzali-zavdae-rosii-psihologicnogo-udaru-genstab-estonii.html" text:style-name="Internet_20_link" text:visited-style-name="Visited_20_Internet_20_Link">
https://www.ukrinform.ua/rubric-ato/3712820-zdatnist-ukraini-zbivati-kindzali-zavdae-rosii-psihologicnogo-udaru-genstab-estonii.html</text:a>
</text:p>
      <!--NEWS-->
      <text:h text:style-name="P10" text:outline-level="1">
<text:span text:style-name="T4">
Україна може отримати угоду про гарантії безпеки в липні цього року - WSJ</text:span>
</text:h>
      <text:p text:style-name="P4">
Authors: Ukrinform (Person)</text:p>
      <text:p text:style-name="P4">
Publisher: Укринформ (Organization)</text:p>
      <text:p text:style-name="P4">
Published Time: 2023-05-23T-33:40:00+03:00</text:p>
      <text:p text:style-name="P4">
Modified Time: 2023-05-23T00:40:00+03:00</text:p>
      <text:p text:style-name="P4">
Description: Країни-члени Північноатлантичного альянсу розглядають можливість підписання Угоди про гарантії безпеки для України за прикладом ізраїльської моделі вже в липні цього року, за підсумками саміту НАТО в Вільнюсі. — Укрінформ.</text:p>
      <text:p text:style-name="P4">
Images: ['<text:a xlink:type="simple" xlink:href="https://static.ukrinform.com/photos/2017_12/thumb_files/630_360_1513595168-1855.jpg" text:style-name="Internet_20_link" text:visited-style-name="Visited_20_Internet_20_Link">
630_360_15135...</text:a>
']</text:p>
      <text:p text:style-name="P4">
Tags: ['Дуда', 'Польща', 'Саміт НАТО', 'Україна', 'Безпека', 'Війна з Росією', 'The Wall Street Journal ']</text:p>
      <text:p text:style-name="P4">
Type: Article</text:p>
      <!--METADATA-->
      <text:p text:style-name="P4">
<draw:frame draw:style-name="fr1" draw:name="Image424" text:anchor-type="as-char" svg:width="6.9236in" svg:height="3.953152in" draw:z-index="0">
<draw:image xlink:href="../Images/yкринформ/2023-05-23T-33-40-00-03-00/630_360_1513595168-1855.jpg" xlink:type="simple" xlink:show="embed" xlink:actuate="onLoad" draw:mime-type="image/jpeg"/>
</draw:frame>
 Країни-члени Північноатлантичного альянсу розглядають можливість підписання Угоди прогарантії безпеки для України за прикладом ізраїльської моделі вже в липніцього року, за підсумками саміту НАТО в Вільнюсі.</text:p>
      <text:p text:style-name="P4">
Про це розповів в інтерв’ю <text:a xlink:type="simple" xlink:href="https://www.wsj.com/articles/to-aid-ukraine-in-fight-against-russia-allies-look-to-security-model-like-israels-8a05f0e5" text:style-name="Internet_20_link" text:visited-style-name="Visited_20_Internet_20_Link">
 </text:a>
президент Республіки Польща Анджей Дуда, передає Укрінформ.</text:p>
      <text:p text:style-name="P4">
«Байден, який відвідав Польщу в лютому, обговорював концепцію ізраїльськоїмоделі. Зараз вона набирає популярності серед західних союзників як частинапорядку денного саміту НАТО, який відбудеться в липні у Вільнюсі», - зауваживу цьому зв’язку польський лідер.</text:p>
      <text:p text:style-name="P4">
Очікується, що угода з питань безпеки, заснована на пропозиції, відомій якКиївський договір <text:a xlink:type="simple" xlink:href="https://www.ukrinform.ua/tag-nacbezpeka" text:style-name="Internet_20_link" text:visited-style-name="Visited_20_Internet_20_Link">
 </text:a>
 , будепідписана за підсумками саміту НАТО. За словами Дуди, в угоді визначатиметьсяпріоритет передачі зброї та передових технологій Україні.</text:p>
      <text:p text:style-name="P4">
Водночас, за словами західних посадовців, знайомих із переговорами, ця угодабуде пов’язана з процесом просування України до майбутнього членства в НАТО,але не дозволить де-факто втягнути Організацію Північноатлантичного договору вконфлікт із Росією.</text:p>
      <text:p text:style-name="P4">
<text:span text:style-name="T4">
Читайте також:</text:span>
 <text:a xlink:type="simple" xlink:href="https://www.ukrinform.ua/rubric-world/3711057-nato-na-samiti-u-vilnusi-zatverdit-velikij-plan-reaguvanna-na-vipadok-ataki-rosii-zmi.html" text:style-name="Internet_20_link" text:visited-style-name="Visited_20_Internet_20_Link">
 <text:span text:style-name="T4">
НАТО</text:span>
 </text:a>
</text:p>
      <text:p text:style-name="P4">
«Дискусії з цього приводу тривають прямо зараз», — сказав Дуда.</text:p>
      <text:p text:style-name="P4">
Як повідомляв Укрінформ, Президент України Володимир Зеленський перед самітомG7, який відбувся минулого тижня в Японії, закликав країни «Групи семи»визначитися щодо гарантій безпеки для України до зустрічі лідерів НАТО уВільнюсі.</text:p>
      <text:p text:style-name="P4">
Source: <text:a xlink:type="simple" xlink:href="https://www.ukrinform.ua/rubric-polytics/3712818-ukraina-moze-otrimati-ugodu-pro-garantii-bezpeki-v-lipni-cogo-roku-wsj.html" text:style-name="Internet_20_link" text:visited-style-name="Visited_20_Internet_20_Link">
https://www.ukrinform.ua/rubric-polytics/3712818-ukraina-moze-otrimati-ugodu-pro-garantii-bezpeki-v-lipni-cogo-roku-wsj.html</text:a>
</text:p>
      <!--NEWS-->
      <text:h text:style-name="P10" text:outline-level="1">
<text:span text:style-name="T4">
У центрі Бєлгорода стався вибух</text:span>
</text:h>
      <text:p text:style-name="P4">
Authors: Ukrinform (Person)</text:p>
      <text:p text:style-name="P4">
Publisher: Укринформ (Organization)</text:p>
      <text:p text:style-name="P4">
Published Time: 2023-05-23T-35:15:00+03:00</text:p>
      <text:p text:style-name="P4">
Modified Time: 2023-05-23T00:15:00+03:00</text:p>
      <text:p text:style-name="P4">
Description: У центрі Бєлгорода стався вибух - попередньо, біля будівлі ФСБ.  — Укрінформ.</text:p>
      <text:p text:style-name="P4">
Images: ['<text:a xlink:type="simple" xlink:href="https://static.ukrinform.com/photos/2023_05/thumb_files/630_360_1684790100-121.jpeg" text:style-name="Internet_20_link" text:visited-style-name="Visited_20_Internet_20_Link">
630_360_16847...</text:a>
']</text:p>
      <text:p text:style-name="P4">
Tags: ['фсб рф', 'Вибух', 'Росія', 'Бєлгород']</text:p>
      <text:p text:style-name="P4">
Type: Article</text:p>
      <!--METADATA-->
      <text:p text:style-name="P4">
<draw:frame draw:style-name="fr1" draw:name="Image425" text:anchor-type="as-char" svg:width="6.9236in" svg:height="3.956343in" draw:z-index="0">
<draw:image xlink:href="../Images/yкринформ/2023-05-23T-35-15-00-03-00/630_360_1684790100-121.jpeg" xlink:type="simple" xlink:show="embed" xlink:actuate="onLoad" draw:mime-type="image/jpeg"/>
</draw:frame>
 У центріБєлгорода стався вибух - попередньо, біля будівлі ФСБ.</text:p>
      <text:p text:style-name="P4">
Про це повідомляють місцеві <text:a xlink:type="simple" xlink:href="https://t.me/belgorod_informant/3699" text:style-name="Internet_20_link" text:visited-style-name="Visited_20_Internet_20_Link">
 </text:a>
 ,передає Укрінформ.</text:p>
      <text:p text:style-name="P4">
" <text:a xlink:type="simple" xlink:href="https://www.ukrinform.ua/tag-vibuh" text:style-name="Internet_20_link" text:visited-style-name="Visited_20_Internet_20_Link">
 </text:a>
 . З чим пов'язано уточнюємо,попередньо робота ППО, можливі вильоти", - йдеться у повідомленні.</text:p>
      <text:p text:style-name="P4">
<text:span text:style-name="T4">
Читайте також:</text:span>
 <text:a xlink:type="simple" xlink:href="https://www.ukrinform.ua/rubric-world/3712744-situacia-u-belgorodskij-oblasti-e-vnutrisnim-konfliktom-gur.html" text:style-name="Internet_20_link" text:visited-style-name="Visited_20_Internet_20_Link">
 <text:span text:style-name="T4">
Бєлгород</text:span>
 </text:a>
</text:p>
      <text:p text:style-name="P4">
Як повідомляв Укрінформ, ріаніше губернатор Бєлгородської області (РФ)В'ячеслав Гладков заявив, що в регіоні <text:a xlink:type="simple" xlink:href="https://www.ukrinform.ua/rubric-world/3712730-u-belgorodskij-oblasti-ogolosili-rezim-kontrteroristicnoi-operacii.html" text:style-name="Internet_20_link" text:visited-style-name="Visited_20_Internet_20_Link">
 </text:a>
 контртерористичної операції.</text:p>
      <text:p text:style-name="P4">
Source: <text:a xlink:type="simple" xlink:href="https://www.ukrinform.ua/rubric-world/3712817-u-centri-belgoroda-stavsa-vibuh.html" text:style-name="Internet_20_link" text:visited-style-name="Visited_20_Internet_20_Link">
https://www.ukrinform.ua/rubric-world/3712817-u-centri-belgoroda-stavsa-vibuh.html</text:a>
</text:p>
      <!--NEWS-->
      <text:h text:style-name="P10" text:outline-level="1">
<text:span text:style-name="T4">
Заява Росії про санкції проти Польщі є пропагандистською грою - Моравецький</text:span>
</text:h>
      <text:p text:style-name="P4">
Authors: Ukrinform (Person)</text:p>
      <text:p text:style-name="P4">
Publisher: Укринформ (Organization)</text:p>
      <text:p text:style-name="P4">
Published Time: 2023-05-23T-37:04:00+03:00</text:p>
      <text:p text:style-name="P4">
Modified Time: 2023-05-23T00:04:00+03:00</text:p>
      <text:p text:style-name="P4">
Description: Заява голови Держдуми РФ В’ячеслава Володіна про необхідність накладення Росією санкцій на Польщу є “пропагандистською грою”, спрямованою на те, щоб відвернути увагу від власних злочинів, зокрема проти України. — Укрінформ.</text:p>
      <text:p text:style-name="P4">
Images: ['<text:a xlink:type="simple" xlink:href="https://static.ukrinform.com/photos/2022_10/thumb_files/630_360_1665060299-269.jpg" text:style-name="Internet_20_link" text:visited-style-name="Visited_20_Internet_20_Link">
630_360_16650...</text:a>
']</text:p>
      <text:p text:style-name="P4">
Tags: ['Польща', 'Росія', 'Репарації', 'Моравецький', 'СРСР']</text:p>
      <text:p text:style-name="P4">
Type: Article</text:p>
      <!--METADATA-->
      <text:p text:style-name="P4">
<draw:frame draw:style-name="fr1" draw:name="Image426" text:anchor-type="as-char" svg:width="6.9236in" svg:height="3.956343in" draw:z-index="0">
<draw:image xlink:href="../Images/yкринформ/2023-05-23T-37-04-00-03-00/630_360_1665060299-269.jpg" xlink:type="simple" xlink:show="embed" xlink:actuate="onLoad" draw:mime-type="image/jpeg"/>
</draw:frame>
 Заяваголови Держдуми РФ В’ячеслава Володіна про необхідність накладення Росієюсанкцій на Польщу є “пропагандистською грою”, спрямованою на те, щобвідвернути увагу від власних злочинів, зокрема проти України.</text:p>
      <text:p text:style-name="P4">
Про це заявив в понеділок у Гдині на півночі Польщі під час брифінгу для ЗМІпрем’єр-міністр РП Матеуш Моравецький, передає кореспондент Укрінформу.</text:p>
      <text:p text:style-name="P4">
За його словами, Росія відповідає за спричинення величезних втрат Україні,Росія сьогодні, а раніше СРСР, несе також відповідальність за знищення значноїчастини інфраструктури в Польщі. Відтак, дії Москви він назвав “типоворадянською, а сьогодні російською, пропагандистською грою”.</text:p>
      <text:p text:style-name="P4">
<text:span text:style-name="T4">
Читайте також:</text:span>
 <text:a xlink:type="simple" xlink:href="https://www.ukrinform.ua/rubric-ato/3695588-porazka-ukraini-oznacatime-kinec-zolotogo-viku-zahodu-moraveckij.html" text:style-name="Internet_20_link" text:visited-style-name="Visited_20_Internet_20_Link">
 <text:span text:style-name="T4">
Моравецький</text:span>
 </text:a>
</text:p>
      <text:p text:style-name="P4">
Він додав, що російська пропаганда вже сотні років вміло відвертає увагу відсвоїх злочинів.</text:p>
      <text:p text:style-name="P4">
“Насамперед, вони намагаються, застосувати таку стратегію, щоб замилити усімнавколо очі. Саме так я сприймаю те, що сьогодні намагається представитиРосія”, - підкреслив Моравецький.</text:p>
      <text:p text:style-name="P4">
Він додав, що <text:a xlink:type="simple" xlink:href="https://www.ukrinform.ua/tag-rosia" text:style-name="Internet_20_link" text:visited-style-name="Visited_20_Internet_20_Link">
 </text:a>
 “однозначно повинна будевиплатити величезні репарації Україні, а також іншим (країнам - ред.), заскоєні воєнні злочини та завдані величезні економічні збитки”.</text:p>
      <text:p text:style-name="P4">
<text:span text:style-name="T4">
Читайте також:</text:span>
 <text:a xlink:type="simple" xlink:href="https://www.ukrinform.ua/rubric-world/3703819-moraveckij-vidreaguvav-na-pogrozi-polskomu-poslu-v-moskvi.html" text:style-name="Internet_20_link" text:visited-style-name="Visited_20_Internet_20_Link">
 <text:span text:style-name="T4">
Моравецький</text:span>
 </text:a>
</text:p>
      <text:p text:style-name="P4">
Як відомо, голова Держдуми Росії В’ячеслав Володін написав у Телеграмі, щоПольща “зрадила історичну пам'ять”. За його словами, “демонтуючи пам’ятникирадянським солдатам, закриваючи російські школи і крадучи російську власність,Польща поводиться по-хамськи”. Відтак, Росія повинна вимагати від Польщі“повернення територій, отриманих після Другої світової війни, компенсаціїРосії збитків (понад 750 млрд $), завданих їй у роки війни і після неї”. Крімтого, за його словами, Росія повинна заборонити проїзд по своїй територіїпольських фур.</text:p>
      <text:p text:style-name="P4">
Source: <text:a xlink:type="simple" xlink:href="https://www.ukrinform.ua/rubric-world/3712638-zaava-rosii-pro-sankcii-proti-polsi-e-propagandistskou-grou-moraveckij.html" text:style-name="Internet_20_link" text:visited-style-name="Visited_20_Internet_20_Link">
https://www.ukrinform.ua/rubric-world/3712638-zaava-rosii-pro-sankcii-proti-polsi-e-propagandistskou-grou-moraveckij.html</text:a>
</text:p>
      <!--NEWS-->
      <text:h text:style-name="P10" text:outline-level="1">
<text:span text:style-name="T4">
Заява Росії про санкції проти Польщі є пропагандистською грою - Моравецький</text:span>
</text:h>
      <text:p text:style-name="P4">
Authors: Ukrinform (Person)</text:p>
      <text:p text:style-name="P4">
Publisher: Укринформ (Organization)</text:p>
      <text:p text:style-name="P4">
Published Time: 2023-05-23T00:04:00+03:00</text:p>
      <text:p text:style-name="P4">
Modified Time: 2023-05-23T00:04:00+03:00</text:p>
      <text:p text:style-name="P4">
Description: Заява голови Держдуми РФ В’ячеслава Володіна про необхідність накладення Росією санкцій на Польщу є “пропагандистською грою”, спрямованою на те, щоб відвернути увагу від власних злочинів, зокрема проти України. — Укрінформ.</text:p>
      <text:p text:style-name="P4">
Images: ['<text:a xlink:type="simple" xlink:href="https://static.ukrinform.com/photos/2022_10/thumb_files/630_360_1665060299-269.jpg" text:style-name="Internet_20_link" text:visited-style-name="Visited_20_Internet_20_Link">
630_360_16650...</text:a>
']</text:p>
      <text:p text:style-name="P4">
Tags: ['Польща', 'Росія', 'Репарації', 'Моравецький', 'СРСР']</text:p>
      <text:p text:style-name="P4">
Type: Article</text:p>
      <!--METADATA-->
      <text:p text:style-name="P4">
<draw:frame draw:style-name="fr1" draw:name="Image427" text:anchor-type="as-char" svg:width="6.9236in" svg:height="3.956343in" draw:z-index="0">
<draw:image xlink:href="../Images/yкринформ/2023-05-23T00-04-00-03-00/630_360_1665060299-269.jpg" xlink:type="simple" xlink:show="embed" xlink:actuate="onLoad" draw:mime-type="image/jpeg"/>
</draw:frame>
 Заяваголови Держдуми РФ В’ячеслава Володіна про необхідність накладення Росієюсанкцій на Польщу є “пропагандистською грою”, спрямованою на те, щобвідвернути увагу від власних злочинів, зокрема проти України.</text:p>
      <text:p text:style-name="P4">
Про це заявив в понеділок у Гдині на півночі Польщі під час брифінгу для ЗМІпрем’єр-міністр РП Матеуш Моравецький, передає кореспондент Укрінформу.</text:p>
      <text:p text:style-name="P4">
За його словами, Росія відповідає за спричинення величезних втрат Україні,Росія сьогодні, а раніше СРСР, несе також відповідальність за знищення значноїчастини інфраструктури в Польщі. Відтак, дії Москви він назвав “типоворадянською, а сьогодні російською, пропагандистською грою”.</text:p>
      <text:p text:style-name="P4">
<text:span text:style-name="T4">
Читайте також:</text:span>
 <text:a xlink:type="simple" xlink:href="https://www.ukrinform.ua/rubric-ato/3695588-porazka-ukraini-oznacatime-kinec-zolotogo-viku-zahodu-moraveckij.html" text:style-name="Internet_20_link" text:visited-style-name="Visited_20_Internet_20_Link">
 <text:span text:style-name="T4">
Моравецький</text:span>
 </text:a>
</text:p>
      <text:p text:style-name="P4">
Він додав, що російська пропаганда вже сотні років вміло відвертає увагу відсвоїх злочинів.</text:p>
      <text:p text:style-name="P4">
“Насамперед, вони намагаються, застосувати таку стратегію, щоб замилити усімнавколо очі. Саме так я сприймаю те, що сьогодні намагається представитиРосія”, - підкреслив Моравецький.</text:p>
      <text:p text:style-name="P4">
Він додав, що <text:a xlink:type="simple" xlink:href="https://www.ukrinform.ua/tag-rosia" text:style-name="Internet_20_link" text:visited-style-name="Visited_20_Internet_20_Link">
 </text:a>
 “однозначно повинна будевиплатити величезні репарації Україні, а також іншим (країнам - ред.), заскоєні воєнні злочини та завдані величезні економічні збитки”.</text:p>
      <text:p text:style-name="P4">
<text:span text:style-name="T4">
Читайте також:</text:span>
 <text:a xlink:type="simple" xlink:href="https://www.ukrinform.ua/rubric-world/3703819-moraveckij-vidreaguvav-na-pogrozi-polskomu-poslu-v-moskvi.html" text:style-name="Internet_20_link" text:visited-style-name="Visited_20_Internet_20_Link">
 <text:span text:style-name="T4">
Моравецький</text:span>
 </text:a>
</text:p>
      <text:p text:style-name="P4">
Як відомо, голова Держдуми Росії В’ячеслав Володін написав у Телеграмі, щоПольща “зрадила історичну пам'ять”. За його словами, “демонтуючи пам’ятникирадянським солдатам, закриваючи російські школи і крадучи російську власність,Польща поводиться по-хамськи”. Відтак, Росія повинна вимагати від Польщі“повернення територій, отриманих після Другої світової війни, компенсаціїРосії збитків (понад 750 млрд $), завданих їй у роки війни і після неї”. Крімтого, за його словами, Росія повинна заборонити проїзд по своїй територіїпольських фур.</text:p>
      <text:p text:style-name="P4">
Source: <text:a xlink:type="simple" xlink:href="https://www.ukrinform.ua/rubric-world/3712638-zaava-rosii-pro-sankcii-proti-polsi-e-propagandistskou-grou-moraveckij.html" text:style-name="Internet_20_link" text:visited-style-name="Visited_20_Internet_20_Link">
https://www.ukrinform.ua/rubric-world/3712638-zaava-rosii-pro-sankcii-proti-polsi-e-propagandistskou-grou-moraveckij.html</text:a>
</text:p>
      <!--NEWS-->
      <text:h text:style-name="P10" text:outline-level="1">
<text:span text:style-name="T4">
У центрі Бєлгорода стався вибух</text:span>
</text:h>
      <text:p text:style-name="P4">
Authors: Ukrinform (Person)</text:p>
      <text:p text:style-name="P4">
Publisher: Укринформ (Organization)</text:p>
      <text:p text:style-name="P4">
Published Time: 2023-05-23T00:15:00+03:00</text:p>
      <text:p text:style-name="P4">
Modified Time: 2023-05-23T00:15:00+03:00</text:p>
      <text:p text:style-name="P4">
Description: У центрі Бєлгорода стався вибух - попередньо, біля будівлі ФСБ.  — Укрінформ.</text:p>
      <text:p text:style-name="P4">
Images: ['<text:a xlink:type="simple" xlink:href="https://static.ukrinform.com/photos/2023_05/thumb_files/630_360_1684790100-121.jpeg" text:style-name="Internet_20_link" text:visited-style-name="Visited_20_Internet_20_Link">
630_360_16847...</text:a>
']</text:p>
      <text:p text:style-name="P4">
Tags: ['фсб рф', 'Вибух', 'Росія', 'Бєлгород']</text:p>
      <text:p text:style-name="P4">
Type: Article</text:p>
      <!--METADATA-->
      <text:p text:style-name="P4">
<draw:frame draw:style-name="fr1" draw:name="Image428" text:anchor-type="as-char" svg:width="6.9236in" svg:height="3.956343in" draw:z-index="0">
<draw:image xlink:href="../Images/yкринформ/2023-05-23T00-15-00-03-00/630_360_1684790100-121.jpeg" xlink:type="simple" xlink:show="embed" xlink:actuate="onLoad" draw:mime-type="image/jpeg"/>
</draw:frame>
 У центріБєлгорода стався вибух - попередньо, біля будівлі ФСБ.</text:p>
      <text:p text:style-name="P4">
Про це повідомляють місцеві <text:a xlink:type="simple" xlink:href="https://t.me/belgorod_informant/3699" text:style-name="Internet_20_link" text:visited-style-name="Visited_20_Internet_20_Link">
 </text:a>
 ,передає Укрінформ.</text:p>
      <text:p text:style-name="P4">
" <text:a xlink:type="simple" xlink:href="https://www.ukrinform.ua/tag-vibuh" text:style-name="Internet_20_link" text:visited-style-name="Visited_20_Internet_20_Link">
 </text:a>
 . З чим пов'язано уточнюємо,попередньо робота ППО, можливі вильоти", - йдеться у повідомленні.</text:p>
      <text:p text:style-name="P4">
<text:span text:style-name="T4">
Читайте також:</text:span>
 <text:a xlink:type="simple" xlink:href="https://www.ukrinform.ua/rubric-world/3712744-situacia-u-belgorodskij-oblasti-e-vnutrisnim-konfliktom-gur.html" text:style-name="Internet_20_link" text:visited-style-name="Visited_20_Internet_20_Link">
 <text:span text:style-name="T4">
Бєлгород</text:span>
 </text:a>
</text:p>
      <text:p text:style-name="P4">
Як повідомляв Укрінформ, ріаніше губернатор Бєлгородської області (РФ)В'ячеслав Гладков заявив, що в регіоні <text:a xlink:type="simple" xlink:href="https://www.ukrinform.ua/rubric-world/3712730-u-belgorodskij-oblasti-ogolosili-rezim-kontrteroristicnoi-operacii.html" text:style-name="Internet_20_link" text:visited-style-name="Visited_20_Internet_20_Link">
 </text:a>
 контртерористичної операції.</text:p>
      <text:p text:style-name="P4">
Source: <text:a xlink:type="simple" xlink:href="https://www.ukrinform.ua/rubric-world/3712817-u-centri-belgoroda-stavsa-vibuh.html" text:style-name="Internet_20_link" text:visited-style-name="Visited_20_Internet_20_Link">
https://www.ukrinform.ua/rubric-world/3712817-u-centri-belgoroda-stavsa-vibuh.html</text:a>
</text:p>
      <!--NEWS-->
      <text:h text:style-name="P10" text:outline-level="1">
<text:span text:style-name="T4">
Україна може отримати угоду про гарантії безпеки в липні цього року - WSJ</text:span>
</text:h>
      <text:p text:style-name="P4">
Authors: Ukrinform (Person)</text:p>
      <text:p text:style-name="P4">
Publisher: Укринформ (Organization)</text:p>
      <text:p text:style-name="P4">
Published Time: 2023-05-23T00:40:00+03:00</text:p>
      <text:p text:style-name="P4">
Modified Time: 2023-05-23T00:40:00+03:00</text:p>
      <text:p text:style-name="P4">
Description: Країни-члени Північноатлантичного альянсу розглядають можливість підписання Угоди про гарантії безпеки для України за прикладом ізраїльської моделі вже в липні цього року, за підсумками саміту НАТО в Вільнюсі. — Укрінформ.</text:p>
      <text:p text:style-name="P4">
Images: ['<text:a xlink:type="simple" xlink:href="https://static.ukrinform.com/photos/2017_12/thumb_files/630_360_1513595168-1855.jpg" text:style-name="Internet_20_link" text:visited-style-name="Visited_20_Internet_20_Link">
630_360_15135...</text:a>
']</text:p>
      <text:p text:style-name="P4">
Tags: ['Дуда', 'Польща', 'Саміт НАТО', 'Україна', 'Безпека', 'Війна з Росією', 'The Wall Street Journal ']</text:p>
      <text:p text:style-name="P4">
Type: Article</text:p>
      <!--METADATA-->
      <text:p text:style-name="P4">
<draw:frame draw:style-name="fr1" draw:name="Image429" text:anchor-type="as-char" svg:width="6.9236in" svg:height="3.953152in" draw:z-index="0">
<draw:image xlink:href="../Images/yкринформ/2023-05-23T00-40-00-03-00/630_360_1513595168-1855.jpg" xlink:type="simple" xlink:show="embed" xlink:actuate="onLoad" draw:mime-type="image/jpeg"/>
</draw:frame>
 Країни-члени Північноатлантичного альянсу розглядають можливість підписання Угоди прогарантії безпеки для України за прикладом ізраїльської моделі вже в липніцього року, за підсумками саміту НАТО в Вільнюсі.</text:p>
      <text:p text:style-name="P4">
Про це розповів в інтерв’ю <text:a xlink:type="simple" xlink:href="https://www.wsj.com/articles/to-aid-ukraine-in-fight-against-russia-allies-look-to-security-model-like-israels-8a05f0e5" text:style-name="Internet_20_link" text:visited-style-name="Visited_20_Internet_20_Link">
 </text:a>
президент Республіки Польща Анджей Дуда, передає Укрінформ.</text:p>
      <text:p text:style-name="P4">
«Байден, який відвідав Польщу в лютому, обговорював концепцію ізраїльськоїмоделі. Зараз вона набирає популярності серед західних союзників як частинапорядку денного саміту НАТО, який відбудеться в липні у Вільнюсі», - зауваживу цьому зв’язку польський лідер.</text:p>
      <text:p text:style-name="P4">
Очікується, що угода з питань безпеки, заснована на пропозиції, відомій якКиївський договір <text:a xlink:type="simple" xlink:href="https://www.ukrinform.ua/tag-nacbezpeka" text:style-name="Internet_20_link" text:visited-style-name="Visited_20_Internet_20_Link">
 </text:a>
 , будепідписана за підсумками саміту НАТО. За словами Дуди, в угоді визначатиметьсяпріоритет передачі зброї та передових технологій Україні.</text:p>
      <text:p text:style-name="P4">
Водночас, за словами західних посадовців, знайомих із переговорами, ця угодабуде пов’язана з процесом просування України до майбутнього членства в НАТО,але не дозволить де-факто втягнути Організацію Північноатлантичного договору вконфлікт із Росією.</text:p>
      <text:p text:style-name="P4">
<text:span text:style-name="T4">
Читайте також:</text:span>
 <text:a xlink:type="simple" xlink:href="https://www.ukrinform.ua/rubric-world/3711057-nato-na-samiti-u-vilnusi-zatverdit-velikij-plan-reaguvanna-na-vipadok-ataki-rosii-zmi.html" text:style-name="Internet_20_link" text:visited-style-name="Visited_20_Internet_20_Link">
 <text:span text:style-name="T4">
НАТО</text:span>
 </text:a>
</text:p>
      <text:p text:style-name="P4">
«Дискусії з цього приводу тривають прямо зараз», — сказав Дуда.</text:p>
      <text:p text:style-name="P4">
Як повідомляв Укрінформ, Президент України Володимир Зеленський перед самітомG7, який відбувся минулого тижня в Японії, закликав країни «Групи семи»визначитися щодо гарантій безпеки для України до зустрічі лідерів НАТО уВільнюсі.</text:p>
      <text:p text:style-name="P4">
Source: <text:a xlink:type="simple" xlink:href="https://www.ukrinform.ua/rubric-polytics/3712818-ukraina-moze-otrimati-ugodu-pro-garantii-bezpeki-v-lipni-cogo-roku-wsj.html" text:style-name="Internet_20_link" text:visited-style-name="Visited_20_Internet_20_Link">
https://www.ukrinform.ua/rubric-polytics/3712818-ukraina-moze-otrimati-ugodu-pro-garantii-bezpeki-v-lipni-cogo-roku-wsj.html</text:a>
</text:p>
      <!--NEWS-->
      <text:h text:style-name="P10" text:outline-level="1">
<text:span text:style-name="T4">
Здатність України збивати «Кинджали» завдає Росії психологічного удару - естонські військові</text:span>
</text:h>
      <text:p text:style-name="P4">
Authors: Ukrinform (Person)</text:p>
      <text:p text:style-name="P4">
Publisher: Укринформ (Organization)</text:p>
      <text:p text:style-name="P4">
Published Time: 2023-05-23T00:58:00+03:00</text:p>
      <text:p text:style-name="P4">
Modified Time: 2023-05-23T00:58:00+03:00</text:p>
      <text:p text:style-name="P4">
Description: Здатність українських військ відбивати російські гіперзвукові балістичні ракети "Кинджал" завдає Росії психологічного удару, а також змусить Москву коригувати свої плани. — Укрінформ.</text:p>
      <text:p text:style-name="P4">
Images: ['<text:a xlink:type="simple" xlink:href="https://static.ukrinform.com/photos/2022_03/thumb_files/630_360_1647805913-592.jpg" text:style-name="Internet_20_link" text:visited-style-name="Visited_20_Internet_20_Link">
630_360_16478...</text:a>
', '<text:a xlink:type="simple" xlink:href="https://static.ukrinform.com/photos/2023_05/1684792548-455.jpg" text:style-name="Internet_20_link" text:visited-style-name="Visited_20_Internet_20_Link">
1684792548-45...</text:a>
']</text:p>
      <text:p text:style-name="P4">
Tags: ['Естонія', 'НАТО', 'Ракета', 'Росія', 'Повітряні сили ЗСУ', 'Війна з Росією', 'ППО']</text:p>
      <text:p text:style-name="P4">
Type: Article</text:p>
      <!--METADATA-->
      <text:p text:style-name="P4">
<draw:frame draw:style-name="fr1" draw:name="Image430" text:anchor-type="as-char" svg:width="6.9236in" svg:height="3.956343in" draw:z-index="0">
<draw:image xlink:href="../Images/yкринформ/2023-05-23T00-58-00-03-00/630_360_1647805913-592.jpg" xlink:type="simple" xlink:show="embed" xlink:actuate="onLoad" draw:mime-type="image/jpeg"/>
</draw:frame>
 Здатністьукраїнських військ відбивати російські гіперзвукові балістичні ракети"Кинджал" завдає Росії психологічного удару, а також змусить Москву коригуватисвої плани.</text:p>
      <text:p text:style-name="P4">
Про це заявив заступник начальника Генерального штабу Сил оборони Естоніїполковник Март Вендла в інтерв'ю <text:a xlink:type="simple" xlink:href="https://rus.err.ee/1608984598/polkovnik-vendla-poterja-kinzhalov-nanesla-psihologicheskij-udar-rossii" text:style-name="Internet_20_link" text:visited-style-name="Visited_20_Internet_20_Link">
 </text:a>
 , повідомляєУкрінформ.</text:p>
      <text:p text:style-name="P4">
<draw:frame draw:style-name="fr1" draw:name="Image431" text:anchor-type="as-char" svg:width="6.9236in" svg:height="4.32725in" draw:z-index="0">
<draw:image xlink:href="../Images/yкринформ/2023-05-23T00-58-00-03-00/1684792548-455.jpg" xlink:type="simple" xlink:show="embed" xlink:actuate="onLoad" draw:mime-type="image/jpeg"/>
</draw:frame>
 <text:span text:style-name="T5">
Фото: ERR</text:span>
</text:p>
      <text:p text:style-name="P4">
"Насамперед збиті ракети "Кинджал" є доказом того, що українська сторона тепермає можливість захистити себе та свої важливі об'єкти від гіперзвуковихракет", – сказав полковник Вендла.</text:p>
      <text:p text:style-name="P4">
<text:span text:style-name="T4">
Читайте також:</text:span>
 <text:a xlink:type="simple" xlink:href="https://www.ukrinform.ua/rubric-other_news/3710322-zdatnist-ukrainskoi-ppo-zbivati-kindzali-stala-dla-rosii-nespodivankou-britanska-rozvidka.html" text:style-name="Internet_20_link" text:visited-style-name="Visited_20_Internet_20_Link">
 <text:span text:style-name="T4">
Кинджал</text:span>
 </text:a>
</text:p>
      <text:p text:style-name="P4">
У вівторок Україна оголосила, що їй вдалося збити шість російськихгіперзвукових балістичних ракет "Кинджал", з приводу яких Москва ранішестверджувала, що системи ППО, які існують у світі, з ними не впораються. Про"Кинджал", збитий американською системою ППО Patriot, вперше було повідомлено6 травня.</text:p>
      <text:p text:style-name="P4">
"Як уже йшлося в публічних джерелах, один із найбільших ефектів цього дляРосії – психологічний. За міфом про цю зброю, яка була представлена якчудодійна і нестримна, завдано серйозного удару. Крім того, їм доведетьсяпереоцінити свою здатність знищувати ті цілі, які вони вважають такими, щомають високу цінність, оскільки українська сторона показала, що може цьомузавадити", – пояснив Вендла.</text:p>
      <text:p text:style-name="P4">
За його словами, тепер очікується, що Росія буде дуже уважно вивчати історіюзастосування та розробки цих ракет. "Ходять розмови про репресії щодо вчених,які займалися розробкою "Кинджалів". Швидше за все, йде пошук винних абоцапів-відбувайлів для виправдання невдачі, і це демонструє фрустраціюросійської сторони у зв'язку з цим. Водночас такі дії (репресії проти вчених)– ред.), напевно, вплинуть на здатність розробляти подібні системи зброїнадалі", – сказав полковник.</text:p>
      <text:p text:style-name="P4">
<text:span text:style-name="T4">
Читайте також:</text:span>
 <text:a xlink:type="simple" xlink:href="https://www.ukrinform.ua/rubric-polytics/3710540-parlament-estonii-uhvaliv-zaavu-na-pidtrimku-clenstva-ukraini-v-nato.html" text:style-name="Internet_20_link" text:visited-style-name="Visited_20_Internet_20_Link">
 </text:a>
</text:p>
      <text:p text:style-name="P4">
Проте, за його оцінкою, знищення "Кинджалів" не призведе до суттєвого зниженняздатності Росії доставляти тактичну ядерну зброю.</text:p>
      <text:p text:style-name="P4">
"За великим рахунком, це не вплине на ядерне стримування, оскільки існуютьрізні способи застосування ядерної зброї та доставки її до мети, серед якихгіперзвукові ракети є лише одним із елементів", – зазначив Вендла.</text:p>
      <text:p text:style-name="P4">
Він наголосив, що збиті в Україні "Кинджали" показують, що зусилля західнихкраїн щодо зміцнення протиповітряної оборони мають сенс і повинніпродовжуватися.</text:p>
      <text:p text:style-name="P4">
"Країни НАТО використовують такі ж чи аналогічні системи, які зараз виявилисяефективними проти гіперзвукових ракет в Україні. Таким чином, підтвердженоздатність країн НАТО захищатися від таких систем. Це підтверджує (ефективність– ред.) розвитку ешелонованої протиповітряної оборони та її важливість", –наголосив Вендла.</text:p>
      <text:p text:style-name="P4">
За його словами, те саме стосується й <text:a xlink:type="simple" xlink:href="https://www.ukrinform.ua/tag-estonia" text:style-name="Internet_20_link" text:visited-style-name="Visited_20_Internet_20_Link">
 </text:a>
 . "Естонія є членом НАТО. Загалом це також підтверджує, щоешелонована протиповітряна оборона НАТО є ефективною і проти російської "диво-зброї", – сказав Вендла.</text:p>
      <text:p text:style-name="P4">
<text:span text:style-name="T4">
Читайте також:</text:span>
 <text:a xlink:type="simple" xlink:href="https://www.ukrinform.ua/rubric-polytics/3706267-formuetsa-koalicia-krain-dla-pidtrimki-evroatlanticnoi-integracii-ukraini-kornienko.html" text:style-name="Internet_20_link" text:visited-style-name="Visited_20_Internet_20_Link">
 </text:a>
</text:p>
      <text:p text:style-name="P4">
Як повідомляв Укрінформ, <text:a xlink:type="simple" xlink:href="https://www.ukrinform.ua/rubric-world/3712280-estonia-ta-latvia-obrali-irist-dla-svoei-ppo-serednoi-dalnosti.html" text:style-name="Internet_20_link" text:visited-style-name="Visited_20_Internet_20_Link">
 </text:a>
 для своєї ППО середньої дальності систему Iris-T німецькоговиробництва. Країни підписали протокол про наміри спільної закупівлі системиППО середньої дальності на саміті НАТО в Мадриді у червні 2022 року.</text:p>
      <text:p text:style-name="P4">
Source: <text:a xlink:type="simple" xlink:href="https://www.ukrinform.ua/rubric-ato/3712820-zdatnist-ukraini-zbivati-kindzali-zavdae-rosii-psihologicnogo-udaru-genstab-estonii.html" text:style-name="Internet_20_link" text:visited-style-name="Visited_20_Internet_20_Link">
https://www.ukrinform.ua/rubric-ato/3712820-zdatnist-ukraini-zbivati-kindzali-zavdae-rosii-psihologicnogo-udaru-genstab-estonii.html</text:a>
</text:p>
      <!--NEWS-->
      <text:h text:style-name="P10" text:outline-level="1">
<text:span text:style-name="T4">
За останній місяць пошуковцям вдалося знайти 50 тіл зниклих безвісти українців — Олег Котенко</text:span>
</text:h>
      <text:p text:style-name="P4">
Author: ['АРМІЯINFORM']</text:p>
      <text:p text:style-name="P4">
Time: 2023-05-23T98:00:00-04:00</text:p>
      <text:p text:style-name="P4">
Description: Лише за останній місяць пошуковим групам уповноваженого з питань осіб,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9218002701764490_y.jpg" text:style-name="Internet_20_link" text:visited-style-name="Visited_20_Internet_20_Link">
photo_5429218002701764490_y.jpg</text:a>
', '<text:a xlink:type="simple" xlink:href="https://armyinform.com.ua/wp-content/uploads/2023/05/photo_5429218002701764495_y-150x150.jpg" text:style-name="Internet_20_link" text:visited-style-name="Visited_20_Internet_20_Link">
photo_5429218002701764495_y-150x150.jpg</text:a>
', '<text:a xlink:type="simple" xlink:href="https://armyinform.com.ua/wp-content/uploads/2023/05/photo_5429218002701764494_y-150x150.jpg" text:style-name="Internet_20_link" text:visited-style-name="Visited_20_Internet_20_Link">
photo_5429218002701764494_y-150x150.jpg</text:a>
', '<text:a xlink:type="simple" xlink:href="https://armyinform.com.ua/wp-content/uploads/2023/05/photo_5429218002701764493_y-150x150.jpg" text:style-name="Internet_20_link" text:visited-style-name="Visited_20_Internet_20_Link">
photo_5429218002701764493_y-150x150.jpg</text:a>
']</text:p>
      <text:p text:style-name="P4">
Tags: ['ОЛЕГ КОТЕНКО', 'УПОВНОВАЖЕНИЙ ЗІ ЗНИКЛИХ БЕЗВІСТИ']</text:p>
      <text:p text:style-name="P4">
Category: News</text:p>
      <!--METADATA-->
      <text:p text:style-name="P4">
<draw:frame draw:style-name="fr1" draw:name="Image432" text:anchor-type="as-char" svg:width="6.9236in" svg:height="3.799866in" draw:z-index="0">
<draw:image xlink:href="../Images/AРМІЯINFORM/2023-05-23T98-00-00-04-00/photo_5429218002701764490_y.jpg" xlink:type="simple" xlink:show="embed" xlink:actuate="onLoad" draw:mime-type="image/jpeg"/>
</draw:frame>
</text:p>
      <text:p text:style-name="P4">
Лише за останній місяць пошуковим групам уповноваженого з питань осіб, зниклихбезвісти за особливих обставин, вдалося знайти 50 тіл зниклих безвістиукраїнців.</text:p>
      <text:p text:style-name="P4">
Про це уповноважений з питань осіб, зниклих безвісти, Олег Котенко<text:a xlink:type="simple" xlink:href="https://t.me/Oleg_Kotenko_Patriot/144" text:style-name="Internet_20_link" text:visited-style-name="Visited_20_Internet_20_Link">
повідомив</text:a>
 у Telegram.</text:p>
      <text:p text:style-name="P4">
Також він оприлюднив світлини, які надав командир пошукових груп у Донецькій,Луганській та Харківській областях Олексій Юков.</text:p>
      <text:p text:style-name="P4">
<text:a xlink:type="simple" xlink:href="https://armyinform.com.ua/wp-content/uploads/2023/05/photo_5429218002701764495_y.jpg" text:style-name="Internet_20_link" text:visited-style-name="Visited_20_Internet_20_Link">
<draw:frame draw:style-name="fr1" draw:name="Image433" text:anchor-type="as-char" svg:width="6.9236in" svg:height="6.9236in" draw:z-index="0">
<draw:image xlink:href="../Images/AРМІЯINFORM/2023-05-23T98-00-00-04-00/photo_5429218002701764495_y-150x150.jpg" xlink:type="simple" xlink:show="embed" xlink:actuate="onLoad" draw:mime-type="image/jpeg"/>
</draw:frame>
</text:a>
</text:p>
      <text:p text:style-name="P4">
<text:a xlink:type="simple" xlink:href="https://armyinform.com.ua/wp-content/uploads/2023/05/photo_5429218002701764494_y.jpg" text:style-name="Internet_20_link" text:visited-style-name="Visited_20_Internet_20_Link">
<draw:frame draw:style-name="fr1" draw:name="Image434" text:anchor-type="as-char" svg:width="6.9236in" svg:height="6.9236in" draw:z-index="0">
<draw:image xlink:href="../Images/AРМІЯINFORM/2023-05-23T98-00-00-04-00/photo_5429218002701764494_y-150x150.jpg" xlink:type="simple" xlink:show="embed" xlink:actuate="onLoad" draw:mime-type="image/jpeg"/>
</draw:frame>
</text:a>
</text:p>
      <text:p text:style-name="P4">
<text:a xlink:type="simple" xlink:href="https://armyinform.com.ua/wp-content/uploads/2023/05/photo_5429218002701764493_y.jpg" text:style-name="Internet_20_link" text:visited-style-name="Visited_20_Internet_20_Link">
<draw:frame draw:style-name="fr1" draw:name="Image435" text:anchor-type="as-char" svg:width="6.9236in" svg:height="6.9236in" draw:z-index="0">
<draw:image xlink:href="../Images/AРМІЯINFORM/2023-05-23T98-00-00-04-00/photo_5429218002701764493_y-150x150.jpg" xlink:type="simple" xlink:show="embed" xlink:actuate="onLoad" draw:mime-type="image/jpeg"/>
</draw:frame>
</text:a>
</text:p>
      <text:p text:style-name="P4">
«Кадри були зроблені на звільнених територіях під час відпрацювання локаційімовірних поховань. Лише за останній місяць пошуковцям вдалося піднятип’ятдесят тіл», — зазначив уповноважений.</text:p>
      <text:p text:style-name="P4">
Котенко закликав усіх, кому відомо про ймовірні місця поховання, повідомлятина гарячі лінії уповноваженого в будні за телефоном: 0 800 339 247, у вихідніможна надсилати повідомлення у Вайбер і Телеграм за номером: (095) 896-04-21.</text:p>
      <text:p text:style-name="P4">
Source: <text:a xlink:type="simple" xlink:href="https://armyinform.com.ua/2023/05/23/za-ostannij-misyacz-poshukovczyam-vdalosya-znajty-50-til-znyklyh-bezvisty-ukrayincziv-oleg-kotenko/" text:style-name="Internet_20_link" text:visited-style-name="Visited_20_Internet_20_Link">
https://armyinform.com.ua/2023/05/23/za-ostannij-misyacz-poshukovczyam-vdalosya-znajty-50-til-znyklyh-bezvisty-ukrayincziv-oleg-kotenko/</text:a>
</text:p>
      <!--NEWS-->
      <text:h text:style-name="P10" text:outline-level="1">
<text:span text:style-name="T4">
Прем’єр-міністр обговорив роль МВФ у відновленні України з директором європейського департаменту Фонду</text:span>
</text:h>
      <text:p text:style-name="P4">
Author: ['АРМІЯINFORM']</text:p>
      <text:p text:style-name="P4">
Time: 2023-05-23T99:00:00-04:00</text:p>
      <text:p text:style-name="P4">
Description: Прем’єр-міністр України Денис Шмигаль провів розмову з директором європе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_203964_820_360_0_0_auto.jpg" text:style-name="Internet_20_link" text:visited-style-name="Visited_20_Internet_20_Link">
thumb_203964_820_360_0_0_auto.jpg</text:a>
', '<text:a xlink:type="simple" xlink:href="https://armyinform.com.ua/wp-content/uploads/2023/05/thumb_203963_820_360_0_0_auto-150x150.jpg" text:style-name="Internet_20_link" text:visited-style-name="Visited_20_Internet_20_Link">
thumb_203963_820_360_0_0_auto-150x150.jpg</text:a>
', '<text:a xlink:type="simple" xlink:href="https://armyinform.com.ua/wp-content/uploads/2023/05/thumb_203962_820_360_0_0_auto-150x150.jpg" text:style-name="Internet_20_link" text:visited-style-name="Visited_20_Internet_20_Link">
thumb_203962_820_360_0_0_auto-150x150.jpg</text:a>
']</text:p>
      <text:p text:style-name="P4">
Tags: ['ДЕНИС ШМИГАЛЬ', 'МВФ', 'ПРЕМ’ЄР-МІНІСТР УКРАЇНИ']</text:p>
      <text:p text:style-name="P4">
Category: News</text:p>
      <!--METADATA-->
      <text:p text:style-name="P4">
<draw:frame draw:style-name="fr1" draw:name="Image436" text:anchor-type="as-char" svg:width="6.9236in" svg:height="4.610104in" draw:z-index="0">
<draw:image xlink:href="../Images/AРМІЯINFORM/2023-05-23T99-00-00-04-00/thumb_203964_820_360_0_0_auto.jpg" xlink:type="simple" xlink:show="embed" xlink:actuate="onLoad" draw:mime-type="image/jpeg"/>
</draw:frame>
 Прем’єр-міністрУкраїни Денис Шмигаль</text:p>
      <text:p text:style-name="P4">
Прем’єр-міністр України Денис Шмигаль провів розмову з директоромєвропейського департаменту Міжнародного валютного фонду Альфредом Каммером.Глава Уряду привів початок роботи місії Фонду з першого перегляду програмирозширеного кредитування (EFF), яка стартує 23 травня у Відні,<text:a xlink:type="simple" xlink:href="https://www.kmu.gov.ua/news/premier-ministr-obhovoryv-rol-mvf-u-vidnovlenni-ukrainy-z-dyrektorom-ievropeiskoho-departamentu-fondu" text:style-name="Internet_20_link" text:visited-style-name="Visited_20_Internet_20_Link">
повідомляє</text:a>
 Урядовийпортал.</text:p>
      <text:p text:style-name="P4">
Денис Шмигаль та Альфред Каммер, серед іншого, обговорили допомогу МВФ вєвроінтеграції України, а також роль Фонду у відновленні.</text:p>
      <text:p text:style-name="P4">
«Працюємо над створенням Міжнародного компенсаційного механізму, абиконфісковані російські активи спрямувати на відбудову України. Розраховуємо напідтримку МВФ у цьому напрямку, а також на подальше сприяння в консолідаціїфінансової підтримки від партнерів з усього світу», — відзначив Прем’єр-міністр.</text:p>
      <text:p text:style-name="P4">
Довідково: Програма розширеного кредитування (EFF) загальним обсягом 15,6 млрддоларів була затверджена наприкінці березня 2023 року й розрахована на 4 роки.Вона є частиною великого пакета підтримки від країн G7 на суму 115 млрддоларів упродовж дії програми.</text:p>
      <text:p text:style-name="P4">
<text:a xlink:type="simple" xlink:href="https://armyinform.com.ua/wp-content/uploads/2023/05/thumb_203963_820_360_0_0_auto.jpg" text:style-name="Internet_20_link" text:visited-style-name="Visited_20_Internet_20_Link">
<draw:frame draw:style-name="fr1" draw:name="Image437" text:anchor-type="as-char" svg:width="6.9236in" svg:height="6.9236in" draw:z-index="0">
<draw:image xlink:href="../Images/AРМІЯINFORM/2023-05-23T99-00-00-04-00/thumb_203963_820_360_0_0_auto-150x150.jpg" xlink:type="simple" xlink:show="embed" xlink:actuate="onLoad" draw:mime-type="image/jpeg"/>
</draw:frame>
</text:a>
</text:p>
      <text:p text:style-name="P4">
<text:a xlink:type="simple" xlink:href="https://armyinform.com.ua/wp-content/uploads/2023/05/thumb_203962_820_360_0_0_auto.jpg" text:style-name="Internet_20_link" text:visited-style-name="Visited_20_Internet_20_Link">
<draw:frame draw:style-name="fr1" draw:name="Image438" text:anchor-type="as-char" svg:width="6.9236in" svg:height="6.9236in" draw:z-index="0">
<draw:image xlink:href="../Images/AРМІЯINFORM/2023-05-23T99-00-00-04-00/thumb_203962_820_360_0_0_auto-150x150.jpg" xlink:type="simple" xlink:show="embed" xlink:actuate="onLoad" draw:mime-type="image/jpeg"/>
</draw:frame>
</text:a>
</text:p>
      <text:p text:style-name="P4">
Source: <text:a xlink:type="simple" xlink:href="https://armyinform.com.ua/2023/05/23/premyer-ministr-obgovoryv-rol-mvf-u-vidnovlenni-ukrayiny-z-dyrektorom-yevropejskogo-departamentu-fondu/" text:style-name="Internet_20_link" text:visited-style-name="Visited_20_Internet_20_Link">
https://armyinform.com.ua/2023/05/23/premyer-ministr-obgovoryv-rol-mvf-u-vidnovlenni-ukrayiny-z-dyrektorom-yevropejskogo-departamentu-fond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